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6.957cm" svg:height="15.167cm" svg:x="12.976cm" svg:y="0.478cm">
            <draw:object draw:notify-on-update-of-ranges="LOGGER01.B1:LOGGER01.B1 LOGGER01.B2:LOGGER01.B1939 LOGGER01.C1:LOGGER01.C1 LOGGER01.C2:LOGGER01.C19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5" calcext:value-type="float">
            <text:p>333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4" calcext:value-type="float">
            <text:p>15534</text:p>
          </table:table-cell>
          <table:table-cell table:formula="of:=[.A3]/1000/(60*60*24)" office:value-type="time" office:time-value="PT00H00M15.534S" calcext:value-type="time">
            <text:p>00:00:16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1.11" calcext:value-type="float">
            <text:p>1.1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1534" calcext:value-type="float">
            <text:p>31534</text:p>
          </table:table-cell>
          <table:table-cell table:formula="of:=[.A4]/1000/(60*60*24)" office:value-type="time" office:time-value="PT00H00M31.534S" calcext:value-type="time">
            <text:p>00:00:32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2.25" calcext:value-type="float">
            <text:p>2.25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47534" calcext:value-type="float">
            <text:p>47534</text:p>
          </table:table-cell>
          <table:table-cell table:formula="of:=[.A5]/1000/(60*60*24)" office:value-type="time" office:time-value="PT00H00M47.534S" calcext:value-type="time">
            <text:p>00:00:48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3.38" calcext:value-type="float">
            <text:p>3.38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63534" calcext:value-type="float">
            <text:p>63534</text:p>
          </table:table-cell>
          <table:table-cell table:formula="of:=[.A6]/1000/(60*60*24)" office:value-type="time" office:time-value="PT00H01M03.534S" calcext:value-type="time">
            <text:p>00:01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30.77" calcext:value-type="float">
            <text:p>330.77</text:p>
          </table:table-cell>
          <table:table-cell office:value-type="float" office:value="4.52" calcext:value-type="float">
            <text:p>4.52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79534" calcext:value-type="float">
            <text:p>79534</text:p>
          </table:table-cell>
          <table:table-cell table:formula="of:=[.A7]/1000/(60*60*24)" office:value-type="time" office:time-value="PT00H01M19.534S" calcext:value-type="time">
            <text:p>00:01:20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30.5" calcext:value-type="float">
            <text:p>330.5</text:p>
          </table:table-cell>
          <table:table-cell office:value-type="float" office:value="5.66" calcext:value-type="float">
            <text:p>5.66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95534" calcext:value-type="float">
            <text:p>95534</text:p>
          </table:table-cell>
          <table:table-cell table:formula="of:=[.A8]/1000/(60*60*24)" office:value-type="time" office:time-value="PT00H01M35.534S" calcext:value-type="time">
            <text:p>00:01:36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6.79" calcext:value-type="float">
            <text:p>6.79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111534" calcext:value-type="float">
            <text:p>111534</text:p>
          </table:table-cell>
          <table:table-cell table:formula="of:=[.A9]/1000/(60*60*24)" office:value-type="time" office:time-value="PT00H01M51.534S" calcext:value-type="time">
            <text:p>00:01:52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7.93" calcext:value-type="float">
            <text:p>7.93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27534" calcext:value-type="float">
            <text:p>127534</text:p>
          </table:table-cell>
          <table:table-cell table:formula="of:=[.A10]/1000/(60*60*24)" office:value-type="time" office:time-value="PT00H02M07.534S" calcext:value-type="time">
            <text:p>00:02:08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9.06" calcext:value-type="float">
            <text:p>9.06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143534" calcext:value-type="float">
            <text:p>143534</text:p>
          </table:table-cell>
          <table:table-cell table:formula="of:=[.A11]/1000/(60*60*24)" office:value-type="time" office:time-value="PT00H02M23.534S" calcext:value-type="time">
            <text:p>00:02:24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8.69" calcext:value-type="float">
            <text:p>328.69</text:p>
          </table:table-cell>
          <table:table-cell office:value-type="float" office:value="10.19" calcext:value-type="float">
            <text:p>10.19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159534" calcext:value-type="float">
            <text:p>159534</text:p>
          </table:table-cell>
          <table:table-cell table:formula="of:=[.A12]/1000/(60*60*24)" office:value-type="time" office:time-value="PT00H02M39.534S" calcext:value-type="time">
            <text:p>00:02:40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11.33" calcext:value-type="float">
            <text:p>11.33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175534" calcext:value-type="float">
            <text:p>175534</text:p>
          </table:table-cell>
          <table:table-cell table:formula="of:=[.A13]/1000/(60*60*24)" office:value-type="time" office:time-value="PT00H02M55.534S" calcext:value-type="time">
            <text:p>00:02:56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12.46" calcext:value-type="float">
            <text:p>12.46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191534" calcext:value-type="float">
            <text:p>191534</text:p>
          </table:table-cell>
          <table:table-cell table:formula="of:=[.A14]/1000/(60*60*24)" office:value-type="time" office:time-value="PT00H03M11.534S" calcext:value-type="time">
            <text:p>00:03:12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4" calcext:value-type="float">
            <text:p>327.14</text:p>
          </table:table-cell>
          <table:table-cell office:value-type="float" office:value="13.59" calcext:value-type="float">
            <text:p>13.59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office:value-type="float" office:value="207534" calcext:value-type="float">
            <text:p>207534</text:p>
          </table:table-cell>
          <table:table-cell table:formula="of:=[.A15]/1000/(60*60*24)" office:value-type="time" office:time-value="PT00H03M27.534S" calcext:value-type="time">
            <text:p>00:03:28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14.72" calcext:value-type="float">
            <text:p>14.72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float" office:value="223534" calcext:value-type="float">
            <text:p>223534</text:p>
          </table:table-cell>
          <table:table-cell table:formula="of:=[.A16]/1000/(60*60*24)" office:value-type="time" office:time-value="PT00H03M43.534S" calcext:value-type="time">
            <text:p>00:03:44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15.85" calcext:value-type="float">
            <text:p>15.85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239534" calcext:value-type="float">
            <text:p>239534</text:p>
          </table:table-cell>
          <table:table-cell table:formula="of:=[.A17]/1000/(60*60*24)" office:value-type="time" office:time-value="PT00H03M59.534S" calcext:value-type="time">
            <text:p>00:04:00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16.98" calcext:value-type="float">
            <text:p>16.98</text:p>
          </table:table-cell>
          <table:table-cell office:value-type="float" office:value="21.89" calcext:value-type="float">
            <text:p>21.89</text:p>
          </table:table-cell>
        </table:table-row>
        <table:table-row table:style-name="ro1">
          <table:table-cell office:value-type="float" office:value="255534" calcext:value-type="float">
            <text:p>255534</text:p>
          </table:table-cell>
          <table:table-cell table:formula="of:=[.A18]/1000/(60*60*24)" office:value-type="time" office:time-value="PT00H04M15.534S" calcext:value-type="time">
            <text:p>00:04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8.11" calcext:value-type="float">
            <text:p>18.11</text:p>
          </table:table-cell>
          <table:table-cell office:value-type="float" office:value="23.33" calcext:value-type="float">
            <text:p>23.33</text:p>
          </table:table-cell>
        </table:table-row>
        <table:table-row table:style-name="ro1">
          <table:table-cell office:value-type="float" office:value="271534" calcext:value-type="float">
            <text:p>271534</text:p>
          </table:table-cell>
          <table:table-cell table:formula="of:=[.A19]/1000/(60*60*24)" office:value-type="time" office:time-value="PT00H04M31.534S" calcext:value-type="time">
            <text:p>00:04:32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9.23" calcext:value-type="float">
            <text:p>19.23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1">
          <table:table-cell office:value-type="float" office:value="287534" calcext:value-type="float">
            <text:p>287534</text:p>
          </table:table-cell>
          <table:table-cell table:formula="of:=[.A20]/1000/(60*60*24)" office:value-type="time" office:time-value="PT00H04M47.534S" calcext:value-type="time">
            <text:p>00:04:48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20.36" calcext:value-type="float">
            <text:p>20.36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float" office:value="303534" calcext:value-type="float">
            <text:p>303534</text:p>
          </table:table-cell>
          <table:table-cell table:formula="of:=[.A21]/1000/(60*60*24)" office:value-type="time" office:time-value="PT00H05M03.534S" calcext:value-type="time">
            <text:p>00:05:04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1.49" calcext:value-type="float">
            <text:p>21.49</text:p>
          </table:table-cell>
          <table:table-cell office:value-type="float" office:value="27.67" calcext:value-type="float">
            <text:p>27.67</text:p>
          </table:table-cell>
        </table:table-row>
        <table:table-row table:style-name="ro1">
          <table:table-cell office:value-type="float" office:value="319534" calcext:value-type="float">
            <text:p>319534</text:p>
          </table:table-cell>
          <table:table-cell table:formula="of:=[.A22]/1000/(60*60*24)" office:value-type="time" office:time-value="PT00H05M19.534S" calcext:value-type="time">
            <text:p>00:05:20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22.61" calcext:value-type="float">
            <text:p>22.61</text:p>
          </table:table-cell>
          <table:table-cell office:value-type="float" office:value="29.11" calcext:value-type="float">
            <text:p>29.11</text:p>
          </table:table-cell>
        </table:table-row>
        <table:table-row table:style-name="ro1">
          <table:table-cell office:value-type="float" office:value="335534" calcext:value-type="float">
            <text:p>335534</text:p>
          </table:table-cell>
          <table:table-cell table:formula="of:=[.A23]/1000/(60*60*24)" office:value-type="time" office:time-value="PT00H05M35.534S" calcext:value-type="time">
            <text:p>00:05:36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4.56" calcext:value-type="float">
            <text:p>324.56</text:p>
          </table:table-cell>
          <table:table-cell office:value-type="float" office:value="23.74" calcext:value-type="float">
            <text:p>23.74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float" office:value="351534" calcext:value-type="float">
            <text:p>351534</text:p>
          </table:table-cell>
          <table:table-cell table:formula="of:=[.A24]/1000/(60*60*24)" office:value-type="time" office:time-value="PT00H05M51.534S" calcext:value-type="time">
            <text:p>00:05:52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1" calcext:value-type="float">
            <text:p>323.41</text:p>
          </table:table-cell>
          <table:table-cell office:value-type="float" office:value="24.87" calcext:value-type="float">
            <text:p>24.87</text:p>
          </table:table-cell>
          <table:table-cell office:value-type="float" office:value="31.99" calcext:value-type="float">
            <text:p>31.99</text:p>
          </table:table-cell>
        </table:table-row>
        <table:table-row table:style-name="ro1">
          <table:table-cell office:value-type="float" office:value="367534" calcext:value-type="float">
            <text:p>367534</text:p>
          </table:table-cell>
          <table:table-cell table:formula="of:=[.A25]/1000/(60*60*24)" office:value-type="time" office:time-value="PT00H06M07.534S" calcext:value-type="time">
            <text:p>00:06:08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25.99" calcext:value-type="float">
            <text:p>25.99</text:p>
          </table:table-cell>
          <table:table-cell office:value-type="float" office:value="33.43" calcext:value-type="float">
            <text:p>33.43</text:p>
          </table:table-cell>
        </table:table-row>
        <table:table-row table:style-name="ro1">
          <table:table-cell office:value-type="float" office:value="383534" calcext:value-type="float">
            <text:p>383534</text:p>
          </table:table-cell>
          <table:table-cell table:formula="of:=[.A26]/1000/(60*60*24)" office:value-type="time" office:time-value="PT00H06M23.534S" calcext:value-type="time">
            <text:p>00:06:24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27.12" calcext:value-type="float">
            <text:p>27.12</text:p>
          </table:table-cell>
          <table:table-cell office:value-type="float" office:value="34.87" calcext:value-type="float">
            <text:p>34.87</text:p>
          </table:table-cell>
        </table:table-row>
        <table:table-row table:style-name="ro1">
          <table:table-cell office:value-type="float" office:value="399534" calcext:value-type="float">
            <text:p>399534</text:p>
          </table:table-cell>
          <table:table-cell table:formula="of:=[.A27]/1000/(60*60*24)" office:value-type="time" office:time-value="PT00H06M39.534S" calcext:value-type="time">
            <text:p>00:06:40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28.24" calcext:value-type="float">
            <text:p>28.24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415534" calcext:value-type="float">
            <text:p>415534</text:p>
          </table:table-cell>
          <table:table-cell table:formula="of:=[.A28]/1000/(60*60*24)" office:value-type="time" office:time-value="PT00H06M55.534S" calcext:value-type="time">
            <text:p>00:06:56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29.36" calcext:value-type="float">
            <text:p>29.36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float" office:value="431534" calcext:value-type="float">
            <text:p>431534</text:p>
          </table:table-cell>
          <table:table-cell table:formula="of:=[.A29]/1000/(60*60*24)" office:value-type="time" office:time-value="PT00H07M11.534S" calcext:value-type="time">
            <text:p>00:07:12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30.49" calcext:value-type="float">
            <text:p>30.49</text:p>
          </table:table-cell>
          <table:table-cell office:value-type="float" office:value="39.17" calcext:value-type="float">
            <text:p>39.17</text:p>
          </table:table-cell>
        </table:table-row>
        <table:table-row table:style-name="ro1">
          <table:table-cell office:value-type="float" office:value="447534" calcext:value-type="float">
            <text:p>447534</text:p>
          </table:table-cell>
          <table:table-cell table:formula="of:=[.A30]/1000/(60*60*24)" office:value-type="time" office:time-value="PT00H07M27.534S" calcext:value-type="time">
            <text:p>00:07:28</text:p>
          </table:table-cell>
          <table:table-cell office:value-type="float" office:value="1.28" calcext:value-type="float">
            <text:p>1.28</text:p>
          </table:table-cell>
          <table:table-cell office:value-type="float" office:value="252.5" calcext:value-type="float">
            <text:p>252.5</text:p>
          </table:table-cell>
          <table:table-cell office:value-type="float" office:value="322.51" calcext:value-type="float">
            <text:p>322.51</text:p>
          </table:table-cell>
          <table:table-cell office:value-type="float" office:value="31.61" calcext:value-type="float">
            <text:p>31.61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463534" calcext:value-type="float">
            <text:p>463534</text:p>
          </table:table-cell>
          <table:table-cell table:formula="of:=[.A31]/1000/(60*60*24)" office:value-type="time" office:time-value="PT00H07M43.534S" calcext:value-type="time">
            <text:p>00:07:44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32.73" calcext:value-type="float">
            <text:p>32.73</text:p>
          </table:table-cell>
          <table:table-cell office:value-type="float" office:value="42.03" calcext:value-type="float">
            <text:p>42.03</text:p>
          </table:table-cell>
        </table:table-row>
        <table:table-row table:style-name="ro1">
          <table:table-cell office:value-type="float" office:value="479534" calcext:value-type="float">
            <text:p>479534</text:p>
          </table:table-cell>
          <table:table-cell table:formula="of:=[.A32]/1000/(60*60*24)" office:value-type="time" office:time-value="PT00H07M59.534S" calcext:value-type="time">
            <text:p>00:08:00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33.85" calcext:value-type="float">
            <text:p>33.85</text:p>
          </table:table-cell>
          <table:table-cell office:value-type="float" office:value="43.46" calcext:value-type="float">
            <text:p>43.46</text:p>
          </table:table-cell>
        </table:table-row>
        <table:table-row table:style-name="ro1">
          <table:table-cell office:value-type="float" office:value="495534" calcext:value-type="float">
            <text:p>495534</text:p>
          </table:table-cell>
          <table:table-cell table:formula="of:=[.A33]/1000/(60*60*24)" office:value-type="time" office:time-value="PT00H08M15.534S" calcext:value-type="time">
            <text:p>00:08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34.97" calcext:value-type="float">
            <text:p>34.97</text:p>
          </table:table-cell>
          <table:table-cell office:value-type="float" office:value="44.89" calcext:value-type="float">
            <text:p>44.89</text:p>
          </table:table-cell>
        </table:table-row>
        <table:table-row table:style-name="ro1">
          <table:table-cell office:value-type="float" office:value="511533" calcext:value-type="float">
            <text:p>511533</text:p>
          </table:table-cell>
          <table:table-cell table:formula="of:=[.A34]/1000/(60*60*24)" office:value-type="time" office:time-value="PT00H08M31.533S" calcext:value-type="time">
            <text:p>00:08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36.09" calcext:value-type="float">
            <text:p>36.09</text:p>
          </table:table-cell>
          <table:table-cell office:value-type="float" office:value="46.31" calcext:value-type="float">
            <text:p>46.31</text:p>
          </table:table-cell>
        </table:table-row>
        <table:table-row table:style-name="ro1">
          <table:table-cell office:value-type="float" office:value="527534" calcext:value-type="float">
            <text:p>527534</text:p>
          </table:table-cell>
          <table:table-cell table:formula="of:=[.A35]/1000/(60*60*24)" office:value-type="time" office:time-value="PT00H08M47.534S" calcext:value-type="time">
            <text:p>00:08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37.21" calcext:value-type="float">
            <text:p>37.21</text:p>
          </table:table-cell>
          <table:table-cell office:value-type="float" office:value="47.74" calcext:value-type="float">
            <text:p>47.74</text:p>
          </table:table-cell>
        </table:table-row>
        <table:table-row table:style-name="ro1">
          <table:table-cell office:value-type="float" office:value="543534" calcext:value-type="float">
            <text:p>543534</text:p>
          </table:table-cell>
          <table:table-cell table:formula="of:=[.A36]/1000/(60*60*24)" office:value-type="time" office:time-value="PT00H09M03.534S" calcext:value-type="time">
            <text:p>00:09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38.33" calcext:value-type="float">
            <text:p>38.33</text:p>
          </table:table-cell>
          <table:table-cell office:value-type="float" office:value="49.17" calcext:value-type="float">
            <text:p>49.17</text:p>
          </table:table-cell>
        </table:table-row>
        <table:table-row table:style-name="ro1">
          <table:table-cell office:value-type="float" office:value="559534" calcext:value-type="float">
            <text:p>559534</text:p>
          </table:table-cell>
          <table:table-cell table:formula="of:=[.A37]/1000/(60*60*24)" office:value-type="time" office:time-value="PT00H09M19.534S" calcext:value-type="time">
            <text:p>00:09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39.45" calcext:value-type="float">
            <text:p>39.45</text:p>
          </table:table-cell>
          <table:table-cell office:value-type="float" office:value="50.59" calcext:value-type="float">
            <text:p>50.59</text:p>
          </table:table-cell>
        </table:table-row>
        <table:table-row table:style-name="ro1">
          <table:table-cell office:value-type="float" office:value="575534" calcext:value-type="float">
            <text:p>575534</text:p>
          </table:table-cell>
          <table:table-cell table:formula="of:=[.A38]/1000/(60*60*24)" office:value-type="time" office:time-value="PT00H09M35.534S" calcext:value-type="time">
            <text:p>00:09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40.57" calcext:value-type="float">
            <text:p>40.57</text:p>
          </table:table-cell>
          <table:table-cell office:value-type="float" office:value="52.01" calcext:value-type="float">
            <text:p>52.01</text:p>
          </table:table-cell>
        </table:table-row>
        <table:table-row table:style-name="ro1">
          <table:table-cell office:value-type="float" office:value="591534" calcext:value-type="float">
            <text:p>591534</text:p>
          </table:table-cell>
          <table:table-cell table:formula="of:=[.A39]/1000/(60*60*24)" office:value-type="time" office:time-value="PT00H09M51.534S" calcext:value-type="time">
            <text:p>00:09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41.69" calcext:value-type="float">
            <text:p>41.69</text:p>
          </table:table-cell>
          <table:table-cell office:value-type="float" office:value="53.43" calcext:value-type="float">
            <text:p>53.43</text:p>
          </table:table-cell>
        </table:table-row>
        <table:table-row table:style-name="ro1">
          <table:table-cell office:value-type="float" office:value="607534" calcext:value-type="float">
            <text:p>607534</text:p>
          </table:table-cell>
          <table:table-cell table:formula="of:=[.A40]/1000/(60*60*24)" office:value-type="time" office:time-value="PT00H10M07.534S" calcext:value-type="time">
            <text:p>00:10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42.81" calcext:value-type="float">
            <text:p>42.81</text:p>
          </table:table-cell>
          <table:table-cell office:value-type="float" office:value="54.85" calcext:value-type="float">
            <text:p>54.85</text:p>
          </table:table-cell>
        </table:table-row>
        <table:table-row table:style-name="ro1">
          <table:table-cell office:value-type="float" office:value="623534" calcext:value-type="float">
            <text:p>623534</text:p>
          </table:table-cell>
          <table:table-cell table:formula="of:=[.A41]/1000/(60*60*24)" office:value-type="time" office:time-value="PT00H10M23.534S" calcext:value-type="time">
            <text:p>00:10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43.93" calcext:value-type="float">
            <text:p>43.93</text:p>
          </table:table-cell>
          <table:table-cell office:value-type="float" office:value="56.27" calcext:value-type="float">
            <text:p>56.27</text:p>
          </table:table-cell>
        </table:table-row>
        <table:table-row table:style-name="ro1">
          <table:table-cell office:value-type="float" office:value="639534" calcext:value-type="float">
            <text:p>639534</text:p>
          </table:table-cell>
          <table:table-cell table:formula="of:=[.A42]/1000/(60*60*24)" office:value-type="time" office:time-value="PT00H10M39.534S" calcext:value-type="time">
            <text:p>00:10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45.04" calcext:value-type="float">
            <text:p>45.04</text:p>
          </table:table-cell>
          <table:table-cell office:value-type="float" office:value="57.69" calcext:value-type="float">
            <text:p>57.69</text:p>
          </table:table-cell>
        </table:table-row>
        <table:table-row table:style-name="ro1">
          <table:table-cell office:value-type="float" office:value="655534" calcext:value-type="float">
            <text:p>655534</text:p>
          </table:table-cell>
          <table:table-cell table:formula="of:=[.A43]/1000/(60*60*24)" office:value-type="time" office:time-value="PT00H10M55.534S" calcext:value-type="time">
            <text:p>00:10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46.16" calcext:value-type="float">
            <text:p>46.16</text:p>
          </table:table-cell>
          <table:table-cell office:value-type="float" office:value="59.11" calcext:value-type="float">
            <text:p>59.11</text:p>
          </table:table-cell>
        </table:table-row>
        <table:table-row table:style-name="ro1">
          <table:table-cell office:value-type="float" office:value="671534" calcext:value-type="float">
            <text:p>671534</text:p>
          </table:table-cell>
          <table:table-cell table:formula="of:=[.A44]/1000/(60*60*24)" office:value-type="time" office:time-value="PT00H11M11.534S" calcext:value-type="time">
            <text:p>00:11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47.28" calcext:value-type="float">
            <text:p>47.28</text:p>
          </table:table-cell>
          <table:table-cell office:value-type="float" office:value="60.52" calcext:value-type="float">
            <text:p>60.52</text:p>
          </table:table-cell>
        </table:table-row>
        <table:table-row table:style-name="ro1">
          <table:table-cell office:value-type="float" office:value="687534" calcext:value-type="float">
            <text:p>687534</text:p>
          </table:table-cell>
          <table:table-cell table:formula="of:=[.A45]/1000/(60*60*24)" office:value-type="time" office:time-value="PT00H11M27.534S" calcext:value-type="time">
            <text:p>00:11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48.39" calcext:value-type="float">
            <text:p>48.39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float" office:value="703534" calcext:value-type="float">
            <text:p>703534</text:p>
          </table:table-cell>
          <table:table-cell table:formula="of:=[.A46]/1000/(60*60*24)" office:value-type="time" office:time-value="PT00H11M43.534S" calcext:value-type="time">
            <text:p>00:11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49.51" calcext:value-type="float">
            <text:p>49.51</text:p>
          </table:table-cell>
          <table:table-cell office:value-type="float" office:value="63.36" calcext:value-type="float">
            <text:p>63.36</text:p>
          </table:table-cell>
        </table:table-row>
        <table:table-row table:style-name="ro1">
          <table:table-cell office:value-type="float" office:value="719534" calcext:value-type="float">
            <text:p>719534</text:p>
          </table:table-cell>
          <table:table-cell table:formula="of:=[.A47]/1000/(60*60*24)" office:value-type="time" office:time-value="PT00H11M59.534S" calcext:value-type="time">
            <text:p>00:12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50.63" calcext:value-type="float">
            <text:p>50.63</text:p>
          </table:table-cell>
          <table:table-cell office:value-type="float" office:value="64.77" calcext:value-type="float">
            <text:p>64.77</text:p>
          </table:table-cell>
        </table:table-row>
        <table:table-row table:style-name="ro1">
          <table:table-cell office:value-type="float" office:value="735534" calcext:value-type="float">
            <text:p>735534</text:p>
          </table:table-cell>
          <table:table-cell table:formula="of:=[.A48]/1000/(60*60*24)" office:value-type="time" office:time-value="PT00H12M15.534S" calcext:value-type="time">
            <text:p>00:12:16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51.74" calcext:value-type="float">
            <text:p>51.74</text:p>
          </table:table-cell>
          <table:table-cell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751534" calcext:value-type="float">
            <text:p>751534</text:p>
          </table:table-cell>
          <table:table-cell table:formula="of:=[.A49]/1000/(60*60*24)" office:value-type="time" office:time-value="PT00H12M31.534S" calcext:value-type="time">
            <text:p>00:12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52.86" calcext:value-type="float">
            <text:p>52.86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767534" calcext:value-type="float">
            <text:p>767534</text:p>
          </table:table-cell>
          <table:table-cell table:formula="of:=[.A50]/1000/(60*60*24)" office:value-type="time" office:time-value="PT00H12M47.534S" calcext:value-type="time">
            <text:p>00:12:48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53.97" calcext:value-type="float">
            <text:p>53.97</text:p>
          </table:table-cell>
          <table:table-cell office:value-type="float" office:value="69.01" calcext:value-type="float">
            <text:p>69.01</text:p>
          </table:table-cell>
        </table:table-row>
        <table:table-row table:style-name="ro1">
          <table:table-cell office:value-type="float" office:value="783534" calcext:value-type="float">
            <text:p>783534</text:p>
          </table:table-cell>
          <table:table-cell table:formula="of:=[.A51]/1000/(60*60*24)" office:value-type="time" office:time-value="PT00H13M03.534S" calcext:value-type="time">
            <text:p>00:13:04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55.08" calcext:value-type="float">
            <text:p>55.08</text:p>
          </table:table-cell>
          <table:table-cell office:value-type="float" office:value="70.42" calcext:value-type="float">
            <text:p>70.42</text:p>
          </table:table-cell>
        </table:table-row>
        <table:table-row table:style-name="ro1">
          <table:table-cell office:value-type="float" office:value="799534" calcext:value-type="float">
            <text:p>799534</text:p>
          </table:table-cell>
          <table:table-cell table:formula="of:=[.A52]/1000/(60*60*24)" office:value-type="time" office:time-value="PT00H13M19.534S" calcext:value-type="time">
            <text:p>00:13:20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56.2" calcext:value-type="float">
            <text:p>56.2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815534" calcext:value-type="float">
            <text:p>815534</text:p>
          </table:table-cell>
          <table:table-cell table:formula="of:=[.A53]/1000/(60*60*24)" office:value-type="time" office:time-value="PT00H13M35.534S" calcext:value-type="time">
            <text:p>00:13:36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57.31" calcext:value-type="float">
            <text:p>57.31</text:p>
          </table:table-cell>
          <table:table-cell office:value-type="float" office:value="73.23" calcext:value-type="float">
            <text:p>73.23</text:p>
          </table:table-cell>
        </table:table-row>
        <table:table-row table:style-name="ro1">
          <table:table-cell office:value-type="float" office:value="831534" calcext:value-type="float">
            <text:p>831534</text:p>
          </table:table-cell>
          <table:table-cell table:formula="of:=[.A54]/1000/(60*60*24)" office:value-type="time" office:time-value="PT00H13M51.534S" calcext:value-type="time">
            <text:p>00:13:52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58.43" calcext:value-type="float">
            <text:p>58.43</text:p>
          </table:table-cell>
          <table:table-cell office:value-type="float" office:value="74.64" calcext:value-type="float">
            <text:p>74.64</text:p>
          </table:table-cell>
        </table:table-row>
        <table:table-row table:style-name="ro1">
          <table:table-cell office:value-type="float" office:value="847534" calcext:value-type="float">
            <text:p>847534</text:p>
          </table:table-cell>
          <table:table-cell table:formula="of:=[.A55]/1000/(60*60*24)" office:value-type="time" office:time-value="PT00H14M07.534S" calcext:value-type="time">
            <text:p>00:14:08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59.54" calcext:value-type="float">
            <text:p>59.54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863534" calcext:value-type="float">
            <text:p>863534</text:p>
          </table:table-cell>
          <table:table-cell table:formula="of:=[.A56]/1000/(60*60*24)" office:value-type="time" office:time-value="PT00H14M23.534S" calcext:value-type="time">
            <text:p>00:14:24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6" calcext:value-type="float">
            <text:p>316.76</text:p>
          </table:table-cell>
          <table:table-cell office:value-type="float" office:value="60.65" calcext:value-type="float">
            <text:p>60.65</text:p>
          </table:table-cell>
          <table:table-cell office:value-type="float" office:value="77.46" calcext:value-type="float">
            <text:p>77.46</text:p>
          </table:table-cell>
        </table:table-row>
        <table:table-row table:style-name="ro1">
          <table:table-cell office:value-type="float" office:value="879534" calcext:value-type="float">
            <text:p>879534</text:p>
          </table:table-cell>
          <table:table-cell table:formula="of:=[.A57]/1000/(60*60*24)" office:value-type="time" office:time-value="PT00H14M39.534S" calcext:value-type="time">
            <text:p>00:14:40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61.76" calcext:value-type="float">
            <text:p>61.76</text:p>
          </table:table-cell>
          <table:table-cell office:value-type="float" office:value="78.86" calcext:value-type="float">
            <text:p>78.86</text:p>
          </table:table-cell>
        </table:table-row>
        <table:table-row table:style-name="ro1">
          <table:table-cell office:value-type="float" office:value="895534" calcext:value-type="float">
            <text:p>895534</text:p>
          </table:table-cell>
          <table:table-cell table:formula="of:=[.A58]/1000/(60*60*24)" office:value-type="time" office:time-value="PT00H14M55.534S" calcext:value-type="time">
            <text:p>00:14:56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62.88" calcext:value-type="float">
            <text:p>62.88</text:p>
          </table:table-cell>
          <table:table-cell office:value-type="float" office:value="80.27" calcext:value-type="float">
            <text:p>80.27</text:p>
          </table:table-cell>
        </table:table-row>
        <table:table-row table:style-name="ro1">
          <table:table-cell office:value-type="float" office:value="911534" calcext:value-type="float">
            <text:p>911534</text:p>
          </table:table-cell>
          <table:table-cell table:formula="of:=[.A59]/1000/(60*60*24)" office:value-type="time" office:time-value="PT00H15M11.534S" calcext:value-type="time">
            <text:p>00:15:12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63.99" calcext:value-type="float">
            <text:p>63.99</text:p>
          </table:table-cell>
          <table:table-cell office:value-type="float" office:value="81.67" calcext:value-type="float">
            <text:p>81.67</text:p>
          </table:table-cell>
        </table:table-row>
        <table:table-row table:style-name="ro1">
          <table:table-cell office:value-type="float" office:value="927534" calcext:value-type="float">
            <text:p>927534</text:p>
          </table:table-cell>
          <table:table-cell table:formula="of:=[.A60]/1000/(60*60*24)" office:value-type="time" office:time-value="PT00H15M27.534S" calcext:value-type="time">
            <text:p>00:15:28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65.1" calcext:value-type="float">
            <text:p>65.1</text:p>
          </table:table-cell>
          <table:table-cell office:value-type="float" office:value="83.08" calcext:value-type="float">
            <text:p>83.08</text:p>
          </table:table-cell>
        </table:table-row>
        <table:table-row table:style-name="ro1">
          <table:table-cell office:value-type="float" office:value="943534" calcext:value-type="float">
            <text:p>943534</text:p>
          </table:table-cell>
          <table:table-cell table:formula="of:=[.A61]/1000/(60*60*24)" office:value-type="time" office:time-value="PT00H15M43.534S" calcext:value-type="time">
            <text:p>00:15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66.21" calcext:value-type="float">
            <text:p>66.21</text:p>
          </table:table-cell>
          <table:table-cell office:value-type="float" office:value="84.48" calcext:value-type="float">
            <text:p>84.48</text:p>
          </table:table-cell>
        </table:table-row>
        <table:table-row table:style-name="ro1">
          <table:table-cell office:value-type="float" office:value="959534" calcext:value-type="float">
            <text:p>959534</text:p>
          </table:table-cell>
          <table:table-cell table:formula="of:=[.A62]/1000/(60*60*24)" office:value-type="time" office:time-value="PT00H15M59.534S" calcext:value-type="time">
            <text:p>00:16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67.32" calcext:value-type="float">
            <text:p>67.32</text:p>
          </table:table-cell>
          <table:table-cell office:value-type="float" office:value="85.88" calcext:value-type="float">
            <text:p>85.88</text:p>
          </table:table-cell>
        </table:table-row>
        <table:table-row table:style-name="ro1">
          <table:table-cell office:value-type="float" office:value="975534" calcext:value-type="float">
            <text:p>975534</text:p>
          </table:table-cell>
          <table:table-cell table:formula="of:=[.A63]/1000/(60*60*24)" office:value-type="time" office:time-value="PT00H16M15.534S" calcext:value-type="time">
            <text:p>00:16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68.43" calcext:value-type="float">
            <text:p>68.43</text:p>
          </table:table-cell>
          <table:table-cell office:value-type="float" office:value="87.28" calcext:value-type="float">
            <text:p>87.28</text:p>
          </table:table-cell>
        </table:table-row>
        <table:table-row table:style-name="ro1">
          <table:table-cell office:value-type="float" office:value="991534" calcext:value-type="float">
            <text:p>991534</text:p>
          </table:table-cell>
          <table:table-cell table:formula="of:=[.A64]/1000/(60*60*24)" office:value-type="time" office:time-value="PT00H16M31.534S" calcext:value-type="time">
            <text:p>00:16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69.54" calcext:value-type="float">
            <text:p>69.54</text:p>
          </table:table-cell>
          <table:table-cell office:value-type="float" office:value="88.68" calcext:value-type="float">
            <text:p>88.68</text:p>
          </table:table-cell>
        </table:table-row>
        <table:table-row table:style-name="ro1">
          <table:table-cell office:value-type="float" office:value="1007534" calcext:value-type="float">
            <text:p>1007534</text:p>
          </table:table-cell>
          <table:table-cell table:formula="of:=[.A65]/1000/(60*60*24)" office:value-type="time" office:time-value="PT00H16M47.534S" calcext:value-type="time">
            <text:p>00:16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70.65" calcext:value-type="float">
            <text:p>70.65</text:p>
          </table:table-cell>
          <table:table-cell office:value-type="float" office:value="90.08" calcext:value-type="float">
            <text:p>90.08</text:p>
          </table:table-cell>
        </table:table-row>
        <table:table-row table:style-name="ro1">
          <table:table-cell office:value-type="float" office:value="1023534" calcext:value-type="float">
            <text:p>1023534</text:p>
          </table:table-cell>
          <table:table-cell table:formula="of:=[.A66]/1000/(60*60*24)" office:value-type="time" office:time-value="PT00H17M03.534S" calcext:value-type="time">
            <text:p>00:17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71.76" calcext:value-type="float">
            <text:p>71.76</text:p>
          </table:table-cell>
          <table:table-cell office:value-type="float" office:value="91.48" calcext:value-type="float">
            <text:p>91.48</text:p>
          </table:table-cell>
        </table:table-row>
        <table:table-row table:style-name="ro1">
          <table:table-cell office:value-type="float" office:value="1039534" calcext:value-type="float">
            <text:p>1039534</text:p>
          </table:table-cell>
          <table:table-cell table:formula="of:=[.A67]/1000/(60*60*24)" office:value-type="time" office:time-value="PT00H17M19.534S" calcext:value-type="time">
            <text:p>00:17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72.87" calcext:value-type="float">
            <text:p>72.87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1">
          <table:table-cell office:value-type="float" office:value="1055534" calcext:value-type="float">
            <text:p>1055534</text:p>
          </table:table-cell>
          <table:table-cell table:formula="of:=[.A68]/1000/(60*60*24)" office:value-type="time" office:time-value="PT00H17M35.534S" calcext:value-type="time">
            <text:p>00:17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73.98" calcext:value-type="float">
            <text:p>73.98</text:p>
          </table:table-cell>
          <table:table-cell office:value-type="float" office:value="94.27" calcext:value-type="float">
            <text:p>94.27</text:p>
          </table:table-cell>
        </table:table-row>
        <table:table-row table:style-name="ro1">
          <table:table-cell office:value-type="float" office:value="1071534" calcext:value-type="float">
            <text:p>1071534</text:p>
          </table:table-cell>
          <table:table-cell table:formula="of:=[.A69]/1000/(60*60*24)" office:value-type="time" office:time-value="PT00H17M51.534S" calcext:value-type="time">
            <text:p>00:17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75.09" calcext:value-type="float">
            <text:p>75.09</text:p>
          </table:table-cell>
          <table:table-cell office:value-type="float" office:value="95.67" calcext:value-type="float">
            <text:p>95.67</text:p>
          </table:table-cell>
        </table:table-row>
        <table:table-row table:style-name="ro1">
          <table:table-cell office:value-type="float" office:value="1087534" calcext:value-type="float">
            <text:p>1087534</text:p>
          </table:table-cell>
          <table:table-cell table:formula="of:=[.A70]/1000/(60*60*24)" office:value-type="time" office:time-value="PT00H18M07.534S" calcext:value-type="time">
            <text:p>00:18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76.2" calcext:value-type="float">
            <text:p>76.2</text:p>
          </table:table-cell>
          <table:table-cell office:value-type="float" office:value="97.07" calcext:value-type="float">
            <text:p>97.07</text:p>
          </table:table-cell>
        </table:table-row>
        <table:table-row table:style-name="ro1">
          <table:table-cell office:value-type="float" office:value="1103534" calcext:value-type="float">
            <text:p>1103534</text:p>
          </table:table-cell>
          <table:table-cell table:formula="of:=[.A71]/1000/(60*60*24)" office:value-type="time" office:time-value="PT00H18M23.534S" calcext:value-type="time">
            <text:p>00:18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4.22" calcext:value-type="float">
            <text:p>314.22</text:p>
          </table:table-cell>
          <table:table-cell office:value-type="float" office:value="77.3" calcext:value-type="float">
            <text:p>77.3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float" office:value="1119534" calcext:value-type="float">
            <text:p>1119534</text:p>
          </table:table-cell>
          <table:table-cell table:formula="of:=[.A72]/1000/(60*60*24)" office:value-type="time" office:time-value="PT00H18M39.534S" calcext:value-type="time">
            <text:p>00:18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78.41" calcext:value-type="float">
            <text:p>78.41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135534" calcext:value-type="float">
            <text:p>1135534</text:p>
          </table:table-cell>
          <table:table-cell table:formula="of:=[.A73]/1000/(60*60*24)" office:value-type="time" office:time-value="PT00H18M55.534S" calcext:value-type="time">
            <text:p>00:18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79.52" calcext:value-type="float">
            <text:p>79.52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1151534" calcext:value-type="float">
            <text:p>1151534</text:p>
          </table:table-cell>
          <table:table-cell table:formula="of:=[.A74]/1000/(60*60*24)" office:value-type="time" office:time-value="PT00H19M11.534S" calcext:value-type="time">
            <text:p>00:19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80.63" calcext:value-type="float">
            <text:p>80.63</text:p>
          </table:table-cell>
          <table:table-cell office:value-type="float" office:value="102.64" calcext:value-type="float">
            <text:p>102.64</text:p>
          </table:table-cell>
        </table:table-row>
        <table:table-row table:style-name="ro1">
          <table:table-cell office:value-type="float" office:value="1167534" calcext:value-type="float">
            <text:p>1167534</text:p>
          </table:table-cell>
          <table:table-cell table:formula="of:=[.A75]/1000/(60*60*24)" office:value-type="time" office:time-value="PT00H19M27.534S" calcext:value-type="time">
            <text:p>00:19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81.73" calcext:value-type="float">
            <text:p>81.73</text:p>
          </table:table-cell>
          <table:table-cell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1183534" calcext:value-type="float">
            <text:p>1183534</text:p>
          </table:table-cell>
          <table:table-cell table:formula="of:=[.A76]/1000/(60*60*24)" office:value-type="time" office:time-value="PT00H19M43.534S" calcext:value-type="time">
            <text:p>00:19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82.84" calcext:value-type="float">
            <text:p>82.84</text:p>
          </table:table-cell>
          <table:table-cell office:value-type="float" office:value="105.43" calcext:value-type="float">
            <text:p>105.43</text:p>
          </table:table-cell>
        </table:table-row>
        <table:table-row table:style-name="ro1">
          <table:table-cell office:value-type="float" office:value="1199534" calcext:value-type="float">
            <text:p>1199534</text:p>
          </table:table-cell>
          <table:table-cell table:formula="of:=[.A77]/1000/(60*60*24)" office:value-type="time" office:time-value="PT00H19M59.534S" calcext:value-type="time">
            <text:p>00:20:00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83.95" calcext:value-type="float">
            <text:p>83.95</text:p>
          </table:table-cell>
          <table:table-cell office:value-type="float" office:value="106.82" calcext:value-type="float">
            <text:p>106.82</text:p>
          </table:table-cell>
        </table:table-row>
        <table:table-row table:style-name="ro1">
          <table:table-cell office:value-type="float" office:value="1215534" calcext:value-type="float">
            <text:p>1215534</text:p>
          </table:table-cell>
          <table:table-cell table:formula="of:=[.A78]/1000/(60*60*24)" office:value-type="time" office:time-value="PT00H20M15.534S" calcext:value-type="time">
            <text:p>00:20:16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85.05" calcext:value-type="float">
            <text:p>85.05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office:value-type="float" office:value="1231534" calcext:value-type="float">
            <text:p>1231534</text:p>
          </table:table-cell>
          <table:table-cell table:formula="of:=[.A79]/1000/(60*60*24)" office:value-type="time" office:time-value="PT00H20M31.534S" calcext:value-type="time">
            <text:p>00:20:32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86.16" calcext:value-type="float">
            <text:p>86.16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1">
          <table:table-cell office:value-type="float" office:value="1247534" calcext:value-type="float">
            <text:p>1247534</text:p>
          </table:table-cell>
          <table:table-cell table:formula="of:=[.A80]/1000/(60*60*24)" office:value-type="time" office:time-value="PT00H20M47.534S" calcext:value-type="time">
            <text:p>00:20:48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87.26" calcext:value-type="float">
            <text:p>87.26</text:p>
          </table:table-cell>
          <table:table-cell office:value-type="float" office:value="110.99" calcext:value-type="float">
            <text:p>110.99</text:p>
          </table:table-cell>
        </table:table-row>
        <table:table-row table:style-name="ro1">
          <table:table-cell office:value-type="float" office:value="1263534" calcext:value-type="float">
            <text:p>1263534</text:p>
          </table:table-cell>
          <table:table-cell table:formula="of:=[.A81]/1000/(60*60*24)" office:value-type="time" office:time-value="PT00H21M03.534S" calcext:value-type="time">
            <text:p>00:21:04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88.37" calcext:value-type="float">
            <text:p>88.37</text:p>
          </table:table-cell>
          <table:table-cell office:value-type="float" office:value="112.38" calcext:value-type="float">
            <text:p>112.38</text:p>
          </table:table-cell>
        </table:table-row>
        <table:table-row table:style-name="ro1">
          <table:table-cell office:value-type="float" office:value="1279534" calcext:value-type="float">
            <text:p>1279534</text:p>
          </table:table-cell>
          <table:table-cell table:formula="of:=[.A82]/1000/(60*60*24)" office:value-type="time" office:time-value="PT00H21M19.534S" calcext:value-type="time">
            <text:p>00:21:20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89.48" calcext:value-type="float">
            <text:p>89.48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float" office:value="1295534" calcext:value-type="float">
            <text:p>1295534</text:p>
          </table:table-cell>
          <table:table-cell table:formula="of:=[.A83]/1000/(60*60*24)" office:value-type="time" office:time-value="PT00H21M35.534S" calcext:value-type="time">
            <text:p>00:21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90.58" calcext:value-type="float">
            <text:p>90.58</text:p>
          </table:table-cell>
          <table:table-cell office:value-type="float" office:value="115.15" calcext:value-type="float">
            <text:p>115.15</text:p>
          </table:table-cell>
        </table:table-row>
        <table:table-row table:style-name="ro1">
          <table:table-cell office:value-type="float" office:value="1311534" calcext:value-type="float">
            <text:p>1311534</text:p>
          </table:table-cell>
          <table:table-cell table:formula="of:=[.A84]/1000/(60*60*24)" office:value-type="time" office:time-value="PT00H21M51.534S" calcext:value-type="time">
            <text:p>00:21:52</text:p>
          </table:table-cell>
          <table:table-cell office:value-type="float" office:value="1.26" calcext:value-type="float">
            <text:p>1.26</text:p>
          </table:table-cell>
          <table:table-cell office:value-type="float" office:value="248.5" calcext:value-type="float">
            <text:p>248.5</text:p>
          </table:table-cell>
          <table:table-cell office:value-type="float" office:value="312.33" calcext:value-type="float">
            <text:p>312.33</text:p>
          </table:table-cell>
          <table:table-cell office:value-type="float" office:value="91.69" calcext:value-type="float">
            <text:p>91.69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>
          <table:table-cell office:value-type="float" office:value="1327534" calcext:value-type="float">
            <text:p>1327534</text:p>
          </table:table-cell>
          <table:table-cell table:formula="of:=[.A85]/1000/(60*60*24)" office:value-type="time" office:time-value="PT00H22M07.534S" calcext:value-type="time">
            <text:p>00:2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92.79" calcext:value-type="float">
            <text:p>92.79</text:p>
          </table:table-cell>
          <table:table-cell office:value-type="float" office:value="117.92" calcext:value-type="float">
            <text:p>117.92</text:p>
          </table:table-cell>
        </table:table-row>
        <table:table-row table:style-name="ro1">
          <table:table-cell office:value-type="float" office:value="1343534" calcext:value-type="float">
            <text:p>1343534</text:p>
          </table:table-cell>
          <table:table-cell table:formula="of:=[.A86]/1000/(60*60*24)" office:value-type="time" office:time-value="PT00H22M23.534S" calcext:value-type="time">
            <text:p>00:2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93.89" calcext:value-type="float">
            <text:p>93.89</text:p>
          </table:table-cell>
          <table:table-cell office:value-type="float" office:value="119.31" calcext:value-type="float">
            <text:p>119.31</text:p>
          </table:table-cell>
        </table:table-row>
        <table:table-row table:style-name="ro1">
          <table:table-cell office:value-type="float" office:value="1359534" calcext:value-type="float">
            <text:p>1359534</text:p>
          </table:table-cell>
          <table:table-cell table:formula="of:=[.A87]/1000/(60*60*24)" office:value-type="time" office:time-value="PT00H22M39.534S" calcext:value-type="time">
            <text:p>00:2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95" calcext:value-type="float">
            <text:p>95</text:p>
          </table:table-cell>
          <table:table-cell office:value-type="float" office:value="120.69" calcext:value-type="float">
            <text:p>120.69</text:p>
          </table:table-cell>
        </table:table-row>
        <table:table-row table:style-name="ro1">
          <table:table-cell office:value-type="float" office:value="1375534" calcext:value-type="float">
            <text:p>1375534</text:p>
          </table:table-cell>
          <table:table-cell table:formula="of:=[.A88]/1000/(60*60*24)" office:value-type="time" office:time-value="PT00H22M55.534S" calcext:value-type="time">
            <text:p>00:2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96.1" calcext:value-type="float">
            <text:p>96.1</text:p>
          </table:table-cell>
          <table:table-cell office:value-type="float" office:value="122.07" calcext:value-type="float">
            <text:p>122.07</text:p>
          </table:table-cell>
        </table:table-row>
        <table:table-row table:style-name="ro1">
          <table:table-cell office:value-type="float" office:value="1391534" calcext:value-type="float">
            <text:p>1391534</text:p>
          </table:table-cell>
          <table:table-cell table:formula="of:=[.A89]/1000/(60*60*24)" office:value-type="time" office:time-value="PT00H23M11.534S" calcext:value-type="time">
            <text:p>00:23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97.21" calcext:value-type="float">
            <text:p>97.21</text:p>
          </table:table-cell>
          <table:table-cell office:value-type="float" office:value="123.45" calcext:value-type="float">
            <text:p>123.45</text:p>
          </table:table-cell>
        </table:table-row>
        <table:table-row table:style-name="ro1">
          <table:table-cell office:value-type="float" office:value="1407534" calcext:value-type="float">
            <text:p>1407534</text:p>
          </table:table-cell>
          <table:table-cell table:formula="of:=[.A90]/1000/(60*60*24)" office:value-type="time" office:time-value="PT00H23M27.534S" calcext:value-type="time">
            <text:p>00:2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98.31" calcext:value-type="float">
            <text:p>98.31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>
          <table:table-cell office:value-type="float" office:value="1423534" calcext:value-type="float">
            <text:p>1423534</text:p>
          </table:table-cell>
          <table:table-cell table:formula="of:=[.A91]/1000/(60*60*24)" office:value-type="time" office:time-value="PT00H23M43.534S" calcext:value-type="time">
            <text:p>00:23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99.41" calcext:value-type="float">
            <text:p>99.41</text:p>
          </table:table-cell>
          <table:table-cell office:value-type="float" office:value="126.22" calcext:value-type="float">
            <text:p>126.22</text:p>
          </table:table-cell>
        </table:table-row>
        <table:table-row table:style-name="ro1">
          <table:table-cell office:value-type="float" office:value="1439534" calcext:value-type="float">
            <text:p>1439534</text:p>
          </table:table-cell>
          <table:table-cell table:formula="of:=[.A92]/1000/(60*60*24)" office:value-type="time" office:time-value="PT00H23M59.534S" calcext:value-type="time">
            <text:p>00:24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100.51" calcext:value-type="float">
            <text:p>100.51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float" office:value="1455534" calcext:value-type="float">
            <text:p>1455534</text:p>
          </table:table-cell>
          <table:table-cell table:formula="of:=[.A93]/1000/(60*60*24)" office:value-type="time" office:time-value="PT00H24M15.534S" calcext:value-type="time">
            <text:p>00:24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101.62" calcext:value-type="float">
            <text:p>101.62</text:p>
          </table:table-cell>
          <table:table-cell office:value-type="float" office:value="128.98" calcext:value-type="float">
            <text:p>128.98</text:p>
          </table:table-cell>
        </table:table-row>
        <table:table-row table:style-name="ro1">
          <table:table-cell office:value-type="float" office:value="1471534" calcext:value-type="float">
            <text:p>1471534</text:p>
          </table:table-cell>
          <table:table-cell table:formula="of:=[.A94]/1000/(60*60*24)" office:value-type="time" office:time-value="PT00H24M31.534S" calcext:value-type="time">
            <text:p>00:24:32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102.72" calcext:value-type="float">
            <text:p>102.72</text:p>
          </table:table-cell>
          <table:table-cell office:value-type="float" office:value="130.36" calcext:value-type="float">
            <text:p>130.36</text:p>
          </table:table-cell>
        </table:table-row>
        <table:table-row table:style-name="ro1">
          <table:table-cell office:value-type="float" office:value="1487534" calcext:value-type="float">
            <text:p>1487534</text:p>
          </table:table-cell>
          <table:table-cell table:formula="of:=[.A95]/1000/(60*60*24)" office:value-type="time" office:time-value="PT00H24M47.534S" calcext:value-type="time">
            <text:p>00:24:48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103.82" calcext:value-type="float">
            <text:p>103.82</text:p>
          </table:table-cell>
          <table:table-cell office:value-type="float" office:value="131.74" calcext:value-type="float">
            <text:p>131.74</text:p>
          </table:table-cell>
        </table:table-row>
        <table:table-row table:style-name="ro1">
          <table:table-cell office:value-type="float" office:value="1503534" calcext:value-type="float">
            <text:p>1503534</text:p>
          </table:table-cell>
          <table:table-cell table:formula="of:=[.A96]/1000/(60*60*24)" office:value-type="time" office:time-value="PT00H25M03.534S" calcext:value-type="time">
            <text:p>00:25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04.92" calcext:value-type="float">
            <text:p>104.92</text:p>
          </table:table-cell>
          <table:table-cell office:value-type="float" office:value="133.12" calcext:value-type="float">
            <text:p>133.12</text:p>
          </table:table-cell>
        </table:table-row>
        <table:table-row table:style-name="ro1">
          <table:table-cell office:value-type="float" office:value="1519534" calcext:value-type="float">
            <text:p>1519534</text:p>
          </table:table-cell>
          <table:table-cell table:formula="of:=[.A97]/1000/(60*60*24)" office:value-type="time" office:time-value="PT00H25M19.534S" calcext:value-type="time">
            <text:p>00:25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106.03" calcext:value-type="float">
            <text:p>106.03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float" office:value="1535534" calcext:value-type="float">
            <text:p>1535534</text:p>
          </table:table-cell>
          <table:table-cell table:formula="of:=[.A98]/1000/(60*60*24)" office:value-type="time" office:time-value="PT00H25M35.534S" calcext:value-type="time">
            <text:p>00:25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107.13" calcext:value-type="float">
            <text:p>107.13</text:p>
          </table:table-cell>
          <table:table-cell office:value-type="float" office:value="135.88" calcext:value-type="float">
            <text:p>135.88</text:p>
          </table:table-cell>
        </table:table-row>
        <table:table-row table:style-name="ro1">
          <table:table-cell office:value-type="float" office:value="1551534" calcext:value-type="float">
            <text:p>1551534</text:p>
          </table:table-cell>
          <table:table-cell table:formula="of:=[.A99]/1000/(60*60*24)" office:value-type="time" office:time-value="PT00H25M51.534S" calcext:value-type="time">
            <text:p>00:25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108.23" calcext:value-type="float">
            <text:p>108.23</text:p>
          </table:table-cell>
          <table:table-cell office:value-type="float" office:value="137.25" calcext:value-type="float">
            <text:p>137.25</text:p>
          </table:table-cell>
        </table:table-row>
        <table:table-row table:style-name="ro1">
          <table:table-cell office:value-type="float" office:value="1567534" calcext:value-type="float">
            <text:p>1567534</text:p>
          </table:table-cell>
          <table:table-cell table:formula="of:=[.A100]/1000/(60*60*24)" office:value-type="time" office:time-value="PT00H26M07.534S" calcext:value-type="time">
            <text:p>00:26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109.33" calcext:value-type="float">
            <text:p>109.33</text:p>
          </table:table-cell>
          <table:table-cell office:value-type="float" office:value="138.63" calcext:value-type="float">
            <text:p>138.63</text:p>
          </table:table-cell>
        </table:table-row>
        <table:table-row table:style-name="ro1">
          <table:table-cell office:value-type="float" office:value="1583534" calcext:value-type="float">
            <text:p>1583534</text:p>
          </table:table-cell>
          <table:table-cell table:formula="of:=[.A101]/1000/(60*60*24)" office:value-type="time" office:time-value="PT00H26M23.534S" calcext:value-type="time">
            <text:p>00:26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110.43" calcext:value-type="float">
            <text:p>110.43</text:p>
          </table:table-cell>
          <table:table-cell office:value-type="float" office:value="140.01" calcext:value-type="float">
            <text:p>140.01</text:p>
          </table:table-cell>
        </table:table-row>
        <table:table-row table:style-name="ro1">
          <table:table-cell office:value-type="float" office:value="1599534" calcext:value-type="float">
            <text:p>1599534</text:p>
          </table:table-cell>
          <table:table-cell table:formula="of:=[.A102]/1000/(60*60*24)" office:value-type="time" office:time-value="PT00H26M39.534S" calcext:value-type="time">
            <text:p>00:26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111.53" calcext:value-type="float">
            <text:p>111.53</text:p>
          </table:table-cell>
          <table:table-cell office:value-type="float" office:value="141.38" calcext:value-type="float">
            <text:p>141.38</text:p>
          </table:table-cell>
        </table:table-row>
        <table:table-row table:style-name="ro1">
          <table:table-cell office:value-type="float" office:value="1615534" calcext:value-type="float">
            <text:p>1615534</text:p>
          </table:table-cell>
          <table:table-cell table:formula="of:=[.A103]/1000/(60*60*24)" office:value-type="time" office:time-value="PT00H26M55.534S" calcext:value-type="time">
            <text:p>00:26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112.63" calcext:value-type="float">
            <text:p>112.63</text:p>
          </table:table-cell>
          <table:table-cell office:value-type="float" office:value="142.76" calcext:value-type="float">
            <text:p>142.76</text:p>
          </table:table-cell>
        </table:table-row>
        <table:table-row table:style-name="ro1">
          <table:table-cell office:value-type="float" office:value="1631534" calcext:value-type="float">
            <text:p>1631534</text:p>
          </table:table-cell>
          <table:table-cell table:formula="of:=[.A104]/1000/(60*60*24)" office:value-type="time" office:time-value="PT00H27M11.534S" calcext:value-type="time">
            <text:p>00:27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113.73" calcext:value-type="float">
            <text:p>113.73</text:p>
          </table:table-cell>
          <table:table-cell office:value-type="float" office:value="144.13" calcext:value-type="float">
            <text:p>144.13</text:p>
          </table:table-cell>
        </table:table-row>
        <table:table-row table:style-name="ro1">
          <table:table-cell office:value-type="float" office:value="1647534" calcext:value-type="float">
            <text:p>1647534</text:p>
          </table:table-cell>
          <table:table-cell table:formula="of:=[.A105]/1000/(60*60*24)" office:value-type="time" office:time-value="PT00H27M27.534S" calcext:value-type="time">
            <text:p>00:27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114.83" calcext:value-type="float">
            <text:p>114.83</text:p>
          </table:table-cell>
          <table:table-cell office:value-type="float" office:value="145.51" calcext:value-type="float">
            <text:p>145.51</text:p>
          </table:table-cell>
        </table:table-row>
        <table:table-row table:style-name="ro1">
          <table:table-cell office:value-type="float" office:value="1663534" calcext:value-type="float">
            <text:p>1663534</text:p>
          </table:table-cell>
          <table:table-cell table:formula="of:=[.A106]/1000/(60*60*24)" office:value-type="time" office:time-value="PT00H27M43.534S" calcext:value-type="time">
            <text:p>00:27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115.93" calcext:value-type="float">
            <text:p>115.93</text:p>
          </table:table-cell>
          <table:table-cell office:value-type="float" office:value="146.88" calcext:value-type="float">
            <text:p>146.88</text:p>
          </table:table-cell>
        </table:table-row>
        <table:table-row table:style-name="ro1">
          <table:table-cell office:value-type="float" office:value="1679534" calcext:value-type="float">
            <text:p>1679534</text:p>
          </table:table-cell>
          <table:table-cell table:formula="of:=[.A107]/1000/(60*60*24)" office:value-type="time" office:time-value="PT00H27M59.534S" calcext:value-type="time">
            <text:p>00:28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117.03" calcext:value-type="float">
            <text:p>117.03</text:p>
          </table:table-cell>
          <table:table-cell office:value-type="float" office:value="148.25" calcext:value-type="float">
            <text:p>148.25</text:p>
          </table:table-cell>
        </table:table-row>
        <table:table-row table:style-name="ro1">
          <table:table-cell office:value-type="float" office:value="1695534" calcext:value-type="float">
            <text:p>1695534</text:p>
          </table:table-cell>
          <table:table-cell table:formula="of:=[.A108]/1000/(60*60*24)" office:value-type="time" office:time-value="PT00H28M15.534S" calcext:value-type="time">
            <text:p>00:28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118.13" calcext:value-type="float">
            <text:p>118.13</text:p>
          </table:table-cell>
          <table:table-cell office:value-type="float" office:value="149.63" calcext:value-type="float">
            <text:p>149.63</text:p>
          </table:table-cell>
        </table:table-row>
        <table:table-row table:style-name="ro1">
          <table:table-cell office:value-type="float" office:value="1711534" calcext:value-type="float">
            <text:p>1711534</text:p>
          </table:table-cell>
          <table:table-cell table:formula="of:=[.A109]/1000/(60*60*24)" office:value-type="time" office:time-value="PT00H28M31.534S" calcext:value-type="time">
            <text:p>00:28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119.23" calcext:value-type="float">
            <text:p>119.2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27534" calcext:value-type="float">
            <text:p>1727534</text:p>
          </table:table-cell>
          <table:table-cell table:formula="of:=[.A110]/1000/(60*60*24)" office:value-type="time" office:time-value="PT00H28M47.534S" calcext:value-type="time">
            <text:p>00:28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120.33" calcext:value-type="float">
            <text:p>120.33</text:p>
          </table:table-cell>
          <table:table-cell office:value-type="float" office:value="152.37" calcext:value-type="float">
            <text:p>152.37</text:p>
          </table:table-cell>
        </table:table-row>
        <table:table-row table:style-name="ro1">
          <table:table-cell office:value-type="float" office:value="1743534" calcext:value-type="float">
            <text:p>1743534</text:p>
          </table:table-cell>
          <table:table-cell table:formula="of:=[.A111]/1000/(60*60*24)" office:value-type="time" office:time-value="PT00H29M03.534S" calcext:value-type="time">
            <text:p>00:29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121.43" calcext:value-type="float">
            <text:p>121.43</text:p>
          </table:table-cell>
          <table:table-cell office:value-type="float" office:value="153.74" calcext:value-type="float">
            <text:p>153.74</text:p>
          </table:table-cell>
        </table:table-row>
        <table:table-row table:style-name="ro1">
          <table:table-cell office:value-type="float" office:value="1759534" calcext:value-type="float">
            <text:p>1759534</text:p>
          </table:table-cell>
          <table:table-cell table:formula="of:=[.A112]/1000/(60*60*24)" office:value-type="time" office:time-value="PT00H29M19.534S" calcext:value-type="time">
            <text:p>00:29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122.53" calcext:value-type="float">
            <text:p>122.53</text:p>
          </table:table-cell>
          <table:table-cell office:value-type="float" office:value="155.11" calcext:value-type="float">
            <text:p>155.11</text:p>
          </table:table-cell>
        </table:table-row>
        <table:table-row table:style-name="ro1">
          <table:table-cell office:value-type="float" office:value="1775534" calcext:value-type="float">
            <text:p>1775534</text:p>
          </table:table-cell>
          <table:table-cell table:formula="of:=[.A113]/1000/(60*60*24)" office:value-type="time" office:time-value="PT00H29M35.534S" calcext:value-type="time">
            <text:p>00:29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123.62" calcext:value-type="float">
            <text:p>123.62</text:p>
          </table:table-cell>
          <table:table-cell office:value-type="float" office:value="156.48" calcext:value-type="float">
            <text:p>156.48</text:p>
          </table:table-cell>
        </table:table-row>
        <table:table-row table:style-name="ro1">
          <table:table-cell office:value-type="float" office:value="1791534" calcext:value-type="float">
            <text:p>1791534</text:p>
          </table:table-cell>
          <table:table-cell table:formula="of:=[.A114]/1000/(60*60*24)" office:value-type="time" office:time-value="PT00H29M51.534S" calcext:value-type="time">
            <text:p>00:29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124.72" calcext:value-type="float">
            <text:p>124.72</text:p>
          </table:table-cell>
          <table:table-cell office:value-type="float" office:value="157.85" calcext:value-type="float">
            <text:p>157.85</text:p>
          </table:table-cell>
        </table:table-row>
        <table:table-row table:style-name="ro1">
          <table:table-cell office:value-type="float" office:value="1807534" calcext:value-type="float">
            <text:p>1807534</text:p>
          </table:table-cell>
          <table:table-cell table:formula="of:=[.A115]/1000/(60*60*24)" office:value-type="time" office:time-value="PT00H30M07.534S" calcext:value-type="time">
            <text:p>00:30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125.82" calcext:value-type="float">
            <text:p>125.82</text:p>
          </table:table-cell>
          <table:table-cell office:value-type="float" office:value="159.22" calcext:value-type="float">
            <text:p>159.22</text:p>
          </table:table-cell>
        </table:table-row>
        <table:table-row table:style-name="ro1">
          <table:table-cell office:value-type="float" office:value="1823534" calcext:value-type="float">
            <text:p>1823534</text:p>
          </table:table-cell>
          <table:table-cell table:formula="of:=[.A116]/1000/(60*60*24)" office:value-type="time" office:time-value="PT00H30M23.534S" calcext:value-type="time">
            <text:p>00:30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60.59" calcext:value-type="float">
            <text:p>160.59</text:p>
          </table:table-cell>
        </table:table-row>
        <table:table-row table:style-name="ro1">
          <table:table-cell office:value-type="float" office:value="1839534" calcext:value-type="float">
            <text:p>1839534</text:p>
          </table:table-cell>
          <table:table-cell table:formula="of:=[.A117]/1000/(60*60*24)" office:value-type="time" office:time-value="PT00H30M39.534S" calcext:value-type="time">
            <text:p>00:3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61.96" calcext:value-type="float">
            <text:p>161.96</text:p>
          </table:table-cell>
        </table:table-row>
        <table:table-row table:style-name="ro1">
          <table:table-cell office:value-type="float" office:value="1855534" calcext:value-type="float">
            <text:p>1855534</text:p>
          </table:table-cell>
          <table:table-cell table:formula="of:=[.A118]/1000/(60*60*24)" office:value-type="time" office:time-value="PT00H30M55.534S" calcext:value-type="time">
            <text:p>00:3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129.11" calcext:value-type="float">
            <text:p>129.11</text:p>
          </table:table-cell>
          <table:table-cell office:value-type="float" office:value="163.32" calcext:value-type="float">
            <text:p>163.32</text:p>
          </table:table-cell>
        </table:table-row>
        <table:table-row table:style-name="ro1">
          <table:table-cell office:value-type="float" office:value="1871534" calcext:value-type="float">
            <text:p>1871534</text:p>
          </table:table-cell>
          <table:table-cell table:formula="of:=[.A119]/1000/(60*60*24)" office:value-type="time" office:time-value="PT00H31M11.534S" calcext:value-type="time">
            <text:p>00:3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130.21" calcext:value-type="float">
            <text:p>130.21</text:p>
          </table:table-cell>
          <table:table-cell office:value-type="float" office:value="164.69" calcext:value-type="float">
            <text:p>164.69</text:p>
          </table:table-cell>
        </table:table-row>
        <table:table-row table:style-name="ro1">
          <table:table-cell office:value-type="float" office:value="1887534" calcext:value-type="float">
            <text:p>1887534</text:p>
          </table:table-cell>
          <table:table-cell table:formula="of:=[.A120]/1000/(60*60*24)" office:value-type="time" office:time-value="PT00H31M27.534S" calcext:value-type="time">
            <text:p>00:3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131.31" calcext:value-type="float">
            <text:p>131.31</text:p>
          </table:table-cell>
          <table:table-cell office:value-type="float" office:value="166.06" calcext:value-type="float">
            <text:p>166.06</text:p>
          </table:table-cell>
        </table:table-row>
        <table:table-row table:style-name="ro1">
          <table:table-cell office:value-type="float" office:value="1903534" calcext:value-type="float">
            <text:p>1903534</text:p>
          </table:table-cell>
          <table:table-cell table:formula="of:=[.A121]/1000/(60*60*24)" office:value-type="time" office:time-value="PT00H31M43.534S" calcext:value-type="time">
            <text:p>00:31:44</text:p>
          </table:table-cell>
          <table:table-cell office:value-type="float" office:value="1.25" calcext:value-type="float">
            <text:p>1.25</text:p>
          </table:table-cell>
          <table:table-cell office:value-type="float" office:value="246.7" calcext:value-type="float">
            <text:p>246.7</text:p>
          </table:table-cell>
          <table:table-cell office:value-type="float" office:value="308.05" calcext:value-type="float">
            <text:p>308.05</text:p>
          </table:table-cell>
          <table:table-cell office:value-type="float" office:value="132.4" calcext:value-type="float">
            <text:p>132.4</text:p>
          </table:table-cell>
          <table:table-cell office:value-type="float" office:value="167.42" calcext:value-type="float">
            <text:p>167.42</text:p>
          </table:table-cell>
        </table:table-row>
        <table:table-row table:style-name="ro1">
          <table:table-cell office:value-type="float" office:value="1919534" calcext:value-type="float">
            <text:p>1919534</text:p>
          </table:table-cell>
          <table:table-cell table:formula="of:=[.A122]/1000/(60*60*24)" office:value-type="time" office:time-value="PT00H31M59.534S" calcext:value-type="time">
            <text:p>00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133.5" calcext:value-type="float">
            <text:p>133.5</text:p>
          </table:table-cell>
          <table:table-cell office:value-type="float" office:value="168.79" calcext:value-type="float">
            <text:p>168.79</text:p>
          </table:table-cell>
        </table:table-row>
        <table:table-row table:style-name="ro1">
          <table:table-cell office:value-type="float" office:value="1935534" calcext:value-type="float">
            <text:p>1935534</text:p>
          </table:table-cell>
          <table:table-cell table:formula="of:=[.A123]/1000/(60*60*24)" office:value-type="time" office:time-value="PT00H32M15.534S" calcext:value-type="time">
            <text:p>00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134.6" calcext:value-type="float">
            <text:p>134.6</text:p>
          </table:table-cell>
          <table:table-cell office:value-type="float" office:value="170.15" calcext:value-type="float">
            <text:p>170.15</text:p>
          </table:table-cell>
        </table:table-row>
        <table:table-row table:style-name="ro1">
          <table:table-cell office:value-type="float" office:value="1951534" calcext:value-type="float">
            <text:p>1951534</text:p>
          </table:table-cell>
          <table:table-cell table:formula="of:=[.A124]/1000/(60*60*24)" office:value-type="time" office:time-value="PT00H32M31.534S" calcext:value-type="time">
            <text:p>00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135.69" calcext:value-type="float">
            <text:p>135.69</text:p>
          </table:table-cell>
          <table:table-cell office:value-type="float" office:value="171.52" calcext:value-type="float">
            <text:p>171.52</text:p>
          </table:table-cell>
        </table:table-row>
        <table:table-row table:style-name="ro1">
          <table:table-cell office:value-type="float" office:value="1967534" calcext:value-type="float">
            <text:p>1967534</text:p>
          </table:table-cell>
          <table:table-cell table:formula="of:=[.A125]/1000/(60*60*24)" office:value-type="time" office:time-value="PT00H32M47.534S" calcext:value-type="time">
            <text:p>00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136.79" calcext:value-type="float">
            <text:p>136.79</text:p>
          </table:table-cell>
          <table:table-cell office:value-type="float" office:value="172.88" calcext:value-type="float">
            <text:p>172.88</text:p>
          </table:table-cell>
        </table:table-row>
        <table:table-row table:style-name="ro1">
          <table:table-cell office:value-type="float" office:value="1983534" calcext:value-type="float">
            <text:p>1983534</text:p>
          </table:table-cell>
          <table:table-cell table:formula="of:=[.A126]/1000/(60*60*24)" office:value-type="time" office:time-value="PT00H33M03.534S" calcext:value-type="time">
            <text:p>00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137.88" calcext:value-type="float">
            <text:p>137.88</text:p>
          </table:table-cell>
          <table:table-cell office:value-type="float" office:value="174.24" calcext:value-type="float">
            <text:p>174.24</text:p>
          </table:table-cell>
        </table:table-row>
        <table:table-row table:style-name="ro1">
          <table:table-cell office:value-type="float" office:value="1999534" calcext:value-type="float">
            <text:p>1999534</text:p>
          </table:table-cell>
          <table:table-cell table:formula="of:=[.A127]/1000/(60*60*24)" office:value-type="time" office:time-value="PT00H33M19.534S" calcext:value-type="time">
            <text:p>00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138.98" calcext:value-type="float">
            <text:p>138.98</text:p>
          </table:table-cell>
          <table:table-cell office:value-type="float" office:value="175.61" calcext:value-type="float">
            <text:p>175.61</text:p>
          </table:table-cell>
        </table:table-row>
        <table:table-row table:style-name="ro1">
          <table:table-cell office:value-type="float" office:value="2015534" calcext:value-type="float">
            <text:p>2015534</text:p>
          </table:table-cell>
          <table:table-cell table:formula="of:=[.A128]/1000/(60*60*24)" office:value-type="time" office:time-value="PT00H33M35.534S" calcext:value-type="time">
            <text:p>00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140.07" calcext:value-type="float">
            <text:p>140.07</text:p>
          </table:table-cell>
          <table:table-cell office:value-type="float" office:value="176.97" calcext:value-type="float">
            <text:p>176.97</text:p>
          </table:table-cell>
        </table:table-row>
        <table:table-row table:style-name="ro1">
          <table:table-cell office:value-type="float" office:value="2031534" calcext:value-type="float">
            <text:p>2031534</text:p>
          </table:table-cell>
          <table:table-cell table:formula="of:=[.A129]/1000/(60*60*24)" office:value-type="time" office:time-value="PT00H33M51.534S" calcext:value-type="time">
            <text:p>00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41.17" calcext:value-type="float">
            <text:p>141.17</text:p>
          </table:table-cell>
          <table:table-cell office:value-type="float" office:value="178.33" calcext:value-type="float">
            <text:p>178.33</text:p>
          </table:table-cell>
        </table:table-row>
        <table:table-row table:style-name="ro1">
          <table:table-cell office:value-type="float" office:value="2047534" calcext:value-type="float">
            <text:p>2047534</text:p>
          </table:table-cell>
          <table:table-cell table:formula="of:=[.A130]/1000/(60*60*24)" office:value-type="time" office:time-value="PT00H34M07.534S" calcext:value-type="time">
            <text:p>00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142.27" calcext:value-type="float">
            <text:p>142.27</text:p>
          </table:table-cell>
          <table:table-cell office:value-type="float" office:value="179.7" calcext:value-type="float">
            <text:p>179.7</text:p>
          </table:table-cell>
        </table:table-row>
        <table:table-row table:style-name="ro1">
          <table:table-cell office:value-type="float" office:value="2063534" calcext:value-type="float">
            <text:p>2063534</text:p>
          </table:table-cell>
          <table:table-cell table:formula="of:=[.A131]/1000/(60*60*24)" office:value-type="time" office:time-value="PT00H34M23.534S" calcext:value-type="time">
            <text:p>00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143.36" calcext:value-type="float">
            <text:p>143.36</text:p>
          </table:table-cell>
          <table:table-cell office:value-type="float" office:value="181.06" calcext:value-type="float">
            <text:p>181.06</text:p>
          </table:table-cell>
        </table:table-row>
        <table:table-row table:style-name="ro1">
          <table:table-cell office:value-type="float" office:value="2079534" calcext:value-type="float">
            <text:p>2079534</text:p>
          </table:table-cell>
          <table:table-cell table:formula="of:=[.A132]/1000/(60*60*24)" office:value-type="time" office:time-value="PT00H34M39.534S" calcext:value-type="time">
            <text:p>00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44.45" calcext:value-type="float">
            <text:p>144.45</text:p>
          </table:table-cell>
          <table:table-cell office:value-type="float" office:value="182.42" calcext:value-type="float">
            <text:p>182.42</text:p>
          </table:table-cell>
        </table:table-row>
        <table:table-row table:style-name="ro1">
          <table:table-cell office:value-type="float" office:value="2095534" calcext:value-type="float">
            <text:p>2095534</text:p>
          </table:table-cell>
          <table:table-cell table:formula="of:=[.A133]/1000/(60*60*24)" office:value-type="time" office:time-value="PT00H34M55.534S" calcext:value-type="time">
            <text:p>00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145.55" calcext:value-type="float">
            <text:p>145.55</text:p>
          </table:table-cell>
          <table:table-cell office:value-type="float" office:value="183.78" calcext:value-type="float">
            <text:p>183.78</text:p>
          </table:table-cell>
        </table:table-row>
        <table:table-row table:style-name="ro1">
          <table:table-cell office:value-type="float" office:value="2111534" calcext:value-type="float">
            <text:p>2111534</text:p>
          </table:table-cell>
          <table:table-cell table:formula="of:=[.A134]/1000/(60*60*24)" office:value-type="time" office:time-value="PT00H35M11.534S" calcext:value-type="time">
            <text:p>00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146.64" calcext:value-type="float">
            <text:p>146.64</text:p>
          </table:table-cell>
          <table:table-cell office:value-type="float" office:value="185.14" calcext:value-type="float">
            <text:p>185.14</text:p>
          </table:table-cell>
        </table:table-row>
        <table:table-row table:style-name="ro1">
          <table:table-cell office:value-type="float" office:value="2127534" calcext:value-type="float">
            <text:p>2127534</text:p>
          </table:table-cell>
          <table:table-cell table:formula="of:=[.A135]/1000/(60*60*24)" office:value-type="time" office:time-value="PT00H35M27.534S" calcext:value-type="time">
            <text:p>00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147.74" calcext:value-type="float">
            <text:p>147.74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1">
          <table:table-cell office:value-type="float" office:value="2143534" calcext:value-type="float">
            <text:p>2143534</text:p>
          </table:table-cell>
          <table:table-cell table:formula="of:=[.A136]/1000/(60*60*24)" office:value-type="time" office:time-value="PT00H35M43.534S" calcext:value-type="time">
            <text:p>00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87.86" calcext:value-type="float">
            <text:p>187.86</text:p>
          </table:table-cell>
        </table:table-row>
        <table:table-row table:style-name="ro1">
          <table:table-cell office:value-type="float" office:value="2159534" calcext:value-type="float">
            <text:p>2159534</text:p>
          </table:table-cell>
          <table:table-cell table:formula="of:=[.A137]/1000/(60*60*24)" office:value-type="time" office:time-value="PT00H35M59.534S" calcext:value-type="time">
            <text:p>00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149.93" calcext:value-type="float">
            <text:p>149.93</text:p>
          </table:table-cell>
          <table:table-cell office:value-type="float" office:value="189.22" calcext:value-type="float">
            <text:p>189.22</text:p>
          </table:table-cell>
        </table:table-row>
        <table:table-row table:style-name="ro1">
          <table:table-cell office:value-type="float" office:value="2175534" calcext:value-type="float">
            <text:p>2175534</text:p>
          </table:table-cell>
          <table:table-cell table:formula="of:=[.A138]/1000/(60*60*24)" office:value-type="time" office:time-value="PT00H36M15.534S" calcext:value-type="time">
            <text:p>00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151.02" calcext:value-type="float">
            <text:p>151.02</text:p>
          </table:table-cell>
          <table:table-cell office:value-type="float" office:value="190.57" calcext:value-type="float">
            <text:p>190.57</text:p>
          </table:table-cell>
        </table:table-row>
        <table:table-row table:style-name="ro1">
          <table:table-cell office:value-type="float" office:value="2191534" calcext:value-type="float">
            <text:p>2191534</text:p>
          </table:table-cell>
          <table:table-cell table:formula="of:=[.A139]/1000/(60*60*24)" office:value-type="time" office:time-value="PT00H36M31.534S" calcext:value-type="time">
            <text:p>00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152.11" calcext:value-type="float">
            <text:p>152.11</text:p>
          </table:table-cell>
          <table:table-cell office:value-type="float" office:value="191.93" calcext:value-type="float">
            <text:p>191.93</text:p>
          </table:table-cell>
        </table:table-row>
        <table:table-row table:style-name="ro1">
          <table:table-cell office:value-type="float" office:value="2207534" calcext:value-type="float">
            <text:p>2207534</text:p>
          </table:table-cell>
          <table:table-cell table:formula="of:=[.A140]/1000/(60*60*24)" office:value-type="time" office:time-value="PT00H36M47.534S" calcext:value-type="time">
            <text:p>00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153.21" calcext:value-type="float">
            <text:p>153.21</text:p>
          </table:table-cell>
          <table:table-cell office:value-type="float" office:value="193.29" calcext:value-type="float">
            <text:p>193.29</text:p>
          </table:table-cell>
        </table:table-row>
        <table:table-row table:style-name="ro1">
          <table:table-cell office:value-type="float" office:value="2223534" calcext:value-type="float">
            <text:p>2223534</text:p>
          </table:table-cell>
          <table:table-cell table:formula="of:=[.A141]/1000/(60*60*24)" office:value-type="time" office:time-value="PT00H37M03.534S" calcext:value-type="time">
            <text:p>00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154.3" calcext:value-type="float">
            <text:p>154.3</text:p>
          </table:table-cell>
          <table:table-cell office:value-type="float" office:value="194.64" calcext:value-type="float">
            <text:p>194.64</text:p>
          </table:table-cell>
        </table:table-row>
        <table:table-row table:style-name="ro1">
          <table:table-cell office:value-type="float" office:value="2239534" calcext:value-type="float">
            <text:p>2239534</text:p>
          </table:table-cell>
          <table:table-cell table:formula="of:=[.A142]/1000/(60*60*24)" office:value-type="time" office:time-value="PT00H37M19.534S" calcext:value-type="time">
            <text:p>00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155.39" calcext:value-type="float">
            <text:p>155.3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255534" calcext:value-type="float">
            <text:p>2255534</text:p>
          </table:table-cell>
          <table:table-cell table:formula="of:=[.A143]/1000/(60*60*24)" office:value-type="time" office:time-value="PT00H37M35.534S" calcext:value-type="time">
            <text:p>00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156.48" calcext:value-type="float">
            <text:p>156.48</text:p>
          </table:table-cell>
          <table:table-cell office:value-type="float" office:value="197.36" calcext:value-type="float">
            <text:p>197.36</text:p>
          </table:table-cell>
        </table:table-row>
        <table:table-row table:style-name="ro1">
          <table:table-cell office:value-type="float" office:value="2271534" calcext:value-type="float">
            <text:p>2271534</text:p>
          </table:table-cell>
          <table:table-cell table:formula="of:=[.A144]/1000/(60*60*24)" office:value-type="time" office:time-value="PT00H37M51.534S" calcext:value-type="time">
            <text:p>00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157.58" calcext:value-type="float">
            <text:p>157.58</text:p>
          </table:table-cell>
          <table:table-cell office:value-type="float" office:value="198.71" calcext:value-type="float">
            <text:p>198.71</text:p>
          </table:table-cell>
        </table:table-row>
        <table:table-row table:style-name="ro1">
          <table:table-cell office:value-type="float" office:value="2287534" calcext:value-type="float">
            <text:p>2287534</text:p>
          </table:table-cell>
          <table:table-cell table:formula="of:=[.A145]/1000/(60*60*24)" office:value-type="time" office:time-value="PT00H38M07.534S" calcext:value-type="time">
            <text:p>00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158.67" calcext:value-type="float">
            <text:p>158.67</text:p>
          </table:table-cell>
          <table:table-cell office:value-type="float" office:value="200.07" calcext:value-type="float">
            <text:p>200.07</text:p>
          </table:table-cell>
        </table:table-row>
        <table:table-row table:style-name="ro1">
          <table:table-cell office:value-type="float" office:value="2303534" calcext:value-type="float">
            <text:p>2303534</text:p>
          </table:table-cell>
          <table:table-cell table:formula="of:=[.A146]/1000/(60*60*24)" office:value-type="time" office:time-value="PT00H38M23.534S" calcext:value-type="time">
            <text:p>00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159.76" calcext:value-type="float">
            <text:p>159.76</text:p>
          </table:table-cell>
          <table:table-cell office:value-type="float" office:value="201.42" calcext:value-type="float">
            <text:p>201.42</text:p>
          </table:table-cell>
        </table:table-row>
        <table:table-row table:style-name="ro1">
          <table:table-cell office:value-type="float" office:value="2319534" calcext:value-type="float">
            <text:p>2319534</text:p>
          </table:table-cell>
          <table:table-cell table:formula="of:=[.A147]/1000/(60*60*24)" office:value-type="time" office:time-value="PT00H38M39.534S" calcext:value-type="time">
            <text:p>00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160.85" calcext:value-type="float">
            <text:p>160.85</text:p>
          </table:table-cell>
          <table:table-cell office:value-type="float" office:value="202.78" calcext:value-type="float">
            <text:p>202.78</text:p>
          </table:table-cell>
        </table:table-row>
        <table:table-row table:style-name="ro1">
          <table:table-cell office:value-type="float" office:value="2335534" calcext:value-type="float">
            <text:p>2335534</text:p>
          </table:table-cell>
          <table:table-cell table:formula="of:=[.A148]/1000/(60*60*24)" office:value-type="time" office:time-value="PT00H38M55.534S" calcext:value-type="time">
            <text:p>00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161.95" calcext:value-type="float">
            <text:p>161.95</text:p>
          </table:table-cell>
          <table:table-cell office:value-type="float" office:value="204.13" calcext:value-type="float">
            <text:p>204.13</text:p>
          </table:table-cell>
        </table:table-row>
        <table:table-row table:style-name="ro1">
          <table:table-cell office:value-type="float" office:value="2351534" calcext:value-type="float">
            <text:p>2351534</text:p>
          </table:table-cell>
          <table:table-cell table:formula="of:=[.A149]/1000/(60*60*24)" office:value-type="time" office:time-value="PT00H39M11.534S" calcext:value-type="time">
            <text:p>00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163.04" calcext:value-type="float">
            <text:p>163.04</text:p>
          </table:table-cell>
          <table:table-cell office:value-type="float" office:value="205.48" calcext:value-type="float">
            <text:p>205.48</text:p>
          </table:table-cell>
        </table:table-row>
        <table:table-row table:style-name="ro1">
          <table:table-cell office:value-type="float" office:value="2367534" calcext:value-type="float">
            <text:p>2367534</text:p>
          </table:table-cell>
          <table:table-cell table:formula="of:=[.A150]/1000/(60*60*24)" office:value-type="time" office:time-value="PT00H39M27.534S" calcext:value-type="time">
            <text:p>00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164.13" calcext:value-type="float">
            <text:p>164.13</text:p>
          </table:table-cell>
          <table:table-cell office:value-type="float" office:value="206.84" calcext:value-type="float">
            <text:p>206.84</text:p>
          </table:table-cell>
        </table:table-row>
        <table:table-row table:style-name="ro1">
          <table:table-cell office:value-type="float" office:value="2383534" calcext:value-type="float">
            <text:p>2383534</text:p>
          </table:table-cell>
          <table:table-cell table:formula="of:=[.A151]/1000/(60*60*24)" office:value-type="time" office:time-value="PT00H39M43.534S" calcext:value-type="time">
            <text:p>00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165.22" calcext:value-type="float">
            <text:p>165.22</text:p>
          </table:table-cell>
          <table:table-cell office:value-type="float" office:value="208.19" calcext:value-type="float">
            <text:p>208.19</text:p>
          </table:table-cell>
        </table:table-row>
        <table:table-row table:style-name="ro1">
          <table:table-cell office:value-type="float" office:value="2399534" calcext:value-type="float">
            <text:p>2399534</text:p>
          </table:table-cell>
          <table:table-cell table:formula="of:=[.A152]/1000/(60*60*24)" office:value-type="time" office:time-value="PT00H39M59.534S" calcext:value-type="time">
            <text:p>00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166.31" calcext:value-type="float">
            <text:p>166.31</text:p>
          </table:table-cell>
          <table:table-cell office:value-type="float" office:value="209.54" calcext:value-type="float">
            <text:p>209.54</text:p>
          </table:table-cell>
        </table:table-row>
        <table:table-row table:style-name="ro1">
          <table:table-cell office:value-type="float" office:value="2415534" calcext:value-type="float">
            <text:p>2415534</text:p>
          </table:table-cell>
          <table:table-cell table:formula="of:=[.A153]/1000/(60*60*24)" office:value-type="time" office:time-value="PT00H40M15.534S" calcext:value-type="time">
            <text:p>00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167.4" calcext:value-type="float">
            <text:p>167.4</text:p>
          </table:table-cell>
          <table:table-cell office:value-type="float" office:value="210.9" calcext:value-type="float">
            <text:p>210.9</text:p>
          </table:table-cell>
        </table:table-row>
        <table:table-row table:style-name="ro1">
          <table:table-cell office:value-type="float" office:value="2431534" calcext:value-type="float">
            <text:p>2431534</text:p>
          </table:table-cell>
          <table:table-cell table:formula="of:=[.A154]/1000/(60*60*24)" office:value-type="time" office:time-value="PT00H40M31.534S" calcext:value-type="time">
            <text:p>00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168.5" calcext:value-type="float">
            <text:p>168.5</text:p>
          </table:table-cell>
          <table:table-cell office:value-type="float" office:value="212.25" calcext:value-type="float">
            <text:p>212.25</text:p>
          </table:table-cell>
        </table:table-row>
        <table:table-row table:style-name="ro1">
          <table:table-cell office:value-type="float" office:value="2447534" calcext:value-type="float">
            <text:p>2447534</text:p>
          </table:table-cell>
          <table:table-cell table:formula="of:=[.A155]/1000/(60*60*24)" office:value-type="time" office:time-value="PT00H40M47.534S" calcext:value-type="time">
            <text:p>00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169.59" calcext:value-type="float">
            <text:p>169.59</text:p>
          </table:table-cell>
          <table:table-cell office:value-type="float" office:value="213.6" calcext:value-type="float">
            <text:p>213.6</text:p>
          </table:table-cell>
        </table:table-row>
        <table:table-row table:style-name="ro1">
          <table:table-cell office:value-type="float" office:value="2463534" calcext:value-type="float">
            <text:p>2463534</text:p>
          </table:table-cell>
          <table:table-cell table:formula="of:=[.A156]/1000/(60*60*24)" office:value-type="time" office:time-value="PT00H41M03.534S" calcext:value-type="time">
            <text:p>00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170.68" calcext:value-type="float">
            <text:p>170.68</text:p>
          </table:table-cell>
          <table:table-cell office:value-type="float" office:value="214.95" calcext:value-type="float">
            <text:p>214.95</text:p>
          </table:table-cell>
        </table:table-row>
        <table:table-row table:style-name="ro1">
          <table:table-cell office:value-type="float" office:value="2479534" calcext:value-type="float">
            <text:p>2479534</text:p>
          </table:table-cell>
          <table:table-cell table:formula="of:=[.A157]/1000/(60*60*24)" office:value-type="time" office:time-value="PT00H41M19.534S" calcext:value-type="time">
            <text:p>00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171.77" calcext:value-type="float">
            <text:p>171.77</text:p>
          </table:table-cell>
          <table:table-cell office:value-type="float" office:value="216.3" calcext:value-type="float">
            <text:p>216.3</text:p>
          </table:table-cell>
        </table:table-row>
        <table:table-row table:style-name="ro1">
          <table:table-cell office:value-type="float" office:value="2495534" calcext:value-type="float">
            <text:p>2495534</text:p>
          </table:table-cell>
          <table:table-cell table:formula="of:=[.A158]/1000/(60*60*24)" office:value-type="time" office:time-value="PT00H41M35.534S" calcext:value-type="time">
            <text:p>00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172.86" calcext:value-type="float">
            <text:p>172.86</text:p>
          </table:table-cell>
          <table:table-cell office:value-type="float" office:value="217.65" calcext:value-type="float">
            <text:p>217.65</text:p>
          </table:table-cell>
        </table:table-row>
        <table:table-row table:style-name="ro1">
          <table:table-cell office:value-type="float" office:value="2511534" calcext:value-type="float">
            <text:p>2511534</text:p>
          </table:table-cell>
          <table:table-cell table:formula="of:=[.A159]/1000/(60*60*24)" office:value-type="time" office:time-value="PT00H41M51.534S" calcext:value-type="time">
            <text:p>00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173.95" calcext:value-type="float">
            <text:p>173.9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27534" calcext:value-type="float">
            <text:p>2527534</text:p>
          </table:table-cell>
          <table:table-cell table:formula="of:=[.A160]/1000/(60*60*24)" office:value-type="time" office:time-value="PT00H42M07.534S" calcext:value-type="time">
            <text:p>00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175.04" calcext:value-type="float">
            <text:p>175.04</text:p>
          </table:table-cell>
          <table:table-cell office:value-type="float" office:value="220.35" calcext:value-type="float">
            <text:p>220.35</text:p>
          </table:table-cell>
        </table:table-row>
        <table:table-row table:style-name="ro1">
          <table:table-cell office:value-type="float" office:value="2543534" calcext:value-type="float">
            <text:p>2543534</text:p>
          </table:table-cell>
          <table:table-cell table:formula="of:=[.A161]/1000/(60*60*24)" office:value-type="time" office:time-value="PT00H42M23.534S" calcext:value-type="time">
            <text:p>00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176.13" calcext:value-type="float">
            <text:p>176.13</text:p>
          </table:table-cell>
          <table:table-cell office:value-type="float" office:value="221.7" calcext:value-type="float">
            <text:p>221.7</text:p>
          </table:table-cell>
        </table:table-row>
        <table:table-row table:style-name="ro1">
          <table:table-cell office:value-type="float" office:value="2559534" calcext:value-type="float">
            <text:p>2559534</text:p>
          </table:table-cell>
          <table:table-cell table:formula="of:=[.A162]/1000/(60*60*24)" office:value-type="time" office:time-value="PT00H42M39.534S" calcext:value-type="time">
            <text:p>00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177.22" calcext:value-type="float">
            <text:p>177.22</text:p>
          </table:table-cell>
          <table:table-cell office:value-type="float" office:value="223.05" calcext:value-type="float">
            <text:p>223.05</text:p>
          </table:table-cell>
        </table:table-row>
        <table:table-row table:style-name="ro1">
          <table:table-cell office:value-type="float" office:value="2575534" calcext:value-type="float">
            <text:p>2575534</text:p>
          </table:table-cell>
          <table:table-cell table:formula="of:=[.A163]/1000/(60*60*24)" office:value-type="time" office:time-value="PT00H42M55.534S" calcext:value-type="time">
            <text:p>00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178.31" calcext:value-type="float">
            <text:p>178.31</text:p>
          </table:table-cell>
          <table:table-cell office:value-type="float" office:value="224.4" calcext:value-type="float">
            <text:p>224.4</text:p>
          </table:table-cell>
        </table:table-row>
        <table:table-row table:style-name="ro1">
          <table:table-cell office:value-type="float" office:value="2591534" calcext:value-type="float">
            <text:p>2591534</text:p>
          </table:table-cell>
          <table:table-cell table:formula="of:=[.A164]/1000/(60*60*24)" office:value-type="time" office:time-value="PT00H43M11.534S" calcext:value-type="time">
            <text:p>00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179.4" calcext:value-type="float">
            <text:p>179.4</text:p>
          </table:table-cell>
          <table:table-cell office:value-type="float" office:value="225.74" calcext:value-type="float">
            <text:p>225.74</text:p>
          </table:table-cell>
        </table:table-row>
        <table:table-row table:style-name="ro1">
          <table:table-cell office:value-type="float" office:value="2607534" calcext:value-type="float">
            <text:p>2607534</text:p>
          </table:table-cell>
          <table:table-cell table:formula="of:=[.A165]/1000/(60*60*24)" office:value-type="time" office:time-value="PT00H43M27.534S" calcext:value-type="time">
            <text:p>00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180.49" calcext:value-type="float">
            <text:p>180.49</text:p>
          </table:table-cell>
          <table:table-cell office:value-type="float" office:value="227.09" calcext:value-type="float">
            <text:p>227.09</text:p>
          </table:table-cell>
        </table:table-row>
        <table:table-row table:style-name="ro1">
          <table:table-cell office:value-type="float" office:value="2623534" calcext:value-type="float">
            <text:p>2623534</text:p>
          </table:table-cell>
          <table:table-cell table:formula="of:=[.A166]/1000/(60*60*24)" office:value-type="time" office:time-value="PT00H43M43.534S" calcext:value-type="time">
            <text:p>00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181.58" calcext:value-type="float">
            <text:p>181.58</text:p>
          </table:table-cell>
          <table:table-cell office:value-type="float" office:value="228.44" calcext:value-type="float">
            <text:p>228.44</text:p>
          </table:table-cell>
        </table:table-row>
        <table:table-row table:style-name="ro1">
          <table:table-cell office:value-type="float" office:value="2639534" calcext:value-type="float">
            <text:p>2639534</text:p>
          </table:table-cell>
          <table:table-cell table:formula="of:=[.A167]/1000/(60*60*24)" office:value-type="time" office:time-value="PT00H43M59.534S" calcext:value-type="time">
            <text:p>00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82.67" calcext:value-type="float">
            <text:p>182.67</text:p>
          </table:table-cell>
          <table:table-cell office:value-type="float" office:value="229.79" calcext:value-type="float">
            <text:p>229.79</text:p>
          </table:table-cell>
        </table:table-row>
        <table:table-row table:style-name="ro1">
          <table:table-cell office:value-type="float" office:value="2655534" calcext:value-type="float">
            <text:p>2655534</text:p>
          </table:table-cell>
          <table:table-cell table:formula="of:=[.A168]/1000/(60*60*24)" office:value-type="time" office:time-value="PT00H44M15.534S" calcext:value-type="time">
            <text:p>00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83.75" calcext:value-type="float">
            <text:p>183.75</text:p>
          </table:table-cell>
          <table:table-cell office:value-type="float" office:value="231.13" calcext:value-type="float">
            <text:p>231.13</text:p>
          </table:table-cell>
        </table:table-row>
        <table:table-row table:style-name="ro1">
          <table:table-cell office:value-type="float" office:value="2671534" calcext:value-type="float">
            <text:p>2671534</text:p>
          </table:table-cell>
          <table:table-cell table:formula="of:=[.A169]/1000/(60*60*24)" office:value-type="time" office:time-value="PT00H44M31.534S" calcext:value-type="time">
            <text:p>00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84.84" calcext:value-type="float">
            <text:p>184.84</text:p>
          </table:table-cell>
          <table:table-cell office:value-type="float" office:value="232.48" calcext:value-type="float">
            <text:p>232.48</text:p>
          </table:table-cell>
        </table:table-row>
        <table:table-row table:style-name="ro1">
          <table:table-cell office:value-type="float" office:value="2687534" calcext:value-type="float">
            <text:p>2687534</text:p>
          </table:table-cell>
          <table:table-cell table:formula="of:=[.A170]/1000/(60*60*24)" office:value-type="time" office:time-value="PT00H44M47.534S" calcext:value-type="time">
            <text:p>00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85.93" calcext:value-type="float">
            <text:p>185.93</text:p>
          </table:table-cell>
          <table:table-cell office:value-type="float" office:value="233.83" calcext:value-type="float">
            <text:p>233.83</text:p>
          </table:table-cell>
        </table:table-row>
        <table:table-row table:style-name="ro1">
          <table:table-cell office:value-type="float" office:value="2703534" calcext:value-type="float">
            <text:p>2703534</text:p>
          </table:table-cell>
          <table:table-cell table:formula="of:=[.A171]/1000/(60*60*24)" office:value-type="time" office:time-value="PT00H45M03.534S" calcext:value-type="time">
            <text:p>00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87.02" calcext:value-type="float">
            <text:p>187.02</text:p>
          </table:table-cell>
          <table:table-cell office:value-type="float" office:value="235.17" calcext:value-type="float">
            <text:p>235.17</text:p>
          </table:table-cell>
        </table:table-row>
        <table:table-row table:style-name="ro1">
          <table:table-cell office:value-type="float" office:value="2719534" calcext:value-type="float">
            <text:p>2719534</text:p>
          </table:table-cell>
          <table:table-cell table:formula="of:=[.A172]/1000/(60*60*24)" office:value-type="time" office:time-value="PT00H45M19.534S" calcext:value-type="time">
            <text:p>00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88.11" calcext:value-type="float">
            <text:p>188.11</text:p>
          </table:table-cell>
          <table:table-cell office:value-type="float" office:value="236.52" calcext:value-type="float">
            <text:p>236.52</text:p>
          </table:table-cell>
        </table:table-row>
        <table:table-row table:style-name="ro1">
          <table:table-cell office:value-type="float" office:value="2735534" calcext:value-type="float">
            <text:p>2735534</text:p>
          </table:table-cell>
          <table:table-cell table:formula="of:=[.A173]/1000/(60*60*24)" office:value-type="time" office:time-value="PT00H45M35.534S" calcext:value-type="time">
            <text:p>00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89.2" calcext:value-type="float">
            <text:p>189.2</text:p>
          </table:table-cell>
          <table:table-cell office:value-type="float" office:value="237.86" calcext:value-type="float">
            <text:p>237.86</text:p>
          </table:table-cell>
        </table:table-row>
        <table:table-row table:style-name="ro1">
          <table:table-cell office:value-type="float" office:value="2751534" calcext:value-type="float">
            <text:p>2751534</text:p>
          </table:table-cell>
          <table:table-cell table:formula="of:=[.A174]/1000/(60*60*24)" office:value-type="time" office:time-value="PT00H45M51.534S" calcext:value-type="time">
            <text:p>00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90.29" calcext:value-type="float">
            <text:p>190.29</text:p>
          </table:table-cell>
          <table:table-cell office:value-type="float" office:value="239.21" calcext:value-type="float">
            <text:p>239.21</text:p>
          </table:table-cell>
        </table:table-row>
        <table:table-row table:style-name="ro1">
          <table:table-cell office:value-type="float" office:value="2767534" calcext:value-type="float">
            <text:p>2767534</text:p>
          </table:table-cell>
          <table:table-cell table:formula="of:=[.A175]/1000/(60*60*24)" office:value-type="time" office:time-value="PT00H46M07.534S" calcext:value-type="time">
            <text:p>00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91.37" calcext:value-type="float">
            <text:p>191.37</text:p>
          </table:table-cell>
          <table:table-cell office:value-type="float" office:value="240.55" calcext:value-type="float">
            <text:p>240.55</text:p>
          </table:table-cell>
        </table:table-row>
        <table:table-row table:style-name="ro1">
          <table:table-cell office:value-type="float" office:value="2783534" calcext:value-type="float">
            <text:p>2783534</text:p>
          </table:table-cell>
          <table:table-cell table:formula="of:=[.A176]/1000/(60*60*24)" office:value-type="time" office:time-value="PT00H46M23.534S" calcext:value-type="time">
            <text:p>00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92.46" calcext:value-type="float">
            <text:p>192.46</text:p>
          </table:table-cell>
          <table:table-cell office:value-type="float" office:value="241.9" calcext:value-type="float">
            <text:p>241.9</text:p>
          </table:table-cell>
        </table:table-row>
        <table:table-row table:style-name="ro1">
          <table:table-cell office:value-type="float" office:value="2799534" calcext:value-type="float">
            <text:p>2799534</text:p>
          </table:table-cell>
          <table:table-cell table:formula="of:=[.A177]/1000/(60*60*24)" office:value-type="time" office:time-value="PT00H46M39.534S" calcext:value-type="time">
            <text:p>00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93.55" calcext:value-type="float">
            <text:p>193.55</text:p>
          </table:table-cell>
          <table:table-cell office:value-type="float" office:value="243.24" calcext:value-type="float">
            <text:p>243.24</text:p>
          </table:table-cell>
        </table:table-row>
        <table:table-row table:style-name="ro1">
          <table:table-cell office:value-type="float" office:value="2815534" calcext:value-type="float">
            <text:p>2815534</text:p>
          </table:table-cell>
          <table:table-cell table:formula="of:=[.A178]/1000/(60*60*24)" office:value-type="time" office:time-value="PT00H46M55.534S" calcext:value-type="time">
            <text:p>00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94.64" calcext:value-type="float">
            <text:p>194.64</text:p>
          </table:table-cell>
          <table:table-cell office:value-type="float" office:value="244.59" calcext:value-type="float">
            <text:p>244.59</text:p>
          </table:table-cell>
        </table:table-row>
        <table:table-row table:style-name="ro1">
          <table:table-cell office:value-type="float" office:value="2831534" calcext:value-type="float">
            <text:p>2831534</text:p>
          </table:table-cell>
          <table:table-cell table:formula="of:=[.A179]/1000/(60*60*24)" office:value-type="time" office:time-value="PT00H47M11.534S" calcext:value-type="time">
            <text:p>00:4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195.72" calcext:value-type="float">
            <text:p>195.72</text:p>
          </table:table-cell>
          <table:table-cell office:value-type="float" office:value="245.93" calcext:value-type="float">
            <text:p>245.93</text:p>
          </table:table-cell>
        </table:table-row>
        <table:table-row table:style-name="ro1">
          <table:table-cell office:value-type="float" office:value="2847534" calcext:value-type="float">
            <text:p>2847534</text:p>
          </table:table-cell>
          <table:table-cell table:formula="of:=[.A180]/1000/(60*60*24)" office:value-type="time" office:time-value="PT00H47M27.534S" calcext:value-type="time">
            <text:p>00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96.81" calcext:value-type="float">
            <text:p>196.81</text:p>
          </table:table-cell>
          <table:table-cell office:value-type="float" office:value="247.27" calcext:value-type="float">
            <text:p>247.27</text:p>
          </table:table-cell>
        </table:table-row>
        <table:table-row table:style-name="ro1">
          <table:table-cell office:value-type="float" office:value="2863534" calcext:value-type="float">
            <text:p>2863534</text:p>
          </table:table-cell>
          <table:table-cell table:formula="of:=[.A181]/1000/(60*60*24)" office:value-type="time" office:time-value="PT00H47M43.534S" calcext:value-type="time">
            <text:p>00:4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197.9" calcext:value-type="float">
            <text:p>197.9</text:p>
          </table:table-cell>
          <table:table-cell office:value-type="float" office:value="248.62" calcext:value-type="float">
            <text:p>248.62</text:p>
          </table:table-cell>
        </table:table-row>
        <table:table-row table:style-name="ro1">
          <table:table-cell office:value-type="float" office:value="2879534" calcext:value-type="float">
            <text:p>2879534</text:p>
          </table:table-cell>
          <table:table-cell table:formula="of:=[.A182]/1000/(60*60*24)" office:value-type="time" office:time-value="PT00H47M59.534S" calcext:value-type="time">
            <text:p>00:4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98.99" calcext:value-type="float">
            <text:p>198.99</text:p>
          </table:table-cell>
          <table:table-cell office:value-type="float" office:value="249.96" calcext:value-type="float">
            <text:p>249.96</text:p>
          </table:table-cell>
        </table:table-row>
        <table:table-row table:style-name="ro1">
          <table:table-cell office:value-type="float" office:value="2895534" calcext:value-type="float">
            <text:p>2895534</text:p>
          </table:table-cell>
          <table:table-cell table:formula="of:=[.A183]/1000/(60*60*24)" office:value-type="time" office:time-value="PT00H48M15.534S" calcext:value-type="time">
            <text:p>00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00.07" calcext:value-type="float">
            <text:p>200.07</text:p>
          </table:table-cell>
          <table:table-cell office:value-type="float" office:value="251.3" calcext:value-type="float">
            <text:p>251.3</text:p>
          </table:table-cell>
        </table:table-row>
        <table:table-row table:style-name="ro1">
          <table:table-cell office:value-type="float" office:value="2911534" calcext:value-type="float">
            <text:p>2911534</text:p>
          </table:table-cell>
          <table:table-cell table:formula="of:=[.A184]/1000/(60*60*24)" office:value-type="time" office:time-value="PT00H48M31.534S" calcext:value-type="time">
            <text:p>00:4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01.16" calcext:value-type="float">
            <text:p>201.16</text:p>
          </table:table-cell>
          <table:table-cell office:value-type="float" office:value="252.64" calcext:value-type="float">
            <text:p>252.64</text:p>
          </table:table-cell>
        </table:table-row>
        <table:table-row table:style-name="ro1">
          <table:table-cell office:value-type="float" office:value="2927534" calcext:value-type="float">
            <text:p>2927534</text:p>
          </table:table-cell>
          <table:table-cell table:formula="of:=[.A185]/1000/(60*60*24)" office:value-type="time" office:time-value="PT00H48M47.534S" calcext:value-type="time">
            <text:p>00:4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02.25" calcext:value-type="float">
            <text:p>202.25</text:p>
          </table:table-cell>
          <table:table-cell office:value-type="float" office:value="253.98" calcext:value-type="float">
            <text:p>253.98</text:p>
          </table:table-cell>
        </table:table-row>
        <table:table-row table:style-name="ro1">
          <table:table-cell office:value-type="float" office:value="2943534" calcext:value-type="float">
            <text:p>2943534</text:p>
          </table:table-cell>
          <table:table-cell table:formula="of:=[.A186]/1000/(60*60*24)" office:value-type="time" office:time-value="PT00H49M03.534S" calcext:value-type="time">
            <text:p>00:4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03.33" calcext:value-type="float">
            <text:p>203.33</text:p>
          </table:table-cell>
          <table:table-cell office:value-type="float" office:value="255.32" calcext:value-type="float">
            <text:p>255.32</text:p>
          </table:table-cell>
        </table:table-row>
        <table:table-row table:style-name="ro1">
          <table:table-cell office:value-type="float" office:value="2959534" calcext:value-type="float">
            <text:p>2959534</text:p>
          </table:table-cell>
          <table:table-cell table:formula="of:=[.A187]/1000/(60*60*24)" office:value-type="time" office:time-value="PT00H49M19.534S" calcext:value-type="time">
            <text:p>00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204.42" calcext:value-type="float">
            <text:p>204.42</text:p>
          </table:table-cell>
          <table:table-cell office:value-type="float" office:value="256.66" calcext:value-type="float">
            <text:p>256.66</text:p>
          </table:table-cell>
        </table:table-row>
        <table:table-row table:style-name="ro1">
          <table:table-cell office:value-type="float" office:value="2975534" calcext:value-type="float">
            <text:p>2975534</text:p>
          </table:table-cell>
          <table:table-cell table:formula="of:=[.A188]/1000/(60*60*24)" office:value-type="time" office:time-value="PT00H49M35.534S" calcext:value-type="time">
            <text:p>00:4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05.51" calcext:value-type="float">
            <text:p>205.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991534" calcext:value-type="float">
            <text:p>2991534</text:p>
          </table:table-cell>
          <table:table-cell table:formula="of:=[.A189]/1000/(60*60*24)" office:value-type="time" office:time-value="PT00H49M51.534S" calcext:value-type="time">
            <text:p>00:4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06.59" calcext:value-type="float">
            <text:p>206.59</text:p>
          </table:table-cell>
          <table:table-cell office:value-type="float" office:value="259.34" calcext:value-type="float">
            <text:p>259.34</text:p>
          </table:table-cell>
        </table:table-row>
        <table:table-row table:style-name="ro1">
          <table:table-cell office:value-type="float" office:value="3007534" calcext:value-type="float">
            <text:p>3007534</text:p>
          </table:table-cell>
          <table:table-cell table:formula="of:=[.A190]/1000/(60*60*24)" office:value-type="time" office:time-value="PT00H50M07.534S" calcext:value-type="time">
            <text:p>00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07.68" calcext:value-type="float">
            <text:p>207.68</text:p>
          </table:table-cell>
          <table:table-cell office:value-type="float" office:value="260.68" calcext:value-type="float">
            <text:p>260.68</text:p>
          </table:table-cell>
        </table:table-row>
        <table:table-row table:style-name="ro1">
          <table:table-cell office:value-type="float" office:value="3023534" calcext:value-type="float">
            <text:p>3023534</text:p>
          </table:table-cell>
          <table:table-cell table:formula="of:=[.A191]/1000/(60*60*24)" office:value-type="time" office:time-value="PT00H50M23.534S" calcext:value-type="time">
            <text:p>00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3" calcext:value-type="float">
            <text:p>244.3</text:p>
          </table:table-cell>
          <table:table-cell office:value-type="float" office:value="302.06" calcext:value-type="float">
            <text:p>302.06</text:p>
          </table:table-cell>
          <table:table-cell office:value-type="float" office:value="208.77" calcext:value-type="float">
            <text:p>208.77</text:p>
          </table:table-cell>
          <table:table-cell office:value-type="float" office:value="262.02" calcext:value-type="float">
            <text:p>262.02</text:p>
          </table:table-cell>
        </table:table-row>
        <table:table-row table:style-name="ro1">
          <table:table-cell office:value-type="float" office:value="3039534" calcext:value-type="float">
            <text:p>3039534</text:p>
          </table:table-cell>
          <table:table-cell table:formula="of:=[.A192]/1000/(60*60*24)" office:value-type="time" office:time-value="PT00H50M39.534S" calcext:value-type="time">
            <text:p>00:5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263.36" calcext:value-type="float">
            <text:p>263.36</text:p>
          </table:table-cell>
        </table:table-row>
        <table:table-row table:style-name="ro1">
          <table:table-cell office:value-type="float" office:value="3055534" calcext:value-type="float">
            <text:p>3055534</text:p>
          </table:table-cell>
          <table:table-cell table:formula="of:=[.A193]/1000/(60*60*24)" office:value-type="time" office:time-value="PT00H50M55.534S" calcext:value-type="time">
            <text:p>00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210.94" calcext:value-type="float">
            <text:p>210.94</text:p>
          </table:table-cell>
          <table:table-cell office:value-type="float" office:value="264.7" calcext:value-type="float">
            <text:p>264.7</text:p>
          </table:table-cell>
        </table:table-row>
        <table:table-row table:style-name="ro1">
          <table:table-cell office:value-type="float" office:value="3071534" calcext:value-type="float">
            <text:p>3071534</text:p>
          </table:table-cell>
          <table:table-cell table:formula="of:=[.A194]/1000/(60*60*24)" office:value-type="time" office:time-value="PT00H51M11.534S" calcext:value-type="time">
            <text:p>00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212.02" calcext:value-type="float">
            <text:p>212.02</text:p>
          </table:table-cell>
          <table:table-cell office:value-type="float" office:value="266.03" calcext:value-type="float">
            <text:p>266.03</text:p>
          </table:table-cell>
        </table:table-row>
        <table:table-row table:style-name="ro1">
          <table:table-cell office:value-type="float" office:value="3087534" calcext:value-type="float">
            <text:p>3087534</text:p>
          </table:table-cell>
          <table:table-cell table:formula="of:=[.A195]/1000/(60*60*24)" office:value-type="time" office:time-value="PT00H51M27.534S" calcext:value-type="time">
            <text:p>00:5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13.11" calcext:value-type="float">
            <text:p>213.11</text:p>
          </table:table-cell>
          <table:table-cell office:value-type="float" office:value="267.37" calcext:value-type="float">
            <text:p>267.37</text:p>
          </table:table-cell>
        </table:table-row>
        <table:table-row table:style-name="ro1">
          <table:table-cell office:value-type="float" office:value="3103534" calcext:value-type="float">
            <text:p>3103534</text:p>
          </table:table-cell>
          <table:table-cell table:formula="of:=[.A196]/1000/(60*60*24)" office:value-type="time" office:time-value="PT00H51M43.534S" calcext:value-type="time">
            <text:p>00:5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14.19" calcext:value-type="float">
            <text:p>214.19</text:p>
          </table:table-cell>
          <table:table-cell office:value-type="float" office:value="268.71" calcext:value-type="float">
            <text:p>268.71</text:p>
          </table:table-cell>
        </table:table-row>
        <table:table-row table:style-name="ro1">
          <table:table-cell office:value-type="float" office:value="3119534" calcext:value-type="float">
            <text:p>3119534</text:p>
          </table:table-cell>
          <table:table-cell table:formula="of:=[.A197]/1000/(60*60*24)" office:value-type="time" office:time-value="PT00H51M59.534S" calcext:value-type="time">
            <text:p>00:5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15.28" calcext:value-type="float">
            <text:p>215.28</text:p>
          </table:table-cell>
          <table:table-cell office:value-type="float" office:value="270.05" calcext:value-type="float">
            <text:p>270.05</text:p>
          </table:table-cell>
        </table:table-row>
        <table:table-row table:style-name="ro1">
          <table:table-cell office:value-type="float" office:value="3135534" calcext:value-type="float">
            <text:p>3135534</text:p>
          </table:table-cell>
          <table:table-cell table:formula="of:=[.A198]/1000/(60*60*24)" office:value-type="time" office:time-value="PT00H52M15.534S" calcext:value-type="time">
            <text:p>00:5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16.37" calcext:value-type="float">
            <text:p>216.37</text:p>
          </table:table-cell>
          <table:table-cell office:value-type="float" office:value="271.38" calcext:value-type="float">
            <text:p>271.38</text:p>
          </table:table-cell>
        </table:table-row>
        <table:table-row table:style-name="ro1">
          <table:table-cell office:value-type="float" office:value="3151534" calcext:value-type="float">
            <text:p>3151534</text:p>
          </table:table-cell>
          <table:table-cell table:formula="of:=[.A199]/1000/(60*60*24)" office:value-type="time" office:time-value="PT00H52M31.534S" calcext:value-type="time">
            <text:p>00:5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17.45" calcext:value-type="float">
            <text:p>217.45</text:p>
          </table:table-cell>
          <table:table-cell office:value-type="float" office:value="272.72" calcext:value-type="float">
            <text:p>272.72</text:p>
          </table:table-cell>
        </table:table-row>
        <table:table-row table:style-name="ro1">
          <table:table-cell office:value-type="float" office:value="3167534" calcext:value-type="float">
            <text:p>3167534</text:p>
          </table:table-cell>
          <table:table-cell table:formula="of:=[.A200]/1000/(60*60*24)" office:value-type="time" office:time-value="PT00H52M47.534S" calcext:value-type="time">
            <text:p>00:5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18.54" calcext:value-type="float">
            <text:p>218.54</text:p>
          </table:table-cell>
          <table:table-cell office:value-type="float" office:value="274.06" calcext:value-type="float">
            <text:p>274.06</text:p>
          </table:table-cell>
        </table:table-row>
        <table:table-row table:style-name="ro1">
          <table:table-cell office:value-type="float" office:value="3183534" calcext:value-type="float">
            <text:p>3183534</text:p>
          </table:table-cell>
          <table:table-cell table:formula="of:=[.A201]/1000/(60*60*24)" office:value-type="time" office:time-value="PT00H53M03.534S" calcext:value-type="time">
            <text:p>00:5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19.62" calcext:value-type="float">
            <text:p>219.62</text:p>
          </table:table-cell>
          <table:table-cell office:value-type="float" office:value="275.4" calcext:value-type="float">
            <text:p>275.4</text:p>
          </table:table-cell>
        </table:table-row>
        <table:table-row table:style-name="ro1">
          <table:table-cell office:value-type="float" office:value="3199534" calcext:value-type="float">
            <text:p>3199534</text:p>
          </table:table-cell>
          <table:table-cell table:formula="of:=[.A202]/1000/(60*60*24)" office:value-type="time" office:time-value="PT00H53M19.534S" calcext:value-type="time">
            <text:p>00:5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20.71" calcext:value-type="float">
            <text:p>220.71</text:p>
          </table:table-cell>
          <table:table-cell office:value-type="float" office:value="276.73" calcext:value-type="float">
            <text:p>276.73</text:p>
          </table:table-cell>
        </table:table-row>
        <table:table-row table:style-name="ro1">
          <table:table-cell office:value-type="float" office:value="3215534" calcext:value-type="float">
            <text:p>3215534</text:p>
          </table:table-cell>
          <table:table-cell table:formula="of:=[.A203]/1000/(60*60*24)" office:value-type="time" office:time-value="PT00H53M35.534S" calcext:value-type="time">
            <text:p>00:5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221.79" calcext:value-type="float">
            <text:p>221.79</text:p>
          </table:table-cell>
          <table:table-cell office:value-type="float" office:value="278.07" calcext:value-type="float">
            <text:p>278.07</text:p>
          </table:table-cell>
        </table:table-row>
        <table:table-row table:style-name="ro1">
          <table:table-cell office:value-type="float" office:value="3231534" calcext:value-type="float">
            <text:p>3231534</text:p>
          </table:table-cell>
          <table:table-cell table:formula="of:=[.A204]/1000/(60*60*24)" office:value-type="time" office:time-value="PT00H53M51.534S" calcext:value-type="time">
            <text:p>00:5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22.87" calcext:value-type="float">
            <text:p>222.87</text:p>
          </table:table-cell>
          <table:table-cell office:value-type="float" office:value="279.4" calcext:value-type="float">
            <text:p>279.4</text:p>
          </table:table-cell>
        </table:table-row>
        <table:table-row table:style-name="ro1">
          <table:table-cell office:value-type="float" office:value="3247534" calcext:value-type="float">
            <text:p>3247534</text:p>
          </table:table-cell>
          <table:table-cell table:formula="of:=[.A205]/1000/(60*60*24)" office:value-type="time" office:time-value="PT00H54M07.534S" calcext:value-type="time">
            <text:p>00:5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223.96" calcext:value-type="float">
            <text:p>223.96</text:p>
          </table:table-cell>
          <table:table-cell office:value-type="float" office:value="280.74" calcext:value-type="float">
            <text:p>280.74</text:p>
          </table:table-cell>
        </table:table-row>
        <table:table-row table:style-name="ro1">
          <table:table-cell office:value-type="float" office:value="3263534" calcext:value-type="float">
            <text:p>3263534</text:p>
          </table:table-cell>
          <table:table-cell table:formula="of:=[.A206]/1000/(60*60*24)" office:value-type="time" office:time-value="PT00H54M23.534S" calcext:value-type="time">
            <text:p>00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25.04" calcext:value-type="float">
            <text:p>225.04</text:p>
          </table:table-cell>
          <table:table-cell office:value-type="float" office:value="282.07" calcext:value-type="float">
            <text:p>282.07</text:p>
          </table:table-cell>
        </table:table-row>
        <table:table-row table:style-name="ro1">
          <table:table-cell office:value-type="float" office:value="3279534" calcext:value-type="float">
            <text:p>3279534</text:p>
          </table:table-cell>
          <table:table-cell table:formula="of:=[.A207]/1000/(60*60*24)" office:value-type="time" office:time-value="PT00H54M39.534S" calcext:value-type="time">
            <text:p>00:5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26.13" calcext:value-type="float">
            <text:p>226.13</text:p>
          </table:table-cell>
          <table:table-cell office:value-type="float" office:value="283.41" calcext:value-type="float">
            <text:p>283.41</text:p>
          </table:table-cell>
        </table:table-row>
        <table:table-row table:style-name="ro1">
          <table:table-cell office:value-type="float" office:value="3295534" calcext:value-type="float">
            <text:p>3295534</text:p>
          </table:table-cell>
          <table:table-cell table:formula="of:=[.A208]/1000/(60*60*24)" office:value-type="time" office:time-value="PT00H54M55.534S" calcext:value-type="time">
            <text:p>00:5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227.21" calcext:value-type="float">
            <text:p>227.21</text:p>
          </table:table-cell>
          <table:table-cell office:value-type="float" office:value="284.74" calcext:value-type="float">
            <text:p>284.74</text:p>
          </table:table-cell>
        </table:table-row>
        <table:table-row table:style-name="ro1">
          <table:table-cell office:value-type="float" office:value="3311534" calcext:value-type="float">
            <text:p>3311534</text:p>
          </table:table-cell>
          <table:table-cell table:formula="of:=[.A209]/1000/(60*60*24)" office:value-type="time" office:time-value="PT00H55M11.534S" calcext:value-type="time">
            <text:p>00:5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28.3" calcext:value-type="float">
            <text:p>228.3</text:p>
          </table:table-cell>
          <table:table-cell office:value-type="float" office:value="286.08" calcext:value-type="float">
            <text:p>286.08</text:p>
          </table:table-cell>
        </table:table-row>
        <table:table-row table:style-name="ro1">
          <table:table-cell office:value-type="float" office:value="3327534" calcext:value-type="float">
            <text:p>3327534</text:p>
          </table:table-cell>
          <table:table-cell table:formula="of:=[.A210]/1000/(60*60*24)" office:value-type="time" office:time-value="PT00H55M27.534S" calcext:value-type="time">
            <text:p>00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229.38" calcext:value-type="float">
            <text:p>229.38</text:p>
          </table:table-cell>
          <table:table-cell office:value-type="float" office:value="287.42" calcext:value-type="float">
            <text:p>287.42</text:p>
          </table:table-cell>
        </table:table-row>
        <table:table-row table:style-name="ro1">
          <table:table-cell office:value-type="float" office:value="3343534" calcext:value-type="float">
            <text:p>3343534</text:p>
          </table:table-cell>
          <table:table-cell table:formula="of:=[.A211]/1000/(60*60*24)" office:value-type="time" office:time-value="PT00H55M43.534S" calcext:value-type="time">
            <text:p>00:5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230.46" calcext:value-type="float">
            <text:p>230.46</text:p>
          </table:table-cell>
          <table:table-cell office:value-type="float" office:value="288.75" calcext:value-type="float">
            <text:p>288.75</text:p>
          </table:table-cell>
        </table:table-row>
        <table:table-row table:style-name="ro1">
          <table:table-cell office:value-type="float" office:value="3359534" calcext:value-type="float">
            <text:p>3359534</text:p>
          </table:table-cell>
          <table:table-cell table:formula="of:=[.A212]/1000/(60*60*24)" office:value-type="time" office:time-value="PT00H55M59.534S" calcext:value-type="time">
            <text:p>00:5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231.55" calcext:value-type="float">
            <text:p>231.55</text:p>
          </table:table-cell>
          <table:table-cell office:value-type="float" office:value="290.08" calcext:value-type="float">
            <text:p>290.08</text:p>
          </table:table-cell>
        </table:table-row>
        <table:table-row table:style-name="ro1">
          <table:table-cell office:value-type="float" office:value="3375534" calcext:value-type="float">
            <text:p>3375534</text:p>
          </table:table-cell>
          <table:table-cell table:formula="of:=[.A213]/1000/(60*60*24)" office:value-type="time" office:time-value="PT00H56M15.534S" calcext:value-type="time">
            <text:p>00:5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232.63" calcext:value-type="float">
            <text:p>232.63</text:p>
          </table:table-cell>
          <table:table-cell office:value-type="float" office:value="291.42" calcext:value-type="float">
            <text:p>291.42</text:p>
          </table:table-cell>
        </table:table-row>
        <table:table-row table:style-name="ro1">
          <table:table-cell office:value-type="float" office:value="3391534" calcext:value-type="float">
            <text:p>3391534</text:p>
          </table:table-cell>
          <table:table-cell table:formula="of:=[.A214]/1000/(60*60*24)" office:value-type="time" office:time-value="PT00H56M31.534S" calcext:value-type="time">
            <text:p>00:5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233.71" calcext:value-type="float">
            <text:p>233.71</text:p>
          </table:table-cell>
          <table:table-cell office:value-type="float" office:value="292.75" calcext:value-type="float">
            <text:p>292.75</text:p>
          </table:table-cell>
        </table:table-row>
        <table:table-row table:style-name="ro1">
          <table:table-cell office:value-type="float" office:value="3407534" calcext:value-type="float">
            <text:p>3407534</text:p>
          </table:table-cell>
          <table:table-cell table:formula="of:=[.A215]/1000/(60*60*24)" office:value-type="time" office:time-value="PT00H56M47.534S" calcext:value-type="time">
            <text:p>00:5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234.8" calcext:value-type="float">
            <text:p>234.8</text:p>
          </table:table-cell>
          <table:table-cell office:value-type="float" office:value="294.08" calcext:value-type="float">
            <text:p>294.08</text:p>
          </table:table-cell>
        </table:table-row>
        <table:table-row table:style-name="ro1">
          <table:table-cell office:value-type="float" office:value="3423534" calcext:value-type="float">
            <text:p>3423534</text:p>
          </table:table-cell>
          <table:table-cell table:formula="of:=[.A216]/1000/(60*60*24)" office:value-type="time" office:time-value="PT00H57M03.534S" calcext:value-type="time">
            <text:p>00:5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235.88" calcext:value-type="float">
            <text:p>235.88</text:p>
          </table:table-cell>
          <table:table-cell office:value-type="float" office:value="295.41" calcext:value-type="float">
            <text:p>295.41</text:p>
          </table:table-cell>
        </table:table-row>
        <table:table-row table:style-name="ro1">
          <table:table-cell office:value-type="float" office:value="3439534" calcext:value-type="float">
            <text:p>3439534</text:p>
          </table:table-cell>
          <table:table-cell table:formula="of:=[.A217]/1000/(60*60*24)" office:value-type="time" office:time-value="PT00H57M19.534S" calcext:value-type="time">
            <text:p>00:5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236.96" calcext:value-type="float">
            <text:p>236.96</text:p>
          </table:table-cell>
          <table:table-cell office:value-type="float" office:value="296.75" calcext:value-type="float">
            <text:p>296.75</text:p>
          </table:table-cell>
        </table:table-row>
        <table:table-row table:style-name="ro1">
          <table:table-cell office:value-type="float" office:value="3455534" calcext:value-type="float">
            <text:p>3455534</text:p>
          </table:table-cell>
          <table:table-cell table:formula="of:=[.A218]/1000/(60*60*24)" office:value-type="time" office:time-value="PT00H57M35.534S" calcext:value-type="time">
            <text:p>00:5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238.05" calcext:value-type="float">
            <text:p>238.05</text:p>
          </table:table-cell>
          <table:table-cell office:value-type="float" office:value="298.08" calcext:value-type="float">
            <text:p>298.08</text:p>
          </table:table-cell>
        </table:table-row>
        <table:table-row table:style-name="ro1">
          <table:table-cell office:value-type="float" office:value="3471534" calcext:value-type="float">
            <text:p>3471534</text:p>
          </table:table-cell>
          <table:table-cell table:formula="of:=[.A219]/1000/(60*60*24)" office:value-type="time" office:time-value="PT00H57M51.534S" calcext:value-type="time">
            <text:p>00:5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239.13" calcext:value-type="float">
            <text:p>239.13</text:p>
          </table:table-cell>
          <table:table-cell office:value-type="float" office:value="299.41" calcext:value-type="float">
            <text:p>299.41</text:p>
          </table:table-cell>
        </table:table-row>
        <table:table-row table:style-name="ro1">
          <table:table-cell office:value-type="float" office:value="3487534" calcext:value-type="float">
            <text:p>3487534</text:p>
          </table:table-cell>
          <table:table-cell table:formula="of:=[.A220]/1000/(60*60*24)" office:value-type="time" office:time-value="PT00H58M07.534S" calcext:value-type="time">
            <text:p>00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240.21" calcext:value-type="float">
            <text:p>240.21</text:p>
          </table:table-cell>
          <table:table-cell office:value-type="float" office:value="300.74" calcext:value-type="float">
            <text:p>300.74</text:p>
          </table:table-cell>
        </table:table-row>
        <table:table-row table:style-name="ro1">
          <table:table-cell office:value-type="float" office:value="3503534" calcext:value-type="float">
            <text:p>3503534</text:p>
          </table:table-cell>
          <table:table-cell table:formula="of:=[.A221]/1000/(60*60*24)" office:value-type="time" office:time-value="PT00H58M23.534S" calcext:value-type="time">
            <text:p>00:5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241.3" calcext:value-type="float">
            <text:p>241.3</text:p>
          </table:table-cell>
          <table:table-cell office:value-type="float" office:value="302.07" calcext:value-type="float">
            <text:p>302.07</text:p>
          </table:table-cell>
        </table:table-row>
        <table:table-row table:style-name="ro1">
          <table:table-cell office:value-type="float" office:value="3519534" calcext:value-type="float">
            <text:p>3519534</text:p>
          </table:table-cell>
          <table:table-cell table:formula="of:=[.A222]/1000/(60*60*24)" office:value-type="time" office:time-value="PT00H58M39.534S" calcext:value-type="time">
            <text:p>00:5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242.38" calcext:value-type="float">
            <text:p>242.38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3535534" calcext:value-type="float">
            <text:p>3535534</text:p>
          </table:table-cell>
          <table:table-cell table:formula="of:=[.A223]/1000/(60*60*24)" office:value-type="time" office:time-value="PT00H58M55.534S" calcext:value-type="time">
            <text:p>00:5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243.46" calcext:value-type="float">
            <text:p>243.46</text:p>
          </table:table-cell>
          <table:table-cell office:value-type="float" office:value="304.73" calcext:value-type="float">
            <text:p>304.73</text:p>
          </table:table-cell>
        </table:table-row>
        <table:table-row table:style-name="ro1">
          <table:table-cell office:value-type="float" office:value="3551534" calcext:value-type="float">
            <text:p>3551534</text:p>
          </table:table-cell>
          <table:table-cell table:formula="of:=[.A224]/1000/(60*60*24)" office:value-type="time" office:time-value="PT00H59M11.534S" calcext:value-type="time">
            <text:p>00:5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244.54" calcext:value-type="float">
            <text:p>244.54</text:p>
          </table:table-cell>
          <table:table-cell office:value-type="float" office:value="306.06" calcext:value-type="float">
            <text:p>306.06</text:p>
          </table:table-cell>
        </table:table-row>
        <table:table-row table:style-name="ro1">
          <table:table-cell office:value-type="float" office:value="3567534" calcext:value-type="float">
            <text:p>3567534</text:p>
          </table:table-cell>
          <table:table-cell table:formula="of:=[.A225]/1000/(60*60*24)" office:value-type="time" office:time-value="PT00H59M27.534S" calcext:value-type="time">
            <text:p>00:5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245.63" calcext:value-type="float">
            <text:p>245.63</text:p>
          </table:table-cell>
          <table:table-cell office:value-type="float" office:value="307.39" calcext:value-type="float">
            <text:p>307.39</text:p>
          </table:table-cell>
        </table:table-row>
        <table:table-row table:style-name="ro1">
          <table:table-cell office:value-type="float" office:value="3583534" calcext:value-type="float">
            <text:p>3583534</text:p>
          </table:table-cell>
          <table:table-cell table:formula="of:=[.A226]/1000/(60*60*24)" office:value-type="time" office:time-value="PT00H59M43.534S" calcext:value-type="time">
            <text:p>00:5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246.71" calcext:value-type="float">
            <text:p>246.71</text:p>
          </table:table-cell>
          <table:table-cell office:value-type="float" office:value="308.72" calcext:value-type="float">
            <text:p>308.72</text:p>
          </table:table-cell>
        </table:table-row>
        <table:table-row table:style-name="ro1">
          <table:table-cell office:value-type="float" office:value="3599534" calcext:value-type="float">
            <text:p>3599534</text:p>
          </table:table-cell>
          <table:table-cell table:formula="of:=[.A227]/1000/(60*60*24)" office:value-type="time" office:time-value="PT00H59M59.534S" calcext:value-type="time">
            <text:p>01:0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247.79" calcext:value-type="float">
            <text:p>247.79</text:p>
          </table:table-cell>
          <table:table-cell office:value-type="float" office:value="310.05" calcext:value-type="float">
            <text:p>310.05</text:p>
          </table:table-cell>
        </table:table-row>
        <table:table-row table:style-name="ro1">
          <table:table-cell office:value-type="float" office:value="3615534" calcext:value-type="float">
            <text:p>3615534</text:p>
          </table:table-cell>
          <table:table-cell table:formula="of:=[.A228]/1000/(60*60*24)" office:value-type="time" office:time-value="PT01H00M15.534S" calcext:value-type="time">
            <text:p>01:0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248.87" calcext:value-type="float">
            <text:p>248.87</text:p>
          </table:table-cell>
          <table:table-cell office:value-type="float" office:value="311.38" calcext:value-type="float">
            <text:p>311.38</text:p>
          </table:table-cell>
        </table:table-row>
        <table:table-row table:style-name="ro1">
          <table:table-cell office:value-type="float" office:value="3631534" calcext:value-type="float">
            <text:p>3631534</text:p>
          </table:table-cell>
          <table:table-cell table:formula="of:=[.A229]/1000/(60*60*24)" office:value-type="time" office:time-value="PT01H00M31.534S" calcext:value-type="time">
            <text:p>01:0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249.96" calcext:value-type="float">
            <text:p>249.96</text:p>
          </table:table-cell>
          <table:table-cell office:value-type="float" office:value="312.71" calcext:value-type="float">
            <text:p>312.71</text:p>
          </table:table-cell>
        </table:table-row>
        <table:table-row table:style-name="ro1">
          <table:table-cell office:value-type="float" office:value="3647534" calcext:value-type="float">
            <text:p>3647534</text:p>
          </table:table-cell>
          <table:table-cell table:formula="of:=[.A230]/1000/(60*60*24)" office:value-type="time" office:time-value="PT01H00M47.534S" calcext:value-type="time">
            <text:p>01:0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251.04" calcext:value-type="float">
            <text:p>251.04</text:p>
          </table:table-cell>
          <table:table-cell office:value-type="float" office:value="314.04" calcext:value-type="float">
            <text:p>314.04</text:p>
          </table:table-cell>
        </table:table-row>
        <table:table-row table:style-name="ro1">
          <table:table-cell office:value-type="float" office:value="3663534" calcext:value-type="float">
            <text:p>3663534</text:p>
          </table:table-cell>
          <table:table-cell table:formula="of:=[.A231]/1000/(60*60*24)" office:value-type="time" office:time-value="PT01H01M03.534S" calcext:value-type="time">
            <text:p>01:0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252.12" calcext:value-type="float">
            <text:p>252.12</text:p>
          </table:table-cell>
          <table:table-cell office:value-type="float" office:value="315.37" calcext:value-type="float">
            <text:p>315.37</text:p>
          </table:table-cell>
        </table:table-row>
        <table:table-row table:style-name="ro1">
          <table:table-cell office:value-type="float" office:value="3679534" calcext:value-type="float">
            <text:p>3679534</text:p>
          </table:table-cell>
          <table:table-cell table:formula="of:=[.A232]/1000/(60*60*24)" office:value-type="time" office:time-value="PT01H01M19.534S" calcext:value-type="time">
            <text:p>01:0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253.2" calcext:value-type="float">
            <text:p>253.2</text:p>
          </table:table-cell>
          <table:table-cell office:value-type="float" office:value="316.7" calcext:value-type="float">
            <text:p>316.7</text:p>
          </table:table-cell>
        </table:table-row>
        <table:table-row table:style-name="ro1">
          <table:table-cell office:value-type="float" office:value="3695534" calcext:value-type="float">
            <text:p>3695534</text:p>
          </table:table-cell>
          <table:table-cell table:formula="of:=[.A233]/1000/(60*60*24)" office:value-type="time" office:time-value="PT01H01M35.534S" calcext:value-type="time">
            <text:p>01:0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254.28" calcext:value-type="float">
            <text:p>254.28</text:p>
          </table:table-cell>
          <table:table-cell office:value-type="float" office:value="318.03" calcext:value-type="float">
            <text:p>318.03</text:p>
          </table:table-cell>
        </table:table-row>
        <table:table-row table:style-name="ro1">
          <table:table-cell office:value-type="float" office:value="3711534" calcext:value-type="float">
            <text:p>3711534</text:p>
          </table:table-cell>
          <table:table-cell table:formula="of:=[.A234]/1000/(60*60*24)" office:value-type="time" office:time-value="PT01H01M51.534S" calcext:value-type="time">
            <text:p>01:0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255.37" calcext:value-type="float">
            <text:p>255.37</text:p>
          </table:table-cell>
          <table:table-cell office:value-type="float" office:value="319.35" calcext:value-type="float">
            <text:p>319.35</text:p>
          </table:table-cell>
        </table:table-row>
        <table:table-row table:style-name="ro1">
          <table:table-cell office:value-type="float" office:value="3727534" calcext:value-type="float">
            <text:p>3727534</text:p>
          </table:table-cell>
          <table:table-cell table:formula="of:=[.A235]/1000/(60*60*24)" office:value-type="time" office:time-value="PT01H02M07.534S" calcext:value-type="time">
            <text:p>01:0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256.45" calcext:value-type="float">
            <text:p>256.45</text:p>
          </table:table-cell>
          <table:table-cell office:value-type="float" office:value="320.68" calcext:value-type="float">
            <text:p>320.68</text:p>
          </table:table-cell>
        </table:table-row>
        <table:table-row table:style-name="ro1">
          <table:table-cell office:value-type="float" office:value="3743534" calcext:value-type="float">
            <text:p>3743534</text:p>
          </table:table-cell>
          <table:table-cell table:formula="of:=[.A236]/1000/(60*60*24)" office:value-type="time" office:time-value="PT01H02M23.534S" calcext:value-type="time">
            <text:p>01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257.53" calcext:value-type="float">
            <text:p>257.53</text:p>
          </table:table-cell>
          <table:table-cell office:value-type="float" office:value="322.01" calcext:value-type="float">
            <text:p>322.01</text:p>
          </table:table-cell>
        </table:table-row>
        <table:table-row table:style-name="ro1">
          <table:table-cell office:value-type="float" office:value="3759534" calcext:value-type="float">
            <text:p>3759534</text:p>
          </table:table-cell>
          <table:table-cell table:formula="of:=[.A237]/1000/(60*60*24)" office:value-type="time" office:time-value="PT01H02M39.534S" calcext:value-type="time">
            <text:p>01:0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258.61" calcext:value-type="float">
            <text:p>258.61</text:p>
          </table:table-cell>
          <table:table-cell office:value-type="float" office:value="323.34" calcext:value-type="float">
            <text:p>323.34</text:p>
          </table:table-cell>
        </table:table-row>
        <table:table-row table:style-name="ro1">
          <table:table-cell office:value-type="float" office:value="3775534" calcext:value-type="float">
            <text:p>3775534</text:p>
          </table:table-cell>
          <table:table-cell table:formula="of:=[.A238]/1000/(60*60*24)" office:value-type="time" office:time-value="PT01H02M55.534S" calcext:value-type="time">
            <text:p>01:0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259.69" calcext:value-type="float">
            <text:p>259.69</text:p>
          </table:table-cell>
          <table:table-cell office:value-type="float" office:value="324.66" calcext:value-type="float">
            <text:p>324.66</text:p>
          </table:table-cell>
        </table:table-row>
        <table:table-row table:style-name="ro1">
          <table:table-cell office:value-type="float" office:value="3791534" calcext:value-type="float">
            <text:p>3791534</text:p>
          </table:table-cell>
          <table:table-cell table:formula="of:=[.A239]/1000/(60*60*24)" office:value-type="time" office:time-value="PT01H03M11.534S" calcext:value-type="time">
            <text:p>01:0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260.77" calcext:value-type="float">
            <text:p>260.77</text:p>
          </table:table-cell>
          <table:table-cell office:value-type="float" office:value="325.99" calcext:value-type="float">
            <text:p>325.99</text:p>
          </table:table-cell>
        </table:table-row>
        <table:table-row table:style-name="ro1">
          <table:table-cell office:value-type="float" office:value="3807534" calcext:value-type="float">
            <text:p>3807534</text:p>
          </table:table-cell>
          <table:table-cell table:formula="of:=[.A240]/1000/(60*60*24)" office:value-type="time" office:time-value="PT01H03M27.534S" calcext:value-type="time">
            <text:p>01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261.85" calcext:value-type="float">
            <text:p>261.85</text:p>
          </table:table-cell>
          <table:table-cell office:value-type="float" office:value="327.32" calcext:value-type="float">
            <text:p>327.32</text:p>
          </table:table-cell>
        </table:table-row>
        <table:table-row table:style-name="ro1">
          <table:table-cell office:value-type="float" office:value="3823534" calcext:value-type="float">
            <text:p>3823534</text:p>
          </table:table-cell>
          <table:table-cell table:formula="of:=[.A241]/1000/(60*60*24)" office:value-type="time" office:time-value="PT01H03M43.534S" calcext:value-type="time">
            <text:p>01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262.94" calcext:value-type="float">
            <text:p>262.94</text:p>
          </table:table-cell>
          <table:table-cell office:value-type="float" office:value="328.64" calcext:value-type="float">
            <text:p>328.64</text:p>
          </table:table-cell>
        </table:table-row>
        <table:table-row table:style-name="ro1">
          <table:table-cell office:value-type="float" office:value="3839534" calcext:value-type="float">
            <text:p>3839534</text:p>
          </table:table-cell>
          <table:table-cell table:formula="of:=[.A242]/1000/(60*60*24)" office:value-type="time" office:time-value="PT01H03M59.534S" calcext:value-type="time">
            <text:p>01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264.02" calcext:value-type="float">
            <text:p>264.02</text:p>
          </table:table-cell>
          <table:table-cell office:value-type="float" office:value="329.97" calcext:value-type="float">
            <text:p>329.97</text:p>
          </table:table-cell>
        </table:table-row>
        <table:table-row table:style-name="ro1">
          <table:table-cell office:value-type="float" office:value="3855534" calcext:value-type="float">
            <text:p>3855534</text:p>
          </table:table-cell>
          <table:table-cell table:formula="of:=[.A243]/1000/(60*60*24)" office:value-type="time" office:time-value="PT01H04M15.534S" calcext:value-type="time">
            <text:p>01:0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265.1" calcext:value-type="float">
            <text:p>265.1</text:p>
          </table:table-cell>
          <table:table-cell office:value-type="float" office:value="331.29" calcext:value-type="float">
            <text:p>331.29</text:p>
          </table:table-cell>
        </table:table-row>
        <table:table-row table:style-name="ro1">
          <table:table-cell office:value-type="float" office:value="3871534" calcext:value-type="float">
            <text:p>3871534</text:p>
          </table:table-cell>
          <table:table-cell table:formula="of:=[.A244]/1000/(60*60*24)" office:value-type="time" office:time-value="PT01H04M31.534S" calcext:value-type="time">
            <text:p>01:0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266.18" calcext:value-type="float">
            <text:p>266.18</text:p>
          </table:table-cell>
          <table:table-cell office:value-type="float" office:value="332.62" calcext:value-type="float">
            <text:p>332.62</text:p>
          </table:table-cell>
        </table:table-row>
        <table:table-row table:style-name="ro1">
          <table:table-cell office:value-type="float" office:value="3887534" calcext:value-type="float">
            <text:p>3887534</text:p>
          </table:table-cell>
          <table:table-cell table:formula="of:=[.A245]/1000/(60*60*24)" office:value-type="time" office:time-value="PT01H04M47.534S" calcext:value-type="time">
            <text:p>01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267.26" calcext:value-type="float">
            <text:p>267.26</text:p>
          </table:table-cell>
          <table:table-cell office:value-type="float" office:value="333.94" calcext:value-type="float">
            <text:p>333.94</text:p>
          </table:table-cell>
        </table:table-row>
        <table:table-row table:style-name="ro1">
          <table:table-cell office:value-type="float" office:value="3903534" calcext:value-type="float">
            <text:p>3903534</text:p>
          </table:table-cell>
          <table:table-cell table:formula="of:=[.A246]/1000/(60*60*24)" office:value-type="time" office:time-value="PT01H05M03.534S" calcext:value-type="time">
            <text:p>01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68.34" calcext:value-type="float">
            <text:p>268.34</text:p>
          </table:table-cell>
          <table:table-cell office:value-type="float" office:value="335.27" calcext:value-type="float">
            <text:p>335.27</text:p>
          </table:table-cell>
        </table:table-row>
        <table:table-row table:style-name="ro1">
          <table:table-cell office:value-type="float" office:value="3919534" calcext:value-type="float">
            <text:p>3919534</text:p>
          </table:table-cell>
          <table:table-cell table:formula="of:=[.A247]/1000/(60*60*24)" office:value-type="time" office:time-value="PT01H05M19.534S" calcext:value-type="time">
            <text:p>01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69.42" calcext:value-type="float">
            <text:p>269.42</text:p>
          </table:table-cell>
          <table:table-cell office:value-type="float" office:value="336.59" calcext:value-type="float">
            <text:p>336.59</text:p>
          </table:table-cell>
        </table:table-row>
        <table:table-row table:style-name="ro1">
          <table:table-cell office:value-type="float" office:value="3935534" calcext:value-type="float">
            <text:p>3935534</text:p>
          </table:table-cell>
          <table:table-cell table:formula="of:=[.A248]/1000/(60*60*24)" office:value-type="time" office:time-value="PT01H05M35.534S" calcext:value-type="time">
            <text:p>01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70.5" calcext:value-type="float">
            <text:p>270.5</text:p>
          </table:table-cell>
          <table:table-cell office:value-type="float" office:value="337.91" calcext:value-type="float">
            <text:p>337.91</text:p>
          </table:table-cell>
        </table:table-row>
        <table:table-row table:style-name="ro1">
          <table:table-cell office:value-type="float" office:value="3951534" calcext:value-type="float">
            <text:p>3951534</text:p>
          </table:table-cell>
          <table:table-cell table:formula="of:=[.A249]/1000/(60*60*24)" office:value-type="time" office:time-value="PT01H05M51.534S" calcext:value-type="time">
            <text:p>01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71.58" calcext:value-type="float">
            <text:p>271.58</text:p>
          </table:table-cell>
          <table:table-cell office:value-type="float" office:value="339.24" calcext:value-type="float">
            <text:p>339.24</text:p>
          </table:table-cell>
        </table:table-row>
        <table:table-row table:style-name="ro1">
          <table:table-cell office:value-type="float" office:value="3967534" calcext:value-type="float">
            <text:p>3967534</text:p>
          </table:table-cell>
          <table:table-cell table:formula="of:=[.A250]/1000/(60*60*24)" office:value-type="time" office:time-value="PT01H06M07.534S" calcext:value-type="time">
            <text:p>01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72.66" calcext:value-type="float">
            <text:p>272.66</text:p>
          </table:table-cell>
          <table:table-cell office:value-type="float" office:value="340.56" calcext:value-type="float">
            <text:p>340.56</text:p>
          </table:table-cell>
        </table:table-row>
        <table:table-row table:style-name="ro1">
          <table:table-cell office:value-type="float" office:value="3983534" calcext:value-type="float">
            <text:p>3983534</text:p>
          </table:table-cell>
          <table:table-cell table:formula="of:=[.A251]/1000/(60*60*24)" office:value-type="time" office:time-value="PT01H06M23.534S" calcext:value-type="time">
            <text:p>01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73.74" calcext:value-type="float">
            <text:p>273.74</text:p>
          </table:table-cell>
          <table:table-cell office:value-type="float" office:value="341.88" calcext:value-type="float">
            <text:p>341.88</text:p>
          </table:table-cell>
        </table:table-row>
        <table:table-row table:style-name="ro1">
          <table:table-cell office:value-type="float" office:value="3999534" calcext:value-type="float">
            <text:p>3999534</text:p>
          </table:table-cell>
          <table:table-cell table:formula="of:=[.A252]/1000/(60*60*24)" office:value-type="time" office:time-value="PT01H06M39.534S" calcext:value-type="time">
            <text:p>01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274.82" calcext:value-type="float">
            <text:p>274.82</text:p>
          </table:table-cell>
          <table:table-cell office:value-type="float" office:value="343.21" calcext:value-type="float">
            <text:p>343.21</text:p>
          </table:table-cell>
        </table:table-row>
        <table:table-row table:style-name="ro1">
          <table:table-cell office:value-type="float" office:value="4015534" calcext:value-type="float">
            <text:p>4015534</text:p>
          </table:table-cell>
          <table:table-cell table:formula="of:=[.A253]/1000/(60*60*24)" office:value-type="time" office:time-value="PT01H06M55.534S" calcext:value-type="time">
            <text:p>01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275.9" calcext:value-type="float">
            <text:p>275.9</text:p>
          </table:table-cell>
          <table:table-cell office:value-type="float" office:value="344.53" calcext:value-type="float">
            <text:p>344.53</text:p>
          </table:table-cell>
        </table:table-row>
        <table:table-row table:style-name="ro1">
          <table:table-cell office:value-type="float" office:value="4031534" calcext:value-type="float">
            <text:p>4031534</text:p>
          </table:table-cell>
          <table:table-cell table:formula="of:=[.A254]/1000/(60*60*24)" office:value-type="time" office:time-value="PT01H07M11.534S" calcext:value-type="time">
            <text:p>01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276.98" calcext:value-type="float">
            <text:p>276.98</text:p>
          </table:table-cell>
          <table:table-cell office:value-type="float" office:value="345.85" calcext:value-type="float">
            <text:p>345.85</text:p>
          </table:table-cell>
        </table:table-row>
        <table:table-row table:style-name="ro1">
          <table:table-cell office:value-type="float" office:value="4047534" calcext:value-type="float">
            <text:p>4047534</text:p>
          </table:table-cell>
          <table:table-cell table:formula="of:=[.A255]/1000/(60*60*24)" office:value-type="time" office:time-value="PT01H07M27.534S" calcext:value-type="time">
            <text:p>01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278.06" calcext:value-type="float">
            <text:p>278.06</text:p>
          </table:table-cell>
          <table:table-cell office:value-type="float" office:value="347.17" calcext:value-type="float">
            <text:p>347.17</text:p>
          </table:table-cell>
        </table:table-row>
        <table:table-row table:style-name="ro1">
          <table:table-cell office:value-type="float" office:value="4063534" calcext:value-type="float">
            <text:p>4063534</text:p>
          </table:table-cell>
          <table:table-cell table:formula="of:=[.A256]/1000/(60*60*24)" office:value-type="time" office:time-value="PT01H07M43.534S" calcext:value-type="time">
            <text:p>01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279.14" calcext:value-type="float">
            <text:p>279.14</text:p>
          </table:table-cell>
          <table:table-cell office:value-type="float" office:value="348.5" calcext:value-type="float">
            <text:p>348.5</text:p>
          </table:table-cell>
        </table:table-row>
        <table:table-row table:style-name="ro1">
          <table:table-cell office:value-type="float" office:value="4079534" calcext:value-type="float">
            <text:p>4079534</text:p>
          </table:table-cell>
          <table:table-cell table:formula="of:=[.A257]/1000/(60*60*24)" office:value-type="time" office:time-value="PT01H07M59.534S" calcext:value-type="time">
            <text:p>01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280.22" calcext:value-type="float">
            <text:p>280.22</text:p>
          </table:table-cell>
          <table:table-cell office:value-type="float" office:value="349.82" calcext:value-type="float">
            <text:p>349.82</text:p>
          </table:table-cell>
        </table:table-row>
        <table:table-row table:style-name="ro1">
          <table:table-cell office:value-type="float" office:value="4095534" calcext:value-type="float">
            <text:p>4095534</text:p>
          </table:table-cell>
          <table:table-cell table:formula="of:=[.A258]/1000/(60*60*24)" office:value-type="time" office:time-value="PT01H08M15.534S" calcext:value-type="time">
            <text:p>01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281.3" calcext:value-type="float">
            <text:p>281.3</text:p>
          </table:table-cell>
          <table:table-cell office:value-type="float" office:value="351.14" calcext:value-type="float">
            <text:p>351.14</text:p>
          </table:table-cell>
        </table:table-row>
        <table:table-row table:style-name="ro1">
          <table:table-cell office:value-type="float" office:value="4111534" calcext:value-type="float">
            <text:p>4111534</text:p>
          </table:table-cell>
          <table:table-cell table:formula="of:=[.A259]/1000/(60*60*24)" office:value-type="time" office:time-value="PT01H08M31.534S" calcext:value-type="time">
            <text:p>01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282.38" calcext:value-type="float">
            <text:p>282.38</text:p>
          </table:table-cell>
          <table:table-cell office:value-type="float" office:value="352.46" calcext:value-type="float">
            <text:p>352.46</text:p>
          </table:table-cell>
        </table:table-row>
        <table:table-row table:style-name="ro1">
          <table:table-cell office:value-type="float" office:value="4127534" calcext:value-type="float">
            <text:p>4127534</text:p>
          </table:table-cell>
          <table:table-cell table:formula="of:=[.A260]/1000/(60*60*24)" office:value-type="time" office:time-value="PT01H08M47.534S" calcext:value-type="time">
            <text:p>01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283.46" calcext:value-type="float">
            <text:p>283.46</text:p>
          </table:table-cell>
          <table:table-cell office:value-type="float" office:value="353.78" calcext:value-type="float">
            <text:p>353.78</text:p>
          </table:table-cell>
        </table:table-row>
        <table:table-row table:style-name="ro1">
          <table:table-cell office:value-type="float" office:value="4143534" calcext:value-type="float">
            <text:p>4143534</text:p>
          </table:table-cell>
          <table:table-cell table:formula="of:=[.A261]/1000/(60*60*24)" office:value-type="time" office:time-value="PT01H09M03.534S" calcext:value-type="time">
            <text:p>01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284.54" calcext:value-type="float">
            <text:p>284.54</text:p>
          </table:table-cell>
          <table:table-cell office:value-type="float" office:value="355.11" calcext:value-type="float">
            <text:p>355.11</text:p>
          </table:table-cell>
        </table:table-row>
        <table:table-row table:style-name="ro1">
          <table:table-cell office:value-type="float" office:value="4159534" calcext:value-type="float">
            <text:p>4159534</text:p>
          </table:table-cell>
          <table:table-cell table:formula="of:=[.A262]/1000/(60*60*24)" office:value-type="time" office:time-value="PT01H09M19.534S" calcext:value-type="time">
            <text:p>01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285.62" calcext:value-type="float">
            <text:p>285.62</text:p>
          </table:table-cell>
          <table:table-cell office:value-type="float" office:value="356.43" calcext:value-type="float">
            <text:p>356.43</text:p>
          </table:table-cell>
        </table:table-row>
        <table:table-row table:style-name="ro1">
          <table:table-cell office:value-type="float" office:value="4175534" calcext:value-type="float">
            <text:p>4175534</text:p>
          </table:table-cell>
          <table:table-cell table:formula="of:=[.A263]/1000/(60*60*24)" office:value-type="time" office:time-value="PT01H09M35.534S" calcext:value-type="time">
            <text:p>01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286.7" calcext:value-type="float">
            <text:p>286.7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4191534" calcext:value-type="float">
            <text:p>4191534</text:p>
          </table:table-cell>
          <table:table-cell table:formula="of:=[.A264]/1000/(60*60*24)" office:value-type="time" office:time-value="PT01H09M51.534S" calcext:value-type="time">
            <text:p>01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287.78" calcext:value-type="float">
            <text:p>287.78</text:p>
          </table:table-cell>
          <table:table-cell office:value-type="float" office:value="359.07" calcext:value-type="float">
            <text:p>359.07</text:p>
          </table:table-cell>
        </table:table-row>
        <table:table-row table:style-name="ro1">
          <table:table-cell office:value-type="float" office:value="4207534" calcext:value-type="float">
            <text:p>4207534</text:p>
          </table:table-cell>
          <table:table-cell table:formula="of:=[.A265]/1000/(60*60*24)" office:value-type="time" office:time-value="PT01H10M07.534S" calcext:value-type="time">
            <text:p>01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288.86" calcext:value-type="float">
            <text:p>288.86</text:p>
          </table:table-cell>
          <table:table-cell office:value-type="float" office:value="360.39" calcext:value-type="float">
            <text:p>360.39</text:p>
          </table:table-cell>
        </table:table-row>
        <table:table-row table:style-name="ro1">
          <table:table-cell office:value-type="float" office:value="4223534" calcext:value-type="float">
            <text:p>4223534</text:p>
          </table:table-cell>
          <table:table-cell table:formula="of:=[.A266]/1000/(60*60*24)" office:value-type="time" office:time-value="PT01H10M23.534S" calcext:value-type="time">
            <text:p>01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289.94" calcext:value-type="float">
            <text:p>289.94</text:p>
          </table:table-cell>
          <table:table-cell office:value-type="float" office:value="361.71" calcext:value-type="float">
            <text:p>361.71</text:p>
          </table:table-cell>
        </table:table-row>
        <table:table-row table:style-name="ro1">
          <table:table-cell office:value-type="float" office:value="4239534" calcext:value-type="float">
            <text:p>4239534</text:p>
          </table:table-cell>
          <table:table-cell table:formula="of:=[.A267]/1000/(60*60*24)" office:value-type="time" office:time-value="PT01H10M39.534S" calcext:value-type="time">
            <text:p>01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291.02" calcext:value-type="float">
            <text:p>291.02</text:p>
          </table:table-cell>
          <table:table-cell office:value-type="float" office:value="363.03" calcext:value-type="float">
            <text:p>363.03</text:p>
          </table:table-cell>
        </table:table-row>
        <table:table-row table:style-name="ro1">
          <table:table-cell office:value-type="float" office:value="4255534" calcext:value-type="float">
            <text:p>4255534</text:p>
          </table:table-cell>
          <table:table-cell table:formula="of:=[.A268]/1000/(60*60*24)" office:value-type="time" office:time-value="PT01H10M55.534S" calcext:value-type="time">
            <text:p>01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292.1" calcext:value-type="float">
            <text:p>292.1</text:p>
          </table:table-cell>
          <table:table-cell office:value-type="float" office:value="364.35" calcext:value-type="float">
            <text:p>364.35</text:p>
          </table:table-cell>
        </table:table-row>
        <table:table-row table:style-name="ro1">
          <table:table-cell office:value-type="float" office:value="4271534" calcext:value-type="float">
            <text:p>4271534</text:p>
          </table:table-cell>
          <table:table-cell table:formula="of:=[.A269]/1000/(60*60*24)" office:value-type="time" office:time-value="PT01H11M11.534S" calcext:value-type="time">
            <text:p>01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293.17" calcext:value-type="float">
            <text:p>293.17</text:p>
          </table:table-cell>
          <table:table-cell office:value-type="float" office:value="365.67" calcext:value-type="float">
            <text:p>365.67</text:p>
          </table:table-cell>
        </table:table-row>
        <table:table-row table:style-name="ro1">
          <table:table-cell office:value-type="float" office:value="4287534" calcext:value-type="float">
            <text:p>4287534</text:p>
          </table:table-cell>
          <table:table-cell table:formula="of:=[.A270]/1000/(60*60*24)" office:value-type="time" office:time-value="PT01H11M27.534S" calcext:value-type="time">
            <text:p>01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294.25" calcext:value-type="float">
            <text:p>294.25</text:p>
          </table:table-cell>
          <table:table-cell office:value-type="float" office:value="366.99" calcext:value-type="float">
            <text:p>366.99</text:p>
          </table:table-cell>
        </table:table-row>
        <table:table-row table:style-name="ro1">
          <table:table-cell office:value-type="float" office:value="4303534" calcext:value-type="float">
            <text:p>4303534</text:p>
          </table:table-cell>
          <table:table-cell table:formula="of:=[.A271]/1000/(60*60*24)" office:value-type="time" office:time-value="PT01H11M43.534S" calcext:value-type="time">
            <text:p>01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295.33" calcext:value-type="float">
            <text:p>295.33</text:p>
          </table:table-cell>
          <table:table-cell office:value-type="float" office:value="368.32" calcext:value-type="float">
            <text:p>368.32</text:p>
          </table:table-cell>
        </table:table-row>
        <table:table-row table:style-name="ro1">
          <table:table-cell office:value-type="float" office:value="4319534" calcext:value-type="float">
            <text:p>4319534</text:p>
          </table:table-cell>
          <table:table-cell table:formula="of:=[.A272]/1000/(60*60*24)" office:value-type="time" office:time-value="PT01H11M59.534S" calcext:value-type="time">
            <text:p>01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296.41" calcext:value-type="float">
            <text:p>296.41</text:p>
          </table:table-cell>
          <table:table-cell office:value-type="float" office:value="369.64" calcext:value-type="float">
            <text:p>369.64</text:p>
          </table:table-cell>
        </table:table-row>
        <table:table-row table:style-name="ro1">
          <table:table-cell office:value-type="float" office:value="4335534" calcext:value-type="float">
            <text:p>4335534</text:p>
          </table:table-cell>
          <table:table-cell table:formula="of:=[.A273]/1000/(60*60*24)" office:value-type="time" office:time-value="PT01H12M15.534S" calcext:value-type="time">
            <text:p>01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297.49" calcext:value-type="float">
            <text:p>297.49</text:p>
          </table:table-cell>
          <table:table-cell office:value-type="float" office:value="370.96" calcext:value-type="float">
            <text:p>370.96</text:p>
          </table:table-cell>
        </table:table-row>
        <table:table-row table:style-name="ro1">
          <table:table-cell office:value-type="float" office:value="4351534" calcext:value-type="float">
            <text:p>4351534</text:p>
          </table:table-cell>
          <table:table-cell table:formula="of:=[.A274]/1000/(60*60*24)" office:value-type="time" office:time-value="PT01H12M31.534S" calcext:value-type="time">
            <text:p>01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298.57" calcext:value-type="float">
            <text:p>298.57</text:p>
          </table:table-cell>
          <table:table-cell office:value-type="float" office:value="372.28" calcext:value-type="float">
            <text:p>372.28</text:p>
          </table:table-cell>
        </table:table-row>
        <table:table-row table:style-name="ro1">
          <table:table-cell office:value-type="float" office:value="4367534" calcext:value-type="float">
            <text:p>4367534</text:p>
          </table:table-cell>
          <table:table-cell table:formula="of:=[.A275]/1000/(60*60*24)" office:value-type="time" office:time-value="PT01H12M47.534S" calcext:value-type="time">
            <text:p>01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299.65" calcext:value-type="float">
            <text:p>299.65</text:p>
          </table:table-cell>
          <table:table-cell office:value-type="float" office:value="373.6" calcext:value-type="float">
            <text:p>373.6</text:p>
          </table:table-cell>
        </table:table-row>
        <table:table-row table:style-name="ro1">
          <table:table-cell office:value-type="float" office:value="4383534" calcext:value-type="float">
            <text:p>4383534</text:p>
          </table:table-cell>
          <table:table-cell table:formula="of:=[.A276]/1000/(60*60*24)" office:value-type="time" office:time-value="PT01H13M03.534S" calcext:value-type="time">
            <text:p>01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00.72" calcext:value-type="float">
            <text:p>300.72</text:p>
          </table:table-cell>
          <table:table-cell office:value-type="float" office:value="374.91" calcext:value-type="float">
            <text:p>374.91</text:p>
          </table:table-cell>
        </table:table-row>
        <table:table-row table:style-name="ro1">
          <table:table-cell office:value-type="float" office:value="4399534" calcext:value-type="float">
            <text:p>4399534</text:p>
          </table:table-cell>
          <table:table-cell table:formula="of:=[.A277]/1000/(60*60*24)" office:value-type="time" office:time-value="PT01H13M19.534S" calcext:value-type="time">
            <text:p>01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301.8" calcext:value-type="float">
            <text:p>301.8</text:p>
          </table:table-cell>
          <table:table-cell office:value-type="float" office:value="376.23" calcext:value-type="float">
            <text:p>376.23</text:p>
          </table:table-cell>
        </table:table-row>
        <table:table-row table:style-name="ro1">
          <table:table-cell office:value-type="float" office:value="4415534" calcext:value-type="float">
            <text:p>4415534</text:p>
          </table:table-cell>
          <table:table-cell table:formula="of:=[.A278]/1000/(60*60*24)" office:value-type="time" office:time-value="PT01H13M35.534S" calcext:value-type="time">
            <text:p>01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02.88" calcext:value-type="float">
            <text:p>302.88</text:p>
          </table:table-cell>
          <table:table-cell office:value-type="float" office:value="377.55" calcext:value-type="float">
            <text:p>377.55</text:p>
          </table:table-cell>
        </table:table-row>
        <table:table-row table:style-name="ro1">
          <table:table-cell office:value-type="float" office:value="4431534" calcext:value-type="float">
            <text:p>4431534</text:p>
          </table:table-cell>
          <table:table-cell table:formula="of:=[.A279]/1000/(60*60*24)" office:value-type="time" office:time-value="PT01H13M51.534S" calcext:value-type="time">
            <text:p>01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03.96" calcext:value-type="float">
            <text:p>303.96</text:p>
          </table:table-cell>
          <table:table-cell office:value-type="float" office:value="378.87" calcext:value-type="float">
            <text:p>378.87</text:p>
          </table:table-cell>
        </table:table-row>
        <table:table-row table:style-name="ro1">
          <table:table-cell office:value-type="float" office:value="4447534" calcext:value-type="float">
            <text:p>4447534</text:p>
          </table:table-cell>
          <table:table-cell table:formula="of:=[.A280]/1000/(60*60*24)" office:value-type="time" office:time-value="PT01H14M07.534S" calcext:value-type="time">
            <text:p>01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05.04" calcext:value-type="float">
            <text:p>305.04</text:p>
          </table:table-cell>
          <table:table-cell office:value-type="float" office:value="380.19" calcext:value-type="float">
            <text:p>380.19</text:p>
          </table:table-cell>
        </table:table-row>
        <table:table-row table:style-name="ro1">
          <table:table-cell office:value-type="float" office:value="4463534" calcext:value-type="float">
            <text:p>4463534</text:p>
          </table:table-cell>
          <table:table-cell table:formula="of:=[.A281]/1000/(60*60*24)" office:value-type="time" office:time-value="PT01H14M23.534S" calcext:value-type="time">
            <text:p>01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06.11" calcext:value-type="float">
            <text:p>306.11</text:p>
          </table:table-cell>
          <table:table-cell office:value-type="float" office:value="381.51" calcext:value-type="float">
            <text:p>381.51</text:p>
          </table:table-cell>
        </table:table-row>
        <table:table-row table:style-name="ro1">
          <table:table-cell office:value-type="float" office:value="4479534" calcext:value-type="float">
            <text:p>4479534</text:p>
          </table:table-cell>
          <table:table-cell table:formula="of:=[.A282]/1000/(60*60*24)" office:value-type="time" office:time-value="PT01H14M39.534S" calcext:value-type="time">
            <text:p>01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07.19" calcext:value-type="float">
            <text:p>307.19</text:p>
          </table:table-cell>
          <table:table-cell office:value-type="float" office:value="382.83" calcext:value-type="float">
            <text:p>382.83</text:p>
          </table:table-cell>
        </table:table-row>
        <table:table-row table:style-name="ro1">
          <table:table-cell office:value-type="float" office:value="4495534" calcext:value-type="float">
            <text:p>4495534</text:p>
          </table:table-cell>
          <table:table-cell table:formula="of:=[.A283]/1000/(60*60*24)" office:value-type="time" office:time-value="PT01H14M55.534S" calcext:value-type="time">
            <text:p>01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08.27" calcext:value-type="float">
            <text:p>308.27</text:p>
          </table:table-cell>
          <table:table-cell office:value-type="float" office:value="384.14" calcext:value-type="float">
            <text:p>384.14</text:p>
          </table:table-cell>
        </table:table-row>
        <table:table-row table:style-name="ro1">
          <table:table-cell office:value-type="float" office:value="4511534" calcext:value-type="float">
            <text:p>4511534</text:p>
          </table:table-cell>
          <table:table-cell table:formula="of:=[.A284]/1000/(60*60*24)" office:value-type="time" office:time-value="PT01H15M11.534S" calcext:value-type="time">
            <text:p>01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09.35" calcext:value-type="float">
            <text:p>309.35</text:p>
          </table:table-cell>
          <table:table-cell office:value-type="float" office:value="385.46" calcext:value-type="float">
            <text:p>385.46</text:p>
          </table:table-cell>
        </table:table-row>
        <table:table-row table:style-name="ro1">
          <table:table-cell office:value-type="float" office:value="4527534" calcext:value-type="float">
            <text:p>4527534</text:p>
          </table:table-cell>
          <table:table-cell table:formula="of:=[.A285]/1000/(60*60*24)" office:value-type="time" office:time-value="PT01H15M27.534S" calcext:value-type="time">
            <text:p>01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310.42" calcext:value-type="float">
            <text:p>310.42</text:p>
          </table:table-cell>
          <table:table-cell office:value-type="float" office:value="386.78" calcext:value-type="float">
            <text:p>386.78</text:p>
          </table:table-cell>
        </table:table-row>
        <table:table-row table:style-name="ro1">
          <table:table-cell office:value-type="float" office:value="4543534" calcext:value-type="float">
            <text:p>4543534</text:p>
          </table:table-cell>
          <table:table-cell table:formula="of:=[.A286]/1000/(60*60*24)" office:value-type="time" office:time-value="PT01H15M43.534S" calcext:value-type="time">
            <text:p>01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311.5" calcext:value-type="float">
            <text:p>311.5</text:p>
          </table:table-cell>
          <table:table-cell office:value-type="float" office:value="388.1" calcext:value-type="float">
            <text:p>388.1</text:p>
          </table:table-cell>
        </table:table-row>
        <table:table-row table:style-name="ro1">
          <table:table-cell office:value-type="float" office:value="4559534" calcext:value-type="float">
            <text:p>4559534</text:p>
          </table:table-cell>
          <table:table-cell table:formula="of:=[.A287]/1000/(60*60*24)" office:value-type="time" office:time-value="PT01H15M59.534S" calcext:value-type="time">
            <text:p>01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312.58" calcext:value-type="float">
            <text:p>312.58</text:p>
          </table:table-cell>
          <table:table-cell office:value-type="float" office:value="389.42" calcext:value-type="float">
            <text:p>389.42</text:p>
          </table:table-cell>
        </table:table-row>
        <table:table-row table:style-name="ro1">
          <table:table-cell office:value-type="float" office:value="4575534" calcext:value-type="float">
            <text:p>4575534</text:p>
          </table:table-cell>
          <table:table-cell table:formula="of:=[.A288]/1000/(60*60*24)" office:value-type="time" office:time-value="PT01H16M15.534S" calcext:value-type="time">
            <text:p>01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13.65" calcext:value-type="float">
            <text:p>313.65</text:p>
          </table:table-cell>
          <table:table-cell office:value-type="float" office:value="390.74" calcext:value-type="float">
            <text:p>390.74</text:p>
          </table:table-cell>
        </table:table-row>
        <table:table-row table:style-name="ro1">
          <table:table-cell office:value-type="float" office:value="4591534" calcext:value-type="float">
            <text:p>4591534</text:p>
          </table:table-cell>
          <table:table-cell table:formula="of:=[.A289]/1000/(60*60*24)" office:value-type="time" office:time-value="PT01H16M31.534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314.73" calcext:value-type="float">
            <text:p>314.73</text:p>
          </table:table-cell>
          <table:table-cell office:value-type="float" office:value="392.05" calcext:value-type="float">
            <text:p>392.05</text:p>
          </table:table-cell>
        </table:table-row>
        <table:table-row table:style-name="ro1">
          <table:table-cell office:value-type="float" office:value="4607534" calcext:value-type="float">
            <text:p>4607534</text:p>
          </table:table-cell>
          <table:table-cell table:formula="of:=[.A290]/1000/(60*60*24)" office:value-type="time" office:time-value="PT01H16M47.534S" calcext:value-type="time">
            <text:p>01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315.81" calcext:value-type="float">
            <text:p>315.81</text:p>
          </table:table-cell>
          <table:table-cell office:value-type="float" office:value="393.37" calcext:value-type="float">
            <text:p>393.37</text:p>
          </table:table-cell>
        </table:table-row>
        <table:table-row table:style-name="ro1">
          <table:table-cell office:value-type="float" office:value="4623534" calcext:value-type="float">
            <text:p>4623534</text:p>
          </table:table-cell>
          <table:table-cell table:formula="of:=[.A291]/1000/(60*60*24)" office:value-type="time" office:time-value="PT01H17M03.534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16.89" calcext:value-type="float">
            <text:p>316.89</text:p>
          </table:table-cell>
          <table:table-cell office:value-type="float" office:value="394.68" calcext:value-type="float">
            <text:p>394.68</text:p>
          </table:table-cell>
        </table:table-row>
        <table:table-row table:style-name="ro1">
          <table:table-cell office:value-type="float" office:value="4639534" calcext:value-type="float">
            <text:p>4639534</text:p>
          </table:table-cell>
          <table:table-cell table:formula="of:=[.A292]/1000/(60*60*24)" office:value-type="time" office:time-value="PT01H17M19.534S" calcext:value-type="time">
            <text:p>01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17.96" calcext:value-type="float">
            <text:p>317.9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655534" calcext:value-type="float">
            <text:p>4655534</text:p>
          </table:table-cell>
          <table:table-cell table:formula="of:=[.A293]/1000/(60*60*24)" office:value-type="time" office:time-value="PT01H17M35.534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319.04" calcext:value-type="float">
            <text:p>319.04</text:p>
          </table:table-cell>
          <table:table-cell office:value-type="float" office:value="397.31" calcext:value-type="float">
            <text:p>397.31</text:p>
          </table:table-cell>
        </table:table-row>
        <table:table-row table:style-name="ro1">
          <table:table-cell office:value-type="float" office:value="4671534" calcext:value-type="float">
            <text:p>4671534</text:p>
          </table:table-cell>
          <table:table-cell table:formula="of:=[.A294]/1000/(60*60*24)" office:value-type="time" office:time-value="PT01H17M51.534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20.12" calcext:value-type="float">
            <text:p>320.12</text:p>
          </table:table-cell>
          <table:table-cell office:value-type="float" office:value="398.63" calcext:value-type="float">
            <text:p>398.63</text:p>
          </table:table-cell>
        </table:table-row>
        <table:table-row table:style-name="ro1">
          <table:table-cell office:value-type="float" office:value="4687534" calcext:value-type="float">
            <text:p>4687534</text:p>
          </table:table-cell>
          <table:table-cell table:formula="of:=[.A295]/1000/(60*60*24)" office:value-type="time" office:time-value="PT01H18M07.534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21.19" calcext:value-type="float">
            <text:p>321.19</text:p>
          </table:table-cell>
          <table:table-cell office:value-type="float" office:value="399.95" calcext:value-type="float">
            <text:p>399.95</text:p>
          </table:table-cell>
        </table:table-row>
        <table:table-row table:style-name="ro1">
          <table:table-cell office:value-type="float" office:value="4703534" calcext:value-type="float">
            <text:p>4703534</text:p>
          </table:table-cell>
          <table:table-cell table:formula="of:=[.A296]/1000/(60*60*24)" office:value-type="time" office:time-value="PT01H18M23.534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322.27" calcext:value-type="float">
            <text:p>322.27</text:p>
          </table:table-cell>
          <table:table-cell office:value-type="float" office:value="401.26" calcext:value-type="float">
            <text:p>401.26</text:p>
          </table:table-cell>
        </table:table-row>
        <table:table-row table:style-name="ro1">
          <table:table-cell office:value-type="float" office:value="4719534" calcext:value-type="float">
            <text:p>4719534</text:p>
          </table:table-cell>
          <table:table-cell table:formula="of:=[.A297]/1000/(60*60*24)" office:value-type="time" office:time-value="PT01H18M39.534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323.35" calcext:value-type="float">
            <text:p>323.35</text:p>
          </table:table-cell>
          <table:table-cell office:value-type="float" office:value="402.58" calcext:value-type="float">
            <text:p>402.58</text:p>
          </table:table-cell>
        </table:table-row>
        <table:table-row table:style-name="ro1">
          <table:table-cell office:value-type="float" office:value="4735534" calcext:value-type="float">
            <text:p>4735534</text:p>
          </table:table-cell>
          <table:table-cell table:formula="of:=[.A298]/1000/(60*60*24)" office:value-type="time" office:time-value="PT01H18M55.534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324.42" calcext:value-type="float">
            <text:p>324.42</text:p>
          </table:table-cell>
          <table:table-cell office:value-type="float" office:value="403.89" calcext:value-type="float">
            <text:p>403.89</text:p>
          </table:table-cell>
        </table:table-row>
        <table:table-row table:style-name="ro1">
          <table:table-cell office:value-type="float" office:value="4751534" calcext:value-type="float">
            <text:p>4751534</text:p>
          </table:table-cell>
          <table:table-cell table:formula="of:=[.A299]/1000/(60*60*24)" office:value-type="time" office:time-value="PT01H19M11.534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25.5" calcext:value-type="float">
            <text:p>325.5</text:p>
          </table:table-cell>
          <table:table-cell office:value-type="float" office:value="405.21" calcext:value-type="float">
            <text:p>405.21</text:p>
          </table:table-cell>
        </table:table-row>
        <table:table-row table:style-name="ro1">
          <table:table-cell office:value-type="float" office:value="4767534" calcext:value-type="float">
            <text:p>4767534</text:p>
          </table:table-cell>
          <table:table-cell table:formula="of:=[.A300]/1000/(60*60*24)" office:value-type="time" office:time-value="PT01H19M27.534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26.58" calcext:value-type="float">
            <text:p>326.58</text:p>
          </table:table-cell>
          <table:table-cell office:value-type="float" office:value="406.52" calcext:value-type="float">
            <text:p>406.52</text:p>
          </table:table-cell>
        </table:table-row>
        <table:table-row table:style-name="ro1">
          <table:table-cell office:value-type="float" office:value="4783534" calcext:value-type="float">
            <text:p>4783534</text:p>
          </table:table-cell>
          <table:table-cell table:formula="of:=[.A301]/1000/(60*60*24)" office:value-type="time" office:time-value="PT01H19M43.534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327.65" calcext:value-type="float">
            <text:p>327.65</text:p>
          </table:table-cell>
          <table:table-cell office:value-type="float" office:value="407.83" calcext:value-type="float">
            <text:p>407.83</text:p>
          </table:table-cell>
        </table:table-row>
        <table:table-row table:style-name="ro1">
          <table:table-cell office:value-type="float" office:value="4799534" calcext:value-type="float">
            <text:p>4799534</text:p>
          </table:table-cell>
          <table:table-cell table:formula="of:=[.A302]/1000/(60*60*24)" office:value-type="time" office:time-value="PT01H19M59.534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28.73" calcext:value-type="float">
            <text:p>328.73</text:p>
          </table:table-cell>
          <table:table-cell office:value-type="float" office:value="409.15" calcext:value-type="float">
            <text:p>409.15</text:p>
          </table:table-cell>
        </table:table-row>
        <table:table-row table:style-name="ro1">
          <table:table-cell office:value-type="float" office:value="4815534" calcext:value-type="float">
            <text:p>4815534</text:p>
          </table:table-cell>
          <table:table-cell table:formula="of:=[.A303]/1000/(60*60*24)" office:value-type="time" office:time-value="PT01H20M15.534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29.81" calcext:value-type="float">
            <text:p>329.81</text:p>
          </table:table-cell>
          <table:table-cell office:value-type="float" office:value="410.46" calcext:value-type="float">
            <text:p>410.46</text:p>
          </table:table-cell>
        </table:table-row>
        <table:table-row table:style-name="ro1">
          <table:table-cell office:value-type="float" office:value="4831534" calcext:value-type="float">
            <text:p>4831534</text:p>
          </table:table-cell>
          <table:table-cell table:formula="of:=[.A304]/1000/(60*60*24)" office:value-type="time" office:time-value="PT01H20M31.534S" calcext:value-type="time">
            <text:p>01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30.88" calcext:value-type="float">
            <text:p>330.88</text:p>
          </table:table-cell>
          <table:table-cell office:value-type="float" office:value="411.77" calcext:value-type="float">
            <text:p>411.77</text:p>
          </table:table-cell>
        </table:table-row>
        <table:table-row table:style-name="ro1">
          <table:table-cell office:value-type="float" office:value="4847534" calcext:value-type="float">
            <text:p>4847534</text:p>
          </table:table-cell>
          <table:table-cell table:formula="of:=[.A305]/1000/(60*60*24)" office:value-type="time" office:time-value="PT01H20M47.534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31.96" calcext:value-type="float">
            <text:p>331.96</text:p>
          </table:table-cell>
          <table:table-cell office:value-type="float" office:value="413.09" calcext:value-type="float">
            <text:p>413.09</text:p>
          </table:table-cell>
        </table:table-row>
        <table:table-row table:style-name="ro1">
          <table:table-cell office:value-type="float" office:value="4863534" calcext:value-type="float">
            <text:p>4863534</text:p>
          </table:table-cell>
          <table:table-cell table:formula="of:=[.A306]/1000/(60*60*24)" office:value-type="time" office:time-value="PT01H21M03.534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33.03" calcext:value-type="float">
            <text:p>333.03</text:p>
          </table:table-cell>
          <table:table-cell office:value-type="float" office:value="414.4" calcext:value-type="float">
            <text:p>414.4</text:p>
          </table:table-cell>
        </table:table-row>
        <table:table-row table:style-name="ro1">
          <table:table-cell office:value-type="float" office:value="4879534" calcext:value-type="float">
            <text:p>4879534</text:p>
          </table:table-cell>
          <table:table-cell table:formula="of:=[.A307]/1000/(60*60*24)" office:value-type="time" office:time-value="PT01H21M19.534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34.11" calcext:value-type="float">
            <text:p>334.11</text:p>
          </table:table-cell>
          <table:table-cell office:value-type="float" office:value="415.72" calcext:value-type="float">
            <text:p>415.72</text:p>
          </table:table-cell>
        </table:table-row>
        <table:table-row table:style-name="ro1">
          <table:table-cell office:value-type="float" office:value="4895534" calcext:value-type="float">
            <text:p>4895534</text:p>
          </table:table-cell>
          <table:table-cell table:formula="of:=[.A308]/1000/(60*60*24)" office:value-type="time" office:time-value="PT01H21M35.534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35.19" calcext:value-type="float">
            <text:p>335.19</text:p>
          </table:table-cell>
          <table:table-cell office:value-type="float" office:value="417.03" calcext:value-type="float">
            <text:p>417.03</text:p>
          </table:table-cell>
        </table:table-row>
        <table:table-row table:style-name="ro1">
          <table:table-cell office:value-type="float" office:value="4911534" calcext:value-type="float">
            <text:p>4911534</text:p>
          </table:table-cell>
          <table:table-cell table:formula="of:=[.A309]/1000/(60*60*24)" office:value-type="time" office:time-value="PT01H21M51.534S" calcext:value-type="time">
            <text:p>01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36.26" calcext:value-type="float">
            <text:p>336.26</text:p>
          </table:table-cell>
          <table:table-cell office:value-type="float" office:value="418.34" calcext:value-type="float">
            <text:p>418.34</text:p>
          </table:table-cell>
        </table:table-row>
        <table:table-row table:style-name="ro1">
          <table:table-cell office:value-type="float" office:value="4927534" calcext:value-type="float">
            <text:p>4927534</text:p>
          </table:table-cell>
          <table:table-cell table:formula="of:=[.A310]/1000/(60*60*24)" office:value-type="time" office:time-value="PT01H22M07.534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37.34" calcext:value-type="float">
            <text:p>337.34</text:p>
          </table:table-cell>
          <table:table-cell office:value-type="float" office:value="419.65" calcext:value-type="float">
            <text:p>419.65</text:p>
          </table:table-cell>
        </table:table-row>
        <table:table-row table:style-name="ro1">
          <table:table-cell office:value-type="float" office:value="4943534" calcext:value-type="float">
            <text:p>4943534</text:p>
          </table:table-cell>
          <table:table-cell table:formula="of:=[.A311]/1000/(60*60*24)" office:value-type="time" office:time-value="PT01H22M23.534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38.41" calcext:value-type="float">
            <text:p>338.41</text:p>
          </table:table-cell>
          <table:table-cell office:value-type="float" office:value="420.97" calcext:value-type="float">
            <text:p>420.97</text:p>
          </table:table-cell>
        </table:table-row>
        <table:table-row table:style-name="ro1">
          <table:table-cell office:value-type="float" office:value="4959534" calcext:value-type="float">
            <text:p>4959534</text:p>
          </table:table-cell>
          <table:table-cell table:formula="of:=[.A312]/1000/(60*60*24)" office:value-type="time" office:time-value="PT01H22M39.534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39.49" calcext:value-type="float">
            <text:p>339.49</text:p>
          </table:table-cell>
          <table:table-cell office:value-type="float" office:value="422.28" calcext:value-type="float">
            <text:p>422.28</text:p>
          </table:table-cell>
        </table:table-row>
        <table:table-row table:style-name="ro1">
          <table:table-cell office:value-type="float" office:value="4975534" calcext:value-type="float">
            <text:p>4975534</text:p>
          </table:table-cell>
          <table:table-cell table:formula="of:=[.A313]/1000/(60*60*24)" office:value-type="time" office:time-value="PT01H22M55.534S" calcext:value-type="time">
            <text:p>01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40.57" calcext:value-type="float">
            <text:p>340.57</text:p>
          </table:table-cell>
          <table:table-cell office:value-type="float" office:value="423.59" calcext:value-type="float">
            <text:p>423.59</text:p>
          </table:table-cell>
        </table:table-row>
        <table:table-row table:style-name="ro1">
          <table:table-cell office:value-type="float" office:value="4991534" calcext:value-type="float">
            <text:p>4991534</text:p>
          </table:table-cell>
          <table:table-cell table:formula="of:=[.A314]/1000/(60*60*24)" office:value-type="time" office:time-value="PT01H23M11.534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41.64" calcext:value-type="float">
            <text:p>341.64</text:p>
          </table:table-cell>
          <table:table-cell office:value-type="float" office:value="424.9" calcext:value-type="float">
            <text:p>424.9</text:p>
          </table:table-cell>
        </table:table-row>
        <table:table-row table:style-name="ro1">
          <table:table-cell office:value-type="float" office:value="5007534" calcext:value-type="float">
            <text:p>5007534</text:p>
          </table:table-cell>
          <table:table-cell table:formula="of:=[.A315]/1000/(60*60*24)" office:value-type="time" office:time-value="PT01H23M27.534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42.72" calcext:value-type="float">
            <text:p>342.72</text:p>
          </table:table-cell>
          <table:table-cell office:value-type="float" office:value="426.22" calcext:value-type="float">
            <text:p>426.22</text:p>
          </table:table-cell>
        </table:table-row>
        <table:table-row table:style-name="ro1">
          <table:table-cell office:value-type="float" office:value="5023534" calcext:value-type="float">
            <text:p>5023534</text:p>
          </table:table-cell>
          <table:table-cell table:formula="of:=[.A316]/1000/(60*60*24)" office:value-type="time" office:time-value="PT01H23M43.534S" calcext:value-type="time">
            <text:p>01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43.79" calcext:value-type="float">
            <text:p>343.79</text:p>
          </table:table-cell>
          <table:table-cell office:value-type="float" office:value="427.53" calcext:value-type="float">
            <text:p>427.53</text:p>
          </table:table-cell>
        </table:table-row>
        <table:table-row table:style-name="ro1">
          <table:table-cell office:value-type="float" office:value="5039534" calcext:value-type="float">
            <text:p>5039534</text:p>
          </table:table-cell>
          <table:table-cell table:formula="of:=[.A317]/1000/(60*60*24)" office:value-type="time" office:time-value="PT01H23M59.534S" calcext:value-type="time">
            <text:p>01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44.87" calcext:value-type="float">
            <text:p>344.87</text:p>
          </table:table-cell>
          <table:table-cell office:value-type="float" office:value="428.84" calcext:value-type="float">
            <text:p>428.84</text:p>
          </table:table-cell>
        </table:table-row>
        <table:table-row table:style-name="ro1">
          <table:table-cell office:value-type="float" office:value="5055534" calcext:value-type="float">
            <text:p>5055534</text:p>
          </table:table-cell>
          <table:table-cell table:formula="of:=[.A318]/1000/(60*60*24)" office:value-type="time" office:time-value="PT01H24M15.534S" calcext:value-type="time">
            <text:p>01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45.94" calcext:value-type="float">
            <text:p>345.94</text:p>
          </table:table-cell>
          <table:table-cell office:value-type="float" office:value="430.15" calcext:value-type="float">
            <text:p>430.15</text:p>
          </table:table-cell>
        </table:table-row>
        <table:table-row table:style-name="ro1">
          <table:table-cell office:value-type="float" office:value="5071534" calcext:value-type="float">
            <text:p>5071534</text:p>
          </table:table-cell>
          <table:table-cell table:formula="of:=[.A319]/1000/(60*60*24)" office:value-type="time" office:time-value="PT01H24M31.534S" calcext:value-type="time">
            <text:p>01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47.02" calcext:value-type="float">
            <text:p>347.02</text:p>
          </table:table-cell>
          <table:table-cell office:value-type="float" office:value="431.47" calcext:value-type="float">
            <text:p>431.47</text:p>
          </table:table-cell>
        </table:table-row>
        <table:table-row table:style-name="ro1">
          <table:table-cell office:value-type="float" office:value="5087534" calcext:value-type="float">
            <text:p>5087534</text:p>
          </table:table-cell>
          <table:table-cell table:formula="of:=[.A320]/1000/(60*60*24)" office:value-type="time" office:time-value="PT01H24M47.534S" calcext:value-type="time">
            <text:p>01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48.09" calcext:value-type="float">
            <text:p>348.09</text:p>
          </table:table-cell>
          <table:table-cell office:value-type="float" office:value="432.78" calcext:value-type="float">
            <text:p>432.78</text:p>
          </table:table-cell>
        </table:table-row>
        <table:table-row table:style-name="ro1">
          <table:table-cell office:value-type="float" office:value="5103534" calcext:value-type="float">
            <text:p>5103534</text:p>
          </table:table-cell>
          <table:table-cell table:formula="of:=[.A321]/1000/(60*60*24)" office:value-type="time" office:time-value="PT01H25M03.534S" calcext:value-type="time">
            <text:p>01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49.17" calcext:value-type="float">
            <text:p>349.17</text:p>
          </table:table-cell>
          <table:table-cell office:value-type="float" office:value="434.09" calcext:value-type="float">
            <text:p>434.09</text:p>
          </table:table-cell>
        </table:table-row>
        <table:table-row table:style-name="ro1">
          <table:table-cell office:value-type="float" office:value="5119534" calcext:value-type="float">
            <text:p>5119534</text:p>
          </table:table-cell>
          <table:table-cell table:formula="of:=[.A322]/1000/(60*60*24)" office:value-type="time" office:time-value="PT01H25M19.534S" calcext:value-type="time">
            <text:p>01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50.24" calcext:value-type="float">
            <text:p>350.24</text:p>
          </table:table-cell>
          <table:table-cell office:value-type="float" office:value="435.4" calcext:value-type="float">
            <text:p>435.4</text:p>
          </table:table-cell>
        </table:table-row>
        <table:table-row table:style-name="ro1">
          <table:table-cell office:value-type="float" office:value="5135534" calcext:value-type="float">
            <text:p>5135534</text:p>
          </table:table-cell>
          <table:table-cell table:formula="of:=[.A323]/1000/(60*60*24)" office:value-type="time" office:time-value="PT01H25M35.534S" calcext:value-type="time">
            <text:p>01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51.32" calcext:value-type="float">
            <text:p>351.32</text:p>
          </table:table-cell>
          <table:table-cell office:value-type="float" office:value="436.71" calcext:value-type="float">
            <text:p>436.71</text:p>
          </table:table-cell>
        </table:table-row>
        <table:table-row table:style-name="ro1">
          <table:table-cell office:value-type="float" office:value="5151534" calcext:value-type="float">
            <text:p>5151534</text:p>
          </table:table-cell>
          <table:table-cell table:formula="of:=[.A324]/1000/(60*60*24)" office:value-type="time" office:time-value="PT01H25M51.534S" calcext:value-type="time">
            <text:p>01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52.39" calcext:value-type="float">
            <text:p>352.39</text:p>
          </table:table-cell>
          <table:table-cell office:value-type="float" office:value="438.02" calcext:value-type="float">
            <text:p>438.02</text:p>
          </table:table-cell>
        </table:table-row>
        <table:table-row table:style-name="ro1">
          <table:table-cell office:value-type="float" office:value="5167534" calcext:value-type="float">
            <text:p>5167534</text:p>
          </table:table-cell>
          <table:table-cell table:formula="of:=[.A325]/1000/(60*60*24)" office:value-type="time" office:time-value="PT01H26M07.534S" calcext:value-type="time">
            <text:p>01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53.47" calcext:value-type="float">
            <text:p>353.47</text:p>
          </table:table-cell>
          <table:table-cell office:value-type="float" office:value="439.33" calcext:value-type="float">
            <text:p>439.33</text:p>
          </table:table-cell>
        </table:table-row>
        <table:table-row table:style-name="ro1">
          <table:table-cell office:value-type="float" office:value="5183534" calcext:value-type="float">
            <text:p>5183534</text:p>
          </table:table-cell>
          <table:table-cell table:formula="of:=[.A326]/1000/(60*60*24)" office:value-type="time" office:time-value="PT01H26M23.534S" calcext:value-type="time">
            <text:p>01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54.54" calcext:value-type="float">
            <text:p>354.54</text:p>
          </table:table-cell>
          <table:table-cell office:value-type="float" office:value="440.65" calcext:value-type="float">
            <text:p>440.65</text:p>
          </table:table-cell>
        </table:table-row>
        <table:table-row table:style-name="ro1">
          <table:table-cell office:value-type="float" office:value="5199534" calcext:value-type="float">
            <text:p>5199534</text:p>
          </table:table-cell>
          <table:table-cell table:formula="of:=[.A327]/1000/(60*60*24)" office:value-type="time" office:time-value="PT01H26M39.534S" calcext:value-type="time">
            <text:p>01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55.62" calcext:value-type="float">
            <text:p>355.62</text:p>
          </table:table-cell>
          <table:table-cell office:value-type="float" office:value="441.96" calcext:value-type="float">
            <text:p>441.96</text:p>
          </table:table-cell>
        </table:table-row>
        <table:table-row table:style-name="ro1">
          <table:table-cell office:value-type="float" office:value="5215534" calcext:value-type="float">
            <text:p>5215534</text:p>
          </table:table-cell>
          <table:table-cell table:formula="of:=[.A328]/1000/(60*60*24)" office:value-type="time" office:time-value="PT01H26M55.534S" calcext:value-type="time">
            <text:p>01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56.69" calcext:value-type="float">
            <text:p>356.69</text:p>
          </table:table-cell>
          <table:table-cell office:value-type="float" office:value="443.27" calcext:value-type="float">
            <text:p>443.27</text:p>
          </table:table-cell>
        </table:table-row>
        <table:table-row table:style-name="ro1">
          <table:table-cell office:value-type="float" office:value="5231534" calcext:value-type="float">
            <text:p>5231534</text:p>
          </table:table-cell>
          <table:table-cell table:formula="of:=[.A329]/1000/(60*60*24)" office:value-type="time" office:time-value="PT01H27M11.534S" calcext:value-type="time">
            <text:p>01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57.77" calcext:value-type="float">
            <text:p>357.77</text:p>
          </table:table-cell>
          <table:table-cell office:value-type="float" office:value="444.58" calcext:value-type="float">
            <text:p>444.58</text:p>
          </table:table-cell>
        </table:table-row>
        <table:table-row table:style-name="ro1">
          <table:table-cell office:value-type="float" office:value="5247534" calcext:value-type="float">
            <text:p>5247534</text:p>
          </table:table-cell>
          <table:table-cell table:formula="of:=[.A330]/1000/(60*60*24)" office:value-type="time" office:time-value="PT01H27M27.534S" calcext:value-type="time">
            <text:p>01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58.84" calcext:value-type="float">
            <text:p>358.84</text:p>
          </table:table-cell>
          <table:table-cell office:value-type="float" office:value="445.89" calcext:value-type="float">
            <text:p>445.89</text:p>
          </table:table-cell>
        </table:table-row>
        <table:table-row table:style-name="ro1">
          <table:table-cell office:value-type="float" office:value="5263534" calcext:value-type="float">
            <text:p>5263534</text:p>
          </table:table-cell>
          <table:table-cell table:formula="of:=[.A331]/1000/(60*60*24)" office:value-type="time" office:time-value="PT01H27M43.534S" calcext:value-type="time">
            <text:p>01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59.92" calcext:value-type="float">
            <text:p>359.92</text:p>
          </table:table-cell>
          <table:table-cell office:value-type="float" office:value="447.2" calcext:value-type="float">
            <text:p>447.2</text:p>
          </table:table-cell>
        </table:table-row>
        <table:table-row table:style-name="ro1">
          <table:table-cell office:value-type="float" office:value="5279534" calcext:value-type="float">
            <text:p>5279534</text:p>
          </table:table-cell>
          <table:table-cell table:formula="of:=[.A332]/1000/(60*60*24)" office:value-type="time" office:time-value="PT01H27M59.534S" calcext:value-type="time">
            <text:p>01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60.99" calcext:value-type="float">
            <text:p>360.99</text:p>
          </table:table-cell>
          <table:table-cell office:value-type="float" office:value="448.51" calcext:value-type="float">
            <text:p>448.51</text:p>
          </table:table-cell>
        </table:table-row>
        <table:table-row table:style-name="ro1">
          <table:table-cell office:value-type="float" office:value="5295534" calcext:value-type="float">
            <text:p>5295534</text:p>
          </table:table-cell>
          <table:table-cell table:formula="of:=[.A333]/1000/(60*60*24)" office:value-type="time" office:time-value="PT01H28M15.534S" calcext:value-type="time">
            <text:p>01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62.07" calcext:value-type="float">
            <text:p>362.07</text:p>
          </table:table-cell>
          <table:table-cell office:value-type="float" office:value="449.82" calcext:value-type="float">
            <text:p>449.82</text:p>
          </table:table-cell>
        </table:table-row>
        <table:table-row table:style-name="ro1">
          <table:table-cell office:value-type="float" office:value="5311534" calcext:value-type="float">
            <text:p>5311534</text:p>
          </table:table-cell>
          <table:table-cell table:formula="of:=[.A334]/1000/(60*60*24)" office:value-type="time" office:time-value="PT01H28M31.534S" calcext:value-type="time">
            <text:p>01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63.14" calcext:value-type="float">
            <text:p>363.14</text:p>
          </table:table-cell>
          <table:table-cell office:value-type="float" office:value="451.13" calcext:value-type="float">
            <text:p>451.13</text:p>
          </table:table-cell>
        </table:table-row>
        <table:table-row table:style-name="ro1">
          <table:table-cell office:value-type="float" office:value="5327534" calcext:value-type="float">
            <text:p>5327534</text:p>
          </table:table-cell>
          <table:table-cell table:formula="of:=[.A335]/1000/(60*60*24)" office:value-type="time" office:time-value="PT01H28M47.534S" calcext:value-type="time">
            <text:p>01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64.22" calcext:value-type="float">
            <text:p>364.22</text:p>
          </table:table-cell>
          <table:table-cell office:value-type="float" office:value="452.44" calcext:value-type="float">
            <text:p>452.44</text:p>
          </table:table-cell>
        </table:table-row>
        <table:table-row table:style-name="ro1">
          <table:table-cell office:value-type="float" office:value="5343534" calcext:value-type="float">
            <text:p>5343534</text:p>
          </table:table-cell>
          <table:table-cell table:formula="of:=[.A336]/1000/(60*60*24)" office:value-type="time" office:time-value="PT01H29M03.534S" calcext:value-type="time">
            <text:p>01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65.29" calcext:value-type="float">
            <text:p>365.29</text:p>
          </table:table-cell>
          <table:table-cell office:value-type="float" office:value="453.75" calcext:value-type="float">
            <text:p>453.75</text:p>
          </table:table-cell>
        </table:table-row>
        <table:table-row table:style-name="ro1">
          <table:table-cell office:value-type="float" office:value="5359534" calcext:value-type="float">
            <text:p>5359534</text:p>
          </table:table-cell>
          <table:table-cell table:formula="of:=[.A337]/1000/(60*60*24)" office:value-type="time" office:time-value="PT01H29M19.534S" calcext:value-type="time">
            <text:p>01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66.36" calcext:value-type="float">
            <text:p>366.36</text:p>
          </table:table-cell>
          <table:table-cell office:value-type="float" office:value="455.05" calcext:value-type="float">
            <text:p>455.05</text:p>
          </table:table-cell>
        </table:table-row>
        <table:table-row table:style-name="ro1">
          <table:table-cell office:value-type="float" office:value="5375534" calcext:value-type="float">
            <text:p>5375534</text:p>
          </table:table-cell>
          <table:table-cell table:formula="of:=[.A338]/1000/(60*60*24)" office:value-type="time" office:time-value="PT01H29M35.534S" calcext:value-type="time">
            <text:p>01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67.44" calcext:value-type="float">
            <text:p>367.44</text:p>
          </table:table-cell>
          <table:table-cell office:value-type="float" office:value="456.36" calcext:value-type="float">
            <text:p>456.36</text:p>
          </table:table-cell>
        </table:table-row>
        <table:table-row table:style-name="ro1">
          <table:table-cell office:value-type="float" office:value="5391534" calcext:value-type="float">
            <text:p>5391534</text:p>
          </table:table-cell>
          <table:table-cell table:formula="of:=[.A339]/1000/(60*60*24)" office:value-type="time" office:time-value="PT01H29M51.534S" calcext:value-type="time">
            <text:p>01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68.51" calcext:value-type="float">
            <text:p>368.51</text:p>
          </table:table-cell>
          <table:table-cell office:value-type="float" office:value="457.67" calcext:value-type="float">
            <text:p>457.67</text:p>
          </table:table-cell>
        </table:table-row>
        <table:table-row table:style-name="ro1">
          <table:table-cell office:value-type="float" office:value="5407534" calcext:value-type="float">
            <text:p>5407534</text:p>
          </table:table-cell>
          <table:table-cell table:formula="of:=[.A340]/1000/(60*60*24)" office:value-type="time" office:time-value="PT01H30M07.534S" calcext:value-type="time">
            <text:p>01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69.59" calcext:value-type="float">
            <text:p>369.59</text:p>
          </table:table-cell>
          <table:table-cell office:value-type="float" office:value="458.98" calcext:value-type="float">
            <text:p>458.98</text:p>
          </table:table-cell>
        </table:table-row>
        <table:table-row table:style-name="ro1">
          <table:table-cell office:value-type="float" office:value="5423534" calcext:value-type="float">
            <text:p>5423534</text:p>
          </table:table-cell>
          <table:table-cell table:formula="of:=[.A341]/1000/(60*60*24)" office:value-type="time" office:time-value="PT01H30M23.534S" calcext:value-type="time">
            <text:p>01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70.66" calcext:value-type="float">
            <text:p>370.66</text:p>
          </table:table-cell>
          <table:table-cell office:value-type="float" office:value="460.29" calcext:value-type="float">
            <text:p>460.29</text:p>
          </table:table-cell>
        </table:table-row>
        <table:table-row table:style-name="ro1">
          <table:table-cell office:value-type="float" office:value="5439534" calcext:value-type="float">
            <text:p>5439534</text:p>
          </table:table-cell>
          <table:table-cell table:formula="of:=[.A342]/1000/(60*60*24)" office:value-type="time" office:time-value="PT01H30M39.534S" calcext:value-type="time">
            <text:p>01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371.73" calcext:value-type="float">
            <text:p>371.73</text:p>
          </table:table-cell>
          <table:table-cell office:value-type="float" office:value="461.6" calcext:value-type="float">
            <text:p>461.6</text:p>
          </table:table-cell>
        </table:table-row>
        <table:table-row table:style-name="ro1">
          <table:table-cell office:value-type="float" office:value="5455534" calcext:value-type="float">
            <text:p>5455534</text:p>
          </table:table-cell>
          <table:table-cell table:formula="of:=[.A343]/1000/(60*60*24)" office:value-type="time" office:time-value="PT01H30M55.534S" calcext:value-type="time">
            <text:p>01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72.81" calcext:value-type="float">
            <text:p>372.81</text:p>
          </table:table-cell>
          <table:table-cell office:value-type="float" office:value="462.9" calcext:value-type="float">
            <text:p>462.9</text:p>
          </table:table-cell>
        </table:table-row>
        <table:table-row table:style-name="ro1">
          <table:table-cell office:value-type="float" office:value="5471534" calcext:value-type="float">
            <text:p>5471534</text:p>
          </table:table-cell>
          <table:table-cell table:formula="of:=[.A344]/1000/(60*60*24)" office:value-type="time" office:time-value="PT01H31M11.534S" calcext:value-type="time">
            <text:p>01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73.88" calcext:value-type="float">
            <text:p>373.88</text:p>
          </table:table-cell>
          <table:table-cell office:value-type="float" office:value="464.21" calcext:value-type="float">
            <text:p>464.21</text:p>
          </table:table-cell>
        </table:table-row>
        <table:table-row table:style-name="ro1">
          <table:table-cell office:value-type="float" office:value="5487534" calcext:value-type="float">
            <text:p>5487534</text:p>
          </table:table-cell>
          <table:table-cell table:formula="of:=[.A345]/1000/(60*60*24)" office:value-type="time" office:time-value="PT01H31M27.534S" calcext:value-type="time">
            <text:p>01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74.96" calcext:value-type="float">
            <text:p>374.96</text:p>
          </table:table-cell>
          <table:table-cell office:value-type="float" office:value="465.52" calcext:value-type="float">
            <text:p>465.52</text:p>
          </table:table-cell>
        </table:table-row>
        <table:table-row table:style-name="ro1">
          <table:table-cell office:value-type="float" office:value="5503534" calcext:value-type="float">
            <text:p>5503534</text:p>
          </table:table-cell>
          <table:table-cell table:formula="of:=[.A346]/1000/(60*60*24)" office:value-type="time" office:time-value="PT01H31M43.534S" calcext:value-type="time">
            <text:p>01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376.03" calcext:value-type="float">
            <text:p>376.03</text:p>
          </table:table-cell>
          <table:table-cell office:value-type="float" office:value="466.83" calcext:value-type="float">
            <text:p>466.83</text:p>
          </table:table-cell>
        </table:table-row>
        <table:table-row table:style-name="ro1">
          <table:table-cell office:value-type="float" office:value="5519534" calcext:value-type="float">
            <text:p>5519534</text:p>
          </table:table-cell>
          <table:table-cell table:formula="of:=[.A347]/1000/(60*60*24)" office:value-type="time" office:time-value="PT01H31M59.534S" calcext:value-type="time">
            <text:p>01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77.1" calcext:value-type="float">
            <text:p>377.1</text:p>
          </table:table-cell>
          <table:table-cell office:value-type="float" office:value="468.13" calcext:value-type="float">
            <text:p>468.13</text:p>
          </table:table-cell>
        </table:table-row>
        <table:table-row table:style-name="ro1">
          <table:table-cell office:value-type="float" office:value="5535534" calcext:value-type="float">
            <text:p>5535534</text:p>
          </table:table-cell>
          <table:table-cell table:formula="of:=[.A348]/1000/(60*60*24)" office:value-type="time" office:time-value="PT01H32M15.534S" calcext:value-type="time">
            <text:p>01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78.18" calcext:value-type="float">
            <text:p>378.18</text:p>
          </table:table-cell>
          <table:table-cell office:value-type="float" office:value="469.44" calcext:value-type="float">
            <text:p>469.44</text:p>
          </table:table-cell>
        </table:table-row>
        <table:table-row table:style-name="ro1">
          <table:table-cell office:value-type="float" office:value="5551534" calcext:value-type="float">
            <text:p>5551534</text:p>
          </table:table-cell>
          <table:table-cell table:formula="of:=[.A349]/1000/(60*60*24)" office:value-type="time" office:time-value="PT01H32M31.534S" calcext:value-type="time">
            <text:p>01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79.25" calcext:value-type="float">
            <text:p>379.25</text:p>
          </table:table-cell>
          <table:table-cell office:value-type="float" office:value="470.75" calcext:value-type="float">
            <text:p>470.75</text:p>
          </table:table-cell>
        </table:table-row>
        <table:table-row table:style-name="ro1">
          <table:table-cell office:value-type="float" office:value="5567534" calcext:value-type="float">
            <text:p>5567534</text:p>
          </table:table-cell>
          <table:table-cell table:formula="of:=[.A350]/1000/(60*60*24)" office:value-type="time" office:time-value="PT01H32M47.534S" calcext:value-type="time">
            <text:p>01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380.32" calcext:value-type="float">
            <text:p>380.32</text:p>
          </table:table-cell>
          <table:table-cell office:value-type="float" office:value="472.05" calcext:value-type="float">
            <text:p>472.05</text:p>
          </table:table-cell>
        </table:table-row>
        <table:table-row table:style-name="ro1">
          <table:table-cell office:value-type="float" office:value="5583534" calcext:value-type="float">
            <text:p>5583534</text:p>
          </table:table-cell>
          <table:table-cell table:formula="of:=[.A351]/1000/(60*60*24)" office:value-type="time" office:time-value="PT01H33M03.534S" calcext:value-type="time">
            <text:p>01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81.4" calcext:value-type="float">
            <text:p>381.4</text:p>
          </table:table-cell>
          <table:table-cell office:value-type="float" office:value="473.36" calcext:value-type="float">
            <text:p>473.36</text:p>
          </table:table-cell>
        </table:table-row>
        <table:table-row table:style-name="ro1">
          <table:table-cell office:value-type="float" office:value="5599534" calcext:value-type="float">
            <text:p>5599534</text:p>
          </table:table-cell>
          <table:table-cell table:formula="of:=[.A352]/1000/(60*60*24)" office:value-type="time" office:time-value="PT01H33M19.534S" calcext:value-type="time">
            <text:p>01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382.47" calcext:value-type="float">
            <text:p>382.47</text:p>
          </table:table-cell>
          <table:table-cell office:value-type="float" office:value="474.67" calcext:value-type="float">
            <text:p>474.67</text:p>
          </table:table-cell>
        </table:table-row>
        <table:table-row table:style-name="ro1">
          <table:table-cell office:value-type="float" office:value="5615534" calcext:value-type="float">
            <text:p>5615534</text:p>
          </table:table-cell>
          <table:table-cell table:formula="of:=[.A353]/1000/(60*60*24)" office:value-type="time" office:time-value="PT01H33M35.534S" calcext:value-type="time">
            <text:p>01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83.54" calcext:value-type="float">
            <text:p>383.54</text:p>
          </table:table-cell>
          <table:table-cell office:value-type="float" office:value="475.97" calcext:value-type="float">
            <text:p>475.97</text:p>
          </table:table-cell>
        </table:table-row>
        <table:table-row table:style-name="ro1">
          <table:table-cell office:value-type="float" office:value="5631534" calcext:value-type="float">
            <text:p>5631534</text:p>
          </table:table-cell>
          <table:table-cell table:formula="of:=[.A354]/1000/(60*60*24)" office:value-type="time" office:time-value="PT01H33M51.534S" calcext:value-type="time">
            <text:p>01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84.62" calcext:value-type="float">
            <text:p>384.62</text:p>
          </table:table-cell>
          <table:table-cell office:value-type="float" office:value="477.28" calcext:value-type="float">
            <text:p>477.28</text:p>
          </table:table-cell>
        </table:table-row>
        <table:table-row table:style-name="ro1">
          <table:table-cell office:value-type="float" office:value="5647534" calcext:value-type="float">
            <text:p>5647534</text:p>
          </table:table-cell>
          <table:table-cell table:formula="of:=[.A355]/1000/(60*60*24)" office:value-type="time" office:time-value="PT01H34M07.534S" calcext:value-type="time">
            <text:p>01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85.69" calcext:value-type="float">
            <text:p>385.69</text:p>
          </table:table-cell>
          <table:table-cell office:value-type="float" office:value="478.58" calcext:value-type="float">
            <text:p>478.58</text:p>
          </table:table-cell>
        </table:table-row>
        <table:table-row table:style-name="ro1">
          <table:table-cell office:value-type="float" office:value="5663534" calcext:value-type="float">
            <text:p>5663534</text:p>
          </table:table-cell>
          <table:table-cell table:formula="of:=[.A356]/1000/(60*60*24)" office:value-type="time" office:time-value="PT01H34M23.534S" calcext:value-type="time">
            <text:p>01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86.76" calcext:value-type="float">
            <text:p>386.76</text:p>
          </table:table-cell>
          <table:table-cell office:value-type="float" office:value="479.89" calcext:value-type="float">
            <text:p>479.89</text:p>
          </table:table-cell>
        </table:table-row>
        <table:table-row table:style-name="ro1">
          <table:table-cell office:value-type="float" office:value="5679534" calcext:value-type="float">
            <text:p>5679534</text:p>
          </table:table-cell>
          <table:table-cell table:formula="of:=[.A357]/1000/(60*60*24)" office:value-type="time" office:time-value="PT01H34M39.534S" calcext:value-type="time">
            <text:p>01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87.84" calcext:value-type="float">
            <text:p>387.84</text:p>
          </table:table-cell>
          <table:table-cell office:value-type="float" office:value="481.19" calcext:value-type="float">
            <text:p>481.19</text:p>
          </table:table-cell>
        </table:table-row>
        <table:table-row table:style-name="ro1">
          <table:table-cell office:value-type="float" office:value="5695534" calcext:value-type="float">
            <text:p>5695534</text:p>
          </table:table-cell>
          <table:table-cell table:formula="of:=[.A358]/1000/(60*60*24)" office:value-type="time" office:time-value="PT01H34M55.534S" calcext:value-type="time">
            <text:p>01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88.91" calcext:value-type="float">
            <text:p>388.91</text:p>
          </table:table-cell>
          <table:table-cell office:value-type="float" office:value="482.5" calcext:value-type="float">
            <text:p>482.5</text:p>
          </table:table-cell>
        </table:table-row>
        <table:table-row table:style-name="ro1">
          <table:table-cell office:value-type="float" office:value="5711534" calcext:value-type="float">
            <text:p>5711534</text:p>
          </table:table-cell>
          <table:table-cell table:formula="of:=[.A359]/1000/(60*60*24)" office:value-type="time" office:time-value="PT01H35M11.534S" calcext:value-type="time">
            <text:p>01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89.98" calcext:value-type="float">
            <text:p>389.98</text:p>
          </table:table-cell>
          <table:table-cell office:value-type="float" office:value="483.8" calcext:value-type="float">
            <text:p>483.8</text:p>
          </table:table-cell>
        </table:table-row>
        <table:table-row table:style-name="ro1">
          <table:table-cell office:value-type="float" office:value="5727534" calcext:value-type="float">
            <text:p>5727534</text:p>
          </table:table-cell>
          <table:table-cell table:formula="of:=[.A360]/1000/(60*60*24)" office:value-type="time" office:time-value="PT01H35M27.534S" calcext:value-type="time">
            <text:p>01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91.06" calcext:value-type="float">
            <text:p>391.06</text:p>
          </table:table-cell>
          <table:table-cell office:value-type="float" office:value="485.11" calcext:value-type="float">
            <text:p>485.11</text:p>
          </table:table-cell>
        </table:table-row>
        <table:table-row table:style-name="ro1">
          <table:table-cell office:value-type="float" office:value="5743534" calcext:value-type="float">
            <text:p>5743534</text:p>
          </table:table-cell>
          <table:table-cell table:formula="of:=[.A361]/1000/(60*60*24)" office:value-type="time" office:time-value="PT01H35M43.534S" calcext:value-type="time">
            <text:p>01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92.13" calcext:value-type="float">
            <text:p>392.13</text:p>
          </table:table-cell>
          <table:table-cell office:value-type="float" office:value="486.41" calcext:value-type="float">
            <text:p>486.41</text:p>
          </table:table-cell>
        </table:table-row>
        <table:table-row table:style-name="ro1">
          <table:table-cell office:value-type="float" office:value="5759534" calcext:value-type="float">
            <text:p>5759534</text:p>
          </table:table-cell>
          <table:table-cell table:formula="of:=[.A362]/1000/(60*60*24)" office:value-type="time" office:time-value="PT01H35M59.534S" calcext:value-type="time">
            <text:p>01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93.2" calcext:value-type="float">
            <text:p>393.2</text:p>
          </table:table-cell>
          <table:table-cell office:value-type="float" office:value="487.72" calcext:value-type="float">
            <text:p>487.72</text:p>
          </table:table-cell>
        </table:table-row>
        <table:table-row table:style-name="ro1">
          <table:table-cell office:value-type="float" office:value="5775534" calcext:value-type="float">
            <text:p>5775534</text:p>
          </table:table-cell>
          <table:table-cell table:formula="of:=[.A363]/1000/(60*60*24)" office:value-type="time" office:time-value="PT01H36M15.534S" calcext:value-type="time">
            <text:p>01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94.27" calcext:value-type="float">
            <text:p>394.27</text:p>
          </table:table-cell>
          <table:table-cell office:value-type="float" office:value="489.02" calcext:value-type="float">
            <text:p>489.02</text:p>
          </table:table-cell>
        </table:table-row>
        <table:table-row table:style-name="ro1">
          <table:table-cell office:value-type="float" office:value="5791534" calcext:value-type="float">
            <text:p>5791534</text:p>
          </table:table-cell>
          <table:table-cell table:formula="of:=[.A364]/1000/(60*60*24)" office:value-type="time" office:time-value="PT01H36M31.534S" calcext:value-type="time">
            <text:p>01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95.35" calcext:value-type="float">
            <text:p>395.35</text:p>
          </table:table-cell>
          <table:table-cell office:value-type="float" office:value="490.33" calcext:value-type="float">
            <text:p>490.33</text:p>
          </table:table-cell>
        </table:table-row>
        <table:table-row table:style-name="ro1">
          <table:table-cell office:value-type="float" office:value="5807534" calcext:value-type="float">
            <text:p>5807534</text:p>
          </table:table-cell>
          <table:table-cell table:formula="of:=[.A365]/1000/(60*60*24)" office:value-type="time" office:time-value="PT01H36M47.534S" calcext:value-type="time">
            <text:p>01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96.42" calcext:value-type="float">
            <text:p>396.42</text:p>
          </table:table-cell>
          <table:table-cell office:value-type="float" office:value="491.63" calcext:value-type="float">
            <text:p>491.63</text:p>
          </table:table-cell>
        </table:table-row>
        <table:table-row table:style-name="ro1">
          <table:table-cell office:value-type="float" office:value="5823534" calcext:value-type="float">
            <text:p>5823534</text:p>
          </table:table-cell>
          <table:table-cell table:formula="of:=[.A366]/1000/(60*60*24)" office:value-type="time" office:time-value="PT01H37M03.534S" calcext:value-type="time">
            <text:p>01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97.49" calcext:value-type="float">
            <text:p>397.49</text:p>
          </table:table-cell>
          <table:table-cell office:value-type="float" office:value="492.94" calcext:value-type="float">
            <text:p>492.94</text:p>
          </table:table-cell>
        </table:table-row>
        <table:table-row table:style-name="ro1">
          <table:table-cell office:value-type="float" office:value="5839534" calcext:value-type="float">
            <text:p>5839534</text:p>
          </table:table-cell>
          <table:table-cell table:formula="of:=[.A367]/1000/(60*60*24)" office:value-type="time" office:time-value="PT01H37M19.534S" calcext:value-type="time">
            <text:p>01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98.56" calcext:value-type="float">
            <text:p>398.56</text:p>
          </table:table-cell>
          <table:table-cell office:value-type="float" office:value="494.24" calcext:value-type="float">
            <text:p>494.24</text:p>
          </table:table-cell>
        </table:table-row>
        <table:table-row table:style-name="ro1">
          <table:table-cell office:value-type="float" office:value="5855534" calcext:value-type="float">
            <text:p>5855534</text:p>
          </table:table-cell>
          <table:table-cell table:formula="of:=[.A368]/1000/(60*60*24)" office:value-type="time" office:time-value="PT01H37M35.534S" calcext:value-type="time">
            <text:p>01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99.64" calcext:value-type="float">
            <text:p>399.64</text:p>
          </table:table-cell>
          <table:table-cell office:value-type="float" office:value="495.55" calcext:value-type="float">
            <text:p>495.55</text:p>
          </table:table-cell>
        </table:table-row>
        <table:table-row table:style-name="ro1">
          <table:table-cell office:value-type="float" office:value="5871534" calcext:value-type="float">
            <text:p>5871534</text:p>
          </table:table-cell>
          <table:table-cell table:formula="of:=[.A369]/1000/(60*60*24)" office:value-type="time" office:time-value="PT01H37M51.534S" calcext:value-type="time">
            <text:p>01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00.71" calcext:value-type="float">
            <text:p>400.71</text:p>
          </table:table-cell>
          <table:table-cell office:value-type="float" office:value="496.85" calcext:value-type="float">
            <text:p>496.85</text:p>
          </table:table-cell>
        </table:table-row>
        <table:table-row table:style-name="ro1">
          <table:table-cell office:value-type="float" office:value="5887534" calcext:value-type="float">
            <text:p>5887534</text:p>
          </table:table-cell>
          <table:table-cell table:formula="of:=[.A370]/1000/(60*60*24)" office:value-type="time" office:time-value="PT01H38M07.534S" calcext:value-type="time">
            <text:p>01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01.78" calcext:value-type="float">
            <text:p>401.78</text:p>
          </table:table-cell>
          <table:table-cell office:value-type="float" office:value="498.16" calcext:value-type="float">
            <text:p>498.16</text:p>
          </table:table-cell>
        </table:table-row>
        <table:table-row table:style-name="ro1">
          <table:table-cell office:value-type="float" office:value="5903534" calcext:value-type="float">
            <text:p>5903534</text:p>
          </table:table-cell>
          <table:table-cell table:formula="of:=[.A371]/1000/(60*60*24)" office:value-type="time" office:time-value="PT01H38M23.534S" calcext:value-type="time">
            <text:p>01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02.85" calcext:value-type="float">
            <text:p>402.85</text:p>
          </table:table-cell>
          <table:table-cell office:value-type="float" office:value="499.46" calcext:value-type="float">
            <text:p>499.46</text:p>
          </table:table-cell>
        </table:table-row>
        <table:table-row table:style-name="ro1">
          <table:table-cell office:value-type="float" office:value="5919534" calcext:value-type="float">
            <text:p>5919534</text:p>
          </table:table-cell>
          <table:table-cell table:formula="of:=[.A372]/1000/(60*60*24)" office:value-type="time" office:time-value="PT01H38M39.534S" calcext:value-type="time">
            <text:p>01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03.93" calcext:value-type="float">
            <text:p>403.93</text:p>
          </table:table-cell>
          <table:table-cell office:value-type="float" office:value="500.76" calcext:value-type="float">
            <text:p>500.76</text:p>
          </table:table-cell>
        </table:table-row>
        <table:table-row table:style-name="ro1">
          <table:table-cell office:value-type="float" office:value="5935534" calcext:value-type="float">
            <text:p>5935534</text:p>
          </table:table-cell>
          <table:table-cell table:formula="of:=[.A373]/1000/(60*60*24)" office:value-type="time" office:time-value="PT01H38M55.534S" calcext:value-type="time">
            <text:p>01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05" calcext:value-type="float">
            <text:p>405</text:p>
          </table:table-cell>
          <table:table-cell office:value-type="float" office:value="502.07" calcext:value-type="float">
            <text:p>502.07</text:p>
          </table:table-cell>
        </table:table-row>
        <table:table-row table:style-name="ro1">
          <table:table-cell office:value-type="float" office:value="5951534" calcext:value-type="float">
            <text:p>5951534</text:p>
          </table:table-cell>
          <table:table-cell table:formula="of:=[.A374]/1000/(60*60*24)" office:value-type="time" office:time-value="PT01H39M11.534S" calcext:value-type="time">
            <text:p>01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06.07" calcext:value-type="float">
            <text:p>406.07</text:p>
          </table:table-cell>
          <table:table-cell office:value-type="float" office:value="503.37" calcext:value-type="float">
            <text:p>503.37</text:p>
          </table:table-cell>
        </table:table-row>
        <table:table-row table:style-name="ro1">
          <table:table-cell office:value-type="float" office:value="5967534" calcext:value-type="float">
            <text:p>5967534</text:p>
          </table:table-cell>
          <table:table-cell table:formula="of:=[.A375]/1000/(60*60*24)" office:value-type="time" office:time-value="PT01H39M27.534S" calcext:value-type="time">
            <text:p>01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07.14" calcext:value-type="float">
            <text:p>407.14</text:p>
          </table:table-cell>
          <table:table-cell office:value-type="float" office:value="504.68" calcext:value-type="float">
            <text:p>504.68</text:p>
          </table:table-cell>
        </table:table-row>
        <table:table-row table:style-name="ro1">
          <table:table-cell office:value-type="float" office:value="5983534" calcext:value-type="float">
            <text:p>5983534</text:p>
          </table:table-cell>
          <table:table-cell table:formula="of:=[.A376]/1000/(60*60*24)" office:value-type="time" office:time-value="PT01H39M43.534S" calcext:value-type="time">
            <text:p>01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08.21" calcext:value-type="float">
            <text:p>408.21</text:p>
          </table:table-cell>
          <table:table-cell office:value-type="float" office:value="505.98" calcext:value-type="float">
            <text:p>505.98</text:p>
          </table:table-cell>
        </table:table-row>
        <table:table-row table:style-name="ro1">
          <table:table-cell office:value-type="float" office:value="5999534" calcext:value-type="float">
            <text:p>5999534</text:p>
          </table:table-cell>
          <table:table-cell table:formula="of:=[.A377]/1000/(60*60*24)" office:value-type="time" office:time-value="PT01H39M59.534S" calcext:value-type="time">
            <text:p>01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09.29" calcext:value-type="float">
            <text:p>409.29</text:p>
          </table:table-cell>
          <table:table-cell office:value-type="float" office:value="507.28" calcext:value-type="float">
            <text:p>507.28</text:p>
          </table:table-cell>
        </table:table-row>
        <table:table-row table:style-name="ro1">
          <table:table-cell office:value-type="float" office:value="6015534" calcext:value-type="float">
            <text:p>6015534</text:p>
          </table:table-cell>
          <table:table-cell table:formula="of:=[.A378]/1000/(60*60*24)" office:value-type="time" office:time-value="PT01H40M15.534S" calcext:value-type="time">
            <text:p>01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10.36" calcext:value-type="float">
            <text:p>410.36</text:p>
          </table:table-cell>
          <table:table-cell office:value-type="float" office:value="508.59" calcext:value-type="float">
            <text:p>508.59</text:p>
          </table:table-cell>
        </table:table-row>
        <table:table-row table:style-name="ro1">
          <table:table-cell office:value-type="float" office:value="6031534" calcext:value-type="float">
            <text:p>6031534</text:p>
          </table:table-cell>
          <table:table-cell table:formula="of:=[.A379]/1000/(60*60*24)" office:value-type="time" office:time-value="PT01H40M31.534S" calcext:value-type="time">
            <text:p>01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11.43" calcext:value-type="float">
            <text:p>411.43</text:p>
          </table:table-cell>
          <table:table-cell office:value-type="float" office:value="509.89" calcext:value-type="float">
            <text:p>509.89</text:p>
          </table:table-cell>
        </table:table-row>
        <table:table-row table:style-name="ro1">
          <table:table-cell office:value-type="float" office:value="6047534" calcext:value-type="float">
            <text:p>6047534</text:p>
          </table:table-cell>
          <table:table-cell table:formula="of:=[.A380]/1000/(60*60*24)" office:value-type="time" office:time-value="PT01H40M47.534S" calcext:value-type="time">
            <text:p>01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12.5" calcext:value-type="float">
            <text:p>412.5</text:p>
          </table:table-cell>
          <table:table-cell office:value-type="float" office:value="511.2" calcext:value-type="float">
            <text:p>511.2</text:p>
          </table:table-cell>
        </table:table-row>
        <table:table-row table:style-name="ro1">
          <table:table-cell office:value-type="float" office:value="6063534" calcext:value-type="float">
            <text:p>6063534</text:p>
          </table:table-cell>
          <table:table-cell table:formula="of:=[.A381]/1000/(60*60*24)" office:value-type="time" office:time-value="PT01H41M03.534S" calcext:value-type="time">
            <text:p>01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13.57" calcext:value-type="float">
            <text:p>413.57</text:p>
          </table:table-cell>
          <table:table-cell office:value-type="float" office:value="512.5" calcext:value-type="float">
            <text:p>512.5</text:p>
          </table:table-cell>
        </table:table-row>
        <table:table-row table:style-name="ro1">
          <table:table-cell office:value-type="float" office:value="6079534" calcext:value-type="float">
            <text:p>6079534</text:p>
          </table:table-cell>
          <table:table-cell table:formula="of:=[.A382]/1000/(60*60*24)" office:value-type="time" office:time-value="PT01H41M19.534S" calcext:value-type="time">
            <text:p>01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14.65" calcext:value-type="float">
            <text:p>414.65</text:p>
          </table:table-cell>
          <table:table-cell office:value-type="float" office:value="513.8" calcext:value-type="float">
            <text:p>513.8</text:p>
          </table:table-cell>
        </table:table-row>
        <table:table-row table:style-name="ro1">
          <table:table-cell office:value-type="float" office:value="6095534" calcext:value-type="float">
            <text:p>6095534</text:p>
          </table:table-cell>
          <table:table-cell table:formula="of:=[.A383]/1000/(60*60*24)" office:value-type="time" office:time-value="PT01H41M35.534S" calcext:value-type="time">
            <text:p>01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415.72" calcext:value-type="float">
            <text:p>415.72</text:p>
          </table:table-cell>
          <table:table-cell office:value-type="float" office:value="515.11" calcext:value-type="float">
            <text:p>515.11</text:p>
          </table:table-cell>
        </table:table-row>
        <table:table-row table:style-name="ro1">
          <table:table-cell office:value-type="float" office:value="6111534" calcext:value-type="float">
            <text:p>6111534</text:p>
          </table:table-cell>
          <table:table-cell table:formula="of:=[.A384]/1000/(60*60*24)" office:value-type="time" office:time-value="PT01H41M51.534S" calcext:value-type="time">
            <text:p>01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416.79" calcext:value-type="float">
            <text:p>416.79</text:p>
          </table:table-cell>
          <table:table-cell office:value-type="float" office:value="516.41" calcext:value-type="float">
            <text:p>516.41</text:p>
          </table:table-cell>
        </table:table-row>
        <table:table-row table:style-name="ro1">
          <table:table-cell office:value-type="float" office:value="6127534" calcext:value-type="float">
            <text:p>6127534</text:p>
          </table:table-cell>
          <table:table-cell table:formula="of:=[.A385]/1000/(60*60*24)" office:value-type="time" office:time-value="PT01H42M07.534S" calcext:value-type="time">
            <text:p>01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17.86" calcext:value-type="float">
            <text:p>417.86</text:p>
          </table:table-cell>
          <table:table-cell office:value-type="float" office:value="517.71" calcext:value-type="float">
            <text:p>517.71</text:p>
          </table:table-cell>
        </table:table-row>
        <table:table-row table:style-name="ro1">
          <table:table-cell office:value-type="float" office:value="6143534" calcext:value-type="float">
            <text:p>6143534</text:p>
          </table:table-cell>
          <table:table-cell table:formula="of:=[.A386]/1000/(60*60*24)" office:value-type="time" office:time-value="PT01H42M23.534S" calcext:value-type="time">
            <text:p>01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18.93" calcext:value-type="float">
            <text:p>418.93</text:p>
          </table:table-cell>
          <table:table-cell office:value-type="float" office:value="519.02" calcext:value-type="float">
            <text:p>519.02</text:p>
          </table:table-cell>
        </table:table-row>
        <table:table-row table:style-name="ro1">
          <table:table-cell office:value-type="float" office:value="6159534" calcext:value-type="float">
            <text:p>6159534</text:p>
          </table:table-cell>
          <table:table-cell table:formula="of:=[.A387]/1000/(60*60*24)" office:value-type="time" office:time-value="PT01H42M39.534S" calcext:value-type="time">
            <text:p>01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0.01" calcext:value-type="float">
            <text:p>420.01</text:p>
          </table:table-cell>
          <table:table-cell office:value-type="float" office:value="520.32" calcext:value-type="float">
            <text:p>520.32</text:p>
          </table:table-cell>
        </table:table-row>
        <table:table-row table:style-name="ro1">
          <table:table-cell office:value-type="float" office:value="6175534" calcext:value-type="float">
            <text:p>6175534</text:p>
          </table:table-cell>
          <table:table-cell table:formula="of:=[.A388]/1000/(60*60*24)" office:value-type="time" office:time-value="PT01H42M55.534S" calcext:value-type="time">
            <text:p>01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421.08" calcext:value-type="float">
            <text:p>421.08</text:p>
          </table:table-cell>
          <table:table-cell office:value-type="float" office:value="521.62" calcext:value-type="float">
            <text:p>521.62</text:p>
          </table:table-cell>
        </table:table-row>
        <table:table-row table:style-name="ro1">
          <table:table-cell office:value-type="float" office:value="6191534" calcext:value-type="float">
            <text:p>6191534</text:p>
          </table:table-cell>
          <table:table-cell table:formula="of:=[.A389]/1000/(60*60*24)" office:value-type="time" office:time-value="PT01H43M11.534S" calcext:value-type="time">
            <text:p>01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2.15" calcext:value-type="float">
            <text:p>422.15</text:p>
          </table:table-cell>
          <table:table-cell office:value-type="float" office:value="522.92" calcext:value-type="float">
            <text:p>522.92</text:p>
          </table:table-cell>
        </table:table-row>
        <table:table-row table:style-name="ro1">
          <table:table-cell office:value-type="float" office:value="6207534" calcext:value-type="float">
            <text:p>6207534</text:p>
          </table:table-cell>
          <table:table-cell table:formula="of:=[.A390]/1000/(60*60*24)" office:value-type="time" office:time-value="PT01H43M27.534S" calcext:value-type="time">
            <text:p>01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3.22" calcext:value-type="float">
            <text:p>423.22</text:p>
          </table:table-cell>
          <table:table-cell office:value-type="float" office:value="524.23" calcext:value-type="float">
            <text:p>524.23</text:p>
          </table:table-cell>
        </table:table-row>
        <table:table-row table:style-name="ro1">
          <table:table-cell office:value-type="float" office:value="6223534" calcext:value-type="float">
            <text:p>6223534</text:p>
          </table:table-cell>
          <table:table-cell table:formula="of:=[.A391]/1000/(60*60*24)" office:value-type="time" office:time-value="PT01H43M43.534S" calcext:value-type="time">
            <text:p>01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4.29" calcext:value-type="float">
            <text:p>424.29</text:p>
          </table:table-cell>
          <table:table-cell office:value-type="float" office:value="525.53" calcext:value-type="float">
            <text:p>525.53</text:p>
          </table:table-cell>
        </table:table-row>
        <table:table-row table:style-name="ro1">
          <table:table-cell office:value-type="float" office:value="6239534" calcext:value-type="float">
            <text:p>6239534</text:p>
          </table:table-cell>
          <table:table-cell table:formula="of:=[.A392]/1000/(60*60*24)" office:value-type="time" office:time-value="PT01H43M59.534S" calcext:value-type="time">
            <text:p>01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5.36" calcext:value-type="float">
            <text:p>425.36</text:p>
          </table:table-cell>
          <table:table-cell office:value-type="float" office:value="526.83" calcext:value-type="float">
            <text:p>526.83</text:p>
          </table:table-cell>
        </table:table-row>
        <table:table-row table:style-name="ro1">
          <table:table-cell office:value-type="float" office:value="6255534" calcext:value-type="float">
            <text:p>6255534</text:p>
          </table:table-cell>
          <table:table-cell table:formula="of:=[.A393]/1000/(60*60*24)" office:value-type="time" office:time-value="PT01H44M15.534S" calcext:value-type="time">
            <text:p>01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6.44" calcext:value-type="float">
            <text:p>426.44</text:p>
          </table:table-cell>
          <table:table-cell office:value-type="float" office:value="528.13" calcext:value-type="float">
            <text:p>528.13</text:p>
          </table:table-cell>
        </table:table-row>
        <table:table-row table:style-name="ro1">
          <table:table-cell office:value-type="float" office:value="6271534" calcext:value-type="float">
            <text:p>6271534</text:p>
          </table:table-cell>
          <table:table-cell table:formula="of:=[.A394]/1000/(60*60*24)" office:value-type="time" office:time-value="PT01H44M31.534S" calcext:value-type="time">
            <text:p>01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7.51" calcext:value-type="float">
            <text:p>427.51</text:p>
          </table:table-cell>
          <table:table-cell office:value-type="float" office:value="529.43" calcext:value-type="float">
            <text:p>529.43</text:p>
          </table:table-cell>
        </table:table-row>
        <table:table-row table:style-name="ro1">
          <table:table-cell office:value-type="float" office:value="6287534" calcext:value-type="float">
            <text:p>6287534</text:p>
          </table:table-cell>
          <table:table-cell table:formula="of:=[.A395]/1000/(60*60*24)" office:value-type="time" office:time-value="PT01H44M47.534S" calcext:value-type="time">
            <text:p>01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8.58" calcext:value-type="float">
            <text:p>428.58</text:p>
          </table:table-cell>
          <table:table-cell office:value-type="float" office:value="530.74" calcext:value-type="float">
            <text:p>530.74</text:p>
          </table:table-cell>
        </table:table-row>
        <table:table-row table:style-name="ro1">
          <table:table-cell office:value-type="float" office:value="6303534" calcext:value-type="float">
            <text:p>6303534</text:p>
          </table:table-cell>
          <table:table-cell table:formula="of:=[.A396]/1000/(60*60*24)" office:value-type="time" office:time-value="PT01H45M03.534S" calcext:value-type="time">
            <text:p>01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29.65" calcext:value-type="float">
            <text:p>429.65</text:p>
          </table:table-cell>
          <table:table-cell office:value-type="float" office:value="532.04" calcext:value-type="float">
            <text:p>532.04</text:p>
          </table:table-cell>
        </table:table-row>
        <table:table-row table:style-name="ro1">
          <table:table-cell office:value-type="float" office:value="6319534" calcext:value-type="float">
            <text:p>6319534</text:p>
          </table:table-cell>
          <table:table-cell table:formula="of:=[.A397]/1000/(60*60*24)" office:value-type="time" office:time-value="PT01H45M19.534S" calcext:value-type="time">
            <text:p>01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30.72" calcext:value-type="float">
            <text:p>430.72</text:p>
          </table:table-cell>
          <table:table-cell office:value-type="float" office:value="533.34" calcext:value-type="float">
            <text:p>533.34</text:p>
          </table:table-cell>
        </table:table-row>
        <table:table-row table:style-name="ro1">
          <table:table-cell office:value-type="float" office:value="6335534" calcext:value-type="float">
            <text:p>6335534</text:p>
          </table:table-cell>
          <table:table-cell table:formula="of:=[.A398]/1000/(60*60*24)" office:value-type="time" office:time-value="PT01H45M35.534S" calcext:value-type="time">
            <text:p>01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31.79" calcext:value-type="float">
            <text:p>431.79</text:p>
          </table:table-cell>
          <table:table-cell office:value-type="float" office:value="534.64" calcext:value-type="float">
            <text:p>534.64</text:p>
          </table:table-cell>
        </table:table-row>
        <table:table-row table:style-name="ro1">
          <table:table-cell office:value-type="float" office:value="6351534" calcext:value-type="float">
            <text:p>6351534</text:p>
          </table:table-cell>
          <table:table-cell table:formula="of:=[.A399]/1000/(60*60*24)" office:value-type="time" office:time-value="PT01H45M51.534S" calcext:value-type="time">
            <text:p>01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32.86" calcext:value-type="float">
            <text:p>432.86</text:p>
          </table:table-cell>
          <table:table-cell office:value-type="float" office:value="535.94" calcext:value-type="float">
            <text:p>535.94</text:p>
          </table:table-cell>
        </table:table-row>
        <table:table-row table:style-name="ro1">
          <table:table-cell office:value-type="float" office:value="6367534" calcext:value-type="float">
            <text:p>6367534</text:p>
          </table:table-cell>
          <table:table-cell table:formula="of:=[.A400]/1000/(60*60*24)" office:value-type="time" office:time-value="PT01H46M07.534S" calcext:value-type="time">
            <text:p>01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33.94" calcext:value-type="float">
            <text:p>433.94</text:p>
          </table:table-cell>
          <table:table-cell office:value-type="float" office:value="537.25" calcext:value-type="float">
            <text:p>537.25</text:p>
          </table:table-cell>
        </table:table-row>
        <table:table-row table:style-name="ro1">
          <table:table-cell office:value-type="float" office:value="6383534" calcext:value-type="float">
            <text:p>6383534</text:p>
          </table:table-cell>
          <table:table-cell table:formula="of:=[.A401]/1000/(60*60*24)" office:value-type="time" office:time-value="PT01H46M23.534S" calcext:value-type="time">
            <text:p>01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35.01" calcext:value-type="float">
            <text:p>435.01</text:p>
          </table:table-cell>
          <table:table-cell office:value-type="float" office:value="538.55" calcext:value-type="float">
            <text:p>538.55</text:p>
          </table:table-cell>
        </table:table-row>
        <table:table-row table:style-name="ro1">
          <table:table-cell office:value-type="float" office:value="6399534" calcext:value-type="float">
            <text:p>6399534</text:p>
          </table:table-cell>
          <table:table-cell table:formula="of:=[.A402]/1000/(60*60*24)" office:value-type="time" office:time-value="PT01H46M39.534S" calcext:value-type="time">
            <text:p>01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36.08" calcext:value-type="float">
            <text:p>436.08</text:p>
          </table:table-cell>
          <table:table-cell office:value-type="float" office:value="539.85" calcext:value-type="float">
            <text:p>539.85</text:p>
          </table:table-cell>
        </table:table-row>
        <table:table-row table:style-name="ro1">
          <table:table-cell office:value-type="float" office:value="6415534" calcext:value-type="float">
            <text:p>6415534</text:p>
          </table:table-cell>
          <table:table-cell table:formula="of:=[.A403]/1000/(60*60*24)" office:value-type="time" office:time-value="PT01H46M55.534S" calcext:value-type="time">
            <text:p>01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37.15" calcext:value-type="float">
            <text:p>437.15</text:p>
          </table:table-cell>
          <table:table-cell office:value-type="float" office:value="541.15" calcext:value-type="float">
            <text:p>541.15</text:p>
          </table:table-cell>
        </table:table-row>
        <table:table-row table:style-name="ro1">
          <table:table-cell office:value-type="float" office:value="6431534" calcext:value-type="float">
            <text:p>6431534</text:p>
          </table:table-cell>
          <table:table-cell table:formula="of:=[.A404]/1000/(60*60*24)" office:value-type="time" office:time-value="PT01H47M11.534S" calcext:value-type="time">
            <text:p>01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38.22" calcext:value-type="float">
            <text:p>438.22</text:p>
          </table:table-cell>
          <table:table-cell office:value-type="float" office:value="542.46" calcext:value-type="float">
            <text:p>542.46</text:p>
          </table:table-cell>
        </table:table-row>
        <table:table-row table:style-name="ro1">
          <table:table-cell office:value-type="float" office:value="6447534" calcext:value-type="float">
            <text:p>6447534</text:p>
          </table:table-cell>
          <table:table-cell table:formula="of:=[.A405]/1000/(60*60*24)" office:value-type="time" office:time-value="PT01H47M27.534S" calcext:value-type="time">
            <text:p>01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39.29" calcext:value-type="float">
            <text:p>439.29</text:p>
          </table:table-cell>
          <table:table-cell office:value-type="float" office:value="543.76" calcext:value-type="float">
            <text:p>543.76</text:p>
          </table:table-cell>
        </table:table-row>
        <table:table-row table:style-name="ro1">
          <table:table-cell office:value-type="float" office:value="6463534" calcext:value-type="float">
            <text:p>6463534</text:p>
          </table:table-cell>
          <table:table-cell table:formula="of:=[.A406]/1000/(60*60*24)" office:value-type="time" office:time-value="PT01H47M43.534S" calcext:value-type="time">
            <text:p>01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40.36" calcext:value-type="float">
            <text:p>440.36</text:p>
          </table:table-cell>
          <table:table-cell office:value-type="float" office:value="545.06" calcext:value-type="float">
            <text:p>545.06</text:p>
          </table:table-cell>
        </table:table-row>
        <table:table-row table:style-name="ro1">
          <table:table-cell office:value-type="float" office:value="6479534" calcext:value-type="float">
            <text:p>6479534</text:p>
          </table:table-cell>
          <table:table-cell table:formula="of:=[.A407]/1000/(60*60*24)" office:value-type="time" office:time-value="PT01H47M59.534S" calcext:value-type="time">
            <text:p>01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41.43" calcext:value-type="float">
            <text:p>441.43</text:p>
          </table:table-cell>
          <table:table-cell office:value-type="float" office:value="546.36" calcext:value-type="float">
            <text:p>546.36</text:p>
          </table:table-cell>
        </table:table-row>
        <table:table-row table:style-name="ro1">
          <table:table-cell office:value-type="float" office:value="6495534" calcext:value-type="float">
            <text:p>6495534</text:p>
          </table:table-cell>
          <table:table-cell table:formula="of:=[.A408]/1000/(60*60*24)" office:value-type="time" office:time-value="PT01H48M15.534S" calcext:value-type="time">
            <text:p>01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42.5" calcext:value-type="float">
            <text:p>442.5</text:p>
          </table:table-cell>
          <table:table-cell office:value-type="float" office:value="547.66" calcext:value-type="float">
            <text:p>547.66</text:p>
          </table:table-cell>
        </table:table-row>
        <table:table-row table:style-name="ro1">
          <table:table-cell office:value-type="float" office:value="6511534" calcext:value-type="float">
            <text:p>6511534</text:p>
          </table:table-cell>
          <table:table-cell table:formula="of:=[.A409]/1000/(60*60*24)" office:value-type="time" office:time-value="PT01H48M31.534S" calcext:value-type="time">
            <text:p>01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43.57" calcext:value-type="float">
            <text:p>443.57</text:p>
          </table:table-cell>
          <table:table-cell office:value-type="float" office:value="548.96" calcext:value-type="float">
            <text:p>548.96</text:p>
          </table:table-cell>
        </table:table-row>
        <table:table-row table:style-name="ro1">
          <table:table-cell office:value-type="float" office:value="6527534" calcext:value-type="float">
            <text:p>6527534</text:p>
          </table:table-cell>
          <table:table-cell table:formula="of:=[.A410]/1000/(60*60*24)" office:value-type="time" office:time-value="PT01H48M47.534S" calcext:value-type="time">
            <text:p>01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44.65" calcext:value-type="float">
            <text:p>444.65</text:p>
          </table:table-cell>
          <table:table-cell office:value-type="float" office:value="550.26" calcext:value-type="float">
            <text:p>550.26</text:p>
          </table:table-cell>
        </table:table-row>
        <table:table-row table:style-name="ro1">
          <table:table-cell office:value-type="float" office:value="6543534" calcext:value-type="float">
            <text:p>6543534</text:p>
          </table:table-cell>
          <table:table-cell table:formula="of:=[.A411]/1000/(60*60*24)" office:value-type="time" office:time-value="PT01H49M03.534S" calcext:value-type="time">
            <text:p>01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45.72" calcext:value-type="float">
            <text:p>445.72</text:p>
          </table:table-cell>
          <table:table-cell office:value-type="float" office:value="551.56" calcext:value-type="float">
            <text:p>551.56</text:p>
          </table:table-cell>
        </table:table-row>
        <table:table-row table:style-name="ro1">
          <table:table-cell office:value-type="float" office:value="6559534" calcext:value-type="float">
            <text:p>6559534</text:p>
          </table:table-cell>
          <table:table-cell table:formula="of:=[.A412]/1000/(60*60*24)" office:value-type="time" office:time-value="PT01H49M19.534S" calcext:value-type="time">
            <text:p>01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446.79" calcext:value-type="float">
            <text:p>446.79</text:p>
          </table:table-cell>
          <table:table-cell office:value-type="float" office:value="552.86" calcext:value-type="float">
            <text:p>552.86</text:p>
          </table:table-cell>
        </table:table-row>
        <table:table-row table:style-name="ro1">
          <table:table-cell office:value-type="float" office:value="6575534" calcext:value-type="float">
            <text:p>6575534</text:p>
          </table:table-cell>
          <table:table-cell table:formula="of:=[.A413]/1000/(60*60*24)" office:value-type="time" office:time-value="PT01H49M35.534S" calcext:value-type="time">
            <text:p>01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7.86" calcext:value-type="float">
            <text:p>447.86</text:p>
          </table:table-cell>
          <table:table-cell office:value-type="float" office:value="554.17" calcext:value-type="float">
            <text:p>554.17</text:p>
          </table:table-cell>
        </table:table-row>
        <table:table-row table:style-name="ro1">
          <table:table-cell office:value-type="float" office:value="6591534" calcext:value-type="float">
            <text:p>6591534</text:p>
          </table:table-cell>
          <table:table-cell table:formula="of:=[.A414]/1000/(60*60*24)" office:value-type="time" office:time-value="PT01H49M51.534S" calcext:value-type="time">
            <text:p>01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48.93" calcext:value-type="float">
            <text:p>448.93</text:p>
          </table:table-cell>
          <table:table-cell office:value-type="float" office:value="555.47" calcext:value-type="float">
            <text:p>555.47</text:p>
          </table:table-cell>
        </table:table-row>
        <table:table-row table:style-name="ro1">
          <table:table-cell office:value-type="float" office:value="6607534" calcext:value-type="float">
            <text:p>6607534</text:p>
          </table:table-cell>
          <table:table-cell table:formula="of:=[.A415]/1000/(60*60*24)" office:value-type="time" office:time-value="PT01H50M07.534S" calcext:value-type="time">
            <text:p>01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0" calcext:value-type="float">
            <text:p>450</text:p>
          </table:table-cell>
          <table:table-cell office:value-type="float" office:value="556.77" calcext:value-type="float">
            <text:p>556.77</text:p>
          </table:table-cell>
        </table:table-row>
        <table:table-row table:style-name="ro1">
          <table:table-cell office:value-type="float" office:value="6623534" calcext:value-type="float">
            <text:p>6623534</text:p>
          </table:table-cell>
          <table:table-cell table:formula="of:=[.A416]/1000/(60*60*24)" office:value-type="time" office:time-value="PT01H50M23.534S" calcext:value-type="time">
            <text:p>01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51.07" calcext:value-type="float">
            <text:p>451.07</text:p>
          </table:table-cell>
          <table:table-cell office:value-type="float" office:value="558.07" calcext:value-type="float">
            <text:p>558.07</text:p>
          </table:table-cell>
        </table:table-row>
        <table:table-row table:style-name="ro1">
          <table:table-cell office:value-type="float" office:value="6639534" calcext:value-type="float">
            <text:p>6639534</text:p>
          </table:table-cell>
          <table:table-cell table:formula="of:=[.A417]/1000/(60*60*24)" office:value-type="time" office:time-value="PT01H50M39.534S" calcext:value-type="time">
            <text:p>01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2.14" calcext:value-type="float">
            <text:p>452.14</text:p>
          </table:table-cell>
          <table:table-cell office:value-type="float" office:value="559.37" calcext:value-type="float">
            <text:p>559.37</text:p>
          </table:table-cell>
        </table:table-row>
        <table:table-row table:style-name="ro1">
          <table:table-cell office:value-type="float" office:value="6655534" calcext:value-type="float">
            <text:p>6655534</text:p>
          </table:table-cell>
          <table:table-cell table:formula="of:=[.A418]/1000/(60*60*24)" office:value-type="time" office:time-value="PT01H50M55.534S" calcext:value-type="time">
            <text:p>01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3.21" calcext:value-type="float">
            <text:p>453.21</text:p>
          </table:table-cell>
          <table:table-cell office:value-type="float" office:value="560.67" calcext:value-type="float">
            <text:p>560.67</text:p>
          </table:table-cell>
        </table:table-row>
        <table:table-row table:style-name="ro1">
          <table:table-cell office:value-type="float" office:value="6671534" calcext:value-type="float">
            <text:p>6671534</text:p>
          </table:table-cell>
          <table:table-cell table:formula="of:=[.A419]/1000/(60*60*24)" office:value-type="time" office:time-value="PT01H51M11.534S" calcext:value-type="time">
            <text:p>01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54.28" calcext:value-type="float">
            <text:p>454.28</text:p>
          </table:table-cell>
          <table:table-cell office:value-type="float" office:value="561.97" calcext:value-type="float">
            <text:p>561.97</text:p>
          </table:table-cell>
        </table:table-row>
        <table:table-row table:style-name="ro1">
          <table:table-cell office:value-type="float" office:value="6687534" calcext:value-type="float">
            <text:p>6687534</text:p>
          </table:table-cell>
          <table:table-cell table:formula="of:=[.A420]/1000/(60*60*24)" office:value-type="time" office:time-value="PT01H51M27.534S" calcext:value-type="time">
            <text:p>01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55.35" calcext:value-type="float">
            <text:p>455.35</text:p>
          </table:table-cell>
          <table:table-cell office:value-type="float" office:value="563.27" calcext:value-type="float">
            <text:p>563.27</text:p>
          </table:table-cell>
        </table:table-row>
        <table:table-row table:style-name="ro1">
          <table:table-cell office:value-type="float" office:value="6703534" calcext:value-type="float">
            <text:p>6703534</text:p>
          </table:table-cell>
          <table:table-cell table:formula="of:=[.A421]/1000/(60*60*24)" office:value-type="time" office:time-value="PT01H51M43.534S" calcext:value-type="time">
            <text:p>01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56.42" calcext:value-type="float">
            <text:p>456.42</text:p>
          </table:table-cell>
          <table:table-cell office:value-type="float" office:value="564.57" calcext:value-type="float">
            <text:p>564.57</text:p>
          </table:table-cell>
        </table:table-row>
        <table:table-row table:style-name="ro1">
          <table:table-cell office:value-type="float" office:value="6719534" calcext:value-type="float">
            <text:p>6719534</text:p>
          </table:table-cell>
          <table:table-cell table:formula="of:=[.A422]/1000/(60*60*24)" office:value-type="time" office:time-value="PT01H51M59.534S" calcext:value-type="time">
            <text:p>01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57.49" calcext:value-type="float">
            <text:p>457.49</text:p>
          </table:table-cell>
          <table:table-cell office:value-type="float" office:value="565.87" calcext:value-type="float">
            <text:p>565.87</text:p>
          </table:table-cell>
        </table:table-row>
        <table:table-row table:style-name="ro1">
          <table:table-cell office:value-type="float" office:value="6735534" calcext:value-type="float">
            <text:p>6735534</text:p>
          </table:table-cell>
          <table:table-cell table:formula="of:=[.A423]/1000/(60*60*24)" office:value-type="time" office:time-value="PT01H52M15.534S" calcext:value-type="time">
            <text:p>01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58.56" calcext:value-type="float">
            <text:p>458.56</text:p>
          </table:table-cell>
          <table:table-cell office:value-type="float" office:value="567.17" calcext:value-type="float">
            <text:p>567.17</text:p>
          </table:table-cell>
        </table:table-row>
        <table:table-row table:style-name="ro1">
          <table:table-cell office:value-type="float" office:value="6751534" calcext:value-type="float">
            <text:p>6751534</text:p>
          </table:table-cell>
          <table:table-cell table:formula="of:=[.A424]/1000/(60*60*24)" office:value-type="time" office:time-value="PT01H52M31.534S" calcext:value-type="time">
            <text:p>01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59.63" calcext:value-type="float">
            <text:p>459.63</text:p>
          </table:table-cell>
          <table:table-cell office:value-type="float" office:value="568.46" calcext:value-type="float">
            <text:p>568.46</text:p>
          </table:table-cell>
        </table:table-row>
        <table:table-row table:style-name="ro1">
          <table:table-cell office:value-type="float" office:value="6767534" calcext:value-type="float">
            <text:p>6767534</text:p>
          </table:table-cell>
          <table:table-cell table:formula="of:=[.A425]/1000/(60*60*24)" office:value-type="time" office:time-value="PT01H52M47.534S" calcext:value-type="time">
            <text:p>01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60.7" calcext:value-type="float">
            <text:p>460.7</text:p>
          </table:table-cell>
          <table:table-cell office:value-type="float" office:value="569.76" calcext:value-type="float">
            <text:p>569.76</text:p>
          </table:table-cell>
        </table:table-row>
        <table:table-row table:style-name="ro1">
          <table:table-cell office:value-type="float" office:value="6783534" calcext:value-type="float">
            <text:p>6783534</text:p>
          </table:table-cell>
          <table:table-cell table:formula="of:=[.A426]/1000/(60*60*24)" office:value-type="time" office:time-value="PT01H53M03.534S" calcext:value-type="time">
            <text:p>01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61.77" calcext:value-type="float">
            <text:p>461.77</text:p>
          </table:table-cell>
          <table:table-cell office:value-type="float" office:value="571.06" calcext:value-type="float">
            <text:p>571.06</text:p>
          </table:table-cell>
        </table:table-row>
        <table:table-row table:style-name="ro1">
          <table:table-cell office:value-type="float" office:value="6799534" calcext:value-type="float">
            <text:p>6799534</text:p>
          </table:table-cell>
          <table:table-cell table:formula="of:=[.A427]/1000/(60*60*24)" office:value-type="time" office:time-value="PT01H53M19.534S" calcext:value-type="time">
            <text:p>01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62.84" calcext:value-type="float">
            <text:p>462.84</text:p>
          </table:table-cell>
          <table:table-cell office:value-type="float" office:value="572.36" calcext:value-type="float">
            <text:p>572.36</text:p>
          </table:table-cell>
        </table:table-row>
        <table:table-row table:style-name="ro1">
          <table:table-cell office:value-type="float" office:value="6815534" calcext:value-type="float">
            <text:p>6815534</text:p>
          </table:table-cell>
          <table:table-cell table:formula="of:=[.A428]/1000/(60*60*24)" office:value-type="time" office:time-value="PT01H53M35.534S" calcext:value-type="time">
            <text:p>01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63.91" calcext:value-type="float">
            <text:p>463.91</text:p>
          </table:table-cell>
          <table:table-cell office:value-type="float" office:value="573.66" calcext:value-type="float">
            <text:p>573.66</text:p>
          </table:table-cell>
        </table:table-row>
        <table:table-row table:style-name="ro1">
          <table:table-cell office:value-type="float" office:value="6831534" calcext:value-type="float">
            <text:p>6831534</text:p>
          </table:table-cell>
          <table:table-cell table:formula="of:=[.A429]/1000/(60*60*24)" office:value-type="time" office:time-value="PT01H53M51.534S" calcext:value-type="time">
            <text:p>01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464.98" calcext:value-type="float">
            <text:p>464.98</text:p>
          </table:table-cell>
          <table:table-cell office:value-type="float" office:value="574.96" calcext:value-type="float">
            <text:p>574.96</text:p>
          </table:table-cell>
        </table:table-row>
        <table:table-row table:style-name="ro1">
          <table:table-cell office:value-type="float" office:value="6847534" calcext:value-type="float">
            <text:p>6847534</text:p>
          </table:table-cell>
          <table:table-cell table:formula="of:=[.A430]/1000/(60*60*24)" office:value-type="time" office:time-value="PT01H54M07.534S" calcext:value-type="time">
            <text:p>01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66.05" calcext:value-type="float">
            <text:p>466.05</text:p>
          </table:table-cell>
          <table:table-cell office:value-type="float" office:value="576.26" calcext:value-type="float">
            <text:p>576.26</text:p>
          </table:table-cell>
        </table:table-row>
        <table:table-row table:style-name="ro1">
          <table:table-cell office:value-type="float" office:value="6863534" calcext:value-type="float">
            <text:p>6863534</text:p>
          </table:table-cell>
          <table:table-cell table:formula="of:=[.A431]/1000/(60*60*24)" office:value-type="time" office:time-value="PT01H54M23.534S" calcext:value-type="time">
            <text:p>01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67.12" calcext:value-type="float">
            <text:p>467.12</text:p>
          </table:table-cell>
          <table:table-cell office:value-type="float" office:value="577.56" calcext:value-type="float">
            <text:p>577.56</text:p>
          </table:table-cell>
        </table:table-row>
        <table:table-row table:style-name="ro1">
          <table:table-cell office:value-type="float" office:value="6879534" calcext:value-type="float">
            <text:p>6879534</text:p>
          </table:table-cell>
          <table:table-cell table:formula="of:=[.A432]/1000/(60*60*24)" office:value-type="time" office:time-value="PT01H54M39.534S" calcext:value-type="time">
            <text:p>01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68.19" calcext:value-type="float">
            <text:p>468.19</text:p>
          </table:table-cell>
          <table:table-cell office:value-type="float" office:value="578.85" calcext:value-type="float">
            <text:p>578.85</text:p>
          </table:table-cell>
        </table:table-row>
        <table:table-row table:style-name="ro1">
          <table:table-cell office:value-type="float" office:value="6895534" calcext:value-type="float">
            <text:p>6895534</text:p>
          </table:table-cell>
          <table:table-cell table:formula="of:=[.A433]/1000/(60*60*24)" office:value-type="time" office:time-value="PT01H54M55.534S" calcext:value-type="time">
            <text:p>01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69.26" calcext:value-type="float">
            <text:p>469.26</text:p>
          </table:table-cell>
          <table:table-cell office:value-type="float" office:value="580.15" calcext:value-type="float">
            <text:p>580.15</text:p>
          </table:table-cell>
        </table:table-row>
        <table:table-row table:style-name="ro1">
          <table:table-cell office:value-type="float" office:value="6911534" calcext:value-type="float">
            <text:p>6911534</text:p>
          </table:table-cell>
          <table:table-cell table:formula="of:=[.A434]/1000/(60*60*24)" office:value-type="time" office:time-value="PT01H55M11.534S" calcext:value-type="time">
            <text:p>01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70.33" calcext:value-type="float">
            <text:p>470.33</text:p>
          </table:table-cell>
          <table:table-cell office:value-type="float" office:value="581.45" calcext:value-type="float">
            <text:p>581.45</text:p>
          </table:table-cell>
        </table:table-row>
        <table:table-row table:style-name="ro1">
          <table:table-cell office:value-type="float" office:value="6927534" calcext:value-type="float">
            <text:p>6927534</text:p>
          </table:table-cell>
          <table:table-cell table:formula="of:=[.A435]/1000/(60*60*24)" office:value-type="time" office:time-value="PT01H55M27.534S" calcext:value-type="time">
            <text:p>01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71.4" calcext:value-type="float">
            <text:p>471.4</text:p>
          </table:table-cell>
          <table:table-cell office:value-type="float" office:value="582.75" calcext:value-type="float">
            <text:p>582.75</text:p>
          </table:table-cell>
        </table:table-row>
        <table:table-row table:style-name="ro1">
          <table:table-cell office:value-type="float" office:value="6943534" calcext:value-type="float">
            <text:p>6943534</text:p>
          </table:table-cell>
          <table:table-cell table:formula="of:=[.A436]/1000/(60*60*24)" office:value-type="time" office:time-value="PT01H55M43.534S" calcext:value-type="time">
            <text:p>01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72.47" calcext:value-type="float">
            <text:p>472.47</text:p>
          </table:table-cell>
          <table:table-cell office:value-type="float" office:value="584.04" calcext:value-type="float">
            <text:p>584.04</text:p>
          </table:table-cell>
        </table:table-row>
        <table:table-row table:style-name="ro1">
          <table:table-cell office:value-type="float" office:value="6959534" calcext:value-type="float">
            <text:p>6959534</text:p>
          </table:table-cell>
          <table:table-cell table:formula="of:=[.A437]/1000/(60*60*24)" office:value-type="time" office:time-value="PT01H55M59.534S" calcext:value-type="time">
            <text:p>01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73.54" calcext:value-type="float">
            <text:p>473.54</text:p>
          </table:table-cell>
          <table:table-cell office:value-type="float" office:value="585.34" calcext:value-type="float">
            <text:p>585.34</text:p>
          </table:table-cell>
        </table:table-row>
        <table:table-row table:style-name="ro1">
          <table:table-cell office:value-type="float" office:value="6975534" calcext:value-type="float">
            <text:p>6975534</text:p>
          </table:table-cell>
          <table:table-cell table:formula="of:=[.A438]/1000/(60*60*24)" office:value-type="time" office:time-value="PT01H56M15.534S" calcext:value-type="time">
            <text:p>01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74.61" calcext:value-type="float">
            <text:p>474.61</text:p>
          </table:table-cell>
          <table:table-cell office:value-type="float" office:value="586.64" calcext:value-type="float">
            <text:p>586.64</text:p>
          </table:table-cell>
        </table:table-row>
        <table:table-row table:style-name="ro1">
          <table:table-cell office:value-type="float" office:value="6991534" calcext:value-type="float">
            <text:p>6991534</text:p>
          </table:table-cell>
          <table:table-cell table:formula="of:=[.A439]/1000/(60*60*24)" office:value-type="time" office:time-value="PT01H56M31.534S" calcext:value-type="time">
            <text:p>01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475.68" calcext:value-type="float">
            <text:p>475.68</text:p>
          </table:table-cell>
          <table:table-cell office:value-type="float" office:value="587.94" calcext:value-type="float">
            <text:p>587.94</text:p>
          </table:table-cell>
        </table:table-row>
        <table:table-row table:style-name="ro1">
          <table:table-cell office:value-type="float" office:value="7007534" calcext:value-type="float">
            <text:p>7007534</text:p>
          </table:table-cell>
          <table:table-cell table:formula="of:=[.A440]/1000/(60*60*24)" office:value-type="time" office:time-value="PT01H56M47.534S" calcext:value-type="time">
            <text:p>01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76.75" calcext:value-type="float">
            <text:p>476.75</text:p>
          </table:table-cell>
          <table:table-cell office:value-type="float" office:value="589.24" calcext:value-type="float">
            <text:p>589.24</text:p>
          </table:table-cell>
        </table:table-row>
        <table:table-row table:style-name="ro1">
          <table:table-cell office:value-type="float" office:value="7023534" calcext:value-type="float">
            <text:p>7023534</text:p>
          </table:table-cell>
          <table:table-cell table:formula="of:=[.A441]/1000/(60*60*24)" office:value-type="time" office:time-value="PT01H57M03.534S" calcext:value-type="time">
            <text:p>01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77.82" calcext:value-type="float">
            <text:p>477.82</text:p>
          </table:table-cell>
          <table:table-cell office:value-type="float" office:value="590.53" calcext:value-type="float">
            <text:p>590.53</text:p>
          </table:table-cell>
        </table:table-row>
        <table:table-row table:style-name="ro1">
          <table:table-cell office:value-type="float" office:value="7039534" calcext:value-type="float">
            <text:p>7039534</text:p>
          </table:table-cell>
          <table:table-cell table:formula="of:=[.A442]/1000/(60*60*24)" office:value-type="time" office:time-value="PT01H57M19.534S" calcext:value-type="time">
            <text:p>01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78.89" calcext:value-type="float">
            <text:p>478.89</text:p>
          </table:table-cell>
          <table:table-cell office:value-type="float" office:value="591.83" calcext:value-type="float">
            <text:p>591.83</text:p>
          </table:table-cell>
        </table:table-row>
        <table:table-row table:style-name="ro1">
          <table:table-cell office:value-type="float" office:value="7055534" calcext:value-type="float">
            <text:p>7055534</text:p>
          </table:table-cell>
          <table:table-cell table:formula="of:=[.A443]/1000/(60*60*24)" office:value-type="time" office:time-value="PT01H57M35.534S" calcext:value-type="time">
            <text:p>01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79.96" calcext:value-type="float">
            <text:p>479.96</text:p>
          </table:table-cell>
          <table:table-cell office:value-type="float" office:value="593.13" calcext:value-type="float">
            <text:p>593.13</text:p>
          </table:table-cell>
        </table:table-row>
        <table:table-row table:style-name="ro1">
          <table:table-cell office:value-type="float" office:value="7071534" calcext:value-type="float">
            <text:p>7071534</text:p>
          </table:table-cell>
          <table:table-cell table:formula="of:=[.A444]/1000/(60*60*24)" office:value-type="time" office:time-value="PT01H57M51.534S" calcext:value-type="time">
            <text:p>01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1.03" calcext:value-type="float">
            <text:p>481.03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7087534" calcext:value-type="float">
            <text:p>7087534</text:p>
          </table:table-cell>
          <table:table-cell table:formula="of:=[.A445]/1000/(60*60*24)" office:value-type="time" office:time-value="PT01H58M07.534S" calcext:value-type="time">
            <text:p>01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2.1" calcext:value-type="float">
            <text:p>482.1</text:p>
          </table:table-cell>
          <table:table-cell office:value-type="float" office:value="595.72" calcext:value-type="float">
            <text:p>595.72</text:p>
          </table:table-cell>
        </table:table-row>
        <table:table-row table:style-name="ro1">
          <table:table-cell office:value-type="float" office:value="7103534" calcext:value-type="float">
            <text:p>7103534</text:p>
          </table:table-cell>
          <table:table-cell table:formula="of:=[.A446]/1000/(60*60*24)" office:value-type="time" office:time-value="PT01H58M23.534S" calcext:value-type="time">
            <text:p>01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3.17" calcext:value-type="float">
            <text:p>483.17</text:p>
          </table:table-cell>
          <table:table-cell office:value-type="float" office:value="597.01" calcext:value-type="float">
            <text:p>597.01</text:p>
          </table:table-cell>
        </table:table-row>
        <table:table-row table:style-name="ro1">
          <table:table-cell office:value-type="float" office:value="7119534" calcext:value-type="float">
            <text:p>7119534</text:p>
          </table:table-cell>
          <table:table-cell table:formula="of:=[.A447]/1000/(60*60*24)" office:value-type="time" office:time-value="PT01H58M39.534S" calcext:value-type="time">
            <text:p>01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4.24" calcext:value-type="float">
            <text:p>484.24</text:p>
          </table:table-cell>
          <table:table-cell office:value-type="float" office:value="598.31" calcext:value-type="float">
            <text:p>598.31</text:p>
          </table:table-cell>
        </table:table-row>
        <table:table-row table:style-name="ro1">
          <table:table-cell office:value-type="float" office:value="7135534" calcext:value-type="float">
            <text:p>7135534</text:p>
          </table:table-cell>
          <table:table-cell table:formula="of:=[.A448]/1000/(60*60*24)" office:value-type="time" office:time-value="PT01H58M55.534S" calcext:value-type="time">
            <text:p>01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5.31" calcext:value-type="float">
            <text:p>485.31</text:p>
          </table:table-cell>
          <table:table-cell office:value-type="float" office:value="599.61" calcext:value-type="float">
            <text:p>599.61</text:p>
          </table:table-cell>
        </table:table-row>
        <table:table-row table:style-name="ro1">
          <table:table-cell office:value-type="float" office:value="7151534" calcext:value-type="float">
            <text:p>7151534</text:p>
          </table:table-cell>
          <table:table-cell table:formula="of:=[.A449]/1000/(60*60*24)" office:value-type="time" office:time-value="PT01H59M11.534S" calcext:value-type="time">
            <text:p>01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6.37" calcext:value-type="float">
            <text:p>486.37</text:p>
          </table:table-cell>
          <table:table-cell office:value-type="float" office:value="600.9" calcext:value-type="float">
            <text:p>600.9</text:p>
          </table:table-cell>
        </table:table-row>
        <table:table-row table:style-name="ro1">
          <table:table-cell office:value-type="float" office:value="7167534" calcext:value-type="float">
            <text:p>7167534</text:p>
          </table:table-cell>
          <table:table-cell table:formula="of:=[.A450]/1000/(60*60*24)" office:value-type="time" office:time-value="PT01H59M27.534S" calcext:value-type="time">
            <text:p>01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7.44" calcext:value-type="float">
            <text:p>487.44</text:p>
          </table:table-cell>
          <table:table-cell office:value-type="float" office:value="602.2" calcext:value-type="float">
            <text:p>602.2</text:p>
          </table:table-cell>
        </table:table-row>
        <table:table-row table:style-name="ro1">
          <table:table-cell office:value-type="float" office:value="7183534" calcext:value-type="float">
            <text:p>7183534</text:p>
          </table:table-cell>
          <table:table-cell table:formula="of:=[.A451]/1000/(60*60*24)" office:value-type="time" office:time-value="PT01H59M43.534S" calcext:value-type="time">
            <text:p>01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88.51" calcext:value-type="float">
            <text:p>488.51</text:p>
          </table:table-cell>
          <table:table-cell office:value-type="float" office:value="603.5" calcext:value-type="float">
            <text:p>603.5</text:p>
          </table:table-cell>
        </table:table-row>
        <table:table-row table:style-name="ro1">
          <table:table-cell office:value-type="float" office:value="7199534" calcext:value-type="float">
            <text:p>7199534</text:p>
          </table:table-cell>
          <table:table-cell table:formula="of:=[.A452]/1000/(60*60*24)" office:value-type="time" office:time-value="PT01H59M59.534S" calcext:value-type="time">
            <text:p>02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489.58" calcext:value-type="float">
            <text:p>489.58</text:p>
          </table:table-cell>
          <table:table-cell office:value-type="float" office:value="604.79" calcext:value-type="float">
            <text:p>604.79</text:p>
          </table:table-cell>
        </table:table-row>
        <table:table-row table:style-name="ro1">
          <table:table-cell office:value-type="float" office:value="7215534" calcext:value-type="float">
            <text:p>7215534</text:p>
          </table:table-cell>
          <table:table-cell table:formula="of:=[.A453]/1000/(60*60*24)" office:value-type="time" office:time-value="PT02H00M15.534S" calcext:value-type="time">
            <text:p>02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0.65" calcext:value-type="float">
            <text:p>490.65</text:p>
          </table:table-cell>
          <table:table-cell office:value-type="float" office:value="606.09" calcext:value-type="float">
            <text:p>606.09</text:p>
          </table:table-cell>
        </table:table-row>
        <table:table-row table:style-name="ro1">
          <table:table-cell office:value-type="float" office:value="7231534" calcext:value-type="float">
            <text:p>7231534</text:p>
          </table:table-cell>
          <table:table-cell table:formula="of:=[.A454]/1000/(60*60*24)" office:value-type="time" office:time-value="PT02H00M31.534S" calcext:value-type="time">
            <text:p>02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91.72" calcext:value-type="float">
            <text:p>491.72</text:p>
          </table:table-cell>
          <table:table-cell office:value-type="float" office:value="607.38" calcext:value-type="float">
            <text:p>607.38</text:p>
          </table:table-cell>
        </table:table-row>
        <table:table-row table:style-name="ro1">
          <table:table-cell office:value-type="float" office:value="7247534" calcext:value-type="float">
            <text:p>7247534</text:p>
          </table:table-cell>
          <table:table-cell table:formula="of:=[.A455]/1000/(60*60*24)" office:value-type="time" office:time-value="PT02H00M47.534S" calcext:value-type="time">
            <text:p>02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2.79" calcext:value-type="float">
            <text:p>492.79</text:p>
          </table:table-cell>
          <table:table-cell office:value-type="float" office:value="608.68" calcext:value-type="float">
            <text:p>608.68</text:p>
          </table:table-cell>
        </table:table-row>
        <table:table-row table:style-name="ro1">
          <table:table-cell office:value-type="float" office:value="7263534" calcext:value-type="float">
            <text:p>7263534</text:p>
          </table:table-cell>
          <table:table-cell table:formula="of:=[.A456]/1000/(60*60*24)" office:value-type="time" office:time-value="PT02H01M03.534S" calcext:value-type="time">
            <text:p>02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3.86" calcext:value-type="float">
            <text:p>493.86</text:p>
          </table:table-cell>
          <table:table-cell office:value-type="float" office:value="609.98" calcext:value-type="float">
            <text:p>609.98</text:p>
          </table:table-cell>
        </table:table-row>
        <table:table-row table:style-name="ro1">
          <table:table-cell office:value-type="float" office:value="7279534" calcext:value-type="float">
            <text:p>7279534</text:p>
          </table:table-cell>
          <table:table-cell table:formula="of:=[.A457]/1000/(60*60*24)" office:value-type="time" office:time-value="PT02H01M19.534S" calcext:value-type="time">
            <text:p>02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4.93" calcext:value-type="float">
            <text:p>494.93</text:p>
          </table:table-cell>
          <table:table-cell office:value-type="float" office:value="611.27" calcext:value-type="float">
            <text:p>611.27</text:p>
          </table:table-cell>
        </table:table-row>
        <table:table-row table:style-name="ro1">
          <table:table-cell office:value-type="float" office:value="7295534" calcext:value-type="float">
            <text:p>7295534</text:p>
          </table:table-cell>
          <table:table-cell table:formula="of:=[.A458]/1000/(60*60*24)" office:value-type="time" office:time-value="PT02H01M35.534S" calcext:value-type="time">
            <text:p>02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6" calcext:value-type="float">
            <text:p>496</text:p>
          </table:table-cell>
          <table:table-cell office:value-type="float" office:value="612.57" calcext:value-type="float">
            <text:p>612.57</text:p>
          </table:table-cell>
        </table:table-row>
        <table:table-row table:style-name="ro1">
          <table:table-cell office:value-type="float" office:value="7311534" calcext:value-type="float">
            <text:p>7311534</text:p>
          </table:table-cell>
          <table:table-cell table:formula="of:=[.A459]/1000/(60*60*24)" office:value-type="time" office:time-value="PT02H01M51.534S" calcext:value-type="time">
            <text:p>02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97.06" calcext:value-type="float">
            <text:p>497.06</text:p>
          </table:table-cell>
          <table:table-cell office:value-type="float" office:value="613.86" calcext:value-type="float">
            <text:p>613.86</text:p>
          </table:table-cell>
        </table:table-row>
        <table:table-row table:style-name="ro1">
          <table:table-cell office:value-type="float" office:value="7327534" calcext:value-type="float">
            <text:p>7327534</text:p>
          </table:table-cell>
          <table:table-cell table:formula="of:=[.A460]/1000/(60*60*24)" office:value-type="time" office:time-value="PT02H02M07.534S" calcext:value-type="time">
            <text:p>02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98.13" calcext:value-type="float">
            <text:p>498.13</text:p>
          </table:table-cell>
          <table:table-cell office:value-type="float" office:value="615.16" calcext:value-type="float">
            <text:p>615.16</text:p>
          </table:table-cell>
        </table:table-row>
        <table:table-row table:style-name="ro1">
          <table:table-cell office:value-type="float" office:value="7343534" calcext:value-type="float">
            <text:p>7343534</text:p>
          </table:table-cell>
          <table:table-cell table:formula="of:=[.A461]/1000/(60*60*24)" office:value-type="time" office:time-value="PT02H02M23.534S" calcext:value-type="time">
            <text:p>02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499.2" calcext:value-type="float">
            <text:p>499.2</text:p>
          </table:table-cell>
          <table:table-cell office:value-type="float" office:value="616.46" calcext:value-type="float">
            <text:p>616.46</text:p>
          </table:table-cell>
        </table:table-row>
        <table:table-row table:style-name="ro1">
          <table:table-cell office:value-type="float" office:value="7359534" calcext:value-type="float">
            <text:p>7359534</text:p>
          </table:table-cell>
          <table:table-cell table:formula="of:=[.A462]/1000/(60*60*24)" office:value-type="time" office:time-value="PT02H02M39.534S" calcext:value-type="time">
            <text:p>02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0.27" calcext:value-type="float">
            <text:p>500.27</text:p>
          </table:table-cell>
          <table:table-cell office:value-type="float" office:value="617.75" calcext:value-type="float">
            <text:p>617.75</text:p>
          </table:table-cell>
        </table:table-row>
        <table:table-row table:style-name="ro1">
          <table:table-cell office:value-type="float" office:value="7375534" calcext:value-type="float">
            <text:p>7375534</text:p>
          </table:table-cell>
          <table:table-cell table:formula="of:=[.A463]/1000/(60*60*24)" office:value-type="time" office:time-value="PT02H02M55.534S" calcext:value-type="time">
            <text:p>02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1.34" calcext:value-type="float">
            <text:p>501.34</text:p>
          </table:table-cell>
          <table:table-cell office:value-type="float" office:value="619.05" calcext:value-type="float">
            <text:p>619.05</text:p>
          </table:table-cell>
        </table:table-row>
        <table:table-row table:style-name="ro1">
          <table:table-cell office:value-type="float" office:value="7391534" calcext:value-type="float">
            <text:p>7391534</text:p>
          </table:table-cell>
          <table:table-cell table:formula="of:=[.A464]/1000/(60*60*24)" office:value-type="time" office:time-value="PT02H03M11.534S" calcext:value-type="time">
            <text:p>02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02.41" calcext:value-type="float">
            <text:p>502.41</text:p>
          </table:table-cell>
          <table:table-cell office:value-type="float" office:value="620.34" calcext:value-type="float">
            <text:p>620.34</text:p>
          </table:table-cell>
        </table:table-row>
        <table:table-row table:style-name="ro1">
          <table:table-cell office:value-type="float" office:value="7407534" calcext:value-type="float">
            <text:p>7407534</text:p>
          </table:table-cell>
          <table:table-cell table:formula="of:=[.A465]/1000/(60*60*24)" office:value-type="time" office:time-value="PT02H03M27.534S" calcext:value-type="time">
            <text:p>02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3.48" calcext:value-type="float">
            <text:p>503.48</text:p>
          </table:table-cell>
          <table:table-cell office:value-type="float" office:value="621.64" calcext:value-type="float">
            <text:p>621.64</text:p>
          </table:table-cell>
        </table:table-row>
        <table:table-row table:style-name="ro1">
          <table:table-cell office:value-type="float" office:value="7423534" calcext:value-type="float">
            <text:p>7423534</text:p>
          </table:table-cell>
          <table:table-cell table:formula="of:=[.A466]/1000/(60*60*24)" office:value-type="time" office:time-value="PT02H03M43.534S" calcext:value-type="time">
            <text:p>02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4.55" calcext:value-type="float">
            <text:p>504.55</text:p>
          </table:table-cell>
          <table:table-cell office:value-type="float" office:value="622.93" calcext:value-type="float">
            <text:p>622.93</text:p>
          </table:table-cell>
        </table:table-row>
        <table:table-row table:style-name="ro1">
          <table:table-cell office:value-type="float" office:value="7439534" calcext:value-type="float">
            <text:p>7439534</text:p>
          </table:table-cell>
          <table:table-cell table:formula="of:=[.A467]/1000/(60*60*24)" office:value-type="time" office:time-value="PT02H03M59.534S" calcext:value-type="time">
            <text:p>02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05.61" calcext:value-type="float">
            <text:p>505.61</text:p>
          </table:table-cell>
          <table:table-cell office:value-type="float" office:value="624.23" calcext:value-type="float">
            <text:p>624.23</text:p>
          </table:table-cell>
        </table:table-row>
        <table:table-row table:style-name="ro1">
          <table:table-cell office:value-type="float" office:value="7455534" calcext:value-type="float">
            <text:p>7455534</text:p>
          </table:table-cell>
          <table:table-cell table:formula="of:=[.A468]/1000/(60*60*24)" office:value-type="time" office:time-value="PT02H04M15.534S" calcext:value-type="time">
            <text:p>02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6.68" calcext:value-type="float">
            <text:p>506.68</text:p>
          </table:table-cell>
          <table:table-cell office:value-type="float" office:value="625.52" calcext:value-type="float">
            <text:p>625.52</text:p>
          </table:table-cell>
        </table:table-row>
        <table:table-row table:style-name="ro1">
          <table:table-cell office:value-type="float" office:value="7471534" calcext:value-type="float">
            <text:p>7471534</text:p>
          </table:table-cell>
          <table:table-cell table:formula="of:=[.A469]/1000/(60*60*24)" office:value-type="time" office:time-value="PT02H04M31.534S" calcext:value-type="time">
            <text:p>02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07.75" calcext:value-type="float">
            <text:p>507.75</text:p>
          </table:table-cell>
          <table:table-cell office:value-type="float" office:value="626.82" calcext:value-type="float">
            <text:p>626.82</text:p>
          </table:table-cell>
        </table:table-row>
        <table:table-row table:style-name="ro1">
          <table:table-cell office:value-type="float" office:value="7487534" calcext:value-type="float">
            <text:p>7487534</text:p>
          </table:table-cell>
          <table:table-cell table:formula="of:=[.A470]/1000/(60*60*24)" office:value-type="time" office:time-value="PT02H04M47.534S" calcext:value-type="time">
            <text:p>02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08.82" calcext:value-type="float">
            <text:p>508.82</text:p>
          </table:table-cell>
          <table:table-cell office:value-type="float" office:value="628.11" calcext:value-type="float">
            <text:p>628.11</text:p>
          </table:table-cell>
        </table:table-row>
        <table:table-row table:style-name="ro1">
          <table:table-cell office:value-type="float" office:value="7503534" calcext:value-type="float">
            <text:p>7503534</text:p>
          </table:table-cell>
          <table:table-cell table:formula="of:=[.A471]/1000/(60*60*24)" office:value-type="time" office:time-value="PT02H05M03.534S" calcext:value-type="time">
            <text:p>02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09.89" calcext:value-type="float">
            <text:p>509.89</text:p>
          </table:table-cell>
          <table:table-cell office:value-type="float" office:value="629.41" calcext:value-type="float">
            <text:p>629.41</text:p>
          </table:table-cell>
        </table:table-row>
        <table:table-row table:style-name="ro1">
          <table:table-cell office:value-type="float" office:value="7519534" calcext:value-type="float">
            <text:p>7519534</text:p>
          </table:table-cell>
          <table:table-cell table:formula="of:=[.A472]/1000/(60*60*24)" office:value-type="time" office:time-value="PT02H05M19.534S" calcext:value-type="time">
            <text:p>02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3" calcext:value-type="float">
            <text:p>240.3</text:p>
          </table:table-cell>
          <table:table-cell office:value-type="float" office:value="292.21" calcext:value-type="float">
            <text:p>292.21</text:p>
          </table:table-cell>
          <table:table-cell office:value-type="float" office:value="510.96" calcext:value-type="float">
            <text:p>510.96</text:p>
          </table:table-cell>
          <table:table-cell office:value-type="float" office:value="630.7" calcext:value-type="float">
            <text:p>630.7</text:p>
          </table:table-cell>
        </table:table-row>
        <table:table-row table:style-name="ro1">
          <table:table-cell office:value-type="float" office:value="7535534" calcext:value-type="float">
            <text:p>7535534</text:p>
          </table:table-cell>
          <table:table-cell table:formula="of:=[.A473]/1000/(60*60*24)" office:value-type="time" office:time-value="PT02H05M35.534S" calcext:value-type="time">
            <text:p>02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2.03" calcext:value-type="float">
            <text:p>512.0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7551534" calcext:value-type="float">
            <text:p>7551534</text:p>
          </table:table-cell>
          <table:table-cell table:formula="of:=[.A474]/1000/(60*60*24)" office:value-type="time" office:time-value="PT02H05M51.534S" calcext:value-type="time">
            <text:p>02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3.09" calcext:value-type="float">
            <text:p>513.09</text:p>
          </table:table-cell>
          <table:table-cell office:value-type="float" office:value="633.29" calcext:value-type="float">
            <text:p>633.29</text:p>
          </table:table-cell>
        </table:table-row>
        <table:table-row table:style-name="ro1">
          <table:table-cell office:value-type="float" office:value="7567534" calcext:value-type="float">
            <text:p>7567534</text:p>
          </table:table-cell>
          <table:table-cell table:formula="of:=[.A475]/1000/(60*60*24)" office:value-type="time" office:time-value="PT02H06M07.534S" calcext:value-type="time">
            <text:p>02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4.16" calcext:value-type="float">
            <text:p>514.16</text:p>
          </table:table-cell>
          <table:table-cell office:value-type="float" office:value="634.59" calcext:value-type="float">
            <text:p>634.59</text:p>
          </table:table-cell>
        </table:table-row>
        <table:table-row table:style-name="ro1">
          <table:table-cell office:value-type="float" office:value="7583534" calcext:value-type="float">
            <text:p>7583534</text:p>
          </table:table-cell>
          <table:table-cell table:formula="of:=[.A476]/1000/(60*60*24)" office:value-type="time" office:time-value="PT02H06M23.534S" calcext:value-type="time">
            <text:p>02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5.23" calcext:value-type="float">
            <text:p>515.23</text:p>
          </table:table-cell>
          <table:table-cell office:value-type="float" office:value="635.88" calcext:value-type="float">
            <text:p>635.88</text:p>
          </table:table-cell>
        </table:table-row>
        <table:table-row table:style-name="ro1">
          <table:table-cell office:value-type="float" office:value="7599534" calcext:value-type="float">
            <text:p>7599534</text:p>
          </table:table-cell>
          <table:table-cell table:formula="of:=[.A477]/1000/(60*60*24)" office:value-type="time" office:time-value="PT02H06M39.534S" calcext:value-type="time">
            <text:p>02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6.3" calcext:value-type="float">
            <text:p>516.3</text:p>
          </table:table-cell>
          <table:table-cell office:value-type="float" office:value="637.18" calcext:value-type="float">
            <text:p>637.18</text:p>
          </table:table-cell>
        </table:table-row>
        <table:table-row table:style-name="ro1">
          <table:table-cell office:value-type="float" office:value="7615534" calcext:value-type="float">
            <text:p>7615534</text:p>
          </table:table-cell>
          <table:table-cell table:formula="of:=[.A478]/1000/(60*60*24)" office:value-type="time" office:time-value="PT02H06M55.534S" calcext:value-type="time">
            <text:p>02:0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17.37" calcext:value-type="float">
            <text:p>517.37</text:p>
          </table:table-cell>
          <table:table-cell office:value-type="float" office:value="638.47" calcext:value-type="float">
            <text:p>638.47</text:p>
          </table:table-cell>
        </table:table-row>
        <table:table-row table:style-name="ro1">
          <table:table-cell office:value-type="float" office:value="7631534" calcext:value-type="float">
            <text:p>7631534</text:p>
          </table:table-cell>
          <table:table-cell table:formula="of:=[.A479]/1000/(60*60*24)" office:value-type="time" office:time-value="PT02H07M11.534S" calcext:value-type="time">
            <text:p>02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18.44" calcext:value-type="float">
            <text:p>518.44</text:p>
          </table:table-cell>
          <table:table-cell office:value-type="float" office:value="639.77" calcext:value-type="float">
            <text:p>639.77</text:p>
          </table:table-cell>
        </table:table-row>
        <table:table-row table:style-name="ro1">
          <table:table-cell office:value-type="float" office:value="7647534" calcext:value-type="float">
            <text:p>7647534</text:p>
          </table:table-cell>
          <table:table-cell table:formula="of:=[.A480]/1000/(60*60*24)" office:value-type="time" office:time-value="PT02H07M27.534S" calcext:value-type="time">
            <text:p>02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19.5" calcext:value-type="float">
            <text:p>519.5</text:p>
          </table:table-cell>
          <table:table-cell office:value-type="float" office:value="641.06" calcext:value-type="float">
            <text:p>641.06</text:p>
          </table:table-cell>
        </table:table-row>
        <table:table-row table:style-name="ro1">
          <table:table-cell office:value-type="float" office:value="7663534" calcext:value-type="float">
            <text:p>7663534</text:p>
          </table:table-cell>
          <table:table-cell table:formula="of:=[.A481]/1000/(60*60*24)" office:value-type="time" office:time-value="PT02H07M43.534S" calcext:value-type="time">
            <text:p>02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0.57" calcext:value-type="float">
            <text:p>520.57</text:p>
          </table:table-cell>
          <table:table-cell office:value-type="float" office:value="642.36" calcext:value-type="float">
            <text:p>642.36</text:p>
          </table:table-cell>
        </table:table-row>
        <table:table-row table:style-name="ro1">
          <table:table-cell office:value-type="float" office:value="7679534" calcext:value-type="float">
            <text:p>7679534</text:p>
          </table:table-cell>
          <table:table-cell table:formula="of:=[.A482]/1000/(60*60*24)" office:value-type="time" office:time-value="PT02H07M59.534S" calcext:value-type="time">
            <text:p>02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1.64" calcext:value-type="float">
            <text:p>521.64</text:p>
          </table:table-cell>
          <table:table-cell office:value-type="float" office:value="643.65" calcext:value-type="float">
            <text:p>643.65</text:p>
          </table:table-cell>
        </table:table-row>
        <table:table-row table:style-name="ro1">
          <table:table-cell office:value-type="float" office:value="7695534" calcext:value-type="float">
            <text:p>7695534</text:p>
          </table:table-cell>
          <table:table-cell table:formula="of:=[.A483]/1000/(60*60*24)" office:value-type="time" office:time-value="PT02H08M15.534S" calcext:value-type="time">
            <text:p>02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2.71" calcext:value-type="float">
            <text:p>522.71</text:p>
          </table:table-cell>
          <table:table-cell office:value-type="float" office:value="644.95" calcext:value-type="float">
            <text:p>644.95</text:p>
          </table:table-cell>
        </table:table-row>
        <table:table-row table:style-name="ro1">
          <table:table-cell office:value-type="float" office:value="7711534" calcext:value-type="float">
            <text:p>7711534</text:p>
          </table:table-cell>
          <table:table-cell table:formula="of:=[.A484]/1000/(60*60*24)" office:value-type="time" office:time-value="PT02H08M31.534S" calcext:value-type="time">
            <text:p>02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3.78" calcext:value-type="float">
            <text:p>523.78</text:p>
          </table:table-cell>
          <table:table-cell office:value-type="float" office:value="646.24" calcext:value-type="float">
            <text:p>646.24</text:p>
          </table:table-cell>
        </table:table-row>
        <table:table-row table:style-name="ro1">
          <table:table-cell office:value-type="float" office:value="7727534" calcext:value-type="float">
            <text:p>7727534</text:p>
          </table:table-cell>
          <table:table-cell table:formula="of:=[.A485]/1000/(60*60*24)" office:value-type="time" office:time-value="PT02H08M47.534S" calcext:value-type="time">
            <text:p>02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4.85" calcext:value-type="float">
            <text:p>524.85</text:p>
          </table:table-cell>
          <table:table-cell office:value-type="float" office:value="647.54" calcext:value-type="float">
            <text:p>647.54</text:p>
          </table:table-cell>
        </table:table-row>
        <table:table-row table:style-name="ro1">
          <table:table-cell office:value-type="float" office:value="7743534" calcext:value-type="float">
            <text:p>7743534</text:p>
          </table:table-cell>
          <table:table-cell table:formula="of:=[.A486]/1000/(60*60*24)" office:value-type="time" office:time-value="PT02H09M03.534S" calcext:value-type="time">
            <text:p>02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5.91" calcext:value-type="float">
            <text:p>525.91</text:p>
          </table:table-cell>
          <table:table-cell office:value-type="float" office:value="648.83" calcext:value-type="float">
            <text:p>648.83</text:p>
          </table:table-cell>
        </table:table-row>
        <table:table-row table:style-name="ro1">
          <table:table-cell office:value-type="float" office:value="7759534" calcext:value-type="float">
            <text:p>7759534</text:p>
          </table:table-cell>
          <table:table-cell table:formula="of:=[.A487]/1000/(60*60*24)" office:value-type="time" office:time-value="PT02H09M19.534S" calcext:value-type="time">
            <text:p>02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6.98" calcext:value-type="float">
            <text:p>526.98</text:p>
          </table:table-cell>
          <table:table-cell office:value-type="float" office:value="650.12" calcext:value-type="float">
            <text:p>650.12</text:p>
          </table:table-cell>
        </table:table-row>
        <table:table-row table:style-name="ro1">
          <table:table-cell office:value-type="float" office:value="7775534" calcext:value-type="float">
            <text:p>7775534</text:p>
          </table:table-cell>
          <table:table-cell table:formula="of:=[.A488]/1000/(60*60*24)" office:value-type="time" office:time-value="PT02H09M35.534S" calcext:value-type="time">
            <text:p>02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8.05" calcext:value-type="float">
            <text:p>528.05</text:p>
          </table:table-cell>
          <table:table-cell office:value-type="float" office:value="651.42" calcext:value-type="float">
            <text:p>651.42</text:p>
          </table:table-cell>
        </table:table-row>
        <table:table-row table:style-name="ro1">
          <table:table-cell office:value-type="float" office:value="7791534" calcext:value-type="float">
            <text:p>7791534</text:p>
          </table:table-cell>
          <table:table-cell table:formula="of:=[.A489]/1000/(60*60*24)" office:value-type="time" office:time-value="PT02H09M51.534S" calcext:value-type="time">
            <text:p>02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29.12" calcext:value-type="float">
            <text:p>529.12</text:p>
          </table:table-cell>
          <table:table-cell office:value-type="float" office:value="652.71" calcext:value-type="float">
            <text:p>652.71</text:p>
          </table:table-cell>
        </table:table-row>
        <table:table-row table:style-name="ro1">
          <table:table-cell office:value-type="float" office:value="7807534" calcext:value-type="float">
            <text:p>7807534</text:p>
          </table:table-cell>
          <table:table-cell table:formula="of:=[.A490]/1000/(60*60*24)" office:value-type="time" office:time-value="PT02H10M07.534S" calcext:value-type="time">
            <text:p>02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0.19" calcext:value-type="float">
            <text:p>530.19</text:p>
          </table:table-cell>
          <table:table-cell office:value-type="float" office:value="654.01" calcext:value-type="float">
            <text:p>654.01</text:p>
          </table:table-cell>
        </table:table-row>
        <table:table-row table:style-name="ro1">
          <table:table-cell office:value-type="float" office:value="7823534" calcext:value-type="float">
            <text:p>7823534</text:p>
          </table:table-cell>
          <table:table-cell table:formula="of:=[.A491]/1000/(60*60*24)" office:value-type="time" office:time-value="PT02H10M23.534S" calcext:value-type="time">
            <text:p>02:1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1.26" calcext:value-type="float">
            <text:p>531.26</text:p>
          </table:table-cell>
          <table:table-cell office:value-type="float" office:value="655.3" calcext:value-type="float">
            <text:p>655.3</text:p>
          </table:table-cell>
        </table:table-row>
        <table:table-row table:style-name="ro1">
          <table:table-cell office:value-type="float" office:value="7839534" calcext:value-type="float">
            <text:p>7839534</text:p>
          </table:table-cell>
          <table:table-cell table:formula="of:=[.A492]/1000/(60*60*24)" office:value-type="time" office:time-value="PT02H10M39.534S" calcext:value-type="time">
            <text:p>02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532.32" calcext:value-type="float">
            <text:p>532.32</text:p>
          </table:table-cell>
          <table:table-cell office:value-type="float" office:value="656.59" calcext:value-type="float">
            <text:p>656.59</text:p>
          </table:table-cell>
        </table:table-row>
        <table:table-row table:style-name="ro1">
          <table:table-cell office:value-type="float" office:value="7855534" calcext:value-type="float">
            <text:p>7855534</text:p>
          </table:table-cell>
          <table:table-cell table:formula="of:=[.A493]/1000/(60*60*24)" office:value-type="time" office:time-value="PT02H10M55.534S" calcext:value-type="time">
            <text:p>02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3.39" calcext:value-type="float">
            <text:p>533.39</text:p>
          </table:table-cell>
          <table:table-cell office:value-type="float" office:value="657.89" calcext:value-type="float">
            <text:p>657.89</text:p>
          </table:table-cell>
        </table:table-row>
        <table:table-row table:style-name="ro1">
          <table:table-cell office:value-type="float" office:value="7871534" calcext:value-type="float">
            <text:p>7871534</text:p>
          </table:table-cell>
          <table:table-cell table:formula="of:=[.A494]/1000/(60*60*24)" office:value-type="time" office:time-value="PT02H11M11.534S" calcext:value-type="time">
            <text:p>02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34.46" calcext:value-type="float">
            <text:p>534.46</text:p>
          </table:table-cell>
          <table:table-cell office:value-type="float" office:value="659.18" calcext:value-type="float">
            <text:p>659.18</text:p>
          </table:table-cell>
        </table:table-row>
        <table:table-row table:style-name="ro1">
          <table:table-cell office:value-type="float" office:value="7887534" calcext:value-type="float">
            <text:p>7887534</text:p>
          </table:table-cell>
          <table:table-cell table:formula="of:=[.A495]/1000/(60*60*24)" office:value-type="time" office:time-value="PT02H11M27.534S" calcext:value-type="time">
            <text:p>02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35.53" calcext:value-type="float">
            <text:p>535.53</text:p>
          </table:table-cell>
          <table:table-cell office:value-type="float" office:value="660.48" calcext:value-type="float">
            <text:p>660.48</text:p>
          </table:table-cell>
        </table:table-row>
        <table:table-row table:style-name="ro1">
          <table:table-cell office:value-type="float" office:value="7903534" calcext:value-type="float">
            <text:p>7903534</text:p>
          </table:table-cell>
          <table:table-cell table:formula="of:=[.A496]/1000/(60*60*24)" office:value-type="time" office:time-value="PT02H11M43.534S" calcext:value-type="time">
            <text:p>02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36.6" calcext:value-type="float">
            <text:p>536.6</text:p>
          </table:table-cell>
          <table:table-cell office:value-type="float" office:value="661.77" calcext:value-type="float">
            <text:p>661.77</text:p>
          </table:table-cell>
        </table:table-row>
        <table:table-row table:style-name="ro1">
          <table:table-cell office:value-type="float" office:value="7919534" calcext:value-type="float">
            <text:p>7919534</text:p>
          </table:table-cell>
          <table:table-cell table:formula="of:=[.A497]/1000/(60*60*24)" office:value-type="time" office:time-value="PT02H11M59.534S" calcext:value-type="time">
            <text:p>02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37.66" calcext:value-type="float">
            <text:p>537.66</text:p>
          </table:table-cell>
          <table:table-cell office:value-type="float" office:value="663.06" calcext:value-type="float">
            <text:p>663.06</text:p>
          </table:table-cell>
        </table:table-row>
        <table:table-row table:style-name="ro1">
          <table:table-cell office:value-type="float" office:value="7935534" calcext:value-type="float">
            <text:p>7935534</text:p>
          </table:table-cell>
          <table:table-cell table:formula="of:=[.A498]/1000/(60*60*24)" office:value-type="time" office:time-value="PT02H12M15.534S" calcext:value-type="time">
            <text:p>02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38.73" calcext:value-type="float">
            <text:p>538.73</text:p>
          </table:table-cell>
          <table:table-cell office:value-type="float" office:value="664.36" calcext:value-type="float">
            <text:p>664.36</text:p>
          </table:table-cell>
        </table:table-row>
        <table:table-row table:style-name="ro1">
          <table:table-cell office:value-type="float" office:value="7951534" calcext:value-type="float">
            <text:p>7951534</text:p>
          </table:table-cell>
          <table:table-cell table:formula="of:=[.A499]/1000/(60*60*24)" office:value-type="time" office:time-value="PT02H12M31.534S" calcext:value-type="time">
            <text:p>02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39.8" calcext:value-type="float">
            <text:p>539.8</text:p>
          </table:table-cell>
          <table:table-cell office:value-type="float" office:value="665.65" calcext:value-type="float">
            <text:p>665.65</text:p>
          </table:table-cell>
        </table:table-row>
        <table:table-row table:style-name="ro1">
          <table:table-cell office:value-type="float" office:value="7967534" calcext:value-type="float">
            <text:p>7967534</text:p>
          </table:table-cell>
          <table:table-cell table:formula="of:=[.A500]/1000/(60*60*24)" office:value-type="time" office:time-value="PT02H12M47.534S" calcext:value-type="time">
            <text:p>02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40.87" calcext:value-type="float">
            <text:p>540.87</text:p>
          </table:table-cell>
          <table:table-cell office:value-type="float" office:value="666.94" calcext:value-type="float">
            <text:p>666.94</text:p>
          </table:table-cell>
        </table:table-row>
        <table:table-row table:style-name="ro1">
          <table:table-cell office:value-type="float" office:value="7983534" calcext:value-type="float">
            <text:p>7983534</text:p>
          </table:table-cell>
          <table:table-cell table:formula="of:=[.A501]/1000/(60*60*24)" office:value-type="time" office:time-value="PT02H13M03.534S" calcext:value-type="time">
            <text:p>02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41.93" calcext:value-type="float">
            <text:p>541.93</text:p>
          </table:table-cell>
          <table:table-cell office:value-type="float" office:value="668.24" calcext:value-type="float">
            <text:p>668.24</text:p>
          </table:table-cell>
        </table:table-row>
        <table:table-row table:style-name="ro1">
          <table:table-cell office:value-type="float" office:value="7999534" calcext:value-type="float">
            <text:p>7999534</text:p>
          </table:table-cell>
          <table:table-cell table:formula="of:=[.A502]/1000/(60*60*24)" office:value-type="time" office:time-value="PT02H13M19.534S" calcext:value-type="time">
            <text:p>02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43" calcext:value-type="float">
            <text:p>543</text:p>
          </table:table-cell>
          <table:table-cell office:value-type="float" office:value="669.53" calcext:value-type="float">
            <text:p>669.53</text:p>
          </table:table-cell>
        </table:table-row>
        <table:table-row table:style-name="ro1">
          <table:table-cell office:value-type="float" office:value="8015534" calcext:value-type="float">
            <text:p>8015534</text:p>
          </table:table-cell>
          <table:table-cell table:formula="of:=[.A503]/1000/(60*60*24)" office:value-type="time" office:time-value="PT02H13M35.534S" calcext:value-type="time">
            <text:p>02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44.07" calcext:value-type="float">
            <text:p>544.07</text:p>
          </table:table-cell>
          <table:table-cell office:value-type="float" office:value="670.82" calcext:value-type="float">
            <text:p>670.82</text:p>
          </table:table-cell>
        </table:table-row>
        <table:table-row table:style-name="ro1">
          <table:table-cell office:value-type="float" office:value="8031534" calcext:value-type="float">
            <text:p>8031534</text:p>
          </table:table-cell>
          <table:table-cell table:formula="of:=[.A504]/1000/(60*60*24)" office:value-type="time" office:time-value="PT02H13M51.534S" calcext:value-type="time">
            <text:p>02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45.14" calcext:value-type="float">
            <text:p>545.14</text:p>
          </table:table-cell>
          <table:table-cell office:value-type="float" office:value="672.12" calcext:value-type="float">
            <text:p>672.12</text:p>
          </table:table-cell>
        </table:table-row>
        <table:table-row table:style-name="ro1">
          <table:table-cell office:value-type="float" office:value="8047534" calcext:value-type="float">
            <text:p>8047534</text:p>
          </table:table-cell>
          <table:table-cell table:formula="of:=[.A505]/1000/(60*60*24)" office:value-type="time" office:time-value="PT02H14M07.534S" calcext:value-type="time">
            <text:p>02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46.2" calcext:value-type="float">
            <text:p>546.2</text:p>
          </table:table-cell>
          <table:table-cell office:value-type="float" office:value="673.41" calcext:value-type="float">
            <text:p>673.41</text:p>
          </table:table-cell>
        </table:table-row>
        <table:table-row table:style-name="ro1">
          <table:table-cell office:value-type="float" office:value="8063534" calcext:value-type="float">
            <text:p>8063534</text:p>
          </table:table-cell>
          <table:table-cell table:formula="of:=[.A506]/1000/(60*60*24)" office:value-type="time" office:time-value="PT02H14M23.534S" calcext:value-type="time">
            <text:p>02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47.27" calcext:value-type="float">
            <text:p>547.27</text:p>
          </table:table-cell>
          <table:table-cell office:value-type="float" office:value="674.7" calcext:value-type="float">
            <text:p>674.7</text:p>
          </table:table-cell>
        </table:table-row>
        <table:table-row table:style-name="ro1">
          <table:table-cell office:value-type="float" office:value="8079534" calcext:value-type="float">
            <text:p>8079534</text:p>
          </table:table-cell>
          <table:table-cell table:formula="of:=[.A507]/1000/(60*60*24)" office:value-type="time" office:time-value="PT02H14M39.534S" calcext:value-type="time">
            <text:p>02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48.34" calcext:value-type="float">
            <text:p>548.34</text:p>
          </table:table-cell>
          <table:table-cell office:value-type="float" office:value="675.99" calcext:value-type="float">
            <text:p>675.99</text:p>
          </table:table-cell>
        </table:table-row>
        <table:table-row table:style-name="ro1">
          <table:table-cell office:value-type="float" office:value="8095534" calcext:value-type="float">
            <text:p>8095534</text:p>
          </table:table-cell>
          <table:table-cell table:formula="of:=[.A508]/1000/(60*60*24)" office:value-type="time" office:time-value="PT02H14M55.534S" calcext:value-type="time">
            <text:p>02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549.41" calcext:value-type="float">
            <text:p>549.41</text:p>
          </table:table-cell>
          <table:table-cell office:value-type="float" office:value="677.29" calcext:value-type="float">
            <text:p>677.29</text:p>
          </table:table-cell>
        </table:table-row>
        <table:table-row table:style-name="ro1">
          <table:table-cell office:value-type="float" office:value="8111534" calcext:value-type="float">
            <text:p>8111534</text:p>
          </table:table-cell>
          <table:table-cell table:formula="of:=[.A509]/1000/(60*60*24)" office:value-type="time" office:time-value="PT02H15M11.534S" calcext:value-type="time">
            <text:p>02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50.47" calcext:value-type="float">
            <text:p>550.47</text:p>
          </table:table-cell>
          <table:table-cell office:value-type="float" office:value="678.58" calcext:value-type="float">
            <text:p>678.58</text:p>
          </table:table-cell>
        </table:table-row>
        <table:table-row table:style-name="ro1">
          <table:table-cell office:value-type="float" office:value="8127534" calcext:value-type="float">
            <text:p>8127534</text:p>
          </table:table-cell>
          <table:table-cell table:formula="of:=[.A510]/1000/(60*60*24)" office:value-type="time" office:time-value="PT02H15M27.534S" calcext:value-type="time">
            <text:p>02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51.54" calcext:value-type="float">
            <text:p>551.54</text:p>
          </table:table-cell>
          <table:table-cell office:value-type="float" office:value="679.87" calcext:value-type="float">
            <text:p>679.87</text:p>
          </table:table-cell>
        </table:table-row>
        <table:table-row table:style-name="ro1">
          <table:table-cell office:value-type="float" office:value="8143534" calcext:value-type="float">
            <text:p>8143534</text:p>
          </table:table-cell>
          <table:table-cell table:formula="of:=[.A511]/1000/(60*60*24)" office:value-type="time" office:time-value="PT02H15M43.534S" calcext:value-type="time">
            <text:p>02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552.61" calcext:value-type="float">
            <text:p>552.61</text:p>
          </table:table-cell>
          <table:table-cell office:value-type="float" office:value="681.16" calcext:value-type="float">
            <text:p>681.16</text:p>
          </table:table-cell>
        </table:table-row>
        <table:table-row table:style-name="ro1">
          <table:table-cell office:value-type="float" office:value="8159534" calcext:value-type="float">
            <text:p>8159534</text:p>
          </table:table-cell>
          <table:table-cell table:formula="of:=[.A512]/1000/(60*60*24)" office:value-type="time" office:time-value="PT02H15M59.534S" calcext:value-type="time">
            <text:p>02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53.67" calcext:value-type="float">
            <text:p>553.67</text:p>
          </table:table-cell>
          <table:table-cell office:value-type="float" office:value="682.46" calcext:value-type="float">
            <text:p>682.46</text:p>
          </table:table-cell>
        </table:table-row>
        <table:table-row table:style-name="ro1">
          <table:table-cell office:value-type="float" office:value="8175534" calcext:value-type="float">
            <text:p>8175534</text:p>
          </table:table-cell>
          <table:table-cell table:formula="of:=[.A513]/1000/(60*60*24)" office:value-type="time" office:time-value="PT02H16M15.534S" calcext:value-type="time">
            <text:p>02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54.74" calcext:value-type="float">
            <text:p>554.74</text:p>
          </table:table-cell>
          <table:table-cell office:value-type="float" office:value="683.75" calcext:value-type="float">
            <text:p>683.75</text:p>
          </table:table-cell>
        </table:table-row>
        <table:table-row table:style-name="ro1">
          <table:table-cell office:value-type="float" office:value="8191534" calcext:value-type="float">
            <text:p>8191534</text:p>
          </table:table-cell>
          <table:table-cell table:formula="of:=[.A514]/1000/(60*60*24)" office:value-type="time" office:time-value="PT02H16M31.534S" calcext:value-type="time">
            <text:p>02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55.81" calcext:value-type="float">
            <text:p>555.81</text:p>
          </table:table-cell>
          <table:table-cell office:value-type="float" office:value="685.04" calcext:value-type="float">
            <text:p>685.04</text:p>
          </table:table-cell>
        </table:table-row>
        <table:table-row table:style-name="ro1">
          <table:table-cell office:value-type="float" office:value="8207534" calcext:value-type="float">
            <text:p>8207534</text:p>
          </table:table-cell>
          <table:table-cell table:formula="of:=[.A515]/1000/(60*60*24)" office:value-type="time" office:time-value="PT02H16M47.534S" calcext:value-type="time">
            <text:p>02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556.88" calcext:value-type="float">
            <text:p>556.88</text:p>
          </table:table-cell>
          <table:table-cell office:value-type="float" office:value="686.33" calcext:value-type="float">
            <text:p>686.33</text:p>
          </table:table-cell>
        </table:table-row>
        <table:table-row table:style-name="ro1">
          <table:table-cell office:value-type="float" office:value="8223534" calcext:value-type="float">
            <text:p>8223534</text:p>
          </table:table-cell>
          <table:table-cell table:formula="of:=[.A516]/1000/(60*60*24)" office:value-type="time" office:time-value="PT02H17M03.534S" calcext:value-type="time">
            <text:p>02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57.94" calcext:value-type="float">
            <text:p>557.94</text:p>
          </table:table-cell>
          <table:table-cell office:value-type="float" office:value="687.62" calcext:value-type="float">
            <text:p>687.62</text:p>
          </table:table-cell>
        </table:table-row>
        <table:table-row table:style-name="ro1">
          <table:table-cell office:value-type="float" office:value="8239534" calcext:value-type="float">
            <text:p>8239534</text:p>
          </table:table-cell>
          <table:table-cell table:formula="of:=[.A517]/1000/(60*60*24)" office:value-type="time" office:time-value="PT02H17M19.534S" calcext:value-type="time">
            <text:p>02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59.01" calcext:value-type="float">
            <text:p>559.01</text:p>
          </table:table-cell>
          <table:table-cell office:value-type="float" office:value="688.91" calcext:value-type="float">
            <text:p>688.91</text:p>
          </table:table-cell>
        </table:table-row>
        <table:table-row table:style-name="ro1">
          <table:table-cell office:value-type="float" office:value="8255534" calcext:value-type="float">
            <text:p>8255534</text:p>
          </table:table-cell>
          <table:table-cell table:formula="of:=[.A518]/1000/(60*60*24)" office:value-type="time" office:time-value="PT02H17M35.534S" calcext:value-type="time">
            <text:p>02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60.08" calcext:value-type="float">
            <text:p>560.08</text:p>
          </table:table-cell>
          <table:table-cell office:value-type="float" office:value="690.2" calcext:value-type="float">
            <text:p>690.2</text:p>
          </table:table-cell>
        </table:table-row>
        <table:table-row table:style-name="ro1">
          <table:table-cell office:value-type="float" office:value="8271534" calcext:value-type="float">
            <text:p>8271534</text:p>
          </table:table-cell>
          <table:table-cell table:formula="of:=[.A519]/1000/(60*60*24)" office:value-type="time" office:time-value="PT02H17M51.534S" calcext:value-type="time">
            <text:p>02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61.15" calcext:value-type="float">
            <text:p>561.15</text:p>
          </table:table-cell>
          <table:table-cell office:value-type="float" office:value="691.5" calcext:value-type="float">
            <text:p>691.5</text:p>
          </table:table-cell>
        </table:table-row>
        <table:table-row table:style-name="ro1">
          <table:table-cell office:value-type="float" office:value="8287534" calcext:value-type="float">
            <text:p>8287534</text:p>
          </table:table-cell>
          <table:table-cell table:formula="of:=[.A520]/1000/(60*60*24)" office:value-type="time" office:time-value="PT02H18M07.534S" calcext:value-type="time">
            <text:p>02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62.21" calcext:value-type="float">
            <text:p>562.21</text:p>
          </table:table-cell>
          <table:table-cell office:value-type="float" office:value="692.79" calcext:value-type="float">
            <text:p>692.79</text:p>
          </table:table-cell>
        </table:table-row>
        <table:table-row table:style-name="ro1">
          <table:table-cell office:value-type="float" office:value="8303534" calcext:value-type="float">
            <text:p>8303534</text:p>
          </table:table-cell>
          <table:table-cell table:formula="of:=[.A521]/1000/(60*60*24)" office:value-type="time" office:time-value="PT02H18M23.534S" calcext:value-type="time">
            <text:p>02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63.28" calcext:value-type="float">
            <text:p>563.28</text:p>
          </table:table-cell>
          <table:table-cell office:value-type="float" office:value="694.08" calcext:value-type="float">
            <text:p>694.08</text:p>
          </table:table-cell>
        </table:table-row>
        <table:table-row table:style-name="ro1">
          <table:table-cell office:value-type="float" office:value="8319534" calcext:value-type="float">
            <text:p>8319534</text:p>
          </table:table-cell>
          <table:table-cell table:formula="of:=[.A522]/1000/(60*60*24)" office:value-type="time" office:time-value="PT02H18M39.534S" calcext:value-type="time">
            <text:p>02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64.35" calcext:value-type="float">
            <text:p>564.35</text:p>
          </table:table-cell>
          <table:table-cell office:value-type="float" office:value="695.37" calcext:value-type="float">
            <text:p>695.37</text:p>
          </table:table-cell>
        </table:table-row>
        <table:table-row table:style-name="ro1">
          <table:table-cell office:value-type="float" office:value="8335534" calcext:value-type="float">
            <text:p>8335534</text:p>
          </table:table-cell>
          <table:table-cell table:formula="of:=[.A523]/1000/(60*60*24)" office:value-type="time" office:time-value="PT02H18M55.534S" calcext:value-type="time">
            <text:p>02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65.42" calcext:value-type="float">
            <text:p>565.42</text:p>
          </table:table-cell>
          <table:table-cell office:value-type="float" office:value="696.66" calcext:value-type="float">
            <text:p>696.66</text:p>
          </table:table-cell>
        </table:table-row>
        <table:table-row table:style-name="ro1">
          <table:table-cell office:value-type="float" office:value="8351534" calcext:value-type="float">
            <text:p>8351534</text:p>
          </table:table-cell>
          <table:table-cell table:formula="of:=[.A524]/1000/(60*60*24)" office:value-type="time" office:time-value="PT02H19M11.534S" calcext:value-type="time">
            <text:p>02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66.48" calcext:value-type="float">
            <text:p>566.48</text:p>
          </table:table-cell>
          <table:table-cell office:value-type="float" office:value="697.96" calcext:value-type="float">
            <text:p>697.96</text:p>
          </table:table-cell>
        </table:table-row>
        <table:table-row table:style-name="ro1">
          <table:table-cell office:value-type="float" office:value="8367534" calcext:value-type="float">
            <text:p>8367534</text:p>
          </table:table-cell>
          <table:table-cell table:formula="of:=[.A525]/1000/(60*60*24)" office:value-type="time" office:time-value="PT02H19M27.534S" calcext:value-type="time">
            <text:p>02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67.55" calcext:value-type="float">
            <text:p>567.55</text:p>
          </table:table-cell>
          <table:table-cell office:value-type="float" office:value="699.25" calcext:value-type="float">
            <text:p>699.25</text:p>
          </table:table-cell>
        </table:table-row>
        <table:table-row table:style-name="ro1">
          <table:table-cell office:value-type="float" office:value="8383534" calcext:value-type="float">
            <text:p>8383534</text:p>
          </table:table-cell>
          <table:table-cell table:formula="of:=[.A526]/1000/(60*60*24)" office:value-type="time" office:time-value="PT02H19M43.534S" calcext:value-type="time">
            <text:p>02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68.62" calcext:value-type="float">
            <text:p>568.62</text:p>
          </table:table-cell>
          <table:table-cell office:value-type="float" office:value="700.54" calcext:value-type="float">
            <text:p>700.54</text:p>
          </table:table-cell>
        </table:table-row>
        <table:table-row table:style-name="ro1">
          <table:table-cell office:value-type="float" office:value="8399534" calcext:value-type="float">
            <text:p>8399534</text:p>
          </table:table-cell>
          <table:table-cell table:formula="of:=[.A527]/1000/(60*60*24)" office:value-type="time" office:time-value="PT02H19M59.534S" calcext:value-type="time">
            <text:p>02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69.68" calcext:value-type="float">
            <text:p>569.68</text:p>
          </table:table-cell>
          <table:table-cell office:value-type="float" office:value="701.83" calcext:value-type="float">
            <text:p>701.83</text:p>
          </table:table-cell>
        </table:table-row>
        <table:table-row table:style-name="ro1">
          <table:table-cell office:value-type="float" office:value="8415534" calcext:value-type="float">
            <text:p>8415534</text:p>
          </table:table-cell>
          <table:table-cell table:formula="of:=[.A528]/1000/(60*60*24)" office:value-type="time" office:time-value="PT02H20M15.534S" calcext:value-type="time">
            <text:p>02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70.75" calcext:value-type="float">
            <text:p>570.75</text:p>
          </table:table-cell>
          <table:table-cell office:value-type="float" office:value="703.12" calcext:value-type="float">
            <text:p>703.12</text:p>
          </table:table-cell>
        </table:table-row>
        <table:table-row table:style-name="ro1">
          <table:table-cell office:value-type="float" office:value="8431534" calcext:value-type="float">
            <text:p>8431534</text:p>
          </table:table-cell>
          <table:table-cell table:formula="of:=[.A529]/1000/(60*60*24)" office:value-type="time" office:time-value="PT02H20M31.534S" calcext:value-type="time">
            <text:p>02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71.82" calcext:value-type="float">
            <text:p>571.82</text:p>
          </table:table-cell>
          <table:table-cell office:value-type="float" office:value="704.42" calcext:value-type="float">
            <text:p>704.42</text:p>
          </table:table-cell>
        </table:table-row>
        <table:table-row table:style-name="ro1">
          <table:table-cell office:value-type="float" office:value="8447534" calcext:value-type="float">
            <text:p>8447534</text:p>
          </table:table-cell>
          <table:table-cell table:formula="of:=[.A530]/1000/(60*60*24)" office:value-type="time" office:time-value="PT02H20M47.534S" calcext:value-type="time">
            <text:p>02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72.89" calcext:value-type="float">
            <text:p>572.89</text:p>
          </table:table-cell>
          <table:table-cell office:value-type="float" office:value="705.71" calcext:value-type="float">
            <text:p>705.71</text:p>
          </table:table-cell>
        </table:table-row>
        <table:table-row table:style-name="ro1">
          <table:table-cell office:value-type="float" office:value="8463534" calcext:value-type="float">
            <text:p>8463534</text:p>
          </table:table-cell>
          <table:table-cell table:formula="of:=[.A531]/1000/(60*60*24)" office:value-type="time" office:time-value="PT02H21M03.534S" calcext:value-type="time">
            <text:p>02:2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73.95" calcext:value-type="float">
            <text:p>573.9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8479534" calcext:value-type="float">
            <text:p>8479534</text:p>
          </table:table-cell>
          <table:table-cell table:formula="of:=[.A532]/1000/(60*60*24)" office:value-type="time" office:time-value="PT02H21M19.534S" calcext:value-type="time">
            <text:p>02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75.02" calcext:value-type="float">
            <text:p>575.02</text:p>
          </table:table-cell>
          <table:table-cell office:value-type="float" office:value="708.29" calcext:value-type="float">
            <text:p>708.29</text:p>
          </table:table-cell>
        </table:table-row>
        <table:table-row table:style-name="ro1">
          <table:table-cell office:value-type="float" office:value="8495534" calcext:value-type="float">
            <text:p>8495534</text:p>
          </table:table-cell>
          <table:table-cell table:formula="of:=[.A533]/1000/(60*60*24)" office:value-type="time" office:time-value="PT02H21M35.534S" calcext:value-type="time">
            <text:p>02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76.08" calcext:value-type="float">
            <text:p>576.08</text:p>
          </table:table-cell>
          <table:table-cell office:value-type="float" office:value="709.58" calcext:value-type="float">
            <text:p>709.58</text:p>
          </table:table-cell>
        </table:table-row>
        <table:table-row table:style-name="ro1">
          <table:table-cell office:value-type="float" office:value="8511534" calcext:value-type="float">
            <text:p>8511534</text:p>
          </table:table-cell>
          <table:table-cell table:formula="of:=[.A534]/1000/(60*60*24)" office:value-type="time" office:time-value="PT02H21M51.534S" calcext:value-type="time">
            <text:p>02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77.15" calcext:value-type="float">
            <text:p>577.15</text:p>
          </table:table-cell>
          <table:table-cell office:value-type="float" office:value="710.87" calcext:value-type="float">
            <text:p>710.87</text:p>
          </table:table-cell>
        </table:table-row>
        <table:table-row table:style-name="ro1">
          <table:table-cell office:value-type="float" office:value="8527534" calcext:value-type="float">
            <text:p>8527534</text:p>
          </table:table-cell>
          <table:table-cell table:formula="of:=[.A535]/1000/(60*60*24)" office:value-type="time" office:time-value="PT02H22M07.534S" calcext:value-type="time">
            <text:p>02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78.22" calcext:value-type="float">
            <text:p>578.22</text:p>
          </table:table-cell>
          <table:table-cell office:value-type="float" office:value="712.16" calcext:value-type="float">
            <text:p>712.16</text:p>
          </table:table-cell>
        </table:table-row>
        <table:table-row table:style-name="ro1">
          <table:table-cell office:value-type="float" office:value="8543534" calcext:value-type="float">
            <text:p>8543534</text:p>
          </table:table-cell>
          <table:table-cell table:formula="of:=[.A536]/1000/(60*60*24)" office:value-type="time" office:time-value="PT02H22M23.534S" calcext:value-type="time">
            <text:p>02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79.28" calcext:value-type="float">
            <text:p>579.28</text:p>
          </table:table-cell>
          <table:table-cell office:value-type="float" office:value="713.46" calcext:value-type="float">
            <text:p>713.46</text:p>
          </table:table-cell>
        </table:table-row>
        <table:table-row table:style-name="ro1">
          <table:table-cell office:value-type="float" office:value="8559534" calcext:value-type="float">
            <text:p>8559534</text:p>
          </table:table-cell>
          <table:table-cell table:formula="of:=[.A537]/1000/(60*60*24)" office:value-type="time" office:time-value="PT02H22M39.534S" calcext:value-type="time">
            <text:p>02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80.35" calcext:value-type="float">
            <text:p>580.35</text:p>
          </table:table-cell>
          <table:table-cell office:value-type="float" office:value="714.75" calcext:value-type="float">
            <text:p>714.75</text:p>
          </table:table-cell>
        </table:table-row>
        <table:table-row table:style-name="ro1">
          <table:table-cell office:value-type="float" office:value="8575534" calcext:value-type="float">
            <text:p>8575534</text:p>
          </table:table-cell>
          <table:table-cell table:formula="of:=[.A538]/1000/(60*60*24)" office:value-type="time" office:time-value="PT02H22M55.534S" calcext:value-type="time">
            <text:p>02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81.42" calcext:value-type="float">
            <text:p>581.42</text:p>
          </table:table-cell>
          <table:table-cell office:value-type="float" office:value="716.04" calcext:value-type="float">
            <text:p>716.04</text:p>
          </table:table-cell>
        </table:table-row>
        <table:table-row table:style-name="ro1">
          <table:table-cell office:value-type="float" office:value="8591534" calcext:value-type="float">
            <text:p>8591534</text:p>
          </table:table-cell>
          <table:table-cell table:formula="of:=[.A539]/1000/(60*60*24)" office:value-type="time" office:time-value="PT02H23M11.534S" calcext:value-type="time">
            <text:p>02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82.48" calcext:value-type="float">
            <text:p>582.48</text:p>
          </table:table-cell>
          <table:table-cell office:value-type="float" office:value="717.33" calcext:value-type="float">
            <text:p>717.33</text:p>
          </table:table-cell>
        </table:table-row>
        <table:table-row table:style-name="ro1">
          <table:table-cell office:value-type="float" office:value="8607534" calcext:value-type="float">
            <text:p>8607534</text:p>
          </table:table-cell>
          <table:table-cell table:formula="of:=[.A540]/1000/(60*60*24)" office:value-type="time" office:time-value="PT02H23M27.534S" calcext:value-type="time">
            <text:p>02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83.55" calcext:value-type="float">
            <text:p>583.55</text:p>
          </table:table-cell>
          <table:table-cell office:value-type="float" office:value="718.62" calcext:value-type="float">
            <text:p>718.62</text:p>
          </table:table-cell>
        </table:table-row>
        <table:table-row table:style-name="ro1">
          <table:table-cell office:value-type="float" office:value="8623534" calcext:value-type="float">
            <text:p>8623534</text:p>
          </table:table-cell>
          <table:table-cell table:formula="of:=[.A541]/1000/(60*60*24)" office:value-type="time" office:time-value="PT02H23M43.534S" calcext:value-type="time">
            <text:p>02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84.62" calcext:value-type="float">
            <text:p>584.62</text:p>
          </table:table-cell>
          <table:table-cell office:value-type="float" office:value="719.91" calcext:value-type="float">
            <text:p>719.91</text:p>
          </table:table-cell>
        </table:table-row>
        <table:table-row table:style-name="ro1">
          <table:table-cell office:value-type="float" office:value="8639534" calcext:value-type="float">
            <text:p>8639534</text:p>
          </table:table-cell>
          <table:table-cell table:formula="of:=[.A542]/1000/(60*60*24)" office:value-type="time" office:time-value="PT02H23M59.534S" calcext:value-type="time">
            <text:p>02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85.68" calcext:value-type="float">
            <text:p>585.68</text:p>
          </table:table-cell>
          <table:table-cell office:value-type="float" office:value="721.2" calcext:value-type="float">
            <text:p>721.2</text:p>
          </table:table-cell>
        </table:table-row>
        <table:table-row table:style-name="ro1">
          <table:table-cell office:value-type="float" office:value="8655534" calcext:value-type="float">
            <text:p>8655534</text:p>
          </table:table-cell>
          <table:table-cell table:formula="of:=[.A543]/1000/(60*60*24)" office:value-type="time" office:time-value="PT02H24M15.534S" calcext:value-type="time">
            <text:p>02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722.49" calcext:value-type="float">
            <text:p>722.49</text:p>
          </table:table-cell>
        </table:table-row>
        <table:table-row table:style-name="ro1">
          <table:table-cell office:value-type="float" office:value="8671534" calcext:value-type="float">
            <text:p>8671534</text:p>
          </table:table-cell>
          <table:table-cell table:formula="of:=[.A544]/1000/(60*60*24)" office:value-type="time" office:time-value="PT02H24M31.534S" calcext:value-type="time">
            <text:p>02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87.82" calcext:value-type="float">
            <text:p>587.82</text:p>
          </table:table-cell>
          <table:table-cell office:value-type="float" office:value="723.78" calcext:value-type="float">
            <text:p>723.78</text:p>
          </table:table-cell>
        </table:table-row>
        <table:table-row table:style-name="ro1">
          <table:table-cell office:value-type="float" office:value="8687534" calcext:value-type="float">
            <text:p>8687534</text:p>
          </table:table-cell>
          <table:table-cell table:formula="of:=[.A545]/1000/(60*60*24)" office:value-type="time" office:time-value="PT02H24M47.534S" calcext:value-type="time">
            <text:p>02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588.88" calcext:value-type="float">
            <text:p>588.88</text:p>
          </table:table-cell>
          <table:table-cell office:value-type="float" office:value="725.07" calcext:value-type="float">
            <text:p>725.07</text:p>
          </table:table-cell>
        </table:table-row>
        <table:table-row table:style-name="ro1">
          <table:table-cell office:value-type="float" office:value="8703534" calcext:value-type="float">
            <text:p>8703534</text:p>
          </table:table-cell>
          <table:table-cell table:formula="of:=[.A546]/1000/(60*60*24)" office:value-type="time" office:time-value="PT02H25M03.534S" calcext:value-type="time">
            <text:p>02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589.95" calcext:value-type="float">
            <text:p>589.95</text:p>
          </table:table-cell>
          <table:table-cell office:value-type="float" office:value="726.36" calcext:value-type="float">
            <text:p>726.36</text:p>
          </table:table-cell>
        </table:table-row>
        <table:table-row table:style-name="ro1">
          <table:table-cell office:value-type="float" office:value="8719534" calcext:value-type="float">
            <text:p>8719534</text:p>
          </table:table-cell>
          <table:table-cell table:formula="of:=[.A547]/1000/(60*60*24)" office:value-type="time" office:time-value="PT02H25M19.534S" calcext:value-type="time">
            <text:p>02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91.02" calcext:value-type="float">
            <text:p>591.02</text:p>
          </table:table-cell>
          <table:table-cell office:value-type="float" office:value="727.65" calcext:value-type="float">
            <text:p>727.65</text:p>
          </table:table-cell>
        </table:table-row>
        <table:table-row table:style-name="ro1">
          <table:table-cell office:value-type="float" office:value="8735534" calcext:value-type="float">
            <text:p>8735534</text:p>
          </table:table-cell>
          <table:table-cell table:formula="of:=[.A548]/1000/(60*60*24)" office:value-type="time" office:time-value="PT02H25M35.534S" calcext:value-type="time">
            <text:p>02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92.08" calcext:value-type="float">
            <text:p>592.08</text:p>
          </table:table-cell>
          <table:table-cell office:value-type="float" office:value="728.94" calcext:value-type="float">
            <text:p>728.94</text:p>
          </table:table-cell>
        </table:table-row>
        <table:table-row table:style-name="ro1">
          <table:table-cell office:value-type="float" office:value="8751534" calcext:value-type="float">
            <text:p>8751534</text:p>
          </table:table-cell>
          <table:table-cell table:formula="of:=[.A549]/1000/(60*60*24)" office:value-type="time" office:time-value="PT02H25M51.534S" calcext:value-type="time">
            <text:p>02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93.15" calcext:value-type="float">
            <text:p>593.15</text:p>
          </table:table-cell>
          <table:table-cell office:value-type="float" office:value="730.23" calcext:value-type="float">
            <text:p>730.23</text:p>
          </table:table-cell>
        </table:table-row>
        <table:table-row table:style-name="ro1">
          <table:table-cell office:value-type="float" office:value="8767534" calcext:value-type="float">
            <text:p>8767534</text:p>
          </table:table-cell>
          <table:table-cell table:formula="of:=[.A550]/1000/(60*60*24)" office:value-type="time" office:time-value="PT02H26M07.534S" calcext:value-type="time">
            <text:p>02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594.21" calcext:value-type="float">
            <text:p>594.21</text:p>
          </table:table-cell>
          <table:table-cell office:value-type="float" office:value="731.52" calcext:value-type="float">
            <text:p>731.52</text:p>
          </table:table-cell>
        </table:table-row>
        <table:table-row table:style-name="ro1">
          <table:table-cell office:value-type="float" office:value="8783534" calcext:value-type="float">
            <text:p>8783534</text:p>
          </table:table-cell>
          <table:table-cell table:formula="of:=[.A551]/1000/(60*60*24)" office:value-type="time" office:time-value="PT02H26M23.534S" calcext:value-type="time">
            <text:p>02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595.28" calcext:value-type="float">
            <text:p>595.28</text:p>
          </table:table-cell>
          <table:table-cell office:value-type="float" office:value="732.81" calcext:value-type="float">
            <text:p>732.81</text:p>
          </table:table-cell>
        </table:table-row>
        <table:table-row table:style-name="ro1">
          <table:table-cell office:value-type="float" office:value="8799534" calcext:value-type="float">
            <text:p>8799534</text:p>
          </table:table-cell>
          <table:table-cell table:formula="of:=[.A552]/1000/(60*60*24)" office:value-type="time" office:time-value="PT02H26M39.534S" calcext:value-type="time">
            <text:p>02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596.35" calcext:value-type="float">
            <text:p>596.35</text:p>
          </table:table-cell>
          <table:table-cell office:value-type="float" office:value="734.1" calcext:value-type="float">
            <text:p>734.1</text:p>
          </table:table-cell>
        </table:table-row>
        <table:table-row table:style-name="ro1">
          <table:table-cell office:value-type="float" office:value="8815534" calcext:value-type="float">
            <text:p>8815534</text:p>
          </table:table-cell>
          <table:table-cell table:formula="of:=[.A553]/1000/(60*60*24)" office:value-type="time" office:time-value="PT02H26M55.534S" calcext:value-type="time">
            <text:p>02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97.41" calcext:value-type="float">
            <text:p>597.41</text:p>
          </table:table-cell>
          <table:table-cell office:value-type="float" office:value="735.38" calcext:value-type="float">
            <text:p>735.38</text:p>
          </table:table-cell>
        </table:table-row>
        <table:table-row table:style-name="ro1">
          <table:table-cell office:value-type="float" office:value="8831534" calcext:value-type="float">
            <text:p>8831534</text:p>
          </table:table-cell>
          <table:table-cell table:formula="of:=[.A554]/1000/(60*60*24)" office:value-type="time" office:time-value="PT02H27M11.534S" calcext:value-type="time">
            <text:p>02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98.48" calcext:value-type="float">
            <text:p>598.48</text:p>
          </table:table-cell>
          <table:table-cell office:value-type="float" office:value="736.67" calcext:value-type="float">
            <text:p>736.67</text:p>
          </table:table-cell>
        </table:table-row>
        <table:table-row table:style-name="ro1">
          <table:table-cell office:value-type="float" office:value="8847534" calcext:value-type="float">
            <text:p>8847534</text:p>
          </table:table-cell>
          <table:table-cell table:formula="of:=[.A555]/1000/(60*60*24)" office:value-type="time" office:time-value="PT02H27M27.534S" calcext:value-type="time">
            <text:p>02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99.55" calcext:value-type="float">
            <text:p>599.55</text:p>
          </table:table-cell>
          <table:table-cell office:value-type="float" office:value="737.96" calcext:value-type="float">
            <text:p>737.96</text:p>
          </table:table-cell>
        </table:table-row>
        <table:table-row table:style-name="ro1">
          <table:table-cell office:value-type="float" office:value="8863534" calcext:value-type="float">
            <text:p>8863534</text:p>
          </table:table-cell>
          <table:table-cell table:formula="of:=[.A556]/1000/(60*60*24)" office:value-type="time" office:time-value="PT02H27M43.534S" calcext:value-type="time">
            <text:p>02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00.61" calcext:value-type="float">
            <text:p>600.61</text:p>
          </table:table-cell>
          <table:table-cell office:value-type="float" office:value="739.25" calcext:value-type="float">
            <text:p>739.25</text:p>
          </table:table-cell>
        </table:table-row>
        <table:table-row table:style-name="ro1">
          <table:table-cell office:value-type="float" office:value="8879534" calcext:value-type="float">
            <text:p>8879534</text:p>
          </table:table-cell>
          <table:table-cell table:formula="of:=[.A557]/1000/(60*60*24)" office:value-type="time" office:time-value="PT02H27M59.534S" calcext:value-type="time">
            <text:p>02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01.68" calcext:value-type="float">
            <text:p>601.68</text:p>
          </table:table-cell>
          <table:table-cell office:value-type="float" office:value="740.54" calcext:value-type="float">
            <text:p>740.54</text:p>
          </table:table-cell>
        </table:table-row>
        <table:table-row table:style-name="ro1">
          <table:table-cell office:value-type="float" office:value="8895534" calcext:value-type="float">
            <text:p>8895534</text:p>
          </table:table-cell>
          <table:table-cell table:formula="of:=[.A558]/1000/(60*60*24)" office:value-type="time" office:time-value="PT02H28M15.534S" calcext:value-type="time">
            <text:p>02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02.75" calcext:value-type="float">
            <text:p>602.75</text:p>
          </table:table-cell>
          <table:table-cell office:value-type="float" office:value="741.83" calcext:value-type="float">
            <text:p>741.83</text:p>
          </table:table-cell>
        </table:table-row>
        <table:table-row table:style-name="ro1">
          <table:table-cell office:value-type="float" office:value="8911534" calcext:value-type="float">
            <text:p>8911534</text:p>
          </table:table-cell>
          <table:table-cell table:formula="of:=[.A559]/1000/(60*60*24)" office:value-type="time" office:time-value="PT02H28M31.534S" calcext:value-type="time">
            <text:p>02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03.81" calcext:value-type="float">
            <text:p>603.81</text:p>
          </table:table-cell>
          <table:table-cell office:value-type="float" office:value="743.12" calcext:value-type="float">
            <text:p>743.12</text:p>
          </table:table-cell>
        </table:table-row>
        <table:table-row table:style-name="ro1">
          <table:table-cell office:value-type="float" office:value="8927534" calcext:value-type="float">
            <text:p>8927534</text:p>
          </table:table-cell>
          <table:table-cell table:formula="of:=[.A560]/1000/(60*60*24)" office:value-type="time" office:time-value="PT02H28M47.534S" calcext:value-type="time">
            <text:p>02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04.88" calcext:value-type="float">
            <text:p>604.88</text:p>
          </table:table-cell>
          <table:table-cell office:value-type="float" office:value="744.41" calcext:value-type="float">
            <text:p>744.41</text:p>
          </table:table-cell>
        </table:table-row>
        <table:table-row table:style-name="ro1">
          <table:table-cell office:value-type="float" office:value="8943534" calcext:value-type="float">
            <text:p>8943534</text:p>
          </table:table-cell>
          <table:table-cell table:formula="of:=[.A561]/1000/(60*60*24)" office:value-type="time" office:time-value="PT02H29M03.534S" calcext:value-type="time">
            <text:p>02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605.94" calcext:value-type="float">
            <text:p>605.94</text:p>
          </table:table-cell>
          <table:table-cell office:value-type="float" office:value="745.7" calcext:value-type="float">
            <text:p>745.7</text:p>
          </table:table-cell>
        </table:table-row>
        <table:table-row table:style-name="ro1">
          <table:table-cell office:value-type="float" office:value="8959534" calcext:value-type="float">
            <text:p>8959534</text:p>
          </table:table-cell>
          <table:table-cell table:formula="of:=[.A562]/1000/(60*60*24)" office:value-type="time" office:time-value="PT02H29M19.534S" calcext:value-type="time">
            <text:p>02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07.01" calcext:value-type="float">
            <text:p>607.01</text:p>
          </table:table-cell>
          <table:table-cell office:value-type="float" office:value="746.98" calcext:value-type="float">
            <text:p>746.98</text:p>
          </table:table-cell>
        </table:table-row>
        <table:table-row table:style-name="ro1">
          <table:table-cell office:value-type="float" office:value="8975534" calcext:value-type="float">
            <text:p>8975534</text:p>
          </table:table-cell>
          <table:table-cell table:formula="of:=[.A563]/1000/(60*60*24)" office:value-type="time" office:time-value="PT02H29M35.534S" calcext:value-type="time">
            <text:p>02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08.08" calcext:value-type="float">
            <text:p>608.08</text:p>
          </table:table-cell>
          <table:table-cell office:value-type="float" office:value="748.27" calcext:value-type="float">
            <text:p>748.27</text:p>
          </table:table-cell>
        </table:table-row>
        <table:table-row table:style-name="ro1">
          <table:table-cell office:value-type="float" office:value="8991534" calcext:value-type="float">
            <text:p>8991534</text:p>
          </table:table-cell>
          <table:table-cell table:formula="of:=[.A564]/1000/(60*60*24)" office:value-type="time" office:time-value="PT02H29M51.534S" calcext:value-type="time">
            <text:p>02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09.14" calcext:value-type="float">
            <text:p>609.14</text:p>
          </table:table-cell>
          <table:table-cell office:value-type="float" office:value="749.56" calcext:value-type="float">
            <text:p>749.56</text:p>
          </table:table-cell>
        </table:table-row>
        <table:table-row table:style-name="ro1">
          <table:table-cell office:value-type="float" office:value="9007534" calcext:value-type="float">
            <text:p>9007534</text:p>
          </table:table-cell>
          <table:table-cell table:formula="of:=[.A565]/1000/(60*60*24)" office:value-type="time" office:time-value="PT02H30M07.534S" calcext:value-type="time">
            <text:p>02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10.21" calcext:value-type="float">
            <text:p>610.21</text:p>
          </table:table-cell>
          <table:table-cell office:value-type="float" office:value="750.85" calcext:value-type="float">
            <text:p>750.85</text:p>
          </table:table-cell>
        </table:table-row>
        <table:table-row table:style-name="ro1">
          <table:table-cell office:value-type="float" office:value="9023534" calcext:value-type="float">
            <text:p>9023534</text:p>
          </table:table-cell>
          <table:table-cell table:formula="of:=[.A566]/1000/(60*60*24)" office:value-type="time" office:time-value="PT02H30M23.534S" calcext:value-type="time">
            <text:p>02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11.27" calcext:value-type="float">
            <text:p>611.27</text:p>
          </table:table-cell>
          <table:table-cell office:value-type="float" office:value="752.14" calcext:value-type="float">
            <text:p>752.14</text:p>
          </table:table-cell>
        </table:table-row>
        <table:table-row table:style-name="ro1">
          <table:table-cell office:value-type="float" office:value="9039534" calcext:value-type="float">
            <text:p>9039534</text:p>
          </table:table-cell>
          <table:table-cell table:formula="of:=[.A567]/1000/(60*60*24)" office:value-type="time" office:time-value="PT02H30M39.534S" calcext:value-type="time">
            <text:p>02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12.34" calcext:value-type="float">
            <text:p>612.34</text:p>
          </table:table-cell>
          <table:table-cell office:value-type="float" office:value="753.42" calcext:value-type="float">
            <text:p>753.42</text:p>
          </table:table-cell>
        </table:table-row>
        <table:table-row table:style-name="ro1">
          <table:table-cell office:value-type="float" office:value="9055534" calcext:value-type="float">
            <text:p>9055534</text:p>
          </table:table-cell>
          <table:table-cell table:formula="of:=[.A568]/1000/(60*60*24)" office:value-type="time" office:time-value="PT02H30M55.534S" calcext:value-type="time">
            <text:p>02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13.41" calcext:value-type="float">
            <text:p>613.41</text:p>
          </table:table-cell>
          <table:table-cell office:value-type="float" office:value="754.71" calcext:value-type="float">
            <text:p>754.71</text:p>
          </table:table-cell>
        </table:table-row>
        <table:table-row table:style-name="ro1">
          <table:table-cell office:value-type="float" office:value="9071534" calcext:value-type="float">
            <text:p>9071534</text:p>
          </table:table-cell>
          <table:table-cell table:formula="of:=[.A569]/1000/(60*60*24)" office:value-type="time" office:time-value="PT02H31M11.534S" calcext:value-type="time">
            <text:p>02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614.47" calcext:value-type="float">
            <text:p>614.4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9087534" calcext:value-type="float">
            <text:p>9087534</text:p>
          </table:table-cell>
          <table:table-cell table:formula="of:=[.A570]/1000/(60*60*24)" office:value-type="time" office:time-value="PT02H31M27.534S" calcext:value-type="time">
            <text:p>02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15.54" calcext:value-type="float">
            <text:p>615.54</text:p>
          </table:table-cell>
          <table:table-cell office:value-type="float" office:value="757.29" calcext:value-type="float">
            <text:p>757.29</text:p>
          </table:table-cell>
        </table:table-row>
        <table:table-row table:style-name="ro1">
          <table:table-cell office:value-type="float" office:value="9103534" calcext:value-type="float">
            <text:p>9103534</text:p>
          </table:table-cell>
          <table:table-cell table:formula="of:=[.A571]/1000/(60*60*24)" office:value-type="time" office:time-value="PT02H31M43.534S" calcext:value-type="time">
            <text:p>02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616.6" calcext:value-type="float">
            <text:p>616.6</text:p>
          </table:table-cell>
          <table:table-cell office:value-type="float" office:value="758.58" calcext:value-type="float">
            <text:p>758.58</text:p>
          </table:table-cell>
        </table:table-row>
        <table:table-row table:style-name="ro1">
          <table:table-cell office:value-type="float" office:value="9119534" calcext:value-type="float">
            <text:p>9119534</text:p>
          </table:table-cell>
          <table:table-cell table:formula="of:=[.A572]/1000/(60*60*24)" office:value-type="time" office:time-value="PT02H31M59.534S" calcext:value-type="time">
            <text:p>02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17.67" calcext:value-type="float">
            <text:p>617.67</text:p>
          </table:table-cell>
          <table:table-cell office:value-type="float" office:value="759.87" calcext:value-type="float">
            <text:p>759.87</text:p>
          </table:table-cell>
        </table:table-row>
        <table:table-row table:style-name="ro1">
          <table:table-cell office:value-type="float" office:value="9135534" calcext:value-type="float">
            <text:p>9135534</text:p>
          </table:table-cell>
          <table:table-cell table:formula="of:=[.A573]/1000/(60*60*24)" office:value-type="time" office:time-value="PT02H32M15.534S" calcext:value-type="time">
            <text:p>02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18.73" calcext:value-type="float">
            <text:p>618.73</text:p>
          </table:table-cell>
          <table:table-cell office:value-type="float" office:value="761.15" calcext:value-type="float">
            <text:p>761.15</text:p>
          </table:table-cell>
        </table:table-row>
        <table:table-row table:style-name="ro1">
          <table:table-cell office:value-type="float" office:value="9151534" calcext:value-type="float">
            <text:p>9151534</text:p>
          </table:table-cell>
          <table:table-cell table:formula="of:=[.A574]/1000/(60*60*24)" office:value-type="time" office:time-value="PT02H32M31.534S" calcext:value-type="time">
            <text:p>02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619.8" calcext:value-type="float">
            <text:p>619.8</text:p>
          </table:table-cell>
          <table:table-cell office:value-type="float" office:value="762.44" calcext:value-type="float">
            <text:p>762.44</text:p>
          </table:table-cell>
        </table:table-row>
        <table:table-row table:style-name="ro1">
          <table:table-cell office:value-type="float" office:value="9167534" calcext:value-type="float">
            <text:p>9167534</text:p>
          </table:table-cell>
          <table:table-cell table:formula="of:=[.A575]/1000/(60*60*24)" office:value-type="time" office:time-value="PT02H32M47.534S" calcext:value-type="time">
            <text:p>02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0.86" calcext:value-type="float">
            <text:p>620.86</text:p>
          </table:table-cell>
          <table:table-cell office:value-type="float" office:value="763.73" calcext:value-type="float">
            <text:p>763.73</text:p>
          </table:table-cell>
        </table:table-row>
        <table:table-row table:style-name="ro1">
          <table:table-cell office:value-type="float" office:value="9183534" calcext:value-type="float">
            <text:p>9183534</text:p>
          </table:table-cell>
          <table:table-cell table:formula="of:=[.A576]/1000/(60*60*24)" office:value-type="time" office:time-value="PT02H33M03.534S" calcext:value-type="time">
            <text:p>02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1.93" calcext:value-type="float">
            <text:p>621.93</text:p>
          </table:table-cell>
          <table:table-cell office:value-type="float" office:value="765.02" calcext:value-type="float">
            <text:p>765.02</text:p>
          </table:table-cell>
        </table:table-row>
        <table:table-row table:style-name="ro1">
          <table:table-cell office:value-type="float" office:value="9199534" calcext:value-type="float">
            <text:p>9199534</text:p>
          </table:table-cell>
          <table:table-cell table:formula="of:=[.A577]/1000/(60*60*24)" office:value-type="time" office:time-value="PT02H33M19.534S" calcext:value-type="time">
            <text:p>02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3" calcext:value-type="float">
            <text:p>623</text:p>
          </table:table-cell>
          <table:table-cell office:value-type="float" office:value="766.3" calcext:value-type="float">
            <text:p>766.3</text:p>
          </table:table-cell>
        </table:table-row>
        <table:table-row table:style-name="ro1">
          <table:table-cell office:value-type="float" office:value="9215534" calcext:value-type="float">
            <text:p>9215534</text:p>
          </table:table-cell>
          <table:table-cell table:formula="of:=[.A578]/1000/(60*60*24)" office:value-type="time" office:time-value="PT02H33M35.534S" calcext:value-type="time">
            <text:p>02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4.06" calcext:value-type="float">
            <text:p>624.06</text:p>
          </table:table-cell>
          <table:table-cell office:value-type="float" office:value="767.59" calcext:value-type="float">
            <text:p>767.59</text:p>
          </table:table-cell>
        </table:table-row>
        <table:table-row table:style-name="ro1">
          <table:table-cell office:value-type="float" office:value="9231534" calcext:value-type="float">
            <text:p>9231534</text:p>
          </table:table-cell>
          <table:table-cell table:formula="of:=[.A579]/1000/(60*60*24)" office:value-type="time" office:time-value="PT02H33M51.534S" calcext:value-type="time">
            <text:p>02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5.13" calcext:value-type="float">
            <text:p>625.13</text:p>
          </table:table-cell>
          <table:table-cell office:value-type="float" office:value="768.88" calcext:value-type="float">
            <text:p>768.88</text:p>
          </table:table-cell>
        </table:table-row>
        <table:table-row table:style-name="ro1">
          <table:table-cell office:value-type="float" office:value="9247534" calcext:value-type="float">
            <text:p>9247534</text:p>
          </table:table-cell>
          <table:table-cell table:formula="of:=[.A580]/1000/(60*60*24)" office:value-type="time" office:time-value="PT02H34M07.534S" calcext:value-type="time">
            <text:p>02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6.19" calcext:value-type="float">
            <text:p>626.19</text:p>
          </table:table-cell>
          <table:table-cell office:value-type="float" office:value="770.17" calcext:value-type="float">
            <text:p>770.17</text:p>
          </table:table-cell>
        </table:table-row>
        <table:table-row table:style-name="ro1">
          <table:table-cell office:value-type="float" office:value="9263534" calcext:value-type="float">
            <text:p>9263534</text:p>
          </table:table-cell>
          <table:table-cell table:formula="of:=[.A581]/1000/(60*60*24)" office:value-type="time" office:time-value="PT02H34M23.534S" calcext:value-type="time">
            <text:p>02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7.26" calcext:value-type="float">
            <text:p>627.26</text:p>
          </table:table-cell>
          <table:table-cell office:value-type="float" office:value="771.45" calcext:value-type="float">
            <text:p>771.45</text:p>
          </table:table-cell>
        </table:table-row>
        <table:table-row table:style-name="ro1">
          <table:table-cell office:value-type="float" office:value="9279534" calcext:value-type="float">
            <text:p>9279534</text:p>
          </table:table-cell>
          <table:table-cell table:formula="of:=[.A582]/1000/(60*60*24)" office:value-type="time" office:time-value="PT02H34M39.534S" calcext:value-type="time">
            <text:p>02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628.32" calcext:value-type="float">
            <text:p>628.32</text:p>
          </table:table-cell>
          <table:table-cell office:value-type="float" office:value="772.74" calcext:value-type="float">
            <text:p>772.74</text:p>
          </table:table-cell>
        </table:table-row>
        <table:table-row table:style-name="ro1">
          <table:table-cell office:value-type="float" office:value="9295534" calcext:value-type="float">
            <text:p>9295534</text:p>
          </table:table-cell>
          <table:table-cell table:formula="of:=[.A583]/1000/(60*60*24)" office:value-type="time" office:time-value="PT02H34M55.534S" calcext:value-type="time">
            <text:p>02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29.39" calcext:value-type="float">
            <text:p>629.39</text:p>
          </table:table-cell>
          <table:table-cell office:value-type="float" office:value="774.03" calcext:value-type="float">
            <text:p>774.03</text:p>
          </table:table-cell>
        </table:table-row>
        <table:table-row table:style-name="ro1">
          <table:table-cell office:value-type="float" office:value="9311534" calcext:value-type="float">
            <text:p>9311534</text:p>
          </table:table-cell>
          <table:table-cell table:formula="of:=[.A584]/1000/(60*60*24)" office:value-type="time" office:time-value="PT02H35M11.534S" calcext:value-type="time">
            <text:p>02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30.45" calcext:value-type="float">
            <text:p>630.45</text:p>
          </table:table-cell>
          <table:table-cell office:value-type="float" office:value="775.32" calcext:value-type="float">
            <text:p>775.32</text:p>
          </table:table-cell>
        </table:table-row>
        <table:table-row table:style-name="ro1">
          <table:table-cell office:value-type="float" office:value="9327534" calcext:value-type="float">
            <text:p>9327534</text:p>
          </table:table-cell>
          <table:table-cell table:formula="of:=[.A585]/1000/(60*60*24)" office:value-type="time" office:time-value="PT02H35M27.534S" calcext:value-type="time">
            <text:p>02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31.52" calcext:value-type="float">
            <text:p>631.52</text:p>
          </table:table-cell>
          <table:table-cell office:value-type="float" office:value="776.6" calcext:value-type="float">
            <text:p>776.6</text:p>
          </table:table-cell>
        </table:table-row>
        <table:table-row table:style-name="ro1">
          <table:table-cell office:value-type="float" office:value="9343534" calcext:value-type="float">
            <text:p>9343534</text:p>
          </table:table-cell>
          <table:table-cell table:formula="of:=[.A586]/1000/(60*60*24)" office:value-type="time" office:time-value="PT02H35M43.534S" calcext:value-type="time">
            <text:p>02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32.58" calcext:value-type="float">
            <text:p>632.58</text:p>
          </table:table-cell>
          <table:table-cell office:value-type="float" office:value="777.89" calcext:value-type="float">
            <text:p>777.89</text:p>
          </table:table-cell>
        </table:table-row>
        <table:table-row table:style-name="ro1">
          <table:table-cell office:value-type="float" office:value="9359534" calcext:value-type="float">
            <text:p>9359534</text:p>
          </table:table-cell>
          <table:table-cell table:formula="of:=[.A587]/1000/(60*60*24)" office:value-type="time" office:time-value="PT02H35M59.534S" calcext:value-type="time">
            <text:p>02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33.65" calcext:value-type="float">
            <text:p>633.65</text:p>
          </table:table-cell>
          <table:table-cell office:value-type="float" office:value="779.18" calcext:value-type="float">
            <text:p>779.18</text:p>
          </table:table-cell>
        </table:table-row>
        <table:table-row table:style-name="ro1">
          <table:table-cell office:value-type="float" office:value="9375534" calcext:value-type="float">
            <text:p>9375534</text:p>
          </table:table-cell>
          <table:table-cell table:formula="of:=[.A588]/1000/(60*60*24)" office:value-type="time" office:time-value="PT02H36M15.534S" calcext:value-type="time">
            <text:p>02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34.72" calcext:value-type="float">
            <text:p>634.72</text:p>
          </table:table-cell>
          <table:table-cell office:value-type="float" office:value="780.47" calcext:value-type="float">
            <text:p>780.47</text:p>
          </table:table-cell>
        </table:table-row>
        <table:table-row table:style-name="ro1">
          <table:table-cell office:value-type="float" office:value="9391534" calcext:value-type="float">
            <text:p>9391534</text:p>
          </table:table-cell>
          <table:table-cell table:formula="of:=[.A589]/1000/(60*60*24)" office:value-type="time" office:time-value="PT02H36M31.534S" calcext:value-type="time">
            <text:p>02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35.78" calcext:value-type="float">
            <text:p>635.78</text:p>
          </table:table-cell>
          <table:table-cell office:value-type="float" office:value="781.75" calcext:value-type="float">
            <text:p>781.75</text:p>
          </table:table-cell>
        </table:table-row>
        <table:table-row table:style-name="ro1">
          <table:table-cell office:value-type="float" office:value="9407534" calcext:value-type="float">
            <text:p>9407534</text:p>
          </table:table-cell>
          <table:table-cell table:formula="of:=[.A590]/1000/(60*60*24)" office:value-type="time" office:time-value="PT02H36M47.534S" calcext:value-type="time">
            <text:p>02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36.85" calcext:value-type="float">
            <text:p>636.85</text:p>
          </table:table-cell>
          <table:table-cell office:value-type="float" office:value="783.04" calcext:value-type="float">
            <text:p>783.04</text:p>
          </table:table-cell>
        </table:table-row>
        <table:table-row table:style-name="ro1">
          <table:table-cell office:value-type="float" office:value="9423534" calcext:value-type="float">
            <text:p>9423534</text:p>
          </table:table-cell>
          <table:table-cell table:formula="of:=[.A591]/1000/(60*60*24)" office:value-type="time" office:time-value="PT02H37M03.534S" calcext:value-type="time">
            <text:p>02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37.91" calcext:value-type="float">
            <text:p>637.91</text:p>
          </table:table-cell>
          <table:table-cell office:value-type="float" office:value="784.33" calcext:value-type="float">
            <text:p>784.33</text:p>
          </table:table-cell>
        </table:table-row>
        <table:table-row table:style-name="ro1">
          <table:table-cell office:value-type="float" office:value="9439534" calcext:value-type="float">
            <text:p>9439534</text:p>
          </table:table-cell>
          <table:table-cell table:formula="of:=[.A592]/1000/(60*60*24)" office:value-type="time" office:time-value="PT02H37M19.534S" calcext:value-type="time">
            <text:p>02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38.98" calcext:value-type="float">
            <text:p>638.98</text:p>
          </table:table-cell>
          <table:table-cell office:value-type="float" office:value="785.61" calcext:value-type="float">
            <text:p>785.61</text:p>
          </table:table-cell>
        </table:table-row>
        <table:table-row table:style-name="ro1">
          <table:table-cell office:value-type="float" office:value="9455534" calcext:value-type="float">
            <text:p>9455534</text:p>
          </table:table-cell>
          <table:table-cell table:formula="of:=[.A593]/1000/(60*60*24)" office:value-type="time" office:time-value="PT02H37M35.534S" calcext:value-type="time">
            <text:p>02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0.04" calcext:value-type="float">
            <text:p>640.04</text:p>
          </table:table-cell>
          <table:table-cell office:value-type="float" office:value="786.9" calcext:value-type="float">
            <text:p>786.9</text:p>
          </table:table-cell>
        </table:table-row>
        <table:table-row table:style-name="ro1">
          <table:table-cell office:value-type="float" office:value="9471534" calcext:value-type="float">
            <text:p>9471534</text:p>
          </table:table-cell>
          <table:table-cell table:formula="of:=[.A594]/1000/(60*60*24)" office:value-type="time" office:time-value="PT02H37M51.534S" calcext:value-type="time">
            <text:p>02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641.11" calcext:value-type="float">
            <text:p>641.11</text:p>
          </table:table-cell>
          <table:table-cell office:value-type="float" office:value="788.19" calcext:value-type="float">
            <text:p>788.19</text:p>
          </table:table-cell>
        </table:table-row>
        <table:table-row table:style-name="ro1">
          <table:table-cell office:value-type="float" office:value="9487534" calcext:value-type="float">
            <text:p>9487534</text:p>
          </table:table-cell>
          <table:table-cell table:formula="of:=[.A595]/1000/(60*60*24)" office:value-type="time" office:time-value="PT02H38M07.534S" calcext:value-type="time">
            <text:p>02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2.17" calcext:value-type="float">
            <text:p>642.17</text:p>
          </table:table-cell>
          <table:table-cell office:value-type="float" office:value="789.47" calcext:value-type="float">
            <text:p>789.47</text:p>
          </table:table-cell>
        </table:table-row>
        <table:table-row table:style-name="ro1">
          <table:table-cell office:value-type="float" office:value="9503534" calcext:value-type="float">
            <text:p>9503534</text:p>
          </table:table-cell>
          <table:table-cell table:formula="of:=[.A596]/1000/(60*60*24)" office:value-type="time" office:time-value="PT02H38M23.534S" calcext:value-type="time">
            <text:p>02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3.24" calcext:value-type="float">
            <text:p>643.24</text:p>
          </table:table-cell>
          <table:table-cell office:value-type="float" office:value="790.76" calcext:value-type="float">
            <text:p>790.76</text:p>
          </table:table-cell>
        </table:table-row>
        <table:table-row table:style-name="ro1">
          <table:table-cell office:value-type="float" office:value="9519534" calcext:value-type="float">
            <text:p>9519534</text:p>
          </table:table-cell>
          <table:table-cell table:formula="of:=[.A597]/1000/(60*60*24)" office:value-type="time" office:time-value="PT02H38M39.534S" calcext:value-type="time">
            <text:p>02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4.3" calcext:value-type="float">
            <text:p>644.3</text:p>
          </table:table-cell>
          <table:table-cell office:value-type="float" office:value="792.05" calcext:value-type="float">
            <text:p>792.05</text:p>
          </table:table-cell>
        </table:table-row>
        <table:table-row table:style-name="ro1">
          <table:table-cell office:value-type="float" office:value="9535534" calcext:value-type="float">
            <text:p>9535534</text:p>
          </table:table-cell>
          <table:table-cell table:formula="of:=[.A598]/1000/(60*60*24)" office:value-type="time" office:time-value="PT02H38M55.534S" calcext:value-type="time">
            <text:p>02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5.37" calcext:value-type="float">
            <text:p>645.37</text:p>
          </table:table-cell>
          <table:table-cell office:value-type="float" office:value="793.34" calcext:value-type="float">
            <text:p>793.34</text:p>
          </table:table-cell>
        </table:table-row>
        <table:table-row table:style-name="ro1">
          <table:table-cell office:value-type="float" office:value="9551534" calcext:value-type="float">
            <text:p>9551534</text:p>
          </table:table-cell>
          <table:table-cell table:formula="of:=[.A599]/1000/(60*60*24)" office:value-type="time" office:time-value="PT02H39M11.534S" calcext:value-type="time">
            <text:p>02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6.43" calcext:value-type="float">
            <text:p>646.43</text:p>
          </table:table-cell>
          <table:table-cell office:value-type="float" office:value="794.62" calcext:value-type="float">
            <text:p>794.62</text:p>
          </table:table-cell>
        </table:table-row>
        <table:table-row table:style-name="ro1">
          <table:table-cell office:value-type="float" office:value="9567534" calcext:value-type="float">
            <text:p>9567534</text:p>
          </table:table-cell>
          <table:table-cell table:formula="of:=[.A600]/1000/(60*60*24)" office:value-type="time" office:time-value="PT02H39M27.534S" calcext:value-type="time">
            <text:p>02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7.5" calcext:value-type="float">
            <text:p>647.5</text:p>
          </table:table-cell>
          <table:table-cell office:value-type="float" office:value="795.91" calcext:value-type="float">
            <text:p>795.91</text:p>
          </table:table-cell>
        </table:table-row>
        <table:table-row table:style-name="ro1">
          <table:table-cell office:value-type="float" office:value="9583534" calcext:value-type="float">
            <text:p>9583534</text:p>
          </table:table-cell>
          <table:table-cell table:formula="of:=[.A601]/1000/(60*60*24)" office:value-type="time" office:time-value="PT02H39M43.534S" calcext:value-type="time">
            <text:p>02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48.57" calcext:value-type="float">
            <text:p>648.57</text:p>
          </table:table-cell>
          <table:table-cell office:value-type="float" office:value="797.2" calcext:value-type="float">
            <text:p>797.2</text:p>
          </table:table-cell>
        </table:table-row>
        <table:table-row table:style-name="ro1">
          <table:table-cell office:value-type="float" office:value="9599534" calcext:value-type="float">
            <text:p>9599534</text:p>
          </table:table-cell>
          <table:table-cell table:formula="of:=[.A602]/1000/(60*60*24)" office:value-type="time" office:time-value="PT02H39M59.534S" calcext:value-type="time">
            <text:p>02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49.63" calcext:value-type="float">
            <text:p>649.63</text:p>
          </table:table-cell>
          <table:table-cell office:value-type="float" office:value="798.48" calcext:value-type="float">
            <text:p>798.48</text:p>
          </table:table-cell>
        </table:table-row>
        <table:table-row table:style-name="ro1">
          <table:table-cell office:value-type="float" office:value="9615534" calcext:value-type="float">
            <text:p>9615534</text:p>
          </table:table-cell>
          <table:table-cell table:formula="of:=[.A603]/1000/(60*60*24)" office:value-type="time" office:time-value="PT02H40M15.534S" calcext:value-type="time">
            <text:p>02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50.7" calcext:value-type="float">
            <text:p>650.7</text:p>
          </table:table-cell>
          <table:table-cell office:value-type="float" office:value="799.77" calcext:value-type="float">
            <text:p>799.77</text:p>
          </table:table-cell>
        </table:table-row>
        <table:table-row table:style-name="ro1">
          <table:table-cell office:value-type="float" office:value="9631534" calcext:value-type="float">
            <text:p>9631534</text:p>
          </table:table-cell>
          <table:table-cell table:formula="of:=[.A604]/1000/(60*60*24)" office:value-type="time" office:time-value="PT02H40M31.534S" calcext:value-type="time">
            <text:p>02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51.76" calcext:value-type="float">
            <text:p>651.76</text:p>
          </table:table-cell>
          <table:table-cell office:value-type="float" office:value="801.06" calcext:value-type="float">
            <text:p>801.06</text:p>
          </table:table-cell>
        </table:table-row>
        <table:table-row table:style-name="ro1">
          <table:table-cell office:value-type="float" office:value="9647534" calcext:value-type="float">
            <text:p>9647534</text:p>
          </table:table-cell>
          <table:table-cell table:formula="of:=[.A605]/1000/(60*60*24)" office:value-type="time" office:time-value="PT02H40M47.534S" calcext:value-type="time">
            <text:p>02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52.83" calcext:value-type="float">
            <text:p>652.83</text:p>
          </table:table-cell>
          <table:table-cell office:value-type="float" office:value="802.34" calcext:value-type="float">
            <text:p>802.34</text:p>
          </table:table-cell>
        </table:table-row>
        <table:table-row table:style-name="ro1">
          <table:table-cell office:value-type="float" office:value="9663534" calcext:value-type="float">
            <text:p>9663534</text:p>
          </table:table-cell>
          <table:table-cell table:formula="of:=[.A606]/1000/(60*60*24)" office:value-type="time" office:time-value="PT02H41M03.534S" calcext:value-type="time">
            <text:p>02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53.89" calcext:value-type="float">
            <text:p>653.89</text:p>
          </table:table-cell>
          <table:table-cell office:value-type="float" office:value="803.63" calcext:value-type="float">
            <text:p>803.63</text:p>
          </table:table-cell>
        </table:table-row>
        <table:table-row table:style-name="ro1">
          <table:table-cell office:value-type="float" office:value="9679534" calcext:value-type="float">
            <text:p>9679534</text:p>
          </table:table-cell>
          <table:table-cell table:formula="of:=[.A607]/1000/(60*60*24)" office:value-type="time" office:time-value="PT02H41M19.534S" calcext:value-type="time">
            <text:p>02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54.96" calcext:value-type="float">
            <text:p>654.96</text:p>
          </table:table-cell>
          <table:table-cell office:value-type="float" office:value="804.92" calcext:value-type="float">
            <text:p>804.92</text:p>
          </table:table-cell>
        </table:table-row>
        <table:table-row table:style-name="ro1">
          <table:table-cell office:value-type="float" office:value="9695534" calcext:value-type="float">
            <text:p>9695534</text:p>
          </table:table-cell>
          <table:table-cell table:formula="of:=[.A608]/1000/(60*60*24)" office:value-type="time" office:time-value="PT02H41M35.534S" calcext:value-type="time">
            <text:p>02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56.02" calcext:value-type="float">
            <text:p>656.02</text:p>
          </table:table-cell>
          <table:table-cell office:value-type="float" office:value="806.2" calcext:value-type="float">
            <text:p>806.2</text:p>
          </table:table-cell>
        </table:table-row>
        <table:table-row table:style-name="ro1">
          <table:table-cell office:value-type="float" office:value="9711534" calcext:value-type="float">
            <text:p>9711534</text:p>
          </table:table-cell>
          <table:table-cell table:formula="of:=[.A609]/1000/(60*60*24)" office:value-type="time" office:time-value="PT02H41M51.534S" calcext:value-type="time">
            <text:p>02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657.09" calcext:value-type="float">
            <text:p>657.09</text:p>
          </table:table-cell>
          <table:table-cell office:value-type="float" office:value="807.49" calcext:value-type="float">
            <text:p>807.49</text:p>
          </table:table-cell>
        </table:table-row>
        <table:table-row table:style-name="ro1">
          <table:table-cell office:value-type="float" office:value="9727534" calcext:value-type="float">
            <text:p>9727534</text:p>
          </table:table-cell>
          <table:table-cell table:formula="of:=[.A610]/1000/(60*60*24)" office:value-type="time" office:time-value="PT02H42M07.534S" calcext:value-type="time">
            <text:p>02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658.15" calcext:value-type="float">
            <text:p>658.15</text:p>
          </table:table-cell>
          <table:table-cell office:value-type="float" office:value="808.78" calcext:value-type="float">
            <text:p>808.78</text:p>
          </table:table-cell>
        </table:table-row>
        <table:table-row table:style-name="ro1">
          <table:table-cell office:value-type="float" office:value="9743534" calcext:value-type="float">
            <text:p>9743534</text:p>
          </table:table-cell>
          <table:table-cell table:formula="of:=[.A611]/1000/(60*60*24)" office:value-type="time" office:time-value="PT02H42M23.534S" calcext:value-type="time">
            <text:p>02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59.22" calcext:value-type="float">
            <text:p>659.22</text:p>
          </table:table-cell>
          <table:table-cell office:value-type="float" office:value="810.06" calcext:value-type="float">
            <text:p>810.06</text:p>
          </table:table-cell>
        </table:table-row>
        <table:table-row table:style-name="ro1">
          <table:table-cell office:value-type="float" office:value="9759534" calcext:value-type="float">
            <text:p>9759534</text:p>
          </table:table-cell>
          <table:table-cell table:formula="of:=[.A612]/1000/(60*60*24)" office:value-type="time" office:time-value="PT02H42M39.534S" calcext:value-type="time">
            <text:p>02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0.28" calcext:value-type="float">
            <text:p>660.28</text:p>
          </table:table-cell>
          <table:table-cell office:value-type="float" office:value="811.35" calcext:value-type="float">
            <text:p>811.35</text:p>
          </table:table-cell>
        </table:table-row>
        <table:table-row table:style-name="ro1">
          <table:table-cell office:value-type="float" office:value="9775534" calcext:value-type="float">
            <text:p>9775534</text:p>
          </table:table-cell>
          <table:table-cell table:formula="of:=[.A613]/1000/(60*60*24)" office:value-type="time" office:time-value="PT02H42M55.534S" calcext:value-type="time">
            <text:p>02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1.35" calcext:value-type="float">
            <text:p>661.35</text:p>
          </table:table-cell>
          <table:table-cell office:value-type="float" office:value="812.64" calcext:value-type="float">
            <text:p>812.64</text:p>
          </table:table-cell>
        </table:table-row>
        <table:table-row table:style-name="ro1">
          <table:table-cell office:value-type="float" office:value="9791534" calcext:value-type="float">
            <text:p>9791534</text:p>
          </table:table-cell>
          <table:table-cell table:formula="of:=[.A614]/1000/(60*60*24)" office:value-type="time" office:time-value="PT02H43M11.534S" calcext:value-type="time">
            <text:p>02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2.41" calcext:value-type="float">
            <text:p>662.41</text:p>
          </table:table-cell>
          <table:table-cell office:value-type="float" office:value="813.92" calcext:value-type="float">
            <text:p>813.92</text:p>
          </table:table-cell>
        </table:table-row>
        <table:table-row table:style-name="ro1">
          <table:table-cell office:value-type="float" office:value="9807534" calcext:value-type="float">
            <text:p>9807534</text:p>
          </table:table-cell>
          <table:table-cell table:formula="of:=[.A615]/1000/(60*60*24)" office:value-type="time" office:time-value="PT02H43M27.534S" calcext:value-type="time">
            <text:p>02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3.47" calcext:value-type="float">
            <text:p>663.47</text:p>
          </table:table-cell>
          <table:table-cell office:value-type="float" office:value="815.21" calcext:value-type="float">
            <text:p>815.21</text:p>
          </table:table-cell>
        </table:table-row>
        <table:table-row table:style-name="ro1">
          <table:table-cell office:value-type="float" office:value="9823534" calcext:value-type="float">
            <text:p>9823534</text:p>
          </table:table-cell>
          <table:table-cell table:formula="of:=[.A616]/1000/(60*60*24)" office:value-type="time" office:time-value="PT02H43M43.534S" calcext:value-type="time">
            <text:p>02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4.54" calcext:value-type="float">
            <text:p>664.54</text:p>
          </table:table-cell>
          <table:table-cell office:value-type="float" office:value="816.49" calcext:value-type="float">
            <text:p>816.49</text:p>
          </table:table-cell>
        </table:table-row>
        <table:table-row table:style-name="ro1">
          <table:table-cell office:value-type="float" office:value="9839534" calcext:value-type="float">
            <text:p>9839534</text:p>
          </table:table-cell>
          <table:table-cell table:formula="of:=[.A617]/1000/(60*60*24)" office:value-type="time" office:time-value="PT02H43M59.534S" calcext:value-type="time">
            <text:p>02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5.6" calcext:value-type="float">
            <text:p>665.6</text:p>
          </table:table-cell>
          <table:table-cell office:value-type="float" office:value="817.78" calcext:value-type="float">
            <text:p>817.78</text:p>
          </table:table-cell>
        </table:table-row>
        <table:table-row table:style-name="ro1">
          <table:table-cell office:value-type="float" office:value="9855534" calcext:value-type="float">
            <text:p>9855534</text:p>
          </table:table-cell>
          <table:table-cell table:formula="of:=[.A618]/1000/(60*60*24)" office:value-type="time" office:time-value="PT02H44M15.534S" calcext:value-type="time">
            <text:p>02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666.67" calcext:value-type="float">
            <text:p>666.67</text:p>
          </table:table-cell>
          <table:table-cell office:value-type="float" office:value="819.07" calcext:value-type="float">
            <text:p>819.07</text:p>
          </table:table-cell>
        </table:table-row>
        <table:table-row table:style-name="ro1">
          <table:table-cell office:value-type="float" office:value="9871534" calcext:value-type="float">
            <text:p>9871534</text:p>
          </table:table-cell>
          <table:table-cell table:formula="of:=[.A619]/1000/(60*60*24)" office:value-type="time" office:time-value="PT02H44M31.534S" calcext:value-type="time">
            <text:p>02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7.73" calcext:value-type="float">
            <text:p>667.73</text:p>
          </table:table-cell>
          <table:table-cell office:value-type="float" office:value="820.35" calcext:value-type="float">
            <text:p>820.35</text:p>
          </table:table-cell>
        </table:table-row>
        <table:table-row table:style-name="ro1">
          <table:table-cell office:value-type="float" office:value="9887534" calcext:value-type="float">
            <text:p>9887534</text:p>
          </table:table-cell>
          <table:table-cell table:formula="of:=[.A620]/1000/(60*60*24)" office:value-type="time" office:time-value="PT02H44M47.534S" calcext:value-type="time">
            <text:p>02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8.8" calcext:value-type="float">
            <text:p>668.8</text:p>
          </table:table-cell>
          <table:table-cell office:value-type="float" office:value="821.64" calcext:value-type="float">
            <text:p>821.64</text:p>
          </table:table-cell>
        </table:table-row>
        <table:table-row table:style-name="ro1">
          <table:table-cell office:value-type="float" office:value="9903534" calcext:value-type="float">
            <text:p>9903534</text:p>
          </table:table-cell>
          <table:table-cell table:formula="of:=[.A621]/1000/(60*60*24)" office:value-type="time" office:time-value="PT02H45M03.534S" calcext:value-type="time">
            <text:p>02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69.86" calcext:value-type="float">
            <text:p>669.86</text:p>
          </table:table-cell>
          <table:table-cell office:value-type="float" office:value="822.93" calcext:value-type="float">
            <text:p>822.93</text:p>
          </table:table-cell>
        </table:table-row>
        <table:table-row table:style-name="ro1">
          <table:table-cell office:value-type="float" office:value="9919534" calcext:value-type="float">
            <text:p>9919534</text:p>
          </table:table-cell>
          <table:table-cell table:formula="of:=[.A622]/1000/(60*60*24)" office:value-type="time" office:time-value="PT02H45M19.534S" calcext:value-type="time">
            <text:p>02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70.93" calcext:value-type="float">
            <text:p>670.93</text:p>
          </table:table-cell>
          <table:table-cell office:value-type="float" office:value="824.21" calcext:value-type="float">
            <text:p>824.21</text:p>
          </table:table-cell>
        </table:table-row>
        <table:table-row table:style-name="ro1">
          <table:table-cell office:value-type="float" office:value="9935534" calcext:value-type="float">
            <text:p>9935534</text:p>
          </table:table-cell>
          <table:table-cell table:formula="of:=[.A623]/1000/(60*60*24)" office:value-type="time" office:time-value="PT02H45M35.534S" calcext:value-type="time">
            <text:p>02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71.99" calcext:value-type="float">
            <text:p>671.99</text:p>
          </table:table-cell>
          <table:table-cell office:value-type="float" office:value="825.5" calcext:value-type="float">
            <text:p>825.5</text:p>
          </table:table-cell>
        </table:table-row>
        <table:table-row table:style-name="ro1">
          <table:table-cell office:value-type="float" office:value="9951534" calcext:value-type="float">
            <text:p>9951534</text:p>
          </table:table-cell>
          <table:table-cell table:formula="of:=[.A624]/1000/(60*60*24)" office:value-type="time" office:time-value="PT02H45M51.534S" calcext:value-type="time">
            <text:p>02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673.06" calcext:value-type="float">
            <text:p>673.06</text:p>
          </table:table-cell>
          <table:table-cell office:value-type="float" office:value="826.78" calcext:value-type="float">
            <text:p>826.78</text:p>
          </table:table-cell>
        </table:table-row>
        <table:table-row table:style-name="ro1">
          <table:table-cell office:value-type="float" office:value="9967534" calcext:value-type="float">
            <text:p>9967534</text:p>
          </table:table-cell>
          <table:table-cell table:formula="of:=[.A625]/1000/(60*60*24)" office:value-type="time" office:time-value="PT02H46M07.534S" calcext:value-type="time">
            <text:p>02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74.12" calcext:value-type="float">
            <text:p>674.12</text:p>
          </table:table-cell>
          <table:table-cell office:value-type="float" office:value="828.07" calcext:value-type="float">
            <text:p>828.07</text:p>
          </table:table-cell>
        </table:table-row>
        <table:table-row table:style-name="ro1">
          <table:table-cell office:value-type="float" office:value="9983534" calcext:value-type="float">
            <text:p>9983534</text:p>
          </table:table-cell>
          <table:table-cell table:formula="of:=[.A626]/1000/(60*60*24)" office:value-type="time" office:time-value="PT02H46M23.534S" calcext:value-type="time">
            <text:p>02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75.18" calcext:value-type="float">
            <text:p>675.18</text:p>
          </table:table-cell>
          <table:table-cell office:value-type="float" office:value="829.36" calcext:value-type="float">
            <text:p>829.36</text:p>
          </table:table-cell>
        </table:table-row>
        <table:table-row table:style-name="ro1">
          <table:table-cell office:value-type="float" office:value="9999534" calcext:value-type="float">
            <text:p>9999534</text:p>
          </table:table-cell>
          <table:table-cell table:formula="of:=[.A627]/1000/(60*60*24)" office:value-type="time" office:time-value="PT02H46M39.534S" calcext:value-type="time">
            <text:p>02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76.25" calcext:value-type="float">
            <text:p>676.25</text:p>
          </table:table-cell>
          <table:table-cell office:value-type="float" office:value="830.64" calcext:value-type="float">
            <text:p>830.64</text:p>
          </table:table-cell>
        </table:table-row>
        <table:table-row table:style-name="ro1">
          <table:table-cell office:value-type="float" office:value="10015534" calcext:value-type="float">
            <text:p>10015534</text:p>
          </table:table-cell>
          <table:table-cell table:formula="of:=[.A628]/1000/(60*60*24)" office:value-type="time" office:time-value="PT02H46M55.534S" calcext:value-type="time">
            <text:p>02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677.31" calcext:value-type="float">
            <text:p>677.31</text:p>
          </table:table-cell>
          <table:table-cell office:value-type="float" office:value="831.93" calcext:value-type="float">
            <text:p>831.93</text:p>
          </table:table-cell>
        </table:table-row>
        <table:table-row table:style-name="ro1">
          <table:table-cell office:value-type="float" office:value="10031534" calcext:value-type="float">
            <text:p>10031534</text:p>
          </table:table-cell>
          <table:table-cell table:formula="of:=[.A629]/1000/(60*60*24)" office:value-type="time" office:time-value="PT02H47M11.534S" calcext:value-type="time">
            <text:p>02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678.38" calcext:value-type="float">
            <text:p>678.38</text:p>
          </table:table-cell>
          <table:table-cell office:value-type="float" office:value="833.21" calcext:value-type="float">
            <text:p>833.21</text:p>
          </table:table-cell>
        </table:table-row>
        <table:table-row table:style-name="ro1">
          <table:table-cell office:value-type="float" office:value="10047534" calcext:value-type="float">
            <text:p>10047534</text:p>
          </table:table-cell>
          <table:table-cell table:formula="of:=[.A630]/1000/(60*60*24)" office:value-type="time" office:time-value="PT02H47M27.534S" calcext:value-type="time">
            <text:p>02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79.44" calcext:value-type="float">
            <text:p>679.44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>
          <table:table-cell office:value-type="float" office:value="10063534" calcext:value-type="float">
            <text:p>10063534</text:p>
          </table:table-cell>
          <table:table-cell table:formula="of:=[.A631]/1000/(60*60*24)" office:value-type="time" office:time-value="PT02H47M43.534S" calcext:value-type="time">
            <text:p>02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0.51" calcext:value-type="float">
            <text:p>680.51</text:p>
          </table:table-cell>
          <table:table-cell office:value-type="float" office:value="835.78" calcext:value-type="float">
            <text:p>835.78</text:p>
          </table:table-cell>
        </table:table-row>
        <table:table-row table:style-name="ro1">
          <table:table-cell office:value-type="float" office:value="10079534" calcext:value-type="float">
            <text:p>10079534</text:p>
          </table:table-cell>
          <table:table-cell table:formula="of:=[.A632]/1000/(60*60*24)" office:value-type="time" office:time-value="PT02H47M59.534S" calcext:value-type="time">
            <text:p>02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681.57" calcext:value-type="float">
            <text:p>681.57</text:p>
          </table:table-cell>
          <table:table-cell office:value-type="float" office:value="837.07" calcext:value-type="float">
            <text:p>837.07</text:p>
          </table:table-cell>
        </table:table-row>
        <table:table-row table:style-name="ro1">
          <table:table-cell office:value-type="float" office:value="10095534" calcext:value-type="float">
            <text:p>10095534</text:p>
          </table:table-cell>
          <table:table-cell table:formula="of:=[.A633]/1000/(60*60*24)" office:value-type="time" office:time-value="PT02H48M15.534S" calcext:value-type="time">
            <text:p>02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2.64" calcext:value-type="float">
            <text:p>682.64</text:p>
          </table:table-cell>
          <table:table-cell office:value-type="float" office:value="838.35" calcext:value-type="float">
            <text:p>838.35</text:p>
          </table:table-cell>
        </table:table-row>
        <table:table-row table:style-name="ro1">
          <table:table-cell office:value-type="float" office:value="10111534" calcext:value-type="float">
            <text:p>10111534</text:p>
          </table:table-cell>
          <table:table-cell table:formula="of:=[.A634]/1000/(60*60*24)" office:value-type="time" office:time-value="PT02H48M31.534S" calcext:value-type="time">
            <text:p>02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3.7" calcext:value-type="float">
            <text:p>683.7</text:p>
          </table:table-cell>
          <table:table-cell office:value-type="float" office:value="839.64" calcext:value-type="float">
            <text:p>839.64</text:p>
          </table:table-cell>
        </table:table-row>
        <table:table-row table:style-name="ro1">
          <table:table-cell office:value-type="float" office:value="10127534" calcext:value-type="float">
            <text:p>10127534</text:p>
          </table:table-cell>
          <table:table-cell table:formula="of:=[.A635]/1000/(60*60*24)" office:value-type="time" office:time-value="PT02H48M47.534S" calcext:value-type="time">
            <text:p>02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4.76" calcext:value-type="float">
            <text:p>684.76</text:p>
          </table:table-cell>
          <table:table-cell office:value-type="float" office:value="840.92" calcext:value-type="float">
            <text:p>840.92</text:p>
          </table:table-cell>
        </table:table-row>
        <table:table-row table:style-name="ro1">
          <table:table-cell office:value-type="float" office:value="10143534" calcext:value-type="float">
            <text:p>10143534</text:p>
          </table:table-cell>
          <table:table-cell table:formula="of:=[.A636]/1000/(60*60*24)" office:value-type="time" office:time-value="PT02H49M03.534S" calcext:value-type="time">
            <text:p>02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5.83" calcext:value-type="float">
            <text:p>685.83</text:p>
          </table:table-cell>
          <table:table-cell office:value-type="float" office:value="842.21" calcext:value-type="float">
            <text:p>842.21</text:p>
          </table:table-cell>
        </table:table-row>
        <table:table-row table:style-name="ro1">
          <table:table-cell office:value-type="float" office:value="10159534" calcext:value-type="float">
            <text:p>10159534</text:p>
          </table:table-cell>
          <table:table-cell table:formula="of:=[.A637]/1000/(60*60*24)" office:value-type="time" office:time-value="PT02H49M19.534S" calcext:value-type="time">
            <text:p>02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6.89" calcext:value-type="float">
            <text:p>686.89</text:p>
          </table:table-cell>
          <table:table-cell office:value-type="float" office:value="843.5" calcext:value-type="float">
            <text:p>843.5</text:p>
          </table:table-cell>
        </table:table-row>
        <table:table-row table:style-name="ro1">
          <table:table-cell office:value-type="float" office:value="10175534" calcext:value-type="float">
            <text:p>10175534</text:p>
          </table:table-cell>
          <table:table-cell table:formula="of:=[.A638]/1000/(60*60*24)" office:value-type="time" office:time-value="PT02H49M35.534S" calcext:value-type="time">
            <text:p>02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7.96" calcext:value-type="float">
            <text:p>687.96</text:p>
          </table:table-cell>
          <table:table-cell office:value-type="float" office:value="844.78" calcext:value-type="float">
            <text:p>844.78</text:p>
          </table:table-cell>
        </table:table-row>
        <table:table-row table:style-name="ro1">
          <table:table-cell office:value-type="float" office:value="10191534" calcext:value-type="float">
            <text:p>10191534</text:p>
          </table:table-cell>
          <table:table-cell table:formula="of:=[.A639]/1000/(60*60*24)" office:value-type="time" office:time-value="PT02H49M51.534S" calcext:value-type="time">
            <text:p>02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89.02" calcext:value-type="float">
            <text:p>689.02</text:p>
          </table:table-cell>
          <table:table-cell office:value-type="float" office:value="846.07" calcext:value-type="float">
            <text:p>846.07</text:p>
          </table:table-cell>
        </table:table-row>
        <table:table-row table:style-name="ro1">
          <table:table-cell office:value-type="float" office:value="10207534" calcext:value-type="float">
            <text:p>10207534</text:p>
          </table:table-cell>
          <table:table-cell table:formula="of:=[.A640]/1000/(60*60*24)" office:value-type="time" office:time-value="PT02H50M07.534S" calcext:value-type="time">
            <text:p>02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90.09" calcext:value-type="float">
            <text:p>690.09</text:p>
          </table:table-cell>
          <table:table-cell office:value-type="float" office:value="847.35" calcext:value-type="float">
            <text:p>847.35</text:p>
          </table:table-cell>
        </table:table-row>
        <table:table-row table:style-name="ro1">
          <table:table-cell office:value-type="float" office:value="10223534" calcext:value-type="float">
            <text:p>10223534</text:p>
          </table:table-cell>
          <table:table-cell table:formula="of:=[.A641]/1000/(60*60*24)" office:value-type="time" office:time-value="PT02H50M23.534S" calcext:value-type="time">
            <text:p>02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91.15" calcext:value-type="float">
            <text:p>691.15</text:p>
          </table:table-cell>
          <table:table-cell office:value-type="float" office:value="848.64" calcext:value-type="float">
            <text:p>848.64</text:p>
          </table:table-cell>
        </table:table-row>
        <table:table-row table:style-name="ro1">
          <table:table-cell office:value-type="float" office:value="10239534" calcext:value-type="float">
            <text:p>10239534</text:p>
          </table:table-cell>
          <table:table-cell table:formula="of:=[.A642]/1000/(60*60*24)" office:value-type="time" office:time-value="PT02H50M39.534S" calcext:value-type="time">
            <text:p>02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92.22" calcext:value-type="float">
            <text:p>692.22</text:p>
          </table:table-cell>
          <table:table-cell office:value-type="float" office:value="849.92" calcext:value-type="float">
            <text:p>849.92</text:p>
          </table:table-cell>
        </table:table-row>
        <table:table-row table:style-name="ro1">
          <table:table-cell office:value-type="float" office:value="10255534" calcext:value-type="float">
            <text:p>10255534</text:p>
          </table:table-cell>
          <table:table-cell table:formula="of:=[.A643]/1000/(60*60*24)" office:value-type="time" office:time-value="PT02H50M55.534S" calcext:value-type="time">
            <text:p>02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93.28" calcext:value-type="float">
            <text:p>693.28</text:p>
          </table:table-cell>
          <table:table-cell office:value-type="float" office:value="851.21" calcext:value-type="float">
            <text:p>851.21</text:p>
          </table:table-cell>
        </table:table-row>
        <table:table-row table:style-name="ro1">
          <table:table-cell office:value-type="float" office:value="10271534" calcext:value-type="float">
            <text:p>10271534</text:p>
          </table:table-cell>
          <table:table-cell table:formula="of:=[.A644]/1000/(60*60*24)" office:value-type="time" office:time-value="PT02H51M11.534S" calcext:value-type="time">
            <text:p>02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94.35" calcext:value-type="float">
            <text:p>694.35</text:p>
          </table:table-cell>
          <table:table-cell office:value-type="float" office:value="852.49" calcext:value-type="float">
            <text:p>852.49</text:p>
          </table:table-cell>
        </table:table-row>
        <table:table-row table:style-name="ro1">
          <table:table-cell office:value-type="float" office:value="10287534" calcext:value-type="float">
            <text:p>10287534</text:p>
          </table:table-cell>
          <table:table-cell table:formula="of:=[.A645]/1000/(60*60*24)" office:value-type="time" office:time-value="PT02H51M27.534S" calcext:value-type="time">
            <text:p>02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695.41" calcext:value-type="float">
            <text:p>695.41</text:p>
          </table:table-cell>
          <table:table-cell office:value-type="float" office:value="853.78" calcext:value-type="float">
            <text:p>853.78</text:p>
          </table:table-cell>
        </table:table-row>
        <table:table-row table:style-name="ro1">
          <table:table-cell office:value-type="float" office:value="10303534" calcext:value-type="float">
            <text:p>10303534</text:p>
          </table:table-cell>
          <table:table-cell table:formula="of:=[.A646]/1000/(60*60*24)" office:value-type="time" office:time-value="PT02H51M43.534S" calcext:value-type="time">
            <text:p>02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96.47" calcext:value-type="float">
            <text:p>696.47</text:p>
          </table:table-cell>
          <table:table-cell office:value-type="float" office:value="855.07" calcext:value-type="float">
            <text:p>855.07</text:p>
          </table:table-cell>
        </table:table-row>
        <table:table-row table:style-name="ro1">
          <table:table-cell office:value-type="float" office:value="10319534" calcext:value-type="float">
            <text:p>10319534</text:p>
          </table:table-cell>
          <table:table-cell table:formula="of:=[.A647]/1000/(60*60*24)" office:value-type="time" office:time-value="PT02H51M59.534S" calcext:value-type="time">
            <text:p>02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697.54" calcext:value-type="float">
            <text:p>697.54</text:p>
          </table:table-cell>
          <table:table-cell office:value-type="float" office:value="856.35" calcext:value-type="float">
            <text:p>856.35</text:p>
          </table:table-cell>
        </table:table-row>
        <table:table-row table:style-name="ro1">
          <table:table-cell office:value-type="float" office:value="10335534" calcext:value-type="float">
            <text:p>10335534</text:p>
          </table:table-cell>
          <table:table-cell table:formula="of:=[.A648]/1000/(60*60*24)" office:value-type="time" office:time-value="PT02H52M15.534S" calcext:value-type="time">
            <text:p>02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698.6" calcext:value-type="float">
            <text:p>698.6</text:p>
          </table:table-cell>
          <table:table-cell office:value-type="float" office:value="857.64" calcext:value-type="float">
            <text:p>857.64</text:p>
          </table:table-cell>
        </table:table-row>
        <table:table-row table:style-name="ro1">
          <table:table-cell office:value-type="float" office:value="10351534" calcext:value-type="float">
            <text:p>10351534</text:p>
          </table:table-cell>
          <table:table-cell table:formula="of:=[.A649]/1000/(60*60*24)" office:value-type="time" office:time-value="PT02H52M31.534S" calcext:value-type="time">
            <text:p>02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699.67" calcext:value-type="float">
            <text:p>699.67</text:p>
          </table:table-cell>
          <table:table-cell office:value-type="float" office:value="858.92" calcext:value-type="float">
            <text:p>858.92</text:p>
          </table:table-cell>
        </table:table-row>
        <table:table-row table:style-name="ro1">
          <table:table-cell office:value-type="float" office:value="10367534" calcext:value-type="float">
            <text:p>10367534</text:p>
          </table:table-cell>
          <table:table-cell table:formula="of:=[.A650]/1000/(60*60*24)" office:value-type="time" office:time-value="PT02H52M47.534S" calcext:value-type="time">
            <text:p>02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0.73" calcext:value-type="float">
            <text:p>700.73</text:p>
          </table:table-cell>
          <table:table-cell office:value-type="float" office:value="860.21" calcext:value-type="float">
            <text:p>860.21</text:p>
          </table:table-cell>
        </table:table-row>
        <table:table-row table:style-name="ro1">
          <table:table-cell office:value-type="float" office:value="10383534" calcext:value-type="float">
            <text:p>10383534</text:p>
          </table:table-cell>
          <table:table-cell table:formula="of:=[.A651]/1000/(60*60*24)" office:value-type="time" office:time-value="PT02H53M03.534S" calcext:value-type="time">
            <text:p>02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1.8" calcext:value-type="float">
            <text:p>701.8</text:p>
          </table:table-cell>
          <table:table-cell office:value-type="float" office:value="861.49" calcext:value-type="float">
            <text:p>861.49</text:p>
          </table:table-cell>
        </table:table-row>
        <table:table-row table:style-name="ro1">
          <table:table-cell office:value-type="float" office:value="10399534" calcext:value-type="float">
            <text:p>10399534</text:p>
          </table:table-cell>
          <table:table-cell table:formula="of:=[.A652]/1000/(60*60*24)" office:value-type="time" office:time-value="PT02H53M19.534S" calcext:value-type="time">
            <text:p>02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2.86" calcext:value-type="float">
            <text:p>702.86</text:p>
          </table:table-cell>
          <table:table-cell office:value-type="float" office:value="862.78" calcext:value-type="float">
            <text:p>862.78</text:p>
          </table:table-cell>
        </table:table-row>
        <table:table-row table:style-name="ro1">
          <table:table-cell office:value-type="float" office:value="10415534" calcext:value-type="float">
            <text:p>10415534</text:p>
          </table:table-cell>
          <table:table-cell table:formula="of:=[.A653]/1000/(60*60*24)" office:value-type="time" office:time-value="PT02H53M35.534S" calcext:value-type="time">
            <text:p>02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3.92" calcext:value-type="float">
            <text:p>703.92</text:p>
          </table:table-cell>
          <table:table-cell office:value-type="float" office:value="864.06" calcext:value-type="float">
            <text:p>864.06</text:p>
          </table:table-cell>
        </table:table-row>
        <table:table-row table:style-name="ro1">
          <table:table-cell office:value-type="float" office:value="10431534" calcext:value-type="float">
            <text:p>10431534</text:p>
          </table:table-cell>
          <table:table-cell table:formula="of:=[.A654]/1000/(60*60*24)" office:value-type="time" office:time-value="PT02H53M51.534S" calcext:value-type="time">
            <text:p>02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4.99" calcext:value-type="float">
            <text:p>704.99</text:p>
          </table:table-cell>
          <table:table-cell office:value-type="float" office:value="865.35" calcext:value-type="float">
            <text:p>865.35</text:p>
          </table:table-cell>
        </table:table-row>
        <table:table-row table:style-name="ro1">
          <table:table-cell office:value-type="float" office:value="10447534" calcext:value-type="float">
            <text:p>10447534</text:p>
          </table:table-cell>
          <table:table-cell table:formula="of:=[.A655]/1000/(60*60*24)" office:value-type="time" office:time-value="PT02H54M07.534S" calcext:value-type="time">
            <text:p>02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6.05" calcext:value-type="float">
            <text:p>706.05</text:p>
          </table:table-cell>
          <table:table-cell office:value-type="float" office:value="866.63" calcext:value-type="float">
            <text:p>866.63</text:p>
          </table:table-cell>
        </table:table-row>
        <table:table-row table:style-name="ro1">
          <table:table-cell office:value-type="float" office:value="10463534" calcext:value-type="float">
            <text:p>10463534</text:p>
          </table:table-cell>
          <table:table-cell table:formula="of:=[.A656]/1000/(60*60*24)" office:value-type="time" office:time-value="PT02H54M23.534S" calcext:value-type="time">
            <text:p>02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7.12" calcext:value-type="float">
            <text:p>707.12</text:p>
          </table:table-cell>
          <table:table-cell office:value-type="float" office:value="867.92" calcext:value-type="float">
            <text:p>867.92</text:p>
          </table:table-cell>
        </table:table-row>
        <table:table-row table:style-name="ro1">
          <table:table-cell office:value-type="float" office:value="10479534" calcext:value-type="float">
            <text:p>10479534</text:p>
          </table:table-cell>
          <table:table-cell table:formula="of:=[.A657]/1000/(60*60*24)" office:value-type="time" office:time-value="PT02H54M39.534S" calcext:value-type="time">
            <text:p>02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8.18" calcext:value-type="float">
            <text:p>708.18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10495534" calcext:value-type="float">
            <text:p>10495534</text:p>
          </table:table-cell>
          <table:table-cell table:formula="of:=[.A658]/1000/(60*60*24)" office:value-type="time" office:time-value="PT02H54M55.534S" calcext:value-type="time">
            <text:p>02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09.25" calcext:value-type="float">
            <text:p>709.25</text:p>
          </table:table-cell>
          <table:table-cell office:value-type="float" office:value="870.49" calcext:value-type="float">
            <text:p>870.49</text:p>
          </table:table-cell>
        </table:table-row>
        <table:table-row table:style-name="ro1">
          <table:table-cell office:value-type="float" office:value="10511534" calcext:value-type="float">
            <text:p>10511534</text:p>
          </table:table-cell>
          <table:table-cell table:formula="of:=[.A659]/1000/(60*60*24)" office:value-type="time" office:time-value="PT02H55M11.534S" calcext:value-type="time">
            <text:p>02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10.31" calcext:value-type="float">
            <text:p>710.31</text:p>
          </table:table-cell>
          <table:table-cell office:value-type="float" office:value="871.77" calcext:value-type="float">
            <text:p>871.77</text:p>
          </table:table-cell>
        </table:table-row>
        <table:table-row table:style-name="ro1">
          <table:table-cell office:value-type="float" office:value="10527534" calcext:value-type="float">
            <text:p>10527534</text:p>
          </table:table-cell>
          <table:table-cell table:formula="of:=[.A660]/1000/(60*60*24)" office:value-type="time" office:time-value="PT02H55M27.534S" calcext:value-type="time">
            <text:p>02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11.37" calcext:value-type="float">
            <text:p>711.37</text:p>
          </table:table-cell>
          <table:table-cell office:value-type="float" office:value="873.05" calcext:value-type="float">
            <text:p>873.05</text:p>
          </table:table-cell>
        </table:table-row>
        <table:table-row table:style-name="ro1">
          <table:table-cell office:value-type="float" office:value="10543534" calcext:value-type="float">
            <text:p>10543534</text:p>
          </table:table-cell>
          <table:table-cell table:formula="of:=[.A661]/1000/(60*60*24)" office:value-type="time" office:time-value="PT02H55M43.534S" calcext:value-type="time">
            <text:p>02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12.44" calcext:value-type="float">
            <text:p>712.44</text:p>
          </table:table-cell>
          <table:table-cell office:value-type="float" office:value="874.34" calcext:value-type="float">
            <text:p>874.34</text:p>
          </table:table-cell>
        </table:table-row>
        <table:table-row table:style-name="ro1">
          <table:table-cell office:value-type="float" office:value="10559534" calcext:value-type="float">
            <text:p>10559534</text:p>
          </table:table-cell>
          <table:table-cell table:formula="of:=[.A662]/1000/(60*60*24)" office:value-type="time" office:time-value="PT02H55M59.534S" calcext:value-type="time">
            <text:p>02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13.5" calcext:value-type="float">
            <text:p>713.5</text:p>
          </table:table-cell>
          <table:table-cell office:value-type="float" office:value="875.62" calcext:value-type="float">
            <text:p>875.62</text:p>
          </table:table-cell>
        </table:table-row>
        <table:table-row table:style-name="ro1">
          <table:table-cell office:value-type="float" office:value="10575534" calcext:value-type="float">
            <text:p>10575534</text:p>
          </table:table-cell>
          <table:table-cell table:formula="of:=[.A663]/1000/(60*60*24)" office:value-type="time" office:time-value="PT02H56M15.534S" calcext:value-type="time">
            <text:p>02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714.57" calcext:value-type="float">
            <text:p>714.57</text:p>
          </table:table-cell>
          <table:table-cell office:value-type="float" office:value="876.9" calcext:value-type="float">
            <text:p>876.9</text:p>
          </table:table-cell>
        </table:table-row>
        <table:table-row table:style-name="ro1">
          <table:table-cell office:value-type="float" office:value="10591534" calcext:value-type="float">
            <text:p>10591534</text:p>
          </table:table-cell>
          <table:table-cell table:formula="of:=[.A664]/1000/(60*60*24)" office:value-type="time" office:time-value="PT02H56M31.534S" calcext:value-type="time">
            <text:p>02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15.63" calcext:value-type="float">
            <text:p>715.63</text:p>
          </table:table-cell>
          <table:table-cell office:value-type="float" office:value="878.19" calcext:value-type="float">
            <text:p>878.19</text:p>
          </table:table-cell>
        </table:table-row>
        <table:table-row table:style-name="ro1">
          <table:table-cell office:value-type="float" office:value="10607534" calcext:value-type="float">
            <text:p>10607534</text:p>
          </table:table-cell>
          <table:table-cell table:formula="of:=[.A665]/1000/(60*60*24)" office:value-type="time" office:time-value="PT02H56M47.534S" calcext:value-type="time">
            <text:p>02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16.69" calcext:value-type="float">
            <text:p>716.69</text:p>
          </table:table-cell>
          <table:table-cell office:value-type="float" office:value="879.47" calcext:value-type="float">
            <text:p>879.47</text:p>
          </table:table-cell>
        </table:table-row>
        <table:table-row table:style-name="ro1">
          <table:table-cell office:value-type="float" office:value="10623534" calcext:value-type="float">
            <text:p>10623534</text:p>
          </table:table-cell>
          <table:table-cell table:formula="of:=[.A666]/1000/(60*60*24)" office:value-type="time" office:time-value="PT02H57M03.534S" calcext:value-type="time">
            <text:p>02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17.76" calcext:value-type="float">
            <text:p>717.76</text:p>
          </table:table-cell>
          <table:table-cell office:value-type="float" office:value="880.76" calcext:value-type="float">
            <text:p>880.76</text:p>
          </table:table-cell>
        </table:table-row>
        <table:table-row table:style-name="ro1">
          <table:table-cell office:value-type="float" office:value="10639534" calcext:value-type="float">
            <text:p>10639534</text:p>
          </table:table-cell>
          <table:table-cell table:formula="of:=[.A667]/1000/(60*60*24)" office:value-type="time" office:time-value="PT02H57M19.534S" calcext:value-type="time">
            <text:p>02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18.82" calcext:value-type="float">
            <text:p>718.82</text:p>
          </table:table-cell>
          <table:table-cell office:value-type="float" office:value="882.04" calcext:value-type="float">
            <text:p>882.04</text:p>
          </table:table-cell>
        </table:table-row>
        <table:table-row table:style-name="ro1">
          <table:table-cell office:value-type="float" office:value="10655534" calcext:value-type="float">
            <text:p>10655534</text:p>
          </table:table-cell>
          <table:table-cell table:formula="of:=[.A668]/1000/(60*60*24)" office:value-type="time" office:time-value="PT02H57M35.534S" calcext:value-type="time">
            <text:p>02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19.89" calcext:value-type="float">
            <text:p>719.89</text:p>
          </table:table-cell>
          <table:table-cell office:value-type="float" office:value="883.33" calcext:value-type="float">
            <text:p>883.33</text:p>
          </table:table-cell>
        </table:table-row>
        <table:table-row table:style-name="ro1">
          <table:table-cell office:value-type="float" office:value="10671534" calcext:value-type="float">
            <text:p>10671534</text:p>
          </table:table-cell>
          <table:table-cell table:formula="of:=[.A669]/1000/(60*60*24)" office:value-type="time" office:time-value="PT02H57M51.534S" calcext:value-type="time">
            <text:p>02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20.95" calcext:value-type="float">
            <text:p>720.95</text:p>
          </table:table-cell>
          <table:table-cell office:value-type="float" office:value="884.61" calcext:value-type="float">
            <text:p>884.61</text:p>
          </table:table-cell>
        </table:table-row>
        <table:table-row table:style-name="ro1">
          <table:table-cell office:value-type="float" office:value="10687534" calcext:value-type="float">
            <text:p>10687534</text:p>
          </table:table-cell>
          <table:table-cell table:formula="of:=[.A670]/1000/(60*60*24)" office:value-type="time" office:time-value="PT02H58M07.534S" calcext:value-type="time">
            <text:p>02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22.01" calcext:value-type="float">
            <text:p>722.01</text:p>
          </table:table-cell>
          <table:table-cell office:value-type="float" office:value="885.9" calcext:value-type="float">
            <text:p>885.9</text:p>
          </table:table-cell>
        </table:table-row>
        <table:table-row table:style-name="ro1">
          <table:table-cell office:value-type="float" office:value="10703534" calcext:value-type="float">
            <text:p>10703534</text:p>
          </table:table-cell>
          <table:table-cell table:formula="of:=[.A671]/1000/(60*60*24)" office:value-type="time" office:time-value="PT02H58M23.534S" calcext:value-type="time">
            <text:p>02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723.08" calcext:value-type="float">
            <text:p>723.08</text:p>
          </table:table-cell>
          <table:table-cell office:value-type="float" office:value="887.18" calcext:value-type="float">
            <text:p>887.18</text:p>
          </table:table-cell>
        </table:table-row>
        <table:table-row table:style-name="ro1">
          <table:table-cell office:value-type="float" office:value="10719534" calcext:value-type="float">
            <text:p>10719534</text:p>
          </table:table-cell>
          <table:table-cell table:formula="of:=[.A672]/1000/(60*60*24)" office:value-type="time" office:time-value="PT02H58M39.534S" calcext:value-type="time">
            <text:p>02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24.14" calcext:value-type="float">
            <text:p>724.14</text:p>
          </table:table-cell>
          <table:table-cell office:value-type="float" office:value="888.46" calcext:value-type="float">
            <text:p>888.46</text:p>
          </table:table-cell>
        </table:table-row>
        <table:table-row table:style-name="ro1">
          <table:table-cell office:value-type="float" office:value="10735534" calcext:value-type="float">
            <text:p>10735534</text:p>
          </table:table-cell>
          <table:table-cell table:formula="of:=[.A673]/1000/(60*60*24)" office:value-type="time" office:time-value="PT02H58M55.534S" calcext:value-type="time">
            <text:p>02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25.21" calcext:value-type="float">
            <text:p>725.21</text:p>
          </table:table-cell>
          <table:table-cell office:value-type="float" office:value="889.74" calcext:value-type="float">
            <text:p>889.74</text:p>
          </table:table-cell>
        </table:table-row>
        <table:table-row table:style-name="ro1">
          <table:table-cell office:value-type="float" office:value="10751534" calcext:value-type="float">
            <text:p>10751534</text:p>
          </table:table-cell>
          <table:table-cell table:formula="of:=[.A674]/1000/(60*60*24)" office:value-type="time" office:time-value="PT02H59M11.534S" calcext:value-type="time">
            <text:p>02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26.27" calcext:value-type="float">
            <text:p>726.27</text:p>
          </table:table-cell>
          <table:table-cell office:value-type="float" office:value="891.03" calcext:value-type="float">
            <text:p>891.03</text:p>
          </table:table-cell>
        </table:table-row>
        <table:table-row table:style-name="ro1">
          <table:table-cell office:value-type="float" office:value="10767534" calcext:value-type="float">
            <text:p>10767534</text:p>
          </table:table-cell>
          <table:table-cell table:formula="of:=[.A675]/1000/(60*60*24)" office:value-type="time" office:time-value="PT02H59M27.534S" calcext:value-type="time">
            <text:p>02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27.33" calcext:value-type="float">
            <text:p>727.33</text:p>
          </table:table-cell>
          <table:table-cell office:value-type="float" office:value="892.31" calcext:value-type="float">
            <text:p>892.31</text:p>
          </table:table-cell>
        </table:table-row>
        <table:table-row table:style-name="ro1">
          <table:table-cell office:value-type="float" office:value="10783534" calcext:value-type="float">
            <text:p>10783534</text:p>
          </table:table-cell>
          <table:table-cell table:formula="of:=[.A676]/1000/(60*60*24)" office:value-type="time" office:time-value="PT02H59M43.534S" calcext:value-type="time">
            <text:p>02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28.4" calcext:value-type="float">
            <text:p>728.4</text:p>
          </table:table-cell>
          <table:table-cell office:value-type="float" office:value="893.59" calcext:value-type="float">
            <text:p>893.59</text:p>
          </table:table-cell>
        </table:table-row>
        <table:table-row table:style-name="ro1">
          <table:table-cell office:value-type="float" office:value="10799534" calcext:value-type="float">
            <text:p>10799534</text:p>
          </table:table-cell>
          <table:table-cell table:formula="of:=[.A677]/1000/(60*60*24)" office:value-type="time" office:time-value="PT02H59M59.534S" calcext:value-type="time">
            <text:p>03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29.46" calcext:value-type="float">
            <text:p>729.46</text:p>
          </table:table-cell>
          <table:table-cell office:value-type="float" office:value="894.88" calcext:value-type="float">
            <text:p>894.88</text:p>
          </table:table-cell>
        </table:table-row>
        <table:table-row table:style-name="ro1">
          <table:table-cell office:value-type="float" office:value="10815534" calcext:value-type="float">
            <text:p>10815534</text:p>
          </table:table-cell>
          <table:table-cell table:formula="of:=[.A678]/1000/(60*60*24)" office:value-type="time" office:time-value="PT03H00M15.534S" calcext:value-type="time">
            <text:p>03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30.52" calcext:value-type="float">
            <text:p>730.52</text:p>
          </table:table-cell>
          <table:table-cell office:value-type="float" office:value="896.16" calcext:value-type="float">
            <text:p>896.16</text:p>
          </table:table-cell>
        </table:table-row>
        <table:table-row table:style-name="ro1">
          <table:table-cell office:value-type="float" office:value="10831534" calcext:value-type="float">
            <text:p>10831534</text:p>
          </table:table-cell>
          <table:table-cell table:formula="of:=[.A679]/1000/(60*60*24)" office:value-type="time" office:time-value="PT03H00M31.534S" calcext:value-type="time">
            <text:p>03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31.59" calcext:value-type="float">
            <text:p>731.59</text:p>
          </table:table-cell>
          <table:table-cell office:value-type="float" office:value="897.45" calcext:value-type="float">
            <text:p>897.45</text:p>
          </table:table-cell>
        </table:table-row>
        <table:table-row table:style-name="ro1">
          <table:table-cell office:value-type="float" office:value="10847534" calcext:value-type="float">
            <text:p>10847534</text:p>
          </table:table-cell>
          <table:table-cell table:formula="of:=[.A680]/1000/(60*60*24)" office:value-type="time" office:time-value="PT03H00M47.534S" calcext:value-type="time">
            <text:p>03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32.65" calcext:value-type="float">
            <text:p>732.65</text:p>
          </table:table-cell>
          <table:table-cell office:value-type="float" office:value="898.73" calcext:value-type="float">
            <text:p>898.73</text:p>
          </table:table-cell>
        </table:table-row>
        <table:table-row table:style-name="ro1">
          <table:table-cell office:value-type="float" office:value="10863534" calcext:value-type="float">
            <text:p>10863534</text:p>
          </table:table-cell>
          <table:table-cell table:formula="of:=[.A681]/1000/(60*60*24)" office:value-type="time" office:time-value="PT03H01M03.534S" calcext:value-type="time">
            <text:p>03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33.71" calcext:value-type="float">
            <text:p>733.71</text:p>
          </table:table-cell>
          <table:table-cell office:value-type="float" office:value="900.01" calcext:value-type="float">
            <text:p>900.01</text:p>
          </table:table-cell>
        </table:table-row>
        <table:table-row table:style-name="ro1">
          <table:table-cell office:value-type="float" office:value="10879534" calcext:value-type="float">
            <text:p>10879534</text:p>
          </table:table-cell>
          <table:table-cell table:formula="of:=[.A682]/1000/(60*60*24)" office:value-type="time" office:time-value="PT03H01M19.534S" calcext:value-type="time">
            <text:p>03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34.78" calcext:value-type="float">
            <text:p>734.78</text:p>
          </table:table-cell>
          <table:table-cell office:value-type="float" office:value="901.29" calcext:value-type="float">
            <text:p>901.29</text:p>
          </table:table-cell>
        </table:table-row>
        <table:table-row table:style-name="ro1">
          <table:table-cell office:value-type="float" office:value="10895534" calcext:value-type="float">
            <text:p>10895534</text:p>
          </table:table-cell>
          <table:table-cell table:formula="of:=[.A683]/1000/(60*60*24)" office:value-type="time" office:time-value="PT03H01M35.534S" calcext:value-type="time">
            <text:p>03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35.84" calcext:value-type="float">
            <text:p>735.84</text:p>
          </table:table-cell>
          <table:table-cell office:value-type="float" office:value="902.57" calcext:value-type="float">
            <text:p>902.57</text:p>
          </table:table-cell>
        </table:table-row>
        <table:table-row table:style-name="ro1">
          <table:table-cell office:value-type="float" office:value="10911534" calcext:value-type="float">
            <text:p>10911534</text:p>
          </table:table-cell>
          <table:table-cell table:formula="of:=[.A684]/1000/(60*60*24)" office:value-type="time" office:time-value="PT03H01M51.534S" calcext:value-type="time">
            <text:p>03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36.9" calcext:value-type="float">
            <text:p>736.9</text:p>
          </table:table-cell>
          <table:table-cell office:value-type="float" office:value="903.86" calcext:value-type="float">
            <text:p>903.86</text:p>
          </table:table-cell>
        </table:table-row>
        <table:table-row table:style-name="ro1">
          <table:table-cell office:value-type="float" office:value="10927534" calcext:value-type="float">
            <text:p>10927534</text:p>
          </table:table-cell>
          <table:table-cell table:formula="of:=[.A685]/1000/(60*60*24)" office:value-type="time" office:time-value="PT03H02M07.534S" calcext:value-type="time">
            <text:p>03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37.97" calcext:value-type="float">
            <text:p>737.97</text:p>
          </table:table-cell>
          <table:table-cell office:value-type="float" office:value="905.14" calcext:value-type="float">
            <text:p>905.14</text:p>
          </table:table-cell>
        </table:table-row>
        <table:table-row table:style-name="ro1">
          <table:table-cell office:value-type="float" office:value="10943534" calcext:value-type="float">
            <text:p>10943534</text:p>
          </table:table-cell>
          <table:table-cell table:formula="of:=[.A686]/1000/(60*60*24)" office:value-type="time" office:time-value="PT03H02M23.534S" calcext:value-type="time">
            <text:p>03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39.03" calcext:value-type="float">
            <text:p>739.03</text:p>
          </table:table-cell>
          <table:table-cell office:value-type="float" office:value="906.42" calcext:value-type="float">
            <text:p>906.42</text:p>
          </table:table-cell>
        </table:table-row>
        <table:table-row table:style-name="ro1">
          <table:table-cell office:value-type="float" office:value="10959534" calcext:value-type="float">
            <text:p>10959534</text:p>
          </table:table-cell>
          <table:table-cell table:formula="of:=[.A687]/1000/(60*60*24)" office:value-type="time" office:time-value="PT03H02M39.534S" calcext:value-type="time">
            <text:p>03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40.09" calcext:value-type="float">
            <text:p>740.09</text:p>
          </table:table-cell>
          <table:table-cell office:value-type="float" office:value="907.7" calcext:value-type="float">
            <text:p>907.7</text:p>
          </table:table-cell>
        </table:table-row>
        <table:table-row table:style-name="ro1">
          <table:table-cell office:value-type="float" office:value="10975534" calcext:value-type="float">
            <text:p>10975534</text:p>
          </table:table-cell>
          <table:table-cell table:formula="of:=[.A688]/1000/(60*60*24)" office:value-type="time" office:time-value="PT03H02M55.534S" calcext:value-type="time">
            <text:p>03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41.16" calcext:value-type="float">
            <text:p>741.16</text:p>
          </table:table-cell>
          <table:table-cell office:value-type="float" office:value="908.99" calcext:value-type="float">
            <text:p>908.99</text:p>
          </table:table-cell>
        </table:table-row>
        <table:table-row table:style-name="ro1">
          <table:table-cell office:value-type="float" office:value="10991534" calcext:value-type="float">
            <text:p>10991534</text:p>
          </table:table-cell>
          <table:table-cell table:formula="of:=[.A689]/1000/(60*60*24)" office:value-type="time" office:time-value="PT03H03M11.534S" calcext:value-type="time">
            <text:p>03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42.22" calcext:value-type="float">
            <text:p>742.22</text:p>
          </table:table-cell>
          <table:table-cell office:value-type="float" office:value="910.27" calcext:value-type="float">
            <text:p>910.27</text:p>
          </table:table-cell>
        </table:table-row>
        <table:table-row table:style-name="ro1">
          <table:table-cell office:value-type="float" office:value="11007534" calcext:value-type="float">
            <text:p>11007534</text:p>
          </table:table-cell>
          <table:table-cell table:formula="of:=[.A690]/1000/(60*60*24)" office:value-type="time" office:time-value="PT03H03M27.534S" calcext:value-type="time">
            <text:p>03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43.29" calcext:value-type="float">
            <text:p>743.29</text:p>
          </table:table-cell>
          <table:table-cell office:value-type="float" office:value="911.55" calcext:value-type="float">
            <text:p>911.55</text:p>
          </table:table-cell>
        </table:table-row>
        <table:table-row table:style-name="ro1">
          <table:table-cell office:value-type="float" office:value="11023534" calcext:value-type="float">
            <text:p>11023534</text:p>
          </table:table-cell>
          <table:table-cell table:formula="of:=[.A691]/1000/(60*60*24)" office:value-type="time" office:time-value="PT03H03M43.534S" calcext:value-type="time">
            <text:p>03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44.35" calcext:value-type="float">
            <text:p>744.35</text:p>
          </table:table-cell>
          <table:table-cell office:value-type="float" office:value="912.84" calcext:value-type="float">
            <text:p>912.84</text:p>
          </table:table-cell>
        </table:table-row>
        <table:table-row table:style-name="ro1">
          <table:table-cell office:value-type="float" office:value="11039534" calcext:value-type="float">
            <text:p>11039534</text:p>
          </table:table-cell>
          <table:table-cell table:formula="of:=[.A692]/1000/(60*60*24)" office:value-type="time" office:time-value="PT03H03M59.534S" calcext:value-type="time">
            <text:p>03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45.41" calcext:value-type="float">
            <text:p>745.41</text:p>
          </table:table-cell>
          <table:table-cell office:value-type="float" office:value="914.12" calcext:value-type="float">
            <text:p>914.12</text:p>
          </table:table-cell>
        </table:table-row>
        <table:table-row table:style-name="ro1">
          <table:table-cell office:value-type="float" office:value="11055534" calcext:value-type="float">
            <text:p>11055534</text:p>
          </table:table-cell>
          <table:table-cell table:formula="of:=[.A693]/1000/(60*60*24)" office:value-type="time" office:time-value="PT03H04M15.534S" calcext:value-type="time">
            <text:p>03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46.48" calcext:value-type="float">
            <text:p>746.48</text:p>
          </table:table-cell>
          <table:table-cell office:value-type="float" office:value="915.4" calcext:value-type="float">
            <text:p>915.4</text:p>
          </table:table-cell>
        </table:table-row>
        <table:table-row table:style-name="ro1">
          <table:table-cell office:value-type="float" office:value="11071534" calcext:value-type="float">
            <text:p>11071534</text:p>
          </table:table-cell>
          <table:table-cell table:formula="of:=[.A694]/1000/(60*60*24)" office:value-type="time" office:time-value="PT03H04M31.534S" calcext:value-type="time">
            <text:p>03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747.54" calcext:value-type="float">
            <text:p>747.54</text:p>
          </table:table-cell>
          <table:table-cell office:value-type="float" office:value="916.68" calcext:value-type="float">
            <text:p>916.68</text:p>
          </table:table-cell>
        </table:table-row>
        <table:table-row table:style-name="ro1">
          <table:table-cell office:value-type="float" office:value="11087534" calcext:value-type="float">
            <text:p>11087534</text:p>
          </table:table-cell>
          <table:table-cell table:formula="of:=[.A695]/1000/(60*60*24)" office:value-type="time" office:time-value="PT03H04M47.534S" calcext:value-type="time">
            <text:p>03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748.6" calcext:value-type="float">
            <text:p>748.6</text:p>
          </table:table-cell>
          <table:table-cell office:value-type="float" office:value="917.96" calcext:value-type="float">
            <text:p>917.96</text:p>
          </table:table-cell>
        </table:table-row>
        <table:table-row table:style-name="ro1">
          <table:table-cell office:value-type="float" office:value="11103534" calcext:value-type="float">
            <text:p>11103534</text:p>
          </table:table-cell>
          <table:table-cell table:formula="of:=[.A696]/1000/(60*60*24)" office:value-type="time" office:time-value="PT03H05M03.534S" calcext:value-type="time">
            <text:p>03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49.67" calcext:value-type="float">
            <text:p>749.67</text:p>
          </table:table-cell>
          <table:table-cell office:value-type="float" office:value="919.24" calcext:value-type="float">
            <text:p>919.24</text:p>
          </table:table-cell>
        </table:table-row>
        <table:table-row table:style-name="ro1">
          <table:table-cell office:value-type="float" office:value="11119534" calcext:value-type="float">
            <text:p>11119534</text:p>
          </table:table-cell>
          <table:table-cell table:formula="of:=[.A697]/1000/(60*60*24)" office:value-type="time" office:time-value="PT03H05M19.534S" calcext:value-type="time">
            <text:p>03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750.73" calcext:value-type="float">
            <text:p>750.73</text:p>
          </table:table-cell>
          <table:table-cell office:value-type="float" office:value="920.52" calcext:value-type="float">
            <text:p>920.52</text:p>
          </table:table-cell>
        </table:table-row>
        <table:table-row table:style-name="ro1">
          <table:table-cell office:value-type="float" office:value="11135534" calcext:value-type="float">
            <text:p>11135534</text:p>
          </table:table-cell>
          <table:table-cell table:formula="of:=[.A698]/1000/(60*60*24)" office:value-type="time" office:time-value="PT03H05M35.534S" calcext:value-type="time">
            <text:p>03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51.79" calcext:value-type="float">
            <text:p>751.79</text:p>
          </table:table-cell>
          <table:table-cell office:value-type="float" office:value="921.8" calcext:value-type="float">
            <text:p>921.8</text:p>
          </table:table-cell>
        </table:table-row>
        <table:table-row table:style-name="ro1">
          <table:table-cell office:value-type="float" office:value="11151534" calcext:value-type="float">
            <text:p>11151534</text:p>
          </table:table-cell>
          <table:table-cell table:formula="of:=[.A699]/1000/(60*60*24)" office:value-type="time" office:time-value="PT03H05M51.534S" calcext:value-type="time">
            <text:p>03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752.86" calcext:value-type="float">
            <text:p>752.86</text:p>
          </table:table-cell>
          <table:table-cell office:value-type="float" office:value="923.08" calcext:value-type="float">
            <text:p>923.08</text:p>
          </table:table-cell>
        </table:table-row>
        <table:table-row table:style-name="ro1">
          <table:table-cell office:value-type="float" office:value="11167534" calcext:value-type="float">
            <text:p>11167534</text:p>
          </table:table-cell>
          <table:table-cell table:formula="of:=[.A700]/1000/(60*60*24)" office:value-type="time" office:time-value="PT03H06M07.534S" calcext:value-type="time">
            <text:p>03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753.92" calcext:value-type="float">
            <text:p>753.92</text:p>
          </table:table-cell>
          <table:table-cell office:value-type="float" office:value="924.37" calcext:value-type="float">
            <text:p>924.37</text:p>
          </table:table-cell>
        </table:table-row>
        <table:table-row table:style-name="ro1">
          <table:table-cell office:value-type="float" office:value="11183534" calcext:value-type="float">
            <text:p>11183534</text:p>
          </table:table-cell>
          <table:table-cell table:formula="of:=[.A701]/1000/(60*60*24)" office:value-type="time" office:time-value="PT03H06M23.534S" calcext:value-type="time">
            <text:p>03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54.98" calcext:value-type="float">
            <text:p>754.98</text:p>
          </table:table-cell>
          <table:table-cell office:value-type="float" office:value="925.65" calcext:value-type="float">
            <text:p>925.65</text:p>
          </table:table-cell>
        </table:table-row>
        <table:table-row table:style-name="ro1">
          <table:table-cell office:value-type="float" office:value="11199534" calcext:value-type="float">
            <text:p>11199534</text:p>
          </table:table-cell>
          <table:table-cell table:formula="of:=[.A702]/1000/(60*60*24)" office:value-type="time" office:time-value="PT03H06M39.534S" calcext:value-type="time">
            <text:p>03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56.05" calcext:value-type="float">
            <text:p>756.05</text:p>
          </table:table-cell>
          <table:table-cell office:value-type="float" office:value="926.93" calcext:value-type="float">
            <text:p>926.93</text:p>
          </table:table-cell>
        </table:table-row>
        <table:table-row table:style-name="ro1">
          <table:table-cell office:value-type="float" office:value="11215534" calcext:value-type="float">
            <text:p>11215534</text:p>
          </table:table-cell>
          <table:table-cell table:formula="of:=[.A703]/1000/(60*60*24)" office:value-type="time" office:time-value="PT03H06M55.534S" calcext:value-type="time">
            <text:p>03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57.11" calcext:value-type="float">
            <text:p>757.11</text:p>
          </table:table-cell>
          <table:table-cell office:value-type="float" office:value="928.21" calcext:value-type="float">
            <text:p>928.21</text:p>
          </table:table-cell>
        </table:table-row>
        <table:table-row table:style-name="ro1">
          <table:table-cell office:value-type="float" office:value="11231534" calcext:value-type="float">
            <text:p>11231534</text:p>
          </table:table-cell>
          <table:table-cell table:formula="of:=[.A704]/1000/(60*60*24)" office:value-type="time" office:time-value="PT03H07M11.534S" calcext:value-type="time">
            <text:p>03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758.17" calcext:value-type="float">
            <text:p>758.17</text:p>
          </table:table-cell>
          <table:table-cell office:value-type="float" office:value="929.49" calcext:value-type="float">
            <text:p>929.49</text:p>
          </table:table-cell>
        </table:table-row>
        <table:table-row table:style-name="ro1">
          <table:table-cell office:value-type="float" office:value="11247534" calcext:value-type="float">
            <text:p>11247534</text:p>
          </table:table-cell>
          <table:table-cell table:formula="of:=[.A705]/1000/(60*60*24)" office:value-type="time" office:time-value="PT03H07M27.534S" calcext:value-type="time">
            <text:p>03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759.24" calcext:value-type="float">
            <text:p>759.24</text:p>
          </table:table-cell>
          <table:table-cell office:value-type="float" office:value="930.77" calcext:value-type="float">
            <text:p>930.77</text:p>
          </table:table-cell>
        </table:table-row>
        <table:table-row table:style-name="ro1">
          <table:table-cell office:value-type="float" office:value="11263534" calcext:value-type="float">
            <text:p>11263534</text:p>
          </table:table-cell>
          <table:table-cell table:formula="of:=[.A706]/1000/(60*60*24)" office:value-type="time" office:time-value="PT03H07M43.534S" calcext:value-type="time">
            <text:p>03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760.3" calcext:value-type="float">
            <text:p>760.3</text:p>
          </table:table-cell>
          <table:table-cell office:value-type="float" office:value="932.05" calcext:value-type="float">
            <text:p>932.05</text:p>
          </table:table-cell>
        </table:table-row>
        <table:table-row table:style-name="ro1">
          <table:table-cell office:value-type="float" office:value="11279534" calcext:value-type="float">
            <text:p>11279534</text:p>
          </table:table-cell>
          <table:table-cell table:formula="of:=[.A707]/1000/(60*60*24)" office:value-type="time" office:time-value="PT03H07M59.534S" calcext:value-type="time">
            <text:p>03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761.36" calcext:value-type="float">
            <text:p>761.36</text:p>
          </table:table-cell>
          <table:table-cell office:value-type="float" office:value="933.34" calcext:value-type="float">
            <text:p>933.34</text:p>
          </table:table-cell>
        </table:table-row>
        <table:table-row table:style-name="ro1">
          <table:table-cell office:value-type="float" office:value="11295534" calcext:value-type="float">
            <text:p>11295534</text:p>
          </table:table-cell>
          <table:table-cell table:formula="of:=[.A708]/1000/(60*60*24)" office:value-type="time" office:time-value="PT03H08M15.534S" calcext:value-type="time">
            <text:p>03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762.43" calcext:value-type="float">
            <text:p>762.43</text:p>
          </table:table-cell>
          <table:table-cell office:value-type="float" office:value="934.62" calcext:value-type="float">
            <text:p>934.62</text:p>
          </table:table-cell>
        </table:table-row>
        <table:table-row table:style-name="ro1">
          <table:table-cell office:value-type="float" office:value="11311534" calcext:value-type="float">
            <text:p>11311534</text:p>
          </table:table-cell>
          <table:table-cell table:formula="of:=[.A709]/1000/(60*60*24)" office:value-type="time" office:time-value="PT03H08M31.534S" calcext:value-type="time">
            <text:p>03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63.49" calcext:value-type="float">
            <text:p>763.49</text:p>
          </table:table-cell>
          <table:table-cell office:value-type="float" office:value="935.9" calcext:value-type="float">
            <text:p>935.9</text:p>
          </table:table-cell>
        </table:table-row>
        <table:table-row table:style-name="ro1">
          <table:table-cell office:value-type="float" office:value="11327534" calcext:value-type="float">
            <text:p>11327534</text:p>
          </table:table-cell>
          <table:table-cell table:formula="of:=[.A710]/1000/(60*60*24)" office:value-type="time" office:time-value="PT03H08M47.534S" calcext:value-type="time">
            <text:p>03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764.55" calcext:value-type="float">
            <text:p>764.55</text:p>
          </table:table-cell>
          <table:table-cell office:value-type="float" office:value="937.18" calcext:value-type="float">
            <text:p>937.18</text:p>
          </table:table-cell>
        </table:table-row>
        <table:table-row table:style-name="ro1">
          <table:table-cell office:value-type="float" office:value="11343534" calcext:value-type="float">
            <text:p>11343534</text:p>
          </table:table-cell>
          <table:table-cell table:formula="of:=[.A711]/1000/(60*60*24)" office:value-type="time" office:time-value="PT03H09M03.534S" calcext:value-type="time">
            <text:p>03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765.62" calcext:value-type="float">
            <text:p>765.62</text:p>
          </table:table-cell>
          <table:table-cell office:value-type="float" office:value="938.46" calcext:value-type="float">
            <text:p>938.46</text:p>
          </table:table-cell>
        </table:table-row>
        <table:table-row table:style-name="ro1">
          <table:table-cell office:value-type="float" office:value="11359534" calcext:value-type="float">
            <text:p>11359534</text:p>
          </table:table-cell>
          <table:table-cell table:formula="of:=[.A712]/1000/(60*60*24)" office:value-type="time" office:time-value="PT03H09M19.534S" calcext:value-type="time">
            <text:p>03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66.68" calcext:value-type="float">
            <text:p>766.68</text:p>
          </table:table-cell>
          <table:table-cell office:value-type="float" office:value="939.74" calcext:value-type="float">
            <text:p>939.74</text:p>
          </table:table-cell>
        </table:table-row>
        <table:table-row table:style-name="ro1">
          <table:table-cell office:value-type="float" office:value="11375534" calcext:value-type="float">
            <text:p>11375534</text:p>
          </table:table-cell>
          <table:table-cell table:formula="of:=[.A713]/1000/(60*60*24)" office:value-type="time" office:time-value="PT03H09M35.534S" calcext:value-type="time">
            <text:p>03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67.74" calcext:value-type="float">
            <text:p>767.74</text:p>
          </table:table-cell>
          <table:table-cell office:value-type="float" office:value="941.02" calcext:value-type="float">
            <text:p>941.02</text:p>
          </table:table-cell>
        </table:table-row>
        <table:table-row table:style-name="ro1">
          <table:table-cell office:value-type="float" office:value="11391534" calcext:value-type="float">
            <text:p>11391534</text:p>
          </table:table-cell>
          <table:table-cell table:formula="of:=[.A714]/1000/(60*60*24)" office:value-type="time" office:time-value="PT03H09M51.534S" calcext:value-type="time">
            <text:p>03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68.81" calcext:value-type="float">
            <text:p>768.81</text:p>
          </table:table-cell>
          <table:table-cell office:value-type="float" office:value="942.3" calcext:value-type="float">
            <text:p>942.3</text:p>
          </table:table-cell>
        </table:table-row>
        <table:table-row table:style-name="ro1">
          <table:table-cell office:value-type="float" office:value="11407534" calcext:value-type="float">
            <text:p>11407534</text:p>
          </table:table-cell>
          <table:table-cell table:formula="of:=[.A715]/1000/(60*60*24)" office:value-type="time" office:time-value="PT03H10M07.534S" calcext:value-type="time">
            <text:p>03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69.87" calcext:value-type="float">
            <text:p>769.87</text:p>
          </table:table-cell>
          <table:table-cell office:value-type="float" office:value="943.58" calcext:value-type="float">
            <text:p>943.58</text:p>
          </table:table-cell>
        </table:table-row>
        <table:table-row table:style-name="ro1">
          <table:table-cell office:value-type="float" office:value="11423534" calcext:value-type="float">
            <text:p>11423534</text:p>
          </table:table-cell>
          <table:table-cell table:formula="of:=[.A716]/1000/(60*60*24)" office:value-type="time" office:time-value="PT03H10M23.534S" calcext:value-type="time">
            <text:p>03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70.93" calcext:value-type="float">
            <text:p>770.93</text:p>
          </table:table-cell>
          <table:table-cell office:value-type="float" office:value="944.86" calcext:value-type="float">
            <text:p>944.86</text:p>
          </table:table-cell>
        </table:table-row>
        <table:table-row table:style-name="ro1">
          <table:table-cell office:value-type="float" office:value="11439534" calcext:value-type="float">
            <text:p>11439534</text:p>
          </table:table-cell>
          <table:table-cell table:formula="of:=[.A717]/1000/(60*60*24)" office:value-type="time" office:time-value="PT03H10M39.534S" calcext:value-type="time">
            <text:p>03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71.99" calcext:value-type="float">
            <text:p>771.99</text:p>
          </table:table-cell>
          <table:table-cell office:value-type="float" office:value="946.14" calcext:value-type="float">
            <text:p>946.14</text:p>
          </table:table-cell>
        </table:table-row>
        <table:table-row table:style-name="ro1">
          <table:table-cell office:value-type="float" office:value="11455534" calcext:value-type="float">
            <text:p>11455534</text:p>
          </table:table-cell>
          <table:table-cell table:formula="of:=[.A718]/1000/(60*60*24)" office:value-type="time" office:time-value="PT03H10M55.534S" calcext:value-type="time">
            <text:p>03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773.06" calcext:value-type="float">
            <text:p>773.06</text:p>
          </table:table-cell>
          <table:table-cell office:value-type="float" office:value="947.42" calcext:value-type="float">
            <text:p>947.42</text:p>
          </table:table-cell>
        </table:table-row>
        <table:table-row table:style-name="ro1">
          <table:table-cell office:value-type="float" office:value="11471534" calcext:value-type="float">
            <text:p>11471534</text:p>
          </table:table-cell>
          <table:table-cell table:formula="of:=[.A719]/1000/(60*60*24)" office:value-type="time" office:time-value="PT03H11M11.534S" calcext:value-type="time">
            <text:p>03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74.12" calcext:value-type="float">
            <text:p>774.12</text:p>
          </table:table-cell>
          <table:table-cell office:value-type="float" office:value="948.7" calcext:value-type="float">
            <text:p>948.7</text:p>
          </table:table-cell>
        </table:table-row>
        <table:table-row table:style-name="ro1">
          <table:table-cell office:value-type="float" office:value="11487534" calcext:value-type="float">
            <text:p>11487534</text:p>
          </table:table-cell>
          <table:table-cell table:formula="of:=[.A720]/1000/(60*60*24)" office:value-type="time" office:time-value="PT03H11M27.534S" calcext:value-type="time">
            <text:p>03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775.18" calcext:value-type="float">
            <text:p>775.18</text:p>
          </table:table-cell>
          <table:table-cell office:value-type="float" office:value="949.98" calcext:value-type="float">
            <text:p>949.98</text:p>
          </table:table-cell>
        </table:table-row>
        <table:table-row table:style-name="ro1">
          <table:table-cell office:value-type="float" office:value="11503534" calcext:value-type="float">
            <text:p>11503534</text:p>
          </table:table-cell>
          <table:table-cell table:formula="of:=[.A721]/1000/(60*60*24)" office:value-type="time" office:time-value="PT03H11M43.534S" calcext:value-type="time">
            <text:p>03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76.25" calcext:value-type="float">
            <text:p>776.25</text:p>
          </table:table-cell>
          <table:table-cell office:value-type="float" office:value="951.26" calcext:value-type="float">
            <text:p>951.26</text:p>
          </table:table-cell>
        </table:table-row>
        <table:table-row table:style-name="ro1">
          <table:table-cell office:value-type="float" office:value="11519534" calcext:value-type="float">
            <text:p>11519534</text:p>
          </table:table-cell>
          <table:table-cell table:formula="of:=[.A722]/1000/(60*60*24)" office:value-type="time" office:time-value="PT03H11M59.534S" calcext:value-type="time">
            <text:p>03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77.31" calcext:value-type="float">
            <text:p>777.31</text:p>
          </table:table-cell>
          <table:table-cell office:value-type="float" office:value="952.54" calcext:value-type="float">
            <text:p>952.54</text:p>
          </table:table-cell>
        </table:table-row>
        <table:table-row table:style-name="ro1">
          <table:table-cell office:value-type="float" office:value="11535534" calcext:value-type="float">
            <text:p>11535534</text:p>
          </table:table-cell>
          <table:table-cell table:formula="of:=[.A723]/1000/(60*60*24)" office:value-type="time" office:time-value="PT03H12M15.534S" calcext:value-type="time">
            <text:p>03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778.37" calcext:value-type="float">
            <text:p>778.37</text:p>
          </table:table-cell>
          <table:table-cell office:value-type="float" office:value="953.82" calcext:value-type="float">
            <text:p>953.82</text:p>
          </table:table-cell>
        </table:table-row>
        <table:table-row table:style-name="ro1">
          <table:table-cell office:value-type="float" office:value="11551534" calcext:value-type="float">
            <text:p>11551534</text:p>
          </table:table-cell>
          <table:table-cell table:formula="of:=[.A724]/1000/(60*60*24)" office:value-type="time" office:time-value="PT03H12M31.534S" calcext:value-type="time">
            <text:p>03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79.43" calcext:value-type="float">
            <text:p>779.43</text:p>
          </table:table-cell>
          <table:table-cell office:value-type="float" office:value="955.1" calcext:value-type="float">
            <text:p>955.1</text:p>
          </table:table-cell>
        </table:table-row>
        <table:table-row table:style-name="ro1">
          <table:table-cell office:value-type="float" office:value="11567534" calcext:value-type="float">
            <text:p>11567534</text:p>
          </table:table-cell>
          <table:table-cell table:formula="of:=[.A725]/1000/(60*60*24)" office:value-type="time" office:time-value="PT03H12M47.534S" calcext:value-type="time">
            <text:p>03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80.5" calcext:value-type="float">
            <text:p>780.5</text:p>
          </table:table-cell>
          <table:table-cell office:value-type="float" office:value="956.38" calcext:value-type="float">
            <text:p>956.38</text:p>
          </table:table-cell>
        </table:table-row>
        <table:table-row table:style-name="ro1">
          <table:table-cell office:value-type="float" office:value="11583534" calcext:value-type="float">
            <text:p>11583534</text:p>
          </table:table-cell>
          <table:table-cell table:formula="of:=[.A726]/1000/(60*60*24)" office:value-type="time" office:time-value="PT03H13M03.534S" calcext:value-type="time">
            <text:p>03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81.56" calcext:value-type="float">
            <text:p>781.56</text:p>
          </table:table-cell>
          <table:table-cell office:value-type="float" office:value="957.66" calcext:value-type="float">
            <text:p>957.66</text:p>
          </table:table-cell>
        </table:table-row>
        <table:table-row table:style-name="ro1">
          <table:table-cell office:value-type="float" office:value="11599534" calcext:value-type="float">
            <text:p>11599534</text:p>
          </table:table-cell>
          <table:table-cell table:formula="of:=[.A727]/1000/(60*60*24)" office:value-type="time" office:time-value="PT03H13M19.534S" calcext:value-type="time">
            <text:p>03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82.62" calcext:value-type="float">
            <text:p>782.62</text:p>
          </table:table-cell>
          <table:table-cell office:value-type="float" office:value="958.94" calcext:value-type="float">
            <text:p>958.94</text:p>
          </table:table-cell>
        </table:table-row>
        <table:table-row table:style-name="ro1">
          <table:table-cell office:value-type="float" office:value="11615534" calcext:value-type="float">
            <text:p>11615534</text:p>
          </table:table-cell>
          <table:table-cell table:formula="of:=[.A728]/1000/(60*60*24)" office:value-type="time" office:time-value="PT03H13M35.534S" calcext:value-type="time">
            <text:p>03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83.68" calcext:value-type="float">
            <text:p>783.68</text:p>
          </table:table-cell>
          <table:table-cell office:value-type="float" office:value="960.22" calcext:value-type="float">
            <text:p>960.22</text:p>
          </table:table-cell>
        </table:table-row>
        <table:table-row table:style-name="ro1">
          <table:table-cell office:value-type="float" office:value="11631534" calcext:value-type="float">
            <text:p>11631534</text:p>
          </table:table-cell>
          <table:table-cell table:formula="of:=[.A729]/1000/(60*60*24)" office:value-type="time" office:time-value="PT03H13M51.534S" calcext:value-type="time">
            <text:p>03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84.75" calcext:value-type="float">
            <text:p>784.75</text:p>
          </table:table-cell>
          <table:table-cell office:value-type="float" office:value="961.5" calcext:value-type="float">
            <text:p>961.5</text:p>
          </table:table-cell>
        </table:table-row>
        <table:table-row table:style-name="ro1">
          <table:table-cell office:value-type="float" office:value="11647534" calcext:value-type="float">
            <text:p>11647534</text:p>
          </table:table-cell>
          <table:table-cell table:formula="of:=[.A730]/1000/(60*60*24)" office:value-type="time" office:time-value="PT03H14M07.534S" calcext:value-type="time">
            <text:p>03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85.81" calcext:value-type="float">
            <text:p>785.81</text:p>
          </table:table-cell>
          <table:table-cell office:value-type="float" office:value="962.78" calcext:value-type="float">
            <text:p>962.78</text:p>
          </table:table-cell>
        </table:table-row>
        <table:table-row table:style-name="ro1">
          <table:table-cell office:value-type="float" office:value="11663534" calcext:value-type="float">
            <text:p>11663534</text:p>
          </table:table-cell>
          <table:table-cell table:formula="of:=[.A731]/1000/(60*60*24)" office:value-type="time" office:time-value="PT03H14M23.534S" calcext:value-type="time">
            <text:p>03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86.87" calcext:value-type="float">
            <text:p>786.87</text:p>
          </table:table-cell>
          <table:table-cell office:value-type="float" office:value="964.06" calcext:value-type="float">
            <text:p>964.06</text:p>
          </table:table-cell>
        </table:table-row>
        <table:table-row table:style-name="ro1">
          <table:table-cell office:value-type="float" office:value="11679534" calcext:value-type="float">
            <text:p>11679534</text:p>
          </table:table-cell>
          <table:table-cell table:formula="of:=[.A732]/1000/(60*60*24)" office:value-type="time" office:time-value="PT03H14M39.534S" calcext:value-type="time">
            <text:p>03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87.93" calcext:value-type="float">
            <text:p>787.93</text:p>
          </table:table-cell>
          <table:table-cell office:value-type="float" office:value="965.34" calcext:value-type="float">
            <text:p>965.34</text:p>
          </table:table-cell>
        </table:table-row>
        <table:table-row table:style-name="ro1">
          <table:table-cell office:value-type="float" office:value="11695534" calcext:value-type="float">
            <text:p>11695534</text:p>
          </table:table-cell>
          <table:table-cell table:formula="of:=[.A733]/1000/(60*60*24)" office:value-type="time" office:time-value="PT03H14M55.534S" calcext:value-type="time">
            <text:p>03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89" calcext:value-type="float">
            <text:p>789</text:p>
          </table:table-cell>
          <table:table-cell office:value-type="float" office:value="966.62" calcext:value-type="float">
            <text:p>966.62</text:p>
          </table:table-cell>
        </table:table-row>
        <table:table-row table:style-name="ro1">
          <table:table-cell office:value-type="float" office:value="11711534" calcext:value-type="float">
            <text:p>11711534</text:p>
          </table:table-cell>
          <table:table-cell table:formula="of:=[.A734]/1000/(60*60*24)" office:value-type="time" office:time-value="PT03H15M11.534S" calcext:value-type="time">
            <text:p>03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90.06" calcext:value-type="float">
            <text:p>790.06</text:p>
          </table:table-cell>
          <table:table-cell office:value-type="float" office:value="967.9" calcext:value-type="float">
            <text:p>967.9</text:p>
          </table:table-cell>
        </table:table-row>
        <table:table-row table:style-name="ro1">
          <table:table-cell office:value-type="float" office:value="11727534" calcext:value-type="float">
            <text:p>11727534</text:p>
          </table:table-cell>
          <table:table-cell table:formula="of:=[.A735]/1000/(60*60*24)" office:value-type="time" office:time-value="PT03H15M27.534S" calcext:value-type="time">
            <text:p>03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91.12" calcext:value-type="float">
            <text:p>791.12</text:p>
          </table:table-cell>
          <table:table-cell office:value-type="float" office:value="969.17" calcext:value-type="float">
            <text:p>969.17</text:p>
          </table:table-cell>
        </table:table-row>
        <table:table-row table:style-name="ro1">
          <table:table-cell office:value-type="float" office:value="11743534" calcext:value-type="float">
            <text:p>11743534</text:p>
          </table:table-cell>
          <table:table-cell table:formula="of:=[.A736]/1000/(60*60*24)" office:value-type="time" office:time-value="PT03H15M43.534S" calcext:value-type="time">
            <text:p>03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92.18" calcext:value-type="float">
            <text:p>792.18</text:p>
          </table:table-cell>
          <table:table-cell office:value-type="float" office:value="970.45" calcext:value-type="float">
            <text:p>970.45</text:p>
          </table:table-cell>
        </table:table-row>
        <table:table-row table:style-name="ro1">
          <table:table-cell office:value-type="float" office:value="11759534" calcext:value-type="float">
            <text:p>11759534</text:p>
          </table:table-cell>
          <table:table-cell table:formula="of:=[.A737]/1000/(60*60*24)" office:value-type="time" office:time-value="PT03H15M59.534S" calcext:value-type="time">
            <text:p>03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793.25" calcext:value-type="float">
            <text:p>793.25</text:p>
          </table:table-cell>
          <table:table-cell office:value-type="float" office:value="971.73" calcext:value-type="float">
            <text:p>971.73</text:p>
          </table:table-cell>
        </table:table-row>
        <table:table-row table:style-name="ro1">
          <table:table-cell office:value-type="float" office:value="11775534" calcext:value-type="float">
            <text:p>11775534</text:p>
          </table:table-cell>
          <table:table-cell table:formula="of:=[.A738]/1000/(60*60*24)" office:value-type="time" office:time-value="PT03H16M15.534S" calcext:value-type="time">
            <text:p>03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794.31" calcext:value-type="float">
            <text:p>794.31</text:p>
          </table:table-cell>
          <table:table-cell office:value-type="float" office:value="973.01" calcext:value-type="float">
            <text:p>973.01</text:p>
          </table:table-cell>
        </table:table-row>
        <table:table-row table:style-name="ro1">
          <table:table-cell office:value-type="float" office:value="11791534" calcext:value-type="float">
            <text:p>11791534</text:p>
          </table:table-cell>
          <table:table-cell table:formula="of:=[.A739]/1000/(60*60*24)" office:value-type="time" office:time-value="PT03H16M31.534S" calcext:value-type="time">
            <text:p>03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95.37" calcext:value-type="float">
            <text:p>795.37</text:p>
          </table:table-cell>
          <table:table-cell office:value-type="float" office:value="974.29" calcext:value-type="float">
            <text:p>974.29</text:p>
          </table:table-cell>
        </table:table-row>
        <table:table-row table:style-name="ro1">
          <table:table-cell office:value-type="float" office:value="11807534" calcext:value-type="float">
            <text:p>11807534</text:p>
          </table:table-cell>
          <table:table-cell table:formula="of:=[.A740]/1000/(60*60*24)" office:value-type="time" office:time-value="PT03H16M47.534S" calcext:value-type="time">
            <text:p>03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96.43" calcext:value-type="float">
            <text:p>796.43</text:p>
          </table:table-cell>
          <table:table-cell office:value-type="float" office:value="975.57" calcext:value-type="float">
            <text:p>975.57</text:p>
          </table:table-cell>
        </table:table-row>
        <table:table-row table:style-name="ro1">
          <table:table-cell office:value-type="float" office:value="11823534" calcext:value-type="float">
            <text:p>11823534</text:p>
          </table:table-cell>
          <table:table-cell table:formula="of:=[.A741]/1000/(60*60*24)" office:value-type="time" office:time-value="PT03H17M03.534S" calcext:value-type="time">
            <text:p>03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797.5" calcext:value-type="float">
            <text:p>797.5</text:p>
          </table:table-cell>
          <table:table-cell office:value-type="float" office:value="976.85" calcext:value-type="float">
            <text:p>976.85</text:p>
          </table:table-cell>
        </table:table-row>
        <table:table-row table:style-name="ro1">
          <table:table-cell office:value-type="float" office:value="11839534" calcext:value-type="float">
            <text:p>11839534</text:p>
          </table:table-cell>
          <table:table-cell table:formula="of:=[.A742]/1000/(60*60*24)" office:value-type="time" office:time-value="PT03H17M19.534S" calcext:value-type="time">
            <text:p>03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98.56" calcext:value-type="float">
            <text:p>798.56</text:p>
          </table:table-cell>
          <table:table-cell office:value-type="float" office:value="978.13" calcext:value-type="float">
            <text:p>978.13</text:p>
          </table:table-cell>
        </table:table-row>
        <table:table-row table:style-name="ro1">
          <table:table-cell office:value-type="float" office:value="11855534" calcext:value-type="float">
            <text:p>11855534</text:p>
          </table:table-cell>
          <table:table-cell table:formula="of:=[.A743]/1000/(60*60*24)" office:value-type="time" office:time-value="PT03H17M35.534S" calcext:value-type="time">
            <text:p>03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99.62" calcext:value-type="float">
            <text:p>799.62</text:p>
          </table:table-cell>
          <table:table-cell office:value-type="float" office:value="979.41" calcext:value-type="float">
            <text:p>979.41</text:p>
          </table:table-cell>
        </table:table-row>
        <table:table-row table:style-name="ro1">
          <table:table-cell office:value-type="float" office:value="11871534" calcext:value-type="float">
            <text:p>11871534</text:p>
          </table:table-cell>
          <table:table-cell table:formula="of:=[.A744]/1000/(60*60*24)" office:value-type="time" office:time-value="PT03H17M51.534S" calcext:value-type="time">
            <text:p>03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00.68" calcext:value-type="float">
            <text:p>800.68</text:p>
          </table:table-cell>
          <table:table-cell office:value-type="float" office:value="980.69" calcext:value-type="float">
            <text:p>980.69</text:p>
          </table:table-cell>
        </table:table-row>
        <table:table-row table:style-name="ro1">
          <table:table-cell office:value-type="float" office:value="11887534" calcext:value-type="float">
            <text:p>11887534</text:p>
          </table:table-cell>
          <table:table-cell table:formula="of:=[.A745]/1000/(60*60*24)" office:value-type="time" office:time-value="PT03H18M07.534S" calcext:value-type="time">
            <text:p>03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01.75" calcext:value-type="float">
            <text:p>801.75</text:p>
          </table:table-cell>
          <table:table-cell office:value-type="float" office:value="981.97" calcext:value-type="float">
            <text:p>981.97</text:p>
          </table:table-cell>
        </table:table-row>
        <table:table-row table:style-name="ro1">
          <table:table-cell office:value-type="float" office:value="11903534" calcext:value-type="float">
            <text:p>11903534</text:p>
          </table:table-cell>
          <table:table-cell table:formula="of:=[.A746]/1000/(60*60*24)" office:value-type="time" office:time-value="PT03H18M23.534S" calcext:value-type="time">
            <text:p>03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02.81" calcext:value-type="float">
            <text:p>802.81</text:p>
          </table:table-cell>
          <table:table-cell office:value-type="float" office:value="983.25" calcext:value-type="float">
            <text:p>983.25</text:p>
          </table:table-cell>
        </table:table-row>
        <table:table-row table:style-name="ro1">
          <table:table-cell office:value-type="float" office:value="11919534" calcext:value-type="float">
            <text:p>11919534</text:p>
          </table:table-cell>
          <table:table-cell table:formula="of:=[.A747]/1000/(60*60*24)" office:value-type="time" office:time-value="PT03H18M39.534S" calcext:value-type="time">
            <text:p>03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03.87" calcext:value-type="float">
            <text:p>803.87</text:p>
          </table:table-cell>
          <table:table-cell office:value-type="float" office:value="984.53" calcext:value-type="float">
            <text:p>984.53</text:p>
          </table:table-cell>
        </table:table-row>
        <table:table-row table:style-name="ro1">
          <table:table-cell office:value-type="float" office:value="11935534" calcext:value-type="float">
            <text:p>11935534</text:p>
          </table:table-cell>
          <table:table-cell table:formula="of:=[.A748]/1000/(60*60*24)" office:value-type="time" office:time-value="PT03H18M55.534S" calcext:value-type="time">
            <text:p>03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04.93" calcext:value-type="float">
            <text:p>804.93</text:p>
          </table:table-cell>
          <table:table-cell office:value-type="float" office:value="985.81" calcext:value-type="float">
            <text:p>985.81</text:p>
          </table:table-cell>
        </table:table-row>
        <table:table-row table:style-name="ro1">
          <table:table-cell office:value-type="float" office:value="11951534" calcext:value-type="float">
            <text:p>11951534</text:p>
          </table:table-cell>
          <table:table-cell table:formula="of:=[.A749]/1000/(60*60*24)" office:value-type="time" office:time-value="PT03H19M11.534S" calcext:value-type="time">
            <text:p>03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7" calcext:value-type="float">
            <text:p>288.57</text:p>
          </table:table-cell>
          <table:table-cell office:value-type="float" office:value="806" calcext:value-type="float">
            <text:p>806</text:p>
          </table:table-cell>
          <table:table-cell office:value-type="float" office:value="987.09" calcext:value-type="float">
            <text:p>987.09</text:p>
          </table:table-cell>
        </table:table-row>
        <table:table-row table:style-name="ro1">
          <table:table-cell office:value-type="float" office:value="11967534" calcext:value-type="float">
            <text:p>11967534</text:p>
          </table:table-cell>
          <table:table-cell table:formula="of:=[.A750]/1000/(60*60*24)" office:value-type="time" office:time-value="PT03H19M27.534S" calcext:value-type="time">
            <text:p>03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807.06" calcext:value-type="float">
            <text:p>807.06</text:p>
          </table:table-cell>
          <table:table-cell office:value-type="float" office:value="988.37" calcext:value-type="float">
            <text:p>988.37</text:p>
          </table:table-cell>
        </table:table-row>
        <table:table-row table:style-name="ro1">
          <table:table-cell office:value-type="float" office:value="11983534" calcext:value-type="float">
            <text:p>11983534</text:p>
          </table:table-cell>
          <table:table-cell table:formula="of:=[.A751]/1000/(60*60*24)" office:value-type="time" office:time-value="PT03H19M43.534S" calcext:value-type="time">
            <text:p>03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08.12" calcext:value-type="float">
            <text:p>808.12</text:p>
          </table:table-cell>
          <table:table-cell office:value-type="float" office:value="989.65" calcext:value-type="float">
            <text:p>989.65</text:p>
          </table:table-cell>
        </table:table-row>
        <table:table-row table:style-name="ro1">
          <table:table-cell office:value-type="float" office:value="11999534" calcext:value-type="float">
            <text:p>11999534</text:p>
          </table:table-cell>
          <table:table-cell table:formula="of:=[.A752]/1000/(60*60*24)" office:value-type="time" office:time-value="PT03H19M59.534S" calcext:value-type="time">
            <text:p>03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09.18" calcext:value-type="float">
            <text:p>809.18</text:p>
          </table:table-cell>
          <table:table-cell office:value-type="float" office:value="990.93" calcext:value-type="float">
            <text:p>990.93</text:p>
          </table:table-cell>
        </table:table-row>
        <table:table-row table:style-name="ro1">
          <table:table-cell office:value-type="float" office:value="12015534" calcext:value-type="float">
            <text:p>12015534</text:p>
          </table:table-cell>
          <table:table-cell table:formula="of:=[.A753]/1000/(60*60*24)" office:value-type="time" office:time-value="PT03H20M15.534S" calcext:value-type="time">
            <text:p>03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10.24" calcext:value-type="float">
            <text:p>810.24</text:p>
          </table:table-cell>
          <table:table-cell office:value-type="float" office:value="992.21" calcext:value-type="float">
            <text:p>992.21</text:p>
          </table:table-cell>
        </table:table-row>
        <table:table-row table:style-name="ro1">
          <table:table-cell office:value-type="float" office:value="12031534" calcext:value-type="float">
            <text:p>12031534</text:p>
          </table:table-cell>
          <table:table-cell table:formula="of:=[.A754]/1000/(60*60*24)" office:value-type="time" office:time-value="PT03H20M31.534S" calcext:value-type="time">
            <text:p>03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11.31" calcext:value-type="float">
            <text:p>811.31</text:p>
          </table:table-cell>
          <table:table-cell office:value-type="float" office:value="993.49" calcext:value-type="float">
            <text:p>993.49</text:p>
          </table:table-cell>
        </table:table-row>
        <table:table-row table:style-name="ro1">
          <table:table-cell office:value-type="float" office:value="12047534" calcext:value-type="float">
            <text:p>12047534</text:p>
          </table:table-cell>
          <table:table-cell table:formula="of:=[.A755]/1000/(60*60*24)" office:value-type="time" office:time-value="PT03H20M47.534S" calcext:value-type="time">
            <text:p>03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7" calcext:value-type="float">
            <text:p>288.57</text:p>
          </table:table-cell>
          <table:table-cell office:value-type="float" office:value="812.37" calcext:value-type="float">
            <text:p>812.37</text:p>
          </table:table-cell>
          <table:table-cell office:value-type="float" office:value="994.76" calcext:value-type="float">
            <text:p>994.76</text:p>
          </table:table-cell>
        </table:table-row>
        <table:table-row table:style-name="ro1">
          <table:table-cell office:value-type="float" office:value="12063534" calcext:value-type="float">
            <text:p>12063534</text:p>
          </table:table-cell>
          <table:table-cell table:formula="of:=[.A756]/1000/(60*60*24)" office:value-type="time" office:time-value="PT03H21M03.534S" calcext:value-type="time">
            <text:p>03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13.43" calcext:value-type="float">
            <text:p>813.43</text:p>
          </table:table-cell>
          <table:table-cell office:value-type="float" office:value="996.04" calcext:value-type="float">
            <text:p>996.04</text:p>
          </table:table-cell>
        </table:table-row>
        <table:table-row table:style-name="ro1">
          <table:table-cell office:value-type="float" office:value="12079534" calcext:value-type="float">
            <text:p>12079534</text:p>
          </table:table-cell>
          <table:table-cell table:formula="of:=[.A757]/1000/(60*60*24)" office:value-type="time" office:time-value="PT03H21M19.534S" calcext:value-type="time">
            <text:p>03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14.49" calcext:value-type="float">
            <text:p>814.49</text:p>
          </table:table-cell>
          <table:table-cell office:value-type="float" office:value="997.32" calcext:value-type="float">
            <text:p>997.32</text:p>
          </table:table-cell>
        </table:table-row>
        <table:table-row table:style-name="ro1">
          <table:table-cell office:value-type="float" office:value="12095534" calcext:value-type="float">
            <text:p>12095534</text:p>
          </table:table-cell>
          <table:table-cell table:formula="of:=[.A758]/1000/(60*60*24)" office:value-type="time" office:time-value="PT03H21M35.534S" calcext:value-type="time">
            <text:p>03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15.56" calcext:value-type="float">
            <text:p>815.56</text:p>
          </table:table-cell>
          <table:table-cell office:value-type="float" office:value="998.6" calcext:value-type="float">
            <text:p>998.6</text:p>
          </table:table-cell>
        </table:table-row>
        <table:table-row table:style-name="ro1">
          <table:table-cell office:value-type="float" office:value="12111534" calcext:value-type="float">
            <text:p>12111534</text:p>
          </table:table-cell>
          <table:table-cell table:formula="of:=[.A759]/1000/(60*60*24)" office:value-type="time" office:time-value="PT03H21M51.534S" calcext:value-type="time">
            <text:p>03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16.62" calcext:value-type="float">
            <text:p>816.62</text:p>
          </table:table-cell>
          <table:table-cell office:value-type="float" office:value="999.88" calcext:value-type="float">
            <text:p>999.88</text:p>
          </table:table-cell>
        </table:table-row>
        <table:table-row table:style-name="ro1">
          <table:table-cell office:value-type="float" office:value="12127534" calcext:value-type="float">
            <text:p>12127534</text:p>
          </table:table-cell>
          <table:table-cell table:formula="of:=[.A760]/1000/(60*60*24)" office:value-type="time" office:time-value="PT03H22M07.534S" calcext:value-type="time">
            <text:p>03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17.68" calcext:value-type="float">
            <text:p>817.68</text:p>
          </table:table-cell>
          <table:table-cell office:value-type="float" office:value="1001.16" calcext:value-type="float">
            <text:p>1001.16</text:p>
          </table:table-cell>
        </table:table-row>
        <table:table-row table:style-name="ro1">
          <table:table-cell office:value-type="float" office:value="12143534" calcext:value-type="float">
            <text:p>12143534</text:p>
          </table:table-cell>
          <table:table-cell table:formula="of:=[.A761]/1000/(60*60*24)" office:value-type="time" office:time-value="PT03H22M23.534S" calcext:value-type="time">
            <text:p>03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18.74" calcext:value-type="float">
            <text:p>818.74</text:p>
          </table:table-cell>
          <table:table-cell office:value-type="float" office:value="1002.44" calcext:value-type="float">
            <text:p>1002.44</text:p>
          </table:table-cell>
        </table:table-row>
        <table:table-row table:style-name="ro1">
          <table:table-cell office:value-type="float" office:value="12159534" calcext:value-type="float">
            <text:p>12159534</text:p>
          </table:table-cell>
          <table:table-cell table:formula="of:=[.A762]/1000/(60*60*24)" office:value-type="time" office:time-value="PT03H22M39.534S" calcext:value-type="time">
            <text:p>03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19.8" calcext:value-type="float">
            <text:p>819.8</text:p>
          </table:table-cell>
          <table:table-cell office:value-type="float" office:value="1003.71" calcext:value-type="float">
            <text:p>1003.71</text:p>
          </table:table-cell>
        </table:table-row>
        <table:table-row table:style-name="ro1">
          <table:table-cell office:value-type="float" office:value="12175534" calcext:value-type="float">
            <text:p>12175534</text:p>
          </table:table-cell>
          <table:table-cell table:formula="of:=[.A763]/1000/(60*60*24)" office:value-type="time" office:time-value="PT03H22M55.534S" calcext:value-type="time">
            <text:p>03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0.86" calcext:value-type="float">
            <text:p>820.86</text:p>
          </table:table-cell>
          <table:table-cell office:value-type="float" office:value="1004.99" calcext:value-type="float">
            <text:p>1004.99</text:p>
          </table:table-cell>
        </table:table-row>
        <table:table-row table:style-name="ro1">
          <table:table-cell office:value-type="float" office:value="12191534" calcext:value-type="float">
            <text:p>12191534</text:p>
          </table:table-cell>
          <table:table-cell table:formula="of:=[.A764]/1000/(60*60*24)" office:value-type="time" office:time-value="PT03H23M11.534S" calcext:value-type="time">
            <text:p>03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1.93" calcext:value-type="float">
            <text:p>821.93</text:p>
          </table:table-cell>
          <table:table-cell office:value-type="float" office:value="1006.27" calcext:value-type="float">
            <text:p>1006.27</text:p>
          </table:table-cell>
        </table:table-row>
        <table:table-row table:style-name="ro1">
          <table:table-cell office:value-type="float" office:value="12207534" calcext:value-type="float">
            <text:p>12207534</text:p>
          </table:table-cell>
          <table:table-cell table:formula="of:=[.A765]/1000/(60*60*24)" office:value-type="time" office:time-value="PT03H23M27.534S" calcext:value-type="time">
            <text:p>03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2.99" calcext:value-type="float">
            <text:p>822.99</text:p>
          </table:table-cell>
          <table:table-cell office:value-type="float" office:value="1007.55" calcext:value-type="float">
            <text:p>1007.55</text:p>
          </table:table-cell>
        </table:table-row>
        <table:table-row table:style-name="ro1">
          <table:table-cell office:value-type="float" office:value="12223534" calcext:value-type="float">
            <text:p>12223534</text:p>
          </table:table-cell>
          <table:table-cell table:formula="of:=[.A766]/1000/(60*60*24)" office:value-type="time" office:time-value="PT03H23M43.534S" calcext:value-type="time">
            <text:p>03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4.05" calcext:value-type="float">
            <text:p>824.05</text:p>
          </table:table-cell>
          <table:table-cell office:value-type="float" office:value="1008.83" calcext:value-type="float">
            <text:p>1008.83</text:p>
          </table:table-cell>
        </table:table-row>
        <table:table-row table:style-name="ro1">
          <table:table-cell office:value-type="float" office:value="12239534" calcext:value-type="float">
            <text:p>12239534</text:p>
          </table:table-cell>
          <table:table-cell table:formula="of:=[.A767]/1000/(60*60*24)" office:value-type="time" office:time-value="PT03H23M59.534S" calcext:value-type="time">
            <text:p>03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5.11" calcext:value-type="float">
            <text:p>825.11</text:p>
          </table:table-cell>
          <table:table-cell office:value-type="float" office:value="1010.11" calcext:value-type="float">
            <text:p>1010.11</text:p>
          </table:table-cell>
        </table:table-row>
        <table:table-row table:style-name="ro1">
          <table:table-cell office:value-type="float" office:value="12255534" calcext:value-type="float">
            <text:p>12255534</text:p>
          </table:table-cell>
          <table:table-cell table:formula="of:=[.A768]/1000/(60*60*24)" office:value-type="time" office:time-value="PT03H24M15.534S" calcext:value-type="time">
            <text:p>03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26.17" calcext:value-type="float">
            <text:p>826.17</text:p>
          </table:table-cell>
          <table:table-cell office:value-type="float" office:value="1011.38" calcext:value-type="float">
            <text:p>1011.38</text:p>
          </table:table-cell>
        </table:table-row>
        <table:table-row table:style-name="ro1">
          <table:table-cell office:value-type="float" office:value="12271534" calcext:value-type="float">
            <text:p>12271534</text:p>
          </table:table-cell>
          <table:table-cell table:formula="of:=[.A769]/1000/(60*60*24)" office:value-type="time" office:time-value="PT03H24M31.534S" calcext:value-type="time">
            <text:p>03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7.23" calcext:value-type="float">
            <text:p>827.23</text:p>
          </table:table-cell>
          <table:table-cell office:value-type="float" office:value="1012.66" calcext:value-type="float">
            <text:p>1012.66</text:p>
          </table:table-cell>
        </table:table-row>
        <table:table-row table:style-name="ro1">
          <table:table-cell office:value-type="float" office:value="12287534" calcext:value-type="float">
            <text:p>12287534</text:p>
          </table:table-cell>
          <table:table-cell table:formula="of:=[.A770]/1000/(60*60*24)" office:value-type="time" office:time-value="PT03H24M47.534S" calcext:value-type="time">
            <text:p>03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8.3" calcext:value-type="float">
            <text:p>828.3</text:p>
          </table:table-cell>
          <table:table-cell office:value-type="float" office:value="1013.94" calcext:value-type="float">
            <text:p>1013.94</text:p>
          </table:table-cell>
        </table:table-row>
        <table:table-row table:style-name="ro1">
          <table:table-cell office:value-type="float" office:value="12303534" calcext:value-type="float">
            <text:p>12303534</text:p>
          </table:table-cell>
          <table:table-cell table:formula="of:=[.A771]/1000/(60*60*24)" office:value-type="time" office:time-value="PT03H25M03.534S" calcext:value-type="time">
            <text:p>03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29.36" calcext:value-type="float">
            <text:p>829.36</text:p>
          </table:table-cell>
          <table:table-cell office:value-type="float" office:value="1015.22" calcext:value-type="float">
            <text:p>1015.22</text:p>
          </table:table-cell>
        </table:table-row>
        <table:table-row table:style-name="ro1">
          <table:table-cell office:value-type="float" office:value="12319534" calcext:value-type="float">
            <text:p>12319534</text:p>
          </table:table-cell>
          <table:table-cell table:formula="of:=[.A772]/1000/(60*60*24)" office:value-type="time" office:time-value="PT03H25M19.534S" calcext:value-type="time">
            <text:p>03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30.42" calcext:value-type="float">
            <text:p>830.42</text:p>
          </table:table-cell>
          <table:table-cell office:value-type="float" office:value="1016.5" calcext:value-type="float">
            <text:p>1016.5</text:p>
          </table:table-cell>
        </table:table-row>
        <table:table-row table:style-name="ro1">
          <table:table-cell office:value-type="float" office:value="12335534" calcext:value-type="float">
            <text:p>12335534</text:p>
          </table:table-cell>
          <table:table-cell table:formula="of:=[.A773]/1000/(60*60*24)" office:value-type="time" office:time-value="PT03H25M35.534S" calcext:value-type="time">
            <text:p>03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31.48" calcext:value-type="float">
            <text:p>831.48</text:p>
          </table:table-cell>
          <table:table-cell office:value-type="float" office:value="1017.78" calcext:value-type="float">
            <text:p>1017.78</text:p>
          </table:table-cell>
        </table:table-row>
        <table:table-row table:style-name="ro1">
          <table:table-cell office:value-type="float" office:value="12351534" calcext:value-type="float">
            <text:p>12351534</text:p>
          </table:table-cell>
          <table:table-cell table:formula="of:=[.A774]/1000/(60*60*24)" office:value-type="time" office:time-value="PT03H25M51.534S" calcext:value-type="time">
            <text:p>03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32.54" calcext:value-type="float">
            <text:p>832.54</text:p>
          </table:table-cell>
          <table:table-cell office:value-type="float" office:value="1019.05" calcext:value-type="float">
            <text:p>1019.05</text:p>
          </table:table-cell>
        </table:table-row>
        <table:table-row table:style-name="ro1">
          <table:table-cell office:value-type="float" office:value="12367534" calcext:value-type="float">
            <text:p>12367534</text:p>
          </table:table-cell>
          <table:table-cell table:formula="of:=[.A775]/1000/(60*60*24)" office:value-type="time" office:time-value="PT03H26M07.534S" calcext:value-type="time">
            <text:p>03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33.6" calcext:value-type="float">
            <text:p>833.6</text:p>
          </table:table-cell>
          <table:table-cell office:value-type="float" office:value="1020.33" calcext:value-type="float">
            <text:p>1020.33</text:p>
          </table:table-cell>
        </table:table-row>
        <table:table-row table:style-name="ro1">
          <table:table-cell office:value-type="float" office:value="12383534" calcext:value-type="float">
            <text:p>12383534</text:p>
          </table:table-cell>
          <table:table-cell table:formula="of:=[.A776]/1000/(60*60*24)" office:value-type="time" office:time-value="PT03H26M23.534S" calcext:value-type="time">
            <text:p>03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34.66" calcext:value-type="float">
            <text:p>834.66</text:p>
          </table:table-cell>
          <table:table-cell office:value-type="float" office:value="1021.61" calcext:value-type="float">
            <text:p>1021.61</text:p>
          </table:table-cell>
        </table:table-row>
        <table:table-row table:style-name="ro1">
          <table:table-cell office:value-type="float" office:value="12399534" calcext:value-type="float">
            <text:p>12399534</text:p>
          </table:table-cell>
          <table:table-cell table:formula="of:=[.A777]/1000/(60*60*24)" office:value-type="time" office:time-value="PT03H26M39.534S" calcext:value-type="time">
            <text:p>03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35.73" calcext:value-type="float">
            <text:p>835.73</text:p>
          </table:table-cell>
          <table:table-cell office:value-type="float" office:value="1022.89" calcext:value-type="float">
            <text:p>1022.89</text:p>
          </table:table-cell>
        </table:table-row>
        <table:table-row table:style-name="ro1">
          <table:table-cell office:value-type="float" office:value="12415534" calcext:value-type="float">
            <text:p>12415534</text:p>
          </table:table-cell>
          <table:table-cell table:formula="of:=[.A778]/1000/(60*60*24)" office:value-type="time" office:time-value="PT03H26M55.534S" calcext:value-type="time">
            <text:p>03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36.79" calcext:value-type="float">
            <text:p>836.79</text:p>
          </table:table-cell>
          <table:table-cell office:value-type="float" office:value="1024.17" calcext:value-type="float">
            <text:p>1024.17</text:p>
          </table:table-cell>
        </table:table-row>
        <table:table-row table:style-name="ro1">
          <table:table-cell office:value-type="float" office:value="12431534" calcext:value-type="float">
            <text:p>12431534</text:p>
          </table:table-cell>
          <table:table-cell table:formula="of:=[.A779]/1000/(60*60*24)" office:value-type="time" office:time-value="PT03H27M11.534S" calcext:value-type="time">
            <text:p>03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37.85" calcext:value-type="float">
            <text:p>837.85</text:p>
          </table:table-cell>
          <table:table-cell office:value-type="float" office:value="1025.44" calcext:value-type="float">
            <text:p>1025.44</text:p>
          </table:table-cell>
        </table:table-row>
        <table:table-row table:style-name="ro1">
          <table:table-cell office:value-type="float" office:value="12447534" calcext:value-type="float">
            <text:p>12447534</text:p>
          </table:table-cell>
          <table:table-cell table:formula="of:=[.A780]/1000/(60*60*24)" office:value-type="time" office:time-value="PT03H27M27.534S" calcext:value-type="time">
            <text:p>03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38.91" calcext:value-type="float">
            <text:p>838.91</text:p>
          </table:table-cell>
          <table:table-cell office:value-type="float" office:value="1026.72" calcext:value-type="float">
            <text:p>1026.72</text:p>
          </table:table-cell>
        </table:table-row>
        <table:table-row table:style-name="ro1">
          <table:table-cell office:value-type="float" office:value="12463534" calcext:value-type="float">
            <text:p>12463534</text:p>
          </table:table-cell>
          <table:table-cell table:formula="of:=[.A781]/1000/(60*60*24)" office:value-type="time" office:time-value="PT03H27M43.534S" calcext:value-type="time">
            <text:p>03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39.97" calcext:value-type="float">
            <text:p>839.9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2479534" calcext:value-type="float">
            <text:p>12479534</text:p>
          </table:table-cell>
          <table:table-cell table:formula="of:=[.A782]/1000/(60*60*24)" office:value-type="time" office:time-value="PT03H27M59.534S" calcext:value-type="time">
            <text:p>03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41.03" calcext:value-type="float">
            <text:p>841.03</text:p>
          </table:table-cell>
          <table:table-cell office:value-type="float" office:value="1029.28" calcext:value-type="float">
            <text:p>1029.28</text:p>
          </table:table-cell>
        </table:table-row>
        <table:table-row table:style-name="ro1">
          <table:table-cell office:value-type="float" office:value="12495534" calcext:value-type="float">
            <text:p>12495534</text:p>
          </table:table-cell>
          <table:table-cell table:formula="of:=[.A783]/1000/(60*60*24)" office:value-type="time" office:time-value="PT03H28M15.534S" calcext:value-type="time">
            <text:p>03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42.1" calcext:value-type="float">
            <text:p>842.1</text:p>
          </table:table-cell>
          <table:table-cell office:value-type="float" office:value="1030.56" calcext:value-type="float">
            <text:p>1030.56</text:p>
          </table:table-cell>
        </table:table-row>
        <table:table-row table:style-name="ro1">
          <table:table-cell office:value-type="float" office:value="12511534" calcext:value-type="float">
            <text:p>12511534</text:p>
          </table:table-cell>
          <table:table-cell table:formula="of:=[.A784]/1000/(60*60*24)" office:value-type="time" office:time-value="PT03H28M31.534S" calcext:value-type="time">
            <text:p>03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43.16" calcext:value-type="float">
            <text:p>843.16</text:p>
          </table:table-cell>
          <table:table-cell office:value-type="float" office:value="1031.83" calcext:value-type="float">
            <text:p>1031.83</text:p>
          </table:table-cell>
        </table:table-row>
        <table:table-row table:style-name="ro1">
          <table:table-cell office:value-type="float" office:value="12527534" calcext:value-type="float">
            <text:p>12527534</text:p>
          </table:table-cell>
          <table:table-cell table:formula="of:=[.A785]/1000/(60*60*24)" office:value-type="time" office:time-value="PT03H28M47.534S" calcext:value-type="time">
            <text:p>03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44.22" calcext:value-type="float">
            <text:p>844.22</text:p>
          </table:table-cell>
          <table:table-cell office:value-type="float" office:value="1033.11" calcext:value-type="float">
            <text:p>1033.11</text:p>
          </table:table-cell>
        </table:table-row>
        <table:table-row table:style-name="ro1">
          <table:table-cell office:value-type="float" office:value="12543534" calcext:value-type="float">
            <text:p>12543534</text:p>
          </table:table-cell>
          <table:table-cell table:formula="of:=[.A786]/1000/(60*60*24)" office:value-type="time" office:time-value="PT03H29M03.534S" calcext:value-type="time">
            <text:p>03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45.28" calcext:value-type="float">
            <text:p>845.28</text:p>
          </table:table-cell>
          <table:table-cell office:value-type="float" office:value="1034.39" calcext:value-type="float">
            <text:p>1034.39</text:p>
          </table:table-cell>
        </table:table-row>
        <table:table-row table:style-name="ro1">
          <table:table-cell office:value-type="float" office:value="12559534" calcext:value-type="float">
            <text:p>12559534</text:p>
          </table:table-cell>
          <table:table-cell table:formula="of:=[.A787]/1000/(60*60*24)" office:value-type="time" office:time-value="PT03H29M19.534S" calcext:value-type="time">
            <text:p>03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46.34" calcext:value-type="float">
            <text:p>846.34</text:p>
          </table:table-cell>
          <table:table-cell office:value-type="float" office:value="1035.67" calcext:value-type="float">
            <text:p>1035.67</text:p>
          </table:table-cell>
        </table:table-row>
        <table:table-row table:style-name="ro1">
          <table:table-cell office:value-type="float" office:value="12575534" calcext:value-type="float">
            <text:p>12575534</text:p>
          </table:table-cell>
          <table:table-cell table:formula="of:=[.A788]/1000/(60*60*24)" office:value-type="time" office:time-value="PT03H29M35.534S" calcext:value-type="time">
            <text:p>03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47.4" calcext:value-type="float">
            <text:p>847.4</text:p>
          </table:table-cell>
          <table:table-cell office:value-type="float" office:value="1036.94" calcext:value-type="float">
            <text:p>1036.94</text:p>
          </table:table-cell>
        </table:table-row>
        <table:table-row table:style-name="ro1">
          <table:table-cell office:value-type="float" office:value="12591534" calcext:value-type="float">
            <text:p>12591534</text:p>
          </table:table-cell>
          <table:table-cell table:formula="of:=[.A789]/1000/(60*60*24)" office:value-type="time" office:time-value="PT03H29M51.534S" calcext:value-type="time">
            <text:p>03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848.46" calcext:value-type="float">
            <text:p>848.46</text:p>
          </table:table-cell>
          <table:table-cell office:value-type="float" office:value="1038.22" calcext:value-type="float">
            <text:p>1038.22</text:p>
          </table:table-cell>
        </table:table-row>
        <table:table-row table:style-name="ro1">
          <table:table-cell office:value-type="float" office:value="12607534" calcext:value-type="float">
            <text:p>12607534</text:p>
          </table:table-cell>
          <table:table-cell table:formula="of:=[.A790]/1000/(60*60*24)" office:value-type="time" office:time-value="PT03H30M07.534S" calcext:value-type="time">
            <text:p>03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49.53" calcext:value-type="float">
            <text:p>849.53</text:p>
          </table:table-cell>
          <table:table-cell office:value-type="float" office:value="1039.5" calcext:value-type="float">
            <text:p>1039.5</text:p>
          </table:table-cell>
        </table:table-row>
        <table:table-row table:style-name="ro1">
          <table:table-cell office:value-type="float" office:value="12623534" calcext:value-type="float">
            <text:p>12623534</text:p>
          </table:table-cell>
          <table:table-cell table:formula="of:=[.A791]/1000/(60*60*24)" office:value-type="time" office:time-value="PT03H30M23.534S" calcext:value-type="time">
            <text:p>03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850.59" calcext:value-type="float">
            <text:p>850.59</text:p>
          </table:table-cell>
          <table:table-cell office:value-type="float" office:value="1040.78" calcext:value-type="float">
            <text:p>1040.78</text:p>
          </table:table-cell>
        </table:table-row>
        <table:table-row table:style-name="ro1">
          <table:table-cell office:value-type="float" office:value="12639534" calcext:value-type="float">
            <text:p>12639534</text:p>
          </table:table-cell>
          <table:table-cell table:formula="of:=[.A792]/1000/(60*60*24)" office:value-type="time" office:time-value="PT03H30M39.534S" calcext:value-type="time">
            <text:p>03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51.65" calcext:value-type="float">
            <text:p>851.65</text:p>
          </table:table-cell>
          <table:table-cell office:value-type="float" office:value="1042.05" calcext:value-type="float">
            <text:p>1042.05</text:p>
          </table:table-cell>
        </table:table-row>
        <table:table-row table:style-name="ro1">
          <table:table-cell office:value-type="float" office:value="12655534" calcext:value-type="float">
            <text:p>12655534</text:p>
          </table:table-cell>
          <table:table-cell table:formula="of:=[.A793]/1000/(60*60*24)" office:value-type="time" office:time-value="PT03H30M55.534S" calcext:value-type="time">
            <text:p>03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52.71" calcext:value-type="float">
            <text:p>852.71</text:p>
          </table:table-cell>
          <table:table-cell office:value-type="float" office:value="1043.33" calcext:value-type="float">
            <text:p>1043.33</text:p>
          </table:table-cell>
        </table:table-row>
        <table:table-row table:style-name="ro1">
          <table:table-cell office:value-type="float" office:value="12671534" calcext:value-type="float">
            <text:p>12671534</text:p>
          </table:table-cell>
          <table:table-cell table:formula="of:=[.A794]/1000/(60*60*24)" office:value-type="time" office:time-value="PT03H31M11.534S" calcext:value-type="time">
            <text:p>03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53.77" calcext:value-type="float">
            <text:p>853.77</text:p>
          </table:table-cell>
          <table:table-cell office:value-type="float" office:value="1044.61" calcext:value-type="float">
            <text:p>1044.61</text:p>
          </table:table-cell>
        </table:table-row>
        <table:table-row table:style-name="ro1">
          <table:table-cell office:value-type="float" office:value="12687534" calcext:value-type="float">
            <text:p>12687534</text:p>
          </table:table-cell>
          <table:table-cell table:formula="of:=[.A795]/1000/(60*60*24)" office:value-type="time" office:time-value="PT03H31M27.534S" calcext:value-type="time">
            <text:p>03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54.83" calcext:value-type="float">
            <text:p>854.83</text:p>
          </table:table-cell>
          <table:table-cell office:value-type="float" office:value="1045.88" calcext:value-type="float">
            <text:p>1045.88</text:p>
          </table:table-cell>
        </table:table-row>
        <table:table-row table:style-name="ro1">
          <table:table-cell office:value-type="float" office:value="12703534" calcext:value-type="float">
            <text:p>12703534</text:p>
          </table:table-cell>
          <table:table-cell table:formula="of:=[.A796]/1000/(60*60*24)" office:value-type="time" office:time-value="PT03H31M43.534S" calcext:value-type="time">
            <text:p>03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55.89" calcext:value-type="float">
            <text:p>855.89</text:p>
          </table:table-cell>
          <table:table-cell office:value-type="float" office:value="1047.16" calcext:value-type="float">
            <text:p>1047.16</text:p>
          </table:table-cell>
        </table:table-row>
        <table:table-row table:style-name="ro1">
          <table:table-cell office:value-type="float" office:value="12719534" calcext:value-type="float">
            <text:p>12719534</text:p>
          </table:table-cell>
          <table:table-cell table:formula="of:=[.A797]/1000/(60*60*24)" office:value-type="time" office:time-value="PT03H31M59.534S" calcext:value-type="time">
            <text:p>03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56.96" calcext:value-type="float">
            <text:p>856.96</text:p>
          </table:table-cell>
          <table:table-cell office:value-type="float" office:value="1048.44" calcext:value-type="float">
            <text:p>1048.44</text:p>
          </table:table-cell>
        </table:table-row>
        <table:table-row table:style-name="ro1">
          <table:table-cell office:value-type="float" office:value="12735534" calcext:value-type="float">
            <text:p>12735534</text:p>
          </table:table-cell>
          <table:table-cell table:formula="of:=[.A798]/1000/(60*60*24)" office:value-type="time" office:time-value="PT03H32M15.534S" calcext:value-type="time">
            <text:p>03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58.02" calcext:value-type="float">
            <text:p>858.02</text:p>
          </table:table-cell>
          <table:table-cell office:value-type="float" office:value="1049.72" calcext:value-type="float">
            <text:p>1049.72</text:p>
          </table:table-cell>
        </table:table-row>
        <table:table-row table:style-name="ro1">
          <table:table-cell office:value-type="float" office:value="12751534" calcext:value-type="float">
            <text:p>12751534</text:p>
          </table:table-cell>
          <table:table-cell table:formula="of:=[.A799]/1000/(60*60*24)" office:value-type="time" office:time-value="PT03H32M31.534S" calcext:value-type="time">
            <text:p>03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59.08" calcext:value-type="float">
            <text:p>859.08</text:p>
          </table:table-cell>
          <table:table-cell office:value-type="float" office:value="1050.99" calcext:value-type="float">
            <text:p>1050.99</text:p>
          </table:table-cell>
        </table:table-row>
        <table:table-row table:style-name="ro1">
          <table:table-cell office:value-type="float" office:value="12767534" calcext:value-type="float">
            <text:p>12767534</text:p>
          </table:table-cell>
          <table:table-cell table:formula="of:=[.A800]/1000/(60*60*24)" office:value-type="time" office:time-value="PT03H32M47.534S" calcext:value-type="time">
            <text:p>03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860.14" calcext:value-type="float">
            <text:p>860.14</text:p>
          </table:table-cell>
          <table:table-cell office:value-type="float" office:value="1052.27" calcext:value-type="float">
            <text:p>1052.27</text:p>
          </table:table-cell>
        </table:table-row>
        <table:table-row table:style-name="ro1">
          <table:table-cell office:value-type="float" office:value="12783534" calcext:value-type="float">
            <text:p>12783534</text:p>
          </table:table-cell>
          <table:table-cell table:formula="of:=[.A801]/1000/(60*60*24)" office:value-type="time" office:time-value="PT03H33M03.534S" calcext:value-type="time">
            <text:p>03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861.2" calcext:value-type="float">
            <text:p>861.2</text:p>
          </table:table-cell>
          <table:table-cell office:value-type="float" office:value="1053.55" calcext:value-type="float">
            <text:p>1053.55</text:p>
          </table:table-cell>
        </table:table-row>
        <table:table-row table:style-name="ro1">
          <table:table-cell office:value-type="float" office:value="12799534" calcext:value-type="float">
            <text:p>12799534</text:p>
          </table:table-cell>
          <table:table-cell table:formula="of:=[.A802]/1000/(60*60*24)" office:value-type="time" office:time-value="PT03H33M19.534S" calcext:value-type="time">
            <text:p>03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862.26" calcext:value-type="float">
            <text:p>862.26</text:p>
          </table:table-cell>
          <table:table-cell office:value-type="float" office:value="1054.83" calcext:value-type="float">
            <text:p>1054.83</text:p>
          </table:table-cell>
        </table:table-row>
        <table:table-row table:style-name="ro1">
          <table:table-cell office:value-type="float" office:value="12815534" calcext:value-type="float">
            <text:p>12815534</text:p>
          </table:table-cell>
          <table:table-cell table:formula="of:=[.A803]/1000/(60*60*24)" office:value-type="time" office:time-value="PT03H33M35.534S" calcext:value-type="time">
            <text:p>03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63.32" calcext:value-type="float">
            <text:p>863.32</text:p>
          </table:table-cell>
          <table:table-cell office:value-type="float" office:value="1056.1" calcext:value-type="float">
            <text:p>1056.1</text:p>
          </table:table-cell>
        </table:table-row>
        <table:table-row table:style-name="ro1">
          <table:table-cell office:value-type="float" office:value="12831534" calcext:value-type="float">
            <text:p>12831534</text:p>
          </table:table-cell>
          <table:table-cell table:formula="of:=[.A804]/1000/(60*60*24)" office:value-type="time" office:time-value="PT03H33M51.534S" calcext:value-type="time">
            <text:p>03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864.38" calcext:value-type="float">
            <text:p>864.38</text:p>
          </table:table-cell>
          <table:table-cell office:value-type="float" office:value="1057.38" calcext:value-type="float">
            <text:p>1057.38</text:p>
          </table:table-cell>
        </table:table-row>
        <table:table-row table:style-name="ro1">
          <table:table-cell office:value-type="float" office:value="12847534" calcext:value-type="float">
            <text:p>12847534</text:p>
          </table:table-cell>
          <table:table-cell table:formula="of:=[.A805]/1000/(60*60*24)" office:value-type="time" office:time-value="PT03H34M07.534S" calcext:value-type="time">
            <text:p>03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65.44" calcext:value-type="float">
            <text:p>865.44</text:p>
          </table:table-cell>
          <table:table-cell office:value-type="float" office:value="1058.66" calcext:value-type="float">
            <text:p>1058.66</text:p>
          </table:table-cell>
        </table:table-row>
        <table:table-row table:style-name="ro1">
          <table:table-cell office:value-type="float" office:value="12863534" calcext:value-type="float">
            <text:p>12863534</text:p>
          </table:table-cell>
          <table:table-cell table:formula="of:=[.A806]/1000/(60*60*24)" office:value-type="time" office:time-value="PT03H34M23.534S" calcext:value-type="time">
            <text:p>03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66.5" calcext:value-type="float">
            <text:p>866.5</text:p>
          </table:table-cell>
          <table:table-cell office:value-type="float" office:value="1059.94" calcext:value-type="float">
            <text:p>1059.94</text:p>
          </table:table-cell>
        </table:table-row>
        <table:table-row table:style-name="ro1">
          <table:table-cell office:value-type="float" office:value="12879534" calcext:value-type="float">
            <text:p>12879534</text:p>
          </table:table-cell>
          <table:table-cell table:formula="of:=[.A807]/1000/(60*60*24)" office:value-type="time" office:time-value="PT03H34M39.534S" calcext:value-type="time">
            <text:p>03:3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67.57" calcext:value-type="float">
            <text:p>867.57</text:p>
          </table:table-cell>
          <table:table-cell office:value-type="float" office:value="1061.21" calcext:value-type="float">
            <text:p>1061.21</text:p>
          </table:table-cell>
        </table:table-row>
        <table:table-row table:style-name="ro1">
          <table:table-cell office:value-type="float" office:value="12895534" calcext:value-type="float">
            <text:p>12895534</text:p>
          </table:table-cell>
          <table:table-cell table:formula="of:=[.A808]/1000/(60*60*24)" office:value-type="time" office:time-value="PT03H34M55.534S" calcext:value-type="time">
            <text:p>03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68.63" calcext:value-type="float">
            <text:p>868.63</text:p>
          </table:table-cell>
          <table:table-cell office:value-type="float" office:value="1062.49" calcext:value-type="float">
            <text:p>1062.49</text:p>
          </table:table-cell>
        </table:table-row>
        <table:table-row table:style-name="ro1">
          <table:table-cell office:value-type="float" office:value="12911534" calcext:value-type="float">
            <text:p>12911534</text:p>
          </table:table-cell>
          <table:table-cell table:formula="of:=[.A809]/1000/(60*60*24)" office:value-type="time" office:time-value="PT03H35M11.534S" calcext:value-type="time">
            <text:p>03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69.69" calcext:value-type="float">
            <text:p>869.69</text:p>
          </table:table-cell>
          <table:table-cell office:value-type="float" office:value="1063.77" calcext:value-type="float">
            <text:p>1063.77</text:p>
          </table:table-cell>
        </table:table-row>
        <table:table-row table:style-name="ro1">
          <table:table-cell office:value-type="float" office:value="12927534" calcext:value-type="float">
            <text:p>12927534</text:p>
          </table:table-cell>
          <table:table-cell table:formula="of:=[.A810]/1000/(60*60*24)" office:value-type="time" office:time-value="PT03H35M27.534S" calcext:value-type="time">
            <text:p>03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70.75" calcext:value-type="float">
            <text:p>870.75</text:p>
          </table:table-cell>
          <table:table-cell office:value-type="float" office:value="1065.04" calcext:value-type="float">
            <text:p>1065.04</text:p>
          </table:table-cell>
        </table:table-row>
        <table:table-row table:style-name="ro1">
          <table:table-cell office:value-type="float" office:value="12943534" calcext:value-type="float">
            <text:p>12943534</text:p>
          </table:table-cell>
          <table:table-cell table:formula="of:=[.A811]/1000/(60*60*24)" office:value-type="time" office:time-value="PT03H35M43.534S" calcext:value-type="time">
            <text:p>03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71.81" calcext:value-type="float">
            <text:p>871.81</text:p>
          </table:table-cell>
          <table:table-cell office:value-type="float" office:value="1066.32" calcext:value-type="float">
            <text:p>1066.32</text:p>
          </table:table-cell>
        </table:table-row>
        <table:table-row table:style-name="ro1">
          <table:table-cell office:value-type="float" office:value="12959534" calcext:value-type="float">
            <text:p>12959534</text:p>
          </table:table-cell>
          <table:table-cell table:formula="of:=[.A812]/1000/(60*60*24)" office:value-type="time" office:time-value="PT03H35M59.534S" calcext:value-type="time">
            <text:p>03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72.87" calcext:value-type="float">
            <text:p>872.87</text:p>
          </table:table-cell>
          <table:table-cell office:value-type="float" office:value="1067.6" calcext:value-type="float">
            <text:p>1067.6</text:p>
          </table:table-cell>
        </table:table-row>
        <table:table-row table:style-name="ro1">
          <table:table-cell office:value-type="float" office:value="12975534" calcext:value-type="float">
            <text:p>12975534</text:p>
          </table:table-cell>
          <table:table-cell table:formula="of:=[.A813]/1000/(60*60*24)" office:value-type="time" office:time-value="PT03H36M15.534S" calcext:value-type="time">
            <text:p>03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73.93" calcext:value-type="float">
            <text:p>873.93</text:p>
          </table:table-cell>
          <table:table-cell office:value-type="float" office:value="1068.87" calcext:value-type="float">
            <text:p>1068.87</text:p>
          </table:table-cell>
        </table:table-row>
        <table:table-row table:style-name="ro1">
          <table:table-cell office:value-type="float" office:value="12991534" calcext:value-type="float">
            <text:p>12991534</text:p>
          </table:table-cell>
          <table:table-cell table:formula="of:=[.A814]/1000/(60*60*24)" office:value-type="time" office:time-value="PT03H36M31.534S" calcext:value-type="time">
            <text:p>03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74.99" calcext:value-type="float">
            <text:p>874.99</text:p>
          </table:table-cell>
          <table:table-cell office:value-type="float" office:value="1070.15" calcext:value-type="float">
            <text:p>1070.15</text:p>
          </table:table-cell>
        </table:table-row>
        <table:table-row table:style-name="ro1">
          <table:table-cell office:value-type="float" office:value="13007534" calcext:value-type="float">
            <text:p>13007534</text:p>
          </table:table-cell>
          <table:table-cell table:formula="of:=[.A815]/1000/(60*60*24)" office:value-type="time" office:time-value="PT03H36M47.534S" calcext:value-type="time">
            <text:p>03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76.05" calcext:value-type="float">
            <text:p>876.05</text:p>
          </table:table-cell>
          <table:table-cell office:value-type="float" office:value="1071.43" calcext:value-type="float">
            <text:p>1071.43</text:p>
          </table:table-cell>
        </table:table-row>
        <table:table-row table:style-name="ro1">
          <table:table-cell office:value-type="float" office:value="13023534" calcext:value-type="float">
            <text:p>13023534</text:p>
          </table:table-cell>
          <table:table-cell table:formula="of:=[.A816]/1000/(60*60*24)" office:value-type="time" office:time-value="PT03H37M03.534S" calcext:value-type="time">
            <text:p>03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77.11" calcext:value-type="float">
            <text:p>877.11</text:p>
          </table:table-cell>
          <table:table-cell office:value-type="float" office:value="1072.71" calcext:value-type="float">
            <text:p>1072.71</text:p>
          </table:table-cell>
        </table:table-row>
        <table:table-row table:style-name="ro1">
          <table:table-cell office:value-type="float" office:value="13039534" calcext:value-type="float">
            <text:p>13039534</text:p>
          </table:table-cell>
          <table:table-cell table:formula="of:=[.A817]/1000/(60*60*24)" office:value-type="time" office:time-value="PT03H37M19.534S" calcext:value-type="time">
            <text:p>03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78.17" calcext:value-type="float">
            <text:p>878.17</text:p>
          </table:table-cell>
          <table:table-cell office:value-type="float" office:value="1073.98" calcext:value-type="float">
            <text:p>1073.98</text:p>
          </table:table-cell>
        </table:table-row>
        <table:table-row table:style-name="ro1">
          <table:table-cell office:value-type="float" office:value="13055534" calcext:value-type="float">
            <text:p>13055534</text:p>
          </table:table-cell>
          <table:table-cell table:formula="of:=[.A818]/1000/(60*60*24)" office:value-type="time" office:time-value="PT03H37M35.534S" calcext:value-type="time">
            <text:p>03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79.23" calcext:value-type="float">
            <text:p>879.23</text:p>
          </table:table-cell>
          <table:table-cell office:value-type="float" office:value="1075.26" calcext:value-type="float">
            <text:p>1075.26</text:p>
          </table:table-cell>
        </table:table-row>
        <table:table-row table:style-name="ro1">
          <table:table-cell office:value-type="float" office:value="13071534" calcext:value-type="float">
            <text:p>13071534</text:p>
          </table:table-cell>
          <table:table-cell table:formula="of:=[.A819]/1000/(60*60*24)" office:value-type="time" office:time-value="PT03H37M51.534S" calcext:value-type="time">
            <text:p>03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880.29" calcext:value-type="float">
            <text:p>880.29</text:p>
          </table:table-cell>
          <table:table-cell office:value-type="float" office:value="1076.54" calcext:value-type="float">
            <text:p>1076.54</text:p>
          </table:table-cell>
        </table:table-row>
        <table:table-row table:style-name="ro1">
          <table:table-cell office:value-type="float" office:value="13087534" calcext:value-type="float">
            <text:p>13087534</text:p>
          </table:table-cell>
          <table:table-cell table:formula="of:=[.A820]/1000/(60*60*24)" office:value-type="time" office:time-value="PT03H38M07.534S" calcext:value-type="time">
            <text:p>03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81.35" calcext:value-type="float">
            <text:p>881.35</text:p>
          </table:table-cell>
          <table:table-cell office:value-type="float" office:value="1077.81" calcext:value-type="float">
            <text:p>1077.81</text:p>
          </table:table-cell>
        </table:table-row>
        <table:table-row table:style-name="ro1">
          <table:table-cell office:value-type="float" office:value="13103534" calcext:value-type="float">
            <text:p>13103534</text:p>
          </table:table-cell>
          <table:table-cell table:formula="of:=[.A821]/1000/(60*60*24)" office:value-type="time" office:time-value="PT03H38M23.534S" calcext:value-type="time">
            <text:p>03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82.41" calcext:value-type="float">
            <text:p>882.41</text:p>
          </table:table-cell>
          <table:table-cell office:value-type="float" office:value="1079.09" calcext:value-type="float">
            <text:p>1079.09</text:p>
          </table:table-cell>
        </table:table-row>
        <table:table-row table:style-name="ro1">
          <table:table-cell office:value-type="float" office:value="13119534" calcext:value-type="float">
            <text:p>13119534</text:p>
          </table:table-cell>
          <table:table-cell table:formula="of:=[.A822]/1000/(60*60*24)" office:value-type="time" office:time-value="PT03H38M39.534S" calcext:value-type="time">
            <text:p>03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83.47" calcext:value-type="float">
            <text:p>883.47</text:p>
          </table:table-cell>
          <table:table-cell office:value-type="float" office:value="1080.37" calcext:value-type="float">
            <text:p>1080.37</text:p>
          </table:table-cell>
        </table:table-row>
        <table:table-row table:style-name="ro1">
          <table:table-cell office:value-type="float" office:value="13135534" calcext:value-type="float">
            <text:p>13135534</text:p>
          </table:table-cell>
          <table:table-cell table:formula="of:=[.A823]/1000/(60*60*24)" office:value-type="time" office:time-value="PT03H38M55.534S" calcext:value-type="time">
            <text:p>03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884.53" calcext:value-type="float">
            <text:p>884.53</text:p>
          </table:table-cell>
          <table:table-cell office:value-type="float" office:value="1081.64" calcext:value-type="float">
            <text:p>1081.64</text:p>
          </table:table-cell>
        </table:table-row>
        <table:table-row table:style-name="ro1">
          <table:table-cell office:value-type="float" office:value="13151534" calcext:value-type="float">
            <text:p>13151534</text:p>
          </table:table-cell>
          <table:table-cell table:formula="of:=[.A824]/1000/(60*60*24)" office:value-type="time" office:time-value="PT03H39M11.534S" calcext:value-type="time">
            <text:p>03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85.59" calcext:value-type="float">
            <text:p>885.59</text:p>
          </table:table-cell>
          <table:table-cell office:value-type="float" office:value="1082.92" calcext:value-type="float">
            <text:p>1082.92</text:p>
          </table:table-cell>
        </table:table-row>
        <table:table-row table:style-name="ro1">
          <table:table-cell office:value-type="float" office:value="13167534" calcext:value-type="float">
            <text:p>13167534</text:p>
          </table:table-cell>
          <table:table-cell table:formula="of:=[.A825]/1000/(60*60*24)" office:value-type="time" office:time-value="PT03H39M27.534S" calcext:value-type="time">
            <text:p>03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86.66" calcext:value-type="float">
            <text:p>886.66</text:p>
          </table:table-cell>
          <table:table-cell office:value-type="float" office:value="1084.2" calcext:value-type="float">
            <text:p>1084.2</text:p>
          </table:table-cell>
        </table:table-row>
        <table:table-row table:style-name="ro1">
          <table:table-cell office:value-type="float" office:value="13183534" calcext:value-type="float">
            <text:p>13183534</text:p>
          </table:table-cell>
          <table:table-cell table:formula="of:=[.A826]/1000/(60*60*24)" office:value-type="time" office:time-value="PT03H39M43.534S" calcext:value-type="time">
            <text:p>03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87.72" calcext:value-type="float">
            <text:p>887.72</text:p>
          </table:table-cell>
          <table:table-cell office:value-type="float" office:value="1085.48" calcext:value-type="float">
            <text:p>1085.48</text:p>
          </table:table-cell>
        </table:table-row>
        <table:table-row table:style-name="ro1">
          <table:table-cell office:value-type="float" office:value="13199534" calcext:value-type="float">
            <text:p>13199534</text:p>
          </table:table-cell>
          <table:table-cell table:formula="of:=[.A827]/1000/(60*60*24)" office:value-type="time" office:time-value="PT03H39M59.534S" calcext:value-type="time">
            <text:p>03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88.78" calcext:value-type="float">
            <text:p>888.78</text:p>
          </table:table-cell>
          <table:table-cell office:value-type="float" office:value="1086.75" calcext:value-type="float">
            <text:p>1086.75</text:p>
          </table:table-cell>
        </table:table-row>
        <table:table-row table:style-name="ro1">
          <table:table-cell office:value-type="float" office:value="13215534" calcext:value-type="float">
            <text:p>13215534</text:p>
          </table:table-cell>
          <table:table-cell table:formula="of:=[.A828]/1000/(60*60*24)" office:value-type="time" office:time-value="PT03H40M15.534S" calcext:value-type="time">
            <text:p>03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89.84" calcext:value-type="float">
            <text:p>889.84</text:p>
          </table:table-cell>
          <table:table-cell office:value-type="float" office:value="1088.03" calcext:value-type="float">
            <text:p>1088.03</text:p>
          </table:table-cell>
        </table:table-row>
        <table:table-row table:style-name="ro1">
          <table:table-cell office:value-type="float" office:value="13231534" calcext:value-type="float">
            <text:p>13231534</text:p>
          </table:table-cell>
          <table:table-cell table:formula="of:=[.A829]/1000/(60*60*24)" office:value-type="time" office:time-value="PT03H40M31.534S" calcext:value-type="time">
            <text:p>03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90.9" calcext:value-type="float">
            <text:p>890.9</text:p>
          </table:table-cell>
          <table:table-cell office:value-type="float" office:value="1089.31" calcext:value-type="float">
            <text:p>1089.31</text:p>
          </table:table-cell>
        </table:table-row>
        <table:table-row table:style-name="ro1">
          <table:table-cell office:value-type="float" office:value="13247534" calcext:value-type="float">
            <text:p>13247534</text:p>
          </table:table-cell>
          <table:table-cell table:formula="of:=[.A830]/1000/(60*60*24)" office:value-type="time" office:time-value="PT03H40M47.534S" calcext:value-type="time">
            <text:p>03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91.96" calcext:value-type="float">
            <text:p>891.96</text:p>
          </table:table-cell>
          <table:table-cell office:value-type="float" office:value="1090.58" calcext:value-type="float">
            <text:p>1090.58</text:p>
          </table:table-cell>
        </table:table-row>
        <table:table-row table:style-name="ro1">
          <table:table-cell office:value-type="float" office:value="13263534" calcext:value-type="float">
            <text:p>13263534</text:p>
          </table:table-cell>
          <table:table-cell table:formula="of:=[.A831]/1000/(60*60*24)" office:value-type="time" office:time-value="PT03H41M03.534S" calcext:value-type="time">
            <text:p>03:4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893.02" calcext:value-type="float">
            <text:p>893.02</text:p>
          </table:table-cell>
          <table:table-cell office:value-type="float" office:value="1091.86" calcext:value-type="float">
            <text:p>1091.86</text:p>
          </table:table-cell>
        </table:table-row>
        <table:table-row table:style-name="ro1">
          <table:table-cell office:value-type="float" office:value="13279534" calcext:value-type="float">
            <text:p>13279534</text:p>
          </table:table-cell>
          <table:table-cell table:formula="of:=[.A832]/1000/(60*60*24)" office:value-type="time" office:time-value="PT03H41M19.534S" calcext:value-type="time">
            <text:p>03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94.08" calcext:value-type="float">
            <text:p>894.08</text:p>
          </table:table-cell>
          <table:table-cell office:value-type="float" office:value="1093.13" calcext:value-type="float">
            <text:p>1093.13</text:p>
          </table:table-cell>
        </table:table-row>
        <table:table-row table:style-name="ro1">
          <table:table-cell office:value-type="float" office:value="13295534" calcext:value-type="float">
            <text:p>13295534</text:p>
          </table:table-cell>
          <table:table-cell table:formula="of:=[.A833]/1000/(60*60*24)" office:value-type="time" office:time-value="PT03H41M35.534S" calcext:value-type="time">
            <text:p>03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95.14" calcext:value-type="float">
            <text:p>895.14</text:p>
          </table:table-cell>
          <table:table-cell office:value-type="float" office:value="1094.41" calcext:value-type="float">
            <text:p>1094.41</text:p>
          </table:table-cell>
        </table:table-row>
        <table:table-row table:style-name="ro1">
          <table:table-cell office:value-type="float" office:value="13311534" calcext:value-type="float">
            <text:p>13311534</text:p>
          </table:table-cell>
          <table:table-cell table:formula="of:=[.A834]/1000/(60*60*24)" office:value-type="time" office:time-value="PT03H41M51.534S" calcext:value-type="time">
            <text:p>03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96.2" calcext:value-type="float">
            <text:p>896.2</text:p>
          </table:table-cell>
          <table:table-cell office:value-type="float" office:value="1095.69" calcext:value-type="float">
            <text:p>1095.69</text:p>
          </table:table-cell>
        </table:table-row>
        <table:table-row table:style-name="ro1">
          <table:table-cell office:value-type="float" office:value="13327534" calcext:value-type="float">
            <text:p>13327534</text:p>
          </table:table-cell>
          <table:table-cell table:formula="of:=[.A835]/1000/(60*60*24)" office:value-type="time" office:time-value="PT03H42M07.534S" calcext:value-type="time">
            <text:p>03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897.26" calcext:value-type="float">
            <text:p>897.26</text:p>
          </table:table-cell>
          <table:table-cell office:value-type="float" office:value="1096.96" calcext:value-type="float">
            <text:p>1096.96</text:p>
          </table:table-cell>
        </table:table-row>
        <table:table-row table:style-name="ro1">
          <table:table-cell office:value-type="float" office:value="13343534" calcext:value-type="float">
            <text:p>13343534</text:p>
          </table:table-cell>
          <table:table-cell table:formula="of:=[.A836]/1000/(60*60*24)" office:value-type="time" office:time-value="PT03H42M23.534S" calcext:value-type="time">
            <text:p>03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898.32" calcext:value-type="float">
            <text:p>898.32</text:p>
          </table:table-cell>
          <table:table-cell office:value-type="float" office:value="1098.24" calcext:value-type="float">
            <text:p>1098.24</text:p>
          </table:table-cell>
        </table:table-row>
        <table:table-row table:style-name="ro1">
          <table:table-cell office:value-type="float" office:value="13359534" calcext:value-type="float">
            <text:p>13359534</text:p>
          </table:table-cell>
          <table:table-cell table:formula="of:=[.A837]/1000/(60*60*24)" office:value-type="time" office:time-value="PT03H42M39.534S" calcext:value-type="time">
            <text:p>03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899.38" calcext:value-type="float">
            <text:p>899.38</text:p>
          </table:table-cell>
          <table:table-cell office:value-type="float" office:value="1099.52" calcext:value-type="float">
            <text:p>1099.52</text:p>
          </table:table-cell>
        </table:table-row>
        <table:table-row table:style-name="ro1">
          <table:table-cell office:value-type="float" office:value="13375534" calcext:value-type="float">
            <text:p>13375534</text:p>
          </table:table-cell>
          <table:table-cell table:formula="of:=[.A838]/1000/(60*60*24)" office:value-type="time" office:time-value="PT03H42M55.534S" calcext:value-type="time">
            <text:p>03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00.44" calcext:value-type="float">
            <text:p>900.44</text:p>
          </table:table-cell>
          <table:table-cell office:value-type="float" office:value="1100.79" calcext:value-type="float">
            <text:p>1100.79</text:p>
          </table:table-cell>
        </table:table-row>
        <table:table-row table:style-name="ro1">
          <table:table-cell office:value-type="float" office:value="13391534" calcext:value-type="float">
            <text:p>13391534</text:p>
          </table:table-cell>
          <table:table-cell table:formula="of:=[.A839]/1000/(60*60*24)" office:value-type="time" office:time-value="PT03H43M11.534S" calcext:value-type="time">
            <text:p>03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01.5" calcext:value-type="float">
            <text:p>901.5</text:p>
          </table:table-cell>
          <table:table-cell office:value-type="float" office:value="1102.07" calcext:value-type="float">
            <text:p>1102.07</text:p>
          </table:table-cell>
        </table:table-row>
        <table:table-row table:style-name="ro1">
          <table:table-cell office:value-type="float" office:value="13407534" calcext:value-type="float">
            <text:p>13407534</text:p>
          </table:table-cell>
          <table:table-cell table:formula="of:=[.A840]/1000/(60*60*24)" office:value-type="time" office:time-value="PT03H43M27.534S" calcext:value-type="time">
            <text:p>03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02.56" calcext:value-type="float">
            <text:p>902.56</text:p>
          </table:table-cell>
          <table:table-cell office:value-type="float" office:value="1103.34" calcext:value-type="float">
            <text:p>1103.34</text:p>
          </table:table-cell>
        </table:table-row>
        <table:table-row table:style-name="ro1">
          <table:table-cell office:value-type="float" office:value="13423534" calcext:value-type="float">
            <text:p>13423534</text:p>
          </table:table-cell>
          <table:table-cell table:formula="of:=[.A841]/1000/(60*60*24)" office:value-type="time" office:time-value="PT03H43M43.534S" calcext:value-type="time">
            <text:p>03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03.62" calcext:value-type="float">
            <text:p>903.62</text:p>
          </table:table-cell>
          <table:table-cell office:value-type="float" office:value="1104.62" calcext:value-type="float">
            <text:p>1104.62</text:p>
          </table:table-cell>
        </table:table-row>
        <table:table-row table:style-name="ro1">
          <table:table-cell office:value-type="float" office:value="13439534" calcext:value-type="float">
            <text:p>13439534</text:p>
          </table:table-cell>
          <table:table-cell table:formula="of:=[.A842]/1000/(60*60*24)" office:value-type="time" office:time-value="PT03H43M59.534S" calcext:value-type="time">
            <text:p>03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904.68" calcext:value-type="float">
            <text:p>904.68</text:p>
          </table:table-cell>
          <table:table-cell office:value-type="float" office:value="1105.9" calcext:value-type="float">
            <text:p>1105.9</text:p>
          </table:table-cell>
        </table:table-row>
        <table:table-row table:style-name="ro1">
          <table:table-cell office:value-type="float" office:value="13455534" calcext:value-type="float">
            <text:p>13455534</text:p>
          </table:table-cell>
          <table:table-cell table:formula="of:=[.A843]/1000/(60*60*24)" office:value-type="time" office:time-value="PT03H44M15.534S" calcext:value-type="time">
            <text:p>03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05.74" calcext:value-type="float">
            <text:p>905.74</text:p>
          </table:table-cell>
          <table:table-cell office:value-type="float" office:value="1107.17" calcext:value-type="float">
            <text:p>1107.17</text:p>
          </table:table-cell>
        </table:table-row>
        <table:table-row table:style-name="ro1">
          <table:table-cell office:value-type="float" office:value="13471534" calcext:value-type="float">
            <text:p>13471534</text:p>
          </table:table-cell>
          <table:table-cell table:formula="of:=[.A844]/1000/(60*60*24)" office:value-type="time" office:time-value="PT03H44M31.534S" calcext:value-type="time">
            <text:p>03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06.8" calcext:value-type="float">
            <text:p>906.8</text:p>
          </table:table-cell>
          <table:table-cell office:value-type="float" office:value="1108.45" calcext:value-type="float">
            <text:p>1108.45</text:p>
          </table:table-cell>
        </table:table-row>
        <table:table-row table:style-name="ro1">
          <table:table-cell office:value-type="float" office:value="13487534" calcext:value-type="float">
            <text:p>13487534</text:p>
          </table:table-cell>
          <table:table-cell table:formula="of:=[.A845]/1000/(60*60*24)" office:value-type="time" office:time-value="PT03H44M47.534S" calcext:value-type="time">
            <text:p>03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07.86" calcext:value-type="float">
            <text:p>907.86</text:p>
          </table:table-cell>
          <table:table-cell office:value-type="float" office:value="1109.72" calcext:value-type="float">
            <text:p>1109.72</text:p>
          </table:table-cell>
        </table:table-row>
        <table:table-row table:style-name="ro1">
          <table:table-cell office:value-type="float" office:value="13503534" calcext:value-type="float">
            <text:p>13503534</text:p>
          </table:table-cell>
          <table:table-cell table:formula="of:=[.A846]/1000/(60*60*24)" office:value-type="time" office:time-value="PT03H45M03.534S" calcext:value-type="time">
            <text:p>03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08.92" calcext:value-type="float">
            <text:p>908.9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3519534" calcext:value-type="float">
            <text:p>13519534</text:p>
          </table:table-cell>
          <table:table-cell table:formula="of:=[.A847]/1000/(60*60*24)" office:value-type="time" office:time-value="PT03H45M19.534S" calcext:value-type="time">
            <text:p>03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09.98" calcext:value-type="float">
            <text:p>909.98</text:p>
          </table:table-cell>
          <table:table-cell office:value-type="float" office:value="1112.27" calcext:value-type="float">
            <text:p>1112.27</text:p>
          </table:table-cell>
        </table:table-row>
        <table:table-row table:style-name="ro1">
          <table:table-cell office:value-type="float" office:value="13535534" calcext:value-type="float">
            <text:p>13535534</text:p>
          </table:table-cell>
          <table:table-cell table:formula="of:=[.A848]/1000/(60*60*24)" office:value-type="time" office:time-value="PT03H45M35.534S" calcext:value-type="time">
            <text:p>03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11.04" calcext:value-type="float">
            <text:p>911.04</text:p>
          </table:table-cell>
          <table:table-cell office:value-type="float" office:value="1113.55" calcext:value-type="float">
            <text:p>1113.55</text:p>
          </table:table-cell>
        </table:table-row>
        <table:table-row table:style-name="ro1">
          <table:table-cell office:value-type="float" office:value="13551534" calcext:value-type="float">
            <text:p>13551534</text:p>
          </table:table-cell>
          <table:table-cell table:formula="of:=[.A849]/1000/(60*60*24)" office:value-type="time" office:time-value="PT03H45M51.534S" calcext:value-type="time">
            <text:p>03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12.1" calcext:value-type="float">
            <text:p>912.1</text:p>
          </table:table-cell>
          <table:table-cell office:value-type="float" office:value="1114.82" calcext:value-type="float">
            <text:p>1114.82</text:p>
          </table:table-cell>
        </table:table-row>
        <table:table-row table:style-name="ro1">
          <table:table-cell office:value-type="float" office:value="13567534" calcext:value-type="float">
            <text:p>13567534</text:p>
          </table:table-cell>
          <table:table-cell table:formula="of:=[.A850]/1000/(60*60*24)" office:value-type="time" office:time-value="PT03H46M07.534S" calcext:value-type="time">
            <text:p>03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13.16" calcext:value-type="float">
            <text:p>913.16</text:p>
          </table:table-cell>
          <table:table-cell office:value-type="float" office:value="1116.1" calcext:value-type="float">
            <text:p>1116.1</text:p>
          </table:table-cell>
        </table:table-row>
        <table:table-row table:style-name="ro1">
          <table:table-cell office:value-type="float" office:value="13583534" calcext:value-type="float">
            <text:p>13583534</text:p>
          </table:table-cell>
          <table:table-cell table:formula="of:=[.A851]/1000/(60*60*24)" office:value-type="time" office:time-value="PT03H46M23.534S" calcext:value-type="time">
            <text:p>03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14.22" calcext:value-type="float">
            <text:p>914.22</text:p>
          </table:table-cell>
          <table:table-cell office:value-type="float" office:value="1117.37" calcext:value-type="float">
            <text:p>1117.37</text:p>
          </table:table-cell>
        </table:table-row>
        <table:table-row table:style-name="ro1">
          <table:table-cell office:value-type="float" office:value="13599534" calcext:value-type="float">
            <text:p>13599534</text:p>
          </table:table-cell>
          <table:table-cell table:formula="of:=[.A852]/1000/(60*60*24)" office:value-type="time" office:time-value="PT03H46M39.534S" calcext:value-type="time">
            <text:p>03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15.28" calcext:value-type="float">
            <text:p>915.28</text:p>
          </table:table-cell>
          <table:table-cell office:value-type="float" office:value="1118.65" calcext:value-type="float">
            <text:p>1118.65</text:p>
          </table:table-cell>
        </table:table-row>
        <table:table-row table:style-name="ro1">
          <table:table-cell office:value-type="float" office:value="13615534" calcext:value-type="float">
            <text:p>13615534</text:p>
          </table:table-cell>
          <table:table-cell table:formula="of:=[.A853]/1000/(60*60*24)" office:value-type="time" office:time-value="PT03H46M55.534S" calcext:value-type="time">
            <text:p>03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16.34" calcext:value-type="float">
            <text:p>916.34</text:p>
          </table:table-cell>
          <table:table-cell office:value-type="float" office:value="1119.92" calcext:value-type="float">
            <text:p>1119.92</text:p>
          </table:table-cell>
        </table:table-row>
        <table:table-row table:style-name="ro1">
          <table:table-cell office:value-type="float" office:value="13631534" calcext:value-type="float">
            <text:p>13631534</text:p>
          </table:table-cell>
          <table:table-cell table:formula="of:=[.A854]/1000/(60*60*24)" office:value-type="time" office:time-value="PT03H47M11.534S" calcext:value-type="time">
            <text:p>03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17.4" calcext:value-type="float">
            <text:p>917.4</text:p>
          </table:table-cell>
          <table:table-cell office:value-type="float" office:value="1121.19" calcext:value-type="float">
            <text:p>1121.19</text:p>
          </table:table-cell>
        </table:table-row>
        <table:table-row table:style-name="ro1">
          <table:table-cell office:value-type="float" office:value="13647534" calcext:value-type="float">
            <text:p>13647534</text:p>
          </table:table-cell>
          <table:table-cell table:formula="of:=[.A855]/1000/(60*60*24)" office:value-type="time" office:time-value="PT03H47M27.534S" calcext:value-type="time">
            <text:p>03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18.46" calcext:value-type="float">
            <text:p>918.46</text:p>
          </table:table-cell>
          <table:table-cell office:value-type="float" office:value="1122.47" calcext:value-type="float">
            <text:p>1122.47</text:p>
          </table:table-cell>
        </table:table-row>
        <table:table-row table:style-name="ro1">
          <table:table-cell office:value-type="float" office:value="13663534" calcext:value-type="float">
            <text:p>13663534</text:p>
          </table:table-cell>
          <table:table-cell table:formula="of:=[.A856]/1000/(60*60*24)" office:value-type="time" office:time-value="PT03H47M43.534S" calcext:value-type="time">
            <text:p>03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19.52" calcext:value-type="float">
            <text:p>919.52</text:p>
          </table:table-cell>
          <table:table-cell office:value-type="float" office:value="1123.74" calcext:value-type="float">
            <text:p>1123.74</text:p>
          </table:table-cell>
        </table:table-row>
        <table:table-row table:style-name="ro1">
          <table:table-cell office:value-type="float" office:value="13679534" calcext:value-type="float">
            <text:p>13679534</text:p>
          </table:table-cell>
          <table:table-cell table:formula="of:=[.A857]/1000/(60*60*24)" office:value-type="time" office:time-value="PT03H47M59.534S" calcext:value-type="time">
            <text:p>03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20.58" calcext:value-type="float">
            <text:p>920.58</text:p>
          </table:table-cell>
          <table:table-cell office:value-type="float" office:value="1125.02" calcext:value-type="float">
            <text:p>1125.02</text:p>
          </table:table-cell>
        </table:table-row>
        <table:table-row table:style-name="ro1">
          <table:table-cell office:value-type="float" office:value="13695534" calcext:value-type="float">
            <text:p>13695534</text:p>
          </table:table-cell>
          <table:table-cell table:formula="of:=[.A858]/1000/(60*60*24)" office:value-type="time" office:time-value="PT03H48M15.534S" calcext:value-type="time">
            <text:p>03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21.64" calcext:value-type="float">
            <text:p>921.64</text:p>
          </table:table-cell>
          <table:table-cell office:value-type="float" office:value="1126.29" calcext:value-type="float">
            <text:p>1126.29</text:p>
          </table:table-cell>
        </table:table-row>
        <table:table-row table:style-name="ro1">
          <table:table-cell office:value-type="float" office:value="13711534" calcext:value-type="float">
            <text:p>13711534</text:p>
          </table:table-cell>
          <table:table-cell table:formula="of:=[.A859]/1000/(60*60*24)" office:value-type="time" office:time-value="PT03H48M31.534S" calcext:value-type="time">
            <text:p>03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22.7" calcext:value-type="float">
            <text:p>922.7</text:p>
          </table:table-cell>
          <table:table-cell office:value-type="float" office:value="1127.57" calcext:value-type="float">
            <text:p>1127.57</text:p>
          </table:table-cell>
        </table:table-row>
        <table:table-row table:style-name="ro1">
          <table:table-cell office:value-type="float" office:value="13727534" calcext:value-type="float">
            <text:p>13727534</text:p>
          </table:table-cell>
          <table:table-cell table:formula="of:=[.A860]/1000/(60*60*24)" office:value-type="time" office:time-value="PT03H48M47.534S" calcext:value-type="time">
            <text:p>03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23.76" calcext:value-type="float">
            <text:p>923.76</text:p>
          </table:table-cell>
          <table:table-cell office:value-type="float" office:value="1128.84" calcext:value-type="float">
            <text:p>1128.84</text:p>
          </table:table-cell>
        </table:table-row>
        <table:table-row table:style-name="ro1">
          <table:table-cell office:value-type="float" office:value="13743534" calcext:value-type="float">
            <text:p>13743534</text:p>
          </table:table-cell>
          <table:table-cell table:formula="of:=[.A861]/1000/(60*60*24)" office:value-type="time" office:time-value="PT03H49M03.534S" calcext:value-type="time">
            <text:p>03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24.82" calcext:value-type="float">
            <text:p>924.82</text:p>
          </table:table-cell>
          <table:table-cell office:value-type="float" office:value="1130.11" calcext:value-type="float">
            <text:p>1130.11</text:p>
          </table:table-cell>
        </table:table-row>
        <table:table-row table:style-name="ro1">
          <table:table-cell office:value-type="float" office:value="13759534" calcext:value-type="float">
            <text:p>13759534</text:p>
          </table:table-cell>
          <table:table-cell table:formula="of:=[.A862]/1000/(60*60*24)" office:value-type="time" office:time-value="PT03H49M19.534S" calcext:value-type="time">
            <text:p>03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25.88" calcext:value-type="float">
            <text:p>925.88</text:p>
          </table:table-cell>
          <table:table-cell office:value-type="float" office:value="1131.39" calcext:value-type="float">
            <text:p>1131.39</text:p>
          </table:table-cell>
        </table:table-row>
        <table:table-row table:style-name="ro1">
          <table:table-cell office:value-type="float" office:value="13775534" calcext:value-type="float">
            <text:p>13775534</text:p>
          </table:table-cell>
          <table:table-cell table:formula="of:=[.A863]/1000/(60*60*24)" office:value-type="time" office:time-value="PT03H49M35.534S" calcext:value-type="time">
            <text:p>03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26.94" calcext:value-type="float">
            <text:p>926.94</text:p>
          </table:table-cell>
          <table:table-cell office:value-type="float" office:value="1132.66" calcext:value-type="float">
            <text:p>1132.66</text:p>
          </table:table-cell>
        </table:table-row>
        <table:table-row table:style-name="ro1">
          <table:table-cell office:value-type="float" office:value="13791534" calcext:value-type="float">
            <text:p>13791534</text:p>
          </table:table-cell>
          <table:table-cell table:formula="of:=[.A864]/1000/(60*60*24)" office:value-type="time" office:time-value="PT03H49M51.534S" calcext:value-type="time">
            <text:p>03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28" calcext:value-type="float">
            <text:p>928</text:p>
          </table:table-cell>
          <table:table-cell office:value-type="float" office:value="1133.93" calcext:value-type="float">
            <text:p>1133.93</text:p>
          </table:table-cell>
        </table:table-row>
        <table:table-row table:style-name="ro1">
          <table:table-cell office:value-type="float" office:value="13807534" calcext:value-type="float">
            <text:p>13807534</text:p>
          </table:table-cell>
          <table:table-cell table:formula="of:=[.A865]/1000/(60*60*24)" office:value-type="time" office:time-value="PT03H50M07.534S" calcext:value-type="time">
            <text:p>03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29.06" calcext:value-type="float">
            <text:p>929.06</text:p>
          </table:table-cell>
          <table:table-cell office:value-type="float" office:value="1135.21" calcext:value-type="float">
            <text:p>1135.21</text:p>
          </table:table-cell>
        </table:table-row>
        <table:table-row table:style-name="ro1">
          <table:table-cell office:value-type="float" office:value="13823534" calcext:value-type="float">
            <text:p>13823534</text:p>
          </table:table-cell>
          <table:table-cell table:formula="of:=[.A866]/1000/(60*60*24)" office:value-type="time" office:time-value="PT03H50M23.534S" calcext:value-type="time">
            <text:p>03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30.12" calcext:value-type="float">
            <text:p>930.12</text:p>
          </table:table-cell>
          <table:table-cell office:value-type="float" office:value="1136.48" calcext:value-type="float">
            <text:p>1136.48</text:p>
          </table:table-cell>
        </table:table-row>
        <table:table-row table:style-name="ro1">
          <table:table-cell office:value-type="float" office:value="13839534" calcext:value-type="float">
            <text:p>13839534</text:p>
          </table:table-cell>
          <table:table-cell table:formula="of:=[.A867]/1000/(60*60*24)" office:value-type="time" office:time-value="PT03H50M39.534S" calcext:value-type="time">
            <text:p>03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31.17" calcext:value-type="float">
            <text:p>931.17</text:p>
          </table:table-cell>
          <table:table-cell office:value-type="float" office:value="1137.75" calcext:value-type="float">
            <text:p>1137.75</text:p>
          </table:table-cell>
        </table:table-row>
        <table:table-row table:style-name="ro1">
          <table:table-cell office:value-type="float" office:value="13855534" calcext:value-type="float">
            <text:p>13855534</text:p>
          </table:table-cell>
          <table:table-cell table:formula="of:=[.A868]/1000/(60*60*24)" office:value-type="time" office:time-value="PT03H50M55.534S" calcext:value-type="time">
            <text:p>03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932.23" calcext:value-type="float">
            <text:p>932.23</text:p>
          </table:table-cell>
          <table:table-cell office:value-type="float" office:value="1139.03" calcext:value-type="float">
            <text:p>1139.03</text:p>
          </table:table-cell>
        </table:table-row>
        <table:table-row table:style-name="ro1">
          <table:table-cell office:value-type="float" office:value="13871534" calcext:value-type="float">
            <text:p>13871534</text:p>
          </table:table-cell>
          <table:table-cell table:formula="of:=[.A869]/1000/(60*60*24)" office:value-type="time" office:time-value="PT03H51M11.534S" calcext:value-type="time">
            <text:p>03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33.29" calcext:value-type="float">
            <text:p>933.29</text:p>
          </table:table-cell>
          <table:table-cell office:value-type="float" office:value="1140.3" calcext:value-type="float">
            <text:p>1140.3</text:p>
          </table:table-cell>
        </table:table-row>
        <table:table-row table:style-name="ro1">
          <table:table-cell office:value-type="float" office:value="13887534" calcext:value-type="float">
            <text:p>13887534</text:p>
          </table:table-cell>
          <table:table-cell table:formula="of:=[.A870]/1000/(60*60*24)" office:value-type="time" office:time-value="PT03H51M27.534S" calcext:value-type="time">
            <text:p>03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34.35" calcext:value-type="float">
            <text:p>934.35</text:p>
          </table:table-cell>
          <table:table-cell office:value-type="float" office:value="1141.58" calcext:value-type="float">
            <text:p>1141.58</text:p>
          </table:table-cell>
        </table:table-row>
        <table:table-row table:style-name="ro1">
          <table:table-cell office:value-type="float" office:value="13903534" calcext:value-type="float">
            <text:p>13903534</text:p>
          </table:table-cell>
          <table:table-cell table:formula="of:=[.A871]/1000/(60*60*24)" office:value-type="time" office:time-value="PT03H51M43.534S" calcext:value-type="time">
            <text:p>03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935.41" calcext:value-type="float">
            <text:p>935.41</text:p>
          </table:table-cell>
          <table:table-cell office:value-type="float" office:value="1142.85" calcext:value-type="float">
            <text:p>1142.85</text:p>
          </table:table-cell>
        </table:table-row>
        <table:table-row table:style-name="ro1">
          <table:table-cell office:value-type="float" office:value="13919534" calcext:value-type="float">
            <text:p>13919534</text:p>
          </table:table-cell>
          <table:table-cell table:formula="of:=[.A872]/1000/(60*60*24)" office:value-type="time" office:time-value="PT03H51M59.534S" calcext:value-type="time">
            <text:p>03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36.47" calcext:value-type="float">
            <text:p>936.47</text:p>
          </table:table-cell>
          <table:table-cell office:value-type="float" office:value="1144.12" calcext:value-type="float">
            <text:p>1144.12</text:p>
          </table:table-cell>
        </table:table-row>
        <table:table-row table:style-name="ro1">
          <table:table-cell office:value-type="float" office:value="13935534" calcext:value-type="float">
            <text:p>13935534</text:p>
          </table:table-cell>
          <table:table-cell table:formula="of:=[.A873]/1000/(60*60*24)" office:value-type="time" office:time-value="PT03H52M15.534S" calcext:value-type="time">
            <text:p>03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937.53" calcext:value-type="float">
            <text:p>937.53</text:p>
          </table:table-cell>
          <table:table-cell office:value-type="float" office:value="1145.39" calcext:value-type="float">
            <text:p>1145.39</text:p>
          </table:table-cell>
        </table:table-row>
        <table:table-row table:style-name="ro1">
          <table:table-cell office:value-type="float" office:value="13951534" calcext:value-type="float">
            <text:p>13951534</text:p>
          </table:table-cell>
          <table:table-cell table:formula="of:=[.A874]/1000/(60*60*24)" office:value-type="time" office:time-value="PT03H52M31.534S" calcext:value-type="time">
            <text:p>03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38.59" calcext:value-type="float">
            <text:p>938.59</text:p>
          </table:table-cell>
          <table:table-cell office:value-type="float" office:value="1146.67" calcext:value-type="float">
            <text:p>1146.67</text:p>
          </table:table-cell>
        </table:table-row>
        <table:table-row table:style-name="ro1">
          <table:table-cell office:value-type="float" office:value="13967534" calcext:value-type="float">
            <text:p>13967534</text:p>
          </table:table-cell>
          <table:table-cell table:formula="of:=[.A875]/1000/(60*60*24)" office:value-type="time" office:time-value="PT03H52M47.534S" calcext:value-type="time">
            <text:p>03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39.65" calcext:value-type="float">
            <text:p>939.65</text:p>
          </table:table-cell>
          <table:table-cell office:value-type="float" office:value="1147.94" calcext:value-type="float">
            <text:p>1147.94</text:p>
          </table:table-cell>
        </table:table-row>
        <table:table-row table:style-name="ro1">
          <table:table-cell office:value-type="float" office:value="13983534" calcext:value-type="float">
            <text:p>13983534</text:p>
          </table:table-cell>
          <table:table-cell table:formula="of:=[.A876]/1000/(60*60*24)" office:value-type="time" office:time-value="PT03H53M03.534S" calcext:value-type="time">
            <text:p>03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40.71" calcext:value-type="float">
            <text:p>940.71</text:p>
          </table:table-cell>
          <table:table-cell office:value-type="float" office:value="1149.21" calcext:value-type="float">
            <text:p>1149.21</text:p>
          </table:table-cell>
        </table:table-row>
        <table:table-row table:style-name="ro1">
          <table:table-cell office:value-type="float" office:value="13999534" calcext:value-type="float">
            <text:p>13999534</text:p>
          </table:table-cell>
          <table:table-cell table:formula="of:=[.A877]/1000/(60*60*24)" office:value-type="time" office:time-value="PT03H53M19.534S" calcext:value-type="time">
            <text:p>03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941.77" calcext:value-type="float">
            <text:p>941.77</text:p>
          </table:table-cell>
          <table:table-cell office:value-type="float" office:value="1150.48" calcext:value-type="float">
            <text:p>1150.48</text:p>
          </table:table-cell>
        </table:table-row>
        <table:table-row table:style-name="ro1">
          <table:table-cell office:value-type="float" office:value="14015534" calcext:value-type="float">
            <text:p>14015534</text:p>
          </table:table-cell>
          <table:table-cell table:formula="of:=[.A878]/1000/(60*60*24)" office:value-type="time" office:time-value="PT03H53M35.534S" calcext:value-type="time">
            <text:p>03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942.83" calcext:value-type="float">
            <text:p>942.83</text:p>
          </table:table-cell>
          <table:table-cell office:value-type="float" office:value="1151.76" calcext:value-type="float">
            <text:p>1151.76</text:p>
          </table:table-cell>
        </table:table-row>
        <table:table-row table:style-name="ro1">
          <table:table-cell office:value-type="float" office:value="14031534" calcext:value-type="float">
            <text:p>14031534</text:p>
          </table:table-cell>
          <table:table-cell table:formula="of:=[.A879]/1000/(60*60*24)" office:value-type="time" office:time-value="PT03H53M51.534S" calcext:value-type="time">
            <text:p>03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43.89" calcext:value-type="float">
            <text:p>943.89</text:p>
          </table:table-cell>
          <table:table-cell office:value-type="float" office:value="1153.03" calcext:value-type="float">
            <text:p>1153.03</text:p>
          </table:table-cell>
        </table:table-row>
        <table:table-row table:style-name="ro1">
          <table:table-cell office:value-type="float" office:value="14047534" calcext:value-type="float">
            <text:p>14047534</text:p>
          </table:table-cell>
          <table:table-cell table:formula="of:=[.A880]/1000/(60*60*24)" office:value-type="time" office:time-value="PT03H54M07.534S" calcext:value-type="time">
            <text:p>03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44.95" calcext:value-type="float">
            <text:p>944.95</text:p>
          </table:table-cell>
          <table:table-cell office:value-type="float" office:value="1154.3" calcext:value-type="float">
            <text:p>1154.3</text:p>
          </table:table-cell>
        </table:table-row>
        <table:table-row table:style-name="ro1">
          <table:table-cell office:value-type="float" office:value="14063534" calcext:value-type="float">
            <text:p>14063534</text:p>
          </table:table-cell>
          <table:table-cell table:formula="of:=[.A881]/1000/(60*60*24)" office:value-type="time" office:time-value="PT03H54M23.534S" calcext:value-type="time">
            <text:p>03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46.01" calcext:value-type="float">
            <text:p>946.01</text:p>
          </table:table-cell>
          <table:table-cell office:value-type="float" office:value="1155.57" calcext:value-type="float">
            <text:p>1155.57</text:p>
          </table:table-cell>
        </table:table-row>
        <table:table-row table:style-name="ro1">
          <table:table-cell office:value-type="float" office:value="14079534" calcext:value-type="float">
            <text:p>14079534</text:p>
          </table:table-cell>
          <table:table-cell table:formula="of:=[.A882]/1000/(60*60*24)" office:value-type="time" office:time-value="PT03H54M39.534S" calcext:value-type="time">
            <text:p>03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47.07" calcext:value-type="float">
            <text:p>947.07</text:p>
          </table:table-cell>
          <table:table-cell office:value-type="float" office:value="1156.85" calcext:value-type="float">
            <text:p>1156.85</text:p>
          </table:table-cell>
        </table:table-row>
        <table:table-row table:style-name="ro1">
          <table:table-cell office:value-type="float" office:value="14095534" calcext:value-type="float">
            <text:p>14095534</text:p>
          </table:table-cell>
          <table:table-cell table:formula="of:=[.A883]/1000/(60*60*24)" office:value-type="time" office:time-value="PT03H54M55.534S" calcext:value-type="time">
            <text:p>03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48.13" calcext:value-type="float">
            <text:p>948.13</text:p>
          </table:table-cell>
          <table:table-cell office:value-type="float" office:value="1158.12" calcext:value-type="float">
            <text:p>1158.12</text:p>
          </table:table-cell>
        </table:table-row>
        <table:table-row table:style-name="ro1">
          <table:table-cell office:value-type="float" office:value="14111534" calcext:value-type="float">
            <text:p>14111534</text:p>
          </table:table-cell>
          <table:table-cell table:formula="of:=[.A884]/1000/(60*60*24)" office:value-type="time" office:time-value="PT03H55M11.534S" calcext:value-type="time">
            <text:p>03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49.19" calcext:value-type="float">
            <text:p>949.19</text:p>
          </table:table-cell>
          <table:table-cell office:value-type="float" office:value="1159.39" calcext:value-type="float">
            <text:p>1159.39</text:p>
          </table:table-cell>
        </table:table-row>
        <table:table-row table:style-name="ro1">
          <table:table-cell office:value-type="float" office:value="14127534" calcext:value-type="float">
            <text:p>14127534</text:p>
          </table:table-cell>
          <table:table-cell table:formula="of:=[.A885]/1000/(60*60*24)" office:value-type="time" office:time-value="PT03H55M27.534S" calcext:value-type="time">
            <text:p>03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0.25" calcext:value-type="float">
            <text:p>950.25</text:p>
          </table:table-cell>
          <table:table-cell office:value-type="float" office:value="1160.66" calcext:value-type="float">
            <text:p>1160.66</text:p>
          </table:table-cell>
        </table:table-row>
        <table:table-row table:style-name="ro1">
          <table:table-cell office:value-type="float" office:value="14143534" calcext:value-type="float">
            <text:p>14143534</text:p>
          </table:table-cell>
          <table:table-cell table:formula="of:=[.A886]/1000/(60*60*24)" office:value-type="time" office:time-value="PT03H55M43.534S" calcext:value-type="time">
            <text:p>03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1.31" calcext:value-type="float">
            <text:p>951.31</text:p>
          </table:table-cell>
          <table:table-cell office:value-type="float" office:value="1161.93" calcext:value-type="float">
            <text:p>1161.93</text:p>
          </table:table-cell>
        </table:table-row>
        <table:table-row table:style-name="ro1">
          <table:table-cell office:value-type="float" office:value="14159534" calcext:value-type="float">
            <text:p>14159534</text:p>
          </table:table-cell>
          <table:table-cell table:formula="of:=[.A887]/1000/(60*60*24)" office:value-type="time" office:time-value="PT03H55M59.534S" calcext:value-type="time">
            <text:p>03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2.36" calcext:value-type="float">
            <text:p>952.36</text:p>
          </table:table-cell>
          <table:table-cell office:value-type="float" office:value="1163.2" calcext:value-type="float">
            <text:p>1163.2</text:p>
          </table:table-cell>
        </table:table-row>
        <table:table-row table:style-name="ro1">
          <table:table-cell office:value-type="float" office:value="14175534" calcext:value-type="float">
            <text:p>14175534</text:p>
          </table:table-cell>
          <table:table-cell table:formula="of:=[.A888]/1000/(60*60*24)" office:value-type="time" office:time-value="PT03H56M15.534S" calcext:value-type="time">
            <text:p>03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3.42" calcext:value-type="float">
            <text:p>953.42</text:p>
          </table:table-cell>
          <table:table-cell office:value-type="float" office:value="1164.47" calcext:value-type="float">
            <text:p>1164.47</text:p>
          </table:table-cell>
        </table:table-row>
        <table:table-row table:style-name="ro1">
          <table:table-cell office:value-type="float" office:value="14191534" calcext:value-type="float">
            <text:p>14191534</text:p>
          </table:table-cell>
          <table:table-cell table:formula="of:=[.A889]/1000/(60*60*24)" office:value-type="time" office:time-value="PT03H56M31.534S" calcext:value-type="time">
            <text:p>03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954.48" calcext:value-type="float">
            <text:p>954.48</text:p>
          </table:table-cell>
          <table:table-cell office:value-type="float" office:value="1165.75" calcext:value-type="float">
            <text:p>1165.75</text:p>
          </table:table-cell>
        </table:table-row>
        <table:table-row table:style-name="ro1">
          <table:table-cell office:value-type="float" office:value="14207534" calcext:value-type="float">
            <text:p>14207534</text:p>
          </table:table-cell>
          <table:table-cell table:formula="of:=[.A890]/1000/(60*60*24)" office:value-type="time" office:time-value="PT03H56M47.534S" calcext:value-type="time">
            <text:p>03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55.54" calcext:value-type="float">
            <text:p>955.54</text:p>
          </table:table-cell>
          <table:table-cell office:value-type="float" office:value="1167.02" calcext:value-type="float">
            <text:p>1167.02</text:p>
          </table:table-cell>
        </table:table-row>
        <table:table-row table:style-name="ro1">
          <table:table-cell office:value-type="float" office:value="14223534" calcext:value-type="float">
            <text:p>14223534</text:p>
          </table:table-cell>
          <table:table-cell table:formula="of:=[.A891]/1000/(60*60*24)" office:value-type="time" office:time-value="PT03H57M03.534S" calcext:value-type="time">
            <text:p>03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56.6" calcext:value-type="float">
            <text:p>956.6</text:p>
          </table:table-cell>
          <table:table-cell office:value-type="float" office:value="1168.29" calcext:value-type="float">
            <text:p>1168.29</text:p>
          </table:table-cell>
        </table:table-row>
        <table:table-row table:style-name="ro1">
          <table:table-cell office:value-type="float" office:value="14239534" calcext:value-type="float">
            <text:p>14239534</text:p>
          </table:table-cell>
          <table:table-cell table:formula="of:=[.A892]/1000/(60*60*24)" office:value-type="time" office:time-value="PT03H57M19.534S" calcext:value-type="time">
            <text:p>03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57.66" calcext:value-type="float">
            <text:p>957.66</text:p>
          </table:table-cell>
          <table:table-cell office:value-type="float" office:value="1169.56" calcext:value-type="float">
            <text:p>1169.56</text:p>
          </table:table-cell>
        </table:table-row>
        <table:table-row table:style-name="ro1">
          <table:table-cell office:value-type="float" office:value="14255534" calcext:value-type="float">
            <text:p>14255534</text:p>
          </table:table-cell>
          <table:table-cell table:formula="of:=[.A893]/1000/(60*60*24)" office:value-type="time" office:time-value="PT03H57M35.534S" calcext:value-type="time">
            <text:p>03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58.72" calcext:value-type="float">
            <text:p>958.72</text:p>
          </table:table-cell>
          <table:table-cell office:value-type="float" office:value="1170.83" calcext:value-type="float">
            <text:p>1170.83</text:p>
          </table:table-cell>
        </table:table-row>
        <table:table-row table:style-name="ro1">
          <table:table-cell office:value-type="float" office:value="14271534" calcext:value-type="float">
            <text:p>14271534</text:p>
          </table:table-cell>
          <table:table-cell table:formula="of:=[.A894]/1000/(60*60*24)" office:value-type="time" office:time-value="PT03H57M51.534S" calcext:value-type="time">
            <text:p>03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59.78" calcext:value-type="float">
            <text:p>959.78</text:p>
          </table:table-cell>
          <table:table-cell office:value-type="float" office:value="1172.11" calcext:value-type="float">
            <text:p>1172.11</text:p>
          </table:table-cell>
        </table:table-row>
        <table:table-row table:style-name="ro1">
          <table:table-cell office:value-type="float" office:value="14287534" calcext:value-type="float">
            <text:p>14287534</text:p>
          </table:table-cell>
          <table:table-cell table:formula="of:=[.A895]/1000/(60*60*24)" office:value-type="time" office:time-value="PT03H58M07.534S" calcext:value-type="time">
            <text:p>03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60.84" calcext:value-type="float">
            <text:p>960.84</text:p>
          </table:table-cell>
          <table:table-cell office:value-type="float" office:value="1173.38" calcext:value-type="float">
            <text:p>1173.38</text:p>
          </table:table-cell>
        </table:table-row>
        <table:table-row table:style-name="ro1">
          <table:table-cell office:value-type="float" office:value="14303534" calcext:value-type="float">
            <text:p>14303534</text:p>
          </table:table-cell>
          <table:table-cell table:formula="of:=[.A896]/1000/(60*60*24)" office:value-type="time" office:time-value="PT03H58M23.534S" calcext:value-type="time">
            <text:p>03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961.9" calcext:value-type="float">
            <text:p>961.9</text:p>
          </table:table-cell>
          <table:table-cell office:value-type="float" office:value="1174.65" calcext:value-type="float">
            <text:p>1174.65</text:p>
          </table:table-cell>
        </table:table-row>
        <table:table-row table:style-name="ro1">
          <table:table-cell office:value-type="float" office:value="14319534" calcext:value-type="float">
            <text:p>14319534</text:p>
          </table:table-cell>
          <table:table-cell table:formula="of:=[.A897]/1000/(60*60*24)" office:value-type="time" office:time-value="PT03H58M39.534S" calcext:value-type="time">
            <text:p>03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62.96" calcext:value-type="float">
            <text:p>962.96</text:p>
          </table:table-cell>
          <table:table-cell office:value-type="float" office:value="1175.92" calcext:value-type="float">
            <text:p>1175.92</text:p>
          </table:table-cell>
        </table:table-row>
        <table:table-row table:style-name="ro1">
          <table:table-cell office:value-type="float" office:value="14335534" calcext:value-type="float">
            <text:p>14335534</text:p>
          </table:table-cell>
          <table:table-cell table:formula="of:=[.A898]/1000/(60*60*24)" office:value-type="time" office:time-value="PT03H58M55.534S" calcext:value-type="time">
            <text:p>03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64.02" calcext:value-type="float">
            <text:p>964.02</text:p>
          </table:table-cell>
          <table:table-cell office:value-type="float" office:value="1177.19" calcext:value-type="float">
            <text:p>1177.19</text:p>
          </table:table-cell>
        </table:table-row>
        <table:table-row table:style-name="ro1">
          <table:table-cell office:value-type="float" office:value="14351534" calcext:value-type="float">
            <text:p>14351534</text:p>
          </table:table-cell>
          <table:table-cell table:formula="of:=[.A899]/1000/(60*60*24)" office:value-type="time" office:time-value="PT03H59M11.534S" calcext:value-type="time">
            <text:p>03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965.08" calcext:value-type="float">
            <text:p>965.08</text:p>
          </table:table-cell>
          <table:table-cell office:value-type="float" office:value="1178.46" calcext:value-type="float">
            <text:p>1178.46</text:p>
          </table:table-cell>
        </table:table-row>
        <table:table-row table:style-name="ro1">
          <table:table-cell office:value-type="float" office:value="14367534" calcext:value-type="float">
            <text:p>14367534</text:p>
          </table:table-cell>
          <table:table-cell table:formula="of:=[.A900]/1000/(60*60*24)" office:value-type="time" office:time-value="PT03H59M27.534S" calcext:value-type="time">
            <text:p>03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66.14" calcext:value-type="float">
            <text:p>966.14</text:p>
          </table:table-cell>
          <table:table-cell office:value-type="float" office:value="1179.73" calcext:value-type="float">
            <text:p>1179.73</text:p>
          </table:table-cell>
        </table:table-row>
        <table:table-row table:style-name="ro1">
          <table:table-cell office:value-type="float" office:value="14383534" calcext:value-type="float">
            <text:p>14383534</text:p>
          </table:table-cell>
          <table:table-cell table:formula="of:=[.A901]/1000/(60*60*24)" office:value-type="time" office:time-value="PT03H59M43.534S" calcext:value-type="time">
            <text:p>03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967.19" calcext:value-type="float">
            <text:p>967.19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4399534" calcext:value-type="float">
            <text:p>14399534</text:p>
          </table:table-cell>
          <table:table-cell table:formula="of:=[.A902]/1000/(60*60*24)" office:value-type="time" office:time-value="PT03H59M59.534S" calcext:value-type="time">
            <text:p>04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68.25" calcext:value-type="float">
            <text:p>968.25</text:p>
          </table:table-cell>
          <table:table-cell office:value-type="float" office:value="1182.27" calcext:value-type="float">
            <text:p>1182.27</text:p>
          </table:table-cell>
        </table:table-row>
        <table:table-row table:style-name="ro1">
          <table:table-cell office:value-type="float" office:value="14415534" calcext:value-type="float">
            <text:p>14415534</text:p>
          </table:table-cell>
          <table:table-cell table:formula="of:=[.A903]/1000/(60*60*24)" office:value-type="time" office:time-value="PT04H00M15.534S" calcext:value-type="time">
            <text:p>04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69.31" calcext:value-type="float">
            <text:p>969.31</text:p>
          </table:table-cell>
          <table:table-cell office:value-type="float" office:value="1183.54" calcext:value-type="float">
            <text:p>1183.54</text:p>
          </table:table-cell>
        </table:table-row>
        <table:table-row table:style-name="ro1">
          <table:table-cell office:value-type="float" office:value="14431534" calcext:value-type="float">
            <text:p>14431534</text:p>
          </table:table-cell>
          <table:table-cell table:formula="of:=[.A904]/1000/(60*60*24)" office:value-type="time" office:time-value="PT04H00M31.534S" calcext:value-type="time">
            <text:p>04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970.37" calcext:value-type="float">
            <text:p>970.37</text:p>
          </table:table-cell>
          <table:table-cell office:value-type="float" office:value="1184.82" calcext:value-type="float">
            <text:p>1184.82</text:p>
          </table:table-cell>
        </table:table-row>
        <table:table-row table:style-name="ro1">
          <table:table-cell office:value-type="float" office:value="14447534" calcext:value-type="float">
            <text:p>14447534</text:p>
          </table:table-cell>
          <table:table-cell table:formula="of:=[.A905]/1000/(60*60*24)" office:value-type="time" office:time-value="PT04H00M47.534S" calcext:value-type="time">
            <text:p>04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1.43" calcext:value-type="float">
            <text:p>971.43</text:p>
          </table:table-cell>
          <table:table-cell office:value-type="float" office:value="1186.09" calcext:value-type="float">
            <text:p>1186.09</text:p>
          </table:table-cell>
        </table:table-row>
        <table:table-row table:style-name="ro1">
          <table:table-cell office:value-type="float" office:value="14463534" calcext:value-type="float">
            <text:p>14463534</text:p>
          </table:table-cell>
          <table:table-cell table:formula="of:=[.A906]/1000/(60*60*24)" office:value-type="time" office:time-value="PT04H01M03.534S" calcext:value-type="time">
            <text:p>04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972.49" calcext:value-type="float">
            <text:p>972.49</text:p>
          </table:table-cell>
          <table:table-cell office:value-type="float" office:value="1187.36" calcext:value-type="float">
            <text:p>1187.36</text:p>
          </table:table-cell>
        </table:table-row>
        <table:table-row table:style-name="ro1">
          <table:table-cell office:value-type="float" office:value="14479534" calcext:value-type="float">
            <text:p>14479534</text:p>
          </table:table-cell>
          <table:table-cell table:formula="of:=[.A907]/1000/(60*60*24)" office:value-type="time" office:time-value="PT04H01M19.534S" calcext:value-type="time">
            <text:p>04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3.55" calcext:value-type="float">
            <text:p>973.55</text:p>
          </table:table-cell>
          <table:table-cell office:value-type="float" office:value="1188.63" calcext:value-type="float">
            <text:p>1188.63</text:p>
          </table:table-cell>
        </table:table-row>
        <table:table-row table:style-name="ro1">
          <table:table-cell office:value-type="float" office:value="14495534" calcext:value-type="float">
            <text:p>14495534</text:p>
          </table:table-cell>
          <table:table-cell table:formula="of:=[.A908]/1000/(60*60*24)" office:value-type="time" office:time-value="PT04H01M35.534S" calcext:value-type="time">
            <text:p>04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4.61" calcext:value-type="float">
            <text:p>974.61</text:p>
          </table:table-cell>
          <table:table-cell office:value-type="float" office:value="1189.9" calcext:value-type="float">
            <text:p>1189.9</text:p>
          </table:table-cell>
        </table:table-row>
        <table:table-row table:style-name="ro1">
          <table:table-cell office:value-type="float" office:value="14511534" calcext:value-type="float">
            <text:p>14511534</text:p>
          </table:table-cell>
          <table:table-cell table:formula="of:=[.A909]/1000/(60*60*24)" office:value-type="time" office:time-value="PT04H01M51.534S" calcext:value-type="time">
            <text:p>04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75.66" calcext:value-type="float">
            <text:p>975.66</text:p>
          </table:table-cell>
          <table:table-cell office:value-type="float" office:value="1191.17" calcext:value-type="float">
            <text:p>1191.17</text:p>
          </table:table-cell>
        </table:table-row>
        <table:table-row table:style-name="ro1">
          <table:table-cell office:value-type="float" office:value="14527534" calcext:value-type="float">
            <text:p>14527534</text:p>
          </table:table-cell>
          <table:table-cell table:formula="of:=[.A910]/1000/(60*60*24)" office:value-type="time" office:time-value="PT04H02M07.534S" calcext:value-type="time">
            <text:p>04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6.72" calcext:value-type="float">
            <text:p>976.72</text:p>
          </table:table-cell>
          <table:table-cell office:value-type="float" office:value="1192.44" calcext:value-type="float">
            <text:p>1192.44</text:p>
          </table:table-cell>
        </table:table-row>
        <table:table-row table:style-name="ro1">
          <table:table-cell office:value-type="float" office:value="14543534" calcext:value-type="float">
            <text:p>14543534</text:p>
          </table:table-cell>
          <table:table-cell table:formula="of:=[.A911]/1000/(60*60*24)" office:value-type="time" office:time-value="PT04H02M23.534S" calcext:value-type="time">
            <text:p>04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77.78" calcext:value-type="float">
            <text:p>977.78</text:p>
          </table:table-cell>
          <table:table-cell office:value-type="float" office:value="1193.71" calcext:value-type="float">
            <text:p>1193.71</text:p>
          </table:table-cell>
        </table:table-row>
        <table:table-row table:style-name="ro1">
          <table:table-cell office:value-type="float" office:value="14559534" calcext:value-type="float">
            <text:p>14559534</text:p>
          </table:table-cell>
          <table:table-cell table:formula="of:=[.A912]/1000/(60*60*24)" office:value-type="time" office:time-value="PT04H02M39.534S" calcext:value-type="time">
            <text:p>04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978.84" calcext:value-type="float">
            <text:p>978.84</text:p>
          </table:table-cell>
          <table:table-cell office:value-type="float" office:value="1194.98" calcext:value-type="float">
            <text:p>1194.98</text:p>
          </table:table-cell>
        </table:table-row>
        <table:table-row table:style-name="ro1">
          <table:table-cell office:value-type="float" office:value="14575534" calcext:value-type="float">
            <text:p>14575534</text:p>
          </table:table-cell>
          <table:table-cell table:formula="of:=[.A913]/1000/(60*60*24)" office:value-type="time" office:time-value="PT04H02M55.534S" calcext:value-type="time">
            <text:p>04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79.9" calcext:value-type="float">
            <text:p>979.9</text:p>
          </table:table-cell>
          <table:table-cell office:value-type="float" office:value="1196.25" calcext:value-type="float">
            <text:p>1196.25</text:p>
          </table:table-cell>
        </table:table-row>
        <table:table-row table:style-name="ro1">
          <table:table-cell office:value-type="float" office:value="14591534" calcext:value-type="float">
            <text:p>14591534</text:p>
          </table:table-cell>
          <table:table-cell table:formula="of:=[.A914]/1000/(60*60*24)" office:value-type="time" office:time-value="PT04H03M11.534S" calcext:value-type="time">
            <text:p>04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80.96" calcext:value-type="float">
            <text:p>980.96</text:p>
          </table:table-cell>
          <table:table-cell office:value-type="float" office:value="1197.52" calcext:value-type="float">
            <text:p>1197.52</text:p>
          </table:table-cell>
        </table:table-row>
        <table:table-row table:style-name="ro1">
          <table:table-cell office:value-type="float" office:value="14607534" calcext:value-type="float">
            <text:p>14607534</text:p>
          </table:table-cell>
          <table:table-cell table:formula="of:=[.A915]/1000/(60*60*24)" office:value-type="time" office:time-value="PT04H03M27.534S" calcext:value-type="time">
            <text:p>04:0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982.02" calcext:value-type="float">
            <text:p>982.02</text:p>
          </table:table-cell>
          <table:table-cell office:value-type="float" office:value="1198.79" calcext:value-type="float">
            <text:p>1198.79</text:p>
          </table:table-cell>
        </table:table-row>
        <table:table-row table:style-name="ro1">
          <table:table-cell office:value-type="float" office:value="14623534" calcext:value-type="float">
            <text:p>14623534</text:p>
          </table:table-cell>
          <table:table-cell table:formula="of:=[.A916]/1000/(60*60*24)" office:value-type="time" office:time-value="PT04H03M43.534S" calcext:value-type="time">
            <text:p>04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83.07" calcext:value-type="float">
            <text:p>983.07</text:p>
          </table:table-cell>
          <table:table-cell office:value-type="float" office:value="1200.06" calcext:value-type="float">
            <text:p>1200.06</text:p>
          </table:table-cell>
        </table:table-row>
        <table:table-row table:style-name="ro1">
          <table:table-cell office:value-type="float" office:value="14639534" calcext:value-type="float">
            <text:p>14639534</text:p>
          </table:table-cell>
          <table:table-cell table:formula="of:=[.A917]/1000/(60*60*24)" office:value-type="time" office:time-value="PT04H03M59.534S" calcext:value-type="time">
            <text:p>04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84.13" calcext:value-type="float">
            <text:p>984.13</text:p>
          </table:table-cell>
          <table:table-cell office:value-type="float" office:value="1201.33" calcext:value-type="float">
            <text:p>1201.33</text:p>
          </table:table-cell>
        </table:table-row>
        <table:table-row table:style-name="ro1">
          <table:table-cell office:value-type="float" office:value="14655534" calcext:value-type="float">
            <text:p>14655534</text:p>
          </table:table-cell>
          <table:table-cell table:formula="of:=[.A918]/1000/(60*60*24)" office:value-type="time" office:time-value="PT04H04M15.534S" calcext:value-type="time">
            <text:p>04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85.19" calcext:value-type="float">
            <text:p>985.19</text:p>
          </table:table-cell>
          <table:table-cell office:value-type="float" office:value="1202.6" calcext:value-type="float">
            <text:p>1202.6</text:p>
          </table:table-cell>
        </table:table-row>
        <table:table-row table:style-name="ro1">
          <table:table-cell office:value-type="float" office:value="14671534" calcext:value-type="float">
            <text:p>14671534</text:p>
          </table:table-cell>
          <table:table-cell table:formula="of:=[.A919]/1000/(60*60*24)" office:value-type="time" office:time-value="PT04H04M31.534S" calcext:value-type="time">
            <text:p>04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986.25" calcext:value-type="float">
            <text:p>986.25</text:p>
          </table:table-cell>
          <table:table-cell office:value-type="float" office:value="1203.87" calcext:value-type="float">
            <text:p>1203.87</text:p>
          </table:table-cell>
        </table:table-row>
        <table:table-row table:style-name="ro1">
          <table:table-cell office:value-type="float" office:value="14687534" calcext:value-type="float">
            <text:p>14687534</text:p>
          </table:table-cell>
          <table:table-cell table:formula="of:=[.A920]/1000/(60*60*24)" office:value-type="time" office:time-value="PT04H04M47.534S" calcext:value-type="time">
            <text:p>04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87.31" calcext:value-type="float">
            <text:p>987.31</text:p>
          </table:table-cell>
          <table:table-cell office:value-type="float" office:value="1205.14" calcext:value-type="float">
            <text:p>1205.14</text:p>
          </table:table-cell>
        </table:table-row>
        <table:table-row table:style-name="ro1">
          <table:table-cell office:value-type="float" office:value="14703534" calcext:value-type="float">
            <text:p>14703534</text:p>
          </table:table-cell>
          <table:table-cell table:formula="of:=[.A921]/1000/(60*60*24)" office:value-type="time" office:time-value="PT04H05M03.534S" calcext:value-type="time">
            <text:p>04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88.37" calcext:value-type="float">
            <text:p>988.37</text:p>
          </table:table-cell>
          <table:table-cell office:value-type="float" office:value="1206.41" calcext:value-type="float">
            <text:p>1206.41</text:p>
          </table:table-cell>
        </table:table-row>
        <table:table-row table:style-name="ro1">
          <table:table-cell office:value-type="float" office:value="14719534" calcext:value-type="float">
            <text:p>14719534</text:p>
          </table:table-cell>
          <table:table-cell table:formula="of:=[.A922]/1000/(60*60*24)" office:value-type="time" office:time-value="PT04H05M19.534S" calcext:value-type="time">
            <text:p>04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89.43" calcext:value-type="float">
            <text:p>989.43</text:p>
          </table:table-cell>
          <table:table-cell office:value-type="float" office:value="1207.68" calcext:value-type="float">
            <text:p>1207.68</text:p>
          </table:table-cell>
        </table:table-row>
        <table:table-row table:style-name="ro1">
          <table:table-cell office:value-type="float" office:value="14735534" calcext:value-type="float">
            <text:p>14735534</text:p>
          </table:table-cell>
          <table:table-cell table:formula="of:=[.A923]/1000/(60*60*24)" office:value-type="time" office:time-value="PT04H05M35.534S" calcext:value-type="time">
            <text:p>04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0.48" calcext:value-type="float">
            <text:p>990.48</text:p>
          </table:table-cell>
          <table:table-cell office:value-type="float" office:value="1208.95" calcext:value-type="float">
            <text:p>1208.95</text:p>
          </table:table-cell>
        </table:table-row>
        <table:table-row table:style-name="ro1">
          <table:table-cell office:value-type="float" office:value="14751534" calcext:value-type="float">
            <text:p>14751534</text:p>
          </table:table-cell>
          <table:table-cell table:formula="of:=[.A924]/1000/(60*60*24)" office:value-type="time" office:time-value="PT04H05M51.534S" calcext:value-type="time">
            <text:p>04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1.54" calcext:value-type="float">
            <text:p>991.54</text:p>
          </table:table-cell>
          <table:table-cell office:value-type="float" office:value="1210.22" calcext:value-type="float">
            <text:p>1210.22</text:p>
          </table:table-cell>
        </table:table-row>
        <table:table-row table:style-name="ro1">
          <table:table-cell office:value-type="float" office:value="14767534" calcext:value-type="float">
            <text:p>14767534</text:p>
          </table:table-cell>
          <table:table-cell table:formula="of:=[.A925]/1000/(60*60*24)" office:value-type="time" office:time-value="PT04H06M07.534S" calcext:value-type="time">
            <text:p>04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2.6" calcext:value-type="float">
            <text:p>992.6</text:p>
          </table:table-cell>
          <table:table-cell office:value-type="float" office:value="1211.49" calcext:value-type="float">
            <text:p>1211.49</text:p>
          </table:table-cell>
        </table:table-row>
        <table:table-row table:style-name="ro1">
          <table:table-cell office:value-type="float" office:value="14783534" calcext:value-type="float">
            <text:p>14783534</text:p>
          </table:table-cell>
          <table:table-cell table:formula="of:=[.A926]/1000/(60*60*24)" office:value-type="time" office:time-value="PT04H06M23.534S" calcext:value-type="time">
            <text:p>04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3.66" calcext:value-type="float">
            <text:p>993.66</text:p>
          </table:table-cell>
          <table:table-cell office:value-type="float" office:value="1212.76" calcext:value-type="float">
            <text:p>1212.76</text:p>
          </table:table-cell>
        </table:table-row>
        <table:table-row table:style-name="ro1">
          <table:table-cell office:value-type="float" office:value="14799534" calcext:value-type="float">
            <text:p>14799534</text:p>
          </table:table-cell>
          <table:table-cell table:formula="of:=[.A927]/1000/(60*60*24)" office:value-type="time" office:time-value="PT04H06M39.534S" calcext:value-type="time">
            <text:p>04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4.72" calcext:value-type="float">
            <text:p>994.72</text:p>
          </table:table-cell>
          <table:table-cell office:value-type="float" office:value="1214.03" calcext:value-type="float">
            <text:p>1214.03</text:p>
          </table:table-cell>
        </table:table-row>
        <table:table-row table:style-name="ro1">
          <table:table-cell office:value-type="float" office:value="14815534" calcext:value-type="float">
            <text:p>14815534</text:p>
          </table:table-cell>
          <table:table-cell table:formula="of:=[.A928]/1000/(60*60*24)" office:value-type="time" office:time-value="PT04H06M55.534S" calcext:value-type="time">
            <text:p>04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5.78" calcext:value-type="float">
            <text:p>995.78</text:p>
          </table:table-cell>
          <table:table-cell office:value-type="float" office:value="1215.3" calcext:value-type="float">
            <text:p>1215.3</text:p>
          </table:table-cell>
        </table:table-row>
        <table:table-row table:style-name="ro1">
          <table:table-cell office:value-type="float" office:value="14831534" calcext:value-type="float">
            <text:p>14831534</text:p>
          </table:table-cell>
          <table:table-cell table:formula="of:=[.A929]/1000/(60*60*24)" office:value-type="time" office:time-value="PT04H07M11.534S" calcext:value-type="time">
            <text:p>04:0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6.84" calcext:value-type="float">
            <text:p>996.84</text:p>
          </table:table-cell>
          <table:table-cell office:value-type="float" office:value="1216.57" calcext:value-type="float">
            <text:p>1216.57</text:p>
          </table:table-cell>
        </table:table-row>
        <table:table-row table:style-name="ro1">
          <table:table-cell office:value-type="float" office:value="14847534" calcext:value-type="float">
            <text:p>14847534</text:p>
          </table:table-cell>
          <table:table-cell table:formula="of:=[.A930]/1000/(60*60*24)" office:value-type="time" office:time-value="PT04H07M27.534S" calcext:value-type="time">
            <text:p>04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7.89" calcext:value-type="float">
            <text:p>997.89</text:p>
          </table:table-cell>
          <table:table-cell office:value-type="float" office:value="1217.84" calcext:value-type="float">
            <text:p>1217.84</text:p>
          </table:table-cell>
        </table:table-row>
        <table:table-row table:style-name="ro1">
          <table:table-cell office:value-type="float" office:value="14863534" calcext:value-type="float">
            <text:p>14863534</text:p>
          </table:table-cell>
          <table:table-cell table:formula="of:=[.A931]/1000/(60*60*24)" office:value-type="time" office:time-value="PT04H07M43.534S" calcext:value-type="time">
            <text:p>04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998.95" calcext:value-type="float">
            <text:p>998.95</text:p>
          </table:table-cell>
          <table:table-cell office:value-type="float" office:value="1219.11" calcext:value-type="float">
            <text:p>1219.11</text:p>
          </table:table-cell>
        </table:table-row>
        <table:table-row table:style-name="ro1">
          <table:table-cell office:value-type="float" office:value="14879534" calcext:value-type="float">
            <text:p>14879534</text:p>
          </table:table-cell>
          <table:table-cell table:formula="of:=[.A932]/1000/(60*60*24)" office:value-type="time" office:time-value="PT04H07M59.534S" calcext:value-type="time">
            <text:p>04:0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00.01" calcext:value-type="float">
            <text:p>1000.01</text:p>
          </table:table-cell>
          <table:table-cell office:value-type="float" office:value="1220.38" calcext:value-type="float">
            <text:p>1220.38</text:p>
          </table:table-cell>
        </table:table-row>
        <table:table-row table:style-name="ro1">
          <table:table-cell office:value-type="float" office:value="14895534" calcext:value-type="float">
            <text:p>14895534</text:p>
          </table:table-cell>
          <table:table-cell table:formula="of:=[.A933]/1000/(60*60*24)" office:value-type="time" office:time-value="PT04H08M15.534S" calcext:value-type="time">
            <text:p>04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1.07" calcext:value-type="float">
            <text:p>1001.07</text:p>
          </table:table-cell>
          <table:table-cell office:value-type="float" office:value="1221.65" calcext:value-type="float">
            <text:p>1221.65</text:p>
          </table:table-cell>
        </table:table-row>
        <table:table-row table:style-name="ro1">
          <table:table-cell office:value-type="float" office:value="14911534" calcext:value-type="float">
            <text:p>14911534</text:p>
          </table:table-cell>
          <table:table-cell table:formula="of:=[.A934]/1000/(60*60*24)" office:value-type="time" office:time-value="PT04H08M31.534S" calcext:value-type="time">
            <text:p>04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02.13" calcext:value-type="float">
            <text:p>1002.13</text:p>
          </table:table-cell>
          <table:table-cell office:value-type="float" office:value="1222.91" calcext:value-type="float">
            <text:p>1222.91</text:p>
          </table:table-cell>
        </table:table-row>
        <table:table-row table:style-name="ro1">
          <table:table-cell office:value-type="float" office:value="14927534" calcext:value-type="float">
            <text:p>14927534</text:p>
          </table:table-cell>
          <table:table-cell table:formula="of:=[.A935]/1000/(60*60*24)" office:value-type="time" office:time-value="PT04H08M47.534S" calcext:value-type="time">
            <text:p>04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03.19" calcext:value-type="float">
            <text:p>1003.19</text:p>
          </table:table-cell>
          <table:table-cell office:value-type="float" office:value="1224.18" calcext:value-type="float">
            <text:p>1224.18</text:p>
          </table:table-cell>
        </table:table-row>
        <table:table-row table:style-name="ro1">
          <table:table-cell office:value-type="float" office:value="14943534" calcext:value-type="float">
            <text:p>14943534</text:p>
          </table:table-cell>
          <table:table-cell table:formula="of:=[.A936]/1000/(60*60*24)" office:value-type="time" office:time-value="PT04H09M03.534S" calcext:value-type="time">
            <text:p>04:0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04.24" calcext:value-type="float">
            <text:p>1004.24</text:p>
          </table:table-cell>
          <table:table-cell office:value-type="float" office:value="1225.45" calcext:value-type="float">
            <text:p>1225.45</text:p>
          </table:table-cell>
        </table:table-row>
        <table:table-row table:style-name="ro1">
          <table:table-cell office:value-type="float" office:value="14959534" calcext:value-type="float">
            <text:p>14959534</text:p>
          </table:table-cell>
          <table:table-cell table:formula="of:=[.A937]/1000/(60*60*24)" office:value-type="time" office:time-value="PT04H09M19.534S" calcext:value-type="time">
            <text:p>04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5.3" calcext:value-type="float">
            <text:p>1005.3</text:p>
          </table:table-cell>
          <table:table-cell office:value-type="float" office:value="1226.72" calcext:value-type="float">
            <text:p>1226.72</text:p>
          </table:table-cell>
        </table:table-row>
        <table:table-row table:style-name="ro1">
          <table:table-cell office:value-type="float" office:value="14975534" calcext:value-type="float">
            <text:p>14975534</text:p>
          </table:table-cell>
          <table:table-cell table:formula="of:=[.A938]/1000/(60*60*24)" office:value-type="time" office:time-value="PT04H09M35.534S" calcext:value-type="time">
            <text:p>04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6.36" calcext:value-type="float">
            <text:p>1006.36</text:p>
          </table:table-cell>
          <table:table-cell office:value-type="float" office:value="1227.99" calcext:value-type="float">
            <text:p>1227.99</text:p>
          </table:table-cell>
        </table:table-row>
        <table:table-row table:style-name="ro1">
          <table:table-cell office:value-type="float" office:value="14991534" calcext:value-type="float">
            <text:p>14991534</text:p>
          </table:table-cell>
          <table:table-cell table:formula="of:=[.A939]/1000/(60*60*24)" office:value-type="time" office:time-value="PT04H09M51.534S" calcext:value-type="time">
            <text:p>04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1229.26" calcext:value-type="float">
            <text:p>1229.26</text:p>
          </table:table-cell>
        </table:table-row>
        <table:table-row table:style-name="ro1">
          <table:table-cell office:value-type="float" office:value="15007534" calcext:value-type="float">
            <text:p>15007534</text:p>
          </table:table-cell>
          <table:table-cell table:formula="of:=[.A940]/1000/(60*60*24)" office:value-type="time" office:time-value="PT04H10M07.534S" calcext:value-type="time">
            <text:p>04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8.48" calcext:value-type="float">
            <text:p>1008.48</text:p>
          </table:table-cell>
          <table:table-cell office:value-type="float" office:value="1230.53" calcext:value-type="float">
            <text:p>1230.53</text:p>
          </table:table-cell>
        </table:table-row>
        <table:table-row table:style-name="ro1">
          <table:table-cell office:value-type="float" office:value="15023534" calcext:value-type="float">
            <text:p>15023534</text:p>
          </table:table-cell>
          <table:table-cell table:formula="of:=[.A941]/1000/(60*60*24)" office:value-type="time" office:time-value="PT04H10M23.534S" calcext:value-type="time">
            <text:p>04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1231.8" calcext:value-type="float">
            <text:p>1231.8</text:p>
          </table:table-cell>
        </table:table-row>
        <table:table-row table:style-name="ro1">
          <table:table-cell office:value-type="float" office:value="15039534" calcext:value-type="float">
            <text:p>15039534</text:p>
          </table:table-cell>
          <table:table-cell table:formula="of:=[.A942]/1000/(60*60*24)" office:value-type="time" office:time-value="PT04H10M39.534S" calcext:value-type="time">
            <text:p>04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10.59" calcext:value-type="float">
            <text:p>1010.59</text:p>
          </table:table-cell>
          <table:table-cell office:value-type="float" office:value="1233.07" calcext:value-type="float">
            <text:p>1233.07</text:p>
          </table:table-cell>
        </table:table-row>
        <table:table-row table:style-name="ro1">
          <table:table-cell office:value-type="float" office:value="15055534" calcext:value-type="float">
            <text:p>15055534</text:p>
          </table:table-cell>
          <table:table-cell table:formula="of:=[.A943]/1000/(60*60*24)" office:value-type="time" office:time-value="PT04H10M55.534S" calcext:value-type="time">
            <text:p>04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1.65" calcext:value-type="float">
            <text:p>1011.65</text:p>
          </table:table-cell>
          <table:table-cell office:value-type="float" office:value="1234.34" calcext:value-type="float">
            <text:p>1234.34</text:p>
          </table:table-cell>
        </table:table-row>
        <table:table-row table:style-name="ro1">
          <table:table-cell office:value-type="float" office:value="15071534" calcext:value-type="float">
            <text:p>15071534</text:p>
          </table:table-cell>
          <table:table-cell table:formula="of:=[.A944]/1000/(60*60*24)" office:value-type="time" office:time-value="PT04H11M11.534S" calcext:value-type="time">
            <text:p>04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2.71" calcext:value-type="float">
            <text:p>1012.71</text:p>
          </table:table-cell>
          <table:table-cell office:value-type="float" office:value="1235.61" calcext:value-type="float">
            <text:p>1235.61</text:p>
          </table:table-cell>
        </table:table-row>
        <table:table-row table:style-name="ro1">
          <table:table-cell office:value-type="float" office:value="15087534" calcext:value-type="float">
            <text:p>15087534</text:p>
          </table:table-cell>
          <table:table-cell table:formula="of:=[.A945]/1000/(60*60*24)" office:value-type="time" office:time-value="PT04H11M27.534S" calcext:value-type="time">
            <text:p>04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3.76" calcext:value-type="float">
            <text:p>1013.76</text:p>
          </table:table-cell>
          <table:table-cell office:value-type="float" office:value="1236.88" calcext:value-type="float">
            <text:p>1236.88</text:p>
          </table:table-cell>
        </table:table-row>
        <table:table-row table:style-name="ro1">
          <table:table-cell office:value-type="float" office:value="15103534" calcext:value-type="float">
            <text:p>15103534</text:p>
          </table:table-cell>
          <table:table-cell table:formula="of:=[.A946]/1000/(60*60*24)" office:value-type="time" office:time-value="PT04H11M43.534S" calcext:value-type="time">
            <text:p>04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4.82" calcext:value-type="float">
            <text:p>1014.82</text:p>
          </table:table-cell>
          <table:table-cell office:value-type="float" office:value="1238.15" calcext:value-type="float">
            <text:p>1238.15</text:p>
          </table:table-cell>
        </table:table-row>
        <table:table-row table:style-name="ro1">
          <table:table-cell office:value-type="float" office:value="15119534" calcext:value-type="float">
            <text:p>15119534</text:p>
          </table:table-cell>
          <table:table-cell table:formula="of:=[.A947]/1000/(60*60*24)" office:value-type="time" office:time-value="PT04H11M59.534S" calcext:value-type="time">
            <text:p>04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15.88" calcext:value-type="float">
            <text:p>1015.88</text:p>
          </table:table-cell>
          <table:table-cell office:value-type="float" office:value="1239.42" calcext:value-type="float">
            <text:p>1239.42</text:p>
          </table:table-cell>
        </table:table-row>
        <table:table-row table:style-name="ro1">
          <table:table-cell office:value-type="float" office:value="15135534" calcext:value-type="float">
            <text:p>15135534</text:p>
          </table:table-cell>
          <table:table-cell table:formula="of:=[.A948]/1000/(60*60*24)" office:value-type="time" office:time-value="PT04H12M15.534S" calcext:value-type="time">
            <text:p>04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6.94" calcext:value-type="float">
            <text:p>1016.94</text:p>
          </table:table-cell>
          <table:table-cell office:value-type="float" office:value="1240.68" calcext:value-type="float">
            <text:p>1240.68</text:p>
          </table:table-cell>
        </table:table-row>
        <table:table-row table:style-name="ro1">
          <table:table-cell office:value-type="float" office:value="15151534" calcext:value-type="float">
            <text:p>15151534</text:p>
          </table:table-cell>
          <table:table-cell table:formula="of:=[.A949]/1000/(60*60*24)" office:value-type="time" office:time-value="PT04H12M31.534S" calcext:value-type="time">
            <text:p>04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7.99" calcext:value-type="float">
            <text:p>1017.99</text:p>
          </table:table-cell>
          <table:table-cell office:value-type="float" office:value="1241.95" calcext:value-type="float">
            <text:p>1241.95</text:p>
          </table:table-cell>
        </table:table-row>
        <table:table-row table:style-name="ro1">
          <table:table-cell office:value-type="float" office:value="15167534" calcext:value-type="float">
            <text:p>15167534</text:p>
          </table:table-cell>
          <table:table-cell table:formula="of:=[.A950]/1000/(60*60*24)" office:value-type="time" office:time-value="PT04H12M47.534S" calcext:value-type="time">
            <text:p>04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19.05" calcext:value-type="float">
            <text:p>1019.05</text:p>
          </table:table-cell>
          <table:table-cell office:value-type="float" office:value="1243.22" calcext:value-type="float">
            <text:p>1243.22</text:p>
          </table:table-cell>
        </table:table-row>
        <table:table-row table:style-name="ro1">
          <table:table-cell office:value-type="float" office:value="15183534" calcext:value-type="float">
            <text:p>15183534</text:p>
          </table:table-cell>
          <table:table-cell table:formula="of:=[.A951]/1000/(60*60*24)" office:value-type="time" office:time-value="PT04H13M03.534S" calcext:value-type="time">
            <text:p>04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0.11" calcext:value-type="float">
            <text:p>1020.11</text:p>
          </table:table-cell>
          <table:table-cell office:value-type="float" office:value="1244.49" calcext:value-type="float">
            <text:p>1244.49</text:p>
          </table:table-cell>
        </table:table-row>
        <table:table-row table:style-name="ro1">
          <table:table-cell office:value-type="float" office:value="15199534" calcext:value-type="float">
            <text:p>15199534</text:p>
          </table:table-cell>
          <table:table-cell table:formula="of:=[.A952]/1000/(60*60*24)" office:value-type="time" office:time-value="PT04H13M19.534S" calcext:value-type="time">
            <text:p>04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21.17" calcext:value-type="float">
            <text:p>1021.17</text:p>
          </table:table-cell>
          <table:table-cell office:value-type="float" office:value="1245.76" calcext:value-type="float">
            <text:p>1245.76</text:p>
          </table:table-cell>
        </table:table-row>
        <table:table-row table:style-name="ro1">
          <table:table-cell office:value-type="float" office:value="15215534" calcext:value-type="float">
            <text:p>15215534</text:p>
          </table:table-cell>
          <table:table-cell table:formula="of:=[.A953]/1000/(60*60*24)" office:value-type="time" office:time-value="PT04H13M35.534S" calcext:value-type="time">
            <text:p>04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1247.03" calcext:value-type="float">
            <text:p>1247.03</text:p>
          </table:table-cell>
        </table:table-row>
        <table:table-row table:style-name="ro1">
          <table:table-cell office:value-type="float" office:value="15231534" calcext:value-type="float">
            <text:p>15231534</text:p>
          </table:table-cell>
          <table:table-cell table:formula="of:=[.A954]/1000/(60*60*24)" office:value-type="time" office:time-value="PT04H13M51.534S" calcext:value-type="time">
            <text:p>04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23.28" calcext:value-type="float">
            <text:p>1023.28</text:p>
          </table:table-cell>
          <table:table-cell office:value-type="float" office:value="1248.3" calcext:value-type="float">
            <text:p>1248.3</text:p>
          </table:table-cell>
        </table:table-row>
        <table:table-row table:style-name="ro1">
          <table:table-cell office:value-type="float" office:value="15247534" calcext:value-type="float">
            <text:p>15247534</text:p>
          </table:table-cell>
          <table:table-cell table:formula="of:=[.A955]/1000/(60*60*24)" office:value-type="time" office:time-value="PT04H14M07.534S" calcext:value-type="time">
            <text:p>04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4.34" calcext:value-type="float">
            <text:p>1024.34</text:p>
          </table:table-cell>
          <table:table-cell office:value-type="float" office:value="1249.57" calcext:value-type="float">
            <text:p>1249.57</text:p>
          </table:table-cell>
        </table:table-row>
        <table:table-row table:style-name="ro1">
          <table:table-cell office:value-type="float" office:value="15263534" calcext:value-type="float">
            <text:p>15263534</text:p>
          </table:table-cell>
          <table:table-cell table:formula="of:=[.A956]/1000/(60*60*24)" office:value-type="time" office:time-value="PT04H14M23.534S" calcext:value-type="time">
            <text:p>04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5.4" calcext:value-type="float">
            <text:p>1025.4</text:p>
          </table:table-cell>
          <table:table-cell office:value-type="float" office:value="1250.84" calcext:value-type="float">
            <text:p>1250.84</text:p>
          </table:table-cell>
        </table:table-row>
        <table:table-row table:style-name="ro1">
          <table:table-cell office:value-type="float" office:value="15279534" calcext:value-type="float">
            <text:p>15279534</text:p>
          </table:table-cell>
          <table:table-cell table:formula="of:=[.A957]/1000/(60*60*24)" office:value-type="time" office:time-value="PT04H14M39.534S" calcext:value-type="time">
            <text:p>04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6.46" calcext:value-type="float">
            <text:p>1026.46</text:p>
          </table:table-cell>
          <table:table-cell office:value-type="float" office:value="1252.11" calcext:value-type="float">
            <text:p>1252.11</text:p>
          </table:table-cell>
        </table:table-row>
        <table:table-row table:style-name="ro1">
          <table:table-cell office:value-type="float" office:value="15295534" calcext:value-type="float">
            <text:p>15295534</text:p>
          </table:table-cell>
          <table:table-cell table:formula="of:=[.A958]/1000/(60*60*24)" office:value-type="time" office:time-value="PT04H14M55.534S" calcext:value-type="time">
            <text:p>04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7.51" calcext:value-type="float">
            <text:p>1027.51</text:p>
          </table:table-cell>
          <table:table-cell office:value-type="float" office:value="1253.38" calcext:value-type="float">
            <text:p>1253.38</text:p>
          </table:table-cell>
        </table:table-row>
        <table:table-row table:style-name="ro1">
          <table:table-cell office:value-type="float" office:value="15311534" calcext:value-type="float">
            <text:p>15311534</text:p>
          </table:table-cell>
          <table:table-cell table:formula="of:=[.A959]/1000/(60*60*24)" office:value-type="time" office:time-value="PT04H15M11.534S" calcext:value-type="time">
            <text:p>04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8.57" calcext:value-type="float">
            <text:p>1028.57</text:p>
          </table:table-cell>
          <table:table-cell office:value-type="float" office:value="1254.65" calcext:value-type="float">
            <text:p>1254.65</text:p>
          </table:table-cell>
        </table:table-row>
        <table:table-row table:style-name="ro1">
          <table:table-cell office:value-type="float" office:value="15327534" calcext:value-type="float">
            <text:p>15327534</text:p>
          </table:table-cell>
          <table:table-cell table:formula="of:=[.A960]/1000/(60*60*24)" office:value-type="time" office:time-value="PT04H15M27.534S" calcext:value-type="time">
            <text:p>04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29.63" calcext:value-type="float">
            <text:p>1029.63</text:p>
          </table:table-cell>
          <table:table-cell office:value-type="float" office:value="1255.91" calcext:value-type="float">
            <text:p>1255.91</text:p>
          </table:table-cell>
        </table:table-row>
        <table:table-row table:style-name="ro1">
          <table:table-cell office:value-type="float" office:value="15343534" calcext:value-type="float">
            <text:p>15343534</text:p>
          </table:table-cell>
          <table:table-cell table:formula="of:=[.A961]/1000/(60*60*24)" office:value-type="time" office:time-value="PT04H15M43.534S" calcext:value-type="time">
            <text:p>04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30.68" calcext:value-type="float">
            <text:p>1030.68</text:p>
          </table:table-cell>
          <table:table-cell office:value-type="float" office:value="1257.18" calcext:value-type="float">
            <text:p>1257.18</text:p>
          </table:table-cell>
        </table:table-row>
        <table:table-row table:style-name="ro1">
          <table:table-cell office:value-type="float" office:value="15359534" calcext:value-type="float">
            <text:p>15359534</text:p>
          </table:table-cell>
          <table:table-cell table:formula="of:=[.A962]/1000/(60*60*24)" office:value-type="time" office:time-value="PT04H15M59.534S" calcext:value-type="time">
            <text:p>04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31.74" calcext:value-type="float">
            <text:p>1031.74</text:p>
          </table:table-cell>
          <table:table-cell office:value-type="float" office:value="1258.45" calcext:value-type="float">
            <text:p>1258.45</text:p>
          </table:table-cell>
        </table:table-row>
        <table:table-row table:style-name="ro1">
          <table:table-cell office:value-type="float" office:value="15375534" calcext:value-type="float">
            <text:p>15375534</text:p>
          </table:table-cell>
          <table:table-cell table:formula="of:=[.A963]/1000/(60*60*24)" office:value-type="time" office:time-value="PT04H16M15.534S" calcext:value-type="time">
            <text:p>04:1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32.8" calcext:value-type="float">
            <text:p>1032.8</text:p>
          </table:table-cell>
          <table:table-cell office:value-type="float" office:value="1259.72" calcext:value-type="float">
            <text:p>1259.72</text:p>
          </table:table-cell>
        </table:table-row>
        <table:table-row table:style-name="ro1">
          <table:table-cell office:value-type="float" office:value="15391534" calcext:value-type="float">
            <text:p>15391534</text:p>
          </table:table-cell>
          <table:table-cell table:formula="of:=[.A964]/1000/(60*60*24)" office:value-type="time" office:time-value="PT04H16M31.534S" calcext:value-type="time">
            <text:p>04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33.85" calcext:value-type="float">
            <text:p>1033.85</text:p>
          </table:table-cell>
          <table:table-cell office:value-type="float" office:value="1260.99" calcext:value-type="float">
            <text:p>1260.99</text:p>
          </table:table-cell>
        </table:table-row>
        <table:table-row table:style-name="ro1">
          <table:table-cell office:value-type="float" office:value="15407534" calcext:value-type="float">
            <text:p>15407534</text:p>
          </table:table-cell>
          <table:table-cell table:formula="of:=[.A965]/1000/(60*60*24)" office:value-type="time" office:time-value="PT04H16M47.534S" calcext:value-type="time">
            <text:p>04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034.91" calcext:value-type="float">
            <text:p>1034.91</text:p>
          </table:table-cell>
          <table:table-cell office:value-type="float" office:value="1262.26" calcext:value-type="float">
            <text:p>1262.26</text:p>
          </table:table-cell>
        </table:table-row>
        <table:table-row table:style-name="ro1">
          <table:table-cell office:value-type="float" office:value="15423534" calcext:value-type="float">
            <text:p>15423534</text:p>
          </table:table-cell>
          <table:table-cell table:formula="of:=[.A966]/1000/(60*60*24)" office:value-type="time" office:time-value="PT04H17M03.534S" calcext:value-type="time">
            <text:p>04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35.97" calcext:value-type="float">
            <text:p>1035.97</text:p>
          </table:table-cell>
          <table:table-cell office:value-type="float" office:value="1263.53" calcext:value-type="float">
            <text:p>1263.53</text:p>
          </table:table-cell>
        </table:table-row>
        <table:table-row table:style-name="ro1">
          <table:table-cell office:value-type="float" office:value="15439534" calcext:value-type="float">
            <text:p>15439534</text:p>
          </table:table-cell>
          <table:table-cell table:formula="of:=[.A967]/1000/(60*60*24)" office:value-type="time" office:time-value="PT04H17M19.534S" calcext:value-type="time">
            <text:p>04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37.03" calcext:value-type="float">
            <text:p>1037.03</text:p>
          </table:table-cell>
          <table:table-cell office:value-type="float" office:value="1264.79" calcext:value-type="float">
            <text:p>1264.79</text:p>
          </table:table-cell>
        </table:table-row>
        <table:table-row table:style-name="ro1">
          <table:table-cell office:value-type="float" office:value="15455534" calcext:value-type="float">
            <text:p>15455534</text:p>
          </table:table-cell>
          <table:table-cell table:formula="of:=[.A968]/1000/(60*60*24)" office:value-type="time" office:time-value="PT04H17M35.534S" calcext:value-type="time">
            <text:p>04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38.08" calcext:value-type="float">
            <text:p>1038.08</text:p>
          </table:table-cell>
          <table:table-cell office:value-type="float" office:value="1266.06" calcext:value-type="float">
            <text:p>1266.06</text:p>
          </table:table-cell>
        </table:table-row>
        <table:table-row table:style-name="ro1">
          <table:table-cell office:value-type="float" office:value="15471534" calcext:value-type="float">
            <text:p>15471534</text:p>
          </table:table-cell>
          <table:table-cell table:formula="of:=[.A969]/1000/(60*60*24)" office:value-type="time" office:time-value="PT04H17M51.534S" calcext:value-type="time">
            <text:p>04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039.14" calcext:value-type="float">
            <text:p>1039.14</text:p>
          </table:table-cell>
          <table:table-cell office:value-type="float" office:value="1267.33" calcext:value-type="float">
            <text:p>1267.33</text:p>
          </table:table-cell>
        </table:table-row>
        <table:table-row table:style-name="ro1">
          <table:table-cell office:value-type="float" office:value="15487534" calcext:value-type="float">
            <text:p>15487534</text:p>
          </table:table-cell>
          <table:table-cell table:formula="of:=[.A970]/1000/(60*60*24)" office:value-type="time" office:time-value="PT04H18M07.534S" calcext:value-type="time">
            <text:p>04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40.2" calcext:value-type="float">
            <text:p>1040.2</text:p>
          </table:table-cell>
          <table:table-cell office:value-type="float" office:value="1268.6" calcext:value-type="float">
            <text:p>1268.6</text:p>
          </table:table-cell>
        </table:table-row>
        <table:table-row table:style-name="ro1">
          <table:table-cell office:value-type="float" office:value="15503534" calcext:value-type="float">
            <text:p>15503534</text:p>
          </table:table-cell>
          <table:table-cell table:formula="of:=[.A971]/1000/(60*60*24)" office:value-type="time" office:time-value="PT04H18M23.534S" calcext:value-type="time">
            <text:p>04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41.25" calcext:value-type="float">
            <text:p>1041.25</text:p>
          </table:table-cell>
          <table:table-cell office:value-type="float" office:value="1269.86" calcext:value-type="float">
            <text:p>1269.86</text:p>
          </table:table-cell>
        </table:table-row>
        <table:table-row table:style-name="ro1">
          <table:table-cell office:value-type="float" office:value="15519534" calcext:value-type="float">
            <text:p>15519534</text:p>
          </table:table-cell>
          <table:table-cell table:formula="of:=[.A972]/1000/(60*60*24)" office:value-type="time" office:time-value="PT04H18M39.534S" calcext:value-type="time">
            <text:p>04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42.31" calcext:value-type="float">
            <text:p>1042.31</text:p>
          </table:table-cell>
          <table:table-cell office:value-type="float" office:value="1271.13" calcext:value-type="float">
            <text:p>1271.13</text:p>
          </table:table-cell>
        </table:table-row>
        <table:table-row table:style-name="ro1">
          <table:table-cell office:value-type="float" office:value="15535534" calcext:value-type="float">
            <text:p>15535534</text:p>
          </table:table-cell>
          <table:table-cell table:formula="of:=[.A973]/1000/(60*60*24)" office:value-type="time" office:time-value="PT04H18M55.534S" calcext:value-type="time">
            <text:p>04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43.37" calcext:value-type="float">
            <text:p>1043.37</text:p>
          </table:table-cell>
          <table:table-cell office:value-type="float" office:value="1272.4" calcext:value-type="float">
            <text:p>1272.4</text:p>
          </table:table-cell>
        </table:table-row>
        <table:table-row table:style-name="ro1">
          <table:table-cell office:value-type="float" office:value="15551534" calcext:value-type="float">
            <text:p>15551534</text:p>
          </table:table-cell>
          <table:table-cell table:formula="of:=[.A974]/1000/(60*60*24)" office:value-type="time" office:time-value="PT04H19M11.534S" calcext:value-type="time">
            <text:p>04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44.42" calcext:value-type="float">
            <text:p>1044.42</text:p>
          </table:table-cell>
          <table:table-cell office:value-type="float" office:value="1273.67" calcext:value-type="float">
            <text:p>1273.67</text:p>
          </table:table-cell>
        </table:table-row>
        <table:table-row table:style-name="ro1">
          <table:table-cell office:value-type="float" office:value="15567534" calcext:value-type="float">
            <text:p>15567534</text:p>
          </table:table-cell>
          <table:table-cell table:formula="of:=[.A975]/1000/(60*60*24)" office:value-type="time" office:time-value="PT04H19M27.534S" calcext:value-type="time">
            <text:p>04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45.48" calcext:value-type="float">
            <text:p>1045.48</text:p>
          </table:table-cell>
          <table:table-cell office:value-type="float" office:value="1274.93" calcext:value-type="float">
            <text:p>1274.93</text:p>
          </table:table-cell>
        </table:table-row>
        <table:table-row table:style-name="ro1">
          <table:table-cell office:value-type="float" office:value="15583534" calcext:value-type="float">
            <text:p>15583534</text:p>
          </table:table-cell>
          <table:table-cell table:formula="of:=[.A976]/1000/(60*60*24)" office:value-type="time" office:time-value="PT04H19M43.534S" calcext:value-type="time">
            <text:p>04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46.54" calcext:value-type="float">
            <text:p>1046.54</text:p>
          </table:table-cell>
          <table:table-cell office:value-type="float" office:value="1276.2" calcext:value-type="float">
            <text:p>1276.2</text:p>
          </table:table-cell>
        </table:table-row>
        <table:table-row table:style-name="ro1">
          <table:table-cell office:value-type="float" office:value="15599534" calcext:value-type="float">
            <text:p>15599534</text:p>
          </table:table-cell>
          <table:table-cell table:formula="of:=[.A977]/1000/(60*60*24)" office:value-type="time" office:time-value="PT04H19M59.534S" calcext:value-type="time">
            <text:p>04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47.59" calcext:value-type="float">
            <text:p>1047.59</text:p>
          </table:table-cell>
          <table:table-cell office:value-type="float" office:value="1277.47" calcext:value-type="float">
            <text:p>1277.47</text:p>
          </table:table-cell>
        </table:table-row>
        <table:table-row table:style-name="ro1">
          <table:table-cell office:value-type="float" office:value="15615534" calcext:value-type="float">
            <text:p>15615534</text:p>
          </table:table-cell>
          <table:table-cell table:formula="of:=[.A978]/1000/(60*60*24)" office:value-type="time" office:time-value="PT04H20M15.534S" calcext:value-type="time">
            <text:p>04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048.65" calcext:value-type="float">
            <text:p>1048.65</text:p>
          </table:table-cell>
          <table:table-cell office:value-type="float" office:value="1278.74" calcext:value-type="float">
            <text:p>1278.74</text:p>
          </table:table-cell>
        </table:table-row>
        <table:table-row table:style-name="ro1">
          <table:table-cell office:value-type="float" office:value="15631534" calcext:value-type="float">
            <text:p>15631534</text:p>
          </table:table-cell>
          <table:table-cell table:formula="of:=[.A979]/1000/(60*60*24)" office:value-type="time" office:time-value="PT04H20M31.534S" calcext:value-type="time">
            <text:p>04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49.71" calcext:value-type="float">
            <text:p>1049.7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5647534" calcext:value-type="float">
            <text:p>15647534</text:p>
          </table:table-cell>
          <table:table-cell table:formula="of:=[.A980]/1000/(60*60*24)" office:value-type="time" office:time-value="PT04H20M47.534S" calcext:value-type="time">
            <text:p>04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50.76" calcext:value-type="float">
            <text:p>1050.76</text:p>
          </table:table-cell>
          <table:table-cell office:value-type="float" office:value="1281.27" calcext:value-type="float">
            <text:p>1281.27</text:p>
          </table:table-cell>
        </table:table-row>
        <table:table-row table:style-name="ro1">
          <table:table-cell office:value-type="float" office:value="15663534" calcext:value-type="float">
            <text:p>15663534</text:p>
          </table:table-cell>
          <table:table-cell table:formula="of:=[.A981]/1000/(60*60*24)" office:value-type="time" office:time-value="PT04H21M03.534S" calcext:value-type="time">
            <text:p>04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51.82" calcext:value-type="float">
            <text:p>1051.82</text:p>
          </table:table-cell>
          <table:table-cell office:value-type="float" office:value="1282.54" calcext:value-type="float">
            <text:p>1282.54</text:p>
          </table:table-cell>
        </table:table-row>
        <table:table-row table:style-name="ro1">
          <table:table-cell office:value-type="float" office:value="15679534" calcext:value-type="float">
            <text:p>15679534</text:p>
          </table:table-cell>
          <table:table-cell table:formula="of:=[.A982]/1000/(60*60*24)" office:value-type="time" office:time-value="PT04H21M19.534S" calcext:value-type="time">
            <text:p>04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052.88" calcext:value-type="float">
            <text:p>1052.88</text:p>
          </table:table-cell>
          <table:table-cell office:value-type="float" office:value="1283.81" calcext:value-type="float">
            <text:p>1283.81</text:p>
          </table:table-cell>
        </table:table-row>
        <table:table-row table:style-name="ro1">
          <table:table-cell office:value-type="float" office:value="15695534" calcext:value-type="float">
            <text:p>15695534</text:p>
          </table:table-cell>
          <table:table-cell table:formula="of:=[.A983]/1000/(60*60*24)" office:value-type="time" office:time-value="PT04H21M35.534S" calcext:value-type="time">
            <text:p>04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53.94" calcext:value-type="float">
            <text:p>1053.94</text:p>
          </table:table-cell>
          <table:table-cell office:value-type="float" office:value="1285.07" calcext:value-type="float">
            <text:p>1285.07</text:p>
          </table:table-cell>
        </table:table-row>
        <table:table-row table:style-name="ro1">
          <table:table-cell office:value-type="float" office:value="15711534" calcext:value-type="float">
            <text:p>15711534</text:p>
          </table:table-cell>
          <table:table-cell table:formula="of:=[.A984]/1000/(60*60*24)" office:value-type="time" office:time-value="PT04H21M51.534S" calcext:value-type="time">
            <text:p>04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54.99" calcext:value-type="float">
            <text:p>1054.99</text:p>
          </table:table-cell>
          <table:table-cell office:value-type="float" office:value="1286.34" calcext:value-type="float">
            <text:p>1286.34</text:p>
          </table:table-cell>
        </table:table-row>
        <table:table-row table:style-name="ro1">
          <table:table-cell office:value-type="float" office:value="15727534" calcext:value-type="float">
            <text:p>15727534</text:p>
          </table:table-cell>
          <table:table-cell table:formula="of:=[.A985]/1000/(60*60*24)" office:value-type="time" office:time-value="PT04H22M07.534S" calcext:value-type="time">
            <text:p>04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56.05" calcext:value-type="float">
            <text:p>1056.05</text:p>
          </table:table-cell>
          <table:table-cell office:value-type="float" office:value="1287.61" calcext:value-type="float">
            <text:p>1287.61</text:p>
          </table:table-cell>
        </table:table-row>
        <table:table-row table:style-name="ro1">
          <table:table-cell office:value-type="float" office:value="15743534" calcext:value-type="float">
            <text:p>15743534</text:p>
          </table:table-cell>
          <table:table-cell table:formula="of:=[.A986]/1000/(60*60*24)" office:value-type="time" office:time-value="PT04H22M23.534S" calcext:value-type="time">
            <text:p>04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57.11" calcext:value-type="float">
            <text:p>1057.11</text:p>
          </table:table-cell>
          <table:table-cell office:value-type="float" office:value="1288.88" calcext:value-type="float">
            <text:p>1288.88</text:p>
          </table:table-cell>
        </table:table-row>
        <table:table-row table:style-name="ro1">
          <table:table-cell office:value-type="float" office:value="15759534" calcext:value-type="float">
            <text:p>15759534</text:p>
          </table:table-cell>
          <table:table-cell table:formula="of:=[.A987]/1000/(60*60*24)" office:value-type="time" office:time-value="PT04H22M39.534S" calcext:value-type="time">
            <text:p>04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58.16" calcext:value-type="float">
            <text:p>1058.16</text:p>
          </table:table-cell>
          <table:table-cell office:value-type="float" office:value="1290.14" calcext:value-type="float">
            <text:p>1290.14</text:p>
          </table:table-cell>
        </table:table-row>
        <table:table-row table:style-name="ro1">
          <table:table-cell office:value-type="float" office:value="15775534" calcext:value-type="float">
            <text:p>15775534</text:p>
          </table:table-cell>
          <table:table-cell table:formula="of:=[.A988]/1000/(60*60*24)" office:value-type="time" office:time-value="PT04H22M55.534S" calcext:value-type="time">
            <text:p>04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059.22" calcext:value-type="float">
            <text:p>1059.22</text:p>
          </table:table-cell>
          <table:table-cell office:value-type="float" office:value="1291.41" calcext:value-type="float">
            <text:p>1291.41</text:p>
          </table:table-cell>
        </table:table-row>
        <table:table-row table:style-name="ro1">
          <table:table-cell office:value-type="float" office:value="15791534" calcext:value-type="float">
            <text:p>15791534</text:p>
          </table:table-cell>
          <table:table-cell table:formula="of:=[.A989]/1000/(60*60*24)" office:value-type="time" office:time-value="PT04H23M11.534S" calcext:value-type="time">
            <text:p>04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0.28" calcext:value-type="float">
            <text:p>1060.28</text:p>
          </table:table-cell>
          <table:table-cell office:value-type="float" office:value="1292.68" calcext:value-type="float">
            <text:p>1292.68</text:p>
          </table:table-cell>
        </table:table-row>
        <table:table-row table:style-name="ro1">
          <table:table-cell office:value-type="float" office:value="15807534" calcext:value-type="float">
            <text:p>15807534</text:p>
          </table:table-cell>
          <table:table-cell table:formula="of:=[.A990]/1000/(60*60*24)" office:value-type="time" office:time-value="PT04H23M27.534S" calcext:value-type="time">
            <text:p>04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1.33" calcext:value-type="float">
            <text:p>1061.33</text:p>
          </table:table-cell>
          <table:table-cell office:value-type="float" office:value="1293.94" calcext:value-type="float">
            <text:p>1293.94</text:p>
          </table:table-cell>
        </table:table-row>
        <table:table-row table:style-name="ro1">
          <table:table-cell office:value-type="float" office:value="15823534" calcext:value-type="float">
            <text:p>15823534</text:p>
          </table:table-cell>
          <table:table-cell table:formula="of:=[.A991]/1000/(60*60*24)" office:value-type="time" office:time-value="PT04H23M43.534S" calcext:value-type="time">
            <text:p>04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2.39" calcext:value-type="float">
            <text:p>1062.39</text:p>
          </table:table-cell>
          <table:table-cell office:value-type="float" office:value="1295.21" calcext:value-type="float">
            <text:p>1295.21</text:p>
          </table:table-cell>
        </table:table-row>
        <table:table-row table:style-name="ro1">
          <table:table-cell office:value-type="float" office:value="15839534" calcext:value-type="float">
            <text:p>15839534</text:p>
          </table:table-cell>
          <table:table-cell table:formula="of:=[.A992]/1000/(60*60*24)" office:value-type="time" office:time-value="PT04H23M59.534S" calcext:value-type="time">
            <text:p>04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3.45" calcext:value-type="float">
            <text:p>1063.45</text:p>
          </table:table-cell>
          <table:table-cell office:value-type="float" office:value="1296.48" calcext:value-type="float">
            <text:p>1296.48</text:p>
          </table:table-cell>
        </table:table-row>
        <table:table-row table:style-name="ro1">
          <table:table-cell office:value-type="float" office:value="15855534" calcext:value-type="float">
            <text:p>15855534</text:p>
          </table:table-cell>
          <table:table-cell table:formula="of:=[.A993]/1000/(60*60*24)" office:value-type="time" office:time-value="PT04H24M15.534S" calcext:value-type="time">
            <text:p>04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4.5" calcext:value-type="float">
            <text:p>1064.5</text:p>
          </table:table-cell>
          <table:table-cell office:value-type="float" office:value="1297.75" calcext:value-type="float">
            <text:p>1297.75</text:p>
          </table:table-cell>
        </table:table-row>
        <table:table-row table:style-name="ro1">
          <table:table-cell office:value-type="float" office:value="15871534" calcext:value-type="float">
            <text:p>15871534</text:p>
          </table:table-cell>
          <table:table-cell table:formula="of:=[.A994]/1000/(60*60*24)" office:value-type="time" office:time-value="PT04H24M31.534S" calcext:value-type="time">
            <text:p>04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5.56" calcext:value-type="float">
            <text:p>1065.56</text:p>
          </table:table-cell>
          <table:table-cell office:value-type="float" office:value="1299.01" calcext:value-type="float">
            <text:p>1299.01</text:p>
          </table:table-cell>
        </table:table-row>
        <table:table-row table:style-name="ro1">
          <table:table-cell office:value-type="float" office:value="15887534" calcext:value-type="float">
            <text:p>15887534</text:p>
          </table:table-cell>
          <table:table-cell table:formula="of:=[.A995]/1000/(60*60*24)" office:value-type="time" office:time-value="PT04H24M47.534S" calcext:value-type="time">
            <text:p>04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066.61" calcext:value-type="float">
            <text:p>1066.61</text:p>
          </table:table-cell>
          <table:table-cell office:value-type="float" office:value="1300.28" calcext:value-type="float">
            <text:p>1300.28</text:p>
          </table:table-cell>
        </table:table-row>
        <table:table-row table:style-name="ro1">
          <table:table-cell office:value-type="float" office:value="15903534" calcext:value-type="float">
            <text:p>15903534</text:p>
          </table:table-cell>
          <table:table-cell table:formula="of:=[.A996]/1000/(60*60*24)" office:value-type="time" office:time-value="PT04H25M03.534S" calcext:value-type="time">
            <text:p>04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7.67" calcext:value-type="float">
            <text:p>1067.67</text:p>
          </table:table-cell>
          <table:table-cell office:value-type="float" office:value="1301.54" calcext:value-type="float">
            <text:p>1301.54</text:p>
          </table:table-cell>
        </table:table-row>
        <table:table-row table:style-name="ro1">
          <table:table-cell office:value-type="float" office:value="15919534" calcext:value-type="float">
            <text:p>15919534</text:p>
          </table:table-cell>
          <table:table-cell table:formula="of:=[.A997]/1000/(60*60*24)" office:value-type="time" office:time-value="PT04H25M19.534S" calcext:value-type="time">
            <text:p>04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68.73" calcext:value-type="float">
            <text:p>1068.73</text:p>
          </table:table-cell>
          <table:table-cell office:value-type="float" office:value="1302.81" calcext:value-type="float">
            <text:p>1302.81</text:p>
          </table:table-cell>
        </table:table-row>
        <table:table-row table:style-name="ro1">
          <table:table-cell office:value-type="float" office:value="15935534" calcext:value-type="float">
            <text:p>15935534</text:p>
          </table:table-cell>
          <table:table-cell table:formula="of:=[.A998]/1000/(60*60*24)" office:value-type="time" office:time-value="PT04H25M35.534S" calcext:value-type="time">
            <text:p>04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69.78" calcext:value-type="float">
            <text:p>1069.78</text:p>
          </table:table-cell>
          <table:table-cell office:value-type="float" office:value="1304.08" calcext:value-type="float">
            <text:p>1304.08</text:p>
          </table:table-cell>
        </table:table-row>
        <table:table-row table:style-name="ro1">
          <table:table-cell office:value-type="float" office:value="15951534" calcext:value-type="float">
            <text:p>15951534</text:p>
          </table:table-cell>
          <table:table-cell table:formula="of:=[.A999]/1000/(60*60*24)" office:value-type="time" office:time-value="PT04H25M51.534S" calcext:value-type="time">
            <text:p>04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70.84" calcext:value-type="float">
            <text:p>1070.84</text:p>
          </table:table-cell>
          <table:table-cell office:value-type="float" office:value="1305.34" calcext:value-type="float">
            <text:p>1305.34</text:p>
          </table:table-cell>
        </table:table-row>
        <table:table-row table:style-name="ro1">
          <table:table-cell office:value-type="float" office:value="15967534" calcext:value-type="float">
            <text:p>15967534</text:p>
          </table:table-cell>
          <table:table-cell table:formula="of:=[.A1000]/1000/(60*60*24)" office:value-type="time" office:time-value="PT04H26M07.534S" calcext:value-type="time">
            <text:p>04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71.9" calcext:value-type="float">
            <text:p>1071.9</text:p>
          </table:table-cell>
          <table:table-cell office:value-type="float" office:value="1306.61" calcext:value-type="float">
            <text:p>1306.61</text:p>
          </table:table-cell>
        </table:table-row>
        <table:table-row table:style-name="ro1">
          <table:table-cell office:value-type="float" office:value="15983534" calcext:value-type="float">
            <text:p>15983534</text:p>
          </table:table-cell>
          <table:table-cell table:formula="of:=[.A1001]/1000/(60*60*24)" office:value-type="time" office:time-value="PT04H26M23.534S" calcext:value-type="time">
            <text:p>04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72.95" calcext:value-type="float">
            <text:p>1072.95</text:p>
          </table:table-cell>
          <table:table-cell office:value-type="float" office:value="1307.87" calcext:value-type="float">
            <text:p>1307.87</text:p>
          </table:table-cell>
        </table:table-row>
        <table:table-row table:style-name="ro1">
          <table:table-cell office:value-type="float" office:value="15999534" calcext:value-type="float">
            <text:p>15999534</text:p>
          </table:table-cell>
          <table:table-cell table:formula="of:=[.A1002]/1000/(60*60*24)" office:value-type="time" office:time-value="PT04H26M39.534S" calcext:value-type="time">
            <text:p>04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074.01" calcext:value-type="float">
            <text:p>1074.01</text:p>
          </table:table-cell>
          <table:table-cell office:value-type="float" office:value="1309.14" calcext:value-type="float">
            <text:p>1309.14</text:p>
          </table:table-cell>
        </table:table-row>
        <table:table-row table:style-name="ro1">
          <table:table-cell office:value-type="float" office:value="16015534" calcext:value-type="float">
            <text:p>16015534</text:p>
          </table:table-cell>
          <table:table-cell table:formula="of:=[.A1003]/1000/(60*60*24)" office:value-type="time" office:time-value="PT04H26M55.534S" calcext:value-type="time">
            <text:p>04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75.07" calcext:value-type="float">
            <text:p>1075.07</text:p>
          </table:table-cell>
          <table:table-cell office:value-type="float" office:value="1310.41" calcext:value-type="float">
            <text:p>1310.41</text:p>
          </table:table-cell>
        </table:table-row>
        <table:table-row table:style-name="ro1">
          <table:table-cell office:value-type="float" office:value="16031534" calcext:value-type="float">
            <text:p>16031534</text:p>
          </table:table-cell>
          <table:table-cell table:formula="of:=[.A1004]/1000/(60*60*24)" office:value-type="time" office:time-value="PT04H27M11.534S" calcext:value-type="time">
            <text:p>04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076.12" calcext:value-type="float">
            <text:p>1076.12</text:p>
          </table:table-cell>
          <table:table-cell office:value-type="float" office:value="1311.67" calcext:value-type="float">
            <text:p>1311.67</text:p>
          </table:table-cell>
        </table:table-row>
        <table:table-row table:style-name="ro1">
          <table:table-cell office:value-type="float" office:value="16047534" calcext:value-type="float">
            <text:p>16047534</text:p>
          </table:table-cell>
          <table:table-cell table:formula="of:=[.A1005]/1000/(60*60*24)" office:value-type="time" office:time-value="PT04H27M27.534S" calcext:value-type="time">
            <text:p>04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77.18" calcext:value-type="float">
            <text:p>1077.18</text:p>
          </table:table-cell>
          <table:table-cell office:value-type="float" office:value="1312.94" calcext:value-type="float">
            <text:p>1312.94</text:p>
          </table:table-cell>
        </table:table-row>
        <table:table-row table:style-name="ro1">
          <table:table-cell office:value-type="float" office:value="16063534" calcext:value-type="float">
            <text:p>16063534</text:p>
          </table:table-cell>
          <table:table-cell table:formula="of:=[.A1006]/1000/(60*60*24)" office:value-type="time" office:time-value="PT04H27M43.534S" calcext:value-type="time">
            <text:p>04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078.24" calcext:value-type="float">
            <text:p>1078.24</text:p>
          </table:table-cell>
          <table:table-cell office:value-type="float" office:value="1314.2" calcext:value-type="float">
            <text:p>1314.2</text:p>
          </table:table-cell>
        </table:table-row>
        <table:table-row table:style-name="ro1">
          <table:table-cell office:value-type="float" office:value="16079534" calcext:value-type="float">
            <text:p>16079534</text:p>
          </table:table-cell>
          <table:table-cell table:formula="of:=[.A1007]/1000/(60*60*24)" office:value-type="time" office:time-value="PT04H27M59.534S" calcext:value-type="time">
            <text:p>04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79.29" calcext:value-type="float">
            <text:p>1079.29</text:p>
          </table:table-cell>
          <table:table-cell office:value-type="float" office:value="1315.47" calcext:value-type="float">
            <text:p>1315.47</text:p>
          </table:table-cell>
        </table:table-row>
        <table:table-row table:style-name="ro1">
          <table:table-cell office:value-type="float" office:value="16095534" calcext:value-type="float">
            <text:p>16095534</text:p>
          </table:table-cell>
          <table:table-cell table:formula="of:=[.A1008]/1000/(60*60*24)" office:value-type="time" office:time-value="PT04H28M15.534S" calcext:value-type="time">
            <text:p>04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080.35" calcext:value-type="float">
            <text:p>1080.35</text:p>
          </table:table-cell>
          <table:table-cell office:value-type="float" office:value="1316.73" calcext:value-type="float">
            <text:p>1316.73</text:p>
          </table:table-cell>
        </table:table-row>
        <table:table-row table:style-name="ro1">
          <table:table-cell office:value-type="float" office:value="16111534" calcext:value-type="float">
            <text:p>16111534</text:p>
          </table:table-cell>
          <table:table-cell table:formula="of:=[.A1009]/1000/(60*60*24)" office:value-type="time" office:time-value="PT04H28M31.534S" calcext:value-type="time">
            <text:p>04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81.4" calcext:value-type="float">
            <text:p>1081.4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6127534" calcext:value-type="float">
            <text:p>16127534</text:p>
          </table:table-cell>
          <table:table-cell table:formula="of:=[.A1010]/1000/(60*60*24)" office:value-type="time" office:time-value="PT04H28M47.534S" calcext:value-type="time">
            <text:p>04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82.46" calcext:value-type="float">
            <text:p>1082.46</text:p>
          </table:table-cell>
          <table:table-cell office:value-type="float" office:value="1319.26" calcext:value-type="float">
            <text:p>1319.26</text:p>
          </table:table-cell>
        </table:table-row>
        <table:table-row table:style-name="ro1">
          <table:table-cell office:value-type="float" office:value="16143534" calcext:value-type="float">
            <text:p>16143534</text:p>
          </table:table-cell>
          <table:table-cell table:formula="of:=[.A1011]/1000/(60*60*24)" office:value-type="time" office:time-value="PT04H29M03.534S" calcext:value-type="time">
            <text:p>04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83.52" calcext:value-type="float">
            <text:p>1083.52</text:p>
          </table:table-cell>
          <table:table-cell office:value-type="float" office:value="1320.53" calcext:value-type="float">
            <text:p>1320.53</text:p>
          </table:table-cell>
        </table:table-row>
        <table:table-row table:style-name="ro1">
          <table:table-cell office:value-type="float" office:value="16159534" calcext:value-type="float">
            <text:p>16159534</text:p>
          </table:table-cell>
          <table:table-cell table:formula="of:=[.A1012]/1000/(60*60*24)" office:value-type="time" office:time-value="PT04H29M19.534S" calcext:value-type="time">
            <text:p>04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84.57" calcext:value-type="float">
            <text:p>1084.57</text:p>
          </table:table-cell>
          <table:table-cell office:value-type="float" office:value="1321.8" calcext:value-type="float">
            <text:p>1321.8</text:p>
          </table:table-cell>
        </table:table-row>
        <table:table-row table:style-name="ro1">
          <table:table-cell office:value-type="float" office:value="16175534" calcext:value-type="float">
            <text:p>16175534</text:p>
          </table:table-cell>
          <table:table-cell table:formula="of:=[.A1013]/1000/(60*60*24)" office:value-type="time" office:time-value="PT04H29M35.534S" calcext:value-type="time">
            <text:p>04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085.63" calcext:value-type="float">
            <text:p>1085.63</text:p>
          </table:table-cell>
          <table:table-cell office:value-type="float" office:value="1323.06" calcext:value-type="float">
            <text:p>1323.06</text:p>
          </table:table-cell>
        </table:table-row>
        <table:table-row table:style-name="ro1">
          <table:table-cell office:value-type="float" office:value="16191534" calcext:value-type="float">
            <text:p>16191534</text:p>
          </table:table-cell>
          <table:table-cell table:formula="of:=[.A1014]/1000/(60*60*24)" office:value-type="time" office:time-value="PT04H29M51.534S" calcext:value-type="time">
            <text:p>04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86.69" calcext:value-type="float">
            <text:p>1086.69</text:p>
          </table:table-cell>
          <table:table-cell office:value-type="float" office:value="1324.33" calcext:value-type="float">
            <text:p>1324.33</text:p>
          </table:table-cell>
        </table:table-row>
        <table:table-row table:style-name="ro1">
          <table:table-cell office:value-type="float" office:value="16207534" calcext:value-type="float">
            <text:p>16207534</text:p>
          </table:table-cell>
          <table:table-cell table:formula="of:=[.A1015]/1000/(60*60*24)" office:value-type="time" office:time-value="PT04H30M07.534S" calcext:value-type="time">
            <text:p>04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087.74" calcext:value-type="float">
            <text:p>1087.74</text:p>
          </table:table-cell>
          <table:table-cell office:value-type="float" office:value="1325.59" calcext:value-type="float">
            <text:p>1325.59</text:p>
          </table:table-cell>
        </table:table-row>
        <table:table-row table:style-name="ro1">
          <table:table-cell office:value-type="float" office:value="16223534" calcext:value-type="float">
            <text:p>16223534</text:p>
          </table:table-cell>
          <table:table-cell table:formula="of:=[.A1016]/1000/(60*60*24)" office:value-type="time" office:time-value="PT04H30M23.534S" calcext:value-type="time">
            <text:p>04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88.8" calcext:value-type="float">
            <text:p>1088.8</text:p>
          </table:table-cell>
          <table:table-cell office:value-type="float" office:value="1326.86" calcext:value-type="float">
            <text:p>1326.86</text:p>
          </table:table-cell>
        </table:table-row>
        <table:table-row table:style-name="ro1">
          <table:table-cell office:value-type="float" office:value="16239534" calcext:value-type="float">
            <text:p>16239534</text:p>
          </table:table-cell>
          <table:table-cell table:formula="of:=[.A1017]/1000/(60*60*24)" office:value-type="time" office:time-value="PT04H30M39.534S" calcext:value-type="time">
            <text:p>04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89.86" calcext:value-type="float">
            <text:p>1089.86</text:p>
          </table:table-cell>
          <table:table-cell office:value-type="float" office:value="1328.12" calcext:value-type="float">
            <text:p>1328.12</text:p>
          </table:table-cell>
        </table:table-row>
        <table:table-row table:style-name="ro1">
          <table:table-cell office:value-type="float" office:value="16255534" calcext:value-type="float">
            <text:p>16255534</text:p>
          </table:table-cell>
          <table:table-cell table:formula="of:=[.A1018]/1000/(60*60*24)" office:value-type="time" office:time-value="PT04H30M55.534S" calcext:value-type="time">
            <text:p>04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90.91" calcext:value-type="float">
            <text:p>1090.91</text:p>
          </table:table-cell>
          <table:table-cell office:value-type="float" office:value="1329.39" calcext:value-type="float">
            <text:p>1329.39</text:p>
          </table:table-cell>
        </table:table-row>
        <table:table-row table:style-name="ro1">
          <table:table-cell office:value-type="float" office:value="16271534" calcext:value-type="float">
            <text:p>16271534</text:p>
          </table:table-cell>
          <table:table-cell table:formula="of:=[.A1019]/1000/(60*60*24)" office:value-type="time" office:time-value="PT04H31M11.534S" calcext:value-type="time">
            <text:p>04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91.97" calcext:value-type="float">
            <text:p>1091.97</text:p>
          </table:table-cell>
          <table:table-cell office:value-type="float" office:value="1330.65" calcext:value-type="float">
            <text:p>1330.65</text:p>
          </table:table-cell>
        </table:table-row>
        <table:table-row table:style-name="ro1">
          <table:table-cell office:value-type="float" office:value="16287534" calcext:value-type="float">
            <text:p>16287534</text:p>
          </table:table-cell>
          <table:table-cell table:formula="of:=[.A1020]/1000/(60*60*24)" office:value-type="time" office:time-value="PT04H31M27.534S" calcext:value-type="time">
            <text:p>04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93.02" calcext:value-type="float">
            <text:p>1093.02</text:p>
          </table:table-cell>
          <table:table-cell office:value-type="float" office:value="1331.92" calcext:value-type="float">
            <text:p>1331.92</text:p>
          </table:table-cell>
        </table:table-row>
        <table:table-row table:style-name="ro1">
          <table:table-cell office:value-type="float" office:value="16303534" calcext:value-type="float">
            <text:p>16303534</text:p>
          </table:table-cell>
          <table:table-cell table:formula="of:=[.A1021]/1000/(60*60*24)" office:value-type="time" office:time-value="PT04H31M43.534S" calcext:value-type="time">
            <text:p>04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94.08" calcext:value-type="float">
            <text:p>1094.08</text:p>
          </table:table-cell>
          <table:table-cell office:value-type="float" office:value="1333.18" calcext:value-type="float">
            <text:p>1333.18</text:p>
          </table:table-cell>
        </table:table-row>
        <table:table-row table:style-name="ro1">
          <table:table-cell office:value-type="float" office:value="16319534" calcext:value-type="float">
            <text:p>16319534</text:p>
          </table:table-cell>
          <table:table-cell table:formula="of:=[.A1022]/1000/(60*60*24)" office:value-type="time" office:time-value="PT04H31M59.534S" calcext:value-type="time">
            <text:p>04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95.14" calcext:value-type="float">
            <text:p>1095.14</text:p>
          </table:table-cell>
          <table:table-cell office:value-type="float" office:value="1334.44" calcext:value-type="float">
            <text:p>1334.44</text:p>
          </table:table-cell>
        </table:table-row>
        <table:table-row table:style-name="ro1">
          <table:table-cell office:value-type="float" office:value="16335534" calcext:value-type="float">
            <text:p>16335534</text:p>
          </table:table-cell>
          <table:table-cell table:formula="of:=[.A1023]/1000/(60*60*24)" office:value-type="time" office:time-value="PT04H32M15.534S" calcext:value-type="time">
            <text:p>04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96.19" calcext:value-type="float">
            <text:p>1096.19</text:p>
          </table:table-cell>
          <table:table-cell office:value-type="float" office:value="1335.71" calcext:value-type="float">
            <text:p>1335.71</text:p>
          </table:table-cell>
        </table:table-row>
        <table:table-row table:style-name="ro1">
          <table:table-cell office:value-type="float" office:value="16351534" calcext:value-type="float">
            <text:p>16351534</text:p>
          </table:table-cell>
          <table:table-cell table:formula="of:=[.A1024]/1000/(60*60*24)" office:value-type="time" office:time-value="PT04H32M31.534S" calcext:value-type="time">
            <text:p>04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336.97" calcext:value-type="float">
            <text:p>1336.97</text:p>
          </table:table-cell>
        </table:table-row>
        <table:table-row table:style-name="ro1">
          <table:table-cell office:value-type="float" office:value="16367534" calcext:value-type="float">
            <text:p>16367534</text:p>
          </table:table-cell>
          <table:table-cell table:formula="of:=[.A1025]/1000/(60*60*24)" office:value-type="time" office:time-value="PT04H32M47.534S" calcext:value-type="time">
            <text:p>04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098.3" calcext:value-type="float">
            <text:p>1098.3</text:p>
          </table:table-cell>
          <table:table-cell office:value-type="float" office:value="1338.24" calcext:value-type="float">
            <text:p>1338.24</text:p>
          </table:table-cell>
        </table:table-row>
        <table:table-row table:style-name="ro1">
          <table:table-cell office:value-type="float" office:value="16383534" calcext:value-type="float">
            <text:p>16383534</text:p>
          </table:table-cell>
          <table:table-cell table:formula="of:=[.A1026]/1000/(60*60*24)" office:value-type="time" office:time-value="PT04H33M03.534S" calcext:value-type="time">
            <text:p>04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099.36" calcext:value-type="float">
            <text:p>1099.36</text:p>
          </table:table-cell>
          <table:table-cell office:value-type="float" office:value="1339.5" calcext:value-type="float">
            <text:p>1339.5</text:p>
          </table:table-cell>
        </table:table-row>
        <table:table-row table:style-name="ro1">
          <table:table-cell office:value-type="float" office:value="16399534" calcext:value-type="float">
            <text:p>16399534</text:p>
          </table:table-cell>
          <table:table-cell table:formula="of:=[.A1027]/1000/(60*60*24)" office:value-type="time" office:time-value="PT04H33M19.534S" calcext:value-type="time">
            <text:p>04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0.41" calcext:value-type="float">
            <text:p>1100.41</text:p>
          </table:table-cell>
          <table:table-cell office:value-type="float" office:value="1340.76" calcext:value-type="float">
            <text:p>1340.76</text:p>
          </table:table-cell>
        </table:table-row>
        <table:table-row table:style-name="ro1">
          <table:table-cell office:value-type="float" office:value="16415534" calcext:value-type="float">
            <text:p>16415534</text:p>
          </table:table-cell>
          <table:table-cell table:formula="of:=[.A1028]/1000/(60*60*24)" office:value-type="time" office:time-value="PT04H33M35.534S" calcext:value-type="time">
            <text:p>04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01.47" calcext:value-type="float">
            <text:p>1101.47</text:p>
          </table:table-cell>
          <table:table-cell office:value-type="float" office:value="1342.02" calcext:value-type="float">
            <text:p>1342.02</text:p>
          </table:table-cell>
        </table:table-row>
        <table:table-row table:style-name="ro1">
          <table:table-cell office:value-type="float" office:value="16431534" calcext:value-type="float">
            <text:p>16431534</text:p>
          </table:table-cell>
          <table:table-cell table:formula="of:=[.A1029]/1000/(60*60*24)" office:value-type="time" office:time-value="PT04H33M51.534S" calcext:value-type="time">
            <text:p>04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2.52" calcext:value-type="float">
            <text:p>1102.52</text:p>
          </table:table-cell>
          <table:table-cell office:value-type="float" office:value="1343.29" calcext:value-type="float">
            <text:p>1343.29</text:p>
          </table:table-cell>
        </table:table-row>
        <table:table-row table:style-name="ro1">
          <table:table-cell office:value-type="float" office:value="16447534" calcext:value-type="float">
            <text:p>16447534</text:p>
          </table:table-cell>
          <table:table-cell table:formula="of:=[.A1030]/1000/(60*60*24)" office:value-type="time" office:time-value="PT04H34M07.534S" calcext:value-type="time">
            <text:p>04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3.58" calcext:value-type="float">
            <text:p>1103.58</text:p>
          </table:table-cell>
          <table:table-cell office:value-type="float" office:value="1344.55" calcext:value-type="float">
            <text:p>1344.55</text:p>
          </table:table-cell>
        </table:table-row>
        <table:table-row table:style-name="ro1">
          <table:table-cell office:value-type="float" office:value="16463534" calcext:value-type="float">
            <text:p>16463534</text:p>
          </table:table-cell>
          <table:table-cell table:formula="of:=[.A1031]/1000/(60*60*24)" office:value-type="time" office:time-value="PT04H34M23.534S" calcext:value-type="time">
            <text:p>04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4.63" calcext:value-type="float">
            <text:p>1104.63</text:p>
          </table:table-cell>
          <table:table-cell office:value-type="float" office:value="1345.81" calcext:value-type="float">
            <text:p>1345.81</text:p>
          </table:table-cell>
        </table:table-row>
        <table:table-row table:style-name="ro1">
          <table:table-cell office:value-type="float" office:value="16479534" calcext:value-type="float">
            <text:p>16479534</text:p>
          </table:table-cell>
          <table:table-cell table:formula="of:=[.A1032]/1000/(60*60*24)" office:value-type="time" office:time-value="PT04H34M39.534S" calcext:value-type="time">
            <text:p>04:3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5.69" calcext:value-type="float">
            <text:p>1105.69</text:p>
          </table:table-cell>
          <table:table-cell office:value-type="float" office:value="1347.07" calcext:value-type="float">
            <text:p>1347.07</text:p>
          </table:table-cell>
        </table:table-row>
        <table:table-row table:style-name="ro1">
          <table:table-cell office:value-type="float" office:value="16495534" calcext:value-type="float">
            <text:p>16495534</text:p>
          </table:table-cell>
          <table:table-cell table:formula="of:=[.A1033]/1000/(60*60*24)" office:value-type="time" office:time-value="PT04H34M55.534S" calcext:value-type="time">
            <text:p>04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1348.34" calcext:value-type="float">
            <text:p>1348.34</text:p>
          </table:table-cell>
        </table:table-row>
        <table:table-row table:style-name="ro1">
          <table:table-cell office:value-type="float" office:value="16511534" calcext:value-type="float">
            <text:p>16511534</text:p>
          </table:table-cell>
          <table:table-cell table:formula="of:=[.A1034]/1000/(60*60*24)" office:value-type="time" office:time-value="PT04H35M11.534S" calcext:value-type="time">
            <text:p>04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7.8" calcext:value-type="float">
            <text:p>1107.8</text:p>
          </table:table-cell>
          <table:table-cell office:value-type="float" office:value="1349.6" calcext:value-type="float">
            <text:p>1349.6</text:p>
          </table:table-cell>
        </table:table-row>
        <table:table-row table:style-name="ro1">
          <table:table-cell office:value-type="float" office:value="16527534" calcext:value-type="float">
            <text:p>16527534</text:p>
          </table:table-cell>
          <table:table-cell table:formula="of:=[.A1035]/1000/(60*60*24)" office:value-type="time" office:time-value="PT04H35M27.534S" calcext:value-type="time">
            <text:p>04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8.85" calcext:value-type="float">
            <text:p>1108.85</text:p>
          </table:table-cell>
          <table:table-cell office:value-type="float" office:value="1350.86" calcext:value-type="float">
            <text:p>1350.86</text:p>
          </table:table-cell>
        </table:table-row>
        <table:table-row table:style-name="ro1">
          <table:table-cell office:value-type="float" office:value="16543534" calcext:value-type="float">
            <text:p>16543534</text:p>
          </table:table-cell>
          <table:table-cell table:formula="of:=[.A1036]/1000/(60*60*24)" office:value-type="time" office:time-value="PT04H35M43.534S" calcext:value-type="time">
            <text:p>04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09.91" calcext:value-type="float">
            <text:p>1109.91</text:p>
          </table:table-cell>
          <table:table-cell office:value-type="float" office:value="1352.12" calcext:value-type="float">
            <text:p>1352.12</text:p>
          </table:table-cell>
        </table:table-row>
        <table:table-row table:style-name="ro1">
          <table:table-cell office:value-type="float" office:value="16559534" calcext:value-type="float">
            <text:p>16559534</text:p>
          </table:table-cell>
          <table:table-cell table:formula="of:=[.A1037]/1000/(60*60*24)" office:value-type="time" office:time-value="PT04H35M59.534S" calcext:value-type="time">
            <text:p>04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0.96" calcext:value-type="float">
            <text:p>1110.96</text:p>
          </table:table-cell>
          <table:table-cell office:value-type="float" office:value="1353.38" calcext:value-type="float">
            <text:p>1353.38</text:p>
          </table:table-cell>
        </table:table-row>
        <table:table-row table:style-name="ro1">
          <table:table-cell office:value-type="float" office:value="16575534" calcext:value-type="float">
            <text:p>16575534</text:p>
          </table:table-cell>
          <table:table-cell table:formula="of:=[.A1038]/1000/(60*60*24)" office:value-type="time" office:time-value="PT04H36M15.534S" calcext:value-type="time">
            <text:p>04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12.02" calcext:value-type="float">
            <text:p>1112.02</text:p>
          </table:table-cell>
          <table:table-cell office:value-type="float" office:value="1354.65" calcext:value-type="float">
            <text:p>1354.65</text:p>
          </table:table-cell>
        </table:table-row>
        <table:table-row table:style-name="ro1">
          <table:table-cell office:value-type="float" office:value="16591534" calcext:value-type="float">
            <text:p>16591534</text:p>
          </table:table-cell>
          <table:table-cell table:formula="of:=[.A1039]/1000/(60*60*24)" office:value-type="time" office:time-value="PT04H36M31.534S" calcext:value-type="time">
            <text:p>04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3.07" calcext:value-type="float">
            <text:p>1113.07</text:p>
          </table:table-cell>
          <table:table-cell office:value-type="float" office:value="1355.91" calcext:value-type="float">
            <text:p>1355.91</text:p>
          </table:table-cell>
        </table:table-row>
        <table:table-row table:style-name="ro1">
          <table:table-cell office:value-type="float" office:value="16607534" calcext:value-type="float">
            <text:p>16607534</text:p>
          </table:table-cell>
          <table:table-cell table:formula="of:=[.A1040]/1000/(60*60*24)" office:value-type="time" office:time-value="PT04H36M47.534S" calcext:value-type="time">
            <text:p>04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14.13" calcext:value-type="float">
            <text:p>1114.13</text:p>
          </table:table-cell>
          <table:table-cell office:value-type="float" office:value="1357.17" calcext:value-type="float">
            <text:p>1357.17</text:p>
          </table:table-cell>
        </table:table-row>
        <table:table-row table:style-name="ro1">
          <table:table-cell office:value-type="float" office:value="16623534" calcext:value-type="float">
            <text:p>16623534</text:p>
          </table:table-cell>
          <table:table-cell table:formula="of:=[.A1041]/1000/(60*60*24)" office:value-type="time" office:time-value="PT04H37M03.534S" calcext:value-type="time">
            <text:p>04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15.18" calcext:value-type="float">
            <text:p>1115.18</text:p>
          </table:table-cell>
          <table:table-cell office:value-type="float" office:value="1358.43" calcext:value-type="float">
            <text:p>1358.43</text:p>
          </table:table-cell>
        </table:table-row>
        <table:table-row table:style-name="ro1">
          <table:table-cell office:value-type="float" office:value="16639534" calcext:value-type="float">
            <text:p>16639534</text:p>
          </table:table-cell>
          <table:table-cell table:formula="of:=[.A1042]/1000/(60*60*24)" office:value-type="time" office:time-value="PT04H37M19.534S" calcext:value-type="time">
            <text:p>04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16.24" calcext:value-type="float">
            <text:p>1116.24</text:p>
          </table:table-cell>
          <table:table-cell office:value-type="float" office:value="1359.7" calcext:value-type="float">
            <text:p>1359.7</text:p>
          </table:table-cell>
        </table:table-row>
        <table:table-row table:style-name="ro1">
          <table:table-cell office:value-type="float" office:value="16655534" calcext:value-type="float">
            <text:p>16655534</text:p>
          </table:table-cell>
          <table:table-cell table:formula="of:=[.A1043]/1000/(60*60*24)" office:value-type="time" office:time-value="PT04H37M35.534S" calcext:value-type="time">
            <text:p>04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7.29" calcext:value-type="float">
            <text:p>1117.29</text:p>
          </table:table-cell>
          <table:table-cell office:value-type="float" office:value="1360.96" calcext:value-type="float">
            <text:p>1360.96</text:p>
          </table:table-cell>
        </table:table-row>
        <table:table-row table:style-name="ro1">
          <table:table-cell office:value-type="float" office:value="16671534" calcext:value-type="float">
            <text:p>16671534</text:p>
          </table:table-cell>
          <table:table-cell table:formula="of:=[.A1044]/1000/(60*60*24)" office:value-type="time" office:time-value="PT04H37M51.534S" calcext:value-type="time">
            <text:p>04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18.35" calcext:value-type="float">
            <text:p>1118.35</text:p>
          </table:table-cell>
          <table:table-cell office:value-type="float" office:value="1362.22" calcext:value-type="float">
            <text:p>1362.22</text:p>
          </table:table-cell>
        </table:table-row>
        <table:table-row table:style-name="ro1">
          <table:table-cell office:value-type="float" office:value="16687534" calcext:value-type="float">
            <text:p>16687534</text:p>
          </table:table-cell>
          <table:table-cell table:formula="of:=[.A1045]/1000/(60*60*24)" office:value-type="time" office:time-value="PT04H38M07.534S" calcext:value-type="time">
            <text:p>04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19.4" calcext:value-type="float">
            <text:p>1119.4</text:p>
          </table:table-cell>
          <table:table-cell office:value-type="float" office:value="1363.48" calcext:value-type="float">
            <text:p>1363.48</text:p>
          </table:table-cell>
        </table:table-row>
        <table:table-row table:style-name="ro1">
          <table:table-cell office:value-type="float" office:value="16703534" calcext:value-type="float">
            <text:p>16703534</text:p>
          </table:table-cell>
          <table:table-cell table:formula="of:=[.A1046]/1000/(60*60*24)" office:value-type="time" office:time-value="PT04H38M23.534S" calcext:value-type="time">
            <text:p>04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0.46" calcext:value-type="float">
            <text:p>1120.46</text:p>
          </table:table-cell>
          <table:table-cell office:value-type="float" office:value="1364.74" calcext:value-type="float">
            <text:p>1364.74</text:p>
          </table:table-cell>
        </table:table-row>
        <table:table-row table:style-name="ro1">
          <table:table-cell office:value-type="float" office:value="16719534" calcext:value-type="float">
            <text:p>16719534</text:p>
          </table:table-cell>
          <table:table-cell table:formula="of:=[.A1047]/1000/(60*60*24)" office:value-type="time" office:time-value="PT04H38M39.534S" calcext:value-type="time">
            <text:p>04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1.51" calcext:value-type="float">
            <text:p>1121.51</text:p>
          </table:table-cell>
          <table:table-cell office:value-type="float" office:value="1366.01" calcext:value-type="float">
            <text:p>1366.01</text:p>
          </table:table-cell>
        </table:table-row>
        <table:table-row table:style-name="ro1">
          <table:table-cell office:value-type="float" office:value="16735534" calcext:value-type="float">
            <text:p>16735534</text:p>
          </table:table-cell>
          <table:table-cell table:formula="of:=[.A1048]/1000/(60*60*24)" office:value-type="time" office:time-value="PT04H38M55.534S" calcext:value-type="time">
            <text:p>04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2.57" calcext:value-type="float">
            <text:p>1122.57</text:p>
          </table:table-cell>
          <table:table-cell office:value-type="float" office:value="1367.27" calcext:value-type="float">
            <text:p>1367.27</text:p>
          </table:table-cell>
        </table:table-row>
        <table:table-row table:style-name="ro1">
          <table:table-cell office:value-type="float" office:value="16751534" calcext:value-type="float">
            <text:p>16751534</text:p>
          </table:table-cell>
          <table:table-cell table:formula="of:=[.A1049]/1000/(60*60*24)" office:value-type="time" office:time-value="PT04H39M11.534S" calcext:value-type="time">
            <text:p>04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23.62" calcext:value-type="float">
            <text:p>1123.62</text:p>
          </table:table-cell>
          <table:table-cell office:value-type="float" office:value="1368.53" calcext:value-type="float">
            <text:p>1368.53</text:p>
          </table:table-cell>
        </table:table-row>
        <table:table-row table:style-name="ro1">
          <table:table-cell office:value-type="float" office:value="16767534" calcext:value-type="float">
            <text:p>16767534</text:p>
          </table:table-cell>
          <table:table-cell table:formula="of:=[.A1050]/1000/(60*60*24)" office:value-type="time" office:time-value="PT04H39M27.534S" calcext:value-type="time">
            <text:p>04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124.68" calcext:value-type="float">
            <text:p>1124.68</text:p>
          </table:table-cell>
          <table:table-cell office:value-type="float" office:value="1369.79" calcext:value-type="float">
            <text:p>1369.79</text:p>
          </table:table-cell>
        </table:table-row>
        <table:table-row table:style-name="ro1">
          <table:table-cell office:value-type="float" office:value="16783534" calcext:value-type="float">
            <text:p>16783534</text:p>
          </table:table-cell>
          <table:table-cell table:formula="of:=[.A1051]/1000/(60*60*24)" office:value-type="time" office:time-value="PT04H39M43.534S" calcext:value-type="time">
            <text:p>04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5.73" calcext:value-type="float">
            <text:p>1125.73</text:p>
          </table:table-cell>
          <table:table-cell office:value-type="float" office:value="1371.05" calcext:value-type="float">
            <text:p>1371.05</text:p>
          </table:table-cell>
        </table:table-row>
        <table:table-row table:style-name="ro1">
          <table:table-cell office:value-type="float" office:value="16799534" calcext:value-type="float">
            <text:p>16799534</text:p>
          </table:table-cell>
          <table:table-cell table:formula="of:=[.A1052]/1000/(60*60*24)" office:value-type="time" office:time-value="PT04H39M59.534S" calcext:value-type="time">
            <text:p>04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6.79" calcext:value-type="float">
            <text:p>1126.79</text:p>
          </table:table-cell>
          <table:table-cell office:value-type="float" office:value="1372.32" calcext:value-type="float">
            <text:p>1372.32</text:p>
          </table:table-cell>
        </table:table-row>
        <table:table-row table:style-name="ro1">
          <table:table-cell office:value-type="float" office:value="16815534" calcext:value-type="float">
            <text:p>16815534</text:p>
          </table:table-cell>
          <table:table-cell table:formula="of:=[.A1053]/1000/(60*60*24)" office:value-type="time" office:time-value="PT04H40M15.534S" calcext:value-type="time">
            <text:p>04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27.84" calcext:value-type="float">
            <text:p>1127.84</text:p>
          </table:table-cell>
          <table:table-cell office:value-type="float" office:value="1373.58" calcext:value-type="float">
            <text:p>1373.58</text:p>
          </table:table-cell>
        </table:table-row>
        <table:table-row table:style-name="ro1">
          <table:table-cell office:value-type="float" office:value="16831534" calcext:value-type="float">
            <text:p>16831534</text:p>
          </table:table-cell>
          <table:table-cell table:formula="of:=[.A1054]/1000/(60*60*24)" office:value-type="time" office:time-value="PT04H40M31.534S" calcext:value-type="time">
            <text:p>04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28.9" calcext:value-type="float">
            <text:p>1128.9</text:p>
          </table:table-cell>
          <table:table-cell office:value-type="float" office:value="1374.84" calcext:value-type="float">
            <text:p>1374.84</text:p>
          </table:table-cell>
        </table:table-row>
        <table:table-row table:style-name="ro1">
          <table:table-cell office:value-type="float" office:value="16847534" calcext:value-type="float">
            <text:p>16847534</text:p>
          </table:table-cell>
          <table:table-cell table:formula="of:=[.A1055]/1000/(60*60*24)" office:value-type="time" office:time-value="PT04H40M47.534S" calcext:value-type="time">
            <text:p>04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29.95" calcext:value-type="float">
            <text:p>1129.95</text:p>
          </table:table-cell>
          <table:table-cell office:value-type="float" office:value="1376.1" calcext:value-type="float">
            <text:p>1376.1</text:p>
          </table:table-cell>
        </table:table-row>
        <table:table-row table:style-name="ro1">
          <table:table-cell office:value-type="float" office:value="16863534" calcext:value-type="float">
            <text:p>16863534</text:p>
          </table:table-cell>
          <table:table-cell table:formula="of:=[.A1056]/1000/(60*60*24)" office:value-type="time" office:time-value="PT04H41M03.534S" calcext:value-type="time">
            <text:p>04:41:0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31.01" calcext:value-type="float">
            <text:p>1131.01</text:p>
          </table:table-cell>
          <table:table-cell office:value-type="float" office:value="1377.36" calcext:value-type="float">
            <text:p>1377.36</text:p>
          </table:table-cell>
        </table:table-row>
        <table:table-row table:style-name="ro1">
          <table:table-cell office:value-type="float" office:value="16879534" calcext:value-type="float">
            <text:p>16879534</text:p>
          </table:table-cell>
          <table:table-cell table:formula="of:=[.A1057]/1000/(60*60*24)" office:value-type="time" office:time-value="PT04H41M19.534S" calcext:value-type="time">
            <text:p>04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132.06" calcext:value-type="float">
            <text:p>1132.06</text:p>
          </table:table-cell>
          <table:table-cell office:value-type="float" office:value="1378.62" calcext:value-type="float">
            <text:p>1378.62</text:p>
          </table:table-cell>
        </table:table-row>
        <table:table-row table:style-name="ro1">
          <table:table-cell office:value-type="float" office:value="16895534" calcext:value-type="float">
            <text:p>16895534</text:p>
          </table:table-cell>
          <table:table-cell table:formula="of:=[.A1058]/1000/(60*60*24)" office:value-type="time" office:time-value="PT04H41M35.534S" calcext:value-type="time">
            <text:p>04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3.12" calcext:value-type="float">
            <text:p>1133.12</text:p>
          </table:table-cell>
          <table:table-cell office:value-type="float" office:value="1379.89" calcext:value-type="float">
            <text:p>1379.89</text:p>
          </table:table-cell>
        </table:table-row>
        <table:table-row table:style-name="ro1">
          <table:table-cell office:value-type="float" office:value="16911534" calcext:value-type="float">
            <text:p>16911534</text:p>
          </table:table-cell>
          <table:table-cell table:formula="of:=[.A1059]/1000/(60*60*24)" office:value-type="time" office:time-value="PT04H41M51.534S" calcext:value-type="time">
            <text:p>04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4.17" calcext:value-type="float">
            <text:p>1134.17</text:p>
          </table:table-cell>
          <table:table-cell office:value-type="float" office:value="1381.15" calcext:value-type="float">
            <text:p>1381.15</text:p>
          </table:table-cell>
        </table:table-row>
        <table:table-row table:style-name="ro1">
          <table:table-cell office:value-type="float" office:value="16927534" calcext:value-type="float">
            <text:p>16927534</text:p>
          </table:table-cell>
          <table:table-cell table:formula="of:=[.A1060]/1000/(60*60*24)" office:value-type="time" office:time-value="PT04H42M07.534S" calcext:value-type="time">
            <text:p>04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5.23" calcext:value-type="float">
            <text:p>1135.23</text:p>
          </table:table-cell>
          <table:table-cell office:value-type="float" office:value="1382.41" calcext:value-type="float">
            <text:p>1382.41</text:p>
          </table:table-cell>
        </table:table-row>
        <table:table-row table:style-name="ro1">
          <table:table-cell office:value-type="float" office:value="16943534" calcext:value-type="float">
            <text:p>16943534</text:p>
          </table:table-cell>
          <table:table-cell table:formula="of:=[.A1061]/1000/(60*60*24)" office:value-type="time" office:time-value="PT04H42M23.534S" calcext:value-type="time">
            <text:p>04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6.28" calcext:value-type="float">
            <text:p>1136.28</text:p>
          </table:table-cell>
          <table:table-cell office:value-type="float" office:value="1383.67" calcext:value-type="float">
            <text:p>1383.67</text:p>
          </table:table-cell>
        </table:table-row>
        <table:table-row table:style-name="ro1">
          <table:table-cell office:value-type="float" office:value="16959534" calcext:value-type="float">
            <text:p>16959534</text:p>
          </table:table-cell>
          <table:table-cell table:formula="of:=[.A1062]/1000/(60*60*24)" office:value-type="time" office:time-value="PT04H42M39.534S" calcext:value-type="time">
            <text:p>04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7.34" calcext:value-type="float">
            <text:p>1137.34</text:p>
          </table:table-cell>
          <table:table-cell office:value-type="float" office:value="1384.93" calcext:value-type="float">
            <text:p>1384.93</text:p>
          </table:table-cell>
        </table:table-row>
        <table:table-row table:style-name="ro1">
          <table:table-cell office:value-type="float" office:value="16975534" calcext:value-type="float">
            <text:p>16975534</text:p>
          </table:table-cell>
          <table:table-cell table:formula="of:=[.A1063]/1000/(60*60*24)" office:value-type="time" office:time-value="PT04H42M55.534S" calcext:value-type="time">
            <text:p>04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8.39" calcext:value-type="float">
            <text:p>1138.39</text:p>
          </table:table-cell>
          <table:table-cell office:value-type="float" office:value="1386.19" calcext:value-type="float">
            <text:p>1386.19</text:p>
          </table:table-cell>
        </table:table-row>
        <table:table-row table:style-name="ro1">
          <table:table-cell office:value-type="float" office:value="16991534" calcext:value-type="float">
            <text:p>16991534</text:p>
          </table:table-cell>
          <table:table-cell table:formula="of:=[.A1064]/1000/(60*60*24)" office:value-type="time" office:time-value="PT04H43M11.534S" calcext:value-type="time">
            <text:p>04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39.45" calcext:value-type="float">
            <text:p>1139.45</text:p>
          </table:table-cell>
          <table:table-cell office:value-type="float" office:value="1387.46" calcext:value-type="float">
            <text:p>1387.46</text:p>
          </table:table-cell>
        </table:table-row>
        <table:table-row table:style-name="ro1">
          <table:table-cell office:value-type="float" office:value="17007534" calcext:value-type="float">
            <text:p>17007534</text:p>
          </table:table-cell>
          <table:table-cell table:formula="of:=[.A1065]/1000/(60*60*24)" office:value-type="time" office:time-value="PT04H43M27.534S" calcext:value-type="time">
            <text:p>04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140.5" calcext:value-type="float">
            <text:p>1140.5</text:p>
          </table:table-cell>
          <table:table-cell office:value-type="float" office:value="1388.72" calcext:value-type="float">
            <text:p>1388.72</text:p>
          </table:table-cell>
        </table:table-row>
        <table:table-row table:style-name="ro1">
          <table:table-cell office:value-type="float" office:value="17023534" calcext:value-type="float">
            <text:p>17023534</text:p>
          </table:table-cell>
          <table:table-cell table:formula="of:=[.A1066]/1000/(60*60*24)" office:value-type="time" office:time-value="PT04H43M43.534S" calcext:value-type="time">
            <text:p>04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41.55" calcext:value-type="float">
            <text:p>1141.55</text:p>
          </table:table-cell>
          <table:table-cell office:value-type="float" office:value="1389.98" calcext:value-type="float">
            <text:p>1389.98</text:p>
          </table:table-cell>
        </table:table-row>
        <table:table-row table:style-name="ro1">
          <table:table-cell office:value-type="float" office:value="17039534" calcext:value-type="float">
            <text:p>17039534</text:p>
          </table:table-cell>
          <table:table-cell table:formula="of:=[.A1067]/1000/(60*60*24)" office:value-type="time" office:time-value="PT04H43M59.534S" calcext:value-type="time">
            <text:p>04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42.61" calcext:value-type="float">
            <text:p>1142.61</text:p>
          </table:table-cell>
          <table:table-cell office:value-type="float" office:value="1391.24" calcext:value-type="float">
            <text:p>1391.24</text:p>
          </table:table-cell>
        </table:table-row>
        <table:table-row table:style-name="ro1">
          <table:table-cell office:value-type="float" office:value="17055534" calcext:value-type="float">
            <text:p>17055534</text:p>
          </table:table-cell>
          <table:table-cell table:formula="of:=[.A1068]/1000/(60*60*24)" office:value-type="time" office:time-value="PT04H44M15.534S" calcext:value-type="time">
            <text:p>04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43.66" calcext:value-type="float">
            <text:p>1143.66</text:p>
          </table:table-cell>
          <table:table-cell office:value-type="float" office:value="1392.5" calcext:value-type="float">
            <text:p>1392.5</text:p>
          </table:table-cell>
        </table:table-row>
        <table:table-row table:style-name="ro1">
          <table:table-cell office:value-type="float" office:value="17071534" calcext:value-type="float">
            <text:p>17071534</text:p>
          </table:table-cell>
          <table:table-cell table:formula="of:=[.A1069]/1000/(60*60*24)" office:value-type="time" office:time-value="PT04H44M31.534S" calcext:value-type="time">
            <text:p>04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44.72" calcext:value-type="float">
            <text:p>1144.72</text:p>
          </table:table-cell>
          <table:table-cell office:value-type="float" office:value="1393.76" calcext:value-type="float">
            <text:p>1393.76</text:p>
          </table:table-cell>
        </table:table-row>
        <table:table-row table:style-name="ro1">
          <table:table-cell office:value-type="float" office:value="17087534" calcext:value-type="float">
            <text:p>17087534</text:p>
          </table:table-cell>
          <table:table-cell table:formula="of:=[.A1070]/1000/(60*60*24)" office:value-type="time" office:time-value="PT04H44M47.534S" calcext:value-type="time">
            <text:p>04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45.77" calcext:value-type="float">
            <text:p>1145.77</text:p>
          </table:table-cell>
          <table:table-cell office:value-type="float" office:value="1395.02" calcext:value-type="float">
            <text:p>1395.02</text:p>
          </table:table-cell>
        </table:table-row>
        <table:table-row table:style-name="ro1">
          <table:table-cell office:value-type="float" office:value="17103534" calcext:value-type="float">
            <text:p>17103534</text:p>
          </table:table-cell>
          <table:table-cell table:formula="of:=[.A1071]/1000/(60*60*24)" office:value-type="time" office:time-value="PT04H45M03.534S" calcext:value-type="time">
            <text:p>04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146.83" calcext:value-type="float">
            <text:p>1146.83</text:p>
          </table:table-cell>
          <table:table-cell office:value-type="float" office:value="1396.28" calcext:value-type="float">
            <text:p>1396.28</text:p>
          </table:table-cell>
        </table:table-row>
        <table:table-row table:style-name="ro1">
          <table:table-cell office:value-type="float" office:value="17119534" calcext:value-type="float">
            <text:p>17119534</text:p>
          </table:table-cell>
          <table:table-cell table:formula="of:=[.A1072]/1000/(60*60*24)" office:value-type="time" office:time-value="PT04H45M19.534S" calcext:value-type="time">
            <text:p>04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47.88" calcext:value-type="float">
            <text:p>1147.88</text:p>
          </table:table-cell>
          <table:table-cell office:value-type="float" office:value="1397.55" calcext:value-type="float">
            <text:p>1397.55</text:p>
          </table:table-cell>
        </table:table-row>
        <table:table-row table:style-name="ro1">
          <table:table-cell office:value-type="float" office:value="17135534" calcext:value-type="float">
            <text:p>17135534</text:p>
          </table:table-cell>
          <table:table-cell table:formula="of:=[.A1073]/1000/(60*60*24)" office:value-type="time" office:time-value="PT04H45M35.534S" calcext:value-type="time">
            <text:p>04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48.94" calcext:value-type="float">
            <text:p>1148.94</text:p>
          </table:table-cell>
          <table:table-cell office:value-type="float" office:value="1398.81" calcext:value-type="float">
            <text:p>1398.81</text:p>
          </table:table-cell>
        </table:table-row>
        <table:table-row table:style-name="ro1">
          <table:table-cell office:value-type="float" office:value="17151534" calcext:value-type="float">
            <text:p>17151534</text:p>
          </table:table-cell>
          <table:table-cell table:formula="of:=[.A1074]/1000/(60*60*24)" office:value-type="time" office:time-value="PT04H45M51.534S" calcext:value-type="time">
            <text:p>04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49.99" calcext:value-type="float">
            <text:p>1149.99</text:p>
          </table:table-cell>
          <table:table-cell office:value-type="float" office:value="1400.07" calcext:value-type="float">
            <text:p>1400.07</text:p>
          </table:table-cell>
        </table:table-row>
        <table:table-row table:style-name="ro1">
          <table:table-cell office:value-type="float" office:value="17167534" calcext:value-type="float">
            <text:p>17167534</text:p>
          </table:table-cell>
          <table:table-cell table:formula="of:=[.A1075]/1000/(60*60*24)" office:value-type="time" office:time-value="PT04H46M07.534S" calcext:value-type="time">
            <text:p>04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1.05" calcext:value-type="float">
            <text:p>1151.05</text:p>
          </table:table-cell>
          <table:table-cell office:value-type="float" office:value="1401.33" calcext:value-type="float">
            <text:p>1401.33</text:p>
          </table:table-cell>
        </table:table-row>
        <table:table-row table:style-name="ro1">
          <table:table-cell office:value-type="float" office:value="17183534" calcext:value-type="float">
            <text:p>17183534</text:p>
          </table:table-cell>
          <table:table-cell table:formula="of:=[.A1076]/1000/(60*60*24)" office:value-type="time" office:time-value="PT04H46M23.534S" calcext:value-type="time">
            <text:p>04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2.1" calcext:value-type="float">
            <text:p>1152.1</text:p>
          </table:table-cell>
          <table:table-cell office:value-type="float" office:value="1402.59" calcext:value-type="float">
            <text:p>1402.59</text:p>
          </table:table-cell>
        </table:table-row>
        <table:table-row table:style-name="ro1">
          <table:table-cell office:value-type="float" office:value="17199534" calcext:value-type="float">
            <text:p>17199534</text:p>
          </table:table-cell>
          <table:table-cell table:formula="of:=[.A1077]/1000/(60*60*24)" office:value-type="time" office:time-value="PT04H46M39.534S" calcext:value-type="time">
            <text:p>04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3.15" calcext:value-type="float">
            <text:p>1153.15</text:p>
          </table:table-cell>
          <table:table-cell office:value-type="float" office:value="1403.85" calcext:value-type="float">
            <text:p>1403.85</text:p>
          </table:table-cell>
        </table:table-row>
        <table:table-row table:style-name="ro1">
          <table:table-cell office:value-type="float" office:value="17215534" calcext:value-type="float">
            <text:p>17215534</text:p>
          </table:table-cell>
          <table:table-cell table:formula="of:=[.A1078]/1000/(60*60*24)" office:value-type="time" office:time-value="PT04H46M55.534S" calcext:value-type="time">
            <text:p>04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4.21" calcext:value-type="float">
            <text:p>1154.21</text:p>
          </table:table-cell>
          <table:table-cell office:value-type="float" office:value="1405.11" calcext:value-type="float">
            <text:p>1405.11</text:p>
          </table:table-cell>
        </table:table-row>
        <table:table-row table:style-name="ro1">
          <table:table-cell office:value-type="float" office:value="17231534" calcext:value-type="float">
            <text:p>17231534</text:p>
          </table:table-cell>
          <table:table-cell table:formula="of:=[.A1079]/1000/(60*60*24)" office:value-type="time" office:time-value="PT04H47M11.534S" calcext:value-type="time">
            <text:p>04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5.26" calcext:value-type="float">
            <text:p>1155.26</text:p>
          </table:table-cell>
          <table:table-cell office:value-type="float" office:value="1406.37" calcext:value-type="float">
            <text:p>1406.37</text:p>
          </table:table-cell>
        </table:table-row>
        <table:table-row table:style-name="ro1">
          <table:table-cell office:value-type="float" office:value="17247534" calcext:value-type="float">
            <text:p>17247534</text:p>
          </table:table-cell>
          <table:table-cell table:formula="of:=[.A1080]/1000/(60*60*24)" office:value-type="time" office:time-value="PT04H47M27.534S" calcext:value-type="time">
            <text:p>04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1407.63" calcext:value-type="float">
            <text:p>1407.63</text:p>
          </table:table-cell>
        </table:table-row>
        <table:table-row table:style-name="ro1">
          <table:table-cell office:value-type="float" office:value="17263534" calcext:value-type="float">
            <text:p>17263534</text:p>
          </table:table-cell>
          <table:table-cell table:formula="of:=[.A1081]/1000/(60*60*24)" office:value-type="time" office:time-value="PT04H47M43.534S" calcext:value-type="time">
            <text:p>04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7.37" calcext:value-type="float">
            <text:p>1157.37</text:p>
          </table:table-cell>
          <table:table-cell office:value-type="float" office:value="1408.89" calcext:value-type="float">
            <text:p>1408.89</text:p>
          </table:table-cell>
        </table:table-row>
        <table:table-row table:style-name="ro1">
          <table:table-cell office:value-type="float" office:value="17279534" calcext:value-type="float">
            <text:p>17279534</text:p>
          </table:table-cell>
          <table:table-cell table:formula="of:=[.A1082]/1000/(60*60*24)" office:value-type="time" office:time-value="PT04H47M59.534S" calcext:value-type="time">
            <text:p>04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8.43" calcext:value-type="float">
            <text:p>1158.43</text:p>
          </table:table-cell>
          <table:table-cell office:value-type="float" office:value="1410.15" calcext:value-type="float">
            <text:p>1410.15</text:p>
          </table:table-cell>
        </table:table-row>
        <table:table-row table:style-name="ro1">
          <table:table-cell office:value-type="float" office:value="17295534" calcext:value-type="float">
            <text:p>17295534</text:p>
          </table:table-cell>
          <table:table-cell table:formula="of:=[.A1083]/1000/(60*60*24)" office:value-type="time" office:time-value="PT04H48M15.534S" calcext:value-type="time">
            <text:p>04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59.48" calcext:value-type="float">
            <text:p>1159.48</text:p>
          </table:table-cell>
          <table:table-cell office:value-type="float" office:value="1411.41" calcext:value-type="float">
            <text:p>1411.41</text:p>
          </table:table-cell>
        </table:table-row>
        <table:table-row table:style-name="ro1">
          <table:table-cell office:value-type="float" office:value="17311534" calcext:value-type="float">
            <text:p>17311534</text:p>
          </table:table-cell>
          <table:table-cell table:formula="of:=[.A1084]/1000/(60*60*24)" office:value-type="time" office:time-value="PT04H48M31.534S" calcext:value-type="time">
            <text:p>04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60.54" calcext:value-type="float">
            <text:p>1160.54</text:p>
          </table:table-cell>
          <table:table-cell office:value-type="float" office:value="1412.67" calcext:value-type="float">
            <text:p>1412.67</text:p>
          </table:table-cell>
        </table:table-row>
        <table:table-row table:style-name="ro1">
          <table:table-cell office:value-type="float" office:value="17327534" calcext:value-type="float">
            <text:p>17327534</text:p>
          </table:table-cell>
          <table:table-cell table:formula="of:=[.A1085]/1000/(60*60*24)" office:value-type="time" office:time-value="PT04H48M47.534S" calcext:value-type="time">
            <text:p>04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61.59" calcext:value-type="float">
            <text:p>1161.59</text:p>
          </table:table-cell>
          <table:table-cell office:value-type="float" office:value="1413.93" calcext:value-type="float">
            <text:p>1413.93</text:p>
          </table:table-cell>
        </table:table-row>
        <table:table-row table:style-name="ro1">
          <table:table-cell office:value-type="float" office:value="17343534" calcext:value-type="float">
            <text:p>17343534</text:p>
          </table:table-cell>
          <table:table-cell table:formula="of:=[.A1086]/1000/(60*60*24)" office:value-type="time" office:time-value="PT04H49M03.534S" calcext:value-type="time">
            <text:p>04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2.64" calcext:value-type="float">
            <text:p>1162.64</text:p>
          </table:table-cell>
          <table:table-cell office:value-type="float" office:value="1415.19" calcext:value-type="float">
            <text:p>1415.19</text:p>
          </table:table-cell>
        </table:table-row>
        <table:table-row table:style-name="ro1">
          <table:table-cell office:value-type="float" office:value="17359534" calcext:value-type="float">
            <text:p>17359534</text:p>
          </table:table-cell>
          <table:table-cell table:formula="of:=[.A1087]/1000/(60*60*24)" office:value-type="time" office:time-value="PT04H49M19.534S" calcext:value-type="time">
            <text:p>04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3.7" calcext:value-type="float">
            <text:p>1163.7</text:p>
          </table:table-cell>
          <table:table-cell office:value-type="float" office:value="1416.45" calcext:value-type="float">
            <text:p>1416.45</text:p>
          </table:table-cell>
        </table:table-row>
        <table:table-row table:style-name="ro1">
          <table:table-cell office:value-type="float" office:value="17375534" calcext:value-type="float">
            <text:p>17375534</text:p>
          </table:table-cell>
          <table:table-cell table:formula="of:=[.A1088]/1000/(60*60*24)" office:value-type="time" office:time-value="PT04H49M35.534S" calcext:value-type="time">
            <text:p>04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164.75" calcext:value-type="float">
            <text:p>1164.75</text:p>
          </table:table-cell>
          <table:table-cell office:value-type="float" office:value="1417.71" calcext:value-type="float">
            <text:p>1417.71</text:p>
          </table:table-cell>
        </table:table-row>
        <table:table-row table:style-name="ro1">
          <table:table-cell office:value-type="float" office:value="17391534" calcext:value-type="float">
            <text:p>17391534</text:p>
          </table:table-cell>
          <table:table-cell table:formula="of:=[.A1089]/1000/(60*60*24)" office:value-type="time" office:time-value="PT04H49M51.534S" calcext:value-type="time">
            <text:p>04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5.81" calcext:value-type="float">
            <text:p>1165.81</text:p>
          </table:table-cell>
          <table:table-cell office:value-type="float" office:value="1418.97" calcext:value-type="float">
            <text:p>1418.97</text:p>
          </table:table-cell>
        </table:table-row>
        <table:table-row table:style-name="ro1">
          <table:table-cell office:value-type="float" office:value="17407534" calcext:value-type="float">
            <text:p>17407534</text:p>
          </table:table-cell>
          <table:table-cell table:formula="of:=[.A1090]/1000/(60*60*24)" office:value-type="time" office:time-value="PT04H50M07.534S" calcext:value-type="time">
            <text:p>04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166.86" calcext:value-type="float">
            <text:p>1166.86</text:p>
          </table:table-cell>
          <table:table-cell office:value-type="float" office:value="1420.22" calcext:value-type="float">
            <text:p>1420.22</text:p>
          </table:table-cell>
        </table:table-row>
        <table:table-row table:style-name="ro1">
          <table:table-cell office:value-type="float" office:value="17423534" calcext:value-type="float">
            <text:p>17423534</text:p>
          </table:table-cell>
          <table:table-cell table:formula="of:=[.A1091]/1000/(60*60*24)" office:value-type="time" office:time-value="PT04H50M23.534S" calcext:value-type="time">
            <text:p>04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67.92" calcext:value-type="float">
            <text:p>1167.92</text:p>
          </table:table-cell>
          <table:table-cell office:value-type="float" office:value="1421.48" calcext:value-type="float">
            <text:p>1421.48</text:p>
          </table:table-cell>
        </table:table-row>
        <table:table-row table:style-name="ro1">
          <table:table-cell office:value-type="float" office:value="17439534" calcext:value-type="float">
            <text:p>17439534</text:p>
          </table:table-cell>
          <table:table-cell table:formula="of:=[.A1092]/1000/(60*60*24)" office:value-type="time" office:time-value="PT04H50M39.534S" calcext:value-type="time">
            <text:p>04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68.97" calcext:value-type="float">
            <text:p>1168.97</text:p>
          </table:table-cell>
          <table:table-cell office:value-type="float" office:value="1422.74" calcext:value-type="float">
            <text:p>1422.74</text:p>
          </table:table-cell>
        </table:table-row>
        <table:table-row table:style-name="ro1">
          <table:table-cell office:value-type="float" office:value="17455534" calcext:value-type="float">
            <text:p>17455534</text:p>
          </table:table-cell>
          <table:table-cell table:formula="of:=[.A1093]/1000/(60*60*24)" office:value-type="time" office:time-value="PT04H50M55.534S" calcext:value-type="time">
            <text:p>04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0.03" calcext:value-type="float">
            <text:p>1170.0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7471534" calcext:value-type="float">
            <text:p>17471534</text:p>
          </table:table-cell>
          <table:table-cell table:formula="of:=[.A1094]/1000/(60*60*24)" office:value-type="time" office:time-value="PT04H51M11.534S" calcext:value-type="time">
            <text:p>04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1.08" calcext:value-type="float">
            <text:p>1171.08</text:p>
          </table:table-cell>
          <table:table-cell office:value-type="float" office:value="1425.26" calcext:value-type="float">
            <text:p>1425.26</text:p>
          </table:table-cell>
        </table:table-row>
        <table:table-row table:style-name="ro1">
          <table:table-cell office:value-type="float" office:value="17487534" calcext:value-type="float">
            <text:p>17487534</text:p>
          </table:table-cell>
          <table:table-cell table:formula="of:=[.A1095]/1000/(60*60*24)" office:value-type="time" office:time-value="PT04H51M27.534S" calcext:value-type="time">
            <text:p>04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2.13" calcext:value-type="float">
            <text:p>1172.13</text:p>
          </table:table-cell>
          <table:table-cell office:value-type="float" office:value="1426.52" calcext:value-type="float">
            <text:p>1426.52</text:p>
          </table:table-cell>
        </table:table-row>
        <table:table-row table:style-name="ro1">
          <table:table-cell office:value-type="float" office:value="17503534" calcext:value-type="float">
            <text:p>17503534</text:p>
          </table:table-cell>
          <table:table-cell table:formula="of:=[.A1096]/1000/(60*60*24)" office:value-type="time" office:time-value="PT04H51M43.534S" calcext:value-type="time">
            <text:p>04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73.19" calcext:value-type="float">
            <text:p>1173.19</text:p>
          </table:table-cell>
          <table:table-cell office:value-type="float" office:value="1427.78" calcext:value-type="float">
            <text:p>1427.78</text:p>
          </table:table-cell>
        </table:table-row>
        <table:table-row table:style-name="ro1">
          <table:table-cell office:value-type="float" office:value="17519534" calcext:value-type="float">
            <text:p>17519534</text:p>
          </table:table-cell>
          <table:table-cell table:formula="of:=[.A1097]/1000/(60*60*24)" office:value-type="time" office:time-value="PT04H51M59.534S" calcext:value-type="time">
            <text:p>04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4.24" calcext:value-type="float">
            <text:p>1174.24</text:p>
          </table:table-cell>
          <table:table-cell office:value-type="float" office:value="1429.04" calcext:value-type="float">
            <text:p>1429.04</text:p>
          </table:table-cell>
        </table:table-row>
        <table:table-row table:style-name="ro1">
          <table:table-cell office:value-type="float" office:value="17535534" calcext:value-type="float">
            <text:p>17535534</text:p>
          </table:table-cell>
          <table:table-cell table:formula="of:=[.A1098]/1000/(60*60*24)" office:value-type="time" office:time-value="PT04H52M15.534S" calcext:value-type="time">
            <text:p>04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5.3" calcext:value-type="float">
            <text:p>1175.3</text:p>
          </table:table-cell>
          <table:table-cell office:value-type="float" office:value="1430.3" calcext:value-type="float">
            <text:p>1430.3</text:p>
          </table:table-cell>
        </table:table-row>
        <table:table-row table:style-name="ro1">
          <table:table-cell office:value-type="float" office:value="17551534" calcext:value-type="float">
            <text:p>17551534</text:p>
          </table:table-cell>
          <table:table-cell table:formula="of:=[.A1099]/1000/(60*60*24)" office:value-type="time" office:time-value="PT04H52M31.534S" calcext:value-type="time">
            <text:p>04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76.35" calcext:value-type="float">
            <text:p>1176.35</text:p>
          </table:table-cell>
          <table:table-cell office:value-type="float" office:value="1431.56" calcext:value-type="float">
            <text:p>1431.56</text:p>
          </table:table-cell>
        </table:table-row>
        <table:table-row table:style-name="ro1">
          <table:table-cell office:value-type="float" office:value="17567534" calcext:value-type="float">
            <text:p>17567534</text:p>
          </table:table-cell>
          <table:table-cell table:formula="of:=[.A1100]/1000/(60*60*24)" office:value-type="time" office:time-value="PT04H52M47.534S" calcext:value-type="time">
            <text:p>04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77.41" calcext:value-type="float">
            <text:p>1177.41</text:p>
          </table:table-cell>
          <table:table-cell office:value-type="float" office:value="1432.82" calcext:value-type="float">
            <text:p>1432.82</text:p>
          </table:table-cell>
        </table:table-row>
        <table:table-row table:style-name="ro1">
          <table:table-cell office:value-type="float" office:value="17583534" calcext:value-type="float">
            <text:p>17583534</text:p>
          </table:table-cell>
          <table:table-cell table:formula="of:=[.A1101]/1000/(60*60*24)" office:value-type="time" office:time-value="PT04H53M03.534S" calcext:value-type="time">
            <text:p>04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78.46" calcext:value-type="float">
            <text:p>1178.46</text:p>
          </table:table-cell>
          <table:table-cell office:value-type="float" office:value="1434.08" calcext:value-type="float">
            <text:p>1434.08</text:p>
          </table:table-cell>
        </table:table-row>
        <table:table-row table:style-name="ro1">
          <table:table-cell office:value-type="float" office:value="17599534" calcext:value-type="float">
            <text:p>17599534</text:p>
          </table:table-cell>
          <table:table-cell table:formula="of:=[.A1102]/1000/(60*60*24)" office:value-type="time" office:time-value="PT04H53M19.534S" calcext:value-type="time">
            <text:p>04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79.51" calcext:value-type="float">
            <text:p>1179.51</text:p>
          </table:table-cell>
          <table:table-cell office:value-type="float" office:value="1435.34" calcext:value-type="float">
            <text:p>1435.34</text:p>
          </table:table-cell>
        </table:table-row>
        <table:table-row table:style-name="ro1">
          <table:table-cell office:value-type="float" office:value="17615534" calcext:value-type="float">
            <text:p>17615534</text:p>
          </table:table-cell>
          <table:table-cell table:formula="of:=[.A1103]/1000/(60*60*24)" office:value-type="time" office:time-value="PT04H53M35.534S" calcext:value-type="time">
            <text:p>04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0.57" calcext:value-type="float">
            <text:p>1180.57</text:p>
          </table:table-cell>
          <table:table-cell office:value-type="float" office:value="1436.6" calcext:value-type="float">
            <text:p>1436.6</text:p>
          </table:table-cell>
        </table:table-row>
        <table:table-row table:style-name="ro1">
          <table:table-cell office:value-type="float" office:value="17631534" calcext:value-type="float">
            <text:p>17631534</text:p>
          </table:table-cell>
          <table:table-cell table:formula="of:=[.A1104]/1000/(60*60*24)" office:value-type="time" office:time-value="PT04H53M51.534S" calcext:value-type="time">
            <text:p>04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81.62" calcext:value-type="float">
            <text:p>1181.62</text:p>
          </table:table-cell>
          <table:table-cell office:value-type="float" office:value="1437.86" calcext:value-type="float">
            <text:p>1437.86</text:p>
          </table:table-cell>
        </table:table-row>
        <table:table-row table:style-name="ro1">
          <table:table-cell office:value-type="float" office:value="17647534" calcext:value-type="float">
            <text:p>17647534</text:p>
          </table:table-cell>
          <table:table-cell table:formula="of:=[.A1105]/1000/(60*60*24)" office:value-type="time" office:time-value="PT04H54M07.534S" calcext:value-type="time">
            <text:p>04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82.67" calcext:value-type="float">
            <text:p>1182.67</text:p>
          </table:table-cell>
          <table:table-cell office:value-type="float" office:value="1439.11" calcext:value-type="float">
            <text:p>1439.11</text:p>
          </table:table-cell>
        </table:table-row>
        <table:table-row table:style-name="ro1">
          <table:table-cell office:value-type="float" office:value="17663534" calcext:value-type="float">
            <text:p>17663534</text:p>
          </table:table-cell>
          <table:table-cell table:formula="of:=[.A1106]/1000/(60*60*24)" office:value-type="time" office:time-value="PT04H54M23.534S" calcext:value-type="time">
            <text:p>04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3.73" calcext:value-type="float">
            <text:p>1183.73</text:p>
          </table:table-cell>
          <table:table-cell office:value-type="float" office:value="1440.37" calcext:value-type="float">
            <text:p>1440.37</text:p>
          </table:table-cell>
        </table:table-row>
        <table:table-row table:style-name="ro1">
          <table:table-cell office:value-type="float" office:value="17679534" calcext:value-type="float">
            <text:p>17679534</text:p>
          </table:table-cell>
          <table:table-cell table:formula="of:=[.A1107]/1000/(60*60*24)" office:value-type="time" office:time-value="PT04H54M39.534S" calcext:value-type="time">
            <text:p>04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4.78" calcext:value-type="float">
            <text:p>1184.78</text:p>
          </table:table-cell>
          <table:table-cell office:value-type="float" office:value="1441.63" calcext:value-type="float">
            <text:p>1441.63</text:p>
          </table:table-cell>
        </table:table-row>
        <table:table-row table:style-name="ro1">
          <table:table-cell office:value-type="float" office:value="17695534" calcext:value-type="float">
            <text:p>17695534</text:p>
          </table:table-cell>
          <table:table-cell table:formula="of:=[.A1108]/1000/(60*60*24)" office:value-type="time" office:time-value="PT04H54M55.534S" calcext:value-type="time">
            <text:p>04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185.83" calcext:value-type="float">
            <text:p>1185.83</text:p>
          </table:table-cell>
          <table:table-cell office:value-type="float" office:value="1442.89" calcext:value-type="float">
            <text:p>1442.89</text:p>
          </table:table-cell>
        </table:table-row>
        <table:table-row table:style-name="ro1">
          <table:table-cell office:value-type="float" office:value="17711534" calcext:value-type="float">
            <text:p>17711534</text:p>
          </table:table-cell>
          <table:table-cell table:formula="of:=[.A1109]/1000/(60*60*24)" office:value-type="time" office:time-value="PT04H55M11.534S" calcext:value-type="time">
            <text:p>04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6.89" calcext:value-type="float">
            <text:p>1186.89</text:p>
          </table:table-cell>
          <table:table-cell office:value-type="float" office:value="1444.15" calcext:value-type="float">
            <text:p>1444.15</text:p>
          </table:table-cell>
        </table:table-row>
        <table:table-row table:style-name="ro1">
          <table:table-cell office:value-type="float" office:value="17727534" calcext:value-type="float">
            <text:p>17727534</text:p>
          </table:table-cell>
          <table:table-cell table:formula="of:=[.A1110]/1000/(60*60*24)" office:value-type="time" office:time-value="PT04H55M27.534S" calcext:value-type="time">
            <text:p>04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7.94" calcext:value-type="float">
            <text:p>1187.94</text:p>
          </table:table-cell>
          <table:table-cell office:value-type="float" office:value="1445.41" calcext:value-type="float">
            <text:p>1445.41</text:p>
          </table:table-cell>
        </table:table-row>
        <table:table-row table:style-name="ro1">
          <table:table-cell office:value-type="float" office:value="17743534" calcext:value-type="float">
            <text:p>17743534</text:p>
          </table:table-cell>
          <table:table-cell table:formula="of:=[.A1111]/1000/(60*60*24)" office:value-type="time" office:time-value="PT04H55M43.534S" calcext:value-type="time">
            <text:p>04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88.99" calcext:value-type="float">
            <text:p>1188.99</text:p>
          </table:table-cell>
          <table:table-cell office:value-type="float" office:value="1446.67" calcext:value-type="float">
            <text:p>1446.67</text:p>
          </table:table-cell>
        </table:table-row>
        <table:table-row table:style-name="ro1">
          <table:table-cell office:value-type="float" office:value="17759534" calcext:value-type="float">
            <text:p>17759534</text:p>
          </table:table-cell>
          <table:table-cell table:formula="of:=[.A1112]/1000/(60*60*24)" office:value-type="time" office:time-value="PT04H55M59.534S" calcext:value-type="time">
            <text:p>04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0.05" calcext:value-type="float">
            <text:p>1190.05</text:p>
          </table:table-cell>
          <table:table-cell office:value-type="float" office:value="1447.93" calcext:value-type="float">
            <text:p>1447.93</text:p>
          </table:table-cell>
        </table:table-row>
        <table:table-row table:style-name="ro1">
          <table:table-cell office:value-type="float" office:value="17775534" calcext:value-type="float">
            <text:p>17775534</text:p>
          </table:table-cell>
          <table:table-cell table:formula="of:=[.A1113]/1000/(60*60*24)" office:value-type="time" office:time-value="PT04H56M15.534S" calcext:value-type="time">
            <text:p>04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91.1" calcext:value-type="float">
            <text:p>1191.1</text:p>
          </table:table-cell>
          <table:table-cell office:value-type="float" office:value="1449.18" calcext:value-type="float">
            <text:p>1449.18</text:p>
          </table:table-cell>
        </table:table-row>
        <table:table-row table:style-name="ro1">
          <table:table-cell office:value-type="float" office:value="17791534" calcext:value-type="float">
            <text:p>17791534</text:p>
          </table:table-cell>
          <table:table-cell table:formula="of:=[.A1114]/1000/(60*60*24)" office:value-type="time" office:time-value="PT04H56M31.534S" calcext:value-type="time">
            <text:p>04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92.15" calcext:value-type="float">
            <text:p>1192.15</text:p>
          </table:table-cell>
          <table:table-cell office:value-type="float" office:value="1450.44" calcext:value-type="float">
            <text:p>1450.44</text:p>
          </table:table-cell>
        </table:table-row>
        <table:table-row table:style-name="ro1">
          <table:table-cell office:value-type="float" office:value="17807534" calcext:value-type="float">
            <text:p>17807534</text:p>
          </table:table-cell>
          <table:table-cell table:formula="of:=[.A1115]/1000/(60*60*24)" office:value-type="time" office:time-value="PT04H56M47.534S" calcext:value-type="time">
            <text:p>04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93.2" calcext:value-type="float">
            <text:p>1193.2</text:p>
          </table:table-cell>
          <table:table-cell office:value-type="float" office:value="1451.7" calcext:value-type="float">
            <text:p>1451.7</text:p>
          </table:table-cell>
        </table:table-row>
        <table:table-row table:style-name="ro1">
          <table:table-cell office:value-type="float" office:value="17823534" calcext:value-type="float">
            <text:p>17823534</text:p>
          </table:table-cell>
          <table:table-cell table:formula="of:=[.A1116]/1000/(60*60*24)" office:value-type="time" office:time-value="PT04H57M03.534S" calcext:value-type="time">
            <text:p>04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94.26" calcext:value-type="float">
            <text:p>1194.26</text:p>
          </table:table-cell>
          <table:table-cell office:value-type="float" office:value="1452.96" calcext:value-type="float">
            <text:p>1452.96</text:p>
          </table:table-cell>
        </table:table-row>
        <table:table-row table:style-name="ro1">
          <table:table-cell office:value-type="float" office:value="17839534" calcext:value-type="float">
            <text:p>17839534</text:p>
          </table:table-cell>
          <table:table-cell table:formula="of:=[.A1117]/1000/(60*60*24)" office:value-type="time" office:time-value="PT04H57M19.534S" calcext:value-type="time">
            <text:p>04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95.31" calcext:value-type="float">
            <text:p>1195.31</text:p>
          </table:table-cell>
          <table:table-cell office:value-type="float" office:value="1454.21" calcext:value-type="float">
            <text:p>1454.21</text:p>
          </table:table-cell>
        </table:table-row>
        <table:table-row table:style-name="ro1">
          <table:table-cell office:value-type="float" office:value="17855534" calcext:value-type="float">
            <text:p>17855534</text:p>
          </table:table-cell>
          <table:table-cell table:formula="of:=[.A1118]/1000/(60*60*24)" office:value-type="time" office:time-value="PT04H57M35.534S" calcext:value-type="time">
            <text:p>04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96.36" calcext:value-type="float">
            <text:p>1196.36</text:p>
          </table:table-cell>
          <table:table-cell office:value-type="float" office:value="1455.47" calcext:value-type="float">
            <text:p>1455.47</text:p>
          </table:table-cell>
        </table:table-row>
        <table:table-row table:style-name="ro1">
          <table:table-cell office:value-type="float" office:value="17871534" calcext:value-type="float">
            <text:p>17871534</text:p>
          </table:table-cell>
          <table:table-cell table:formula="of:=[.A1119]/1000/(60*60*24)" office:value-type="time" office:time-value="PT04H57M51.534S" calcext:value-type="time">
            <text:p>04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97.42" calcext:value-type="float">
            <text:p>1197.42</text:p>
          </table:table-cell>
          <table:table-cell office:value-type="float" office:value="1456.73" calcext:value-type="float">
            <text:p>1456.73</text:p>
          </table:table-cell>
        </table:table-row>
        <table:table-row table:style-name="ro1">
          <table:table-cell office:value-type="float" office:value="17887534" calcext:value-type="float">
            <text:p>17887534</text:p>
          </table:table-cell>
          <table:table-cell table:formula="of:=[.A1120]/1000/(60*60*24)" office:value-type="time" office:time-value="PT04H58M07.534S" calcext:value-type="time">
            <text:p>04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198.47" calcext:value-type="float">
            <text:p>1198.47</text:p>
          </table:table-cell>
          <table:table-cell office:value-type="float" office:value="1457.99" calcext:value-type="float">
            <text:p>1457.99</text:p>
          </table:table-cell>
        </table:table-row>
        <table:table-row table:style-name="ro1">
          <table:table-cell office:value-type="float" office:value="17903534" calcext:value-type="float">
            <text:p>17903534</text:p>
          </table:table-cell>
          <table:table-cell table:formula="of:=[.A1121]/1000/(60*60*24)" office:value-type="time" office:time-value="PT04H58M23.534S" calcext:value-type="time">
            <text:p>04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199.52" calcext:value-type="float">
            <text:p>1199.52</text:p>
          </table:table-cell>
          <table:table-cell office:value-type="float" office:value="1459.25" calcext:value-type="float">
            <text:p>1459.25</text:p>
          </table:table-cell>
        </table:table-row>
        <table:table-row table:style-name="ro1">
          <table:table-cell office:value-type="float" office:value="17919534" calcext:value-type="float">
            <text:p>17919534</text:p>
          </table:table-cell>
          <table:table-cell table:formula="of:=[.A1122]/1000/(60*60*24)" office:value-type="time" office:time-value="PT04H58M39.534S" calcext:value-type="time">
            <text:p>04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00.58" calcext:value-type="float">
            <text:p>1200.58</text:p>
          </table:table-cell>
          <table:table-cell office:value-type="float" office:value="1460.51" calcext:value-type="float">
            <text:p>1460.51</text:p>
          </table:table-cell>
        </table:table-row>
        <table:table-row table:style-name="ro1">
          <table:table-cell office:value-type="float" office:value="17935534" calcext:value-type="float">
            <text:p>17935534</text:p>
          </table:table-cell>
          <table:table-cell table:formula="of:=[.A1123]/1000/(60*60*24)" office:value-type="time" office:time-value="PT04H58M55.534S" calcext:value-type="time">
            <text:p>04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01.63" calcext:value-type="float">
            <text:p>1201.63</text:p>
          </table:table-cell>
          <table:table-cell office:value-type="float" office:value="1461.76" calcext:value-type="float">
            <text:p>1461.76</text:p>
          </table:table-cell>
        </table:table-row>
        <table:table-row table:style-name="ro1">
          <table:table-cell office:value-type="float" office:value="17951534" calcext:value-type="float">
            <text:p>17951534</text:p>
          </table:table-cell>
          <table:table-cell table:formula="of:=[.A1124]/1000/(60*60*24)" office:value-type="time" office:time-value="PT04H59M11.534S" calcext:value-type="time">
            <text:p>04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02.68" calcext:value-type="float">
            <text:p>1202.68</text:p>
          </table:table-cell>
          <table:table-cell office:value-type="float" office:value="1463.02" calcext:value-type="float">
            <text:p>1463.02</text:p>
          </table:table-cell>
        </table:table-row>
        <table:table-row table:style-name="ro1">
          <table:table-cell office:value-type="float" office:value="17967534" calcext:value-type="float">
            <text:p>17967534</text:p>
          </table:table-cell>
          <table:table-cell table:formula="of:=[.A1125]/1000/(60*60*24)" office:value-type="time" office:time-value="PT04H59M27.534S" calcext:value-type="time">
            <text:p>04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03.73" calcext:value-type="float">
            <text:p>1203.73</text:p>
          </table:table-cell>
          <table:table-cell office:value-type="float" office:value="1464.28" calcext:value-type="float">
            <text:p>1464.28</text:p>
          </table:table-cell>
        </table:table-row>
        <table:table-row table:style-name="ro1">
          <table:table-cell office:value-type="float" office:value="17983534" calcext:value-type="float">
            <text:p>17983534</text:p>
          </table:table-cell>
          <table:table-cell table:formula="of:=[.A1126]/1000/(60*60*24)" office:value-type="time" office:time-value="PT04H59M43.534S" calcext:value-type="time">
            <text:p>04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04.79" calcext:value-type="float">
            <text:p>1204.79</text:p>
          </table:table-cell>
          <table:table-cell office:value-type="float" office:value="1465.54" calcext:value-type="float">
            <text:p>1465.54</text:p>
          </table:table-cell>
        </table:table-row>
        <table:table-row table:style-name="ro1">
          <table:table-cell office:value-type="float" office:value="17999534" calcext:value-type="float">
            <text:p>17999534</text:p>
          </table:table-cell>
          <table:table-cell table:formula="of:=[.A1127]/1000/(60*60*24)" office:value-type="time" office:time-value="PT04H59M59.534S" calcext:value-type="time">
            <text:p>05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05.84" calcext:value-type="float">
            <text:p>1205.84</text:p>
          </table:table-cell>
          <table:table-cell office:value-type="float" office:value="1466.8" calcext:value-type="float">
            <text:p>1466.8</text:p>
          </table:table-cell>
        </table:table-row>
        <table:table-row table:style-name="ro1">
          <table:table-cell office:value-type="float" office:value="18015534" calcext:value-type="float">
            <text:p>18015534</text:p>
          </table:table-cell>
          <table:table-cell table:formula="of:=[.A1128]/1000/(60*60*24)" office:value-type="time" office:time-value="PT05H00M15.534S" calcext:value-type="time">
            <text:p>05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06.89" calcext:value-type="float">
            <text:p>1206.89</text:p>
          </table:table-cell>
          <table:table-cell office:value-type="float" office:value="1468.05" calcext:value-type="float">
            <text:p>1468.05</text:p>
          </table:table-cell>
        </table:table-row>
        <table:table-row table:style-name="ro1">
          <table:table-cell office:value-type="float" office:value="18031534" calcext:value-type="float">
            <text:p>18031534</text:p>
          </table:table-cell>
          <table:table-cell table:formula="of:=[.A1129]/1000/(60*60*24)" office:value-type="time" office:time-value="PT05H00M31.534S" calcext:value-type="time">
            <text:p>05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207.95" calcext:value-type="float">
            <text:p>1207.95</text:p>
          </table:table-cell>
          <table:table-cell office:value-type="float" office:value="1469.31" calcext:value-type="float">
            <text:p>1469.31</text:p>
          </table:table-cell>
        </table:table-row>
        <table:table-row table:style-name="ro1">
          <table:table-cell office:value-type="float" office:value="18047534" calcext:value-type="float">
            <text:p>18047534</text:p>
          </table:table-cell>
          <table:table-cell table:formula="of:=[.A1130]/1000/(60*60*24)" office:value-type="time" office:time-value="PT05H00M47.534S" calcext:value-type="time">
            <text:p>05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09" calcext:value-type="float">
            <text:p>1209</text:p>
          </table:table-cell>
          <table:table-cell office:value-type="float" office:value="1470.57" calcext:value-type="float">
            <text:p>1470.57</text:p>
          </table:table-cell>
        </table:table-row>
        <table:table-row table:style-name="ro1">
          <table:table-cell office:value-type="float" office:value="18063534" calcext:value-type="float">
            <text:p>18063534</text:p>
          </table:table-cell>
          <table:table-cell table:formula="of:=[.A1131]/1000/(60*60*24)" office:value-type="time" office:time-value="PT05H01M03.534S" calcext:value-type="time">
            <text:p>05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10.05" calcext:value-type="float">
            <text:p>1210.05</text:p>
          </table:table-cell>
          <table:table-cell office:value-type="float" office:value="1471.82" calcext:value-type="float">
            <text:p>1471.82</text:p>
          </table:table-cell>
        </table:table-row>
        <table:table-row table:style-name="ro1">
          <table:table-cell office:value-type="float" office:value="18079534" calcext:value-type="float">
            <text:p>18079534</text:p>
          </table:table-cell>
          <table:table-cell table:formula="of:=[.A1132]/1000/(60*60*24)" office:value-type="time" office:time-value="PT05H01M19.534S" calcext:value-type="time">
            <text:p>05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11.1" calcext:value-type="float">
            <text:p>1211.1</text:p>
          </table:table-cell>
          <table:table-cell office:value-type="float" office:value="1473.08" calcext:value-type="float">
            <text:p>1473.08</text:p>
          </table:table-cell>
        </table:table-row>
        <table:table-row table:style-name="ro1">
          <table:table-cell office:value-type="float" office:value="18095534" calcext:value-type="float">
            <text:p>18095534</text:p>
          </table:table-cell>
          <table:table-cell table:formula="of:=[.A1133]/1000/(60*60*24)" office:value-type="time" office:time-value="PT05H01M35.534S" calcext:value-type="time">
            <text:p>05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12.16" calcext:value-type="float">
            <text:p>1212.16</text:p>
          </table:table-cell>
          <table:table-cell office:value-type="float" office:value="1474.34" calcext:value-type="float">
            <text:p>1474.34</text:p>
          </table:table-cell>
        </table:table-row>
        <table:table-row table:style-name="ro1">
          <table:table-cell office:value-type="float" office:value="18111534" calcext:value-type="float">
            <text:p>18111534</text:p>
          </table:table-cell>
          <table:table-cell table:formula="of:=[.A1134]/1000/(60*60*24)" office:value-type="time" office:time-value="PT05H01M51.534S" calcext:value-type="time">
            <text:p>05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213.21" calcext:value-type="float">
            <text:p>1213.21</text:p>
          </table:table-cell>
          <table:table-cell office:value-type="float" office:value="1475.59" calcext:value-type="float">
            <text:p>1475.59</text:p>
          </table:table-cell>
        </table:table-row>
        <table:table-row table:style-name="ro1">
          <table:table-cell office:value-type="float" office:value="18127534" calcext:value-type="float">
            <text:p>18127534</text:p>
          </table:table-cell>
          <table:table-cell table:formula="of:=[.A1135]/1000/(60*60*24)" office:value-type="time" office:time-value="PT05H02M07.534S" calcext:value-type="time">
            <text:p>05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14.26" calcext:value-type="float">
            <text:p>1214.26</text:p>
          </table:table-cell>
          <table:table-cell office:value-type="float" office:value="1476.85" calcext:value-type="float">
            <text:p>1476.85</text:p>
          </table:table-cell>
        </table:table-row>
        <table:table-row table:style-name="ro1">
          <table:table-cell office:value-type="float" office:value="18143534" calcext:value-type="float">
            <text:p>18143534</text:p>
          </table:table-cell>
          <table:table-cell table:formula="of:=[.A1136]/1000/(60*60*24)" office:value-type="time" office:time-value="PT05H02M23.534S" calcext:value-type="time">
            <text:p>05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15.31" calcext:value-type="float">
            <text:p>1215.31</text:p>
          </table:table-cell>
          <table:table-cell office:value-type="float" office:value="1478.11" calcext:value-type="float">
            <text:p>1478.11</text:p>
          </table:table-cell>
        </table:table-row>
        <table:table-row table:style-name="ro1">
          <table:table-cell office:value-type="float" office:value="18159534" calcext:value-type="float">
            <text:p>18159534</text:p>
          </table:table-cell>
          <table:table-cell table:formula="of:=[.A1137]/1000/(60*60*24)" office:value-type="time" office:time-value="PT05H02M39.534S" calcext:value-type="time">
            <text:p>05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216.37" calcext:value-type="float">
            <text:p>1216.37</text:p>
          </table:table-cell>
          <table:table-cell office:value-type="float" office:value="1479.36" calcext:value-type="float">
            <text:p>1479.36</text:p>
          </table:table-cell>
        </table:table-row>
        <table:table-row table:style-name="ro1">
          <table:table-cell office:value-type="float" office:value="18175534" calcext:value-type="float">
            <text:p>18175534</text:p>
          </table:table-cell>
          <table:table-cell table:formula="of:=[.A1138]/1000/(60*60*24)" office:value-type="time" office:time-value="PT05H02M55.534S" calcext:value-type="time">
            <text:p>05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17.42" calcext:value-type="float">
            <text:p>1217.42</text:p>
          </table:table-cell>
          <table:table-cell office:value-type="float" office:value="1480.62" calcext:value-type="float">
            <text:p>1480.62</text:p>
          </table:table-cell>
        </table:table-row>
        <table:table-row table:style-name="ro1">
          <table:table-cell office:value-type="float" office:value="18191534" calcext:value-type="float">
            <text:p>18191534</text:p>
          </table:table-cell>
          <table:table-cell table:formula="of:=[.A1139]/1000/(60*60*24)" office:value-type="time" office:time-value="PT05H03M11.534S" calcext:value-type="time">
            <text:p>05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18.47" calcext:value-type="float">
            <text:p>1218.47</text:p>
          </table:table-cell>
          <table:table-cell office:value-type="float" office:value="1481.87" calcext:value-type="float">
            <text:p>1481.87</text:p>
          </table:table-cell>
        </table:table-row>
        <table:table-row table:style-name="ro1">
          <table:table-cell office:value-type="float" office:value="18207534" calcext:value-type="float">
            <text:p>18207534</text:p>
          </table:table-cell>
          <table:table-cell table:formula="of:=[.A1140]/1000/(60*60*24)" office:value-type="time" office:time-value="PT05H03M27.534S" calcext:value-type="time">
            <text:p>05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19.52" calcext:value-type="float">
            <text:p>1219.52</text:p>
          </table:table-cell>
          <table:table-cell office:value-type="float" office:value="1483.13" calcext:value-type="float">
            <text:p>1483.13</text:p>
          </table:table-cell>
        </table:table-row>
        <table:table-row table:style-name="ro1">
          <table:table-cell office:value-type="float" office:value="18223534" calcext:value-type="float">
            <text:p>18223534</text:p>
          </table:table-cell>
          <table:table-cell table:formula="of:=[.A1141]/1000/(60*60*24)" office:value-type="time" office:time-value="PT05H03M43.534S" calcext:value-type="time">
            <text:p>05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20.58" calcext:value-type="float">
            <text:p>1220.58</text:p>
          </table:table-cell>
          <table:table-cell office:value-type="float" office:value="1484.38" calcext:value-type="float">
            <text:p>1484.38</text:p>
          </table:table-cell>
        </table:table-row>
        <table:table-row table:style-name="ro1">
          <table:table-cell office:value-type="float" office:value="18239534" calcext:value-type="float">
            <text:p>18239534</text:p>
          </table:table-cell>
          <table:table-cell table:formula="of:=[.A1142]/1000/(60*60*24)" office:value-type="time" office:time-value="PT05H03M59.534S" calcext:value-type="time">
            <text:p>05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21.63" calcext:value-type="float">
            <text:p>1221.63</text:p>
          </table:table-cell>
          <table:table-cell office:value-type="float" office:value="1485.64" calcext:value-type="float">
            <text:p>1485.64</text:p>
          </table:table-cell>
        </table:table-row>
        <table:table-row table:style-name="ro1">
          <table:table-cell office:value-type="float" office:value="18255534" calcext:value-type="float">
            <text:p>18255534</text:p>
          </table:table-cell>
          <table:table-cell table:formula="of:=[.A1143]/1000/(60*60*24)" office:value-type="time" office:time-value="PT05H04M15.534S" calcext:value-type="time">
            <text:p>05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22.68" calcext:value-type="float">
            <text:p>1222.68</text:p>
          </table:table-cell>
          <table:table-cell office:value-type="float" office:value="1486.89" calcext:value-type="float">
            <text:p>1486.89</text:p>
          </table:table-cell>
        </table:table-row>
        <table:table-row table:style-name="ro1">
          <table:table-cell office:value-type="float" office:value="18271534" calcext:value-type="float">
            <text:p>18271534</text:p>
          </table:table-cell>
          <table:table-cell table:formula="of:=[.A1144]/1000/(60*60*24)" office:value-type="time" office:time-value="PT05H04M31.534S" calcext:value-type="time">
            <text:p>05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223.73" calcext:value-type="float">
            <text:p>1223.73</text:p>
          </table:table-cell>
          <table:table-cell office:value-type="float" office:value="1488.15" calcext:value-type="float">
            <text:p>1488.15</text:p>
          </table:table-cell>
        </table:table-row>
        <table:table-row table:style-name="ro1">
          <table:table-cell office:value-type="float" office:value="18287534" calcext:value-type="float">
            <text:p>18287534</text:p>
          </table:table-cell>
          <table:table-cell table:formula="of:=[.A1145]/1000/(60*60*24)" office:value-type="time" office:time-value="PT05H04M47.534S" calcext:value-type="time">
            <text:p>05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24.79" calcext:value-type="float">
            <text:p>1224.79</text:p>
          </table:table-cell>
          <table:table-cell office:value-type="float" office:value="1489.4" calcext:value-type="float">
            <text:p>1489.4</text:p>
          </table:table-cell>
        </table:table-row>
        <table:table-row table:style-name="ro1">
          <table:table-cell office:value-type="float" office:value="18303534" calcext:value-type="float">
            <text:p>18303534</text:p>
          </table:table-cell>
          <table:table-cell table:formula="of:=[.A1146]/1000/(60*60*24)" office:value-type="time" office:time-value="PT05H05M03.534S" calcext:value-type="time">
            <text:p>05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25.84" calcext:value-type="float">
            <text:p>1225.84</text:p>
          </table:table-cell>
          <table:table-cell office:value-type="float" office:value="1490.66" calcext:value-type="float">
            <text:p>1490.66</text:p>
          </table:table-cell>
        </table:table-row>
        <table:table-row table:style-name="ro1">
          <table:table-cell office:value-type="float" office:value="18319534" calcext:value-type="float">
            <text:p>18319534</text:p>
          </table:table-cell>
          <table:table-cell table:formula="of:=[.A1147]/1000/(60*60*24)" office:value-type="time" office:time-value="PT05H05M19.534S" calcext:value-type="time">
            <text:p>05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26.89" calcext:value-type="float">
            <text:p>1226.89</text:p>
          </table:table-cell>
          <table:table-cell office:value-type="float" office:value="1491.92" calcext:value-type="float">
            <text:p>1491.92</text:p>
          </table:table-cell>
        </table:table-row>
        <table:table-row table:style-name="ro1">
          <table:table-cell office:value-type="float" office:value="18335534" calcext:value-type="float">
            <text:p>18335534</text:p>
          </table:table-cell>
          <table:table-cell table:formula="of:=[.A1148]/1000/(60*60*24)" office:value-type="time" office:time-value="PT05H05M35.534S" calcext:value-type="time">
            <text:p>05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27.94" calcext:value-type="float">
            <text:p>1227.94</text:p>
          </table:table-cell>
          <table:table-cell office:value-type="float" office:value="1493.17" calcext:value-type="float">
            <text:p>1493.17</text:p>
          </table:table-cell>
        </table:table-row>
        <table:table-row table:style-name="ro1">
          <table:table-cell office:value-type="float" office:value="18351534" calcext:value-type="float">
            <text:p>18351534</text:p>
          </table:table-cell>
          <table:table-cell table:formula="of:=[.A1149]/1000/(60*60*24)" office:value-type="time" office:time-value="PT05H05M51.534S" calcext:value-type="time">
            <text:p>05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229" calcext:value-type="float">
            <text:p>1229</text:p>
          </table:table-cell>
          <table:table-cell office:value-type="float" office:value="1494.43" calcext:value-type="float">
            <text:p>1494.43</text:p>
          </table:table-cell>
        </table:table-row>
        <table:table-row table:style-name="ro1">
          <table:table-cell office:value-type="float" office:value="18367534" calcext:value-type="float">
            <text:p>18367534</text:p>
          </table:table-cell>
          <table:table-cell table:formula="of:=[.A1150]/1000/(60*60*24)" office:value-type="time" office:time-value="PT05H06M07.534S" calcext:value-type="time">
            <text:p>05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230.05" calcext:value-type="float">
            <text:p>1230.05</text:p>
          </table:table-cell>
          <table:table-cell office:value-type="float" office:value="1495.68" calcext:value-type="float">
            <text:p>1495.68</text:p>
          </table:table-cell>
        </table:table-row>
        <table:table-row table:style-name="ro1">
          <table:table-cell office:value-type="float" office:value="18383534" calcext:value-type="float">
            <text:p>18383534</text:p>
          </table:table-cell>
          <table:table-cell table:formula="of:=[.A1151]/1000/(60*60*24)" office:value-type="time" office:time-value="PT05H06M23.534S" calcext:value-type="time">
            <text:p>05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1.1" calcext:value-type="float">
            <text:p>1231.1</text:p>
          </table:table-cell>
          <table:table-cell office:value-type="float" office:value="1496.93" calcext:value-type="float">
            <text:p>1496.93</text:p>
          </table:table-cell>
        </table:table-row>
        <table:table-row table:style-name="ro1">
          <table:table-cell office:value-type="float" office:value="18399534" calcext:value-type="float">
            <text:p>18399534</text:p>
          </table:table-cell>
          <table:table-cell table:formula="of:=[.A1152]/1000/(60*60*24)" office:value-type="time" office:time-value="PT05H06M39.534S" calcext:value-type="time">
            <text:p>05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498.19" calcext:value-type="float">
            <text:p>1498.19</text:p>
          </table:table-cell>
        </table:table-row>
        <table:table-row table:style-name="ro1">
          <table:table-cell office:value-type="float" office:value="18415534" calcext:value-type="float">
            <text:p>18415534</text:p>
          </table:table-cell>
          <table:table-cell table:formula="of:=[.A1153]/1000/(60*60*24)" office:value-type="time" office:time-value="PT05H06M55.534S" calcext:value-type="time">
            <text:p>05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3.21" calcext:value-type="float">
            <text:p>1233.21</text:p>
          </table:table-cell>
          <table:table-cell office:value-type="float" office:value="1499.44" calcext:value-type="float">
            <text:p>1499.44</text:p>
          </table:table-cell>
        </table:table-row>
        <table:table-row table:style-name="ro1">
          <table:table-cell office:value-type="float" office:value="18431534" calcext:value-type="float">
            <text:p>18431534</text:p>
          </table:table-cell>
          <table:table-cell table:formula="of:=[.A1154]/1000/(60*60*24)" office:value-type="time" office:time-value="PT05H07M11.534S" calcext:value-type="time">
            <text:p>05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4.26" calcext:value-type="float">
            <text:p>1234.26</text:p>
          </table:table-cell>
          <table:table-cell office:value-type="float" office:value="1500.7" calcext:value-type="float">
            <text:p>1500.7</text:p>
          </table:table-cell>
        </table:table-row>
        <table:table-row table:style-name="ro1">
          <table:table-cell office:value-type="float" office:value="18447534" calcext:value-type="float">
            <text:p>18447534</text:p>
          </table:table-cell>
          <table:table-cell table:formula="of:=[.A1155]/1000/(60*60*24)" office:value-type="time" office:time-value="PT05H07M27.534S" calcext:value-type="time">
            <text:p>05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5.31" calcext:value-type="float">
            <text:p>1235.31</text:p>
          </table:table-cell>
          <table:table-cell office:value-type="float" office:value="1501.95" calcext:value-type="float">
            <text:p>1501.95</text:p>
          </table:table-cell>
        </table:table-row>
        <table:table-row table:style-name="ro1">
          <table:table-cell office:value-type="float" office:value="18463534" calcext:value-type="float">
            <text:p>18463534</text:p>
          </table:table-cell>
          <table:table-cell table:formula="of:=[.A1156]/1000/(60*60*24)" office:value-type="time" office:time-value="PT05H07M43.534S" calcext:value-type="time">
            <text:p>05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6.36" calcext:value-type="float">
            <text:p>1236.36</text:p>
          </table:table-cell>
          <table:table-cell office:value-type="float" office:value="1503.21" calcext:value-type="float">
            <text:p>1503.21</text:p>
          </table:table-cell>
        </table:table-row>
        <table:table-row table:style-name="ro1">
          <table:table-cell office:value-type="float" office:value="18479534" calcext:value-type="float">
            <text:p>18479534</text:p>
          </table:table-cell>
          <table:table-cell table:formula="of:=[.A1157]/1000/(60*60*24)" office:value-type="time" office:time-value="PT05H07M59.534S" calcext:value-type="time">
            <text:p>05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7.41" calcext:value-type="float">
            <text:p>1237.41</text:p>
          </table:table-cell>
          <table:table-cell office:value-type="float" office:value="1504.46" calcext:value-type="float">
            <text:p>1504.46</text:p>
          </table:table-cell>
        </table:table-row>
        <table:table-row table:style-name="ro1">
          <table:table-cell office:value-type="float" office:value="18495534" calcext:value-type="float">
            <text:p>18495534</text:p>
          </table:table-cell>
          <table:table-cell table:formula="of:=[.A1158]/1000/(60*60*24)" office:value-type="time" office:time-value="PT05H08M15.534S" calcext:value-type="time">
            <text:p>05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8.47" calcext:value-type="float">
            <text:p>1238.47</text:p>
          </table:table-cell>
          <table:table-cell office:value-type="float" office:value="1505.72" calcext:value-type="float">
            <text:p>1505.72</text:p>
          </table:table-cell>
        </table:table-row>
        <table:table-row table:style-name="ro1">
          <table:table-cell office:value-type="float" office:value="18511534" calcext:value-type="float">
            <text:p>18511534</text:p>
          </table:table-cell>
          <table:table-cell table:formula="of:=[.A1159]/1000/(60*60*24)" office:value-type="time" office:time-value="PT05H08M31.534S" calcext:value-type="time">
            <text:p>05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39.52" calcext:value-type="float">
            <text:p>1239.52</text:p>
          </table:table-cell>
          <table:table-cell office:value-type="float" office:value="1506.97" calcext:value-type="float">
            <text:p>1506.97</text:p>
          </table:table-cell>
        </table:table-row>
        <table:table-row table:style-name="ro1">
          <table:table-cell office:value-type="float" office:value="18527534" calcext:value-type="float">
            <text:p>18527534</text:p>
          </table:table-cell>
          <table:table-cell table:formula="of:=[.A1160]/1000/(60*60*24)" office:value-type="time" office:time-value="PT05H08M47.534S" calcext:value-type="time">
            <text:p>05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0.57" calcext:value-type="float">
            <text:p>1240.57</text:p>
          </table:table-cell>
          <table:table-cell office:value-type="float" office:value="1508.22" calcext:value-type="float">
            <text:p>1508.22</text:p>
          </table:table-cell>
        </table:table-row>
        <table:table-row table:style-name="ro1">
          <table:table-cell office:value-type="float" office:value="18543534" calcext:value-type="float">
            <text:p>18543534</text:p>
          </table:table-cell>
          <table:table-cell table:formula="of:=[.A1161]/1000/(60*60*24)" office:value-type="time" office:time-value="PT05H09M03.534S" calcext:value-type="time">
            <text:p>05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41.62" calcext:value-type="float">
            <text:p>1241.62</text:p>
          </table:table-cell>
          <table:table-cell office:value-type="float" office:value="1509.48" calcext:value-type="float">
            <text:p>1509.48</text:p>
          </table:table-cell>
        </table:table-row>
        <table:table-row table:style-name="ro1">
          <table:table-cell office:value-type="float" office:value="18559534" calcext:value-type="float">
            <text:p>18559534</text:p>
          </table:table-cell>
          <table:table-cell table:formula="of:=[.A1162]/1000/(60*60*24)" office:value-type="time" office:time-value="PT05H09M19.534S" calcext:value-type="time">
            <text:p>05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2.67" calcext:value-type="float">
            <text:p>1242.67</text:p>
          </table:table-cell>
          <table:table-cell office:value-type="float" office:value="1510.73" calcext:value-type="float">
            <text:p>1510.73</text:p>
          </table:table-cell>
        </table:table-row>
        <table:table-row table:style-name="ro1">
          <table:table-cell office:value-type="float" office:value="18575534" calcext:value-type="float">
            <text:p>18575534</text:p>
          </table:table-cell>
          <table:table-cell table:formula="of:=[.A1163]/1000/(60*60*24)" office:value-type="time" office:time-value="PT05H09M35.534S" calcext:value-type="time">
            <text:p>05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3.72" calcext:value-type="float">
            <text:p>1243.72</text:p>
          </table:table-cell>
          <table:table-cell office:value-type="float" office:value="1511.99" calcext:value-type="float">
            <text:p>1511.99</text:p>
          </table:table-cell>
        </table:table-row>
        <table:table-row table:style-name="ro1">
          <table:table-cell office:value-type="float" office:value="18591534" calcext:value-type="float">
            <text:p>18591534</text:p>
          </table:table-cell>
          <table:table-cell table:formula="of:=[.A1164]/1000/(60*60*24)" office:value-type="time" office:time-value="PT05H09M51.534S" calcext:value-type="time">
            <text:p>05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4.77" calcext:value-type="float">
            <text:p>1244.77</text:p>
          </table:table-cell>
          <table:table-cell office:value-type="float" office:value="1513.24" calcext:value-type="float">
            <text:p>1513.24</text:p>
          </table:table-cell>
        </table:table-row>
        <table:table-row table:style-name="ro1">
          <table:table-cell office:value-type="float" office:value="18607534" calcext:value-type="float">
            <text:p>18607534</text:p>
          </table:table-cell>
          <table:table-cell table:formula="of:=[.A1165]/1000/(60*60*24)" office:value-type="time" office:time-value="PT05H10M07.534S" calcext:value-type="time">
            <text:p>05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5.83" calcext:value-type="float">
            <text:p>1245.83</text:p>
          </table:table-cell>
          <table:table-cell office:value-type="float" office:value="1514.49" calcext:value-type="float">
            <text:p>1514.49</text:p>
          </table:table-cell>
        </table:table-row>
        <table:table-row table:style-name="ro1">
          <table:table-cell office:value-type="float" office:value="18623534" calcext:value-type="float">
            <text:p>18623534</text:p>
          </table:table-cell>
          <table:table-cell table:formula="of:=[.A1166]/1000/(60*60*24)" office:value-type="time" office:time-value="PT05H10M23.534S" calcext:value-type="time">
            <text:p>05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6.88" calcext:value-type="float">
            <text:p>1246.88</text:p>
          </table:table-cell>
          <table:table-cell office:value-type="float" office:value="1515.75" calcext:value-type="float">
            <text:p>1515.75</text:p>
          </table:table-cell>
        </table:table-row>
        <table:table-row table:style-name="ro1">
          <table:table-cell office:value-type="float" office:value="18639534" calcext:value-type="float">
            <text:p>18639534</text:p>
          </table:table-cell>
          <table:table-cell table:formula="of:=[.A1167]/1000/(60*60*24)" office:value-type="time" office:time-value="PT05H10M39.534S" calcext:value-type="time">
            <text:p>05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7.93" calcext:value-type="float">
            <text:p>1247.9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8655534" calcext:value-type="float">
            <text:p>18655534</text:p>
          </table:table-cell>
          <table:table-cell table:formula="of:=[.A1168]/1000/(60*60*24)" office:value-type="time" office:time-value="PT05H10M55.534S" calcext:value-type="time">
            <text:p>05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48.98" calcext:value-type="float">
            <text:p>1248.98</text:p>
          </table:table-cell>
          <table:table-cell office:value-type="float" office:value="1518.26" calcext:value-type="float">
            <text:p>1518.26</text:p>
          </table:table-cell>
        </table:table-row>
        <table:table-row table:style-name="ro1">
          <table:table-cell office:value-type="float" office:value="18671534" calcext:value-type="float">
            <text:p>18671534</text:p>
          </table:table-cell>
          <table:table-cell table:formula="of:=[.A1169]/1000/(60*60*24)" office:value-type="time" office:time-value="PT05H11M11.534S" calcext:value-type="time">
            <text:p>05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50.03" calcext:value-type="float">
            <text:p>1250.03</text:p>
          </table:table-cell>
          <table:table-cell office:value-type="float" office:value="1519.51" calcext:value-type="float">
            <text:p>1519.51</text:p>
          </table:table-cell>
        </table:table-row>
        <table:table-row table:style-name="ro1">
          <table:table-cell office:value-type="float" office:value="18687534" calcext:value-type="float">
            <text:p>18687534</text:p>
          </table:table-cell>
          <table:table-cell table:formula="of:=[.A1170]/1000/(60*60*24)" office:value-type="time" office:time-value="PT05H11M27.534S" calcext:value-type="time">
            <text:p>05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51.08" calcext:value-type="float">
            <text:p>1251.08</text:p>
          </table:table-cell>
          <table:table-cell office:value-type="float" office:value="1520.76" calcext:value-type="float">
            <text:p>1520.76</text:p>
          </table:table-cell>
        </table:table-row>
        <table:table-row table:style-name="ro1">
          <table:table-cell office:value-type="float" office:value="18703534" calcext:value-type="float">
            <text:p>18703534</text:p>
          </table:table-cell>
          <table:table-cell table:formula="of:=[.A1171]/1000/(60*60*24)" office:value-type="time" office:time-value="PT05H11M43.534S" calcext:value-type="time">
            <text:p>05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52.13" calcext:value-type="float">
            <text:p>1252.13</text:p>
          </table:table-cell>
          <table:table-cell office:value-type="float" office:value="1522.02" calcext:value-type="float">
            <text:p>1522.02</text:p>
          </table:table-cell>
        </table:table-row>
        <table:table-row table:style-name="ro1">
          <table:table-cell office:value-type="float" office:value="18719534" calcext:value-type="float">
            <text:p>18719534</text:p>
          </table:table-cell>
          <table:table-cell table:formula="of:=[.A1172]/1000/(60*60*24)" office:value-type="time" office:time-value="PT05H11M59.534S" calcext:value-type="time">
            <text:p>05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53.18" calcext:value-type="float">
            <text:p>1253.18</text:p>
          </table:table-cell>
          <table:table-cell office:value-type="float" office:value="1523.27" calcext:value-type="float">
            <text:p>1523.27</text:p>
          </table:table-cell>
        </table:table-row>
        <table:table-row table:style-name="ro1">
          <table:table-cell office:value-type="float" office:value="18735534" calcext:value-type="float">
            <text:p>18735534</text:p>
          </table:table-cell>
          <table:table-cell table:formula="of:=[.A1173]/1000/(60*60*24)" office:value-type="time" office:time-value="PT05H12M15.534S" calcext:value-type="time">
            <text:p>05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54.23" calcext:value-type="float">
            <text:p>1254.23</text:p>
          </table:table-cell>
          <table:table-cell office:value-type="float" office:value="1524.52" calcext:value-type="float">
            <text:p>1524.52</text:p>
          </table:table-cell>
        </table:table-row>
        <table:table-row table:style-name="ro1">
          <table:table-cell office:value-type="float" office:value="18751534" calcext:value-type="float">
            <text:p>18751534</text:p>
          </table:table-cell>
          <table:table-cell table:formula="of:=[.A1174]/1000/(60*60*24)" office:value-type="time" office:time-value="PT05H12M31.534S" calcext:value-type="time">
            <text:p>05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55.28" calcext:value-type="float">
            <text:p>1255.28</text:p>
          </table:table-cell>
          <table:table-cell office:value-type="float" office:value="1525.77" calcext:value-type="float">
            <text:p>1525.77</text:p>
          </table:table-cell>
        </table:table-row>
        <table:table-row table:style-name="ro1">
          <table:table-cell office:value-type="float" office:value="18767534" calcext:value-type="float">
            <text:p>18767534</text:p>
          </table:table-cell>
          <table:table-cell table:formula="of:=[.A1175]/1000/(60*60*24)" office:value-type="time" office:time-value="PT05H12M47.534S" calcext:value-type="time">
            <text:p>05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56.34" calcext:value-type="float">
            <text:p>1256.34</text:p>
          </table:table-cell>
          <table:table-cell office:value-type="float" office:value="1527.03" calcext:value-type="float">
            <text:p>1527.03</text:p>
          </table:table-cell>
        </table:table-row>
        <table:table-row table:style-name="ro1">
          <table:table-cell office:value-type="float" office:value="18783534" calcext:value-type="float">
            <text:p>18783534</text:p>
          </table:table-cell>
          <table:table-cell table:formula="of:=[.A1176]/1000/(60*60*24)" office:value-type="time" office:time-value="PT05H13M03.534S" calcext:value-type="time">
            <text:p>05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57.39" calcext:value-type="float">
            <text:p>1257.39</text:p>
          </table:table-cell>
          <table:table-cell office:value-type="float" office:value="1528.28" calcext:value-type="float">
            <text:p>1528.28</text:p>
          </table:table-cell>
        </table:table-row>
        <table:table-row table:style-name="ro1">
          <table:table-cell office:value-type="float" office:value="18799534" calcext:value-type="float">
            <text:p>18799534</text:p>
          </table:table-cell>
          <table:table-cell table:formula="of:=[.A1177]/1000/(60*60*24)" office:value-type="time" office:time-value="PT05H13M19.534S" calcext:value-type="time">
            <text:p>05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58.44" calcext:value-type="float">
            <text:p>1258.44</text:p>
          </table:table-cell>
          <table:table-cell office:value-type="float" office:value="1529.53" calcext:value-type="float">
            <text:p>1529.53</text:p>
          </table:table-cell>
        </table:table-row>
        <table:table-row table:style-name="ro1">
          <table:table-cell office:value-type="float" office:value="18815534" calcext:value-type="float">
            <text:p>18815534</text:p>
          </table:table-cell>
          <table:table-cell table:formula="of:=[.A1178]/1000/(60*60*24)" office:value-type="time" office:time-value="PT05H13M35.534S" calcext:value-type="time">
            <text:p>05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59.49" calcext:value-type="float">
            <text:p>1259.49</text:p>
          </table:table-cell>
          <table:table-cell office:value-type="float" office:value="1530.78" calcext:value-type="float">
            <text:p>1530.78</text:p>
          </table:table-cell>
        </table:table-row>
        <table:table-row table:style-name="ro1">
          <table:table-cell office:value-type="float" office:value="18831534" calcext:value-type="float">
            <text:p>18831534</text:p>
          </table:table-cell>
          <table:table-cell table:formula="of:=[.A1179]/1000/(60*60*24)" office:value-type="time" office:time-value="PT05H13M51.534S" calcext:value-type="time">
            <text:p>05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60.54" calcext:value-type="float">
            <text:p>1260.54</text:p>
          </table:table-cell>
          <table:table-cell office:value-type="float" office:value="1532.04" calcext:value-type="float">
            <text:p>1532.04</text:p>
          </table:table-cell>
        </table:table-row>
        <table:table-row table:style-name="ro1">
          <table:table-cell office:value-type="float" office:value="18847534" calcext:value-type="float">
            <text:p>18847534</text:p>
          </table:table-cell>
          <table:table-cell table:formula="of:=[.A1180]/1000/(60*60*24)" office:value-type="time" office:time-value="PT05H14M07.534S" calcext:value-type="time">
            <text:p>05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261.59" calcext:value-type="float">
            <text:p>1261.59</text:p>
          </table:table-cell>
          <table:table-cell office:value-type="float" office:value="1533.29" calcext:value-type="float">
            <text:p>1533.29</text:p>
          </table:table-cell>
        </table:table-row>
        <table:table-row table:style-name="ro1">
          <table:table-cell office:value-type="float" office:value="18863534" calcext:value-type="float">
            <text:p>18863534</text:p>
          </table:table-cell>
          <table:table-cell table:formula="of:=[.A1181]/1000/(60*60*24)" office:value-type="time" office:time-value="PT05H14M23.534S" calcext:value-type="time">
            <text:p>05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62.64" calcext:value-type="float">
            <text:p>1262.64</text:p>
          </table:table-cell>
          <table:table-cell office:value-type="float" office:value="1534.54" calcext:value-type="float">
            <text:p>1534.54</text:p>
          </table:table-cell>
        </table:table-row>
        <table:table-row table:style-name="ro1">
          <table:table-cell office:value-type="float" office:value="18879534" calcext:value-type="float">
            <text:p>18879534</text:p>
          </table:table-cell>
          <table:table-cell table:formula="of:=[.A1182]/1000/(60*60*24)" office:value-type="time" office:time-value="PT05H14M39.534S" calcext:value-type="time">
            <text:p>05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63.69" calcext:value-type="float">
            <text:p>1263.69</text:p>
          </table:table-cell>
          <table:table-cell office:value-type="float" office:value="1535.79" calcext:value-type="float">
            <text:p>1535.79</text:p>
          </table:table-cell>
        </table:table-row>
        <table:table-row table:style-name="ro1">
          <table:table-cell office:value-type="float" office:value="18895534" calcext:value-type="float">
            <text:p>18895534</text:p>
          </table:table-cell>
          <table:table-cell table:formula="of:=[.A1183]/1000/(60*60*24)" office:value-type="time" office:time-value="PT05H14M55.534S" calcext:value-type="time">
            <text:p>05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264.74" calcext:value-type="float">
            <text:p>1264.74</text:p>
          </table:table-cell>
          <table:table-cell office:value-type="float" office:value="1537.05" calcext:value-type="float">
            <text:p>1537.05</text:p>
          </table:table-cell>
        </table:table-row>
        <table:table-row table:style-name="ro1">
          <table:table-cell office:value-type="float" office:value="18911534" calcext:value-type="float">
            <text:p>18911534</text:p>
          </table:table-cell>
          <table:table-cell table:formula="of:=[.A1184]/1000/(60*60*24)" office:value-type="time" office:time-value="PT05H15M11.534S" calcext:value-type="time">
            <text:p>05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538.3" calcext:value-type="float">
            <text:p>1538.3</text:p>
          </table:table-cell>
        </table:table-row>
        <table:table-row table:style-name="ro1">
          <table:table-cell office:value-type="float" office:value="18927534" calcext:value-type="float">
            <text:p>18927534</text:p>
          </table:table-cell>
          <table:table-cell table:formula="of:=[.A1185]/1000/(60*60*24)" office:value-type="time" office:time-value="PT05H15M27.534S" calcext:value-type="time">
            <text:p>05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66.85" calcext:value-type="float">
            <text:p>1266.85</text:p>
          </table:table-cell>
          <table:table-cell office:value-type="float" office:value="1539.55" calcext:value-type="float">
            <text:p>1539.55</text:p>
          </table:table-cell>
        </table:table-row>
        <table:table-row table:style-name="ro1">
          <table:table-cell office:value-type="float" office:value="18943534" calcext:value-type="float">
            <text:p>18943534</text:p>
          </table:table-cell>
          <table:table-cell table:formula="of:=[.A1186]/1000/(60*60*24)" office:value-type="time" office:time-value="PT05H15M43.534S" calcext:value-type="time">
            <text:p>05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267.9" calcext:value-type="float">
            <text:p>1267.9</text:p>
          </table:table-cell>
          <table:table-cell office:value-type="float" office:value="1540.8" calcext:value-type="float">
            <text:p>1540.8</text:p>
          </table:table-cell>
        </table:table-row>
        <table:table-row table:style-name="ro1">
          <table:table-cell office:value-type="float" office:value="18959534" calcext:value-type="float">
            <text:p>18959534</text:p>
          </table:table-cell>
          <table:table-cell table:formula="of:=[.A1187]/1000/(60*60*24)" office:value-type="time" office:time-value="PT05H15M59.534S" calcext:value-type="time">
            <text:p>05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542.06" calcext:value-type="float">
            <text:p>1542.06</text:p>
          </table:table-cell>
        </table:table-row>
        <table:table-row table:style-name="ro1">
          <table:table-cell office:value-type="float" office:value="18975534" calcext:value-type="float">
            <text:p>18975534</text:p>
          </table:table-cell>
          <table:table-cell table:formula="of:=[.A1188]/1000/(60*60*24)" office:value-type="time" office:time-value="PT05H16M15.534S" calcext:value-type="time">
            <text:p>05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0" calcext:value-type="float">
            <text:p>1270</text:p>
          </table:table-cell>
          <table:table-cell office:value-type="float" office:value="1543.31" calcext:value-type="float">
            <text:p>1543.31</text:p>
          </table:table-cell>
        </table:table-row>
        <table:table-row table:style-name="ro1">
          <table:table-cell office:value-type="float" office:value="18991534" calcext:value-type="float">
            <text:p>18991534</text:p>
          </table:table-cell>
          <table:table-cell table:formula="of:=[.A1189]/1000/(60*60*24)" office:value-type="time" office:time-value="PT05H16M31.534S" calcext:value-type="time">
            <text:p>05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1.05" calcext:value-type="float">
            <text:p>1271.05</text:p>
          </table:table-cell>
          <table:table-cell office:value-type="float" office:value="1544.56" calcext:value-type="float">
            <text:p>1544.56</text:p>
          </table:table-cell>
        </table:table-row>
        <table:table-row table:style-name="ro1">
          <table:table-cell office:value-type="float" office:value="19007534" calcext:value-type="float">
            <text:p>19007534</text:p>
          </table:table-cell>
          <table:table-cell table:formula="of:=[.A1190]/1000/(60*60*24)" office:value-type="time" office:time-value="PT05H16M47.534S" calcext:value-type="time">
            <text:p>05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2.1" calcext:value-type="float">
            <text:p>1272.1</text:p>
          </table:table-cell>
          <table:table-cell office:value-type="float" office:value="1545.81" calcext:value-type="float">
            <text:p>1545.81</text:p>
          </table:table-cell>
        </table:table-row>
        <table:table-row table:style-name="ro1">
          <table:table-cell office:value-type="float" office:value="19023534" calcext:value-type="float">
            <text:p>19023534</text:p>
          </table:table-cell>
          <table:table-cell table:formula="of:=[.A1191]/1000/(60*60*24)" office:value-type="time" office:time-value="PT05H17M03.534S" calcext:value-type="time">
            <text:p>05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547.06" calcext:value-type="float">
            <text:p>1547.06</text:p>
          </table:table-cell>
        </table:table-row>
        <table:table-row table:style-name="ro1">
          <table:table-cell office:value-type="float" office:value="19039534" calcext:value-type="float">
            <text:p>19039534</text:p>
          </table:table-cell>
          <table:table-cell table:formula="of:=[.A1192]/1000/(60*60*24)" office:value-type="time" office:time-value="PT05H17M19.534S" calcext:value-type="time">
            <text:p>05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4.2" calcext:value-type="float">
            <text:p>1274.2</text:p>
          </table:table-cell>
          <table:table-cell office:value-type="float" office:value="1548.32" calcext:value-type="float">
            <text:p>1548.32</text:p>
          </table:table-cell>
        </table:table-row>
        <table:table-row table:style-name="ro1">
          <table:table-cell office:value-type="float" office:value="19055534" calcext:value-type="float">
            <text:p>19055534</text:p>
          </table:table-cell>
          <table:table-cell table:formula="of:=[.A1193]/1000/(60*60*24)" office:value-type="time" office:time-value="PT05H17M35.534S" calcext:value-type="time">
            <text:p>05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5.25" calcext:value-type="float">
            <text:p>1275.25</text:p>
          </table:table-cell>
          <table:table-cell office:value-type="float" office:value="1549.57" calcext:value-type="float">
            <text:p>1549.57</text:p>
          </table:table-cell>
        </table:table-row>
        <table:table-row table:style-name="ro1">
          <table:table-cell office:value-type="float" office:value="19071534" calcext:value-type="float">
            <text:p>19071534</text:p>
          </table:table-cell>
          <table:table-cell table:formula="of:=[.A1194]/1000/(60*60*24)" office:value-type="time" office:time-value="PT05H17M51.534S" calcext:value-type="time">
            <text:p>05:1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6.3" calcext:value-type="float">
            <text:p>1276.3</text:p>
          </table:table-cell>
          <table:table-cell office:value-type="float" office:value="1550.82" calcext:value-type="float">
            <text:p>1550.82</text:p>
          </table:table-cell>
        </table:table-row>
        <table:table-row table:style-name="ro1">
          <table:table-cell office:value-type="float" office:value="19087534" calcext:value-type="float">
            <text:p>19087534</text:p>
          </table:table-cell>
          <table:table-cell table:formula="of:=[.A1195]/1000/(60*60*24)" office:value-type="time" office:time-value="PT05H18M07.534S" calcext:value-type="time">
            <text:p>05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77.35" calcext:value-type="float">
            <text:p>1277.35</text:p>
          </table:table-cell>
          <table:table-cell office:value-type="float" office:value="1552.07" calcext:value-type="float">
            <text:p>1552.07</text:p>
          </table:table-cell>
        </table:table-row>
        <table:table-row table:style-name="ro1">
          <table:table-cell office:value-type="float" office:value="19103534" calcext:value-type="float">
            <text:p>19103534</text:p>
          </table:table-cell>
          <table:table-cell table:formula="of:=[.A1196]/1000/(60*60*24)" office:value-type="time" office:time-value="PT05H18M23.534S" calcext:value-type="time">
            <text:p>05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8.4" calcext:value-type="float">
            <text:p>1278.4</text:p>
          </table:table-cell>
          <table:table-cell office:value-type="float" office:value="1553.32" calcext:value-type="float">
            <text:p>1553.32</text:p>
          </table:table-cell>
        </table:table-row>
        <table:table-row table:style-name="ro1">
          <table:table-cell office:value-type="float" office:value="19119534" calcext:value-type="float">
            <text:p>19119534</text:p>
          </table:table-cell>
          <table:table-cell table:formula="of:=[.A1197]/1000/(60*60*24)" office:value-type="time" office:time-value="PT05H18M39.534S" calcext:value-type="time">
            <text:p>05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79.45" calcext:value-type="float">
            <text:p>1279.45</text:p>
          </table:table-cell>
          <table:table-cell office:value-type="float" office:value="1554.58" calcext:value-type="float">
            <text:p>1554.58</text:p>
          </table:table-cell>
        </table:table-row>
        <table:table-row table:style-name="ro1">
          <table:table-cell office:value-type="float" office:value="19135534" calcext:value-type="float">
            <text:p>19135534</text:p>
          </table:table-cell>
          <table:table-cell table:formula="of:=[.A1198]/1000/(60*60*24)" office:value-type="time" office:time-value="PT05H18M55.534S" calcext:value-type="time">
            <text:p>05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80.5" calcext:value-type="float">
            <text:p>1280.5</text:p>
          </table:table-cell>
          <table:table-cell office:value-type="float" office:value="1555.83" calcext:value-type="float">
            <text:p>1555.83</text:p>
          </table:table-cell>
        </table:table-row>
        <table:table-row table:style-name="ro1">
          <table:table-cell office:value-type="float" office:value="19151534" calcext:value-type="float">
            <text:p>19151534</text:p>
          </table:table-cell>
          <table:table-cell table:formula="of:=[.A1199]/1000/(60*60*24)" office:value-type="time" office:time-value="PT05H19M11.534S" calcext:value-type="time">
            <text:p>05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1.55" calcext:value-type="float">
            <text:p>1281.55</text:p>
          </table:table-cell>
          <table:table-cell office:value-type="float" office:value="1557.08" calcext:value-type="float">
            <text:p>1557.08</text:p>
          </table:table-cell>
        </table:table-row>
        <table:table-row table:style-name="ro1">
          <table:table-cell office:value-type="float" office:value="19167534" calcext:value-type="float">
            <text:p>19167534</text:p>
          </table:table-cell>
          <table:table-cell table:formula="of:=[.A1200]/1000/(60*60*24)" office:value-type="time" office:time-value="PT05H19M27.534S" calcext:value-type="time">
            <text:p>05:1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82.6" calcext:value-type="float">
            <text:p>1282.6</text:p>
          </table:table-cell>
          <table:table-cell office:value-type="float" office:value="1558.33" calcext:value-type="float">
            <text:p>1558.33</text:p>
          </table:table-cell>
        </table:table-row>
        <table:table-row table:style-name="ro1">
          <table:table-cell office:value-type="float" office:value="19183534" calcext:value-type="float">
            <text:p>19183534</text:p>
          </table:table-cell>
          <table:table-cell table:formula="of:=[.A1201]/1000/(60*60*24)" office:value-type="time" office:time-value="PT05H19M43.534S" calcext:value-type="time">
            <text:p>05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3.65" calcext:value-type="float">
            <text:p>1283.65</text:p>
          </table:table-cell>
          <table:table-cell office:value-type="float" office:value="1559.58" calcext:value-type="float">
            <text:p>1559.58</text:p>
          </table:table-cell>
        </table:table-row>
        <table:table-row table:style-name="ro1">
          <table:table-cell office:value-type="float" office:value="19199535" calcext:value-type="float">
            <text:p>19199535</text:p>
          </table:table-cell>
          <table:table-cell table:formula="of:=[.A1202]/1000/(60*60*24)" office:value-type="time" office:time-value="PT05H19M59.535S" calcext:value-type="time">
            <text:p>05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4.71" calcext:value-type="float">
            <text:p>1284.71</text:p>
          </table:table-cell>
          <table:table-cell office:value-type="float" office:value="1560.83" calcext:value-type="float">
            <text:p>1560.83</text:p>
          </table:table-cell>
        </table:table-row>
        <table:table-row table:style-name="ro1">
          <table:table-cell office:value-type="float" office:value="19215534" calcext:value-type="float">
            <text:p>19215534</text:p>
          </table:table-cell>
          <table:table-cell table:formula="of:=[.A1203]/1000/(60*60*24)" office:value-type="time" office:time-value="PT05H20M15.534S" calcext:value-type="time">
            <text:p>05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285.76" calcext:value-type="float">
            <text:p>1285.76</text:p>
          </table:table-cell>
          <table:table-cell office:value-type="float" office:value="1562.08" calcext:value-type="float">
            <text:p>1562.08</text:p>
          </table:table-cell>
        </table:table-row>
        <table:table-row table:style-name="ro1">
          <table:table-cell office:value-type="float" office:value="19231534" calcext:value-type="float">
            <text:p>19231534</text:p>
          </table:table-cell>
          <table:table-cell table:formula="of:=[.A1204]/1000/(60*60*24)" office:value-type="time" office:time-value="PT05H20M31.534S" calcext:value-type="time">
            <text:p>05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6.81" calcext:value-type="float">
            <text:p>1286.81</text:p>
          </table:table-cell>
          <table:table-cell office:value-type="float" office:value="1563.34" calcext:value-type="float">
            <text:p>1563.34</text:p>
          </table:table-cell>
        </table:table-row>
        <table:table-row table:style-name="ro1">
          <table:table-cell office:value-type="float" office:value="19247534" calcext:value-type="float">
            <text:p>19247534</text:p>
          </table:table-cell>
          <table:table-cell table:formula="of:=[.A1205]/1000/(60*60*24)" office:value-type="time" office:time-value="PT05H20M47.534S" calcext:value-type="time">
            <text:p>05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7.86" calcext:value-type="float">
            <text:p>1287.86</text:p>
          </table:table-cell>
          <table:table-cell office:value-type="float" office:value="1564.59" calcext:value-type="float">
            <text:p>1564.59</text:p>
          </table:table-cell>
        </table:table-row>
        <table:table-row table:style-name="ro1">
          <table:table-cell office:value-type="float" office:value="19263534" calcext:value-type="float">
            <text:p>19263534</text:p>
          </table:table-cell>
          <table:table-cell table:formula="of:=[.A1206]/1000/(60*60*24)" office:value-type="time" office:time-value="PT05H21M03.534S" calcext:value-type="time">
            <text:p>05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88.91" calcext:value-type="float">
            <text:p>1288.91</text:p>
          </table:table-cell>
          <table:table-cell office:value-type="float" office:value="1565.84" calcext:value-type="float">
            <text:p>1565.84</text:p>
          </table:table-cell>
        </table:table-row>
        <table:table-row table:style-name="ro1">
          <table:table-cell office:value-type="float" office:value="19279534" calcext:value-type="float">
            <text:p>19279534</text:p>
          </table:table-cell>
          <table:table-cell table:formula="of:=[.A1207]/1000/(60*60*24)" office:value-type="time" office:time-value="PT05H21M19.534S" calcext:value-type="time">
            <text:p>05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89.96" calcext:value-type="float">
            <text:p>1289.96</text:p>
          </table:table-cell>
          <table:table-cell office:value-type="float" office:value="1567.09" calcext:value-type="float">
            <text:p>1567.09</text:p>
          </table:table-cell>
        </table:table-row>
        <table:table-row table:style-name="ro1">
          <table:table-cell office:value-type="float" office:value="19295534" calcext:value-type="float">
            <text:p>19295534</text:p>
          </table:table-cell>
          <table:table-cell table:formula="of:=[.A1208]/1000/(60*60*24)" office:value-type="time" office:time-value="PT05H21M35.534S" calcext:value-type="time">
            <text:p>05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1.01" calcext:value-type="float">
            <text:p>1291.01</text:p>
          </table:table-cell>
          <table:table-cell office:value-type="float" office:value="1568.34" calcext:value-type="float">
            <text:p>1568.34</text:p>
          </table:table-cell>
        </table:table-row>
        <table:table-row table:style-name="ro1">
          <table:table-cell office:value-type="float" office:value="19311534" calcext:value-type="float">
            <text:p>19311534</text:p>
          </table:table-cell>
          <table:table-cell table:formula="of:=[.A1209]/1000/(60*60*24)" office:value-type="time" office:time-value="PT05H21M51.534S" calcext:value-type="time">
            <text:p>05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2.06" calcext:value-type="float">
            <text:p>1292.06</text:p>
          </table:table-cell>
          <table:table-cell office:value-type="float" office:value="1569.59" calcext:value-type="float">
            <text:p>1569.59</text:p>
          </table:table-cell>
        </table:table-row>
        <table:table-row table:style-name="ro1">
          <table:table-cell office:value-type="float" office:value="19327534" calcext:value-type="float">
            <text:p>19327534</text:p>
          </table:table-cell>
          <table:table-cell table:formula="of:=[.A1210]/1000/(60*60*24)" office:value-type="time" office:time-value="PT05H22M07.534S" calcext:value-type="time">
            <text:p>05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3.11" calcext:value-type="float">
            <text:p>1293.11</text:p>
          </table:table-cell>
          <table:table-cell office:value-type="float" office:value="1570.84" calcext:value-type="float">
            <text:p>1570.84</text:p>
          </table:table-cell>
        </table:table-row>
        <table:table-row table:style-name="ro1">
          <table:table-cell office:value-type="float" office:value="19343534" calcext:value-type="float">
            <text:p>19343534</text:p>
          </table:table-cell>
          <table:table-cell table:formula="of:=[.A1211]/1000/(60*60*24)" office:value-type="time" office:time-value="PT05H22M23.534S" calcext:value-type="time">
            <text:p>05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294.16" calcext:value-type="float">
            <text:p>1294.16</text:p>
          </table:table-cell>
          <table:table-cell office:value-type="float" office:value="1572.09" calcext:value-type="float">
            <text:p>1572.09</text:p>
          </table:table-cell>
        </table:table-row>
        <table:table-row table:style-name="ro1">
          <table:table-cell office:value-type="float" office:value="19359534" calcext:value-type="float">
            <text:p>19359534</text:p>
          </table:table-cell>
          <table:table-cell table:formula="of:=[.A1212]/1000/(60*60*24)" office:value-type="time" office:time-value="PT05H22M39.534S" calcext:value-type="time">
            <text:p>05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5.21" calcext:value-type="float">
            <text:p>1295.21</text:p>
          </table:table-cell>
          <table:table-cell office:value-type="float" office:value="1573.34" calcext:value-type="float">
            <text:p>1573.34</text:p>
          </table:table-cell>
        </table:table-row>
        <table:table-row table:style-name="ro1">
          <table:table-cell office:value-type="float" office:value="19375534" calcext:value-type="float">
            <text:p>19375534</text:p>
          </table:table-cell>
          <table:table-cell table:formula="of:=[.A1213]/1000/(60*60*24)" office:value-type="time" office:time-value="PT05H22M55.534S" calcext:value-type="time">
            <text:p>05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6.26" calcext:value-type="float">
            <text:p>1296.26</text:p>
          </table:table-cell>
          <table:table-cell office:value-type="float" office:value="1574.59" calcext:value-type="float">
            <text:p>1574.59</text:p>
          </table:table-cell>
        </table:table-row>
        <table:table-row table:style-name="ro1">
          <table:table-cell office:value-type="float" office:value="19391534" calcext:value-type="float">
            <text:p>19391534</text:p>
          </table:table-cell>
          <table:table-cell table:formula="of:=[.A1214]/1000/(60*60*24)" office:value-type="time" office:time-value="PT05H23M11.534S" calcext:value-type="time">
            <text:p>05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7.31" calcext:value-type="float">
            <text:p>1297.31</text:p>
          </table:table-cell>
          <table:table-cell office:value-type="float" office:value="1575.84" calcext:value-type="float">
            <text:p>1575.84</text:p>
          </table:table-cell>
        </table:table-row>
        <table:table-row table:style-name="ro1">
          <table:table-cell office:value-type="float" office:value="19407534" calcext:value-type="float">
            <text:p>19407534</text:p>
          </table:table-cell>
          <table:table-cell table:formula="of:=[.A1215]/1000/(60*60*24)" office:value-type="time" office:time-value="PT05H23M27.534S" calcext:value-type="time">
            <text:p>05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298.36" calcext:value-type="float">
            <text:p>1298.36</text:p>
          </table:table-cell>
          <table:table-cell office:value-type="float" office:value="1577.09" calcext:value-type="float">
            <text:p>1577.09</text:p>
          </table:table-cell>
        </table:table-row>
        <table:table-row table:style-name="ro1">
          <table:table-cell office:value-type="float" office:value="19423534" calcext:value-type="float">
            <text:p>19423534</text:p>
          </table:table-cell>
          <table:table-cell table:formula="of:=[.A1216]/1000/(60*60*24)" office:value-type="time" office:time-value="PT05H23M43.534S" calcext:value-type="time">
            <text:p>05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299.41" calcext:value-type="float">
            <text:p>1299.41</text:p>
          </table:table-cell>
          <table:table-cell office:value-type="float" office:value="1578.34" calcext:value-type="float">
            <text:p>1578.34</text:p>
          </table:table-cell>
        </table:table-row>
        <table:table-row table:style-name="ro1">
          <table:table-cell office:value-type="float" office:value="19439534" calcext:value-type="float">
            <text:p>19439534</text:p>
          </table:table-cell>
          <table:table-cell table:formula="of:=[.A1217]/1000/(60*60*24)" office:value-type="time" office:time-value="PT05H23M59.534S" calcext:value-type="time">
            <text:p>05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00.45" calcext:value-type="float">
            <text:p>1300.45</text:p>
          </table:table-cell>
          <table:table-cell office:value-type="float" office:value="1579.59" calcext:value-type="float">
            <text:p>1579.59</text:p>
          </table:table-cell>
        </table:table-row>
        <table:table-row table:style-name="ro1">
          <table:table-cell office:value-type="float" office:value="19455534" calcext:value-type="float">
            <text:p>19455534</text:p>
          </table:table-cell>
          <table:table-cell table:formula="of:=[.A1218]/1000/(60*60*24)" office:value-type="time" office:time-value="PT05H24M15.534S" calcext:value-type="time">
            <text:p>05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01.5" calcext:value-type="float">
            <text:p>1301.5</text:p>
          </table:table-cell>
          <table:table-cell office:value-type="float" office:value="1580.84" calcext:value-type="float">
            <text:p>1580.84</text:p>
          </table:table-cell>
        </table:table-row>
        <table:table-row table:style-name="ro1">
          <table:table-cell office:value-type="float" office:value="19471534" calcext:value-type="float">
            <text:p>19471534</text:p>
          </table:table-cell>
          <table:table-cell table:formula="of:=[.A1219]/1000/(60*60*24)" office:value-type="time" office:time-value="PT05H24M31.534S" calcext:value-type="time">
            <text:p>05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302.55" calcext:value-type="float">
            <text:p>1302.55</text:p>
          </table:table-cell>
          <table:table-cell office:value-type="float" office:value="1582.09" calcext:value-type="float">
            <text:p>1582.09</text:p>
          </table:table-cell>
        </table:table-row>
        <table:table-row table:style-name="ro1">
          <table:table-cell office:value-type="float" office:value="19487534" calcext:value-type="float">
            <text:p>19487534</text:p>
          </table:table-cell>
          <table:table-cell table:formula="of:=[.A1220]/1000/(60*60*24)" office:value-type="time" office:time-value="PT05H24M47.534S" calcext:value-type="time">
            <text:p>05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03.6" calcext:value-type="float">
            <text:p>1303.6</text:p>
          </table:table-cell>
          <table:table-cell office:value-type="float" office:value="1583.34" calcext:value-type="float">
            <text:p>1583.34</text:p>
          </table:table-cell>
        </table:table-row>
        <table:table-row table:style-name="ro1">
          <table:table-cell office:value-type="float" office:value="19503534" calcext:value-type="float">
            <text:p>19503534</text:p>
          </table:table-cell>
          <table:table-cell table:formula="of:=[.A1221]/1000/(60*60*24)" office:value-type="time" office:time-value="PT05H25M03.534S" calcext:value-type="time">
            <text:p>05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304.65" calcext:value-type="float">
            <text:p>1304.65</text:p>
          </table:table-cell>
          <table:table-cell office:value-type="float" office:value="1584.59" calcext:value-type="float">
            <text:p>1584.59</text:p>
          </table:table-cell>
        </table:table-row>
        <table:table-row table:style-name="ro1">
          <table:table-cell office:value-type="float" office:value="19519534" calcext:value-type="float">
            <text:p>19519534</text:p>
          </table:table-cell>
          <table:table-cell table:formula="of:=[.A1222]/1000/(60*60*24)" office:value-type="time" office:time-value="PT05H25M19.534S" calcext:value-type="time">
            <text:p>05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05.7" calcext:value-type="float">
            <text:p>1305.7</text:p>
          </table:table-cell>
          <table:table-cell office:value-type="float" office:value="1585.84" calcext:value-type="float">
            <text:p>1585.84</text:p>
          </table:table-cell>
        </table:table-row>
        <table:table-row table:style-name="ro1">
          <table:table-cell office:value-type="float" office:value="19535534" calcext:value-type="float">
            <text:p>19535534</text:p>
          </table:table-cell>
          <table:table-cell table:formula="of:=[.A1223]/1000/(60*60*24)" office:value-type="time" office:time-value="PT05H25M35.534S" calcext:value-type="time">
            <text:p>05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306.75" calcext:value-type="float">
            <text:p>1306.75</text:p>
          </table:table-cell>
          <table:table-cell office:value-type="float" office:value="1587.09" calcext:value-type="float">
            <text:p>1587.09</text:p>
          </table:table-cell>
        </table:table-row>
        <table:table-row table:style-name="ro1">
          <table:table-cell office:value-type="float" office:value="19551534" calcext:value-type="float">
            <text:p>19551534</text:p>
          </table:table-cell>
          <table:table-cell table:formula="of:=[.A1224]/1000/(60*60*24)" office:value-type="time" office:time-value="PT05H25M51.534S" calcext:value-type="time">
            <text:p>05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07.8" calcext:value-type="float">
            <text:p>1307.8</text:p>
          </table:table-cell>
          <table:table-cell office:value-type="float" office:value="1588.34" calcext:value-type="float">
            <text:p>1588.34</text:p>
          </table:table-cell>
        </table:table-row>
        <table:table-row table:style-name="ro1">
          <table:table-cell office:value-type="float" office:value="19567534" calcext:value-type="float">
            <text:p>19567534</text:p>
          </table:table-cell>
          <table:table-cell table:formula="of:=[.A1225]/1000/(60*60*24)" office:value-type="time" office:time-value="PT05H26M07.534S" calcext:value-type="time">
            <text:p>05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08.85" calcext:value-type="float">
            <text:p>1308.85</text:p>
          </table:table-cell>
          <table:table-cell office:value-type="float" office:value="1589.59" calcext:value-type="float">
            <text:p>1589.59</text:p>
          </table:table-cell>
        </table:table-row>
        <table:table-row table:style-name="ro1">
          <table:table-cell office:value-type="float" office:value="19583534" calcext:value-type="float">
            <text:p>19583534</text:p>
          </table:table-cell>
          <table:table-cell table:formula="of:=[.A1226]/1000/(60*60*24)" office:value-type="time" office:time-value="PT05H26M23.534S" calcext:value-type="time">
            <text:p>05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09.9" calcext:value-type="float">
            <text:p>1309.9</text:p>
          </table:table-cell>
          <table:table-cell office:value-type="float" office:value="1590.84" calcext:value-type="float">
            <text:p>1590.84</text:p>
          </table:table-cell>
        </table:table-row>
        <table:table-row table:style-name="ro1">
          <table:table-cell office:value-type="float" office:value="19599534" calcext:value-type="float">
            <text:p>19599534</text:p>
          </table:table-cell>
          <table:table-cell table:formula="of:=[.A1227]/1000/(60*60*24)" office:value-type="time" office:time-value="PT05H26M39.534S" calcext:value-type="time">
            <text:p>05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10.95" calcext:value-type="float">
            <text:p>1310.95</text:p>
          </table:table-cell>
          <table:table-cell office:value-type="float" office:value="1592.08" calcext:value-type="float">
            <text:p>1592.08</text:p>
          </table:table-cell>
        </table:table-row>
        <table:table-row table:style-name="ro1">
          <table:table-cell office:value-type="float" office:value="19615534" calcext:value-type="float">
            <text:p>19615534</text:p>
          </table:table-cell>
          <table:table-cell table:formula="of:=[.A1228]/1000/(60*60*24)" office:value-type="time" office:time-value="PT05H26M55.534S" calcext:value-type="time">
            <text:p>05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11.99" calcext:value-type="float">
            <text:p>1311.99</text:p>
          </table:table-cell>
          <table:table-cell office:value-type="float" office:value="1593.33" calcext:value-type="float">
            <text:p>1593.33</text:p>
          </table:table-cell>
        </table:table-row>
        <table:table-row table:style-name="ro1">
          <table:table-cell office:value-type="float" office:value="19631534" calcext:value-type="float">
            <text:p>19631534</text:p>
          </table:table-cell>
          <table:table-cell table:formula="of:=[.A1229]/1000/(60*60*24)" office:value-type="time" office:time-value="PT05H27M11.534S" calcext:value-type="time">
            <text:p>05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13.04" calcext:value-type="float">
            <text:p>1313.04</text:p>
          </table:table-cell>
          <table:table-cell office:value-type="float" office:value="1594.58" calcext:value-type="float">
            <text:p>1594.58</text:p>
          </table:table-cell>
        </table:table-row>
        <table:table-row table:style-name="ro1">
          <table:table-cell office:value-type="float" office:value="19647534" calcext:value-type="float">
            <text:p>19647534</text:p>
          </table:table-cell>
          <table:table-cell table:formula="of:=[.A1230]/1000/(60*60*24)" office:value-type="time" office:time-value="PT05H27M27.534S" calcext:value-type="time">
            <text:p>05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14.09" calcext:value-type="float">
            <text:p>1314.09</text:p>
          </table:table-cell>
          <table:table-cell office:value-type="float" office:value="1595.83" calcext:value-type="float">
            <text:p>1595.83</text:p>
          </table:table-cell>
        </table:table-row>
        <table:table-row table:style-name="ro1">
          <table:table-cell office:value-type="float" office:value="19663534" calcext:value-type="float">
            <text:p>19663534</text:p>
          </table:table-cell>
          <table:table-cell table:formula="of:=[.A1231]/1000/(60*60*24)" office:value-type="time" office:time-value="PT05H27M43.534S" calcext:value-type="time">
            <text:p>05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15.14" calcext:value-type="float">
            <text:p>1315.14</text:p>
          </table:table-cell>
          <table:table-cell office:value-type="float" office:value="1597.08" calcext:value-type="float">
            <text:p>1597.08</text:p>
          </table:table-cell>
        </table:table-row>
        <table:table-row table:style-name="ro1">
          <table:table-cell office:value-type="float" office:value="19679534" calcext:value-type="float">
            <text:p>19679534</text:p>
          </table:table-cell>
          <table:table-cell table:formula="of:=[.A1232]/1000/(60*60*24)" office:value-type="time" office:time-value="PT05H27M59.534S" calcext:value-type="time">
            <text:p>05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16.19" calcext:value-type="float">
            <text:p>1316.19</text:p>
          </table:table-cell>
          <table:table-cell office:value-type="float" office:value="1598.32" calcext:value-type="float">
            <text:p>1598.32</text:p>
          </table:table-cell>
        </table:table-row>
        <table:table-row table:style-name="ro1">
          <table:table-cell office:value-type="float" office:value="19695534" calcext:value-type="float">
            <text:p>19695534</text:p>
          </table:table-cell>
          <table:table-cell table:formula="of:=[.A1233]/1000/(60*60*24)" office:value-type="time" office:time-value="PT05H28M15.534S" calcext:value-type="time">
            <text:p>05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17.24" calcext:value-type="float">
            <text:p>1317.24</text:p>
          </table:table-cell>
          <table:table-cell office:value-type="float" office:value="1599.57" calcext:value-type="float">
            <text:p>1599.57</text:p>
          </table:table-cell>
        </table:table-row>
        <table:table-row table:style-name="ro1">
          <table:table-cell office:value-type="float" office:value="19711534" calcext:value-type="float">
            <text:p>19711534</text:p>
          </table:table-cell>
          <table:table-cell table:formula="of:=[.A1234]/1000/(60*60*24)" office:value-type="time" office:time-value="PT05H28M31.534S" calcext:value-type="time">
            <text:p>05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18.29" calcext:value-type="float">
            <text:p>1318.29</text:p>
          </table:table-cell>
          <table:table-cell office:value-type="float" office:value="1600.82" calcext:value-type="float">
            <text:p>1600.82</text:p>
          </table:table-cell>
        </table:table-row>
        <table:table-row table:style-name="ro1">
          <table:table-cell office:value-type="float" office:value="19727534" calcext:value-type="float">
            <text:p>19727534</text:p>
          </table:table-cell>
          <table:table-cell table:formula="of:=[.A1235]/1000/(60*60*24)" office:value-type="time" office:time-value="PT05H28M47.534S" calcext:value-type="time">
            <text:p>05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19.34" calcext:value-type="float">
            <text:p>1319.34</text:p>
          </table:table-cell>
          <table:table-cell office:value-type="float" office:value="1602.07" calcext:value-type="float">
            <text:p>1602.07</text:p>
          </table:table-cell>
        </table:table-row>
        <table:table-row table:style-name="ro1">
          <table:table-cell office:value-type="float" office:value="19743534" calcext:value-type="float">
            <text:p>19743534</text:p>
          </table:table-cell>
          <table:table-cell table:formula="of:=[.A1236]/1000/(60*60*24)" office:value-type="time" office:time-value="PT05H29M03.534S" calcext:value-type="time">
            <text:p>05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320.39" calcext:value-type="float">
            <text:p>1320.39</text:p>
          </table:table-cell>
          <table:table-cell office:value-type="float" office:value="1603.31" calcext:value-type="float">
            <text:p>1603.31</text:p>
          </table:table-cell>
        </table:table-row>
        <table:table-row table:style-name="ro1">
          <table:table-cell office:value-type="float" office:value="19759534" calcext:value-type="float">
            <text:p>19759534</text:p>
          </table:table-cell>
          <table:table-cell table:formula="of:=[.A1237]/1000/(60*60*24)" office:value-type="time" office:time-value="PT05H29M19.534S" calcext:value-type="time">
            <text:p>05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1.44" calcext:value-type="float">
            <text:p>1321.44</text:p>
          </table:table-cell>
          <table:table-cell office:value-type="float" office:value="1604.56" calcext:value-type="float">
            <text:p>1604.56</text:p>
          </table:table-cell>
        </table:table-row>
        <table:table-row table:style-name="ro1">
          <table:table-cell office:value-type="float" office:value="19775534" calcext:value-type="float">
            <text:p>19775534</text:p>
          </table:table-cell>
          <table:table-cell table:formula="of:=[.A1238]/1000/(60*60*24)" office:value-type="time" office:time-value="PT05H29M35.534S" calcext:value-type="time">
            <text:p>05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2.48" calcext:value-type="float">
            <text:p>1322.48</text:p>
          </table:table-cell>
          <table:table-cell office:value-type="float" office:value="1605.81" calcext:value-type="float">
            <text:p>1605.81</text:p>
          </table:table-cell>
        </table:table-row>
        <table:table-row table:style-name="ro1">
          <table:table-cell office:value-type="float" office:value="19791534" calcext:value-type="float">
            <text:p>19791534</text:p>
          </table:table-cell>
          <table:table-cell table:formula="of:=[.A1239]/1000/(60*60*24)" office:value-type="time" office:time-value="PT05H29M51.534S" calcext:value-type="time">
            <text:p>05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23.53" calcext:value-type="float">
            <text:p>1323.53</text:p>
          </table:table-cell>
          <table:table-cell office:value-type="float" office:value="1607.06" calcext:value-type="float">
            <text:p>1607.06</text:p>
          </table:table-cell>
        </table:table-row>
        <table:table-row table:style-name="ro1">
          <table:table-cell office:value-type="float" office:value="19807534" calcext:value-type="float">
            <text:p>19807534</text:p>
          </table:table-cell>
          <table:table-cell table:formula="of:=[.A1240]/1000/(60*60*24)" office:value-type="time" office:time-value="PT05H30M07.534S" calcext:value-type="time">
            <text:p>05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24.58" calcext:value-type="float">
            <text:p>1324.58</text:p>
          </table:table-cell>
          <table:table-cell office:value-type="float" office:value="1608.3" calcext:value-type="float">
            <text:p>1608.3</text:p>
          </table:table-cell>
        </table:table-row>
        <table:table-row table:style-name="ro1">
          <table:table-cell office:value-type="float" office:value="19823534" calcext:value-type="float">
            <text:p>19823534</text:p>
          </table:table-cell>
          <table:table-cell table:formula="of:=[.A1241]/1000/(60*60*24)" office:value-type="time" office:time-value="PT05H30M23.534S" calcext:value-type="time">
            <text:p>05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5.63" calcext:value-type="float">
            <text:p>1325.63</text:p>
          </table:table-cell>
          <table:table-cell office:value-type="float" office:value="1609.55" calcext:value-type="float">
            <text:p>1609.55</text:p>
          </table:table-cell>
        </table:table-row>
        <table:table-row table:style-name="ro1">
          <table:table-cell office:value-type="float" office:value="19839534" calcext:value-type="float">
            <text:p>19839534</text:p>
          </table:table-cell>
          <table:table-cell table:formula="of:=[.A1242]/1000/(60*60*24)" office:value-type="time" office:time-value="PT05H30M39.534S" calcext:value-type="time">
            <text:p>05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6.68" calcext:value-type="float">
            <text:p>1326.68</text:p>
          </table:table-cell>
          <table:table-cell office:value-type="float" office:value="1610.8" calcext:value-type="float">
            <text:p>1610.8</text:p>
          </table:table-cell>
        </table:table-row>
        <table:table-row table:style-name="ro1">
          <table:table-cell office:value-type="float" office:value="19855534" calcext:value-type="float">
            <text:p>19855534</text:p>
          </table:table-cell>
          <table:table-cell table:formula="of:=[.A1243]/1000/(60*60*24)" office:value-type="time" office:time-value="PT05H30M55.534S" calcext:value-type="time">
            <text:p>05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327.73" calcext:value-type="float">
            <text:p>1327.73</text:p>
          </table:table-cell>
          <table:table-cell office:value-type="float" office:value="1612.04" calcext:value-type="float">
            <text:p>1612.04</text:p>
          </table:table-cell>
        </table:table-row>
        <table:table-row table:style-name="ro1">
          <table:table-cell office:value-type="float" office:value="19871534" calcext:value-type="float">
            <text:p>19871534</text:p>
          </table:table-cell>
          <table:table-cell table:formula="of:=[.A1244]/1000/(60*60*24)" office:value-type="time" office:time-value="PT05H31M11.534S" calcext:value-type="time">
            <text:p>05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28.78" calcext:value-type="float">
            <text:p>1328.78</text:p>
          </table:table-cell>
          <table:table-cell office:value-type="float" office:value="1613.29" calcext:value-type="float">
            <text:p>1613.29</text:p>
          </table:table-cell>
        </table:table-row>
        <table:table-row table:style-name="ro1">
          <table:table-cell office:value-type="float" office:value="19887534" calcext:value-type="float">
            <text:p>19887534</text:p>
          </table:table-cell>
          <table:table-cell table:formula="of:=[.A1245]/1000/(60*60*24)" office:value-type="time" office:time-value="PT05H31M27.534S" calcext:value-type="time">
            <text:p>05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9.83" calcext:value-type="float">
            <text:p>1329.83</text:p>
          </table:table-cell>
          <table:table-cell office:value-type="float" office:value="1614.54" calcext:value-type="float">
            <text:p>1614.54</text:p>
          </table:table-cell>
        </table:table-row>
        <table:table-row table:style-name="ro1">
          <table:table-cell office:value-type="float" office:value="19903534" calcext:value-type="float">
            <text:p>19903534</text:p>
          </table:table-cell>
          <table:table-cell table:formula="of:=[.A1246]/1000/(60*60*24)" office:value-type="time" office:time-value="PT05H31M43.534S" calcext:value-type="time">
            <text:p>05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0.88" calcext:value-type="float">
            <text:p>1330.88</text:p>
          </table:table-cell>
          <table:table-cell office:value-type="float" office:value="1615.78" calcext:value-type="float">
            <text:p>1615.78</text:p>
          </table:table-cell>
        </table:table-row>
        <table:table-row table:style-name="ro1">
          <table:table-cell office:value-type="float" office:value="19919534" calcext:value-type="float">
            <text:p>19919534</text:p>
          </table:table-cell>
          <table:table-cell table:formula="of:=[.A1247]/1000/(60*60*24)" office:value-type="time" office:time-value="PT05H31M59.534S" calcext:value-type="time">
            <text:p>05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331.92" calcext:value-type="float">
            <text:p>1331.92</text:p>
          </table:table-cell>
          <table:table-cell office:value-type="float" office:value="1617.03" calcext:value-type="float">
            <text:p>1617.03</text:p>
          </table:table-cell>
        </table:table-row>
        <table:table-row table:style-name="ro1">
          <table:table-cell office:value-type="float" office:value="19935534" calcext:value-type="float">
            <text:p>19935534</text:p>
          </table:table-cell>
          <table:table-cell table:formula="of:=[.A1248]/1000/(60*60*24)" office:value-type="time" office:time-value="PT05H32M15.534S" calcext:value-type="time">
            <text:p>05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32.97" calcext:value-type="float">
            <text:p>1332.97</text:p>
          </table:table-cell>
          <table:table-cell office:value-type="float" office:value="1618.28" calcext:value-type="float">
            <text:p>1618.28</text:p>
          </table:table-cell>
        </table:table-row>
        <table:table-row table:style-name="ro1">
          <table:table-cell office:value-type="float" office:value="19951534" calcext:value-type="float">
            <text:p>19951534</text:p>
          </table:table-cell>
          <table:table-cell table:formula="of:=[.A1249]/1000/(60*60*24)" office:value-type="time" office:time-value="PT05H32M31.534S" calcext:value-type="time">
            <text:p>05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4.02" calcext:value-type="float">
            <text:p>1334.02</text:p>
          </table:table-cell>
          <table:table-cell office:value-type="float" office:value="1619.52" calcext:value-type="float">
            <text:p>1619.52</text:p>
          </table:table-cell>
        </table:table-row>
        <table:table-row table:style-name="ro1">
          <table:table-cell office:value-type="float" office:value="19967534" calcext:value-type="float">
            <text:p>19967534</text:p>
          </table:table-cell>
          <table:table-cell table:formula="of:=[.A1250]/1000/(60*60*24)" office:value-type="time" office:time-value="PT05H32M47.534S" calcext:value-type="time">
            <text:p>05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35.07" calcext:value-type="float">
            <text:p>1335.07</text:p>
          </table:table-cell>
          <table:table-cell office:value-type="float" office:value="1620.77" calcext:value-type="float">
            <text:p>1620.77</text:p>
          </table:table-cell>
        </table:table-row>
        <table:table-row table:style-name="ro1">
          <table:table-cell office:value-type="float" office:value="19983534" calcext:value-type="float">
            <text:p>19983534</text:p>
          </table:table-cell>
          <table:table-cell table:formula="of:=[.A1251]/1000/(60*60*24)" office:value-type="time" office:time-value="PT05H33M03.534S" calcext:value-type="time">
            <text:p>05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6.12" calcext:value-type="float">
            <text:p>1336.12</text:p>
          </table:table-cell>
          <table:table-cell office:value-type="float" office:value="1622.01" calcext:value-type="float">
            <text:p>1622.01</text:p>
          </table:table-cell>
        </table:table-row>
        <table:table-row table:style-name="ro1">
          <table:table-cell office:value-type="float" office:value="19999534" calcext:value-type="float">
            <text:p>19999534</text:p>
          </table:table-cell>
          <table:table-cell table:formula="of:=[.A1252]/1000/(60*60*24)" office:value-type="time" office:time-value="PT05H33M19.534S" calcext:value-type="time">
            <text:p>05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37.17" calcext:value-type="float">
            <text:p>1337.17</text:p>
          </table:table-cell>
          <table:table-cell office:value-type="float" office:value="1623.26" calcext:value-type="float">
            <text:p>1623.26</text:p>
          </table:table-cell>
        </table:table-row>
        <table:table-row table:style-name="ro1">
          <table:table-cell office:value-type="float" office:value="20015534" calcext:value-type="float">
            <text:p>20015534</text:p>
          </table:table-cell>
          <table:table-cell table:formula="of:=[.A1253]/1000/(60*60*24)" office:value-type="time" office:time-value="PT05H33M35.534S" calcext:value-type="time">
            <text:p>05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38.22" calcext:value-type="float">
            <text:p>1338.22</text:p>
          </table:table-cell>
          <table:table-cell office:value-type="float" office:value="1624.51" calcext:value-type="float">
            <text:p>1624.51</text:p>
          </table:table-cell>
        </table:table-row>
        <table:table-row table:style-name="ro1">
          <table:table-cell office:value-type="float" office:value="20031534" calcext:value-type="float">
            <text:p>20031534</text:p>
          </table:table-cell>
          <table:table-cell table:formula="of:=[.A1254]/1000/(60*60*24)" office:value-type="time" office:time-value="PT05H33M51.534S" calcext:value-type="time">
            <text:p>05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39.26" calcext:value-type="float">
            <text:p>1339.26</text:p>
          </table:table-cell>
          <table:table-cell office:value-type="float" office:value="1625.76" calcext:value-type="float">
            <text:p>1625.76</text:p>
          </table:table-cell>
        </table:table-row>
        <table:table-row table:style-name="ro1">
          <table:table-cell office:value-type="float" office:value="20047534" calcext:value-type="float">
            <text:p>20047534</text:p>
          </table:table-cell>
          <table:table-cell table:formula="of:=[.A1255]/1000/(60*60*24)" office:value-type="time" office:time-value="PT05H34M07.534S" calcext:value-type="time">
            <text:p>05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40.31" calcext:value-type="float">
            <text:p>1340.3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20063534" calcext:value-type="float">
            <text:p>20063534</text:p>
          </table:table-cell>
          <table:table-cell table:formula="of:=[.A1256]/1000/(60*60*24)" office:value-type="time" office:time-value="PT05H34M23.534S" calcext:value-type="time">
            <text:p>05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41.36" calcext:value-type="float">
            <text:p>1341.36</text:p>
          </table:table-cell>
          <table:table-cell office:value-type="float" office:value="1628.25" calcext:value-type="float">
            <text:p>1628.25</text:p>
          </table:table-cell>
        </table:table-row>
        <table:table-row table:style-name="ro1">
          <table:table-cell office:value-type="float" office:value="20079534" calcext:value-type="float">
            <text:p>20079534</text:p>
          </table:table-cell>
          <table:table-cell table:formula="of:=[.A1257]/1000/(60*60*24)" office:value-type="time" office:time-value="PT05H34M39.534S" calcext:value-type="time">
            <text:p>05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42.41" calcext:value-type="float">
            <text:p>1342.41</text:p>
          </table:table-cell>
          <table:table-cell office:value-type="float" office:value="1629.49" calcext:value-type="float">
            <text:p>1629.49</text:p>
          </table:table-cell>
        </table:table-row>
        <table:table-row table:style-name="ro1">
          <table:table-cell office:value-type="float" office:value="20095534" calcext:value-type="float">
            <text:p>20095534</text:p>
          </table:table-cell>
          <table:table-cell table:formula="of:=[.A1258]/1000/(60*60*24)" office:value-type="time" office:time-value="PT05H34M55.534S" calcext:value-type="time">
            <text:p>05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43.46" calcext:value-type="float">
            <text:p>1343.46</text:p>
          </table:table-cell>
          <table:table-cell office:value-type="float" office:value="1630.74" calcext:value-type="float">
            <text:p>1630.74</text:p>
          </table:table-cell>
        </table:table-row>
        <table:table-row table:style-name="ro1">
          <table:table-cell office:value-type="float" office:value="20111534" calcext:value-type="float">
            <text:p>20111534</text:p>
          </table:table-cell>
          <table:table-cell table:formula="of:=[.A1259]/1000/(60*60*24)" office:value-type="time" office:time-value="PT05H35M11.534S" calcext:value-type="time">
            <text:p>05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344.51" calcext:value-type="float">
            <text:p>1344.51</text:p>
          </table:table-cell>
          <table:table-cell office:value-type="float" office:value="1631.99" calcext:value-type="float">
            <text:p>1631.99</text:p>
          </table:table-cell>
        </table:table-row>
        <table:table-row table:style-name="ro1">
          <table:table-cell office:value-type="float" office:value="20127534" calcext:value-type="float">
            <text:p>20127534</text:p>
          </table:table-cell>
          <table:table-cell table:formula="of:=[.A1260]/1000/(60*60*24)" office:value-type="time" office:time-value="PT05H35M27.534S" calcext:value-type="time">
            <text:p>05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345.56" calcext:value-type="float">
            <text:p>1345.56</text:p>
          </table:table-cell>
          <table:table-cell office:value-type="float" office:value="1633.23" calcext:value-type="float">
            <text:p>1633.23</text:p>
          </table:table-cell>
        </table:table-row>
        <table:table-row table:style-name="ro1">
          <table:table-cell office:value-type="float" office:value="20143534" calcext:value-type="float">
            <text:p>20143534</text:p>
          </table:table-cell>
          <table:table-cell table:formula="of:=[.A1261]/1000/(60*60*24)" office:value-type="time" office:time-value="PT05H35M43.534S" calcext:value-type="time">
            <text:p>05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46.6" calcext:value-type="float">
            <text:p>1346.6</text:p>
          </table:table-cell>
          <table:table-cell office:value-type="float" office:value="1634.47" calcext:value-type="float">
            <text:p>1634.47</text:p>
          </table:table-cell>
        </table:table-row>
        <table:table-row table:style-name="ro1">
          <table:table-cell office:value-type="float" office:value="20159534" calcext:value-type="float">
            <text:p>20159534</text:p>
          </table:table-cell>
          <table:table-cell table:formula="of:=[.A1262]/1000/(60*60*24)" office:value-type="time" office:time-value="PT05H35M59.534S" calcext:value-type="time">
            <text:p>05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47.65" calcext:value-type="float">
            <text:p>1347.65</text:p>
          </table:table-cell>
          <table:table-cell office:value-type="float" office:value="1635.72" calcext:value-type="float">
            <text:p>1635.72</text:p>
          </table:table-cell>
        </table:table-row>
        <table:table-row table:style-name="ro1">
          <table:table-cell office:value-type="float" office:value="20175534" calcext:value-type="float">
            <text:p>20175534</text:p>
          </table:table-cell>
          <table:table-cell table:formula="of:=[.A1263]/1000/(60*60*24)" office:value-type="time" office:time-value="PT05H36M15.534S" calcext:value-type="time">
            <text:p>05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48.7" calcext:value-type="float">
            <text:p>1348.7</text:p>
          </table:table-cell>
          <table:table-cell office:value-type="float" office:value="1636.96" calcext:value-type="float">
            <text:p>1636.96</text:p>
          </table:table-cell>
        </table:table-row>
        <table:table-row table:style-name="ro1">
          <table:table-cell office:value-type="float" office:value="20191534" calcext:value-type="float">
            <text:p>20191534</text:p>
          </table:table-cell>
          <table:table-cell table:formula="of:=[.A1264]/1000/(60*60*24)" office:value-type="time" office:time-value="PT05H36M31.534S" calcext:value-type="time">
            <text:p>05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638.21" calcext:value-type="float">
            <text:p>1638.21</text:p>
          </table:table-cell>
        </table:table-row>
        <table:table-row table:style-name="ro1">
          <table:table-cell office:value-type="float" office:value="20207534" calcext:value-type="float">
            <text:p>20207534</text:p>
          </table:table-cell>
          <table:table-cell table:formula="of:=[.A1265]/1000/(60*60*24)" office:value-type="time" office:time-value="PT05H36M47.534S" calcext:value-type="time">
            <text:p>05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50.8" calcext:value-type="float">
            <text:p>1350.8</text:p>
          </table:table-cell>
          <table:table-cell office:value-type="float" office:value="1639.46" calcext:value-type="float">
            <text:p>1639.46</text:p>
          </table:table-cell>
        </table:table-row>
        <table:table-row table:style-name="ro1">
          <table:table-cell office:value-type="float" office:value="20223534" calcext:value-type="float">
            <text:p>20223534</text:p>
          </table:table-cell>
          <table:table-cell table:formula="of:=[.A1266]/1000/(60*60*24)" office:value-type="time" office:time-value="PT05H37M03.534S" calcext:value-type="time">
            <text:p>05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51.85" calcext:value-type="float">
            <text:p>1351.85</text:p>
          </table:table-cell>
          <table:table-cell office:value-type="float" office:value="1640.7" calcext:value-type="float">
            <text:p>1640.7</text:p>
          </table:table-cell>
        </table:table-row>
        <table:table-row table:style-name="ro1">
          <table:table-cell office:value-type="float" office:value="20239534" calcext:value-type="float">
            <text:p>20239534</text:p>
          </table:table-cell>
          <table:table-cell table:formula="of:=[.A1267]/1000/(60*60*24)" office:value-type="time" office:time-value="PT05H37M19.534S" calcext:value-type="time">
            <text:p>05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52.9" calcext:value-type="float">
            <text:p>1352.9</text:p>
          </table:table-cell>
          <table:table-cell office:value-type="float" office:value="1641.95" calcext:value-type="float">
            <text:p>1641.95</text:p>
          </table:table-cell>
        </table:table-row>
        <table:table-row table:style-name="ro1">
          <table:table-cell office:value-type="float" office:value="20255534" calcext:value-type="float">
            <text:p>20255534</text:p>
          </table:table-cell>
          <table:table-cell table:formula="of:=[.A1268]/1000/(60*60*24)" office:value-type="time" office:time-value="PT05H37M35.534S" calcext:value-type="time">
            <text:p>05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53.94" calcext:value-type="float">
            <text:p>1353.94</text:p>
          </table:table-cell>
          <table:table-cell office:value-type="float" office:value="1643.19" calcext:value-type="float">
            <text:p>1643.19</text:p>
          </table:table-cell>
        </table:table-row>
        <table:table-row table:style-name="ro1">
          <table:table-cell office:value-type="float" office:value="20271534" calcext:value-type="float">
            <text:p>20271534</text:p>
          </table:table-cell>
          <table:table-cell table:formula="of:=[.A1269]/1000/(60*60*24)" office:value-type="time" office:time-value="PT05H37M51.534S" calcext:value-type="time">
            <text:p>05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54.99" calcext:value-type="float">
            <text:p>1354.99</text:p>
          </table:table-cell>
          <table:table-cell office:value-type="float" office:value="1644.43" calcext:value-type="float">
            <text:p>1644.43</text:p>
          </table:table-cell>
        </table:table-row>
        <table:table-row table:style-name="ro1">
          <table:table-cell office:value-type="float" office:value="20287534" calcext:value-type="float">
            <text:p>20287534</text:p>
          </table:table-cell>
          <table:table-cell table:formula="of:=[.A1270]/1000/(60*60*24)" office:value-type="time" office:time-value="PT05H38M07.534S" calcext:value-type="time">
            <text:p>05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56.04" calcext:value-type="float">
            <text:p>1356.04</text:p>
          </table:table-cell>
          <table:table-cell office:value-type="float" office:value="1645.68" calcext:value-type="float">
            <text:p>1645.68</text:p>
          </table:table-cell>
        </table:table-row>
        <table:table-row table:style-name="ro1">
          <table:table-cell office:value-type="float" office:value="20303534" calcext:value-type="float">
            <text:p>20303534</text:p>
          </table:table-cell>
          <table:table-cell table:formula="of:=[.A1271]/1000/(60*60*24)" office:value-type="time" office:time-value="PT05H38M23.534S" calcext:value-type="time">
            <text:p>05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57.09" calcext:value-type="float">
            <text:p>1357.09</text:p>
          </table:table-cell>
          <table:table-cell office:value-type="float" office:value="1646.92" calcext:value-type="float">
            <text:p>1646.92</text:p>
          </table:table-cell>
        </table:table-row>
        <table:table-row table:style-name="ro1">
          <table:table-cell office:value-type="float" office:value="20319534" calcext:value-type="float">
            <text:p>20319534</text:p>
          </table:table-cell>
          <table:table-cell table:formula="of:=[.A1272]/1000/(60*60*24)" office:value-type="time" office:time-value="PT05H38M39.534S" calcext:value-type="time">
            <text:p>05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358.14" calcext:value-type="float">
            <text:p>1358.14</text:p>
          </table:table-cell>
          <table:table-cell office:value-type="float" office:value="1648.17" calcext:value-type="float">
            <text:p>1648.17</text:p>
          </table:table-cell>
        </table:table-row>
        <table:table-row table:style-name="ro1">
          <table:table-cell office:value-type="float" office:value="20335534" calcext:value-type="float">
            <text:p>20335534</text:p>
          </table:table-cell>
          <table:table-cell table:formula="of:=[.A1273]/1000/(60*60*24)" office:value-type="time" office:time-value="PT05H38M55.534S" calcext:value-type="time">
            <text:p>05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59.18" calcext:value-type="float">
            <text:p>1359.18</text:p>
          </table:table-cell>
          <table:table-cell office:value-type="float" office:value="1649.41" calcext:value-type="float">
            <text:p>1649.41</text:p>
          </table:table-cell>
        </table:table-row>
        <table:table-row table:style-name="ro1">
          <table:table-cell office:value-type="float" office:value="20351534" calcext:value-type="float">
            <text:p>20351534</text:p>
          </table:table-cell>
          <table:table-cell table:formula="of:=[.A1274]/1000/(60*60*24)" office:value-type="time" office:time-value="PT05H39M11.534S" calcext:value-type="time">
            <text:p>05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0.23" calcext:value-type="float">
            <text:p>1360.23</text:p>
          </table:table-cell>
          <table:table-cell office:value-type="float" office:value="1650.66" calcext:value-type="float">
            <text:p>1650.66</text:p>
          </table:table-cell>
        </table:table-row>
        <table:table-row table:style-name="ro1">
          <table:table-cell office:value-type="float" office:value="20367534" calcext:value-type="float">
            <text:p>20367534</text:p>
          </table:table-cell>
          <table:table-cell table:formula="of:=[.A1275]/1000/(60*60*24)" office:value-type="time" office:time-value="PT05H39M27.534S" calcext:value-type="time">
            <text:p>05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1.28" calcext:value-type="float">
            <text:p>1361.28</text:p>
          </table:table-cell>
          <table:table-cell office:value-type="float" office:value="1651.9" calcext:value-type="float">
            <text:p>1651.9</text:p>
          </table:table-cell>
        </table:table-row>
        <table:table-row table:style-name="ro1">
          <table:table-cell office:value-type="float" office:value="20383534" calcext:value-type="float">
            <text:p>20383534</text:p>
          </table:table-cell>
          <table:table-cell table:formula="of:=[.A1276]/1000/(60*60*24)" office:value-type="time" office:time-value="PT05H39M43.534S" calcext:value-type="time">
            <text:p>05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2.32" calcext:value-type="float">
            <text:p>1362.32</text:p>
          </table:table-cell>
          <table:table-cell office:value-type="float" office:value="1653.14" calcext:value-type="float">
            <text:p>1653.14</text:p>
          </table:table-cell>
        </table:table-row>
        <table:table-row table:style-name="ro1">
          <table:table-cell office:value-type="float" office:value="20399534" calcext:value-type="float">
            <text:p>20399534</text:p>
          </table:table-cell>
          <table:table-cell table:formula="of:=[.A1277]/1000/(60*60*24)" office:value-type="time" office:time-value="PT05H39M59.534S" calcext:value-type="time">
            <text:p>05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3.37" calcext:value-type="float">
            <text:p>1363.37</text:p>
          </table:table-cell>
          <table:table-cell office:value-type="float" office:value="1654.39" calcext:value-type="float">
            <text:p>1654.39</text:p>
          </table:table-cell>
        </table:table-row>
        <table:table-row table:style-name="ro1">
          <table:table-cell office:value-type="float" office:value="20415534" calcext:value-type="float">
            <text:p>20415534</text:p>
          </table:table-cell>
          <table:table-cell table:formula="of:=[.A1278]/1000/(60*60*24)" office:value-type="time" office:time-value="PT05H40M15.534S" calcext:value-type="time">
            <text:p>05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4.42" calcext:value-type="float">
            <text:p>1364.42</text:p>
          </table:table-cell>
          <table:table-cell office:value-type="float" office:value="1655.63" calcext:value-type="float">
            <text:p>1655.63</text:p>
          </table:table-cell>
        </table:table-row>
        <table:table-row table:style-name="ro1">
          <table:table-cell office:value-type="float" office:value="20431534" calcext:value-type="float">
            <text:p>20431534</text:p>
          </table:table-cell>
          <table:table-cell table:formula="of:=[.A1279]/1000/(60*60*24)" office:value-type="time" office:time-value="PT05H40M31.534S" calcext:value-type="time">
            <text:p>05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5.47" calcext:value-type="float">
            <text:p>1365.47</text:p>
          </table:table-cell>
          <table:table-cell office:value-type="float" office:value="1656.88" calcext:value-type="float">
            <text:p>1656.88</text:p>
          </table:table-cell>
        </table:table-row>
        <table:table-row table:style-name="ro1">
          <table:table-cell office:value-type="float" office:value="20447534" calcext:value-type="float">
            <text:p>20447534</text:p>
          </table:table-cell>
          <table:table-cell table:formula="of:=[.A1280]/1000/(60*60*24)" office:value-type="time" office:time-value="PT05H40M47.534S" calcext:value-type="time">
            <text:p>05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6.51" calcext:value-type="float">
            <text:p>1366.51</text:p>
          </table:table-cell>
          <table:table-cell office:value-type="float" office:value="1658.12" calcext:value-type="float">
            <text:p>1658.12</text:p>
          </table:table-cell>
        </table:table-row>
        <table:table-row table:style-name="ro1">
          <table:table-cell office:value-type="float" office:value="20463534" calcext:value-type="float">
            <text:p>20463534</text:p>
          </table:table-cell>
          <table:table-cell table:formula="of:=[.A1281]/1000/(60*60*24)" office:value-type="time" office:time-value="PT05H41M03.534S" calcext:value-type="time">
            <text:p>05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7.56" calcext:value-type="float">
            <text:p>1367.56</text:p>
          </table:table-cell>
          <table:table-cell office:value-type="float" office:value="1659.37" calcext:value-type="float">
            <text:p>1659.37</text:p>
          </table:table-cell>
        </table:table-row>
        <table:table-row table:style-name="ro1">
          <table:table-cell office:value-type="float" office:value="20479534" calcext:value-type="float">
            <text:p>20479534</text:p>
          </table:table-cell>
          <table:table-cell table:formula="of:=[.A1282]/1000/(60*60*24)" office:value-type="time" office:time-value="PT05H41M19.534S" calcext:value-type="time">
            <text:p>05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68.61" calcext:value-type="float">
            <text:p>1368.61</text:p>
          </table:table-cell>
          <table:table-cell office:value-type="float" office:value="1660.61" calcext:value-type="float">
            <text:p>1660.61</text:p>
          </table:table-cell>
        </table:table-row>
        <table:table-row table:style-name="ro1">
          <table:table-cell office:value-type="float" office:value="20495534" calcext:value-type="float">
            <text:p>20495534</text:p>
          </table:table-cell>
          <table:table-cell table:formula="of:=[.A1283]/1000/(60*60*24)" office:value-type="time" office:time-value="PT05H41M35.534S" calcext:value-type="time">
            <text:p>05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69.65" calcext:value-type="float">
            <text:p>1369.65</text:p>
          </table:table-cell>
          <table:table-cell office:value-type="float" office:value="1661.85" calcext:value-type="float">
            <text:p>1661.85</text:p>
          </table:table-cell>
        </table:table-row>
        <table:table-row table:style-name="ro1">
          <table:table-cell office:value-type="float" office:value="20511534" calcext:value-type="float">
            <text:p>20511534</text:p>
          </table:table-cell>
          <table:table-cell table:formula="of:=[.A1284]/1000/(60*60*24)" office:value-type="time" office:time-value="PT05H41M51.534S" calcext:value-type="time">
            <text:p>05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70.7" calcext:value-type="float">
            <text:p>1370.7</text:p>
          </table:table-cell>
          <table:table-cell office:value-type="float" office:value="1663.1" calcext:value-type="float">
            <text:p>1663.1</text:p>
          </table:table-cell>
        </table:table-row>
        <table:table-row table:style-name="ro1">
          <table:table-cell office:value-type="float" office:value="20527534" calcext:value-type="float">
            <text:p>20527534</text:p>
          </table:table-cell>
          <table:table-cell table:formula="of:=[.A1285]/1000/(60*60*24)" office:value-type="time" office:time-value="PT05H42M07.534S" calcext:value-type="time">
            <text:p>05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71.75" calcext:value-type="float">
            <text:p>1371.75</text:p>
          </table:table-cell>
          <table:table-cell office:value-type="float" office:value="1664.34" calcext:value-type="float">
            <text:p>1664.34</text:p>
          </table:table-cell>
        </table:table-row>
        <table:table-row table:style-name="ro1">
          <table:table-cell office:value-type="float" office:value="20543534" calcext:value-type="float">
            <text:p>20543534</text:p>
          </table:table-cell>
          <table:table-cell table:formula="of:=[.A1286]/1000/(60*60*24)" office:value-type="time" office:time-value="PT05H42M23.534S" calcext:value-type="time">
            <text:p>05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72.8" calcext:value-type="float">
            <text:p>1372.8</text:p>
          </table:table-cell>
          <table:table-cell office:value-type="float" office:value="1665.59" calcext:value-type="float">
            <text:p>1665.59</text:p>
          </table:table-cell>
        </table:table-row>
        <table:table-row table:style-name="ro1">
          <table:table-cell office:value-type="float" office:value="20559534" calcext:value-type="float">
            <text:p>20559534</text:p>
          </table:table-cell>
          <table:table-cell table:formula="of:=[.A1287]/1000/(60*60*24)" office:value-type="time" office:time-value="PT05H42M39.534S" calcext:value-type="time">
            <text:p>05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73.84" calcext:value-type="float">
            <text:p>1373.84</text:p>
          </table:table-cell>
          <table:table-cell office:value-type="float" office:value="1666.83" calcext:value-type="float">
            <text:p>1666.83</text:p>
          </table:table-cell>
        </table:table-row>
        <table:table-row table:style-name="ro1">
          <table:table-cell office:value-type="float" office:value="20575534" calcext:value-type="float">
            <text:p>20575534</text:p>
          </table:table-cell>
          <table:table-cell table:formula="of:=[.A1288]/1000/(60*60*24)" office:value-type="time" office:time-value="PT05H42M55.534S" calcext:value-type="time">
            <text:p>05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74.89" calcext:value-type="float">
            <text:p>1374.89</text:p>
          </table:table-cell>
          <table:table-cell office:value-type="float" office:value="1668.07" calcext:value-type="float">
            <text:p>1668.07</text:p>
          </table:table-cell>
        </table:table-row>
        <table:table-row table:style-name="ro1">
          <table:table-cell office:value-type="float" office:value="20591534" calcext:value-type="float">
            <text:p>20591534</text:p>
          </table:table-cell>
          <table:table-cell table:formula="of:=[.A1289]/1000/(60*60*24)" office:value-type="time" office:time-value="PT05H43M11.534S" calcext:value-type="time">
            <text:p>05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75.94" calcext:value-type="float">
            <text:p>1375.94</text:p>
          </table:table-cell>
          <table:table-cell office:value-type="float" office:value="1669.32" calcext:value-type="float">
            <text:p>1669.32</text:p>
          </table:table-cell>
        </table:table-row>
        <table:table-row table:style-name="ro1">
          <table:table-cell office:value-type="float" office:value="20607534" calcext:value-type="float">
            <text:p>20607534</text:p>
          </table:table-cell>
          <table:table-cell table:formula="of:=[.A1290]/1000/(60*60*24)" office:value-type="time" office:time-value="PT05H43M27.534S" calcext:value-type="time">
            <text:p>05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76.98" calcext:value-type="float">
            <text:p>1376.98</text:p>
          </table:table-cell>
          <table:table-cell office:value-type="float" office:value="1670.56" calcext:value-type="float">
            <text:p>1670.56</text:p>
          </table:table-cell>
        </table:table-row>
        <table:table-row table:style-name="ro1">
          <table:table-cell office:value-type="float" office:value="20623534" calcext:value-type="float">
            <text:p>20623534</text:p>
          </table:table-cell>
          <table:table-cell table:formula="of:=[.A1291]/1000/(60*60*24)" office:value-type="time" office:time-value="PT05H43M43.534S" calcext:value-type="time">
            <text:p>05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78.03" calcext:value-type="float">
            <text:p>1378.03</text:p>
          </table:table-cell>
          <table:table-cell office:value-type="float" office:value="1671.8" calcext:value-type="float">
            <text:p>1671.8</text:p>
          </table:table-cell>
        </table:table-row>
        <table:table-row table:style-name="ro1">
          <table:table-cell office:value-type="float" office:value="20639534" calcext:value-type="float">
            <text:p>20639534</text:p>
          </table:table-cell>
          <table:table-cell table:formula="of:=[.A1292]/1000/(60*60*24)" office:value-type="time" office:time-value="PT05H43M59.534S" calcext:value-type="time">
            <text:p>05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79.08" calcext:value-type="float">
            <text:p>1379.08</text:p>
          </table:table-cell>
          <table:table-cell office:value-type="float" office:value="1673.05" calcext:value-type="float">
            <text:p>1673.05</text:p>
          </table:table-cell>
        </table:table-row>
        <table:table-row table:style-name="ro1">
          <table:table-cell office:value-type="float" office:value="20655534" calcext:value-type="float">
            <text:p>20655534</text:p>
          </table:table-cell>
          <table:table-cell table:formula="of:=[.A1293]/1000/(60*60*24)" office:value-type="time" office:time-value="PT05H44M15.534S" calcext:value-type="time">
            <text:p>05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380.13" calcext:value-type="float">
            <text:p>1380.13</text:p>
          </table:table-cell>
          <table:table-cell office:value-type="float" office:value="1674.29" calcext:value-type="float">
            <text:p>1674.29</text:p>
          </table:table-cell>
        </table:table-row>
        <table:table-row table:style-name="ro1">
          <table:table-cell office:value-type="float" office:value="20671534" calcext:value-type="float">
            <text:p>20671534</text:p>
          </table:table-cell>
          <table:table-cell table:formula="of:=[.A1294]/1000/(60*60*24)" office:value-type="time" office:time-value="PT05H44M31.534S" calcext:value-type="time">
            <text:p>05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1.17" calcext:value-type="float">
            <text:p>1381.17</text:p>
          </table:table-cell>
          <table:table-cell office:value-type="float" office:value="1675.53" calcext:value-type="float">
            <text:p>1675.53</text:p>
          </table:table-cell>
        </table:table-row>
        <table:table-row table:style-name="ro1">
          <table:table-cell office:value-type="float" office:value="20687534" calcext:value-type="float">
            <text:p>20687534</text:p>
          </table:table-cell>
          <table:table-cell table:formula="of:=[.A1295]/1000/(60*60*24)" office:value-type="time" office:time-value="PT05H44M47.534S" calcext:value-type="time">
            <text:p>05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2.22" calcext:value-type="float">
            <text:p>1382.22</text:p>
          </table:table-cell>
          <table:table-cell office:value-type="float" office:value="1676.78" calcext:value-type="float">
            <text:p>1676.78</text:p>
          </table:table-cell>
        </table:table-row>
        <table:table-row table:style-name="ro1">
          <table:table-cell office:value-type="float" office:value="20703534" calcext:value-type="float">
            <text:p>20703534</text:p>
          </table:table-cell>
          <table:table-cell table:formula="of:=[.A1296]/1000/(60*60*24)" office:value-type="time" office:time-value="PT05H45M03.534S" calcext:value-type="time">
            <text:p>05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83.27" calcext:value-type="float">
            <text:p>1383.27</text:p>
          </table:table-cell>
          <table:table-cell office:value-type="float" office:value="1678.02" calcext:value-type="float">
            <text:p>1678.02</text:p>
          </table:table-cell>
        </table:table-row>
        <table:table-row table:style-name="ro1">
          <table:table-cell office:value-type="float" office:value="20719534" calcext:value-type="float">
            <text:p>20719534</text:p>
          </table:table-cell>
          <table:table-cell table:formula="of:=[.A1297]/1000/(60*60*24)" office:value-type="time" office:time-value="PT05H45M19.534S" calcext:value-type="time">
            <text:p>05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4.31" calcext:value-type="float">
            <text:p>1384.31</text:p>
          </table:table-cell>
          <table:table-cell office:value-type="float" office:value="1679.26" calcext:value-type="float">
            <text:p>1679.26</text:p>
          </table:table-cell>
        </table:table-row>
        <table:table-row table:style-name="ro1">
          <table:table-cell office:value-type="float" office:value="20735534" calcext:value-type="float">
            <text:p>20735534</text:p>
          </table:table-cell>
          <table:table-cell table:formula="of:=[.A1298]/1000/(60*60*24)" office:value-type="time" office:time-value="PT05H45M35.534S" calcext:value-type="time">
            <text:p>05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5.36" calcext:value-type="float">
            <text:p>1385.36</text:p>
          </table:table-cell>
          <table:table-cell office:value-type="float" office:value="1680.5" calcext:value-type="float">
            <text:p>1680.5</text:p>
          </table:table-cell>
        </table:table-row>
        <table:table-row table:style-name="ro1">
          <table:table-cell office:value-type="float" office:value="20751534" calcext:value-type="float">
            <text:p>20751534</text:p>
          </table:table-cell>
          <table:table-cell table:formula="of:=[.A1299]/1000/(60*60*24)" office:value-type="time" office:time-value="PT05H45M51.534S" calcext:value-type="time">
            <text:p>05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6.41" calcext:value-type="float">
            <text:p>1386.41</text:p>
          </table:table-cell>
          <table:table-cell office:value-type="float" office:value="1681.75" calcext:value-type="float">
            <text:p>1681.75</text:p>
          </table:table-cell>
        </table:table-row>
        <table:table-row table:style-name="ro1">
          <table:table-cell office:value-type="float" office:value="20767534" calcext:value-type="float">
            <text:p>20767534</text:p>
          </table:table-cell>
          <table:table-cell table:formula="of:=[.A1300]/1000/(60*60*24)" office:value-type="time" office:time-value="PT05H46M07.534S" calcext:value-type="time">
            <text:p>05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7.45" calcext:value-type="float">
            <text:p>1387.45</text:p>
          </table:table-cell>
          <table:table-cell office:value-type="float" office:value="1682.99" calcext:value-type="float">
            <text:p>1682.99</text:p>
          </table:table-cell>
        </table:table-row>
        <table:table-row table:style-name="ro1">
          <table:table-cell office:value-type="float" office:value="20783534" calcext:value-type="float">
            <text:p>20783534</text:p>
          </table:table-cell>
          <table:table-cell table:formula="of:=[.A1301]/1000/(60*60*24)" office:value-type="time" office:time-value="PT05H46M23.534S" calcext:value-type="time">
            <text:p>05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8.5" calcext:value-type="float">
            <text:p>1388.5</text:p>
          </table:table-cell>
          <table:table-cell office:value-type="float" office:value="1684.23" calcext:value-type="float">
            <text:p>1684.23</text:p>
          </table:table-cell>
        </table:table-row>
        <table:table-row table:style-name="ro1">
          <table:table-cell office:value-type="float" office:value="20799534" calcext:value-type="float">
            <text:p>20799534</text:p>
          </table:table-cell>
          <table:table-cell table:formula="of:=[.A1302]/1000/(60*60*24)" office:value-type="time" office:time-value="PT05H46M39.534S" calcext:value-type="time">
            <text:p>05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89.55" calcext:value-type="float">
            <text:p>1389.55</text:p>
          </table:table-cell>
          <table:table-cell office:value-type="float" office:value="1685.47" calcext:value-type="float">
            <text:p>1685.47</text:p>
          </table:table-cell>
        </table:table-row>
        <table:table-row table:style-name="ro1">
          <table:table-cell office:value-type="float" office:value="20815534" calcext:value-type="float">
            <text:p>20815534</text:p>
          </table:table-cell>
          <table:table-cell table:formula="of:=[.A1303]/1000/(60*60*24)" office:value-type="time" office:time-value="PT05H46M55.534S" calcext:value-type="time">
            <text:p>05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90.59" calcext:value-type="float">
            <text:p>1390.59</text:p>
          </table:table-cell>
          <table:table-cell office:value-type="float" office:value="1686.71" calcext:value-type="float">
            <text:p>1686.71</text:p>
          </table:table-cell>
        </table:table-row>
        <table:table-row table:style-name="ro1">
          <table:table-cell office:value-type="float" office:value="20831534" calcext:value-type="float">
            <text:p>20831534</text:p>
          </table:table-cell>
          <table:table-cell table:formula="of:=[.A1304]/1000/(60*60*24)" office:value-type="time" office:time-value="PT05H47M11.534S" calcext:value-type="time">
            <text:p>05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391.64" calcext:value-type="float">
            <text:p>1391.64</text:p>
          </table:table-cell>
          <table:table-cell office:value-type="float" office:value="1687.96" calcext:value-type="float">
            <text:p>1687.96</text:p>
          </table:table-cell>
        </table:table-row>
        <table:table-row table:style-name="ro1">
          <table:table-cell office:value-type="float" office:value="20847534" calcext:value-type="float">
            <text:p>20847534</text:p>
          </table:table-cell>
          <table:table-cell table:formula="of:=[.A1305]/1000/(60*60*24)" office:value-type="time" office:time-value="PT05H47M27.534S" calcext:value-type="time">
            <text:p>05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392.69" calcext:value-type="float">
            <text:p>1392.69</text:p>
          </table:table-cell>
          <table:table-cell office:value-type="float" office:value="1689.2" calcext:value-type="float">
            <text:p>1689.2</text:p>
          </table:table-cell>
        </table:table-row>
        <table:table-row table:style-name="ro1">
          <table:table-cell office:value-type="float" office:value="20863534" calcext:value-type="float">
            <text:p>20863534</text:p>
          </table:table-cell>
          <table:table-cell table:formula="of:=[.A1306]/1000/(60*60*24)" office:value-type="time" office:time-value="PT05H47M43.534S" calcext:value-type="time">
            <text:p>05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393.73" calcext:value-type="float">
            <text:p>1393.73</text:p>
          </table:table-cell>
          <table:table-cell office:value-type="float" office:value="1690.44" calcext:value-type="float">
            <text:p>1690.44</text:p>
          </table:table-cell>
        </table:table-row>
        <table:table-row table:style-name="ro1">
          <table:table-cell office:value-type="float" office:value="20879534" calcext:value-type="float">
            <text:p>20879534</text:p>
          </table:table-cell>
          <table:table-cell table:formula="of:=[.A1307]/1000/(60*60*24)" office:value-type="time" office:time-value="PT05H47M59.534S" calcext:value-type="time">
            <text:p>05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394.78" calcext:value-type="float">
            <text:p>1394.78</text:p>
          </table:table-cell>
          <table:table-cell office:value-type="float" office:value="1691.68" calcext:value-type="float">
            <text:p>1691.68</text:p>
          </table:table-cell>
        </table:table-row>
        <table:table-row table:style-name="ro1">
          <table:table-cell office:value-type="float" office:value="20895534" calcext:value-type="float">
            <text:p>20895534</text:p>
          </table:table-cell>
          <table:table-cell table:formula="of:=[.A1308]/1000/(60*60*24)" office:value-type="time" office:time-value="PT05H48M15.534S" calcext:value-type="time">
            <text:p>05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395.83" calcext:value-type="float">
            <text:p>1395.83</text:p>
          </table:table-cell>
          <table:table-cell office:value-type="float" office:value="1692.92" calcext:value-type="float">
            <text:p>1692.92</text:p>
          </table:table-cell>
        </table:table-row>
        <table:table-row table:style-name="ro1">
          <table:table-cell office:value-type="float" office:value="20911534" calcext:value-type="float">
            <text:p>20911534</text:p>
          </table:table-cell>
          <table:table-cell table:formula="of:=[.A1309]/1000/(60*60*24)" office:value-type="time" office:time-value="PT05H48M31.534S" calcext:value-type="time">
            <text:p>05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396.87" calcext:value-type="float">
            <text:p>1396.87</text:p>
          </table:table-cell>
          <table:table-cell office:value-type="float" office:value="1694.16" calcext:value-type="float">
            <text:p>1694.16</text:p>
          </table:table-cell>
        </table:table-row>
        <table:table-row table:style-name="ro1">
          <table:table-cell office:value-type="float" office:value="20927534" calcext:value-type="float">
            <text:p>20927534</text:p>
          </table:table-cell>
          <table:table-cell table:formula="of:=[.A1310]/1000/(60*60*24)" office:value-type="time" office:time-value="PT05H48M47.534S" calcext:value-type="time">
            <text:p>05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397.92" calcext:value-type="float">
            <text:p>1397.92</text:p>
          </table:table-cell>
          <table:table-cell office:value-type="float" office:value="1695.4" calcext:value-type="float">
            <text:p>1695.4</text:p>
          </table:table-cell>
        </table:table-row>
        <table:table-row table:style-name="ro1">
          <table:table-cell office:value-type="float" office:value="20943534" calcext:value-type="float">
            <text:p>20943534</text:p>
          </table:table-cell>
          <table:table-cell table:formula="of:=[.A1311]/1000/(60*60*24)" office:value-type="time" office:time-value="PT05H49M03.534S" calcext:value-type="time">
            <text:p>05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398.97" calcext:value-type="float">
            <text:p>1398.97</text:p>
          </table:table-cell>
          <table:table-cell office:value-type="float" office:value="1696.65" calcext:value-type="float">
            <text:p>1696.65</text:p>
          </table:table-cell>
        </table:table-row>
        <table:table-row table:style-name="ro1">
          <table:table-cell office:value-type="float" office:value="20959534" calcext:value-type="float">
            <text:p>20959534</text:p>
          </table:table-cell>
          <table:table-cell table:formula="of:=[.A1312]/1000/(60*60*24)" office:value-type="time" office:time-value="PT05H49M19.534S" calcext:value-type="time">
            <text:p>05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0.01" calcext:value-type="float">
            <text:p>1400.01</text:p>
          </table:table-cell>
          <table:table-cell office:value-type="float" office:value="1697.89" calcext:value-type="float">
            <text:p>1697.89</text:p>
          </table:table-cell>
        </table:table-row>
        <table:table-row table:style-name="ro1">
          <table:table-cell office:value-type="float" office:value="20975534" calcext:value-type="float">
            <text:p>20975534</text:p>
          </table:table-cell>
          <table:table-cell table:formula="of:=[.A1313]/1000/(60*60*24)" office:value-type="time" office:time-value="PT05H49M35.534S" calcext:value-type="time">
            <text:p>05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401.06" calcext:value-type="float">
            <text:p>1401.06</text:p>
          </table:table-cell>
          <table:table-cell office:value-type="float" office:value="1699.13" calcext:value-type="float">
            <text:p>1699.13</text:p>
          </table:table-cell>
        </table:table-row>
        <table:table-row table:style-name="ro1">
          <table:table-cell office:value-type="float" office:value="20991534" calcext:value-type="float">
            <text:p>20991534</text:p>
          </table:table-cell>
          <table:table-cell table:formula="of:=[.A1314]/1000/(60*60*24)" office:value-type="time" office:time-value="PT05H49M51.534S" calcext:value-type="time">
            <text:p>05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02.1" calcext:value-type="float">
            <text:p>1402.1</text:p>
          </table:table-cell>
          <table:table-cell office:value-type="float" office:value="1700.37" calcext:value-type="float">
            <text:p>1700.37</text:p>
          </table:table-cell>
        </table:table-row>
        <table:table-row table:style-name="ro1">
          <table:table-cell office:value-type="float" office:value="21007534" calcext:value-type="float">
            <text:p>21007534</text:p>
          </table:table-cell>
          <table:table-cell table:formula="of:=[.A1315]/1000/(60*60*24)" office:value-type="time" office:time-value="PT05H50M07.534S" calcext:value-type="time">
            <text:p>05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403.15" calcext:value-type="float">
            <text:p>1403.15</text:p>
          </table:table-cell>
          <table:table-cell office:value-type="float" office:value="1701.61" calcext:value-type="float">
            <text:p>1701.61</text:p>
          </table:table-cell>
        </table:table-row>
        <table:table-row table:style-name="ro1">
          <table:table-cell office:value-type="float" office:value="21023534" calcext:value-type="float">
            <text:p>21023534</text:p>
          </table:table-cell>
          <table:table-cell table:formula="of:=[.A1316]/1000/(60*60*24)" office:value-type="time" office:time-value="PT05H50M23.534S" calcext:value-type="time">
            <text:p>05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404.2" calcext:value-type="float">
            <text:p>1404.2</text:p>
          </table:table-cell>
          <table:table-cell office:value-type="float" office:value="1702.85" calcext:value-type="float">
            <text:p>1702.85</text:p>
          </table:table-cell>
        </table:table-row>
        <table:table-row table:style-name="ro1">
          <table:table-cell office:value-type="float" office:value="21039534" calcext:value-type="float">
            <text:p>21039534</text:p>
          </table:table-cell>
          <table:table-cell table:formula="of:=[.A1317]/1000/(60*60*24)" office:value-type="time" office:time-value="PT05H50M39.534S" calcext:value-type="time">
            <text:p>05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05.24" calcext:value-type="float">
            <text:p>1405.24</text:p>
          </table:table-cell>
          <table:table-cell office:value-type="float" office:value="1704.09" calcext:value-type="float">
            <text:p>1704.09</text:p>
          </table:table-cell>
        </table:table-row>
        <table:table-row table:style-name="ro1">
          <table:table-cell office:value-type="float" office:value="21055534" calcext:value-type="float">
            <text:p>21055534</text:p>
          </table:table-cell>
          <table:table-cell table:formula="of:=[.A1318]/1000/(60*60*24)" office:value-type="time" office:time-value="PT05H50M55.534S" calcext:value-type="time">
            <text:p>05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406.29" calcext:value-type="float">
            <text:p>1406.29</text:p>
          </table:table-cell>
          <table:table-cell office:value-type="float" office:value="1705.33" calcext:value-type="float">
            <text:p>1705.33</text:p>
          </table:table-cell>
        </table:table-row>
        <table:table-row table:style-name="ro1">
          <table:table-cell office:value-type="float" office:value="21071534" calcext:value-type="float">
            <text:p>21071534</text:p>
          </table:table-cell>
          <table:table-cell table:formula="of:=[.A1319]/1000/(60*60*24)" office:value-type="time" office:time-value="PT05H51M11.534S" calcext:value-type="time">
            <text:p>05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07.33" calcext:value-type="float">
            <text:p>1407.33</text:p>
          </table:table-cell>
          <table:table-cell office:value-type="float" office:value="1706.57" calcext:value-type="float">
            <text:p>1706.57</text:p>
          </table:table-cell>
        </table:table-row>
        <table:table-row table:style-name="ro1">
          <table:table-cell office:value-type="float" office:value="21087534" calcext:value-type="float">
            <text:p>21087534</text:p>
          </table:table-cell>
          <table:table-cell table:formula="of:=[.A1320]/1000/(60*60*24)" office:value-type="time" office:time-value="PT05H51M27.534S" calcext:value-type="time">
            <text:p>05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08.38" calcext:value-type="float">
            <text:p>1408.38</text:p>
          </table:table-cell>
          <table:table-cell office:value-type="float" office:value="1707.81" calcext:value-type="float">
            <text:p>1707.81</text:p>
          </table:table-cell>
        </table:table-row>
        <table:table-row table:style-name="ro1">
          <table:table-cell office:value-type="float" office:value="21103534" calcext:value-type="float">
            <text:p>21103534</text:p>
          </table:table-cell>
          <table:table-cell table:formula="of:=[.A1321]/1000/(60*60*24)" office:value-type="time" office:time-value="PT05H51M43.534S" calcext:value-type="time">
            <text:p>05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09.42" calcext:value-type="float">
            <text:p>1409.42</text:p>
          </table:table-cell>
          <table:table-cell office:value-type="float" office:value="1709.05" calcext:value-type="float">
            <text:p>1709.05</text:p>
          </table:table-cell>
        </table:table-row>
        <table:table-row table:style-name="ro1">
          <table:table-cell office:value-type="float" office:value="21119534" calcext:value-type="float">
            <text:p>21119534</text:p>
          </table:table-cell>
          <table:table-cell table:formula="of:=[.A1322]/1000/(60*60*24)" office:value-type="time" office:time-value="PT05H51M59.534S" calcext:value-type="time">
            <text:p>05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10.47" calcext:value-type="float">
            <text:p>1410.47</text:p>
          </table:table-cell>
          <table:table-cell office:value-type="float" office:value="1710.29" calcext:value-type="float">
            <text:p>1710.29</text:p>
          </table:table-cell>
        </table:table-row>
        <table:table-row table:style-name="ro1">
          <table:table-cell office:value-type="float" office:value="21135534" calcext:value-type="float">
            <text:p>21135534</text:p>
          </table:table-cell>
          <table:table-cell table:formula="of:=[.A1323]/1000/(60*60*24)" office:value-type="time" office:time-value="PT05H52M15.534S" calcext:value-type="time">
            <text:p>05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7" calcext:value-type="float">
            <text:p>278.37</text:p>
          </table:table-cell>
          <table:table-cell office:value-type="float" office:value="1411.51" calcext:value-type="float">
            <text:p>1411.51</text:p>
          </table:table-cell>
          <table:table-cell office:value-type="float" office:value="1711.53" calcext:value-type="float">
            <text:p>1711.53</text:p>
          </table:table-cell>
        </table:table-row>
        <table:table-row table:style-name="ro1">
          <table:table-cell office:value-type="float" office:value="21151534" calcext:value-type="float">
            <text:p>21151534</text:p>
          </table:table-cell>
          <table:table-cell table:formula="of:=[.A1324]/1000/(60*60*24)" office:value-type="time" office:time-value="PT05H52M31.534S" calcext:value-type="time">
            <text:p>05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12.56" calcext:value-type="float">
            <text:p>1412.56</text:p>
          </table:table-cell>
          <table:table-cell office:value-type="float" office:value="1712.77" calcext:value-type="float">
            <text:p>1712.77</text:p>
          </table:table-cell>
        </table:table-row>
        <table:table-row table:style-name="ro1">
          <table:table-cell office:value-type="float" office:value="21167534" calcext:value-type="float">
            <text:p>21167534</text:p>
          </table:table-cell>
          <table:table-cell table:formula="of:=[.A1325]/1000/(60*60*24)" office:value-type="time" office:time-value="PT05H52M47.534S" calcext:value-type="time">
            <text:p>05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13.6" calcext:value-type="float">
            <text:p>1413.6</text:p>
          </table:table-cell>
          <table:table-cell office:value-type="float" office:value="1714.01" calcext:value-type="float">
            <text:p>1714.01</text:p>
          </table:table-cell>
        </table:table-row>
        <table:table-row table:style-name="ro1">
          <table:table-cell office:value-type="float" office:value="21183534" calcext:value-type="float">
            <text:p>21183534</text:p>
          </table:table-cell>
          <table:table-cell table:formula="of:=[.A1326]/1000/(60*60*24)" office:value-type="time" office:time-value="PT05H53M03.534S" calcext:value-type="time">
            <text:p>05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14.65" calcext:value-type="float">
            <text:p>1414.65</text:p>
          </table:table-cell>
          <table:table-cell office:value-type="float" office:value="1715.25" calcext:value-type="float">
            <text:p>1715.25</text:p>
          </table:table-cell>
        </table:table-row>
        <table:table-row table:style-name="ro1">
          <table:table-cell office:value-type="float" office:value="21199534" calcext:value-type="float">
            <text:p>21199534</text:p>
          </table:table-cell>
          <table:table-cell table:formula="of:=[.A1327]/1000/(60*60*24)" office:value-type="time" office:time-value="PT05H53M19.534S" calcext:value-type="time">
            <text:p>05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15.69" calcext:value-type="float">
            <text:p>1415.69</text:p>
          </table:table-cell>
          <table:table-cell office:value-type="float" office:value="1716.49" calcext:value-type="float">
            <text:p>1716.49</text:p>
          </table:table-cell>
        </table:table-row>
        <table:table-row table:style-name="ro1">
          <table:table-cell office:value-type="float" office:value="21215534" calcext:value-type="float">
            <text:p>21215534</text:p>
          </table:table-cell>
          <table:table-cell table:formula="of:=[.A1328]/1000/(60*60*24)" office:value-type="time" office:time-value="PT05H53M35.534S" calcext:value-type="time">
            <text:p>05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16.74" calcext:value-type="float">
            <text:p>1416.74</text:p>
          </table:table-cell>
          <table:table-cell office:value-type="float" office:value="1717.73" calcext:value-type="float">
            <text:p>1717.73</text:p>
          </table:table-cell>
        </table:table-row>
        <table:table-row table:style-name="ro1">
          <table:table-cell office:value-type="float" office:value="21231534" calcext:value-type="float">
            <text:p>21231534</text:p>
          </table:table-cell>
          <table:table-cell table:formula="of:=[.A1329]/1000/(60*60*24)" office:value-type="time" office:time-value="PT05H53M51.534S" calcext:value-type="time">
            <text:p>05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17.79" calcext:value-type="float">
            <text:p>1417.79</text:p>
          </table:table-cell>
          <table:table-cell office:value-type="float" office:value="1718.97" calcext:value-type="float">
            <text:p>1718.97</text:p>
          </table:table-cell>
        </table:table-row>
        <table:table-row table:style-name="ro1">
          <table:table-cell office:value-type="float" office:value="21247534" calcext:value-type="float">
            <text:p>21247534</text:p>
          </table:table-cell>
          <table:table-cell table:formula="of:=[.A1330]/1000/(60*60*24)" office:value-type="time" office:time-value="PT05H54M07.534S" calcext:value-type="time">
            <text:p>05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7" calcext:value-type="float">
            <text:p>278.37</text:p>
          </table:table-cell>
          <table:table-cell office:value-type="float" office:value="1418.83" calcext:value-type="float">
            <text:p>1418.83</text:p>
          </table:table-cell>
          <table:table-cell office:value-type="float" office:value="1720.21" calcext:value-type="float">
            <text:p>1720.21</text:p>
          </table:table-cell>
        </table:table-row>
        <table:table-row table:style-name="ro1">
          <table:table-cell office:value-type="float" office:value="21263534" calcext:value-type="float">
            <text:p>21263534</text:p>
          </table:table-cell>
          <table:table-cell table:formula="of:=[.A1331]/1000/(60*60*24)" office:value-type="time" office:time-value="PT05H54M23.534S" calcext:value-type="time">
            <text:p>05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19.88" calcext:value-type="float">
            <text:p>1419.88</text:p>
          </table:table-cell>
          <table:table-cell office:value-type="float" office:value="1721.45" calcext:value-type="float">
            <text:p>1721.45</text:p>
          </table:table-cell>
        </table:table-row>
        <table:table-row table:style-name="ro1">
          <table:table-cell office:value-type="float" office:value="21279534" calcext:value-type="float">
            <text:p>21279534</text:p>
          </table:table-cell>
          <table:table-cell table:formula="of:=[.A1332]/1000/(60*60*24)" office:value-type="time" office:time-value="PT05H54M39.534S" calcext:value-type="time">
            <text:p>05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420.92" calcext:value-type="float">
            <text:p>1420.92</text:p>
          </table:table-cell>
          <table:table-cell office:value-type="float" office:value="1722.69" calcext:value-type="float">
            <text:p>1722.69</text:p>
          </table:table-cell>
        </table:table-row>
        <table:table-row table:style-name="ro1">
          <table:table-cell office:value-type="float" office:value="21295534" calcext:value-type="float">
            <text:p>21295534</text:p>
          </table:table-cell>
          <table:table-cell table:formula="of:=[.A1333]/1000/(60*60*24)" office:value-type="time" office:time-value="PT05H54M55.534S" calcext:value-type="time">
            <text:p>05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421.97" calcext:value-type="float">
            <text:p>1421.97</text:p>
          </table:table-cell>
          <table:table-cell office:value-type="float" office:value="1723.93" calcext:value-type="float">
            <text:p>1723.93</text:p>
          </table:table-cell>
        </table:table-row>
        <table:table-row table:style-name="ro1">
          <table:table-cell office:value-type="float" office:value="21311534" calcext:value-type="float">
            <text:p>21311534</text:p>
          </table:table-cell>
          <table:table-cell table:formula="of:=[.A1334]/1000/(60*60*24)" office:value-type="time" office:time-value="PT05H55M11.534S" calcext:value-type="time">
            <text:p>05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23.01" calcext:value-type="float">
            <text:p>1423.01</text:p>
          </table:table-cell>
          <table:table-cell office:value-type="float" office:value="1725.17" calcext:value-type="float">
            <text:p>1725.17</text:p>
          </table:table-cell>
        </table:table-row>
        <table:table-row table:style-name="ro1">
          <table:table-cell office:value-type="float" office:value="21327534" calcext:value-type="float">
            <text:p>21327534</text:p>
          </table:table-cell>
          <table:table-cell table:formula="of:=[.A1335]/1000/(60*60*24)" office:value-type="time" office:time-value="PT05H55M27.534S" calcext:value-type="time">
            <text:p>05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424.06" calcext:value-type="float">
            <text:p>1424.06</text:p>
          </table:table-cell>
          <table:table-cell office:value-type="float" office:value="1726.41" calcext:value-type="float">
            <text:p>1726.41</text:p>
          </table:table-cell>
        </table:table-row>
        <table:table-row table:style-name="ro1">
          <table:table-cell office:value-type="float" office:value="21343534" calcext:value-type="float">
            <text:p>21343534</text:p>
          </table:table-cell>
          <table:table-cell table:formula="of:=[.A1336]/1000/(60*60*24)" office:value-type="time" office:time-value="PT05H55M43.534S" calcext:value-type="time">
            <text:p>05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25.1" calcext:value-type="float">
            <text:p>1425.1</text:p>
          </table:table-cell>
          <table:table-cell office:value-type="float" office:value="1727.64" calcext:value-type="float">
            <text:p>1727.64</text:p>
          </table:table-cell>
        </table:table-row>
        <table:table-row table:style-name="ro1">
          <table:table-cell office:value-type="float" office:value="21359534" calcext:value-type="float">
            <text:p>21359534</text:p>
          </table:table-cell>
          <table:table-cell table:formula="of:=[.A1337]/1000/(60*60*24)" office:value-type="time" office:time-value="PT05H55M59.534S" calcext:value-type="time">
            <text:p>05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426.15" calcext:value-type="float">
            <text:p>1426.15</text:p>
          </table:table-cell>
          <table:table-cell office:value-type="float" office:value="1728.88" calcext:value-type="float">
            <text:p>1728.88</text:p>
          </table:table-cell>
        </table:table-row>
        <table:table-row table:style-name="ro1">
          <table:table-cell office:value-type="float" office:value="21375534" calcext:value-type="float">
            <text:p>21375534</text:p>
          </table:table-cell>
          <table:table-cell table:formula="of:=[.A1338]/1000/(60*60*24)" office:value-type="time" office:time-value="PT05H56M15.534S" calcext:value-type="time">
            <text:p>05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427.19" calcext:value-type="float">
            <text:p>1427.19</text:p>
          </table:table-cell>
          <table:table-cell office:value-type="float" office:value="1730.12" calcext:value-type="float">
            <text:p>1730.12</text:p>
          </table:table-cell>
        </table:table-row>
        <table:table-row table:style-name="ro1">
          <table:table-cell office:value-type="float" office:value="21391534" calcext:value-type="float">
            <text:p>21391534</text:p>
          </table:table-cell>
          <table:table-cell table:formula="of:=[.A1339]/1000/(60*60*24)" office:value-type="time" office:time-value="PT05H56M31.534S" calcext:value-type="time">
            <text:p>05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28.24" calcext:value-type="float">
            <text:p>1428.24</text:p>
          </table:table-cell>
          <table:table-cell office:value-type="float" office:value="1731.36" calcext:value-type="float">
            <text:p>1731.36</text:p>
          </table:table-cell>
        </table:table-row>
        <table:table-row table:style-name="ro1">
          <table:table-cell office:value-type="float" office:value="21407534" calcext:value-type="float">
            <text:p>21407534</text:p>
          </table:table-cell>
          <table:table-cell table:formula="of:=[.A1340]/1000/(60*60*24)" office:value-type="time" office:time-value="PT05H56M47.534S" calcext:value-type="time">
            <text:p>05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429.28" calcext:value-type="float">
            <text:p>1429.28</text:p>
          </table:table-cell>
          <table:table-cell office:value-type="float" office:value="1732.6" calcext:value-type="float">
            <text:p>1732.6</text:p>
          </table:table-cell>
        </table:table-row>
        <table:table-row table:style-name="ro1">
          <table:table-cell office:value-type="float" office:value="21423534" calcext:value-type="float">
            <text:p>21423534</text:p>
          </table:table-cell>
          <table:table-cell table:formula="of:=[.A1341]/1000/(60*60*24)" office:value-type="time" office:time-value="PT05H57M03.534S" calcext:value-type="time">
            <text:p>05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30.33" calcext:value-type="float">
            <text:p>1430.33</text:p>
          </table:table-cell>
          <table:table-cell office:value-type="float" office:value="1733.83" calcext:value-type="float">
            <text:p>1733.83</text:p>
          </table:table-cell>
        </table:table-row>
        <table:table-row table:style-name="ro1">
          <table:table-cell office:value-type="float" office:value="21439534" calcext:value-type="float">
            <text:p>21439534</text:p>
          </table:table-cell>
          <table:table-cell table:formula="of:=[.A1342]/1000/(60*60*24)" office:value-type="time" office:time-value="PT05H57M19.534S" calcext:value-type="time">
            <text:p>05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431.37" calcext:value-type="float">
            <text:p>1431.37</text:p>
          </table:table-cell>
          <table:table-cell office:value-type="float" office:value="1735.07" calcext:value-type="float">
            <text:p>1735.07</text:p>
          </table:table-cell>
        </table:table-row>
        <table:table-row table:style-name="ro1">
          <table:table-cell office:value-type="float" office:value="21455534" calcext:value-type="float">
            <text:p>21455534</text:p>
          </table:table-cell>
          <table:table-cell table:formula="of:=[.A1343]/1000/(60*60*24)" office:value-type="time" office:time-value="PT05H57M35.534S" calcext:value-type="time">
            <text:p>05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32.42" calcext:value-type="float">
            <text:p>1432.42</text:p>
          </table:table-cell>
          <table:table-cell office:value-type="float" office:value="1736.31" calcext:value-type="float">
            <text:p>1736.31</text:p>
          </table:table-cell>
        </table:table-row>
        <table:table-row table:style-name="ro1">
          <table:table-cell office:value-type="float" office:value="21471534" calcext:value-type="float">
            <text:p>21471534</text:p>
          </table:table-cell>
          <table:table-cell table:formula="of:=[.A1344]/1000/(60*60*24)" office:value-type="time" office:time-value="PT05H57M51.534S" calcext:value-type="time">
            <text:p>05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33.46" calcext:value-type="float">
            <text:p>1433.46</text:p>
          </table:table-cell>
          <table:table-cell office:value-type="float" office:value="1737.55" calcext:value-type="float">
            <text:p>1737.55</text:p>
          </table:table-cell>
        </table:table-row>
        <table:table-row table:style-name="ro1">
          <table:table-cell office:value-type="float" office:value="21487534" calcext:value-type="float">
            <text:p>21487534</text:p>
          </table:table-cell>
          <table:table-cell table:formula="of:=[.A1345]/1000/(60*60*24)" office:value-type="time" office:time-value="PT05H58M07.534S" calcext:value-type="time">
            <text:p>05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34.5" calcext:value-type="float">
            <text:p>1434.5</text:p>
          </table:table-cell>
          <table:table-cell office:value-type="float" office:value="1738.78" calcext:value-type="float">
            <text:p>1738.78</text:p>
          </table:table-cell>
        </table:table-row>
        <table:table-row table:style-name="ro1">
          <table:table-cell office:value-type="float" office:value="21503534" calcext:value-type="float">
            <text:p>21503534</text:p>
          </table:table-cell>
          <table:table-cell table:formula="of:=[.A1346]/1000/(60*60*24)" office:value-type="time" office:time-value="PT05H58M23.534S" calcext:value-type="time">
            <text:p>05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35.55" calcext:value-type="float">
            <text:p>1435.55</text:p>
          </table:table-cell>
          <table:table-cell office:value-type="float" office:value="1740.02" calcext:value-type="float">
            <text:p>1740.02</text:p>
          </table:table-cell>
        </table:table-row>
        <table:table-row table:style-name="ro1">
          <table:table-cell office:value-type="float" office:value="21519534" calcext:value-type="float">
            <text:p>21519534</text:p>
          </table:table-cell>
          <table:table-cell table:formula="of:=[.A1347]/1000/(60*60*24)" office:value-type="time" office:time-value="PT05H58M39.534S" calcext:value-type="time">
            <text:p>05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36.59" calcext:value-type="float">
            <text:p>1436.59</text:p>
          </table:table-cell>
          <table:table-cell office:value-type="float" office:value="1741.25" calcext:value-type="float">
            <text:p>1741.25</text:p>
          </table:table-cell>
        </table:table-row>
        <table:table-row table:style-name="ro1">
          <table:table-cell office:value-type="float" office:value="21535534" calcext:value-type="float">
            <text:p>21535534</text:p>
          </table:table-cell>
          <table:table-cell table:formula="of:=[.A1348]/1000/(60*60*24)" office:value-type="time" office:time-value="PT05H58M55.534S" calcext:value-type="time">
            <text:p>05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37.64" calcext:value-type="float">
            <text:p>1437.64</text:p>
          </table:table-cell>
          <table:table-cell office:value-type="float" office:value="1742.49" calcext:value-type="float">
            <text:p>1742.49</text:p>
          </table:table-cell>
        </table:table-row>
        <table:table-row table:style-name="ro1">
          <table:table-cell office:value-type="float" office:value="21551534" calcext:value-type="float">
            <text:p>21551534</text:p>
          </table:table-cell>
          <table:table-cell table:formula="of:=[.A1349]/1000/(60*60*24)" office:value-type="time" office:time-value="PT05H59M11.534S" calcext:value-type="time">
            <text:p>05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38.68" calcext:value-type="float">
            <text:p>1438.68</text:p>
          </table:table-cell>
          <table:table-cell office:value-type="float" office:value="1743.73" calcext:value-type="float">
            <text:p>1743.73</text:p>
          </table:table-cell>
        </table:table-row>
        <table:table-row table:style-name="ro1">
          <table:table-cell office:value-type="float" office:value="21567534" calcext:value-type="float">
            <text:p>21567534</text:p>
          </table:table-cell>
          <table:table-cell table:formula="of:=[.A1350]/1000/(60*60*24)" office:value-type="time" office:time-value="PT05H59M27.534S" calcext:value-type="time">
            <text:p>05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39.73" calcext:value-type="float">
            <text:p>1439.73</text:p>
          </table:table-cell>
          <table:table-cell office:value-type="float" office:value="1744.96" calcext:value-type="float">
            <text:p>1744.96</text:p>
          </table:table-cell>
        </table:table-row>
        <table:table-row table:style-name="ro1">
          <table:table-cell office:value-type="float" office:value="21583534" calcext:value-type="float">
            <text:p>21583534</text:p>
          </table:table-cell>
          <table:table-cell table:formula="of:=[.A1351]/1000/(60*60*24)" office:value-type="time" office:time-value="PT05H59M43.534S" calcext:value-type="time">
            <text:p>05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40.77" calcext:value-type="float">
            <text:p>1440.77</text:p>
          </table:table-cell>
          <table:table-cell office:value-type="float" office:value="1746.2" calcext:value-type="float">
            <text:p>1746.2</text:p>
          </table:table-cell>
        </table:table-row>
        <table:table-row table:style-name="ro1">
          <table:table-cell office:value-type="float" office:value="21599534" calcext:value-type="float">
            <text:p>21599534</text:p>
          </table:table-cell>
          <table:table-cell table:formula="of:=[.A1352]/1000/(60*60*24)" office:value-type="time" office:time-value="PT05H59M59.534S" calcext:value-type="time">
            <text:p>06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41.82" calcext:value-type="float">
            <text:p>1441.82</text:p>
          </table:table-cell>
          <table:table-cell office:value-type="float" office:value="1747.44" calcext:value-type="float">
            <text:p>1747.44</text:p>
          </table:table-cell>
        </table:table-row>
        <table:table-row table:style-name="ro1">
          <table:table-cell office:value-type="float" office:value="21615534" calcext:value-type="float">
            <text:p>21615534</text:p>
          </table:table-cell>
          <table:table-cell table:formula="of:=[.A1353]/1000/(60*60*24)" office:value-type="time" office:time-value="PT06H00M15.534S" calcext:value-type="time">
            <text:p>06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42.86" calcext:value-type="float">
            <text:p>1442.86</text:p>
          </table:table-cell>
          <table:table-cell office:value-type="float" office:value="1748.67" calcext:value-type="float">
            <text:p>1748.67</text:p>
          </table:table-cell>
        </table:table-row>
        <table:table-row table:style-name="ro1">
          <table:table-cell office:value-type="float" office:value="21631534" calcext:value-type="float">
            <text:p>21631534</text:p>
          </table:table-cell>
          <table:table-cell table:formula="of:=[.A1354]/1000/(60*60*24)" office:value-type="time" office:time-value="PT06H00M31.534S" calcext:value-type="time">
            <text:p>06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43.91" calcext:value-type="float">
            <text:p>1443.91</text:p>
          </table:table-cell>
          <table:table-cell office:value-type="float" office:value="1749.91" calcext:value-type="float">
            <text:p>1749.91</text:p>
          </table:table-cell>
        </table:table-row>
        <table:table-row table:style-name="ro1">
          <table:table-cell office:value-type="float" office:value="21647534" calcext:value-type="float">
            <text:p>21647534</text:p>
          </table:table-cell>
          <table:table-cell table:formula="of:=[.A1355]/1000/(60*60*24)" office:value-type="time" office:time-value="PT06H00M47.534S" calcext:value-type="time">
            <text:p>06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444.95" calcext:value-type="float">
            <text:p>1444.95</text:p>
          </table:table-cell>
          <table:table-cell office:value-type="float" office:value="1751.15" calcext:value-type="float">
            <text:p>1751.15</text:p>
          </table:table-cell>
        </table:table-row>
        <table:table-row table:style-name="ro1">
          <table:table-cell office:value-type="float" office:value="21663534" calcext:value-type="float">
            <text:p>21663534</text:p>
          </table:table-cell>
          <table:table-cell table:formula="of:=[.A1356]/1000/(60*60*24)" office:value-type="time" office:time-value="PT06H01M03.534S" calcext:value-type="time">
            <text:p>06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46" calcext:value-type="float">
            <text:p>1446</text:p>
          </table:table-cell>
          <table:table-cell office:value-type="float" office:value="1752.38" calcext:value-type="float">
            <text:p>1752.38</text:p>
          </table:table-cell>
        </table:table-row>
        <table:table-row table:style-name="ro1">
          <table:table-cell office:value-type="float" office:value="21679534" calcext:value-type="float">
            <text:p>21679534</text:p>
          </table:table-cell>
          <table:table-cell table:formula="of:=[.A1357]/1000/(60*60*24)" office:value-type="time" office:time-value="PT06H01M19.534S" calcext:value-type="time">
            <text:p>06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447.04" calcext:value-type="float">
            <text:p>1447.04</text:p>
          </table:table-cell>
          <table:table-cell office:value-type="float" office:value="1753.62" calcext:value-type="float">
            <text:p>1753.62</text:p>
          </table:table-cell>
        </table:table-row>
        <table:table-row table:style-name="ro1">
          <table:table-cell office:value-type="float" office:value="21695534" calcext:value-type="float">
            <text:p>21695534</text:p>
          </table:table-cell>
          <table:table-cell table:formula="of:=[.A1358]/1000/(60*60*24)" office:value-type="time" office:time-value="PT06H01M35.534S" calcext:value-type="time">
            <text:p>06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48.09" calcext:value-type="float">
            <text:p>1448.09</text:p>
          </table:table-cell>
          <table:table-cell office:value-type="float" office:value="1754.86" calcext:value-type="float">
            <text:p>1754.86</text:p>
          </table:table-cell>
        </table:table-row>
        <table:table-row table:style-name="ro1">
          <table:table-cell office:value-type="float" office:value="21711534" calcext:value-type="float">
            <text:p>21711534</text:p>
          </table:table-cell>
          <table:table-cell table:formula="of:=[.A1359]/1000/(60*60*24)" office:value-type="time" office:time-value="PT06H01M51.534S" calcext:value-type="time">
            <text:p>06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49.13" calcext:value-type="float">
            <text:p>1449.13</text:p>
          </table:table-cell>
          <table:table-cell office:value-type="float" office:value="1756.09" calcext:value-type="float">
            <text:p>1756.09</text:p>
          </table:table-cell>
        </table:table-row>
        <table:table-row table:style-name="ro1">
          <table:table-cell office:value-type="float" office:value="21727534" calcext:value-type="float">
            <text:p>21727534</text:p>
          </table:table-cell>
          <table:table-cell table:formula="of:=[.A1360]/1000/(60*60*24)" office:value-type="time" office:time-value="PT06H02M07.534S" calcext:value-type="time">
            <text:p>06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50.17" calcext:value-type="float">
            <text:p>1450.17</text:p>
          </table:table-cell>
          <table:table-cell office:value-type="float" office:value="1757.33" calcext:value-type="float">
            <text:p>1757.33</text:p>
          </table:table-cell>
        </table:table-row>
        <table:table-row table:style-name="ro1">
          <table:table-cell office:value-type="float" office:value="21743534" calcext:value-type="float">
            <text:p>21743534</text:p>
          </table:table-cell>
          <table:table-cell table:formula="of:=[.A1361]/1000/(60*60*24)" office:value-type="time" office:time-value="PT06H02M23.534S" calcext:value-type="time">
            <text:p>06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451.22" calcext:value-type="float">
            <text:p>1451.22</text:p>
          </table:table-cell>
          <table:table-cell office:value-type="float" office:value="1758.56" calcext:value-type="float">
            <text:p>1758.56</text:p>
          </table:table-cell>
        </table:table-row>
        <table:table-row table:style-name="ro1">
          <table:table-cell office:value-type="float" office:value="21759534" calcext:value-type="float">
            <text:p>21759534</text:p>
          </table:table-cell>
          <table:table-cell table:formula="of:=[.A1362]/1000/(60*60*24)" office:value-type="time" office:time-value="PT06H02M39.534S" calcext:value-type="time">
            <text:p>06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2.26" calcext:value-type="float">
            <text:p>1452.26</text:p>
          </table:table-cell>
          <table:table-cell office:value-type="float" office:value="1759.8" calcext:value-type="float">
            <text:p>1759.8</text:p>
          </table:table-cell>
        </table:table-row>
        <table:table-row table:style-name="ro1">
          <table:table-cell office:value-type="float" office:value="21775534" calcext:value-type="float">
            <text:p>21775534</text:p>
          </table:table-cell>
          <table:table-cell table:formula="of:=[.A1363]/1000/(60*60*24)" office:value-type="time" office:time-value="PT06H02M55.534S" calcext:value-type="time">
            <text:p>06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3.31" calcext:value-type="float">
            <text:p>1453.31</text:p>
          </table:table-cell>
          <table:table-cell office:value-type="float" office:value="1761.03" calcext:value-type="float">
            <text:p>1761.03</text:p>
          </table:table-cell>
        </table:table-row>
        <table:table-row table:style-name="ro1">
          <table:table-cell office:value-type="float" office:value="21791534" calcext:value-type="float">
            <text:p>21791534</text:p>
          </table:table-cell>
          <table:table-cell table:formula="of:=[.A1364]/1000/(60*60*24)" office:value-type="time" office:time-value="PT06H03M11.534S" calcext:value-type="time">
            <text:p>06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4.35" calcext:value-type="float">
            <text:p>1454.35</text:p>
          </table:table-cell>
          <table:table-cell office:value-type="float" office:value="1762.27" calcext:value-type="float">
            <text:p>1762.27</text:p>
          </table:table-cell>
        </table:table-row>
        <table:table-row table:style-name="ro1">
          <table:table-cell office:value-type="float" office:value="21807534" calcext:value-type="float">
            <text:p>21807534</text:p>
          </table:table-cell>
          <table:table-cell table:formula="of:=[.A1365]/1000/(60*60*24)" office:value-type="time" office:time-value="PT06H03M27.534S" calcext:value-type="time">
            <text:p>06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5.4" calcext:value-type="float">
            <text:p>1455.4</text:p>
          </table:table-cell>
          <table:table-cell office:value-type="float" office:value="1763.51" calcext:value-type="float">
            <text:p>1763.51</text:p>
          </table:table-cell>
        </table:table-row>
        <table:table-row table:style-name="ro1">
          <table:table-cell office:value-type="float" office:value="21823534" calcext:value-type="float">
            <text:p>21823534</text:p>
          </table:table-cell>
          <table:table-cell table:formula="of:=[.A1366]/1000/(60*60*24)" office:value-type="time" office:time-value="PT06H03M43.534S" calcext:value-type="time">
            <text:p>06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6.44" calcext:value-type="float">
            <text:p>1456.44</text:p>
          </table:table-cell>
          <table:table-cell office:value-type="float" office:value="1764.74" calcext:value-type="float">
            <text:p>1764.74</text:p>
          </table:table-cell>
        </table:table-row>
        <table:table-row table:style-name="ro1">
          <table:table-cell office:value-type="float" office:value="21839534" calcext:value-type="float">
            <text:p>21839534</text:p>
          </table:table-cell>
          <table:table-cell table:formula="of:=[.A1367]/1000/(60*60*24)" office:value-type="time" office:time-value="PT06H03M59.534S" calcext:value-type="time">
            <text:p>06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7.48" calcext:value-type="float">
            <text:p>1457.48</text:p>
          </table:table-cell>
          <table:table-cell office:value-type="float" office:value="1765.97" calcext:value-type="float">
            <text:p>1765.97</text:p>
          </table:table-cell>
        </table:table-row>
        <table:table-row table:style-name="ro1">
          <table:table-cell office:value-type="float" office:value="21855534" calcext:value-type="float">
            <text:p>21855534</text:p>
          </table:table-cell>
          <table:table-cell table:formula="of:=[.A1368]/1000/(60*60*24)" office:value-type="time" office:time-value="PT06H04M15.534S" calcext:value-type="time">
            <text:p>06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8.53" calcext:value-type="float">
            <text:p>1458.53</text:p>
          </table:table-cell>
          <table:table-cell office:value-type="float" office:value="1767.21" calcext:value-type="float">
            <text:p>1767.21</text:p>
          </table:table-cell>
        </table:table-row>
        <table:table-row table:style-name="ro1">
          <table:table-cell office:value-type="float" office:value="21871534" calcext:value-type="float">
            <text:p>21871534</text:p>
          </table:table-cell>
          <table:table-cell table:formula="of:=[.A1369]/1000/(60*60*24)" office:value-type="time" office:time-value="PT06H04M31.534S" calcext:value-type="time">
            <text:p>06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59.57" calcext:value-type="float">
            <text:p>1459.57</text:p>
          </table:table-cell>
          <table:table-cell office:value-type="float" office:value="1768.44" calcext:value-type="float">
            <text:p>1768.44</text:p>
          </table:table-cell>
        </table:table-row>
        <table:table-row table:style-name="ro1">
          <table:table-cell office:value-type="float" office:value="21887534" calcext:value-type="float">
            <text:p>21887534</text:p>
          </table:table-cell>
          <table:table-cell table:formula="of:=[.A1370]/1000/(60*60*24)" office:value-type="time" office:time-value="PT06H04M47.534S" calcext:value-type="time">
            <text:p>06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60.61" calcext:value-type="float">
            <text:p>1460.61</text:p>
          </table:table-cell>
          <table:table-cell office:value-type="float" office:value="1769.68" calcext:value-type="float">
            <text:p>1769.68</text:p>
          </table:table-cell>
        </table:table-row>
        <table:table-row table:style-name="ro1">
          <table:table-cell office:value-type="float" office:value="21903534" calcext:value-type="float">
            <text:p>21903534</text:p>
          </table:table-cell>
          <table:table-cell table:formula="of:=[.A1371]/1000/(60*60*24)" office:value-type="time" office:time-value="PT06H05M03.534S" calcext:value-type="time">
            <text:p>06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61.65" calcext:value-type="float">
            <text:p>1461.65</text:p>
          </table:table-cell>
          <table:table-cell office:value-type="float" office:value="1770.91" calcext:value-type="float">
            <text:p>1770.91</text:p>
          </table:table-cell>
        </table:table-row>
        <table:table-row table:style-name="ro1">
          <table:table-cell office:value-type="float" office:value="21919534" calcext:value-type="float">
            <text:p>21919534</text:p>
          </table:table-cell>
          <table:table-cell table:formula="of:=[.A1372]/1000/(60*60*24)" office:value-type="time" office:time-value="PT06H05M19.534S" calcext:value-type="time">
            <text:p>06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462.7" calcext:value-type="float">
            <text:p>1462.7</text:p>
          </table:table-cell>
          <table:table-cell office:value-type="float" office:value="1772.15" calcext:value-type="float">
            <text:p>1772.15</text:p>
          </table:table-cell>
        </table:table-row>
        <table:table-row table:style-name="ro1">
          <table:table-cell office:value-type="float" office:value="21935534" calcext:value-type="float">
            <text:p>21935534</text:p>
          </table:table-cell>
          <table:table-cell table:formula="of:=[.A1373]/1000/(60*60*24)" office:value-type="time" office:time-value="PT06H05M35.534S" calcext:value-type="time">
            <text:p>06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63.74" calcext:value-type="float">
            <text:p>1463.74</text:p>
          </table:table-cell>
          <table:table-cell office:value-type="float" office:value="1773.38" calcext:value-type="float">
            <text:p>1773.38</text:p>
          </table:table-cell>
        </table:table-row>
        <table:table-row table:style-name="ro1">
          <table:table-cell office:value-type="float" office:value="21951534" calcext:value-type="float">
            <text:p>21951534</text:p>
          </table:table-cell>
          <table:table-cell table:formula="of:=[.A1374]/1000/(60*60*24)" office:value-type="time" office:time-value="PT06H05M51.534S" calcext:value-type="time">
            <text:p>06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464.78" calcext:value-type="float">
            <text:p>1464.78</text:p>
          </table:table-cell>
          <table:table-cell office:value-type="float" office:value="1774.61" calcext:value-type="float">
            <text:p>1774.61</text:p>
          </table:table-cell>
        </table:table-row>
        <table:table-row table:style-name="ro1">
          <table:table-cell office:value-type="float" office:value="21967534" calcext:value-type="float">
            <text:p>21967534</text:p>
          </table:table-cell>
          <table:table-cell table:formula="of:=[.A1375]/1000/(60*60*24)" office:value-type="time" office:time-value="PT06H06M07.534S" calcext:value-type="time">
            <text:p>06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465.83" calcext:value-type="float">
            <text:p>1465.83</text:p>
          </table:table-cell>
          <table:table-cell office:value-type="float" office:value="1775.85" calcext:value-type="float">
            <text:p>1775.85</text:p>
          </table:table-cell>
        </table:table-row>
        <table:table-row table:style-name="ro1">
          <table:table-cell office:value-type="float" office:value="21983534" calcext:value-type="float">
            <text:p>21983534</text:p>
          </table:table-cell>
          <table:table-cell table:formula="of:=[.A1376]/1000/(60*60*24)" office:value-type="time" office:time-value="PT06H06M23.534S" calcext:value-type="time">
            <text:p>06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466.87" calcext:value-type="float">
            <text:p>1466.87</text:p>
          </table:table-cell>
          <table:table-cell office:value-type="float" office:value="1777.08" calcext:value-type="float">
            <text:p>1777.08</text:p>
          </table:table-cell>
        </table:table-row>
        <table:table-row table:style-name="ro1">
          <table:table-cell office:value-type="float" office:value="21999534" calcext:value-type="float">
            <text:p>21999534</text:p>
          </table:table-cell>
          <table:table-cell table:formula="of:=[.A1377]/1000/(60*60*24)" office:value-type="time" office:time-value="PT06H06M39.534S" calcext:value-type="time">
            <text:p>06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467.91" calcext:value-type="float">
            <text:p>1467.91</text:p>
          </table:table-cell>
          <table:table-cell office:value-type="float" office:value="1778.32" calcext:value-type="float">
            <text:p>1778.32</text:p>
          </table:table-cell>
        </table:table-row>
        <table:table-row table:style-name="ro1">
          <table:table-cell office:value-type="float" office:value="22015534" calcext:value-type="float">
            <text:p>22015534</text:p>
          </table:table-cell>
          <table:table-cell table:formula="of:=[.A1378]/1000/(60*60*24)" office:value-type="time" office:time-value="PT06H06M55.534S" calcext:value-type="time">
            <text:p>06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468.96" calcext:value-type="float">
            <text:p>1468.96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22031534" calcext:value-type="float">
            <text:p>22031534</text:p>
          </table:table-cell>
          <table:table-cell table:formula="of:=[.A1379]/1000/(60*60*24)" office:value-type="time" office:time-value="PT06H07M11.534S" calcext:value-type="time">
            <text:p>06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470" calcext:value-type="float">
            <text:p>1470</text:p>
          </table:table-cell>
          <table:table-cell office:value-type="float" office:value="1780.78" calcext:value-type="float">
            <text:p>1780.78</text:p>
          </table:table-cell>
        </table:table-row>
        <table:table-row table:style-name="ro1">
          <table:table-cell office:value-type="float" office:value="22047534" calcext:value-type="float">
            <text:p>22047534</text:p>
          </table:table-cell>
          <table:table-cell table:formula="of:=[.A1380]/1000/(60*60*24)" office:value-type="time" office:time-value="PT06H07M27.534S" calcext:value-type="time">
            <text:p>06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471.04" calcext:value-type="float">
            <text:p>1471.04</text:p>
          </table:table-cell>
          <table:table-cell office:value-type="float" office:value="1782.02" calcext:value-type="float">
            <text:p>1782.02</text:p>
          </table:table-cell>
        </table:table-row>
        <table:table-row table:style-name="ro1">
          <table:table-cell office:value-type="float" office:value="22063534" calcext:value-type="float">
            <text:p>22063534</text:p>
          </table:table-cell>
          <table:table-cell table:formula="of:=[.A1381]/1000/(60*60*24)" office:value-type="time" office:time-value="PT06H07M43.534S" calcext:value-type="time">
            <text:p>06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472.09" calcext:value-type="float">
            <text:p>1472.09</text:p>
          </table:table-cell>
          <table:table-cell office:value-type="float" office:value="1783.25" calcext:value-type="float">
            <text:p>1783.25</text:p>
          </table:table-cell>
        </table:table-row>
        <table:table-row table:style-name="ro1">
          <table:table-cell office:value-type="float" office:value="22079534" calcext:value-type="float">
            <text:p>22079534</text:p>
          </table:table-cell>
          <table:table-cell table:formula="of:=[.A1382]/1000/(60*60*24)" office:value-type="time" office:time-value="PT06H07M59.534S" calcext:value-type="time">
            <text:p>06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473.13" calcext:value-type="float">
            <text:p>1473.13</text:p>
          </table:table-cell>
          <table:table-cell office:value-type="float" office:value="1784.48" calcext:value-type="float">
            <text:p>1784.48</text:p>
          </table:table-cell>
        </table:table-row>
        <table:table-row table:style-name="ro1">
          <table:table-cell office:value-type="float" office:value="22095534" calcext:value-type="float">
            <text:p>22095534</text:p>
          </table:table-cell>
          <table:table-cell table:formula="of:=[.A1383]/1000/(60*60*24)" office:value-type="time" office:time-value="PT06H08M15.534S" calcext:value-type="time">
            <text:p>06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474.17" calcext:value-type="float">
            <text:p>1474.17</text:p>
          </table:table-cell>
          <table:table-cell office:value-type="float" office:value="1785.72" calcext:value-type="float">
            <text:p>1785.72</text:p>
          </table:table-cell>
        </table:table-row>
        <table:table-row table:style-name="ro1">
          <table:table-cell office:value-type="float" office:value="22111534" calcext:value-type="float">
            <text:p>22111534</text:p>
          </table:table-cell>
          <table:table-cell table:formula="of:=[.A1384]/1000/(60*60*24)" office:value-type="time" office:time-value="PT06H08M31.534S" calcext:value-type="time">
            <text:p>06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475.22" calcext:value-type="float">
            <text:p>1475.22</text:p>
          </table:table-cell>
          <table:table-cell office:value-type="float" office:value="1786.95" calcext:value-type="float">
            <text:p>1786.95</text:p>
          </table:table-cell>
        </table:table-row>
        <table:table-row table:style-name="ro1">
          <table:table-cell office:value-type="float" office:value="22127534" calcext:value-type="float">
            <text:p>22127534</text:p>
          </table:table-cell>
          <table:table-cell table:formula="of:=[.A1385]/1000/(60*60*24)" office:value-type="time" office:time-value="PT06H08M47.534S" calcext:value-type="time">
            <text:p>06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476.26" calcext:value-type="float">
            <text:p>1476.26</text:p>
          </table:table-cell>
          <table:table-cell office:value-type="float" office:value="1788.18" calcext:value-type="float">
            <text:p>1788.18</text:p>
          </table:table-cell>
        </table:table-row>
        <table:table-row table:style-name="ro1">
          <table:table-cell office:value-type="float" office:value="22143534" calcext:value-type="float">
            <text:p>22143534</text:p>
          </table:table-cell>
          <table:table-cell table:formula="of:=[.A1386]/1000/(60*60*24)" office:value-type="time" office:time-value="PT06H09M03.534S" calcext:value-type="time">
            <text:p>06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477.3" calcext:value-type="float">
            <text:p>1477.3</text:p>
          </table:table-cell>
          <table:table-cell office:value-type="float" office:value="1789.41" calcext:value-type="float">
            <text:p>1789.41</text:p>
          </table:table-cell>
        </table:table-row>
        <table:table-row table:style-name="ro1">
          <table:table-cell office:value-type="float" office:value="22159534" calcext:value-type="float">
            <text:p>22159534</text:p>
          </table:table-cell>
          <table:table-cell table:formula="of:=[.A1387]/1000/(60*60*24)" office:value-type="time" office:time-value="PT06H09M19.534S" calcext:value-type="time">
            <text:p>06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478.34" calcext:value-type="float">
            <text:p>1478.34</text:p>
          </table:table-cell>
          <table:table-cell office:value-type="float" office:value="1790.65" calcext:value-type="float">
            <text:p>1790.65</text:p>
          </table:table-cell>
        </table:table-row>
        <table:table-row table:style-name="ro1">
          <table:table-cell office:value-type="float" office:value="22175534" calcext:value-type="float">
            <text:p>22175534</text:p>
          </table:table-cell>
          <table:table-cell table:formula="of:=[.A1388]/1000/(60*60*24)" office:value-type="time" office:time-value="PT06H09M35.534S" calcext:value-type="time">
            <text:p>06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479.39" calcext:value-type="float">
            <text:p>1479.39</text:p>
          </table:table-cell>
          <table:table-cell office:value-type="float" office:value="1791.88" calcext:value-type="float">
            <text:p>1791.88</text:p>
          </table:table-cell>
        </table:table-row>
        <table:table-row table:style-name="ro1">
          <table:table-cell office:value-type="float" office:value="22191534" calcext:value-type="float">
            <text:p>22191534</text:p>
          </table:table-cell>
          <table:table-cell table:formula="of:=[.A1389]/1000/(60*60*24)" office:value-type="time" office:time-value="PT06H09M51.534S" calcext:value-type="time">
            <text:p>06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480.43" calcext:value-type="float">
            <text:p>1480.43</text:p>
          </table:table-cell>
          <table:table-cell office:value-type="float" office:value="1793.11" calcext:value-type="float">
            <text:p>1793.11</text:p>
          </table:table-cell>
        </table:table-row>
        <table:table-row table:style-name="ro1">
          <table:table-cell office:value-type="float" office:value="22207534" calcext:value-type="float">
            <text:p>22207534</text:p>
          </table:table-cell>
          <table:table-cell table:formula="of:=[.A1390]/1000/(60*60*24)" office:value-type="time" office:time-value="PT06H10M07.534S" calcext:value-type="time">
            <text:p>06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481.47" calcext:value-type="float">
            <text:p>1481.47</text:p>
          </table:table-cell>
          <table:table-cell office:value-type="float" office:value="1794.34" calcext:value-type="float">
            <text:p>1794.34</text:p>
          </table:table-cell>
        </table:table-row>
        <table:table-row table:style-name="ro1">
          <table:table-cell office:value-type="float" office:value="22223534" calcext:value-type="float">
            <text:p>22223534</text:p>
          </table:table-cell>
          <table:table-cell table:formula="of:=[.A1391]/1000/(60*60*24)" office:value-type="time" office:time-value="PT06H10M23.534S" calcext:value-type="time">
            <text:p>06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482.51" calcext:value-type="float">
            <text:p>1482.51</text:p>
          </table:table-cell>
          <table:table-cell office:value-type="float" office:value="1795.57" calcext:value-type="float">
            <text:p>1795.57</text:p>
          </table:table-cell>
        </table:table-row>
        <table:table-row table:style-name="ro1">
          <table:table-cell office:value-type="float" office:value="22239534" calcext:value-type="float">
            <text:p>22239534</text:p>
          </table:table-cell>
          <table:table-cell table:formula="of:=[.A1392]/1000/(60*60*24)" office:value-type="time" office:time-value="PT06H10M39.534S" calcext:value-type="time">
            <text:p>06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483.56" calcext:value-type="float">
            <text:p>1483.56</text:p>
          </table:table-cell>
          <table:table-cell office:value-type="float" office:value="1796.8" calcext:value-type="float">
            <text:p>1796.8</text:p>
          </table:table-cell>
        </table:table-row>
        <table:table-row table:style-name="ro1">
          <table:table-cell office:value-type="float" office:value="22255534" calcext:value-type="float">
            <text:p>22255534</text:p>
          </table:table-cell>
          <table:table-cell table:formula="of:=[.A1393]/1000/(60*60*24)" office:value-type="time" office:time-value="PT06H10M55.534S" calcext:value-type="time">
            <text:p>06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484.6" calcext:value-type="float">
            <text:p>1484.6</text:p>
          </table:table-cell>
          <table:table-cell office:value-type="float" office:value="1798.03" calcext:value-type="float">
            <text:p>1798.03</text:p>
          </table:table-cell>
        </table:table-row>
        <table:table-row table:style-name="ro1">
          <table:table-cell office:value-type="float" office:value="22271534" calcext:value-type="float">
            <text:p>22271534</text:p>
          </table:table-cell>
          <table:table-cell table:formula="of:=[.A1394]/1000/(60*60*24)" office:value-type="time" office:time-value="PT06H11M11.534S" calcext:value-type="time">
            <text:p>06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85.64" calcext:value-type="float">
            <text:p>1485.64</text:p>
          </table:table-cell>
          <table:table-cell office:value-type="float" office:value="1799.26" calcext:value-type="float">
            <text:p>1799.26</text:p>
          </table:table-cell>
        </table:table-row>
        <table:table-row table:style-name="ro1">
          <table:table-cell office:value-type="float" office:value="22287534" calcext:value-type="float">
            <text:p>22287534</text:p>
          </table:table-cell>
          <table:table-cell table:formula="of:=[.A1395]/1000/(60*60*24)" office:value-type="time" office:time-value="PT06H11M27.534S" calcext:value-type="time">
            <text:p>06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486.68" calcext:value-type="float">
            <text:p>1486.68</text:p>
          </table:table-cell>
          <table:table-cell office:value-type="float" office:value="1800.5" calcext:value-type="float">
            <text:p>1800.5</text:p>
          </table:table-cell>
        </table:table-row>
        <table:table-row table:style-name="ro1">
          <table:table-cell office:value-type="float" office:value="22303534" calcext:value-type="float">
            <text:p>22303534</text:p>
          </table:table-cell>
          <table:table-cell table:formula="of:=[.A1396]/1000/(60*60*24)" office:value-type="time" office:time-value="PT06H11M43.534S" calcext:value-type="time">
            <text:p>06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487.73" calcext:value-type="float">
            <text:p>1487.73</text:p>
          </table:table-cell>
          <table:table-cell office:value-type="float" office:value="1801.73" calcext:value-type="float">
            <text:p>1801.73</text:p>
          </table:table-cell>
        </table:table-row>
        <table:table-row table:style-name="ro1">
          <table:table-cell office:value-type="float" office:value="22319534" calcext:value-type="float">
            <text:p>22319534</text:p>
          </table:table-cell>
          <table:table-cell table:formula="of:=[.A1397]/1000/(60*60*24)" office:value-type="time" office:time-value="PT06H11M59.534S" calcext:value-type="time">
            <text:p>06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488.77" calcext:value-type="float">
            <text:p>1488.77</text:p>
          </table:table-cell>
          <table:table-cell office:value-type="float" office:value="1802.96" calcext:value-type="float">
            <text:p>1802.96</text:p>
          </table:table-cell>
        </table:table-row>
        <table:table-row table:style-name="ro1">
          <table:table-cell office:value-type="float" office:value="22335534" calcext:value-type="float">
            <text:p>22335534</text:p>
          </table:table-cell>
          <table:table-cell table:formula="of:=[.A1398]/1000/(60*60*24)" office:value-type="time" office:time-value="PT06H12M15.534S" calcext:value-type="time">
            <text:p>06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489.81" calcext:value-type="float">
            <text:p>1489.81</text:p>
          </table:table-cell>
          <table:table-cell office:value-type="float" office:value="1804.19" calcext:value-type="float">
            <text:p>1804.19</text:p>
          </table:table-cell>
        </table:table-row>
        <table:table-row table:style-name="ro1">
          <table:table-cell office:value-type="float" office:value="22351534" calcext:value-type="float">
            <text:p>22351534</text:p>
          </table:table-cell>
          <table:table-cell table:formula="of:=[.A1399]/1000/(60*60*24)" office:value-type="time" office:time-value="PT06H12M31.534S" calcext:value-type="time">
            <text:p>06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90.85" calcext:value-type="float">
            <text:p>1490.85</text:p>
          </table:table-cell>
          <table:table-cell office:value-type="float" office:value="1805.42" calcext:value-type="float">
            <text:p>1805.42</text:p>
          </table:table-cell>
        </table:table-row>
        <table:table-row table:style-name="ro1">
          <table:table-cell office:value-type="float" office:value="22367534" calcext:value-type="float">
            <text:p>22367534</text:p>
          </table:table-cell>
          <table:table-cell table:formula="of:=[.A1400]/1000/(60*60*24)" office:value-type="time" office:time-value="PT06H12M47.534S" calcext:value-type="time">
            <text:p>06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91.9" calcext:value-type="float">
            <text:p>1491.9</text:p>
          </table:table-cell>
          <table:table-cell office:value-type="float" office:value="1806.65" calcext:value-type="float">
            <text:p>1806.65</text:p>
          </table:table-cell>
        </table:table-row>
        <table:table-row table:style-name="ro1">
          <table:table-cell office:value-type="float" office:value="22383534" calcext:value-type="float">
            <text:p>22383534</text:p>
          </table:table-cell>
          <table:table-cell table:formula="of:=[.A1401]/1000/(60*60*24)" office:value-type="time" office:time-value="PT06H13M03.534S" calcext:value-type="time">
            <text:p>06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92.94" calcext:value-type="float">
            <text:p>1492.94</text:p>
          </table:table-cell>
          <table:table-cell office:value-type="float" office:value="1807.88" calcext:value-type="float">
            <text:p>1807.88</text:p>
          </table:table-cell>
        </table:table-row>
        <table:table-row table:style-name="ro1">
          <table:table-cell office:value-type="float" office:value="22399534" calcext:value-type="float">
            <text:p>22399534</text:p>
          </table:table-cell>
          <table:table-cell table:formula="of:=[.A1402]/1000/(60*60*24)" office:value-type="time" office:time-value="PT06H13M19.534S" calcext:value-type="time">
            <text:p>06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493.98" calcext:value-type="float">
            <text:p>1493.98</text:p>
          </table:table-cell>
          <table:table-cell office:value-type="float" office:value="1809.12" calcext:value-type="float">
            <text:p>1809.12</text:p>
          </table:table-cell>
        </table:table-row>
        <table:table-row table:style-name="ro1">
          <table:table-cell office:value-type="float" office:value="22415534" calcext:value-type="float">
            <text:p>22415534</text:p>
          </table:table-cell>
          <table:table-cell table:formula="of:=[.A1403]/1000/(60*60*24)" office:value-type="time" office:time-value="PT06H13M35.534S" calcext:value-type="time">
            <text:p>06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95.02" calcext:value-type="float">
            <text:p>1495.02</text:p>
          </table:table-cell>
          <table:table-cell office:value-type="float" office:value="1810.35" calcext:value-type="float">
            <text:p>1810.35</text:p>
          </table:table-cell>
        </table:table-row>
        <table:table-row table:style-name="ro1">
          <table:table-cell office:value-type="float" office:value="22431534" calcext:value-type="float">
            <text:p>22431534</text:p>
          </table:table-cell>
          <table:table-cell table:formula="of:=[.A1404]/1000/(60*60*24)" office:value-type="time" office:time-value="PT06H13M51.534S" calcext:value-type="time">
            <text:p>06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96.06" calcext:value-type="float">
            <text:p>1496.06</text:p>
          </table:table-cell>
          <table:table-cell office:value-type="float" office:value="1811.58" calcext:value-type="float">
            <text:p>1811.58</text:p>
          </table:table-cell>
        </table:table-row>
        <table:table-row table:style-name="ro1">
          <table:table-cell office:value-type="float" office:value="22447534" calcext:value-type="float">
            <text:p>22447534</text:p>
          </table:table-cell>
          <table:table-cell table:formula="of:=[.A1405]/1000/(60*60*24)" office:value-type="time" office:time-value="PT06H14M07.534S" calcext:value-type="time">
            <text:p>06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97.1" calcext:value-type="float">
            <text:p>1497.1</text:p>
          </table:table-cell>
          <table:table-cell office:value-type="float" office:value="1812.8" calcext:value-type="float">
            <text:p>1812.8</text:p>
          </table:table-cell>
        </table:table-row>
        <table:table-row table:style-name="ro1">
          <table:table-cell office:value-type="float" office:value="22463534" calcext:value-type="float">
            <text:p>22463534</text:p>
          </table:table-cell>
          <table:table-cell table:formula="of:=[.A1406]/1000/(60*60*24)" office:value-type="time" office:time-value="PT06H14M23.534S" calcext:value-type="time">
            <text:p>06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98.14" calcext:value-type="float">
            <text:p>1498.14</text:p>
          </table:table-cell>
          <table:table-cell office:value-type="float" office:value="1814.03" calcext:value-type="float">
            <text:p>1814.03</text:p>
          </table:table-cell>
        </table:table-row>
        <table:table-row table:style-name="ro1">
          <table:table-cell office:value-type="float" office:value="22479534" calcext:value-type="float">
            <text:p>22479534</text:p>
          </table:table-cell>
          <table:table-cell table:formula="of:=[.A1407]/1000/(60*60*24)" office:value-type="time" office:time-value="PT06H14M39.534S" calcext:value-type="time">
            <text:p>06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99.19" calcext:value-type="float">
            <text:p>1499.19</text:p>
          </table:table-cell>
          <table:table-cell office:value-type="float" office:value="1815.26" calcext:value-type="float">
            <text:p>1815.26</text:p>
          </table:table-cell>
        </table:table-row>
        <table:table-row table:style-name="ro1">
          <table:table-cell office:value-type="float" office:value="22495534" calcext:value-type="float">
            <text:p>22495534</text:p>
          </table:table-cell>
          <table:table-cell table:formula="of:=[.A1408]/1000/(60*60*24)" office:value-type="time" office:time-value="PT06H14M55.534S" calcext:value-type="time">
            <text:p>06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00.23" calcext:value-type="float">
            <text:p>1500.23</text:p>
          </table:table-cell>
          <table:table-cell office:value-type="float" office:value="1816.49" calcext:value-type="float">
            <text:p>1816.49</text:p>
          </table:table-cell>
        </table:table-row>
        <table:table-row table:style-name="ro1">
          <table:table-cell office:value-type="float" office:value="22511534" calcext:value-type="float">
            <text:p>22511534</text:p>
          </table:table-cell>
          <table:table-cell table:formula="of:=[.A1409]/1000/(60*60*24)" office:value-type="time" office:time-value="PT06H15M11.534S" calcext:value-type="time">
            <text:p>06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01.27" calcext:value-type="float">
            <text:p>1501.27</text:p>
          </table:table-cell>
          <table:table-cell office:value-type="float" office:value="1817.72" calcext:value-type="float">
            <text:p>1817.72</text:p>
          </table:table-cell>
        </table:table-row>
        <table:table-row table:style-name="ro1">
          <table:table-cell office:value-type="float" office:value="22527534" calcext:value-type="float">
            <text:p>22527534</text:p>
          </table:table-cell>
          <table:table-cell table:formula="of:=[.A1410]/1000/(60*60*24)" office:value-type="time" office:time-value="PT06H15M27.534S" calcext:value-type="time">
            <text:p>06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02.31" calcext:value-type="float">
            <text:p>1502.31</text:p>
          </table:table-cell>
          <table:table-cell office:value-type="float" office:value="1818.95" calcext:value-type="float">
            <text:p>1818.95</text:p>
          </table:table-cell>
        </table:table-row>
        <table:table-row table:style-name="ro1">
          <table:table-cell office:value-type="float" office:value="22543534" calcext:value-type="float">
            <text:p>22543534</text:p>
          </table:table-cell>
          <table:table-cell table:formula="of:=[.A1411]/1000/(60*60*24)" office:value-type="time" office:time-value="PT06H15M43.534S" calcext:value-type="time">
            <text:p>06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503.35" calcext:value-type="float">
            <text:p>1503.35</text:p>
          </table:table-cell>
          <table:table-cell office:value-type="float" office:value="1820.18" calcext:value-type="float">
            <text:p>1820.18</text:p>
          </table:table-cell>
        </table:table-row>
        <table:table-row table:style-name="ro1">
          <table:table-cell office:value-type="float" office:value="22559534" calcext:value-type="float">
            <text:p>22559534</text:p>
          </table:table-cell>
          <table:table-cell table:formula="of:=[.A1412]/1000/(60*60*24)" office:value-type="time" office:time-value="PT06H15M59.534S" calcext:value-type="time">
            <text:p>06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504.39" calcext:value-type="float">
            <text:p>1504.39</text:p>
          </table:table-cell>
          <table:table-cell office:value-type="float" office:value="1821.41" calcext:value-type="float">
            <text:p>1821.41</text:p>
          </table:table-cell>
        </table:table-row>
        <table:table-row table:style-name="ro1">
          <table:table-cell office:value-type="float" office:value="22575534" calcext:value-type="float">
            <text:p>22575534</text:p>
          </table:table-cell>
          <table:table-cell table:formula="of:=[.A1413]/1000/(60*60*24)" office:value-type="time" office:time-value="PT06H16M15.534S" calcext:value-type="time">
            <text:p>06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05.43" calcext:value-type="float">
            <text:p>1505.43</text:p>
          </table:table-cell>
          <table:table-cell office:value-type="float" office:value="1822.64" calcext:value-type="float">
            <text:p>1822.64</text:p>
          </table:table-cell>
        </table:table-row>
        <table:table-row table:style-name="ro1">
          <table:table-cell office:value-type="float" office:value="22591534" calcext:value-type="float">
            <text:p>22591534</text:p>
          </table:table-cell>
          <table:table-cell table:formula="of:=[.A1414]/1000/(60*60*24)" office:value-type="time" office:time-value="PT06H16M31.534S" calcext:value-type="time">
            <text:p>06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06.47" calcext:value-type="float">
            <text:p>1506.47</text:p>
          </table:table-cell>
          <table:table-cell office:value-type="float" office:value="1823.87" calcext:value-type="float">
            <text:p>1823.87</text:p>
          </table:table-cell>
        </table:table-row>
        <table:table-row table:style-name="ro1">
          <table:table-cell office:value-type="float" office:value="22607534" calcext:value-type="float">
            <text:p>22607534</text:p>
          </table:table-cell>
          <table:table-cell table:formula="of:=[.A1415]/1000/(60*60*24)" office:value-type="time" office:time-value="PT06H16M47.534S" calcext:value-type="time">
            <text:p>06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07.51" calcext:value-type="float">
            <text:p>1507.51</text:p>
          </table:table-cell>
          <table:table-cell office:value-type="float" office:value="1825.1" calcext:value-type="float">
            <text:p>1825.1</text:p>
          </table:table-cell>
        </table:table-row>
        <table:table-row table:style-name="ro1">
          <table:table-cell office:value-type="float" office:value="22623534" calcext:value-type="float">
            <text:p>22623534</text:p>
          </table:table-cell>
          <table:table-cell table:formula="of:=[.A1416]/1000/(60*60*24)" office:value-type="time" office:time-value="PT06H17M03.534S" calcext:value-type="time">
            <text:p>06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08.56" calcext:value-type="float">
            <text:p>1508.56</text:p>
          </table:table-cell>
          <table:table-cell office:value-type="float" office:value="1826.32" calcext:value-type="float">
            <text:p>1826.32</text:p>
          </table:table-cell>
        </table:table-row>
        <table:table-row table:style-name="ro1">
          <table:table-cell office:value-type="float" office:value="22639534" calcext:value-type="float">
            <text:p>22639534</text:p>
          </table:table-cell>
          <table:table-cell table:formula="of:=[.A1417]/1000/(60*60*24)" office:value-type="time" office:time-value="PT06H17M19.534S" calcext:value-type="time">
            <text:p>06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509.6" calcext:value-type="float">
            <text:p>1509.6</text:p>
          </table:table-cell>
          <table:table-cell office:value-type="float" office:value="1827.55" calcext:value-type="float">
            <text:p>1827.55</text:p>
          </table:table-cell>
        </table:table-row>
        <table:table-row table:style-name="ro1">
          <table:table-cell office:value-type="float" office:value="22655534" calcext:value-type="float">
            <text:p>22655534</text:p>
          </table:table-cell>
          <table:table-cell table:formula="of:=[.A1418]/1000/(60*60*24)" office:value-type="time" office:time-value="PT06H17M35.534S" calcext:value-type="time">
            <text:p>06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10.64" calcext:value-type="float">
            <text:p>1510.64</text:p>
          </table:table-cell>
          <table:table-cell office:value-type="float" office:value="1828.78" calcext:value-type="float">
            <text:p>1828.78</text:p>
          </table:table-cell>
        </table:table-row>
        <table:table-row table:style-name="ro1">
          <table:table-cell office:value-type="float" office:value="22671534" calcext:value-type="float">
            <text:p>22671534</text:p>
          </table:table-cell>
          <table:table-cell table:formula="of:=[.A1419]/1000/(60*60*24)" office:value-type="time" office:time-value="PT06H17M51.534S" calcext:value-type="time">
            <text:p>06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11.68" calcext:value-type="float">
            <text:p>1511.68</text:p>
          </table:table-cell>
          <table:table-cell office:value-type="float" office:value="1830.01" calcext:value-type="float">
            <text:p>1830.01</text:p>
          </table:table-cell>
        </table:table-row>
        <table:table-row table:style-name="ro1">
          <table:table-cell office:value-type="float" office:value="22687534" calcext:value-type="float">
            <text:p>22687534</text:p>
          </table:table-cell>
          <table:table-cell table:formula="of:=[.A1420]/1000/(60*60*24)" office:value-type="time" office:time-value="PT06H18M07.534S" calcext:value-type="time">
            <text:p>06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12.72" calcext:value-type="float">
            <text:p>1512.72</text:p>
          </table:table-cell>
          <table:table-cell office:value-type="float" office:value="1831.24" calcext:value-type="float">
            <text:p>1831.24</text:p>
          </table:table-cell>
        </table:table-row>
        <table:table-row table:style-name="ro1">
          <table:table-cell office:value-type="float" office:value="22703534" calcext:value-type="float">
            <text:p>22703534</text:p>
          </table:table-cell>
          <table:table-cell table:formula="of:=[.A1421]/1000/(60*60*24)" office:value-type="time" office:time-value="PT06H18M23.534S" calcext:value-type="time">
            <text:p>06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13.76" calcext:value-type="float">
            <text:p>1513.76</text:p>
          </table:table-cell>
          <table:table-cell office:value-type="float" office:value="1832.47" calcext:value-type="float">
            <text:p>1832.47</text:p>
          </table:table-cell>
        </table:table-row>
        <table:table-row table:style-name="ro1">
          <table:table-cell office:value-type="float" office:value="22719534" calcext:value-type="float">
            <text:p>22719534</text:p>
          </table:table-cell>
          <table:table-cell table:formula="of:=[.A1422]/1000/(60*60*24)" office:value-type="time" office:time-value="PT06H18M39.534S" calcext:value-type="time">
            <text:p>06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14.8" calcext:value-type="float">
            <text:p>1514.8</text:p>
          </table:table-cell>
          <table:table-cell office:value-type="float" office:value="1833.69" calcext:value-type="float">
            <text:p>1833.69</text:p>
          </table:table-cell>
        </table:table-row>
        <table:table-row table:style-name="ro1">
          <table:table-cell office:value-type="float" office:value="22735534" calcext:value-type="float">
            <text:p>22735534</text:p>
          </table:table-cell>
          <table:table-cell table:formula="of:=[.A1423]/1000/(60*60*24)" office:value-type="time" office:time-value="PT06H18M55.534S" calcext:value-type="time">
            <text:p>06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515.84" calcext:value-type="float">
            <text:p>1515.84</text:p>
          </table:table-cell>
          <table:table-cell office:value-type="float" office:value="1834.92" calcext:value-type="float">
            <text:p>1834.92</text:p>
          </table:table-cell>
        </table:table-row>
        <table:table-row table:style-name="ro1">
          <table:table-cell office:value-type="float" office:value="22751534" calcext:value-type="float">
            <text:p>22751534</text:p>
          </table:table-cell>
          <table:table-cell table:formula="of:=[.A1424]/1000/(60*60*24)" office:value-type="time" office:time-value="PT06H19M11.534S" calcext:value-type="time">
            <text:p>06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16.88" calcext:value-type="float">
            <text:p>1516.88</text:p>
          </table:table-cell>
          <table:table-cell office:value-type="float" office:value="1836.15" calcext:value-type="float">
            <text:p>1836.15</text:p>
          </table:table-cell>
        </table:table-row>
        <table:table-row table:style-name="ro1">
          <table:table-cell office:value-type="float" office:value="22767534" calcext:value-type="float">
            <text:p>22767534</text:p>
          </table:table-cell>
          <table:table-cell table:formula="of:=[.A1425]/1000/(60*60*24)" office:value-type="time" office:time-value="PT06H19M27.534S" calcext:value-type="time">
            <text:p>06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17.92" calcext:value-type="float">
            <text:p>1517.92</text:p>
          </table:table-cell>
          <table:table-cell office:value-type="float" office:value="1837.38" calcext:value-type="float">
            <text:p>1837.38</text:p>
          </table:table-cell>
        </table:table-row>
        <table:table-row table:style-name="ro1">
          <table:table-cell office:value-type="float" office:value="22783534" calcext:value-type="float">
            <text:p>22783534</text:p>
          </table:table-cell>
          <table:table-cell table:formula="of:=[.A1426]/1000/(60*60*24)" office:value-type="time" office:time-value="PT06H19M43.534S" calcext:value-type="time">
            <text:p>06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18.96" calcext:value-type="float">
            <text:p>1518.96</text:p>
          </table:table-cell>
          <table:table-cell office:value-type="float" office:value="1838.6" calcext:value-type="float">
            <text:p>1838.6</text:p>
          </table:table-cell>
        </table:table-row>
        <table:table-row table:style-name="ro1">
          <table:table-cell office:value-type="float" office:value="22799534" calcext:value-type="float">
            <text:p>22799534</text:p>
          </table:table-cell>
          <table:table-cell table:formula="of:=[.A1427]/1000/(60*60*24)" office:value-type="time" office:time-value="PT06H19M59.534S" calcext:value-type="time">
            <text:p>06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20" calcext:value-type="float">
            <text:p>1520</text:p>
          </table:table-cell>
          <table:table-cell office:value-type="float" office:value="1839.83" calcext:value-type="float">
            <text:p>1839.83</text:p>
          </table:table-cell>
        </table:table-row>
        <table:table-row table:style-name="ro1">
          <table:table-cell office:value-type="float" office:value="22815534" calcext:value-type="float">
            <text:p>22815534</text:p>
          </table:table-cell>
          <table:table-cell table:formula="of:=[.A1428]/1000/(60*60*24)" office:value-type="time" office:time-value="PT06H20M15.534S" calcext:value-type="time">
            <text:p>06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21.04" calcext:value-type="float">
            <text:p>1521.04</text:p>
          </table:table-cell>
          <table:table-cell office:value-type="float" office:value="1841.06" calcext:value-type="float">
            <text:p>1841.06</text:p>
          </table:table-cell>
        </table:table-row>
        <table:table-row table:style-name="ro1">
          <table:table-cell office:value-type="float" office:value="22831534" calcext:value-type="float">
            <text:p>22831534</text:p>
          </table:table-cell>
          <table:table-cell table:formula="of:=[.A1429]/1000/(60*60*24)" office:value-type="time" office:time-value="PT06H20M31.534S" calcext:value-type="time">
            <text:p>06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22.08" calcext:value-type="float">
            <text:p>1522.08</text:p>
          </table:table-cell>
          <table:table-cell office:value-type="float" office:value="1842.28" calcext:value-type="float">
            <text:p>1842.28</text:p>
          </table:table-cell>
        </table:table-row>
        <table:table-row table:style-name="ro1">
          <table:table-cell office:value-type="float" office:value="22847534" calcext:value-type="float">
            <text:p>22847534</text:p>
          </table:table-cell>
          <table:table-cell table:formula="of:=[.A1430]/1000/(60*60*24)" office:value-type="time" office:time-value="PT06H20M47.534S" calcext:value-type="time">
            <text:p>06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23.13" calcext:value-type="float">
            <text:p>1523.13</text:p>
          </table:table-cell>
          <table:table-cell office:value-type="float" office:value="1843.51" calcext:value-type="float">
            <text:p>1843.51</text:p>
          </table:table-cell>
        </table:table-row>
        <table:table-row table:style-name="ro1">
          <table:table-cell office:value-type="float" office:value="22863534" calcext:value-type="float">
            <text:p>22863534</text:p>
          </table:table-cell>
          <table:table-cell table:formula="of:=[.A1431]/1000/(60*60*24)" office:value-type="time" office:time-value="PT06H21M03.534S" calcext:value-type="time">
            <text:p>06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524.17" calcext:value-type="float">
            <text:p>1524.17</text:p>
          </table:table-cell>
          <table:table-cell office:value-type="float" office:value="1844.74" calcext:value-type="float">
            <text:p>1844.74</text:p>
          </table:table-cell>
        </table:table-row>
        <table:table-row table:style-name="ro1">
          <table:table-cell office:value-type="float" office:value="22879534" calcext:value-type="float">
            <text:p>22879534</text:p>
          </table:table-cell>
          <table:table-cell table:formula="of:=[.A1432]/1000/(60*60*24)" office:value-type="time" office:time-value="PT06H21M19.534S" calcext:value-type="time">
            <text:p>06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25.21" calcext:value-type="float">
            <text:p>1525.21</text:p>
          </table:table-cell>
          <table:table-cell office:value-type="float" office:value="1845.96" calcext:value-type="float">
            <text:p>1845.96</text:p>
          </table:table-cell>
        </table:table-row>
        <table:table-row table:style-name="ro1">
          <table:table-cell office:value-type="float" office:value="22895534" calcext:value-type="float">
            <text:p>22895534</text:p>
          </table:table-cell>
          <table:table-cell table:formula="of:=[.A1433]/1000/(60*60*24)" office:value-type="time" office:time-value="PT06H21M35.534S" calcext:value-type="time">
            <text:p>06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26.24" calcext:value-type="float">
            <text:p>1526.24</text:p>
          </table:table-cell>
          <table:table-cell office:value-type="float" office:value="1847.19" calcext:value-type="float">
            <text:p>1847.19</text:p>
          </table:table-cell>
        </table:table-row>
        <table:table-row table:style-name="ro1">
          <table:table-cell office:value-type="float" office:value="22911534" calcext:value-type="float">
            <text:p>22911534</text:p>
          </table:table-cell>
          <table:table-cell table:formula="of:=[.A1434]/1000/(60*60*24)" office:value-type="time" office:time-value="PT06H21M51.534S" calcext:value-type="time">
            <text:p>06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27.28" calcext:value-type="float">
            <text:p>1527.28</text:p>
          </table:table-cell>
          <table:table-cell office:value-type="float" office:value="1848.41" calcext:value-type="float">
            <text:p>1848.41</text:p>
          </table:table-cell>
        </table:table-row>
        <table:table-row table:style-name="ro1">
          <table:table-cell office:value-type="float" office:value="22927534" calcext:value-type="float">
            <text:p>22927534</text:p>
          </table:table-cell>
          <table:table-cell table:formula="of:=[.A1435]/1000/(60*60*24)" office:value-type="time" office:time-value="PT06H22M07.534S" calcext:value-type="time">
            <text:p>06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28.32" calcext:value-type="float">
            <text:p>1528.32</text:p>
          </table:table-cell>
          <table:table-cell office:value-type="float" office:value="1849.64" calcext:value-type="float">
            <text:p>1849.64</text:p>
          </table:table-cell>
        </table:table-row>
        <table:table-row table:style-name="ro1">
          <table:table-cell office:value-type="float" office:value="22943534" calcext:value-type="float">
            <text:p>22943534</text:p>
          </table:table-cell>
          <table:table-cell table:formula="of:=[.A1436]/1000/(60*60*24)" office:value-type="time" office:time-value="PT06H22M23.534S" calcext:value-type="time">
            <text:p>06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29.36" calcext:value-type="float">
            <text:p>1529.36</text:p>
          </table:table-cell>
          <table:table-cell office:value-type="float" office:value="1850.87" calcext:value-type="float">
            <text:p>1850.87</text:p>
          </table:table-cell>
        </table:table-row>
        <table:table-row table:style-name="ro1">
          <table:table-cell office:value-type="float" office:value="22959534" calcext:value-type="float">
            <text:p>22959534</text:p>
          </table:table-cell>
          <table:table-cell table:formula="of:=[.A1437]/1000/(60*60*24)" office:value-type="time" office:time-value="PT06H22M39.534S" calcext:value-type="time">
            <text:p>06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1530.4" calcext:value-type="float">
            <text:p>1530.4</text:p>
          </table:table-cell>
          <table:table-cell office:value-type="float" office:value="1852.09" calcext:value-type="float">
            <text:p>1852.09</text:p>
          </table:table-cell>
        </table:table-row>
        <table:table-row table:style-name="ro1">
          <table:table-cell office:value-type="float" office:value="22975534" calcext:value-type="float">
            <text:p>22975534</text:p>
          </table:table-cell>
          <table:table-cell table:formula="of:=[.A1438]/1000/(60*60*24)" office:value-type="time" office:time-value="PT06H22M55.534S" calcext:value-type="time">
            <text:p>06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31.44" calcext:value-type="float">
            <text:p>1531.44</text:p>
          </table:table-cell>
          <table:table-cell office:value-type="float" office:value="1853.32" calcext:value-type="float">
            <text:p>1853.32</text:p>
          </table:table-cell>
        </table:table-row>
        <table:table-row table:style-name="ro1">
          <table:table-cell office:value-type="float" office:value="22991534" calcext:value-type="float">
            <text:p>22991534</text:p>
          </table:table-cell>
          <table:table-cell table:formula="of:=[.A1439]/1000/(60*60*24)" office:value-type="time" office:time-value="PT06H23M11.534S" calcext:value-type="time">
            <text:p>06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2.48" calcext:value-type="float">
            <text:p>1532.48</text:p>
          </table:table-cell>
          <table:table-cell office:value-type="float" office:value="1854.55" calcext:value-type="float">
            <text:p>1854.55</text:p>
          </table:table-cell>
        </table:table-row>
        <table:table-row table:style-name="ro1">
          <table:table-cell office:value-type="float" office:value="23007534" calcext:value-type="float">
            <text:p>23007534</text:p>
          </table:table-cell>
          <table:table-cell table:formula="of:=[.A1440]/1000/(60*60*24)" office:value-type="time" office:time-value="PT06H23M27.534S" calcext:value-type="time">
            <text:p>06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3.52" calcext:value-type="float">
            <text:p>1533.52</text:p>
          </table:table-cell>
          <table:table-cell office:value-type="float" office:value="1855.77" calcext:value-type="float">
            <text:p>1855.77</text:p>
          </table:table-cell>
        </table:table-row>
        <table:table-row table:style-name="ro1">
          <table:table-cell office:value-type="float" office:value="23023534" calcext:value-type="float">
            <text:p>23023534</text:p>
          </table:table-cell>
          <table:table-cell table:formula="of:=[.A1441]/1000/(60*60*24)" office:value-type="time" office:time-value="PT06H23M43.534S" calcext:value-type="time">
            <text:p>06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4.56" calcext:value-type="float">
            <text:p>1534.56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23039534" calcext:value-type="float">
            <text:p>23039534</text:p>
          </table:table-cell>
          <table:table-cell table:formula="of:=[.A1442]/1000/(60*60*24)" office:value-type="time" office:time-value="PT06H23M59.534S" calcext:value-type="time">
            <text:p>06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5.6" calcext:value-type="float">
            <text:p>1535.6</text:p>
          </table:table-cell>
          <table:table-cell office:value-type="float" office:value="1858.22" calcext:value-type="float">
            <text:p>1858.22</text:p>
          </table:table-cell>
        </table:table-row>
        <table:table-row table:style-name="ro1">
          <table:table-cell office:value-type="float" office:value="23055534" calcext:value-type="float">
            <text:p>23055534</text:p>
          </table:table-cell>
          <table:table-cell table:formula="of:=[.A1443]/1000/(60*60*24)" office:value-type="time" office:time-value="PT06H24M15.534S" calcext:value-type="time">
            <text:p>06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6.64" calcext:value-type="float">
            <text:p>1536.64</text:p>
          </table:table-cell>
          <table:table-cell office:value-type="float" office:value="1859.45" calcext:value-type="float">
            <text:p>1859.45</text:p>
          </table:table-cell>
        </table:table-row>
        <table:table-row table:style-name="ro1">
          <table:table-cell office:value-type="float" office:value="23071534" calcext:value-type="float">
            <text:p>23071534</text:p>
          </table:table-cell>
          <table:table-cell table:formula="of:=[.A1444]/1000/(60*60*24)" office:value-type="time" office:time-value="PT06H24M31.534S" calcext:value-type="time">
            <text:p>06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7.68" calcext:value-type="float">
            <text:p>1537.68</text:p>
          </table:table-cell>
          <table:table-cell office:value-type="float" office:value="1860.68" calcext:value-type="float">
            <text:p>1860.68</text:p>
          </table:table-cell>
        </table:table-row>
        <table:table-row table:style-name="ro1">
          <table:table-cell office:value-type="float" office:value="23087534" calcext:value-type="float">
            <text:p>23087534</text:p>
          </table:table-cell>
          <table:table-cell table:formula="of:=[.A1445]/1000/(60*60*24)" office:value-type="time" office:time-value="PT06H24M47.534S" calcext:value-type="time">
            <text:p>06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8.72" calcext:value-type="float">
            <text:p>1538.72</text:p>
          </table:table-cell>
          <table:table-cell office:value-type="float" office:value="1861.9" calcext:value-type="float">
            <text:p>1861.9</text:p>
          </table:table-cell>
        </table:table-row>
        <table:table-row table:style-name="ro1">
          <table:table-cell office:value-type="float" office:value="23103534" calcext:value-type="float">
            <text:p>23103534</text:p>
          </table:table-cell>
          <table:table-cell table:formula="of:=[.A1446]/1000/(60*60*24)" office:value-type="time" office:time-value="PT06H25M03.534S" calcext:value-type="time">
            <text:p>06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539.76" calcext:value-type="float">
            <text:p>1539.76</text:p>
          </table:table-cell>
          <table:table-cell office:value-type="float" office:value="1863.13" calcext:value-type="float">
            <text:p>1863.13</text:p>
          </table:table-cell>
        </table:table-row>
        <table:table-row table:style-name="ro1">
          <table:table-cell office:value-type="float" office:value="23119534" calcext:value-type="float">
            <text:p>23119534</text:p>
          </table:table-cell>
          <table:table-cell table:formula="of:=[.A1447]/1000/(60*60*24)" office:value-type="time" office:time-value="PT06H25M19.534S" calcext:value-type="time">
            <text:p>06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540.8" calcext:value-type="float">
            <text:p>1540.8</text:p>
          </table:table-cell>
          <table:table-cell office:value-type="float" office:value="1864.35" calcext:value-type="float">
            <text:p>1864.35</text:p>
          </table:table-cell>
        </table:table-row>
        <table:table-row table:style-name="ro1">
          <table:table-cell office:value-type="float" office:value="23135534" calcext:value-type="float">
            <text:p>23135534</text:p>
          </table:table-cell>
          <table:table-cell table:formula="of:=[.A1448]/1000/(60*60*24)" office:value-type="time" office:time-value="PT06H25M35.534S" calcext:value-type="time">
            <text:p>06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865.57" calcext:value-type="float">
            <text:p>1865.57</text:p>
          </table:table-cell>
        </table:table-row>
        <table:table-row table:style-name="ro1">
          <table:table-cell office:value-type="float" office:value="23151534" calcext:value-type="float">
            <text:p>23151534</text:p>
          </table:table-cell>
          <table:table-cell table:formula="of:=[.A1449]/1000/(60*60*24)" office:value-type="time" office:time-value="PT06H25M51.534S" calcext:value-type="time">
            <text:p>06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2.87" calcext:value-type="float">
            <text:p>1542.87</text:p>
          </table:table-cell>
          <table:table-cell office:value-type="float" office:value="1866.8" calcext:value-type="float">
            <text:p>1866.8</text:p>
          </table:table-cell>
        </table:table-row>
        <table:table-row table:style-name="ro1">
          <table:table-cell office:value-type="float" office:value="23167534" calcext:value-type="float">
            <text:p>23167534</text:p>
          </table:table-cell>
          <table:table-cell table:formula="of:=[.A1450]/1000/(60*60*24)" office:value-type="time" office:time-value="PT06H26M07.534S" calcext:value-type="time">
            <text:p>06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3.91" calcext:value-type="float">
            <text:p>1543.91</text:p>
          </table:table-cell>
          <table:table-cell office:value-type="float" office:value="1868.02" calcext:value-type="float">
            <text:p>1868.02</text:p>
          </table:table-cell>
        </table:table-row>
        <table:table-row table:style-name="ro1">
          <table:table-cell office:value-type="float" office:value="23183534" calcext:value-type="float">
            <text:p>23183534</text:p>
          </table:table-cell>
          <table:table-cell table:formula="of:=[.A1451]/1000/(60*60*24)" office:value-type="time" office:time-value="PT06H26M23.534S" calcext:value-type="time">
            <text:p>06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4.95" calcext:value-type="float">
            <text:p>1544.95</text:p>
          </table:table-cell>
          <table:table-cell office:value-type="float" office:value="1869.25" calcext:value-type="float">
            <text:p>1869.25</text:p>
          </table:table-cell>
        </table:table-row>
        <table:table-row table:style-name="ro1">
          <table:table-cell office:value-type="float" office:value="23199534" calcext:value-type="float">
            <text:p>23199534</text:p>
          </table:table-cell>
          <table:table-cell table:formula="of:=[.A1452]/1000/(60*60*24)" office:value-type="time" office:time-value="PT06H26M39.534S" calcext:value-type="time">
            <text:p>06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5.99" calcext:value-type="float">
            <text:p>1545.99</text:p>
          </table:table-cell>
          <table:table-cell office:value-type="float" office:value="1870.47" calcext:value-type="float">
            <text:p>1870.47</text:p>
          </table:table-cell>
        </table:table-row>
        <table:table-row table:style-name="ro1">
          <table:table-cell office:value-type="float" office:value="23215534" calcext:value-type="float">
            <text:p>23215534</text:p>
          </table:table-cell>
          <table:table-cell table:formula="of:=[.A1453]/1000/(60*60*24)" office:value-type="time" office:time-value="PT06H26M55.534S" calcext:value-type="time">
            <text:p>06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7.03" calcext:value-type="float">
            <text:p>1547.03</text:p>
          </table:table-cell>
          <table:table-cell office:value-type="float" office:value="1871.69" calcext:value-type="float">
            <text:p>1871.69</text:p>
          </table:table-cell>
        </table:table-row>
        <table:table-row table:style-name="ro1">
          <table:table-cell office:value-type="float" office:value="23231534" calcext:value-type="float">
            <text:p>23231534</text:p>
          </table:table-cell>
          <table:table-cell table:formula="of:=[.A1454]/1000/(60*60*24)" office:value-type="time" office:time-value="PT06H27M11.534S" calcext:value-type="time">
            <text:p>06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48.07" calcext:value-type="float">
            <text:p>1548.07</text:p>
          </table:table-cell>
          <table:table-cell office:value-type="float" office:value="1872.91" calcext:value-type="float">
            <text:p>1872.91</text:p>
          </table:table-cell>
        </table:table-row>
        <table:table-row table:style-name="ro1">
          <table:table-cell office:value-type="float" office:value="23247534" calcext:value-type="float">
            <text:p>23247534</text:p>
          </table:table-cell>
          <table:table-cell table:formula="of:=[.A1455]/1000/(60*60*24)" office:value-type="time" office:time-value="PT06H27M27.534S" calcext:value-type="time">
            <text:p>06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49.11" calcext:value-type="float">
            <text:p>1549.11</text:p>
          </table:table-cell>
          <table:table-cell office:value-type="float" office:value="1874.14" calcext:value-type="float">
            <text:p>1874.14</text:p>
          </table:table-cell>
        </table:table-row>
        <table:table-row table:style-name="ro1">
          <table:table-cell office:value-type="float" office:value="23263534" calcext:value-type="float">
            <text:p>23263534</text:p>
          </table:table-cell>
          <table:table-cell table:formula="of:=[.A1456]/1000/(60*60*24)" office:value-type="time" office:time-value="PT06H27M43.534S" calcext:value-type="time">
            <text:p>06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50.15" calcext:value-type="float">
            <text:p>1550.15</text:p>
          </table:table-cell>
          <table:table-cell office:value-type="float" office:value="1875.36" calcext:value-type="float">
            <text:p>1875.36</text:p>
          </table:table-cell>
        </table:table-row>
        <table:table-row table:style-name="ro1">
          <table:table-cell office:value-type="float" office:value="23279534" calcext:value-type="float">
            <text:p>23279534</text:p>
          </table:table-cell>
          <table:table-cell table:formula="of:=[.A1457]/1000/(60*60*24)" office:value-type="time" office:time-value="PT06H27M59.534S" calcext:value-type="time">
            <text:p>06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51.18" calcext:value-type="float">
            <text:p>1551.18</text:p>
          </table:table-cell>
          <table:table-cell office:value-type="float" office:value="1876.58" calcext:value-type="float">
            <text:p>1876.58</text:p>
          </table:table-cell>
        </table:table-row>
        <table:table-row table:style-name="ro1">
          <table:table-cell office:value-type="float" office:value="23295534" calcext:value-type="float">
            <text:p>23295534</text:p>
          </table:table-cell>
          <table:table-cell table:formula="of:=[.A1458]/1000/(60*60*24)" office:value-type="time" office:time-value="PT06H28M15.534S" calcext:value-type="time">
            <text:p>06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52.22" calcext:value-type="float">
            <text:p>1552.22</text:p>
          </table:table-cell>
          <table:table-cell office:value-type="float" office:value="1877.8" calcext:value-type="float">
            <text:p>1877.8</text:p>
          </table:table-cell>
        </table:table-row>
        <table:table-row table:style-name="ro1">
          <table:table-cell office:value-type="float" office:value="23311534" calcext:value-type="float">
            <text:p>23311534</text:p>
          </table:table-cell>
          <table:table-cell table:formula="of:=[.A1459]/1000/(60*60*24)" office:value-type="time" office:time-value="PT06H28M31.534S" calcext:value-type="time">
            <text:p>06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53.26" calcext:value-type="float">
            <text:p>1553.26</text:p>
          </table:table-cell>
          <table:table-cell office:value-type="float" office:value="1879.03" calcext:value-type="float">
            <text:p>1879.03</text:p>
          </table:table-cell>
        </table:table-row>
        <table:table-row table:style-name="ro1">
          <table:table-cell office:value-type="float" office:value="23327534" calcext:value-type="float">
            <text:p>23327534</text:p>
          </table:table-cell>
          <table:table-cell table:formula="of:=[.A1460]/1000/(60*60*24)" office:value-type="time" office:time-value="PT06H28M47.534S" calcext:value-type="time">
            <text:p>06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54.3" calcext:value-type="float">
            <text:p>1554.3</text:p>
          </table:table-cell>
          <table:table-cell office:value-type="float" office:value="1880.25" calcext:value-type="float">
            <text:p>1880.25</text:p>
          </table:table-cell>
        </table:table-row>
        <table:table-row table:style-name="ro1">
          <table:table-cell office:value-type="float" office:value="23343534" calcext:value-type="float">
            <text:p>23343534</text:p>
          </table:table-cell>
          <table:table-cell table:formula="of:=[.A1461]/1000/(60*60*24)" office:value-type="time" office:time-value="PT06H29M03.534S" calcext:value-type="time">
            <text:p>06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55.34" calcext:value-type="float">
            <text:p>1555.34</text:p>
          </table:table-cell>
          <table:table-cell office:value-type="float" office:value="1881.47" calcext:value-type="float">
            <text:p>1881.47</text:p>
          </table:table-cell>
        </table:table-row>
        <table:table-row table:style-name="ro1">
          <table:table-cell office:value-type="float" office:value="23359534" calcext:value-type="float">
            <text:p>23359534</text:p>
          </table:table-cell>
          <table:table-cell table:formula="of:=[.A1462]/1000/(60*60*24)" office:value-type="time" office:time-value="PT06H29M19.534S" calcext:value-type="time">
            <text:p>06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56.38" calcext:value-type="float">
            <text:p>1556.38</text:p>
          </table:table-cell>
          <table:table-cell office:value-type="float" office:value="1882.69" calcext:value-type="float">
            <text:p>1882.69</text:p>
          </table:table-cell>
        </table:table-row>
        <table:table-row table:style-name="ro1">
          <table:table-cell office:value-type="float" office:value="23375534" calcext:value-type="float">
            <text:p>23375534</text:p>
          </table:table-cell>
          <table:table-cell table:formula="of:=[.A1463]/1000/(60*60*24)" office:value-type="time" office:time-value="PT06H29M35.534S" calcext:value-type="time">
            <text:p>06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57.42" calcext:value-type="float">
            <text:p>1557.42</text:p>
          </table:table-cell>
          <table:table-cell office:value-type="float" office:value="1883.91" calcext:value-type="float">
            <text:p>1883.91</text:p>
          </table:table-cell>
        </table:table-row>
        <table:table-row table:style-name="ro1">
          <table:table-cell office:value-type="float" office:value="23391534" calcext:value-type="float">
            <text:p>23391534</text:p>
          </table:table-cell>
          <table:table-cell table:formula="of:=[.A1464]/1000/(60*60*24)" office:value-type="time" office:time-value="PT06H29M51.534S" calcext:value-type="time">
            <text:p>06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58.46" calcext:value-type="float">
            <text:p>1558.46</text:p>
          </table:table-cell>
          <table:table-cell office:value-type="float" office:value="1885.13" calcext:value-type="float">
            <text:p>1885.13</text:p>
          </table:table-cell>
        </table:table-row>
        <table:table-row table:style-name="ro1">
          <table:table-cell office:value-type="float" office:value="23407534" calcext:value-type="float">
            <text:p>23407534</text:p>
          </table:table-cell>
          <table:table-cell table:formula="of:=[.A1465]/1000/(60*60*24)" office:value-type="time" office:time-value="PT06H30M07.534S" calcext:value-type="time">
            <text:p>06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59.5" calcext:value-type="float">
            <text:p>1559.5</text:p>
          </table:table-cell>
          <table:table-cell office:value-type="float" office:value="1886.36" calcext:value-type="float">
            <text:p>1886.36</text:p>
          </table:table-cell>
        </table:table-row>
        <table:table-row table:style-name="ro1">
          <table:table-cell office:value-type="float" office:value="23423534" calcext:value-type="float">
            <text:p>23423534</text:p>
          </table:table-cell>
          <table:table-cell table:formula="of:=[.A1466]/1000/(60*60*24)" office:value-type="time" office:time-value="PT06H30M23.534S" calcext:value-type="time">
            <text:p>06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60.53" calcext:value-type="float">
            <text:p>1560.53</text:p>
          </table:table-cell>
          <table:table-cell office:value-type="float" office:value="1887.58" calcext:value-type="float">
            <text:p>1887.58</text:p>
          </table:table-cell>
        </table:table-row>
        <table:table-row table:style-name="ro1">
          <table:table-cell office:value-type="float" office:value="23439534" calcext:value-type="float">
            <text:p>23439534</text:p>
          </table:table-cell>
          <table:table-cell table:formula="of:=[.A1467]/1000/(60*60*24)" office:value-type="time" office:time-value="PT06H30M39.534S" calcext:value-type="time">
            <text:p>06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561.57" calcext:value-type="float">
            <text:p>1561.57</text:p>
          </table:table-cell>
          <table:table-cell office:value-type="float" office:value="1888.8" calcext:value-type="float">
            <text:p>1888.8</text:p>
          </table:table-cell>
        </table:table-row>
        <table:table-row table:style-name="ro1">
          <table:table-cell office:value-type="float" office:value="23455534" calcext:value-type="float">
            <text:p>23455534</text:p>
          </table:table-cell>
          <table:table-cell table:formula="of:=[.A1468]/1000/(60*60*24)" office:value-type="time" office:time-value="PT06H30M55.534S" calcext:value-type="time">
            <text:p>06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62.61" calcext:value-type="float">
            <text:p>1562.61</text:p>
          </table:table-cell>
          <table:table-cell office:value-type="float" office:value="1890.02" calcext:value-type="float">
            <text:p>1890.02</text:p>
          </table:table-cell>
        </table:table-row>
        <table:table-row table:style-name="ro1">
          <table:table-cell office:value-type="float" office:value="23471534" calcext:value-type="float">
            <text:p>23471534</text:p>
          </table:table-cell>
          <table:table-cell table:formula="of:=[.A1469]/1000/(60*60*24)" office:value-type="time" office:time-value="PT06H31M11.534S" calcext:value-type="time">
            <text:p>06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563.65" calcext:value-type="float">
            <text:p>1563.65</text:p>
          </table:table-cell>
          <table:table-cell office:value-type="float" office:value="1891.24" calcext:value-type="float">
            <text:p>1891.24</text:p>
          </table:table-cell>
        </table:table-row>
        <table:table-row table:style-name="ro1">
          <table:table-cell office:value-type="float" office:value="23487534" calcext:value-type="float">
            <text:p>23487534</text:p>
          </table:table-cell>
          <table:table-cell table:formula="of:=[.A1470]/1000/(60*60*24)" office:value-type="time" office:time-value="PT06H31M27.534S" calcext:value-type="time">
            <text:p>06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564.69" calcext:value-type="float">
            <text:p>1564.69</text:p>
          </table:table-cell>
          <table:table-cell office:value-type="float" office:value="1892.46" calcext:value-type="float">
            <text:p>1892.46</text:p>
          </table:table-cell>
        </table:table-row>
        <table:table-row table:style-name="ro1">
          <table:table-cell office:value-type="float" office:value="23503534" calcext:value-type="float">
            <text:p>23503534</text:p>
          </table:table-cell>
          <table:table-cell table:formula="of:=[.A1471]/1000/(60*60*24)" office:value-type="time" office:time-value="PT06H31M43.534S" calcext:value-type="time">
            <text:p>06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565.72" calcext:value-type="float">
            <text:p>1565.72</text:p>
          </table:table-cell>
          <table:table-cell office:value-type="float" office:value="1893.69" calcext:value-type="float">
            <text:p>1893.69</text:p>
          </table:table-cell>
        </table:table-row>
        <table:table-row table:style-name="ro1">
          <table:table-cell office:value-type="float" office:value="23519534" calcext:value-type="float">
            <text:p>23519534</text:p>
          </table:table-cell>
          <table:table-cell table:formula="of:=[.A1472]/1000/(60*60*24)" office:value-type="time" office:time-value="PT06H31M59.534S" calcext:value-type="time">
            <text:p>06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566.76" calcext:value-type="float">
            <text:p>1566.76</text:p>
          </table:table-cell>
          <table:table-cell office:value-type="float" office:value="1894.91" calcext:value-type="float">
            <text:p>1894.91</text:p>
          </table:table-cell>
        </table:table-row>
        <table:table-row table:style-name="ro1">
          <table:table-cell office:value-type="float" office:value="23535534" calcext:value-type="float">
            <text:p>23535534</text:p>
          </table:table-cell>
          <table:table-cell table:formula="of:=[.A1473]/1000/(60*60*24)" office:value-type="time" office:time-value="PT06H32M15.534S" calcext:value-type="time">
            <text:p>06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567.8" calcext:value-type="float">
            <text:p>1567.8</text:p>
          </table:table-cell>
          <table:table-cell office:value-type="float" office:value="1896.13" calcext:value-type="float">
            <text:p>1896.13</text:p>
          </table:table-cell>
        </table:table-row>
        <table:table-row table:style-name="ro1">
          <table:table-cell office:value-type="float" office:value="23551534" calcext:value-type="float">
            <text:p>23551534</text:p>
          </table:table-cell>
          <table:table-cell table:formula="of:=[.A1474]/1000/(60*60*24)" office:value-type="time" office:time-value="PT06H32M31.534S" calcext:value-type="time">
            <text:p>06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568.84" calcext:value-type="float">
            <text:p>1568.84</text:p>
          </table:table-cell>
          <table:table-cell office:value-type="float" office:value="1897.35" calcext:value-type="float">
            <text:p>1897.35</text:p>
          </table:table-cell>
        </table:table-row>
        <table:table-row table:style-name="ro1">
          <table:table-cell office:value-type="float" office:value="23567534" calcext:value-type="float">
            <text:p>23567534</text:p>
          </table:table-cell>
          <table:table-cell table:formula="of:=[.A1475]/1000/(60*60*24)" office:value-type="time" office:time-value="PT06H32M47.534S" calcext:value-type="time">
            <text:p>06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569.87" calcext:value-type="float">
            <text:p>1569.87</text:p>
          </table:table-cell>
          <table:table-cell office:value-type="float" office:value="1898.57" calcext:value-type="float">
            <text:p>1898.57</text:p>
          </table:table-cell>
        </table:table-row>
        <table:table-row table:style-name="ro1">
          <table:table-cell office:value-type="float" office:value="23583534" calcext:value-type="float">
            <text:p>23583534</text:p>
          </table:table-cell>
          <table:table-cell table:formula="of:=[.A1476]/1000/(60*60*24)" office:value-type="time" office:time-value="PT06H33M03.534S" calcext:value-type="time">
            <text:p>06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570.91" calcext:value-type="float">
            <text:p>1570.91</text:p>
          </table:table-cell>
          <table:table-cell office:value-type="float" office:value="1899.79" calcext:value-type="float">
            <text:p>1899.79</text:p>
          </table:table-cell>
        </table:table-row>
        <table:table-row table:style-name="ro1">
          <table:table-cell office:value-type="float" office:value="23599534" calcext:value-type="float">
            <text:p>23599534</text:p>
          </table:table-cell>
          <table:table-cell table:formula="of:=[.A1477]/1000/(60*60*24)" office:value-type="time" office:time-value="PT06H33M19.534S" calcext:value-type="time">
            <text:p>06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571.95" calcext:value-type="float">
            <text:p>1571.95</text:p>
          </table:table-cell>
          <table:table-cell office:value-type="float" office:value="1901.01" calcext:value-type="float">
            <text:p>1901.01</text:p>
          </table:table-cell>
        </table:table-row>
        <table:table-row table:style-name="ro1">
          <table:table-cell office:value-type="float" office:value="23615534" calcext:value-type="float">
            <text:p>23615534</text:p>
          </table:table-cell>
          <table:table-cell table:formula="of:=[.A1478]/1000/(60*60*24)" office:value-type="time" office:time-value="PT06H33M35.534S" calcext:value-type="time">
            <text:p>06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572.98" calcext:value-type="float">
            <text:p>1572.98</text:p>
          </table:table-cell>
          <table:table-cell office:value-type="float" office:value="1902.23" calcext:value-type="float">
            <text:p>1902.23</text:p>
          </table:table-cell>
        </table:table-row>
        <table:table-row table:style-name="ro1">
          <table:table-cell office:value-type="float" office:value="23631534" calcext:value-type="float">
            <text:p>23631534</text:p>
          </table:table-cell>
          <table:table-cell table:formula="of:=[.A1479]/1000/(60*60*24)" office:value-type="time" office:time-value="PT06H33M51.534S" calcext:value-type="time">
            <text:p>06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574.02" calcext:value-type="float">
            <text:p>1574.02</text:p>
          </table:table-cell>
          <table:table-cell office:value-type="float" office:value="1903.45" calcext:value-type="float">
            <text:p>1903.45</text:p>
          </table:table-cell>
        </table:table-row>
        <table:table-row table:style-name="ro1">
          <table:table-cell office:value-type="float" office:value="23647534" calcext:value-type="float">
            <text:p>23647534</text:p>
          </table:table-cell>
          <table:table-cell table:formula="of:=[.A1480]/1000/(60*60*24)" office:value-type="time" office:time-value="PT06H34M07.534S" calcext:value-type="time">
            <text:p>06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575.06" calcext:value-type="float">
            <text:p>1575.06</text:p>
          </table:table-cell>
          <table:table-cell office:value-type="float" office:value="1904.67" calcext:value-type="float">
            <text:p>1904.67</text:p>
          </table:table-cell>
        </table:table-row>
        <table:table-row table:style-name="ro1">
          <table:table-cell office:value-type="float" office:value="23663534" calcext:value-type="float">
            <text:p>23663534</text:p>
          </table:table-cell>
          <table:table-cell table:formula="of:=[.A1481]/1000/(60*60*24)" office:value-type="time" office:time-value="PT06H34M23.534S" calcext:value-type="time">
            <text:p>06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76.1" calcext:value-type="float">
            <text:p>1576.1</text:p>
          </table:table-cell>
          <table:table-cell office:value-type="float" office:value="1905.89" calcext:value-type="float">
            <text:p>1905.89</text:p>
          </table:table-cell>
        </table:table-row>
        <table:table-row table:style-name="ro1">
          <table:table-cell office:value-type="float" office:value="23679534" calcext:value-type="float">
            <text:p>23679534</text:p>
          </table:table-cell>
          <table:table-cell table:formula="of:=[.A1482]/1000/(60*60*24)" office:value-type="time" office:time-value="PT06H34M39.534S" calcext:value-type="time">
            <text:p>06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577.13" calcext:value-type="float">
            <text:p>1577.13</text:p>
          </table:table-cell>
          <table:table-cell office:value-type="float" office:value="1907.1" calcext:value-type="float">
            <text:p>1907.1</text:p>
          </table:table-cell>
        </table:table-row>
        <table:table-row table:style-name="ro1">
          <table:table-cell office:value-type="float" office:value="23695534" calcext:value-type="float">
            <text:p>23695534</text:p>
          </table:table-cell>
          <table:table-cell table:formula="of:=[.A1483]/1000/(60*60*24)" office:value-type="time" office:time-value="PT06H34M55.534S" calcext:value-type="time">
            <text:p>06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78.17" calcext:value-type="float">
            <text:p>1578.17</text:p>
          </table:table-cell>
          <table:table-cell office:value-type="float" office:value="1908.32" calcext:value-type="float">
            <text:p>1908.32</text:p>
          </table:table-cell>
        </table:table-row>
        <table:table-row table:style-name="ro1">
          <table:table-cell office:value-type="float" office:value="23711534" calcext:value-type="float">
            <text:p>23711534</text:p>
          </table:table-cell>
          <table:table-cell table:formula="of:=[.A1484]/1000/(60*60*24)" office:value-type="time" office:time-value="PT06H35M11.534S" calcext:value-type="time">
            <text:p>06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79.21" calcext:value-type="float">
            <text:p>1579.21</text:p>
          </table:table-cell>
          <table:table-cell office:value-type="float" office:value="1909.54" calcext:value-type="float">
            <text:p>1909.54</text:p>
          </table:table-cell>
        </table:table-row>
        <table:table-row table:style-name="ro1">
          <table:table-cell office:value-type="float" office:value="23727534" calcext:value-type="float">
            <text:p>23727534</text:p>
          </table:table-cell>
          <table:table-cell table:formula="of:=[.A1485]/1000/(60*60*24)" office:value-type="time" office:time-value="PT06H35M27.534S" calcext:value-type="time">
            <text:p>06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80.24" calcext:value-type="float">
            <text:p>1580.24</text:p>
          </table:table-cell>
          <table:table-cell office:value-type="float" office:value="1910.76" calcext:value-type="float">
            <text:p>1910.76</text:p>
          </table:table-cell>
        </table:table-row>
        <table:table-row table:style-name="ro1">
          <table:table-cell office:value-type="float" office:value="23743534" calcext:value-type="float">
            <text:p>23743534</text:p>
          </table:table-cell>
          <table:table-cell table:formula="of:=[.A1486]/1000/(60*60*24)" office:value-type="time" office:time-value="PT06H35M43.534S" calcext:value-type="time">
            <text:p>06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81.28" calcext:value-type="float">
            <text:p>1581.28</text:p>
          </table:table-cell>
          <table:table-cell office:value-type="float" office:value="1911.98" calcext:value-type="float">
            <text:p>1911.98</text:p>
          </table:table-cell>
        </table:table-row>
        <table:table-row table:style-name="ro1">
          <table:table-cell office:value-type="float" office:value="23759534" calcext:value-type="float">
            <text:p>23759534</text:p>
          </table:table-cell>
          <table:table-cell table:formula="of:=[.A1487]/1000/(60*60*24)" office:value-type="time" office:time-value="PT06H35M59.534S" calcext:value-type="time">
            <text:p>06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82.32" calcext:value-type="float">
            <text:p>1582.32</text:p>
          </table:table-cell>
          <table:table-cell office:value-type="float" office:value="1913.2" calcext:value-type="float">
            <text:p>1913.2</text:p>
          </table:table-cell>
        </table:table-row>
        <table:table-row table:style-name="ro1">
          <table:table-cell office:value-type="float" office:value="23775534" calcext:value-type="float">
            <text:p>23775534</text:p>
          </table:table-cell>
          <table:table-cell table:formula="of:=[.A1488]/1000/(60*60*24)" office:value-type="time" office:time-value="PT06H36M15.534S" calcext:value-type="time">
            <text:p>06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583.35" calcext:value-type="float">
            <text:p>1583.35</text:p>
          </table:table-cell>
          <table:table-cell office:value-type="float" office:value="1914.42" calcext:value-type="float">
            <text:p>1914.42</text:p>
          </table:table-cell>
        </table:table-row>
        <table:table-row table:style-name="ro1">
          <table:table-cell office:value-type="float" office:value="23791534" calcext:value-type="float">
            <text:p>23791534</text:p>
          </table:table-cell>
          <table:table-cell table:formula="of:=[.A1489]/1000/(60*60*24)" office:value-type="time" office:time-value="PT06H36M31.534S" calcext:value-type="time">
            <text:p>06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84.39" calcext:value-type="float">
            <text:p>1584.39</text:p>
          </table:table-cell>
          <table:table-cell office:value-type="float" office:value="1915.64" calcext:value-type="float">
            <text:p>1915.64</text:p>
          </table:table-cell>
        </table:table-row>
        <table:table-row table:style-name="ro1">
          <table:table-cell office:value-type="float" office:value="23807534" calcext:value-type="float">
            <text:p>23807534</text:p>
          </table:table-cell>
          <table:table-cell table:formula="of:=[.A1490]/1000/(60*60*24)" office:value-type="time" office:time-value="PT06H36M47.534S" calcext:value-type="time">
            <text:p>06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585.43" calcext:value-type="float">
            <text:p>1585.43</text:p>
          </table:table-cell>
          <table:table-cell office:value-type="float" office:value="1916.85" calcext:value-type="float">
            <text:p>1916.85</text:p>
          </table:table-cell>
        </table:table-row>
        <table:table-row table:style-name="ro1">
          <table:table-cell office:value-type="float" office:value="23823534" calcext:value-type="float">
            <text:p>23823534</text:p>
          </table:table-cell>
          <table:table-cell table:formula="of:=[.A1491]/1000/(60*60*24)" office:value-type="time" office:time-value="PT06H37M03.534S" calcext:value-type="time">
            <text:p>06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586.47" calcext:value-type="float">
            <text:p>1586.47</text:p>
          </table:table-cell>
          <table:table-cell office:value-type="float" office:value="1918.07" calcext:value-type="float">
            <text:p>1918.07</text:p>
          </table:table-cell>
        </table:table-row>
        <table:table-row table:style-name="ro1">
          <table:table-cell office:value-type="float" office:value="23839534" calcext:value-type="float">
            <text:p>23839534</text:p>
          </table:table-cell>
          <table:table-cell table:formula="of:=[.A1492]/1000/(60*60*24)" office:value-type="time" office:time-value="PT06H37M19.534S" calcext:value-type="time">
            <text:p>06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587.5" calcext:value-type="float">
            <text:p>1587.5</text:p>
          </table:table-cell>
          <table:table-cell office:value-type="float" office:value="1919.29" calcext:value-type="float">
            <text:p>1919.29</text:p>
          </table:table-cell>
        </table:table-row>
        <table:table-row table:style-name="ro1">
          <table:table-cell office:value-type="float" office:value="23855534" calcext:value-type="float">
            <text:p>23855534</text:p>
          </table:table-cell>
          <table:table-cell table:formula="of:=[.A1493]/1000/(60*60*24)" office:value-type="time" office:time-value="PT06H37M35.534S" calcext:value-type="time">
            <text:p>06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588.54" calcext:value-type="float">
            <text:p>1588.54</text:p>
          </table:table-cell>
          <table:table-cell office:value-type="float" office:value="1920.51" calcext:value-type="float">
            <text:p>1920.51</text:p>
          </table:table-cell>
        </table:table-row>
        <table:table-row table:style-name="ro1">
          <table:table-cell office:value-type="float" office:value="23871534" calcext:value-type="float">
            <text:p>23871534</text:p>
          </table:table-cell>
          <table:table-cell table:formula="of:=[.A1494]/1000/(60*60*24)" office:value-type="time" office:time-value="PT06H37M51.534S" calcext:value-type="time">
            <text:p>06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89.58" calcext:value-type="float">
            <text:p>1589.58</text:p>
          </table:table-cell>
          <table:table-cell office:value-type="float" office:value="1921.73" calcext:value-type="float">
            <text:p>1921.73</text:p>
          </table:table-cell>
        </table:table-row>
        <table:table-row table:style-name="ro1">
          <table:table-cell office:value-type="float" office:value="23887534" calcext:value-type="float">
            <text:p>23887534</text:p>
          </table:table-cell>
          <table:table-cell table:formula="of:=[.A1495]/1000/(60*60*24)" office:value-type="time" office:time-value="PT06H38M07.534S" calcext:value-type="time">
            <text:p>06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590.61" calcext:value-type="float">
            <text:p>1590.61</text:p>
          </table:table-cell>
          <table:table-cell office:value-type="float" office:value="1922.95" calcext:value-type="float">
            <text:p>1922.95</text:p>
          </table:table-cell>
        </table:table-row>
        <table:table-row table:style-name="ro1">
          <table:table-cell office:value-type="float" office:value="23903534" calcext:value-type="float">
            <text:p>23903534</text:p>
          </table:table-cell>
          <table:table-cell table:formula="of:=[.A1496]/1000/(60*60*24)" office:value-type="time" office:time-value="PT06H38M23.534S" calcext:value-type="time">
            <text:p>06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91.65" calcext:value-type="float">
            <text:p>1591.65</text:p>
          </table:table-cell>
          <table:table-cell office:value-type="float" office:value="1924.16" calcext:value-type="float">
            <text:p>1924.16</text:p>
          </table:table-cell>
        </table:table-row>
        <table:table-row table:style-name="ro1">
          <table:table-cell office:value-type="float" office:value="23919534" calcext:value-type="float">
            <text:p>23919534</text:p>
          </table:table-cell>
          <table:table-cell table:formula="of:=[.A1497]/1000/(60*60*24)" office:value-type="time" office:time-value="PT06H38M39.534S" calcext:value-type="time">
            <text:p>06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92.68" calcext:value-type="float">
            <text:p>1592.68</text:p>
          </table:table-cell>
          <table:table-cell office:value-type="float" office:value="1925.38" calcext:value-type="float">
            <text:p>1925.38</text:p>
          </table:table-cell>
        </table:table-row>
        <table:table-row table:style-name="ro1">
          <table:table-cell office:value-type="float" office:value="23935534" calcext:value-type="float">
            <text:p>23935534</text:p>
          </table:table-cell>
          <table:table-cell table:formula="of:=[.A1498]/1000/(60*60*24)" office:value-type="time" office:time-value="PT06H38M55.534S" calcext:value-type="time">
            <text:p>06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93.72" calcext:value-type="float">
            <text:p>1593.72</text:p>
          </table:table-cell>
          <table:table-cell office:value-type="float" office:value="1926.6" calcext:value-type="float">
            <text:p>1926.6</text:p>
          </table:table-cell>
        </table:table-row>
        <table:table-row table:style-name="ro1">
          <table:table-cell office:value-type="float" office:value="23951534" calcext:value-type="float">
            <text:p>23951534</text:p>
          </table:table-cell>
          <table:table-cell table:formula="of:=[.A1499]/1000/(60*60*24)" office:value-type="time" office:time-value="PT06H39M11.534S" calcext:value-type="time">
            <text:p>06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94.75" calcext:value-type="float">
            <text:p>1594.75</text:p>
          </table:table-cell>
          <table:table-cell office:value-type="float" office:value="1927.81" calcext:value-type="float">
            <text:p>1927.81</text:p>
          </table:table-cell>
        </table:table-row>
        <table:table-row table:style-name="ro1">
          <table:table-cell office:value-type="float" office:value="23967534" calcext:value-type="float">
            <text:p>23967534</text:p>
          </table:table-cell>
          <table:table-cell table:formula="of:=[.A1500]/1000/(60*60*24)" office:value-type="time" office:time-value="PT06H39M27.534S" calcext:value-type="time">
            <text:p>06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95.79" calcext:value-type="float">
            <text:p>1595.79</text:p>
          </table:table-cell>
          <table:table-cell office:value-type="float" office:value="1929.03" calcext:value-type="float">
            <text:p>1929.03</text:p>
          </table:table-cell>
        </table:table-row>
        <table:table-row table:style-name="ro1">
          <table:table-cell office:value-type="float" office:value="23983534" calcext:value-type="float">
            <text:p>23983534</text:p>
          </table:table-cell>
          <table:table-cell table:formula="of:=[.A1501]/1000/(60*60*24)" office:value-type="time" office:time-value="PT06H39M43.534S" calcext:value-type="time">
            <text:p>06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596.83" calcext:value-type="float">
            <text:p>1596.83</text:p>
          </table:table-cell>
          <table:table-cell office:value-type="float" office:value="1930.25" calcext:value-type="float">
            <text:p>1930.25</text:p>
          </table:table-cell>
        </table:table-row>
        <table:table-row table:style-name="ro1">
          <table:table-cell office:value-type="float" office:value="23999534" calcext:value-type="float">
            <text:p>23999534</text:p>
          </table:table-cell>
          <table:table-cell table:formula="of:=[.A1502]/1000/(60*60*24)" office:value-type="time" office:time-value="PT06H39M59.534S" calcext:value-type="time">
            <text:p>06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97.86" calcext:value-type="float">
            <text:p>1597.86</text:p>
          </table:table-cell>
          <table:table-cell office:value-type="float" office:value="1931.47" calcext:value-type="float">
            <text:p>1931.47</text:p>
          </table:table-cell>
        </table:table-row>
        <table:table-row table:style-name="ro1">
          <table:table-cell office:value-type="float" office:value="24015534" calcext:value-type="float">
            <text:p>24015534</text:p>
          </table:table-cell>
          <table:table-cell table:formula="of:=[.A1503]/1000/(60*60*24)" office:value-type="time" office:time-value="PT06H40M15.534S" calcext:value-type="time">
            <text:p>06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598.9" calcext:value-type="float">
            <text:p>1598.9</text:p>
          </table:table-cell>
          <table:table-cell office:value-type="float" office:value="1932.68" calcext:value-type="float">
            <text:p>1932.68</text:p>
          </table:table-cell>
        </table:table-row>
        <table:table-row table:style-name="ro1">
          <table:table-cell office:value-type="float" office:value="24031534" calcext:value-type="float">
            <text:p>24031534</text:p>
          </table:table-cell>
          <table:table-cell table:formula="of:=[.A1504]/1000/(60*60*24)" office:value-type="time" office:time-value="PT06H40M31.534S" calcext:value-type="time">
            <text:p>06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599.93" calcext:value-type="float">
            <text:p>1599.93</text:p>
          </table:table-cell>
          <table:table-cell office:value-type="float" office:value="1933.9" calcext:value-type="float">
            <text:p>1933.9</text:p>
          </table:table-cell>
        </table:table-row>
        <table:table-row table:style-name="ro1">
          <table:table-cell office:value-type="float" office:value="24047534" calcext:value-type="float">
            <text:p>24047534</text:p>
          </table:table-cell>
          <table:table-cell table:formula="of:=[.A1505]/1000/(60*60*24)" office:value-type="time" office:time-value="PT06H40M47.534S" calcext:value-type="time">
            <text:p>06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00.97" calcext:value-type="float">
            <text:p>1600.97</text:p>
          </table:table-cell>
          <table:table-cell office:value-type="float" office:value="1935.12" calcext:value-type="float">
            <text:p>1935.12</text:p>
          </table:table-cell>
        </table:table-row>
        <table:table-row table:style-name="ro1">
          <table:table-cell office:value-type="float" office:value="24063534" calcext:value-type="float">
            <text:p>24063534</text:p>
          </table:table-cell>
          <table:table-cell table:formula="of:=[.A1506]/1000/(60*60*24)" office:value-type="time" office:time-value="PT06H41M03.534S" calcext:value-type="time">
            <text:p>06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02" calcext:value-type="float">
            <text:p>1602</text:p>
          </table:table-cell>
          <table:table-cell office:value-type="float" office:value="1936.33" calcext:value-type="float">
            <text:p>1936.33</text:p>
          </table:table-cell>
        </table:table-row>
        <table:table-row table:style-name="ro1">
          <table:table-cell office:value-type="float" office:value="24079534" calcext:value-type="float">
            <text:p>24079534</text:p>
          </table:table-cell>
          <table:table-cell table:formula="of:=[.A1507]/1000/(60*60*24)" office:value-type="time" office:time-value="PT06H41M19.534S" calcext:value-type="time">
            <text:p>06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603.04" calcext:value-type="float">
            <text:p>1603.04</text:p>
          </table:table-cell>
          <table:table-cell office:value-type="float" office:value="1937.55" calcext:value-type="float">
            <text:p>1937.55</text:p>
          </table:table-cell>
        </table:table-row>
        <table:table-row table:style-name="ro1">
          <table:table-cell office:value-type="float" office:value="24095534" calcext:value-type="float">
            <text:p>24095534</text:p>
          </table:table-cell>
          <table:table-cell table:formula="of:=[.A1508]/1000/(60*60*24)" office:value-type="time" office:time-value="PT06H41M35.534S" calcext:value-type="time">
            <text:p>06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04.07" calcext:value-type="float">
            <text:p>1604.07</text:p>
          </table:table-cell>
          <table:table-cell office:value-type="float" office:value="1938.76" calcext:value-type="float">
            <text:p>1938.76</text:p>
          </table:table-cell>
        </table:table-row>
        <table:table-row table:style-name="ro1">
          <table:table-cell office:value-type="float" office:value="24111534" calcext:value-type="float">
            <text:p>24111534</text:p>
          </table:table-cell>
          <table:table-cell table:formula="of:=[.A1509]/1000/(60*60*24)" office:value-type="time" office:time-value="PT06H41M51.534S" calcext:value-type="time">
            <text:p>06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05.11" calcext:value-type="float">
            <text:p>1605.11</text:p>
          </table:table-cell>
          <table:table-cell office:value-type="float" office:value="1939.98" calcext:value-type="float">
            <text:p>1939.98</text:p>
          </table:table-cell>
        </table:table-row>
        <table:table-row table:style-name="ro1">
          <table:table-cell office:value-type="float" office:value="24127534" calcext:value-type="float">
            <text:p>24127534</text:p>
          </table:table-cell>
          <table:table-cell table:formula="of:=[.A1510]/1000/(60*60*24)" office:value-type="time" office:time-value="PT06H42M07.534S" calcext:value-type="time">
            <text:p>06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606.14" calcext:value-type="float">
            <text:p>1606.14</text:p>
          </table:table-cell>
          <table:table-cell office:value-type="float" office:value="1941.19" calcext:value-type="float">
            <text:p>1941.19</text:p>
          </table:table-cell>
        </table:table-row>
        <table:table-row table:style-name="ro1">
          <table:table-cell office:value-type="float" office:value="24143534" calcext:value-type="float">
            <text:p>24143534</text:p>
          </table:table-cell>
          <table:table-cell table:formula="of:=[.A1511]/1000/(60*60*24)" office:value-type="time" office:time-value="PT06H42M23.534S" calcext:value-type="time">
            <text:p>06:4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607.18" calcext:value-type="float">
            <text:p>1607.18</text:p>
          </table:table-cell>
          <table:table-cell office:value-type="float" office:value="1942.41" calcext:value-type="float">
            <text:p>1942.41</text:p>
          </table:table-cell>
        </table:table-row>
        <table:table-row table:style-name="ro1">
          <table:table-cell office:value-type="float" office:value="24159534" calcext:value-type="float">
            <text:p>24159534</text:p>
          </table:table-cell>
          <table:table-cell table:formula="of:=[.A1512]/1000/(60*60*24)" office:value-type="time" office:time-value="PT06H42M39.534S" calcext:value-type="time">
            <text:p>06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08.21" calcext:value-type="float">
            <text:p>1608.21</text:p>
          </table:table-cell>
          <table:table-cell office:value-type="float" office:value="1943.62" calcext:value-type="float">
            <text:p>1943.62</text:p>
          </table:table-cell>
        </table:table-row>
        <table:table-row table:style-name="ro1">
          <table:table-cell office:value-type="float" office:value="24175534" calcext:value-type="float">
            <text:p>24175534</text:p>
          </table:table-cell>
          <table:table-cell table:formula="of:=[.A1513]/1000/(60*60*24)" office:value-type="time" office:time-value="PT06H42M55.534S" calcext:value-type="time">
            <text:p>06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09.25" calcext:value-type="float">
            <text:p>1609.25</text:p>
          </table:table-cell>
          <table:table-cell office:value-type="float" office:value="1944.83" calcext:value-type="float">
            <text:p>1944.83</text:p>
          </table:table-cell>
        </table:table-row>
        <table:table-row table:style-name="ro1">
          <table:table-cell office:value-type="float" office:value="24191534" calcext:value-type="float">
            <text:p>24191534</text:p>
          </table:table-cell>
          <table:table-cell table:formula="of:=[.A1514]/1000/(60*60*24)" office:value-type="time" office:time-value="PT06H43M11.534S" calcext:value-type="time">
            <text:p>06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10.28" calcext:value-type="float">
            <text:p>1610.28</text:p>
          </table:table-cell>
          <table:table-cell office:value-type="float" office:value="1946.05" calcext:value-type="float">
            <text:p>1946.05</text:p>
          </table:table-cell>
        </table:table-row>
        <table:table-row table:style-name="ro1">
          <table:table-cell office:value-type="float" office:value="24207534" calcext:value-type="float">
            <text:p>24207534</text:p>
          </table:table-cell>
          <table:table-cell table:formula="of:=[.A1515]/1000/(60*60*24)" office:value-type="time" office:time-value="PT06H43M27.534S" calcext:value-type="time">
            <text:p>06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611.32" calcext:value-type="float">
            <text:p>1611.32</text:p>
          </table:table-cell>
          <table:table-cell office:value-type="float" office:value="1947.26" calcext:value-type="float">
            <text:p>1947.26</text:p>
          </table:table-cell>
        </table:table-row>
        <table:table-row table:style-name="ro1">
          <table:table-cell office:value-type="float" office:value="24223534" calcext:value-type="float">
            <text:p>24223534</text:p>
          </table:table-cell>
          <table:table-cell table:formula="of:=[.A1516]/1000/(60*60*24)" office:value-type="time" office:time-value="PT06H43M43.534S" calcext:value-type="time">
            <text:p>06:4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12.35" calcext:value-type="float">
            <text:p>1612.35</text:p>
          </table:table-cell>
          <table:table-cell office:value-type="float" office:value="1948.48" calcext:value-type="float">
            <text:p>1948.48</text:p>
          </table:table-cell>
        </table:table-row>
        <table:table-row table:style-name="ro1">
          <table:table-cell office:value-type="float" office:value="24239534" calcext:value-type="float">
            <text:p>24239534</text:p>
          </table:table-cell>
          <table:table-cell table:formula="of:=[.A1517]/1000/(60*60*24)" office:value-type="time" office:time-value="PT06H43M59.534S" calcext:value-type="time">
            <text:p>06:4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13.39" calcext:value-type="float">
            <text:p>1613.39</text:p>
          </table:table-cell>
          <table:table-cell office:value-type="float" office:value="1949.69" calcext:value-type="float">
            <text:p>1949.69</text:p>
          </table:table-cell>
        </table:table-row>
        <table:table-row table:style-name="ro1">
          <table:table-cell office:value-type="float" office:value="24255534" calcext:value-type="float">
            <text:p>24255534</text:p>
          </table:table-cell>
          <table:table-cell table:formula="of:=[.A1518]/1000/(60*60*24)" office:value-type="time" office:time-value="PT06H44M15.534S" calcext:value-type="time">
            <text:p>06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1950.9" calcext:value-type="float">
            <text:p>1950.9</text:p>
          </table:table-cell>
        </table:table-row>
        <table:table-row table:style-name="ro1">
          <table:table-cell office:value-type="float" office:value="24271534" calcext:value-type="float">
            <text:p>24271534</text:p>
          </table:table-cell>
          <table:table-cell table:formula="of:=[.A1519]/1000/(60*60*24)" office:value-type="time" office:time-value="PT06H44M31.534S" calcext:value-type="time">
            <text:p>06:4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15.46" calcext:value-type="float">
            <text:p>1615.46</text:p>
          </table:table-cell>
          <table:table-cell office:value-type="float" office:value="1952.11" calcext:value-type="float">
            <text:p>1952.11</text:p>
          </table:table-cell>
        </table:table-row>
        <table:table-row table:style-name="ro1">
          <table:table-cell office:value-type="float" office:value="24287534" calcext:value-type="float">
            <text:p>24287534</text:p>
          </table:table-cell>
          <table:table-cell table:formula="of:=[.A1520]/1000/(60*60*24)" office:value-type="time" office:time-value="PT06H44M47.534S" calcext:value-type="time">
            <text:p>06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16.49" calcext:value-type="float">
            <text:p>1616.49</text:p>
          </table:table-cell>
          <table:table-cell office:value-type="float" office:value="1953.33" calcext:value-type="float">
            <text:p>1953.33</text:p>
          </table:table-cell>
        </table:table-row>
        <table:table-row table:style-name="ro1">
          <table:table-cell office:value-type="float" office:value="24303534" calcext:value-type="float">
            <text:p>24303534</text:p>
          </table:table-cell>
          <table:table-cell table:formula="of:=[.A1521]/1000/(60*60*24)" office:value-type="time" office:time-value="PT06H45M03.534S" calcext:value-type="time">
            <text:p>06:4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17.53" calcext:value-type="float">
            <text:p>1617.53</text:p>
          </table:table-cell>
          <table:table-cell office:value-type="float" office:value="1954.54" calcext:value-type="float">
            <text:p>1954.54</text:p>
          </table:table-cell>
        </table:table-row>
        <table:table-row table:style-name="ro1">
          <table:table-cell office:value-type="float" office:value="24319534" calcext:value-type="float">
            <text:p>24319534</text:p>
          </table:table-cell>
          <table:table-cell table:formula="of:=[.A1522]/1000/(60*60*24)" office:value-type="time" office:time-value="PT06H45M19.534S" calcext:value-type="time">
            <text:p>06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18.56" calcext:value-type="float">
            <text:p>1618.56</text:p>
          </table:table-cell>
          <table:table-cell office:value-type="float" office:value="1955.75" calcext:value-type="float">
            <text:p>1955.75</text:p>
          </table:table-cell>
        </table:table-row>
        <table:table-row table:style-name="ro1">
          <table:table-cell office:value-type="float" office:value="24335534" calcext:value-type="float">
            <text:p>24335534</text:p>
          </table:table-cell>
          <table:table-cell table:formula="of:=[.A1523]/1000/(60*60*24)" office:value-type="time" office:time-value="PT06H45M35.534S" calcext:value-type="time">
            <text:p>06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619.6" calcext:value-type="float">
            <text:p>1619.6</text:p>
          </table:table-cell>
          <table:table-cell office:value-type="float" office:value="1956.96" calcext:value-type="float">
            <text:p>1956.96</text:p>
          </table:table-cell>
        </table:table-row>
        <table:table-row table:style-name="ro1">
          <table:table-cell office:value-type="float" office:value="24351534" calcext:value-type="float">
            <text:p>24351534</text:p>
          </table:table-cell>
          <table:table-cell table:formula="of:=[.A1524]/1000/(60*60*24)" office:value-type="time" office:time-value="PT06H45M51.534S" calcext:value-type="time">
            <text:p>06:45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20.63" calcext:value-type="float">
            <text:p>1620.63</text:p>
          </table:table-cell>
          <table:table-cell office:value-type="float" office:value="1958.17" calcext:value-type="float">
            <text:p>1958.17</text:p>
          </table:table-cell>
        </table:table-row>
        <table:table-row table:style-name="ro1">
          <table:table-cell office:value-type="float" office:value="24367534" calcext:value-type="float">
            <text:p>24367534</text:p>
          </table:table-cell>
          <table:table-cell table:formula="of:=[.A1525]/1000/(60*60*24)" office:value-type="time" office:time-value="PT06H46M07.534S" calcext:value-type="time">
            <text:p>06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21.67" calcext:value-type="float">
            <text:p>1621.67</text:p>
          </table:table-cell>
          <table:table-cell office:value-type="float" office:value="1959.38" calcext:value-type="float">
            <text:p>1959.38</text:p>
          </table:table-cell>
        </table:table-row>
        <table:table-row table:style-name="ro1">
          <table:table-cell office:value-type="float" office:value="24383534" calcext:value-type="float">
            <text:p>24383534</text:p>
          </table:table-cell>
          <table:table-cell table:formula="of:=[.A1526]/1000/(60*60*24)" office:value-type="time" office:time-value="PT06H46M23.534S" calcext:value-type="time">
            <text:p>06:4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22.7" calcext:value-type="float">
            <text:p>1622.7</text:p>
          </table:table-cell>
          <table:table-cell office:value-type="float" office:value="1960.59" calcext:value-type="float">
            <text:p>1960.59</text:p>
          </table:table-cell>
        </table:table-row>
        <table:table-row table:style-name="ro1">
          <table:table-cell office:value-type="float" office:value="24399534" calcext:value-type="float">
            <text:p>24399534</text:p>
          </table:table-cell>
          <table:table-cell table:formula="of:=[.A1527]/1000/(60*60*24)" office:value-type="time" office:time-value="PT06H46M39.534S" calcext:value-type="time">
            <text:p>06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23.74" calcext:value-type="float">
            <text:p>1623.74</text:p>
          </table:table-cell>
          <table:table-cell office:value-type="float" office:value="1961.81" calcext:value-type="float">
            <text:p>1961.81</text:p>
          </table:table-cell>
        </table:table-row>
        <table:table-row table:style-name="ro1">
          <table:table-cell office:value-type="float" office:value="24415534" calcext:value-type="float">
            <text:p>24415534</text:p>
          </table:table-cell>
          <table:table-cell table:formula="of:=[.A1528]/1000/(60*60*24)" office:value-type="time" office:time-value="PT06H46M55.534S" calcext:value-type="time">
            <text:p>06:4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624.77" calcext:value-type="float">
            <text:p>1624.77</text:p>
          </table:table-cell>
          <table:table-cell office:value-type="float" office:value="1963.02" calcext:value-type="float">
            <text:p>1963.02</text:p>
          </table:table-cell>
        </table:table-row>
        <table:table-row table:style-name="ro1">
          <table:table-cell office:value-type="float" office:value="24431534" calcext:value-type="float">
            <text:p>24431534</text:p>
          </table:table-cell>
          <table:table-cell table:formula="of:=[.A1529]/1000/(60*60*24)" office:value-type="time" office:time-value="PT06H47M11.534S" calcext:value-type="time">
            <text:p>06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25.81" calcext:value-type="float">
            <text:p>1625.81</text:p>
          </table:table-cell>
          <table:table-cell office:value-type="float" office:value="1964.23" calcext:value-type="float">
            <text:p>1964.23</text:p>
          </table:table-cell>
        </table:table-row>
        <table:table-row table:style-name="ro1">
          <table:table-cell office:value-type="float" office:value="24447534" calcext:value-type="float">
            <text:p>24447534</text:p>
          </table:table-cell>
          <table:table-cell table:formula="of:=[.A1530]/1000/(60*60*24)" office:value-type="time" office:time-value="PT06H47M27.534S" calcext:value-type="time">
            <text:p>06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26.84" calcext:value-type="float">
            <text:p>1626.84</text:p>
          </table:table-cell>
          <table:table-cell office:value-type="float" office:value="1965.44" calcext:value-type="float">
            <text:p>1965.44</text:p>
          </table:table-cell>
        </table:table-row>
        <table:table-row table:style-name="ro1">
          <table:table-cell office:value-type="float" office:value="24463534" calcext:value-type="float">
            <text:p>24463534</text:p>
          </table:table-cell>
          <table:table-cell table:formula="of:=[.A1531]/1000/(60*60*24)" office:value-type="time" office:time-value="PT06H47M43.534S" calcext:value-type="time">
            <text:p>06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27.87" calcext:value-type="float">
            <text:p>1627.87</text:p>
          </table:table-cell>
          <table:table-cell office:value-type="float" office:value="1966.65" calcext:value-type="float">
            <text:p>1966.65</text:p>
          </table:table-cell>
        </table:table-row>
        <table:table-row table:style-name="ro1">
          <table:table-cell office:value-type="float" office:value="24479534" calcext:value-type="float">
            <text:p>24479534</text:p>
          </table:table-cell>
          <table:table-cell table:formula="of:=[.A1532]/1000/(60*60*24)" office:value-type="time" office:time-value="PT06H47M59.534S" calcext:value-type="time">
            <text:p>06:4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28.91" calcext:value-type="float">
            <text:p>1628.91</text:p>
          </table:table-cell>
          <table:table-cell office:value-type="float" office:value="1967.86" calcext:value-type="float">
            <text:p>1967.86</text:p>
          </table:table-cell>
        </table:table-row>
        <table:table-row table:style-name="ro1">
          <table:table-cell office:value-type="float" office:value="24495534" calcext:value-type="float">
            <text:p>24495534</text:p>
          </table:table-cell>
          <table:table-cell table:formula="of:=[.A1533]/1000/(60*60*24)" office:value-type="time" office:time-value="PT06H48M15.534S" calcext:value-type="time">
            <text:p>06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629.94" calcext:value-type="float">
            <text:p>1629.94</text:p>
          </table:table-cell>
          <table:table-cell office:value-type="float" office:value="1969.07" calcext:value-type="float">
            <text:p>1969.07</text:p>
          </table:table-cell>
        </table:table-row>
        <table:table-row table:style-name="ro1">
          <table:table-cell office:value-type="float" office:value="24511534" calcext:value-type="float">
            <text:p>24511534</text:p>
          </table:table-cell>
          <table:table-cell table:formula="of:=[.A1534]/1000/(60*60*24)" office:value-type="time" office:time-value="PT06H48M31.534S" calcext:value-type="time">
            <text:p>06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30.97" calcext:value-type="float">
            <text:p>1630.97</text:p>
          </table:table-cell>
          <table:table-cell office:value-type="float" office:value="1970.28" calcext:value-type="float">
            <text:p>1970.28</text:p>
          </table:table-cell>
        </table:table-row>
        <table:table-row table:style-name="ro1">
          <table:table-cell office:value-type="float" office:value="24527534" calcext:value-type="float">
            <text:p>24527534</text:p>
          </table:table-cell>
          <table:table-cell table:formula="of:=[.A1535]/1000/(60*60*24)" office:value-type="time" office:time-value="PT06H48M47.534S" calcext:value-type="time">
            <text:p>06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1971.5" calcext:value-type="float">
            <text:p>1971.5</text:p>
          </table:table-cell>
        </table:table-row>
        <table:table-row table:style-name="ro1">
          <table:table-cell office:value-type="float" office:value="24543534" calcext:value-type="float">
            <text:p>24543534</text:p>
          </table:table-cell>
          <table:table-cell table:formula="of:=[.A1536]/1000/(60*60*24)" office:value-type="time" office:time-value="PT06H49M03.534S" calcext:value-type="time">
            <text:p>06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33.04" calcext:value-type="float">
            <text:p>1633.04</text:p>
          </table:table-cell>
          <table:table-cell office:value-type="float" office:value="1972.71" calcext:value-type="float">
            <text:p>1972.71</text:p>
          </table:table-cell>
        </table:table-row>
        <table:table-row table:style-name="ro1">
          <table:table-cell office:value-type="float" office:value="24559534" calcext:value-type="float">
            <text:p>24559534</text:p>
          </table:table-cell>
          <table:table-cell table:formula="of:=[.A1537]/1000/(60*60*24)" office:value-type="time" office:time-value="PT06H49M19.534S" calcext:value-type="time">
            <text:p>06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34.07" calcext:value-type="float">
            <text:p>1634.07</text:p>
          </table:table-cell>
          <table:table-cell office:value-type="float" office:value="1973.92" calcext:value-type="float">
            <text:p>1973.92</text:p>
          </table:table-cell>
        </table:table-row>
        <table:table-row table:style-name="ro1">
          <table:table-cell office:value-type="float" office:value="24575534" calcext:value-type="float">
            <text:p>24575534</text:p>
          </table:table-cell>
          <table:table-cell table:formula="of:=[.A1538]/1000/(60*60*24)" office:value-type="time" office:time-value="PT06H49M35.534S" calcext:value-type="time">
            <text:p>06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1635.11" calcext:value-type="float">
            <text:p>1635.11</text:p>
          </table:table-cell>
          <table:table-cell office:value-type="float" office:value="1975.13" calcext:value-type="float">
            <text:p>1975.13</text:p>
          </table:table-cell>
        </table:table-row>
        <table:table-row table:style-name="ro1">
          <table:table-cell office:value-type="float" office:value="24591534" calcext:value-type="float">
            <text:p>24591534</text:p>
          </table:table-cell>
          <table:table-cell table:formula="of:=[.A1539]/1000/(60*60*24)" office:value-type="time" office:time-value="PT06H49M51.534S" calcext:value-type="time">
            <text:p>06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36.14" calcext:value-type="float">
            <text:p>1636.14</text:p>
          </table:table-cell>
          <table:table-cell office:value-type="float" office:value="1976.34" calcext:value-type="float">
            <text:p>1976.34</text:p>
          </table:table-cell>
        </table:table-row>
        <table:table-row table:style-name="ro1">
          <table:table-cell office:value-type="float" office:value="24607534" calcext:value-type="float">
            <text:p>24607534</text:p>
          </table:table-cell>
          <table:table-cell table:formula="of:=[.A1540]/1000/(60*60*24)" office:value-type="time" office:time-value="PT06H50M07.534S" calcext:value-type="time">
            <text:p>06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37.17" calcext:value-type="float">
            <text:p>1637.17</text:p>
          </table:table-cell>
          <table:table-cell office:value-type="float" office:value="1977.55" calcext:value-type="float">
            <text:p>1977.55</text:p>
          </table:table-cell>
        </table:table-row>
        <table:table-row table:style-name="ro1">
          <table:table-cell office:value-type="float" office:value="24623534" calcext:value-type="float">
            <text:p>24623534</text:p>
          </table:table-cell>
          <table:table-cell table:formula="of:=[.A1541]/1000/(60*60*24)" office:value-type="time" office:time-value="PT06H50M23.534S" calcext:value-type="time">
            <text:p>06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638.21" calcext:value-type="float">
            <text:p>1638.21</text:p>
          </table:table-cell>
          <table:table-cell office:value-type="float" office:value="1978.76" calcext:value-type="float">
            <text:p>1978.76</text:p>
          </table:table-cell>
        </table:table-row>
        <table:table-row table:style-name="ro1">
          <table:table-cell office:value-type="float" office:value="24639534" calcext:value-type="float">
            <text:p>24639534</text:p>
          </table:table-cell>
          <table:table-cell table:formula="of:=[.A1542]/1000/(60*60*24)" office:value-type="time" office:time-value="PT06H50M39.534S" calcext:value-type="time">
            <text:p>06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39.24" calcext:value-type="float">
            <text:p>1639.24</text:p>
          </table:table-cell>
          <table:table-cell office:value-type="float" office:value="1979.97" calcext:value-type="float">
            <text:p>1979.97</text:p>
          </table:table-cell>
        </table:table-row>
        <table:table-row table:style-name="ro1">
          <table:table-cell office:value-type="float" office:value="24655534" calcext:value-type="float">
            <text:p>24655534</text:p>
          </table:table-cell>
          <table:table-cell table:formula="of:=[.A1543]/1000/(60*60*24)" office:value-type="time" office:time-value="PT06H50M55.534S" calcext:value-type="time">
            <text:p>06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40.27" calcext:value-type="float">
            <text:p>1640.27</text:p>
          </table:table-cell>
          <table:table-cell office:value-type="float" office:value="1981.18" calcext:value-type="float">
            <text:p>1981.18</text:p>
          </table:table-cell>
        </table:table-row>
        <table:table-row table:style-name="ro1">
          <table:table-cell office:value-type="float" office:value="24671534" calcext:value-type="float">
            <text:p>24671534</text:p>
          </table:table-cell>
          <table:table-cell table:formula="of:=[.A1544]/1000/(60*60*24)" office:value-type="time" office:time-value="PT06H51M11.534S" calcext:value-type="time">
            <text:p>06:5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41.31" calcext:value-type="float">
            <text:p>1641.31</text:p>
          </table:table-cell>
          <table:table-cell office:value-type="float" office:value="1982.39" calcext:value-type="float">
            <text:p>1982.39</text:p>
          </table:table-cell>
        </table:table-row>
        <table:table-row table:style-name="ro1">
          <table:table-cell office:value-type="float" office:value="24687534" calcext:value-type="float">
            <text:p>24687534</text:p>
          </table:table-cell>
          <table:table-cell table:formula="of:=[.A1545]/1000/(60*60*24)" office:value-type="time" office:time-value="PT06H51M27.534S" calcext:value-type="time">
            <text:p>06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42.34" calcext:value-type="float">
            <text:p>1642.34</text:p>
          </table:table-cell>
          <table:table-cell office:value-type="float" office:value="1983.59" calcext:value-type="float">
            <text:p>1983.59</text:p>
          </table:table-cell>
        </table:table-row>
        <table:table-row table:style-name="ro1">
          <table:table-cell office:value-type="float" office:value="24703534" calcext:value-type="float">
            <text:p>24703534</text:p>
          </table:table-cell>
          <table:table-cell table:formula="of:=[.A1546]/1000/(60*60*24)" office:value-type="time" office:time-value="PT06H51M43.534S" calcext:value-type="time">
            <text:p>06:51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643.37" calcext:value-type="float">
            <text:p>1643.37</text:p>
          </table:table-cell>
          <table:table-cell office:value-type="float" office:value="1984.8" calcext:value-type="float">
            <text:p>1984.8</text:p>
          </table:table-cell>
        </table:table-row>
        <table:table-row table:style-name="ro1">
          <table:table-cell office:value-type="float" office:value="24719534" calcext:value-type="float">
            <text:p>24719534</text:p>
          </table:table-cell>
          <table:table-cell table:formula="of:=[.A1547]/1000/(60*60*24)" office:value-type="time" office:time-value="PT06H51M59.534S" calcext:value-type="time">
            <text:p>06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44.4" calcext:value-type="float">
            <text:p>1644.4</text:p>
          </table:table-cell>
          <table:table-cell office:value-type="float" office:value="1986.01" calcext:value-type="float">
            <text:p>1986.01</text:p>
          </table:table-cell>
        </table:table-row>
        <table:table-row table:style-name="ro1">
          <table:table-cell office:value-type="float" office:value="24735534" calcext:value-type="float">
            <text:p>24735534</text:p>
          </table:table-cell>
          <table:table-cell table:formula="of:=[.A1548]/1000/(60*60*24)" office:value-type="time" office:time-value="PT06H52M15.534S" calcext:value-type="time">
            <text:p>06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45.44" calcext:value-type="float">
            <text:p>1645.44</text:p>
          </table:table-cell>
          <table:table-cell office:value-type="float" office:value="1987.22" calcext:value-type="float">
            <text:p>1987.22</text:p>
          </table:table-cell>
        </table:table-row>
        <table:table-row table:style-name="ro1">
          <table:table-cell office:value-type="float" office:value="24751534" calcext:value-type="float">
            <text:p>24751534</text:p>
          </table:table-cell>
          <table:table-cell table:formula="of:=[.A1549]/1000/(60*60*24)" office:value-type="time" office:time-value="PT06H52M31.534S" calcext:value-type="time">
            <text:p>06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46.47" calcext:value-type="float">
            <text:p>1646.47</text:p>
          </table:table-cell>
          <table:table-cell office:value-type="float" office:value="1988.43" calcext:value-type="float">
            <text:p>1988.43</text:p>
          </table:table-cell>
        </table:table-row>
        <table:table-row table:style-name="ro1">
          <table:table-cell office:value-type="float" office:value="24767534" calcext:value-type="float">
            <text:p>24767534</text:p>
          </table:table-cell>
          <table:table-cell table:formula="of:=[.A1550]/1000/(60*60*24)" office:value-type="time" office:time-value="PT06H52M47.534S" calcext:value-type="time">
            <text:p>06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47.5" calcext:value-type="float">
            <text:p>1647.5</text:p>
          </table:table-cell>
          <table:table-cell office:value-type="float" office:value="1989.64" calcext:value-type="float">
            <text:p>1989.64</text:p>
          </table:table-cell>
        </table:table-row>
        <table:table-row table:style-name="ro1">
          <table:table-cell office:value-type="float" office:value="24783534" calcext:value-type="float">
            <text:p>24783534</text:p>
          </table:table-cell>
          <table:table-cell table:formula="of:=[.A1551]/1000/(60*60*24)" office:value-type="time" office:time-value="PT06H53M03.534S" calcext:value-type="time">
            <text:p>06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48.54" calcext:value-type="float">
            <text:p>1648.54</text:p>
          </table:table-cell>
          <table:table-cell office:value-type="float" office:value="1990.85" calcext:value-type="float">
            <text:p>1990.85</text:p>
          </table:table-cell>
        </table:table-row>
        <table:table-row table:style-name="ro1">
          <table:table-cell office:value-type="float" office:value="24799534" calcext:value-type="float">
            <text:p>24799534</text:p>
          </table:table-cell>
          <table:table-cell table:formula="of:=[.A1552]/1000/(60*60*24)" office:value-type="time" office:time-value="PT06H53M19.534S" calcext:value-type="time">
            <text:p>06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649.57" calcext:value-type="float">
            <text:p>1649.57</text:p>
          </table:table-cell>
          <table:table-cell office:value-type="float" office:value="1992.06" calcext:value-type="float">
            <text:p>1992.06</text:p>
          </table:table-cell>
        </table:table-row>
        <table:table-row table:style-name="ro1">
          <table:table-cell office:value-type="float" office:value="24815534" calcext:value-type="float">
            <text:p>24815534</text:p>
          </table:table-cell>
          <table:table-cell table:formula="of:=[.A1553]/1000/(60*60*24)" office:value-type="time" office:time-value="PT06H53M35.534S" calcext:value-type="time">
            <text:p>06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50.6" calcext:value-type="float">
            <text:p>1650.6</text:p>
          </table:table-cell>
          <table:table-cell office:value-type="float" office:value="1993.27" calcext:value-type="float">
            <text:p>1993.27</text:p>
          </table:table-cell>
        </table:table-row>
        <table:table-row table:style-name="ro1">
          <table:table-cell office:value-type="float" office:value="24831534" calcext:value-type="float">
            <text:p>24831534</text:p>
          </table:table-cell>
          <table:table-cell table:formula="of:=[.A1554]/1000/(60*60*24)" office:value-type="time" office:time-value="PT06H53M51.534S" calcext:value-type="time">
            <text:p>06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651.63" calcext:value-type="float">
            <text:p>1651.63</text:p>
          </table:table-cell>
          <table:table-cell office:value-type="float" office:value="1994.48" calcext:value-type="float">
            <text:p>1994.48</text:p>
          </table:table-cell>
        </table:table-row>
        <table:table-row table:style-name="ro1">
          <table:table-cell office:value-type="float" office:value="24847534" calcext:value-type="float">
            <text:p>24847534</text:p>
          </table:table-cell>
          <table:table-cell table:formula="of:=[.A1555]/1000/(60*60*24)" office:value-type="time" office:time-value="PT06H54M07.534S" calcext:value-type="time">
            <text:p>06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52.67" calcext:value-type="float">
            <text:p>1652.67</text:p>
          </table:table-cell>
          <table:table-cell office:value-type="float" office:value="1995.68" calcext:value-type="float">
            <text:p>1995.68</text:p>
          </table:table-cell>
        </table:table-row>
        <table:table-row table:style-name="ro1">
          <table:table-cell office:value-type="float" office:value="24863534" calcext:value-type="float">
            <text:p>24863534</text:p>
          </table:table-cell>
          <table:table-cell table:formula="of:=[.A1556]/1000/(60*60*24)" office:value-type="time" office:time-value="PT06H54M23.534S" calcext:value-type="time">
            <text:p>06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53.7" calcext:value-type="float">
            <text:p>1653.7</text:p>
          </table:table-cell>
          <table:table-cell office:value-type="float" office:value="1996.89" calcext:value-type="float">
            <text:p>1996.89</text:p>
          </table:table-cell>
        </table:table-row>
        <table:table-row table:style-name="ro1">
          <table:table-cell office:value-type="float" office:value="24879534" calcext:value-type="float">
            <text:p>24879534</text:p>
          </table:table-cell>
          <table:table-cell table:formula="of:=[.A1557]/1000/(60*60*24)" office:value-type="time" office:time-value="PT06H54M39.534S" calcext:value-type="time">
            <text:p>06:54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54.73" calcext:value-type="float">
            <text:p>1654.73</text:p>
          </table:table-cell>
          <table:table-cell office:value-type="float" office:value="1998.1" calcext:value-type="float">
            <text:p>1998.1</text:p>
          </table:table-cell>
        </table:table-row>
        <table:table-row table:style-name="ro1">
          <table:table-cell office:value-type="float" office:value="24895534" calcext:value-type="float">
            <text:p>24895534</text:p>
          </table:table-cell>
          <table:table-cell table:formula="of:=[.A1558]/1000/(60*60*24)" office:value-type="time" office:time-value="PT06H54M55.534S" calcext:value-type="time">
            <text:p>06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55.76" calcext:value-type="float">
            <text:p>1655.76</text:p>
          </table:table-cell>
          <table:table-cell office:value-type="float" office:value="1999.31" calcext:value-type="float">
            <text:p>1999.31</text:p>
          </table:table-cell>
        </table:table-row>
        <table:table-row table:style-name="ro1">
          <table:table-cell office:value-type="float" office:value="24911534" calcext:value-type="float">
            <text:p>24911534</text:p>
          </table:table-cell>
          <table:table-cell table:formula="of:=[.A1559]/1000/(60*60*24)" office:value-type="time" office:time-value="PT06H55M11.534S" calcext:value-type="time">
            <text:p>06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56.79" calcext:value-type="float">
            <text:p>1656.79</text:p>
          </table:table-cell>
          <table:table-cell office:value-type="float" office:value="2000.52" calcext:value-type="float">
            <text:p>2000.52</text:p>
          </table:table-cell>
        </table:table-row>
        <table:table-row table:style-name="ro1">
          <table:table-cell office:value-type="float" office:value="24927534" calcext:value-type="float">
            <text:p>24927534</text:p>
          </table:table-cell>
          <table:table-cell table:formula="of:=[.A1560]/1000/(60*60*24)" office:value-type="time" office:time-value="PT06H55M27.534S" calcext:value-type="time">
            <text:p>06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657.82" calcext:value-type="float">
            <text:p>1657.82</text:p>
          </table:table-cell>
          <table:table-cell office:value-type="float" office:value="2001.72" calcext:value-type="float">
            <text:p>2001.72</text:p>
          </table:table-cell>
        </table:table-row>
        <table:table-row table:style-name="ro1">
          <table:table-cell office:value-type="float" office:value="24943534" calcext:value-type="float">
            <text:p>24943534</text:p>
          </table:table-cell>
          <table:table-cell table:formula="of:=[.A1561]/1000/(60*60*24)" office:value-type="time" office:time-value="PT06H55M43.534S" calcext:value-type="time">
            <text:p>06:55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658.86" calcext:value-type="float">
            <text:p>1658.86</text:p>
          </table:table-cell>
          <table:table-cell office:value-type="float" office:value="2002.93" calcext:value-type="float">
            <text:p>2002.93</text:p>
          </table:table-cell>
        </table:table-row>
        <table:table-row table:style-name="ro1">
          <table:table-cell office:value-type="float" office:value="24959534" calcext:value-type="float">
            <text:p>24959534</text:p>
          </table:table-cell>
          <table:table-cell table:formula="of:=[.A1562]/1000/(60*60*24)" office:value-type="time" office:time-value="PT06H55M59.534S" calcext:value-type="time">
            <text:p>06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659.89" calcext:value-type="float">
            <text:p>1659.89</text:p>
          </table:table-cell>
          <table:table-cell office:value-type="float" office:value="2004.14" calcext:value-type="float">
            <text:p>2004.14</text:p>
          </table:table-cell>
        </table:table-row>
        <table:table-row table:style-name="ro1">
          <table:table-cell office:value-type="float" office:value="24975534" calcext:value-type="float">
            <text:p>24975534</text:p>
          </table:table-cell>
          <table:table-cell table:formula="of:=[.A1563]/1000/(60*60*24)" office:value-type="time" office:time-value="PT06H56M15.534S" calcext:value-type="time">
            <text:p>06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660.92" calcext:value-type="float">
            <text:p>1660.92</text:p>
          </table:table-cell>
          <table:table-cell office:value-type="float" office:value="2005.34" calcext:value-type="float">
            <text:p>2005.34</text:p>
          </table:table-cell>
        </table:table-row>
        <table:table-row table:style-name="ro1">
          <table:table-cell office:value-type="float" office:value="24991534" calcext:value-type="float">
            <text:p>24991534</text:p>
          </table:table-cell>
          <table:table-cell table:formula="of:=[.A1564]/1000/(60*60*24)" office:value-type="time" office:time-value="PT06H56M31.534S" calcext:value-type="time">
            <text:p>06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61.95" calcext:value-type="float">
            <text:p>1661.95</text:p>
          </table:table-cell>
          <table:table-cell office:value-type="float" office:value="2006.55" calcext:value-type="float">
            <text:p>2006.55</text:p>
          </table:table-cell>
        </table:table-row>
        <table:table-row table:style-name="ro1">
          <table:table-cell office:value-type="float" office:value="25007534" calcext:value-type="float">
            <text:p>25007534</text:p>
          </table:table-cell>
          <table:table-cell table:formula="of:=[.A1565]/1000/(60*60*24)" office:value-type="time" office:time-value="PT06H56M47.534S" calcext:value-type="time">
            <text:p>06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62.98" calcext:value-type="float">
            <text:p>1662.98</text:p>
          </table:table-cell>
          <table:table-cell office:value-type="float" office:value="2007.76" calcext:value-type="float">
            <text:p>2007.76</text:p>
          </table:table-cell>
        </table:table-row>
        <table:table-row table:style-name="ro1">
          <table:table-cell office:value-type="float" office:value="25023534" calcext:value-type="float">
            <text:p>25023534</text:p>
          </table:table-cell>
          <table:table-cell table:formula="of:=[.A1566]/1000/(60*60*24)" office:value-type="time" office:time-value="PT06H57M03.534S" calcext:value-type="time">
            <text:p>06:57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664.01" calcext:value-type="float">
            <text:p>1664.01</text:p>
          </table:table-cell>
          <table:table-cell office:value-type="float" office:value="2008.97" calcext:value-type="float">
            <text:p>2008.97</text:p>
          </table:table-cell>
        </table:table-row>
        <table:table-row table:style-name="ro1">
          <table:table-cell office:value-type="float" office:value="25039534" calcext:value-type="float">
            <text:p>25039534</text:p>
          </table:table-cell>
          <table:table-cell table:formula="of:=[.A1567]/1000/(60*60*24)" office:value-type="time" office:time-value="PT06H57M19.534S" calcext:value-type="time">
            <text:p>06:57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665.05" calcext:value-type="float">
            <text:p>1665.05</text:p>
          </table:table-cell>
          <table:table-cell office:value-type="float" office:value="2010.17" calcext:value-type="float">
            <text:p>2010.17</text:p>
          </table:table-cell>
        </table:table-row>
        <table:table-row table:style-name="ro1">
          <table:table-cell office:value-type="float" office:value="25055534" calcext:value-type="float">
            <text:p>25055534</text:p>
          </table:table-cell>
          <table:table-cell table:formula="of:=[.A1568]/1000/(60*60*24)" office:value-type="time" office:time-value="PT06H57M35.534S" calcext:value-type="time">
            <text:p>06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666.08" calcext:value-type="float">
            <text:p>1666.08</text:p>
          </table:table-cell>
          <table:table-cell office:value-type="float" office:value="2011.38" calcext:value-type="float">
            <text:p>2011.38</text:p>
          </table:table-cell>
        </table:table-row>
        <table:table-row table:style-name="ro1">
          <table:table-cell office:value-type="float" office:value="25071534" calcext:value-type="float">
            <text:p>25071534</text:p>
          </table:table-cell>
          <table:table-cell table:formula="of:=[.A1569]/1000/(60*60*24)" office:value-type="time" office:time-value="PT06H57M51.534S" calcext:value-type="time">
            <text:p>06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667.11" calcext:value-type="float">
            <text:p>1667.11</text:p>
          </table:table-cell>
          <table:table-cell office:value-type="float" office:value="2012.58" calcext:value-type="float">
            <text:p>2012.58</text:p>
          </table:table-cell>
        </table:table-row>
        <table:table-row table:style-name="ro1">
          <table:table-cell office:value-type="float" office:value="25087534" calcext:value-type="float">
            <text:p>25087534</text:p>
          </table:table-cell>
          <table:table-cell table:formula="of:=[.A1570]/1000/(60*60*24)" office:value-type="time" office:time-value="PT06H58M07.534S" calcext:value-type="time">
            <text:p>06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668.14" calcext:value-type="float">
            <text:p>1668.14</text:p>
          </table:table-cell>
          <table:table-cell office:value-type="float" office:value="2013.78" calcext:value-type="float">
            <text:p>2013.78</text:p>
          </table:table-cell>
        </table:table-row>
        <table:table-row table:style-name="ro1">
          <table:table-cell office:value-type="float" office:value="25103534" calcext:value-type="float">
            <text:p>25103534</text:p>
          </table:table-cell>
          <table:table-cell table:formula="of:=[.A1571]/1000/(60*60*24)" office:value-type="time" office:time-value="PT06H58M23.534S" calcext:value-type="time">
            <text:p>06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669.17" calcext:value-type="float">
            <text:p>1669.17</text:p>
          </table:table-cell>
          <table:table-cell office:value-type="float" office:value="2014.99" calcext:value-type="float">
            <text:p>2014.99</text:p>
          </table:table-cell>
        </table:table-row>
        <table:table-row table:style-name="ro1">
          <table:table-cell office:value-type="float" office:value="25119534" calcext:value-type="float">
            <text:p>25119534</text:p>
          </table:table-cell>
          <table:table-cell table:formula="of:=[.A1572]/1000/(60*60*24)" office:value-type="time" office:time-value="PT06H58M39.534S" calcext:value-type="time">
            <text:p>06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670.2" calcext:value-type="float">
            <text:p>1670.2</text:p>
          </table:table-cell>
          <table:table-cell office:value-type="float" office:value="2016.19" calcext:value-type="float">
            <text:p>2016.19</text:p>
          </table:table-cell>
        </table:table-row>
        <table:table-row table:style-name="ro1">
          <table:table-cell office:value-type="float" office:value="25135534" calcext:value-type="float">
            <text:p>25135534</text:p>
          </table:table-cell>
          <table:table-cell table:formula="of:=[.A1573]/1000/(60*60*24)" office:value-type="time" office:time-value="PT06H58M55.534S" calcext:value-type="time">
            <text:p>06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671.23" calcext:value-type="float">
            <text:p>1671.23</text:p>
          </table:table-cell>
          <table:table-cell office:value-type="float" office:value="2017.39" calcext:value-type="float">
            <text:p>2017.39</text:p>
          </table:table-cell>
        </table:table-row>
        <table:table-row table:style-name="ro1">
          <table:table-cell office:value-type="float" office:value="25151534" calcext:value-type="float">
            <text:p>25151534</text:p>
          </table:table-cell>
          <table:table-cell table:formula="of:=[.A1574]/1000/(60*60*24)" office:value-type="time" office:time-value="PT06H59M11.534S" calcext:value-type="time">
            <text:p>06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672.26" calcext:value-type="float">
            <text:p>1672.26</text:p>
          </table:table-cell>
          <table:table-cell office:value-type="float" office:value="2018.6" calcext:value-type="float">
            <text:p>2018.6</text:p>
          </table:table-cell>
        </table:table-row>
        <table:table-row table:style-name="ro1">
          <table:table-cell office:value-type="float" office:value="25167534" calcext:value-type="float">
            <text:p>25167534</text:p>
          </table:table-cell>
          <table:table-cell table:formula="of:=[.A1575]/1000/(60*60*24)" office:value-type="time" office:time-value="PT06H59M27.534S" calcext:value-type="time">
            <text:p>06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673.29" calcext:value-type="float">
            <text:p>1673.29</text:p>
          </table:table-cell>
          <table:table-cell office:value-type="float" office:value="2019.8" calcext:value-type="float">
            <text:p>2019.8</text:p>
          </table:table-cell>
        </table:table-row>
        <table:table-row table:style-name="ro1">
          <table:table-cell office:value-type="float" office:value="25183534" calcext:value-type="float">
            <text:p>25183534</text:p>
          </table:table-cell>
          <table:table-cell table:formula="of:=[.A1576]/1000/(60*60*24)" office:value-type="time" office:time-value="PT06H59M43.534S" calcext:value-type="time">
            <text:p>06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674.32" calcext:value-type="float">
            <text:p>1674.32</text:p>
          </table:table-cell>
          <table:table-cell office:value-type="float" office:value="2021.01" calcext:value-type="float">
            <text:p>2021.01</text:p>
          </table:table-cell>
        </table:table-row>
        <table:table-row table:style-name="ro1">
          <table:table-cell office:value-type="float" office:value="25199534" calcext:value-type="float">
            <text:p>25199534</text:p>
          </table:table-cell>
          <table:table-cell table:formula="of:=[.A1577]/1000/(60*60*24)" office:value-type="time" office:time-value="PT06H59M59.534S" calcext:value-type="time">
            <text:p>07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675.36" calcext:value-type="float">
            <text:p>1675.36</text:p>
          </table:table-cell>
          <table:table-cell office:value-type="float" office:value="2022.21" calcext:value-type="float">
            <text:p>2022.21</text:p>
          </table:table-cell>
        </table:table-row>
        <table:table-row table:style-name="ro1">
          <table:table-cell office:value-type="float" office:value="25215534" calcext:value-type="float">
            <text:p>25215534</text:p>
          </table:table-cell>
          <table:table-cell table:formula="of:=[.A1578]/1000/(60*60*24)" office:value-type="time" office:time-value="PT07H00M15.534S" calcext:value-type="time">
            <text:p>07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676.39" calcext:value-type="float">
            <text:p>1676.39</text:p>
          </table:table-cell>
          <table:table-cell office:value-type="float" office:value="2023.41" calcext:value-type="float">
            <text:p>2023.41</text:p>
          </table:table-cell>
        </table:table-row>
        <table:table-row table:style-name="ro1">
          <table:table-cell office:value-type="float" office:value="25231534" calcext:value-type="float">
            <text:p>25231534</text:p>
          </table:table-cell>
          <table:table-cell table:formula="of:=[.A1579]/1000/(60*60*24)" office:value-type="time" office:time-value="PT07H00M31.534S" calcext:value-type="time">
            <text:p>07:0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677.42" calcext:value-type="float">
            <text:p>1677.42</text:p>
          </table:table-cell>
          <table:table-cell office:value-type="float" office:value="2024.62" calcext:value-type="float">
            <text:p>2024.62</text:p>
          </table:table-cell>
        </table:table-row>
        <table:table-row table:style-name="ro1">
          <table:table-cell office:value-type="float" office:value="25247534" calcext:value-type="float">
            <text:p>25247534</text:p>
          </table:table-cell>
          <table:table-cell table:formula="of:=[.A1580]/1000/(60*60*24)" office:value-type="time" office:time-value="PT07H00M47.534S" calcext:value-type="time">
            <text:p>07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678.45" calcext:value-type="float">
            <text:p>1678.45</text:p>
          </table:table-cell>
          <table:table-cell office:value-type="float" office:value="2025.82" calcext:value-type="float">
            <text:p>2025.82</text:p>
          </table:table-cell>
        </table:table-row>
        <table:table-row table:style-name="ro1">
          <table:table-cell office:value-type="float" office:value="25263534" calcext:value-type="float">
            <text:p>25263534</text:p>
          </table:table-cell>
          <table:table-cell table:formula="of:=[.A1581]/1000/(60*60*24)" office:value-type="time" office:time-value="PT07H01M03.534S" calcext:value-type="time">
            <text:p>07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679.48" calcext:value-type="float">
            <text:p>1679.48</text:p>
          </table:table-cell>
          <table:table-cell office:value-type="float" office:value="2027.02" calcext:value-type="float">
            <text:p>2027.02</text:p>
          </table:table-cell>
        </table:table-row>
        <table:table-row table:style-name="ro1">
          <table:table-cell office:value-type="float" office:value="25279534" calcext:value-type="float">
            <text:p>25279534</text:p>
          </table:table-cell>
          <table:table-cell table:formula="of:=[.A1582]/1000/(60*60*24)" office:value-type="time" office:time-value="PT07H01M19.534S" calcext:value-type="time">
            <text:p>07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680.51" calcext:value-type="float">
            <text:p>1680.51</text:p>
          </table:table-cell>
          <table:table-cell office:value-type="float" office:value="2028.22" calcext:value-type="float">
            <text:p>2028.22</text:p>
          </table:table-cell>
        </table:table-row>
        <table:table-row table:style-name="ro1">
          <table:table-cell office:value-type="float" office:value="25295534" calcext:value-type="float">
            <text:p>25295534</text:p>
          </table:table-cell>
          <table:table-cell table:formula="of:=[.A1583]/1000/(60*60*24)" office:value-type="time" office:time-value="PT07H01M35.534S" calcext:value-type="time">
            <text:p>07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681.54" calcext:value-type="float">
            <text:p>1681.54</text:p>
          </table:table-cell>
          <table:table-cell office:value-type="float" office:value="2029.43" calcext:value-type="float">
            <text:p>2029.43</text:p>
          </table:table-cell>
        </table:table-row>
        <table:table-row table:style-name="ro1">
          <table:table-cell office:value-type="float" office:value="25311534" calcext:value-type="float">
            <text:p>25311534</text:p>
          </table:table-cell>
          <table:table-cell table:formula="of:=[.A1584]/1000/(60*60*24)" office:value-type="time" office:time-value="PT07H01M51.534S" calcext:value-type="time">
            <text:p>07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682.57" calcext:value-type="float">
            <text:p>1682.57</text:p>
          </table:table-cell>
          <table:table-cell office:value-type="float" office:value="2030.63" calcext:value-type="float">
            <text:p>2030.63</text:p>
          </table:table-cell>
        </table:table-row>
        <table:table-row table:style-name="ro1">
          <table:table-cell office:value-type="float" office:value="25327534" calcext:value-type="float">
            <text:p>25327534</text:p>
          </table:table-cell>
          <table:table-cell table:formula="of:=[.A1585]/1000/(60*60*24)" office:value-type="time" office:time-value="PT07H02M07.534S" calcext:value-type="time">
            <text:p>07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683.6" calcext:value-type="float">
            <text:p>1683.6</text:p>
          </table:table-cell>
          <table:table-cell office:value-type="float" office:value="2031.83" calcext:value-type="float">
            <text:p>2031.83</text:p>
          </table:table-cell>
        </table:table-row>
        <table:table-row table:style-name="ro1">
          <table:table-cell office:value-type="float" office:value="25343534" calcext:value-type="float">
            <text:p>25343534</text:p>
          </table:table-cell>
          <table:table-cell table:formula="of:=[.A1586]/1000/(60*60*24)" office:value-type="time" office:time-value="PT07H02M23.534S" calcext:value-type="time">
            <text:p>07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684.63" calcext:value-type="float">
            <text:p>1684.63</text:p>
          </table:table-cell>
          <table:table-cell office:value-type="float" office:value="2033.03" calcext:value-type="float">
            <text:p>2033.03</text:p>
          </table:table-cell>
        </table:table-row>
        <table:table-row table:style-name="ro1">
          <table:table-cell office:value-type="float" office:value="25359534" calcext:value-type="float">
            <text:p>25359534</text:p>
          </table:table-cell>
          <table:table-cell table:formula="of:=[.A1587]/1000/(60*60*24)" office:value-type="time" office:time-value="PT07H02M39.534S" calcext:value-type="time">
            <text:p>07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685.66" calcext:value-type="float">
            <text:p>1685.66</text:p>
          </table:table-cell>
          <table:table-cell office:value-type="float" office:value="2034.24" calcext:value-type="float">
            <text:p>2034.24</text:p>
          </table:table-cell>
        </table:table-row>
        <table:table-row table:style-name="ro1">
          <table:table-cell office:value-type="float" office:value="25375534" calcext:value-type="float">
            <text:p>25375534</text:p>
          </table:table-cell>
          <table:table-cell table:formula="of:=[.A1588]/1000/(60*60*24)" office:value-type="time" office:time-value="PT07H02M55.534S" calcext:value-type="time">
            <text:p>07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686.69" calcext:value-type="float">
            <text:p>1686.69</text:p>
          </table:table-cell>
          <table:table-cell office:value-type="float" office:value="2035.44" calcext:value-type="float">
            <text:p>2035.44</text:p>
          </table:table-cell>
        </table:table-row>
        <table:table-row table:style-name="ro1">
          <table:table-cell office:value-type="float" office:value="25391534" calcext:value-type="float">
            <text:p>25391534</text:p>
          </table:table-cell>
          <table:table-cell table:formula="of:=[.A1589]/1000/(60*60*24)" office:value-type="time" office:time-value="PT07H03M11.534S" calcext:value-type="time">
            <text:p>07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687.71" calcext:value-type="float">
            <text:p>1687.71</text:p>
          </table:table-cell>
          <table:table-cell office:value-type="float" office:value="2036.64" calcext:value-type="float">
            <text:p>2036.64</text:p>
          </table:table-cell>
        </table:table-row>
        <table:table-row table:style-name="ro1">
          <table:table-cell office:value-type="float" office:value="25407534" calcext:value-type="float">
            <text:p>25407534</text:p>
          </table:table-cell>
          <table:table-cell table:formula="of:=[.A1590]/1000/(60*60*24)" office:value-type="time" office:time-value="PT07H03M27.534S" calcext:value-type="time">
            <text:p>07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688.74" calcext:value-type="float">
            <text:p>1688.74</text:p>
          </table:table-cell>
          <table:table-cell office:value-type="float" office:value="2037.84" calcext:value-type="float">
            <text:p>2037.84</text:p>
          </table:table-cell>
        </table:table-row>
        <table:table-row table:style-name="ro1">
          <table:table-cell office:value-type="float" office:value="25423534" calcext:value-type="float">
            <text:p>25423534</text:p>
          </table:table-cell>
          <table:table-cell table:formula="of:=[.A1591]/1000/(60*60*24)" office:value-type="time" office:time-value="PT07H03M43.534S" calcext:value-type="time">
            <text:p>07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689.77" calcext:value-type="float">
            <text:p>1689.77</text:p>
          </table:table-cell>
          <table:table-cell office:value-type="float" office:value="2039.04" calcext:value-type="float">
            <text:p>2039.04</text:p>
          </table:table-cell>
        </table:table-row>
        <table:table-row table:style-name="ro1">
          <table:table-cell office:value-type="float" office:value="25439534" calcext:value-type="float">
            <text:p>25439534</text:p>
          </table:table-cell>
          <table:table-cell table:formula="of:=[.A1592]/1000/(60*60*24)" office:value-type="time" office:time-value="PT07H03M59.534S" calcext:value-type="time">
            <text:p>07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690.8" calcext:value-type="float">
            <text:p>1690.8</text:p>
          </table:table-cell>
          <table:table-cell office:value-type="float" office:value="2040.24" calcext:value-type="float">
            <text:p>2040.24</text:p>
          </table:table-cell>
        </table:table-row>
        <table:table-row table:style-name="ro1">
          <table:table-cell office:value-type="float" office:value="25455534" calcext:value-type="float">
            <text:p>25455534</text:p>
          </table:table-cell>
          <table:table-cell table:formula="of:=[.A1593]/1000/(60*60*24)" office:value-type="time" office:time-value="PT07H04M15.534S" calcext:value-type="time">
            <text:p>07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691.83" calcext:value-type="float">
            <text:p>1691.83</text:p>
          </table:table-cell>
          <table:table-cell office:value-type="float" office:value="2041.44" calcext:value-type="float">
            <text:p>2041.44</text:p>
          </table:table-cell>
        </table:table-row>
        <table:table-row table:style-name="ro1">
          <table:table-cell office:value-type="float" office:value="25471534" calcext:value-type="float">
            <text:p>25471534</text:p>
          </table:table-cell>
          <table:table-cell table:formula="of:=[.A1594]/1000/(60*60*24)" office:value-type="time" office:time-value="PT07H04M31.534S" calcext:value-type="time">
            <text:p>07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692.86" calcext:value-type="float">
            <text:p>1692.86</text:p>
          </table:table-cell>
          <table:table-cell office:value-type="float" office:value="2042.65" calcext:value-type="float">
            <text:p>2042.65</text:p>
          </table:table-cell>
        </table:table-row>
        <table:table-row table:style-name="ro1">
          <table:table-cell office:value-type="float" office:value="25487534" calcext:value-type="float">
            <text:p>25487534</text:p>
          </table:table-cell>
          <table:table-cell table:formula="of:=[.A1595]/1000/(60*60*24)" office:value-type="time" office:time-value="PT07H04M47.534S" calcext:value-type="time">
            <text:p>07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693.89" calcext:value-type="float">
            <text:p>1693.89</text:p>
          </table:table-cell>
          <table:table-cell office:value-type="float" office:value="2043.85" calcext:value-type="float">
            <text:p>2043.85</text:p>
          </table:table-cell>
        </table:table-row>
        <table:table-row table:style-name="ro1">
          <table:table-cell office:value-type="float" office:value="25503534" calcext:value-type="float">
            <text:p>25503534</text:p>
          </table:table-cell>
          <table:table-cell table:formula="of:=[.A1596]/1000/(60*60*24)" office:value-type="time" office:time-value="PT07H05M03.534S" calcext:value-type="time">
            <text:p>07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694.92" calcext:value-type="float">
            <text:p>1694.92</text:p>
          </table:table-cell>
          <table:table-cell office:value-type="float" office:value="2045.05" calcext:value-type="float">
            <text:p>2045.05</text:p>
          </table:table-cell>
        </table:table-row>
        <table:table-row table:style-name="ro1">
          <table:table-cell office:value-type="float" office:value="25519534" calcext:value-type="float">
            <text:p>25519534</text:p>
          </table:table-cell>
          <table:table-cell table:formula="of:=[.A1597]/1000/(60*60*24)" office:value-type="time" office:time-value="PT07H05M19.534S" calcext:value-type="time">
            <text:p>07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695.95" calcext:value-type="float">
            <text:p>1695.95</text:p>
          </table:table-cell>
          <table:table-cell office:value-type="float" office:value="2046.25" calcext:value-type="float">
            <text:p>2046.25</text:p>
          </table:table-cell>
        </table:table-row>
        <table:table-row table:style-name="ro1">
          <table:table-cell office:value-type="float" office:value="25535534" calcext:value-type="float">
            <text:p>25535534</text:p>
          </table:table-cell>
          <table:table-cell table:formula="of:=[.A1598]/1000/(60*60*24)" office:value-type="time" office:time-value="PT07H05M35.534S" calcext:value-type="time">
            <text:p>07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696.98" calcext:value-type="float">
            <text:p>1696.98</text:p>
          </table:table-cell>
          <table:table-cell office:value-type="float" office:value="2047.45" calcext:value-type="float">
            <text:p>2047.45</text:p>
          </table:table-cell>
        </table:table-row>
        <table:table-row table:style-name="ro1">
          <table:table-cell office:value-type="float" office:value="25551534" calcext:value-type="float">
            <text:p>25551534</text:p>
          </table:table-cell>
          <table:table-cell table:formula="of:=[.A1599]/1000/(60*60*24)" office:value-type="time" office:time-value="PT07H05M51.534S" calcext:value-type="time">
            <text:p>07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698.01" calcext:value-type="float">
            <text:p>1698.01</text:p>
          </table:table-cell>
          <table:table-cell office:value-type="float" office:value="2048.65" calcext:value-type="float">
            <text:p>2048.65</text:p>
          </table:table-cell>
        </table:table-row>
        <table:table-row table:style-name="ro1">
          <table:table-cell office:value-type="float" office:value="25567534" calcext:value-type="float">
            <text:p>25567534</text:p>
          </table:table-cell>
          <table:table-cell table:formula="of:=[.A1600]/1000/(60*60*24)" office:value-type="time" office:time-value="PT07H06M07.534S" calcext:value-type="time">
            <text:p>07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19" calcext:value-type="float">
            <text:p>270.19</text:p>
          </table:table-cell>
          <table:table-cell office:value-type="float" office:value="1699.04" calcext:value-type="float">
            <text:p>1699.04</text:p>
          </table:table-cell>
          <table:table-cell office:value-type="float" office:value="2049.85" calcext:value-type="float">
            <text:p>2049.85</text:p>
          </table:table-cell>
        </table:table-row>
        <table:table-row table:style-name="ro1">
          <table:table-cell office:value-type="float" office:value="25583534" calcext:value-type="float">
            <text:p>25583534</text:p>
          </table:table-cell>
          <table:table-cell table:formula="of:=[.A1601]/1000/(60*60*24)" office:value-type="time" office:time-value="PT07H06M23.534S" calcext:value-type="time">
            <text:p>07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19" calcext:value-type="float">
            <text:p>270.19</text:p>
          </table:table-cell>
          <table:table-cell office:value-type="float" office:value="1700.07" calcext:value-type="float">
            <text:p>1700.07</text:p>
          </table:table-cell>
          <table:table-cell office:value-type="float" office:value="2051.05" calcext:value-type="float">
            <text:p>2051.05</text:p>
          </table:table-cell>
        </table:table-row>
        <table:table-row table:style-name="ro1">
          <table:table-cell office:value-type="float" office:value="25599534" calcext:value-type="float">
            <text:p>25599534</text:p>
          </table:table-cell>
          <table:table-cell table:formula="of:=[.A1602]/1000/(60*60*24)" office:value-type="time" office:time-value="PT07H06M39.534S" calcext:value-type="time">
            <text:p>07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01.09" calcext:value-type="float">
            <text:p>1701.09</text:p>
          </table:table-cell>
          <table:table-cell office:value-type="float" office:value="2052.25" calcext:value-type="float">
            <text:p>2052.25</text:p>
          </table:table-cell>
        </table:table-row>
        <table:table-row table:style-name="ro1">
          <table:table-cell office:value-type="float" office:value="25615534" calcext:value-type="float">
            <text:p>25615534</text:p>
          </table:table-cell>
          <table:table-cell table:formula="of:=[.A1603]/1000/(60*60*24)" office:value-type="time" office:time-value="PT07H06M55.534S" calcext:value-type="time">
            <text:p>07:0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2053.45" calcext:value-type="float">
            <text:p>2053.45</text:p>
          </table:table-cell>
        </table:table-row>
        <table:table-row table:style-name="ro1">
          <table:table-cell office:value-type="float" office:value="25631534" calcext:value-type="float">
            <text:p>25631534</text:p>
          </table:table-cell>
          <table:table-cell table:formula="of:=[.A1604]/1000/(60*60*24)" office:value-type="time" office:time-value="PT07H07M11.534S" calcext:value-type="time">
            <text:p>07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03.15" calcext:value-type="float">
            <text:p>1703.15</text:p>
          </table:table-cell>
          <table:table-cell office:value-type="float" office:value="2054.65" calcext:value-type="float">
            <text:p>2054.65</text:p>
          </table:table-cell>
        </table:table-row>
        <table:table-row table:style-name="ro1">
          <table:table-cell office:value-type="float" office:value="25647534" calcext:value-type="float">
            <text:p>25647534</text:p>
          </table:table-cell>
          <table:table-cell table:formula="of:=[.A1605]/1000/(60*60*24)" office:value-type="time" office:time-value="PT07H07M27.534S" calcext:value-type="time">
            <text:p>07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04.18" calcext:value-type="float">
            <text:p>1704.18</text:p>
          </table:table-cell>
          <table:table-cell office:value-type="float" office:value="2055.85" calcext:value-type="float">
            <text:p>2055.85</text:p>
          </table:table-cell>
        </table:table-row>
        <table:table-row table:style-name="ro1">
          <table:table-cell office:value-type="float" office:value="25663534" calcext:value-type="float">
            <text:p>25663534</text:p>
          </table:table-cell>
          <table:table-cell table:formula="of:=[.A1606]/1000/(60*60*24)" office:value-type="time" office:time-value="PT07H07M43.534S" calcext:value-type="time">
            <text:p>07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705.21" calcext:value-type="float">
            <text:p>1705.21</text:p>
          </table:table-cell>
          <table:table-cell office:value-type="float" office:value="2057.05" calcext:value-type="float">
            <text:p>2057.05</text:p>
          </table:table-cell>
        </table:table-row>
        <table:table-row table:style-name="ro1">
          <table:table-cell office:value-type="float" office:value="25679534" calcext:value-type="float">
            <text:p>25679534</text:p>
          </table:table-cell>
          <table:table-cell table:formula="of:=[.A1607]/1000/(60*60*24)" office:value-type="time" office:time-value="PT07H07M59.534S" calcext:value-type="time">
            <text:p>07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06.24" calcext:value-type="float">
            <text:p>1706.24</text:p>
          </table:table-cell>
          <table:table-cell office:value-type="float" office:value="2058.24" calcext:value-type="float">
            <text:p>2058.24</text:p>
          </table:table-cell>
        </table:table-row>
        <table:table-row table:style-name="ro1">
          <table:table-cell office:value-type="float" office:value="25695534" calcext:value-type="float">
            <text:p>25695534</text:p>
          </table:table-cell>
          <table:table-cell table:formula="of:=[.A1608]/1000/(60*60*24)" office:value-type="time" office:time-value="PT07H08M15.534S" calcext:value-type="time">
            <text:p>07:08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707.27" calcext:value-type="float">
            <text:p>1707.27</text:p>
          </table:table-cell>
          <table:table-cell office:value-type="float" office:value="2059.44" calcext:value-type="float">
            <text:p>2059.44</text:p>
          </table:table-cell>
        </table:table-row>
        <table:table-row table:style-name="ro1">
          <table:table-cell office:value-type="float" office:value="25711534" calcext:value-type="float">
            <text:p>25711534</text:p>
          </table:table-cell>
          <table:table-cell table:formula="of:=[.A1609]/1000/(60*60*24)" office:value-type="time" office:time-value="PT07H08M31.534S" calcext:value-type="time">
            <text:p>07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708.29" calcext:value-type="float">
            <text:p>1708.29</text:p>
          </table:table-cell>
          <table:table-cell office:value-type="float" office:value="2060.64" calcext:value-type="float">
            <text:p>2060.64</text:p>
          </table:table-cell>
        </table:table-row>
        <table:table-row table:style-name="ro1">
          <table:table-cell office:value-type="float" office:value="25727534" calcext:value-type="float">
            <text:p>25727534</text:p>
          </table:table-cell>
          <table:table-cell table:formula="of:=[.A1610]/1000/(60*60*24)" office:value-type="time" office:time-value="PT07H08M47.534S" calcext:value-type="time">
            <text:p>07:0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709.32" calcext:value-type="float">
            <text:p>1709.32</text:p>
          </table:table-cell>
          <table:table-cell office:value-type="float" office:value="2061.84" calcext:value-type="float">
            <text:p>2061.84</text:p>
          </table:table-cell>
        </table:table-row>
        <table:table-row table:style-name="ro1">
          <table:table-cell office:value-type="float" office:value="25743534" calcext:value-type="float">
            <text:p>25743534</text:p>
          </table:table-cell>
          <table:table-cell table:formula="of:=[.A1611]/1000/(60*60*24)" office:value-type="time" office:time-value="PT07H09M03.534S" calcext:value-type="time">
            <text:p>07:09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1710.35" calcext:value-type="float">
            <text:p>1710.35</text:p>
          </table:table-cell>
          <table:table-cell office:value-type="float" office:value="2063.03" calcext:value-type="float">
            <text:p>2063.03</text:p>
          </table:table-cell>
        </table:table-row>
        <table:table-row table:style-name="ro1">
          <table:table-cell office:value-type="float" office:value="25759534" calcext:value-type="float">
            <text:p>25759534</text:p>
          </table:table-cell>
          <table:table-cell table:formula="of:=[.A1612]/1000/(60*60*24)" office:value-type="time" office:time-value="PT07H09M19.534S" calcext:value-type="time">
            <text:p>07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11.38" calcext:value-type="float">
            <text:p>1711.38</text:p>
          </table:table-cell>
          <table:table-cell office:value-type="float" office:value="2064.23" calcext:value-type="float">
            <text:p>2064.23</text:p>
          </table:table-cell>
        </table:table-row>
        <table:table-row table:style-name="ro1">
          <table:table-cell office:value-type="float" office:value="25775534" calcext:value-type="float">
            <text:p>25775534</text:p>
          </table:table-cell>
          <table:table-cell table:formula="of:=[.A1613]/1000/(60*60*24)" office:value-type="time" office:time-value="PT07H09M35.534S" calcext:value-type="time">
            <text:p>07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12.4" calcext:value-type="float">
            <text:p>1712.4</text:p>
          </table:table-cell>
          <table:table-cell office:value-type="float" office:value="2065.43" calcext:value-type="float">
            <text:p>2065.43</text:p>
          </table:table-cell>
        </table:table-row>
        <table:table-row table:style-name="ro1">
          <table:table-cell office:value-type="float" office:value="25791534" calcext:value-type="float">
            <text:p>25791534</text:p>
          </table:table-cell>
          <table:table-cell table:formula="of:=[.A1614]/1000/(60*60*24)" office:value-type="time" office:time-value="PT07H09M51.534S" calcext:value-type="time">
            <text:p>07:09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713.43" calcext:value-type="float">
            <text:p>1713.43</text:p>
          </table:table-cell>
          <table:table-cell office:value-type="float" office:value="2066.63" calcext:value-type="float">
            <text:p>2066.63</text:p>
          </table:table-cell>
        </table:table-row>
        <table:table-row table:style-name="ro1">
          <table:table-cell office:value-type="float" office:value="25807534" calcext:value-type="float">
            <text:p>25807534</text:p>
          </table:table-cell>
          <table:table-cell table:formula="of:=[.A1615]/1000/(60*60*24)" office:value-type="time" office:time-value="PT07H10M07.534S" calcext:value-type="time">
            <text:p>07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14.46" calcext:value-type="float">
            <text:p>1714.46</text:p>
          </table:table-cell>
          <table:table-cell office:value-type="float" office:value="2067.82" calcext:value-type="float">
            <text:p>2067.82</text:p>
          </table:table-cell>
        </table:table-row>
        <table:table-row table:style-name="ro1">
          <table:table-cell office:value-type="float" office:value="25823534" calcext:value-type="float">
            <text:p>25823534</text:p>
          </table:table-cell>
          <table:table-cell table:formula="of:=[.A1616]/1000/(60*60*24)" office:value-type="time" office:time-value="PT07H10M23.534S" calcext:value-type="time">
            <text:p>07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715.49" calcext:value-type="float">
            <text:p>1715.49</text:p>
          </table:table-cell>
          <table:table-cell office:value-type="float" office:value="2069.02" calcext:value-type="float">
            <text:p>2069.02</text:p>
          </table:table-cell>
        </table:table-row>
        <table:table-row table:style-name="ro1">
          <table:table-cell office:value-type="float" office:value="25839534" calcext:value-type="float">
            <text:p>25839534</text:p>
          </table:table-cell>
          <table:table-cell table:formula="of:=[.A1617]/1000/(60*60*24)" office:value-type="time" office:time-value="PT07H10M39.534S" calcext:value-type="time">
            <text:p>07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716.51" calcext:value-type="float">
            <text:p>1716.51</text:p>
          </table:table-cell>
          <table:table-cell office:value-type="float" office:value="2070.22" calcext:value-type="float">
            <text:p>2070.22</text:p>
          </table:table-cell>
        </table:table-row>
        <table:table-row table:style-name="ro1">
          <table:table-cell office:value-type="float" office:value="25855534" calcext:value-type="float">
            <text:p>25855534</text:p>
          </table:table-cell>
          <table:table-cell table:formula="of:=[.A1618]/1000/(60*60*24)" office:value-type="time" office:time-value="PT07H10M55.534S" calcext:value-type="time">
            <text:p>07:10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17.54" calcext:value-type="float">
            <text:p>1717.54</text:p>
          </table:table-cell>
          <table:table-cell office:value-type="float" office:value="2071.42" calcext:value-type="float">
            <text:p>2071.42</text:p>
          </table:table-cell>
        </table:table-row>
        <table:table-row table:style-name="ro1">
          <table:table-cell office:value-type="float" office:value="25871534" calcext:value-type="float">
            <text:p>25871534</text:p>
          </table:table-cell>
          <table:table-cell table:formula="of:=[.A1619]/1000/(60*60*24)" office:value-type="time" office:time-value="PT07H11M11.534S" calcext:value-type="time">
            <text:p>07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718.57" calcext:value-type="float">
            <text:p>1718.57</text:p>
          </table:table-cell>
          <table:table-cell office:value-type="float" office:value="2072.61" calcext:value-type="float">
            <text:p>2072.61</text:p>
          </table:table-cell>
        </table:table-row>
        <table:table-row table:style-name="ro1">
          <table:table-cell office:value-type="float" office:value="25887534" calcext:value-type="float">
            <text:p>25887534</text:p>
          </table:table-cell>
          <table:table-cell table:formula="of:=[.A1620]/1000/(60*60*24)" office:value-type="time" office:time-value="PT07H11M27.534S" calcext:value-type="time">
            <text:p>07:11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19.59" calcext:value-type="float">
            <text:p>1719.59</text:p>
          </table:table-cell>
          <table:table-cell office:value-type="float" office:value="2073.81" calcext:value-type="float">
            <text:p>2073.81</text:p>
          </table:table-cell>
        </table:table-row>
        <table:table-row table:style-name="ro1">
          <table:table-cell office:value-type="float" office:value="25903534" calcext:value-type="float">
            <text:p>25903534</text:p>
          </table:table-cell>
          <table:table-cell table:formula="of:=[.A1621]/1000/(60*60*24)" office:value-type="time" office:time-value="PT07H11M43.534S" calcext:value-type="time">
            <text:p>07:11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20.62" calcext:value-type="float">
            <text:p>1720.6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5919534" calcext:value-type="float">
            <text:p>25919534</text:p>
          </table:table-cell>
          <table:table-cell table:formula="of:=[.A1622]/1000/(60*60*24)" office:value-type="time" office:time-value="PT07H11M59.534S" calcext:value-type="time">
            <text:p>07:12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721.65" calcext:value-type="float">
            <text:p>1721.65</text:p>
          </table:table-cell>
          <table:table-cell office:value-type="float" office:value="2076.2" calcext:value-type="float">
            <text:p>2076.2</text:p>
          </table:table-cell>
        </table:table-row>
        <table:table-row table:style-name="ro1">
          <table:table-cell office:value-type="float" office:value="25935534" calcext:value-type="float">
            <text:p>25935534</text:p>
          </table:table-cell>
          <table:table-cell table:formula="of:=[.A1623]/1000/(60*60*24)" office:value-type="time" office:time-value="PT07H12M15.534S" calcext:value-type="time">
            <text:p>07:12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22.68" calcext:value-type="float">
            <text:p>1722.68</text:p>
          </table:table-cell>
          <table:table-cell office:value-type="float" office:value="2077.39" calcext:value-type="float">
            <text:p>2077.39</text:p>
          </table:table-cell>
        </table:table-row>
        <table:table-row table:style-name="ro1">
          <table:table-cell office:value-type="float" office:value="25951534" calcext:value-type="float">
            <text:p>25951534</text:p>
          </table:table-cell>
          <table:table-cell table:formula="of:=[.A1624]/1000/(60*60*24)" office:value-type="time" office:time-value="PT07H12M31.534S" calcext:value-type="time">
            <text:p>07:1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23.7" calcext:value-type="float">
            <text:p>1723.7</text:p>
          </table:table-cell>
          <table:table-cell office:value-type="float" office:value="2078.59" calcext:value-type="float">
            <text:p>2078.59</text:p>
          </table:table-cell>
        </table:table-row>
        <table:table-row table:style-name="ro1">
          <table:table-cell office:value-type="float" office:value="25967534" calcext:value-type="float">
            <text:p>25967534</text:p>
          </table:table-cell>
          <table:table-cell table:formula="of:=[.A1625]/1000/(60*60*24)" office:value-type="time" office:time-value="PT07H12M47.534S" calcext:value-type="time">
            <text:p>07:12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724.73" calcext:value-type="float">
            <text:p>1724.73</text:p>
          </table:table-cell>
          <table:table-cell office:value-type="float" office:value="2079.78" calcext:value-type="float">
            <text:p>2079.78</text:p>
          </table:table-cell>
        </table:table-row>
        <table:table-row table:style-name="ro1">
          <table:table-cell office:value-type="float" office:value="25983534" calcext:value-type="float">
            <text:p>25983534</text:p>
          </table:table-cell>
          <table:table-cell table:formula="of:=[.A1626]/1000/(60*60*24)" office:value-type="time" office:time-value="PT07H13M03.534S" calcext:value-type="time">
            <text:p>07:13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25.76" calcext:value-type="float">
            <text:p>1725.76</text:p>
          </table:table-cell>
          <table:table-cell office:value-type="float" office:value="2080.98" calcext:value-type="float">
            <text:p>2080.98</text:p>
          </table:table-cell>
        </table:table-row>
        <table:table-row table:style-name="ro1">
          <table:table-cell office:value-type="float" office:value="25999534" calcext:value-type="float">
            <text:p>25999534</text:p>
          </table:table-cell>
          <table:table-cell table:formula="of:=[.A1627]/1000/(60*60*24)" office:value-type="time" office:time-value="PT07H13M19.534S" calcext:value-type="time">
            <text:p>07:13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726.78" calcext:value-type="float">
            <text:p>1726.78</text:p>
          </table:table-cell>
          <table:table-cell office:value-type="float" office:value="2082.17" calcext:value-type="float">
            <text:p>2082.17</text:p>
          </table:table-cell>
        </table:table-row>
        <table:table-row table:style-name="ro1">
          <table:table-cell office:value-type="float" office:value="26015534" calcext:value-type="float">
            <text:p>26015534</text:p>
          </table:table-cell>
          <table:table-cell table:formula="of:=[.A1628]/1000/(60*60*24)" office:value-type="time" office:time-value="PT07H13M35.534S" calcext:value-type="time">
            <text:p>07:13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27.81" calcext:value-type="float">
            <text:p>1727.81</text:p>
          </table:table-cell>
          <table:table-cell office:value-type="float" office:value="2083.37" calcext:value-type="float">
            <text:p>2083.37</text:p>
          </table:table-cell>
        </table:table-row>
        <table:table-row table:style-name="ro1">
          <table:table-cell office:value-type="float" office:value="26031534" calcext:value-type="float">
            <text:p>26031534</text:p>
          </table:table-cell>
          <table:table-cell table:formula="of:=[.A1629]/1000/(60*60*24)" office:value-type="time" office:time-value="PT07H13M51.534S" calcext:value-type="time">
            <text:p>07:13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28.84" calcext:value-type="float">
            <text:p>1728.84</text:p>
          </table:table-cell>
          <table:table-cell office:value-type="float" office:value="2084.56" calcext:value-type="float">
            <text:p>2084.56</text:p>
          </table:table-cell>
        </table:table-row>
        <table:table-row table:style-name="ro1">
          <table:table-cell office:value-type="float" office:value="26047534" calcext:value-type="float">
            <text:p>26047534</text:p>
          </table:table-cell>
          <table:table-cell table:formula="of:=[.A1630]/1000/(60*60*24)" office:value-type="time" office:time-value="PT07H14M07.534S" calcext:value-type="time">
            <text:p>07:14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29.86" calcext:value-type="float">
            <text:p>1729.86</text:p>
          </table:table-cell>
          <table:table-cell office:value-type="float" office:value="2085.76" calcext:value-type="float">
            <text:p>2085.76</text:p>
          </table:table-cell>
        </table:table-row>
        <table:table-row table:style-name="ro1">
          <table:table-cell office:value-type="float" office:value="26063534" calcext:value-type="float">
            <text:p>26063534</text:p>
          </table:table-cell>
          <table:table-cell table:formula="of:=[.A1631]/1000/(60*60*24)" office:value-type="time" office:time-value="PT07H14M23.534S" calcext:value-type="time">
            <text:p>07:14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730.89" calcext:value-type="float">
            <text:p>1730.89</text:p>
          </table:table-cell>
          <table:table-cell office:value-type="float" office:value="2086.95" calcext:value-type="float">
            <text:p>2086.95</text:p>
          </table:table-cell>
        </table:table-row>
        <table:table-row table:style-name="ro1">
          <table:table-cell office:value-type="float" office:value="26079534" calcext:value-type="float">
            <text:p>26079534</text:p>
          </table:table-cell>
          <table:table-cell table:formula="of:=[.A1632]/1000/(60*60*24)" office:value-type="time" office:time-value="PT07H14M39.534S" calcext:value-type="time">
            <text:p>07:14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31.91" calcext:value-type="float">
            <text:p>1731.91</text:p>
          </table:table-cell>
          <table:table-cell office:value-type="float" office:value="2088.15" calcext:value-type="float">
            <text:p>2088.15</text:p>
          </table:table-cell>
        </table:table-row>
        <table:table-row table:style-name="ro1">
          <table:table-cell office:value-type="float" office:value="26095534" calcext:value-type="float">
            <text:p>26095534</text:p>
          </table:table-cell>
          <table:table-cell table:formula="of:=[.A1633]/1000/(60*60*24)" office:value-type="time" office:time-value="PT07H14M55.534S" calcext:value-type="time">
            <text:p>07:1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32.94" calcext:value-type="float">
            <text:p>1732.94</text:p>
          </table:table-cell>
          <table:table-cell office:value-type="float" office:value="2089.34" calcext:value-type="float">
            <text:p>2089.34</text:p>
          </table:table-cell>
        </table:table-row>
        <table:table-row table:style-name="ro1">
          <table:table-cell office:value-type="float" office:value="26111534" calcext:value-type="float">
            <text:p>26111534</text:p>
          </table:table-cell>
          <table:table-cell table:formula="of:=[.A1634]/1000/(60*60*24)" office:value-type="time" office:time-value="PT07H15M11.534S" calcext:value-type="time">
            <text:p>07:15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33.96" calcext:value-type="float">
            <text:p>1733.96</text:p>
          </table:table-cell>
          <table:table-cell office:value-type="float" office:value="2090.53" calcext:value-type="float">
            <text:p>2090.53</text:p>
          </table:table-cell>
        </table:table-row>
        <table:table-row table:style-name="ro1">
          <table:table-cell office:value-type="float" office:value="26127534" calcext:value-type="float">
            <text:p>26127534</text:p>
          </table:table-cell>
          <table:table-cell table:formula="of:=[.A1635]/1000/(60*60*24)" office:value-type="time" office:time-value="PT07H15M27.534S" calcext:value-type="time">
            <text:p>07:1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34.99" calcext:value-type="float">
            <text:p>1734.99</text:p>
          </table:table-cell>
          <table:table-cell office:value-type="float" office:value="2091.72" calcext:value-type="float">
            <text:p>2091.72</text:p>
          </table:table-cell>
        </table:table-row>
        <table:table-row table:style-name="ro1">
          <table:table-cell office:value-type="float" office:value="26143534" calcext:value-type="float">
            <text:p>26143534</text:p>
          </table:table-cell>
          <table:table-cell table:formula="of:=[.A1636]/1000/(60*60*24)" office:value-type="time" office:time-value="PT07H15M43.534S" calcext:value-type="time">
            <text:p>07:15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36.02" calcext:value-type="float">
            <text:p>1736.02</text:p>
          </table:table-cell>
          <table:table-cell office:value-type="float" office:value="2092.91" calcext:value-type="float">
            <text:p>2092.91</text:p>
          </table:table-cell>
        </table:table-row>
        <table:table-row table:style-name="ro1">
          <table:table-cell office:value-type="float" office:value="26159534" calcext:value-type="float">
            <text:p>26159534</text:p>
          </table:table-cell>
          <table:table-cell table:formula="of:=[.A1637]/1000/(60*60*24)" office:value-type="time" office:time-value="PT07H15M59.534S" calcext:value-type="time">
            <text:p>07:16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37.04" calcext:value-type="float">
            <text:p>1737.04</text:p>
          </table:table-cell>
          <table:table-cell office:value-type="float" office:value="2094.11" calcext:value-type="float">
            <text:p>2094.11</text:p>
          </table:table-cell>
        </table:table-row>
        <table:table-row table:style-name="ro1">
          <table:table-cell office:value-type="float" office:value="26175534" calcext:value-type="float">
            <text:p>26175534</text:p>
          </table:table-cell>
          <table:table-cell table:formula="of:=[.A1638]/1000/(60*60*24)" office:value-type="time" office:time-value="PT07H16M15.534S" calcext:value-type="time">
            <text:p>07:16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738.07" calcext:value-type="float">
            <text:p>1738.07</text:p>
          </table:table-cell>
          <table:table-cell office:value-type="float" office:value="2095.3" calcext:value-type="float">
            <text:p>2095.3</text:p>
          </table:table-cell>
        </table:table-row>
        <table:table-row table:style-name="ro1">
          <table:table-cell office:value-type="float" office:value="26191534" calcext:value-type="float">
            <text:p>26191534</text:p>
          </table:table-cell>
          <table:table-cell table:formula="of:=[.A1639]/1000/(60*60*24)" office:value-type="time" office:time-value="PT07H16M31.534S" calcext:value-type="time">
            <text:p>07:16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39.09" calcext:value-type="float">
            <text:p>1739.09</text:p>
          </table:table-cell>
          <table:table-cell office:value-type="float" office:value="2096.49" calcext:value-type="float">
            <text:p>2096.49</text:p>
          </table:table-cell>
        </table:table-row>
        <table:table-row table:style-name="ro1">
          <table:table-cell office:value-type="float" office:value="26207534" calcext:value-type="float">
            <text:p>26207534</text:p>
          </table:table-cell>
          <table:table-cell table:formula="of:=[.A1640]/1000/(60*60*24)" office:value-type="time" office:time-value="PT07H16M47.534S" calcext:value-type="time">
            <text:p>07:16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40.12" calcext:value-type="float">
            <text:p>1740.12</text:p>
          </table:table-cell>
          <table:table-cell office:value-type="float" office:value="2097.68" calcext:value-type="float">
            <text:p>2097.68</text:p>
          </table:table-cell>
        </table:table-row>
        <table:table-row table:style-name="ro1">
          <table:table-cell office:value-type="float" office:value="26223534" calcext:value-type="float">
            <text:p>26223534</text:p>
          </table:table-cell>
          <table:table-cell table:formula="of:=[.A1641]/1000/(60*60*24)" office:value-type="time" office:time-value="PT07H17M03.534S" calcext:value-type="time">
            <text:p>07:17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741.14" calcext:value-type="float">
            <text:p>1741.14</text:p>
          </table:table-cell>
          <table:table-cell office:value-type="float" office:value="2098.87" calcext:value-type="float">
            <text:p>2098.87</text:p>
          </table:table-cell>
        </table:table-row>
        <table:table-row table:style-name="ro1">
          <table:table-cell office:value-type="float" office:value="26239534" calcext:value-type="float">
            <text:p>26239534</text:p>
          </table:table-cell>
          <table:table-cell table:formula="of:=[.A1642]/1000/(60*60*24)" office:value-type="time" office:time-value="PT07H17M19.534S" calcext:value-type="time">
            <text:p>07:17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42.17" calcext:value-type="float">
            <text:p>1742.17</text:p>
          </table:table-cell>
          <table:table-cell office:value-type="float" office:value="2100.06" calcext:value-type="float">
            <text:p>2100.06</text:p>
          </table:table-cell>
        </table:table-row>
        <table:table-row table:style-name="ro1">
          <table:table-cell office:value-type="float" office:value="26255534" calcext:value-type="float">
            <text:p>26255534</text:p>
          </table:table-cell>
          <table:table-cell table:formula="of:=[.A1643]/1000/(60*60*24)" office:value-type="time" office:time-value="PT07H17M35.534S" calcext:value-type="time">
            <text:p>07:17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743.19" calcext:value-type="float">
            <text:p>1743.19</text:p>
          </table:table-cell>
          <table:table-cell office:value-type="float" office:value="2101.25" calcext:value-type="float">
            <text:p>2101.25</text:p>
          </table:table-cell>
        </table:table-row>
        <table:table-row table:style-name="ro1">
          <table:table-cell office:value-type="float" office:value="26271534" calcext:value-type="float">
            <text:p>26271534</text:p>
          </table:table-cell>
          <table:table-cell table:formula="of:=[.A1644]/1000/(60*60*24)" office:value-type="time" office:time-value="PT07H17M51.534S" calcext:value-type="time">
            <text:p>07:17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744.22" calcext:value-type="float">
            <text:p>1744.22</text:p>
          </table:table-cell>
          <table:table-cell office:value-type="float" office:value="2102.44" calcext:value-type="float">
            <text:p>2102.44</text:p>
          </table:table-cell>
        </table:table-row>
        <table:table-row table:style-name="ro1">
          <table:table-cell office:value-type="float" office:value="26287534" calcext:value-type="float">
            <text:p>26287534</text:p>
          </table:table-cell>
          <table:table-cell table:formula="of:=[.A1645]/1000/(60*60*24)" office:value-type="time" office:time-value="PT07H18M07.534S" calcext:value-type="time">
            <text:p>07:18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745.24" calcext:value-type="float">
            <text:p>1745.24</text:p>
          </table:table-cell>
          <table:table-cell office:value-type="float" office:value="2103.63" calcext:value-type="float">
            <text:p>2103.63</text:p>
          </table:table-cell>
        </table:table-row>
        <table:table-row table:style-name="ro1">
          <table:table-cell office:value-type="float" office:value="26303534" calcext:value-type="float">
            <text:p>26303534</text:p>
          </table:table-cell>
          <table:table-cell table:formula="of:=[.A1646]/1000/(60*60*24)" office:value-type="time" office:time-value="PT07H18M23.534S" calcext:value-type="time">
            <text:p>07:18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46.27" calcext:value-type="float">
            <text:p>1746.27</text:p>
          </table:table-cell>
          <table:table-cell office:value-type="float" office:value="2104.82" calcext:value-type="float">
            <text:p>2104.82</text:p>
          </table:table-cell>
        </table:table-row>
        <table:table-row table:style-name="ro1">
          <table:table-cell office:value-type="float" office:value="26319534" calcext:value-type="float">
            <text:p>26319534</text:p>
          </table:table-cell>
          <table:table-cell table:formula="of:=[.A1647]/1000/(60*60*24)" office:value-type="time" office:time-value="PT07H18M39.534S" calcext:value-type="time">
            <text:p>07:18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747.29" calcext:value-type="float">
            <text:p>1747.29</text:p>
          </table:table-cell>
          <table:table-cell office:value-type="float" office:value="2106.01" calcext:value-type="float">
            <text:p>2106.01</text:p>
          </table:table-cell>
        </table:table-row>
        <table:table-row table:style-name="ro1">
          <table:table-cell office:value-type="float" office:value="26335534" calcext:value-type="float">
            <text:p>26335534</text:p>
          </table:table-cell>
          <table:table-cell table:formula="of:=[.A1648]/1000/(60*60*24)" office:value-type="time" office:time-value="PT07H18M55.534S" calcext:value-type="time">
            <text:p>07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748.32" calcext:value-type="float">
            <text:p>1748.32</text:p>
          </table:table-cell>
          <table:table-cell office:value-type="float" office:value="2107.2" calcext:value-type="float">
            <text:p>2107.2</text:p>
          </table:table-cell>
        </table:table-row>
        <table:table-row table:style-name="ro1">
          <table:table-cell office:value-type="float" office:value="26351534" calcext:value-type="float">
            <text:p>26351534</text:p>
          </table:table-cell>
          <table:table-cell table:formula="of:=[.A1649]/1000/(60*60*24)" office:value-type="time" office:time-value="PT07H19M11.534S" calcext:value-type="time">
            <text:p>07:19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749.34" calcext:value-type="float">
            <text:p>1749.34</text:p>
          </table:table-cell>
          <table:table-cell office:value-type="float" office:value="2108.39" calcext:value-type="float">
            <text:p>2108.39</text:p>
          </table:table-cell>
        </table:table-row>
        <table:table-row table:style-name="ro1">
          <table:table-cell office:value-type="float" office:value="26367534" calcext:value-type="float">
            <text:p>26367534</text:p>
          </table:table-cell>
          <table:table-cell table:formula="of:=[.A1650]/1000/(60*60*24)" office:value-type="time" office:time-value="PT07H19M27.534S" calcext:value-type="time">
            <text:p>07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750.37" calcext:value-type="float">
            <text:p>1750.37</text:p>
          </table:table-cell>
          <table:table-cell office:value-type="float" office:value="2109.58" calcext:value-type="float">
            <text:p>2109.58</text:p>
          </table:table-cell>
        </table:table-row>
        <table:table-row table:style-name="ro1">
          <table:table-cell office:value-type="float" office:value="26383534" calcext:value-type="float">
            <text:p>26383534</text:p>
          </table:table-cell>
          <table:table-cell table:formula="of:=[.A1651]/1000/(60*60*24)" office:value-type="time" office:time-value="PT07H19M43.534S" calcext:value-type="time">
            <text:p>07:19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751.39" calcext:value-type="float">
            <text:p>1751.39</text:p>
          </table:table-cell>
          <table:table-cell office:value-type="float" office:value="2110.76" calcext:value-type="float">
            <text:p>2110.76</text:p>
          </table:table-cell>
        </table:table-row>
        <table:table-row table:style-name="ro1">
          <table:table-cell office:value-type="float" office:value="26399534" calcext:value-type="float">
            <text:p>26399534</text:p>
          </table:table-cell>
          <table:table-cell table:formula="of:=[.A1652]/1000/(60*60*24)" office:value-type="time" office:time-value="PT07H19M59.534S" calcext:value-type="time">
            <text:p>07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52.42" calcext:value-type="float">
            <text:p>1752.42</text:p>
          </table:table-cell>
          <table:table-cell office:value-type="float" office:value="2111.95" calcext:value-type="float">
            <text:p>2111.95</text:p>
          </table:table-cell>
        </table:table-row>
        <table:table-row table:style-name="ro1">
          <table:table-cell office:value-type="float" office:value="26415534" calcext:value-type="float">
            <text:p>26415534</text:p>
          </table:table-cell>
          <table:table-cell table:formula="of:=[.A1653]/1000/(60*60*24)" office:value-type="time" office:time-value="PT07H20M15.534S" calcext:value-type="time">
            <text:p>07:20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53.44" calcext:value-type="float">
            <text:p>1753.44</text:p>
          </table:table-cell>
          <table:table-cell office:value-type="float" office:value="2113.14" calcext:value-type="float">
            <text:p>2113.14</text:p>
          </table:table-cell>
        </table:table-row>
        <table:table-row table:style-name="ro1">
          <table:table-cell office:value-type="float" office:value="26431534" calcext:value-type="float">
            <text:p>26431534</text:p>
          </table:table-cell>
          <table:table-cell table:formula="of:=[.A1654]/1000/(60*60*24)" office:value-type="time" office:time-value="PT07H20M31.534S" calcext:value-type="time">
            <text:p>07:20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54.47" calcext:value-type="float">
            <text:p>1754.47</text:p>
          </table:table-cell>
          <table:table-cell office:value-type="float" office:value="2114.33" calcext:value-type="float">
            <text:p>2114.33</text:p>
          </table:table-cell>
        </table:table-row>
        <table:table-row table:style-name="ro1">
          <table:table-cell office:value-type="float" office:value="26447534" calcext:value-type="float">
            <text:p>26447534</text:p>
          </table:table-cell>
          <table:table-cell table:formula="of:=[.A1655]/1000/(60*60*24)" office:value-type="time" office:time-value="PT07H20M47.534S" calcext:value-type="time">
            <text:p>07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55.49" calcext:value-type="float">
            <text:p>1755.49</text:p>
          </table:table-cell>
          <table:table-cell office:value-type="float" office:value="2115.52" calcext:value-type="float">
            <text:p>2115.52</text:p>
          </table:table-cell>
        </table:table-row>
        <table:table-row table:style-name="ro1">
          <table:table-cell office:value-type="float" office:value="26463534" calcext:value-type="float">
            <text:p>26463534</text:p>
          </table:table-cell>
          <table:table-cell table:formula="of:=[.A1656]/1000/(60*60*24)" office:value-type="time" office:time-value="PT07H21M03.534S" calcext:value-type="time">
            <text:p>07:21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56.51" calcext:value-type="float">
            <text:p>1756.51</text:p>
          </table:table-cell>
          <table:table-cell office:value-type="float" office:value="2116.7" calcext:value-type="float">
            <text:p>2116.7</text:p>
          </table:table-cell>
        </table:table-row>
        <table:table-row table:style-name="ro1">
          <table:table-cell office:value-type="float" office:value="26479534" calcext:value-type="float">
            <text:p>26479534</text:p>
          </table:table-cell>
          <table:table-cell table:formula="of:=[.A1657]/1000/(60*60*24)" office:value-type="time" office:time-value="PT07H21M19.534S" calcext:value-type="time">
            <text:p>07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757.54" calcext:value-type="float">
            <text:p>1757.54</text:p>
          </table:table-cell>
          <table:table-cell office:value-type="float" office:value="2117.89" calcext:value-type="float">
            <text:p>2117.89</text:p>
          </table:table-cell>
        </table:table-row>
        <table:table-row table:style-name="ro1">
          <table:table-cell office:value-type="float" office:value="26495534" calcext:value-type="float">
            <text:p>26495534</text:p>
          </table:table-cell>
          <table:table-cell table:formula="of:=[.A1658]/1000/(60*60*24)" office:value-type="time" office:time-value="PT07H21M35.534S" calcext:value-type="time">
            <text:p>07:21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58.56" calcext:value-type="float">
            <text:p>1758.56</text:p>
          </table:table-cell>
          <table:table-cell office:value-type="float" office:value="2119.08" calcext:value-type="float">
            <text:p>2119.08</text:p>
          </table:table-cell>
        </table:table-row>
        <table:table-row table:style-name="ro1">
          <table:table-cell office:value-type="float" office:value="26511534" calcext:value-type="float">
            <text:p>26511534</text:p>
          </table:table-cell>
          <table:table-cell table:formula="of:=[.A1659]/1000/(60*60*24)" office:value-type="time" office:time-value="PT07H21M51.534S" calcext:value-type="time">
            <text:p>07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59.58" calcext:value-type="float">
            <text:p>1759.58</text:p>
          </table:table-cell>
          <table:table-cell office:value-type="float" office:value="2120.27" calcext:value-type="float">
            <text:p>2120.27</text:p>
          </table:table-cell>
        </table:table-row>
        <table:table-row table:style-name="ro1">
          <table:table-cell office:value-type="float" office:value="26527534" calcext:value-type="float">
            <text:p>26527534</text:p>
          </table:table-cell>
          <table:table-cell table:formula="of:=[.A1660]/1000/(60*60*24)" office:value-type="time" office:time-value="PT07H22M07.534S" calcext:value-type="time">
            <text:p>07:22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60.61" calcext:value-type="float">
            <text:p>1760.61</text:p>
          </table:table-cell>
          <table:table-cell office:value-type="float" office:value="2121.45" calcext:value-type="float">
            <text:p>2121.45</text:p>
          </table:table-cell>
        </table:table-row>
        <table:table-row table:style-name="ro1">
          <table:table-cell office:value-type="float" office:value="26543534" calcext:value-type="float">
            <text:p>26543534</text:p>
          </table:table-cell>
          <table:table-cell table:formula="of:=[.A1661]/1000/(60*60*24)" office:value-type="time" office:time-value="PT07H22M23.534S" calcext:value-type="time">
            <text:p>07:22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761.63" calcext:value-type="float">
            <text:p>1761.63</text:p>
          </table:table-cell>
          <table:table-cell office:value-type="float" office:value="2122.64" calcext:value-type="float">
            <text:p>2122.64</text:p>
          </table:table-cell>
        </table:table-row>
        <table:table-row table:style-name="ro1">
          <table:table-cell office:value-type="float" office:value="26559534" calcext:value-type="float">
            <text:p>26559534</text:p>
          </table:table-cell>
          <table:table-cell table:formula="of:=[.A1662]/1000/(60*60*24)" office:value-type="time" office:time-value="PT07H22M39.534S" calcext:value-type="time">
            <text:p>07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62.66" calcext:value-type="float">
            <text:p>1762.66</text:p>
          </table:table-cell>
          <table:table-cell office:value-type="float" office:value="2123.83" calcext:value-type="float">
            <text:p>2123.83</text:p>
          </table:table-cell>
        </table:table-row>
        <table:table-row table:style-name="ro1">
          <table:table-cell office:value-type="float" office:value="26575534" calcext:value-type="float">
            <text:p>26575534</text:p>
          </table:table-cell>
          <table:table-cell table:formula="of:=[.A1663]/1000/(60*60*24)" office:value-type="time" office:time-value="PT07H22M55.534S" calcext:value-type="time">
            <text:p>07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63.68" calcext:value-type="float">
            <text:p>1763.68</text:p>
          </table:table-cell>
          <table:table-cell office:value-type="float" office:value="2125.02" calcext:value-type="float">
            <text:p>2125.02</text:p>
          </table:table-cell>
        </table:table-row>
        <table:table-row table:style-name="ro1">
          <table:table-cell office:value-type="float" office:value="26591534" calcext:value-type="float">
            <text:p>26591534</text:p>
          </table:table-cell>
          <table:table-cell table:formula="of:=[.A1664]/1000/(60*60*24)" office:value-type="time" office:time-value="PT07H23M11.534S" calcext:value-type="time">
            <text:p>07:23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64.7" calcext:value-type="float">
            <text:p>1764.7</text:p>
          </table:table-cell>
          <table:table-cell office:value-type="float" office:value="2126.2" calcext:value-type="float">
            <text:p>2126.2</text:p>
          </table:table-cell>
        </table:table-row>
        <table:table-row table:style-name="ro1">
          <table:table-cell office:value-type="float" office:value="26607534" calcext:value-type="float">
            <text:p>26607534</text:p>
          </table:table-cell>
          <table:table-cell table:formula="of:=[.A1665]/1000/(60*60*24)" office:value-type="time" office:time-value="PT07H23M27.534S" calcext:value-type="time">
            <text:p>07:23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65.73" calcext:value-type="float">
            <text:p>1765.73</text:p>
          </table:table-cell>
          <table:table-cell office:value-type="float" office:value="2127.39" calcext:value-type="float">
            <text:p>2127.39</text:p>
          </table:table-cell>
        </table:table-row>
        <table:table-row table:style-name="ro1">
          <table:table-cell office:value-type="float" office:value="26623534" calcext:value-type="float">
            <text:p>26623534</text:p>
          </table:table-cell>
          <table:table-cell table:formula="of:=[.A1666]/1000/(60*60*24)" office:value-type="time" office:time-value="PT07H23M43.534S" calcext:value-type="time">
            <text:p>07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766.75" calcext:value-type="float">
            <text:p>1766.75</text:p>
          </table:table-cell>
          <table:table-cell office:value-type="float" office:value="2128.57" calcext:value-type="float">
            <text:p>2128.57</text:p>
          </table:table-cell>
        </table:table-row>
        <table:table-row table:style-name="ro1">
          <table:table-cell office:value-type="float" office:value="26639534" calcext:value-type="float">
            <text:p>26639534</text:p>
          </table:table-cell>
          <table:table-cell table:formula="of:=[.A1667]/1000/(60*60*24)" office:value-type="time" office:time-value="PT07H23M59.534S" calcext:value-type="time">
            <text:p>07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767.77" calcext:value-type="float">
            <text:p>1767.77</text:p>
          </table:table-cell>
          <table:table-cell office:value-type="float" office:value="2129.76" calcext:value-type="float">
            <text:p>2129.76</text:p>
          </table:table-cell>
        </table:table-row>
        <table:table-row table:style-name="ro1">
          <table:table-cell office:value-type="float" office:value="26655534" calcext:value-type="float">
            <text:p>26655534</text:p>
          </table:table-cell>
          <table:table-cell table:formula="of:=[.A1668]/1000/(60*60*24)" office:value-type="time" office:time-value="PT07H24M15.534S" calcext:value-type="time">
            <text:p>07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768.79" calcext:value-type="float">
            <text:p>1768.79</text:p>
          </table:table-cell>
          <table:table-cell office:value-type="float" office:value="2130.95" calcext:value-type="float">
            <text:p>2130.95</text:p>
          </table:table-cell>
        </table:table-row>
        <table:table-row table:style-name="ro1">
          <table:table-cell office:value-type="float" office:value="26671534" calcext:value-type="float">
            <text:p>26671534</text:p>
          </table:table-cell>
          <table:table-cell table:formula="of:=[.A1669]/1000/(60*60*24)" office:value-type="time" office:time-value="PT07H24M31.534S" calcext:value-type="time">
            <text:p>07:24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769.82" calcext:value-type="float">
            <text:p>1769.82</text:p>
          </table:table-cell>
          <table:table-cell office:value-type="float" office:value="2132.13" calcext:value-type="float">
            <text:p>2132.13</text:p>
          </table:table-cell>
        </table:table-row>
        <table:table-row table:style-name="ro1">
          <table:table-cell office:value-type="float" office:value="26687534" calcext:value-type="float">
            <text:p>26687534</text:p>
          </table:table-cell>
          <table:table-cell table:formula="of:=[.A1670]/1000/(60*60*24)" office:value-type="time" office:time-value="PT07H24M47.534S" calcext:value-type="time">
            <text:p>07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770.84" calcext:value-type="float">
            <text:p>1770.84</text:p>
          </table:table-cell>
          <table:table-cell office:value-type="float" office:value="2133.31" calcext:value-type="float">
            <text:p>2133.31</text:p>
          </table:table-cell>
        </table:table-row>
        <table:table-row table:style-name="ro1">
          <table:table-cell office:value-type="float" office:value="26703534" calcext:value-type="float">
            <text:p>26703534</text:p>
          </table:table-cell>
          <table:table-cell table:formula="of:=[.A1671]/1000/(60*60*24)" office:value-type="time" office:time-value="PT07H25M03.534S" calcext:value-type="time">
            <text:p>07:25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2134.5" calcext:value-type="float">
            <text:p>2134.5</text:p>
          </table:table-cell>
        </table:table-row>
        <table:table-row table:style-name="ro1">
          <table:table-cell office:value-type="float" office:value="26719534" calcext:value-type="float">
            <text:p>26719534</text:p>
          </table:table-cell>
          <table:table-cell table:formula="of:=[.A1672]/1000/(60*60*24)" office:value-type="time" office:time-value="PT07H25M19.534S" calcext:value-type="time">
            <text:p>07:25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72.89" calcext:value-type="float">
            <text:p>1772.89</text:p>
          </table:table-cell>
          <table:table-cell office:value-type="float" office:value="2135.68" calcext:value-type="float">
            <text:p>2135.68</text:p>
          </table:table-cell>
        </table:table-row>
        <table:table-row table:style-name="ro1">
          <table:table-cell office:value-type="float" office:value="26735534" calcext:value-type="float">
            <text:p>26735534</text:p>
          </table:table-cell>
          <table:table-cell table:formula="of:=[.A1673]/1000/(60*60*24)" office:value-type="time" office:time-value="PT07H25M35.534S" calcext:value-type="time">
            <text:p>07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73.91" calcext:value-type="float">
            <text:p>1773.91</text:p>
          </table:table-cell>
          <table:table-cell office:value-type="float" office:value="2136.87" calcext:value-type="float">
            <text:p>2136.87</text:p>
          </table:table-cell>
        </table:table-row>
        <table:table-row table:style-name="ro1">
          <table:table-cell office:value-type="float" office:value="26751534" calcext:value-type="float">
            <text:p>26751534</text:p>
          </table:table-cell>
          <table:table-cell table:formula="of:=[.A1674]/1000/(60*60*24)" office:value-type="time" office:time-value="PT07H25M51.534S" calcext:value-type="time">
            <text:p>07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74.93" calcext:value-type="float">
            <text:p>1774.93</text:p>
          </table:table-cell>
          <table:table-cell office:value-type="float" office:value="2138.05" calcext:value-type="float">
            <text:p>2138.05</text:p>
          </table:table-cell>
        </table:table-row>
        <table:table-row table:style-name="ro1">
          <table:table-cell office:value-type="float" office:value="26767534" calcext:value-type="float">
            <text:p>26767534</text:p>
          </table:table-cell>
          <table:table-cell table:formula="of:=[.A1675]/1000/(60*60*24)" office:value-type="time" office:time-value="PT07H26M07.534S" calcext:value-type="time">
            <text:p>07:26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75.95" calcext:value-type="float">
            <text:p>1775.95</text:p>
          </table:table-cell>
          <table:table-cell office:value-type="float" office:value="2139.23" calcext:value-type="float">
            <text:p>2139.23</text:p>
          </table:table-cell>
        </table:table-row>
        <table:table-row table:style-name="ro1">
          <table:table-cell office:value-type="float" office:value="26783534" calcext:value-type="float">
            <text:p>26783534</text:p>
          </table:table-cell>
          <table:table-cell table:formula="of:=[.A1676]/1000/(60*60*24)" office:value-type="time" office:time-value="PT07H26M23.534S" calcext:value-type="time">
            <text:p>07:26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776.97" calcext:value-type="float">
            <text:p>1776.97</text:p>
          </table:table-cell>
          <table:table-cell office:value-type="float" office:value="2140.42" calcext:value-type="float">
            <text:p>2140.42</text:p>
          </table:table-cell>
        </table:table-row>
        <table:table-row table:style-name="ro1">
          <table:table-cell office:value-type="float" office:value="26799534" calcext:value-type="float">
            <text:p>26799534</text:p>
          </table:table-cell>
          <table:table-cell table:formula="of:=[.A1677]/1000/(60*60*24)" office:value-type="time" office:time-value="PT07H26M39.534S" calcext:value-type="time">
            <text:p>07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777.99" calcext:value-type="float">
            <text:p>1777.99</text:p>
          </table:table-cell>
          <table:table-cell office:value-type="float" office:value="2141.6" calcext:value-type="float">
            <text:p>2141.6</text:p>
          </table:table-cell>
        </table:table-row>
        <table:table-row table:style-name="ro1">
          <table:table-cell office:value-type="float" office:value="26815534" calcext:value-type="float">
            <text:p>26815534</text:p>
          </table:table-cell>
          <table:table-cell table:formula="of:=[.A1678]/1000/(60*60*24)" office:value-type="time" office:time-value="PT07H26M55.534S" calcext:value-type="time">
            <text:p>07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779.02" calcext:value-type="float">
            <text:p>1779.02</text:p>
          </table:table-cell>
          <table:table-cell office:value-type="float" office:value="2142.78" calcext:value-type="float">
            <text:p>2142.78</text:p>
          </table:table-cell>
        </table:table-row>
        <table:table-row table:style-name="ro1">
          <table:table-cell office:value-type="float" office:value="26831534" calcext:value-type="float">
            <text:p>26831534</text:p>
          </table:table-cell>
          <table:table-cell table:formula="of:=[.A1679]/1000/(60*60*24)" office:value-type="time" office:time-value="PT07H27M11.534S" calcext:value-type="time">
            <text:p>07:27:12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780.04" calcext:value-type="float">
            <text:p>1780.04</text:p>
          </table:table-cell>
          <table:table-cell office:value-type="float" office:value="2143.97" calcext:value-type="float">
            <text:p>2143.97</text:p>
          </table:table-cell>
        </table:table-row>
        <table:table-row table:style-name="ro1">
          <table:table-cell office:value-type="float" office:value="26847534" calcext:value-type="float">
            <text:p>26847534</text:p>
          </table:table-cell>
          <table:table-cell table:formula="of:=[.A1680]/1000/(60*60*24)" office:value-type="time" office:time-value="PT07H27M27.534S" calcext:value-type="time">
            <text:p>07:2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781.06" calcext:value-type="float">
            <text:p>1781.06</text:p>
          </table:table-cell>
          <table:table-cell office:value-type="float" office:value="2145.15" calcext:value-type="float">
            <text:p>2145.15</text:p>
          </table:table-cell>
        </table:table-row>
        <table:table-row table:style-name="ro1">
          <table:table-cell office:value-type="float" office:value="26863534" calcext:value-type="float">
            <text:p>26863534</text:p>
          </table:table-cell>
          <table:table-cell table:formula="of:=[.A1681]/1000/(60*60*24)" office:value-type="time" office:time-value="PT07H27M43.534S" calcext:value-type="time">
            <text:p>07:2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782.08" calcext:value-type="float">
            <text:p>1782.08</text:p>
          </table:table-cell>
          <table:table-cell office:value-type="float" office:value="2146.33" calcext:value-type="float">
            <text:p>2146.33</text:p>
          </table:table-cell>
        </table:table-row>
        <table:table-row table:style-name="ro1">
          <table:table-cell office:value-type="float" office:value="26879534" calcext:value-type="float">
            <text:p>26879534</text:p>
          </table:table-cell>
          <table:table-cell table:formula="of:=[.A1682]/1000/(60*60*24)" office:value-type="time" office:time-value="PT07H27M59.534S" calcext:value-type="time">
            <text:p>07:28:00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783.1" calcext:value-type="float">
            <text:p>1783.1</text:p>
          </table:table-cell>
          <table:table-cell office:value-type="float" office:value="2147.52" calcext:value-type="float">
            <text:p>2147.52</text:p>
          </table:table-cell>
        </table:table-row>
        <table:table-row table:style-name="ro1">
          <table:table-cell office:value-type="float" office:value="26895534" calcext:value-type="float">
            <text:p>26895534</text:p>
          </table:table-cell>
          <table:table-cell table:formula="of:=[.A1683]/1000/(60*60*24)" office:value-type="time" office:time-value="PT07H28M15.534S" calcext:value-type="time">
            <text:p>07:28:16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784.12" calcext:value-type="float">
            <text:p>1784.12</text:p>
          </table:table-cell>
          <table:table-cell office:value-type="float" office:value="2148.7" calcext:value-type="float">
            <text:p>2148.7</text:p>
          </table:table-cell>
        </table:table-row>
        <table:table-row table:style-name="ro1">
          <table:table-cell office:value-type="float" office:value="26911534" calcext:value-type="float">
            <text:p>26911534</text:p>
          </table:table-cell>
          <table:table-cell table:formula="of:=[.A1684]/1000/(60*60*24)" office:value-type="time" office:time-value="PT07H28M31.534S" calcext:value-type="time">
            <text:p>07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785.14" calcext:value-type="float">
            <text:p>1785.14</text:p>
          </table:table-cell>
          <table:table-cell office:value-type="float" office:value="2149.88" calcext:value-type="float">
            <text:p>2149.88</text:p>
          </table:table-cell>
        </table:table-row>
        <table:table-row table:style-name="ro1">
          <table:table-cell office:value-type="float" office:value="26927534" calcext:value-type="float">
            <text:p>26927534</text:p>
          </table:table-cell>
          <table:table-cell table:formula="of:=[.A1685]/1000/(60*60*24)" office:value-type="time" office:time-value="PT07H28M47.534S" calcext:value-type="time">
            <text:p>07:28:48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786.17" calcext:value-type="float">
            <text:p>1786.17</text:p>
          </table:table-cell>
          <table:table-cell office:value-type="float" office:value="2151.06" calcext:value-type="float">
            <text:p>2151.06</text:p>
          </table:table-cell>
        </table:table-row>
        <table:table-row table:style-name="ro1">
          <table:table-cell office:value-type="float" office:value="26943534" calcext:value-type="float">
            <text:p>26943534</text:p>
          </table:table-cell>
          <table:table-cell table:formula="of:=[.A1686]/1000/(60*60*24)" office:value-type="time" office:time-value="PT07H29M03.534S" calcext:value-type="time">
            <text:p>07:29:04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787.19" calcext:value-type="float">
            <text:p>1787.19</text:p>
          </table:table-cell>
          <table:table-cell office:value-type="float" office:value="2152.25" calcext:value-type="float">
            <text:p>2152.25</text:p>
          </table:table-cell>
        </table:table-row>
        <table:table-row table:style-name="ro1">
          <table:table-cell office:value-type="float" office:value="26959534" calcext:value-type="float">
            <text:p>26959534</text:p>
          </table:table-cell>
          <table:table-cell table:formula="of:=[.A1687]/1000/(60*60*24)" office:value-type="time" office:time-value="PT07H29M19.534S" calcext:value-type="time">
            <text:p>07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788.21" calcext:value-type="float">
            <text:p>1788.21</text:p>
          </table:table-cell>
          <table:table-cell office:value-type="float" office:value="2153.43" calcext:value-type="float">
            <text:p>2153.43</text:p>
          </table:table-cell>
        </table:table-row>
        <table:table-row table:style-name="ro1">
          <table:table-cell office:value-type="float" office:value="26975534" calcext:value-type="float">
            <text:p>26975534</text:p>
          </table:table-cell>
          <table:table-cell table:formula="of:=[.A1688]/1000/(60*60*24)" office:value-type="time" office:time-value="PT07H29M35.534S" calcext:value-type="time">
            <text:p>07:29:36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789.23" calcext:value-type="float">
            <text:p>1789.23</text:p>
          </table:table-cell>
          <table:table-cell office:value-type="float" office:value="2154.61" calcext:value-type="float">
            <text:p>2154.61</text:p>
          </table:table-cell>
        </table:table-row>
        <table:table-row table:style-name="ro1">
          <table:table-cell office:value-type="float" office:value="26991534" calcext:value-type="float">
            <text:p>26991534</text:p>
          </table:table-cell>
          <table:table-cell table:formula="of:=[.A1689]/1000/(60*60*24)" office:value-type="time" office:time-value="PT07H29M51.534S" calcext:value-type="time">
            <text:p>07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790.25" calcext:value-type="float">
            <text:p>1790.25</text:p>
          </table:table-cell>
          <table:table-cell office:value-type="float" office:value="2155.79" calcext:value-type="float">
            <text:p>2155.79</text:p>
          </table:table-cell>
        </table:table-row>
        <table:table-row table:style-name="ro1">
          <table:table-cell office:value-type="float" office:value="27007534" calcext:value-type="float">
            <text:p>27007534</text:p>
          </table:table-cell>
          <table:table-cell table:formula="of:=[.A1690]/1000/(60*60*24)" office:value-type="time" office:time-value="PT07H30M07.534S" calcext:value-type="time">
            <text:p>07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1" calcext:value-type="float">
            <text:p>266.21</text:p>
          </table:table-cell>
          <table:table-cell office:value-type="float" office:value="1791.27" calcext:value-type="float">
            <text:p>1791.27</text:p>
          </table:table-cell>
          <table:table-cell office:value-type="float" office:value="2156.97" calcext:value-type="float">
            <text:p>2156.97</text:p>
          </table:table-cell>
        </table:table-row>
        <table:table-row table:style-name="ro1">
          <table:table-cell office:value-type="float" office:value="27023534" calcext:value-type="float">
            <text:p>27023534</text:p>
          </table:table-cell>
          <table:table-cell table:formula="of:=[.A1691]/1000/(60*60*24)" office:value-type="time" office:time-value="PT07H30M23.534S" calcext:value-type="time">
            <text:p>07:30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792.29" calcext:value-type="float">
            <text:p>1792.29</text:p>
          </table:table-cell>
          <table:table-cell office:value-type="float" office:value="2158.15" calcext:value-type="float">
            <text:p>2158.15</text:p>
          </table:table-cell>
        </table:table-row>
        <table:table-row table:style-name="ro1">
          <table:table-cell office:value-type="float" office:value="27039534" calcext:value-type="float">
            <text:p>27039534</text:p>
          </table:table-cell>
          <table:table-cell table:formula="of:=[.A1692]/1000/(60*60*24)" office:value-type="time" office:time-value="PT07H30M39.534S" calcext:value-type="time">
            <text:p>07:30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793.31" calcext:value-type="float">
            <text:p>1793.31</text:p>
          </table:table-cell>
          <table:table-cell office:value-type="float" office:value="2159.33" calcext:value-type="float">
            <text:p>2159.33</text:p>
          </table:table-cell>
        </table:table-row>
        <table:table-row table:style-name="ro1">
          <table:table-cell office:value-type="float" office:value="27055534" calcext:value-type="float">
            <text:p>27055534</text:p>
          </table:table-cell>
          <table:table-cell table:formula="of:=[.A1693]/1000/(60*60*24)" office:value-type="time" office:time-value="PT07H30M55.534S" calcext:value-type="time">
            <text:p>07:3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794.33" calcext:value-type="float">
            <text:p>1794.33</text:p>
          </table:table-cell>
          <table:table-cell office:value-type="float" office:value="2160.51" calcext:value-type="float">
            <text:p>2160.51</text:p>
          </table:table-cell>
        </table:table-row>
        <table:table-row table:style-name="ro1">
          <table:table-cell office:value-type="float" office:value="27071534" calcext:value-type="float">
            <text:p>27071534</text:p>
          </table:table-cell>
          <table:table-cell table:formula="of:=[.A1694]/1000/(60*60*24)" office:value-type="time" office:time-value="PT07H31M11.534S" calcext:value-type="time">
            <text:p>07:31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795.35" calcext:value-type="float">
            <text:p>1795.35</text:p>
          </table:table-cell>
          <table:table-cell office:value-type="float" office:value="2161.69" calcext:value-type="float">
            <text:p>2161.69</text:p>
          </table:table-cell>
        </table:table-row>
        <table:table-row table:style-name="ro1">
          <table:table-cell office:value-type="float" office:value="27087534" calcext:value-type="float">
            <text:p>27087534</text:p>
          </table:table-cell>
          <table:table-cell table:formula="of:=[.A1695]/1000/(60*60*24)" office:value-type="time" office:time-value="PT07H31M27.534S" calcext:value-type="time">
            <text:p>07:31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796.37" calcext:value-type="float">
            <text:p>1796.37</text:p>
          </table:table-cell>
          <table:table-cell office:value-type="float" office:value="2162.87" calcext:value-type="float">
            <text:p>2162.87</text:p>
          </table:table-cell>
        </table:table-row>
        <table:table-row table:style-name="ro1">
          <table:table-cell office:value-type="float" office:value="27103534" calcext:value-type="float">
            <text:p>27103534</text:p>
          </table:table-cell>
          <table:table-cell table:formula="of:=[.A1696]/1000/(60*60*24)" office:value-type="time" office:time-value="PT07H31M43.534S" calcext:value-type="time">
            <text:p>07:3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797.39" calcext:value-type="float">
            <text:p>1797.39</text:p>
          </table:table-cell>
          <table:table-cell office:value-type="float" office:value="2164.05" calcext:value-type="float">
            <text:p>2164.05</text:p>
          </table:table-cell>
        </table:table-row>
        <table:table-row table:style-name="ro1">
          <table:table-cell office:value-type="float" office:value="27119534" calcext:value-type="float">
            <text:p>27119534</text:p>
          </table:table-cell>
          <table:table-cell table:formula="of:=[.A1697]/1000/(60*60*24)" office:value-type="time" office:time-value="PT07H31M59.534S" calcext:value-type="time">
            <text:p>07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1798.41" calcext:value-type="float">
            <text:p>1798.41</text:p>
          </table:table-cell>
          <table:table-cell office:value-type="float" office:value="2165.23" calcext:value-type="float">
            <text:p>2165.23</text:p>
          </table:table-cell>
        </table:table-row>
        <table:table-row table:style-name="ro1">
          <table:table-cell office:value-type="float" office:value="27135534" calcext:value-type="float">
            <text:p>27135534</text:p>
          </table:table-cell>
          <table:table-cell table:formula="of:=[.A1698]/1000/(60*60*24)" office:value-type="time" office:time-value="PT07H32M15.534S" calcext:value-type="time">
            <text:p>07:3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5" calcext:value-type="float">
            <text:p>264.95</text:p>
          </table:table-cell>
          <table:table-cell office:value-type="float" office:value="1799.43" calcext:value-type="float">
            <text:p>1799.43</text:p>
          </table:table-cell>
          <table:table-cell office:value-type="float" office:value="2166.41" calcext:value-type="float">
            <text:p>2166.41</text:p>
          </table:table-cell>
        </table:table-row>
        <table:table-row table:style-name="ro1">
          <table:table-cell office:value-type="float" office:value="27151534" calcext:value-type="float">
            <text:p>27151534</text:p>
          </table:table-cell>
          <table:table-cell table:formula="of:=[.A1699]/1000/(60*60*24)" office:value-type="time" office:time-value="PT07H32M31.534S" calcext:value-type="time">
            <text:p>07:32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00.45" calcext:value-type="float">
            <text:p>1800.45</text:p>
          </table:table-cell>
          <table:table-cell office:value-type="float" office:value="2167.59" calcext:value-type="float">
            <text:p>2167.59</text:p>
          </table:table-cell>
        </table:table-row>
        <table:table-row table:style-name="ro1">
          <table:table-cell office:value-type="float" office:value="27167534" calcext:value-type="float">
            <text:p>27167534</text:p>
          </table:table-cell>
          <table:table-cell table:formula="of:=[.A1700]/1000/(60*60*24)" office:value-type="time" office:time-value="PT07H32M47.534S" calcext:value-type="time">
            <text:p>07:32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01.47" calcext:value-type="float">
            <text:p>1801.47</text:p>
          </table:table-cell>
          <table:table-cell office:value-type="float" office:value="2168.77" calcext:value-type="float">
            <text:p>2168.77</text:p>
          </table:table-cell>
        </table:table-row>
        <table:table-row table:style-name="ro1">
          <table:table-cell office:value-type="float" office:value="27183534" calcext:value-type="float">
            <text:p>27183534</text:p>
          </table:table-cell>
          <table:table-cell table:formula="of:=[.A1701]/1000/(60*60*24)" office:value-type="time" office:time-value="PT07H33M03.534S" calcext:value-type="time">
            <text:p>07:33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02.49" calcext:value-type="float">
            <text:p>1802.49</text:p>
          </table:table-cell>
          <table:table-cell office:value-type="float" office:value="2169.94" calcext:value-type="float">
            <text:p>2169.94</text:p>
          </table:table-cell>
        </table:table-row>
        <table:table-row table:style-name="ro1">
          <table:table-cell office:value-type="float" office:value="27199534" calcext:value-type="float">
            <text:p>27199534</text:p>
          </table:table-cell>
          <table:table-cell table:formula="of:=[.A1702]/1000/(60*60*24)" office:value-type="time" office:time-value="PT07H33M19.534S" calcext:value-type="time">
            <text:p>07:33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03.51" calcext:value-type="float">
            <text:p>1803.51</text:p>
          </table:table-cell>
          <table:table-cell office:value-type="float" office:value="2171.12" calcext:value-type="float">
            <text:p>2171.12</text:p>
          </table:table-cell>
        </table:table-row>
        <table:table-row table:style-name="ro1">
          <table:table-cell office:value-type="float" office:value="27215534" calcext:value-type="float">
            <text:p>27215534</text:p>
          </table:table-cell>
          <table:table-cell table:formula="of:=[.A1703]/1000/(60*60*24)" office:value-type="time" office:time-value="PT07H33M35.534S" calcext:value-type="time">
            <text:p>07:3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804.53" calcext:value-type="float">
            <text:p>1804.53</text:p>
          </table:table-cell>
          <table:table-cell office:value-type="float" office:value="2172.29" calcext:value-type="float">
            <text:p>2172.29</text:p>
          </table:table-cell>
        </table:table-row>
        <table:table-row table:style-name="ro1">
          <table:table-cell office:value-type="float" office:value="27231534" calcext:value-type="float">
            <text:p>27231534</text:p>
          </table:table-cell>
          <table:table-cell table:formula="of:=[.A1704]/1000/(60*60*24)" office:value-type="time" office:time-value="PT07H33M51.534S" calcext:value-type="time">
            <text:p>07:33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05.55" calcext:value-type="float">
            <text:p>1805.55</text:p>
          </table:table-cell>
          <table:table-cell office:value-type="float" office:value="2173.47" calcext:value-type="float">
            <text:p>2173.47</text:p>
          </table:table-cell>
        </table:table-row>
        <table:table-row table:style-name="ro1">
          <table:table-cell office:value-type="float" office:value="27247534" calcext:value-type="float">
            <text:p>27247534</text:p>
          </table:table-cell>
          <table:table-cell table:formula="of:=[.A1705]/1000/(60*60*24)" office:value-type="time" office:time-value="PT07H34M07.534S" calcext:value-type="time">
            <text:p>07:34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06.57" calcext:value-type="float">
            <text:p>1806.57</text:p>
          </table:table-cell>
          <table:table-cell office:value-type="float" office:value="2174.65" calcext:value-type="float">
            <text:p>2174.65</text:p>
          </table:table-cell>
        </table:table-row>
        <table:table-row table:style-name="ro1">
          <table:table-cell office:value-type="float" office:value="27263534" calcext:value-type="float">
            <text:p>27263534</text:p>
          </table:table-cell>
          <table:table-cell table:formula="of:=[.A1706]/1000/(60*60*24)" office:value-type="time" office:time-value="PT07H34M23.534S" calcext:value-type="time">
            <text:p>07:34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07.59" calcext:value-type="float">
            <text:p>1807.59</text:p>
          </table:table-cell>
          <table:table-cell office:value-type="float" office:value="2175.82" calcext:value-type="float">
            <text:p>2175.82</text:p>
          </table:table-cell>
        </table:table-row>
        <table:table-row table:style-name="ro1">
          <table:table-cell office:value-type="float" office:value="27279534" calcext:value-type="float">
            <text:p>27279534</text:p>
          </table:table-cell>
          <table:table-cell table:formula="of:=[.A1707]/1000/(60*60*24)" office:value-type="time" office:time-value="PT07H34M39.534S" calcext:value-type="time">
            <text:p>07:34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808.6" calcext:value-type="float">
            <text:p>1808.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7295534" calcext:value-type="float">
            <text:p>27295534</text:p>
          </table:table-cell>
          <table:table-cell table:formula="of:=[.A1708]/1000/(60*60*24)" office:value-type="time" office:time-value="PT07H34M55.534S" calcext:value-type="time">
            <text:p>07:34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1809.62" calcext:value-type="float">
            <text:p>1809.62</text:p>
          </table:table-cell>
          <table:table-cell office:value-type="float" office:value="2178.17" calcext:value-type="float">
            <text:p>2178.17</text:p>
          </table:table-cell>
        </table:table-row>
        <table:table-row table:style-name="ro1">
          <table:table-cell office:value-type="float" office:value="27311534" calcext:value-type="float">
            <text:p>27311534</text:p>
          </table:table-cell>
          <table:table-cell table:formula="of:=[.A1709]/1000/(60*60*24)" office:value-type="time" office:time-value="PT07H35M11.534S" calcext:value-type="time">
            <text:p>07:35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10.64" calcext:value-type="float">
            <text:p>1810.64</text:p>
          </table:table-cell>
          <table:table-cell office:value-type="float" office:value="2179.35" calcext:value-type="float">
            <text:p>2179.35</text:p>
          </table:table-cell>
        </table:table-row>
        <table:table-row table:style-name="ro1">
          <table:table-cell office:value-type="float" office:value="27327534" calcext:value-type="float">
            <text:p>27327534</text:p>
          </table:table-cell>
          <table:table-cell table:formula="of:=[.A1710]/1000/(60*60*24)" office:value-type="time" office:time-value="PT07H35M27.534S" calcext:value-type="time">
            <text:p>07:35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11.66" calcext:value-type="float">
            <text:p>1811.66</text:p>
          </table:table-cell>
          <table:table-cell office:value-type="float" office:value="2180.53" calcext:value-type="float">
            <text:p>2180.53</text:p>
          </table:table-cell>
        </table:table-row>
        <table:table-row table:style-name="ro1">
          <table:table-cell office:value-type="float" office:value="27343534" calcext:value-type="float">
            <text:p>27343534</text:p>
          </table:table-cell>
          <table:table-cell table:formula="of:=[.A1711]/1000/(60*60*24)" office:value-type="time" office:time-value="PT07H35M43.534S" calcext:value-type="time">
            <text:p>07:35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812.68" calcext:value-type="float">
            <text:p>1812.68</text:p>
          </table:table-cell>
          <table:table-cell office:value-type="float" office:value="2181.7" calcext:value-type="float">
            <text:p>2181.7</text:p>
          </table:table-cell>
        </table:table-row>
        <table:table-row table:style-name="ro1">
          <table:table-cell office:value-type="float" office:value="27359534" calcext:value-type="float">
            <text:p>27359534</text:p>
          </table:table-cell>
          <table:table-cell table:formula="of:=[.A1712]/1000/(60*60*24)" office:value-type="time" office:time-value="PT07H35M59.534S" calcext:value-type="time">
            <text:p>07:36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13.7" calcext:value-type="float">
            <text:p>1813.7</text:p>
          </table:table-cell>
          <table:table-cell office:value-type="float" office:value="2182.88" calcext:value-type="float">
            <text:p>2182.88</text:p>
          </table:table-cell>
        </table:table-row>
        <table:table-row table:style-name="ro1">
          <table:table-cell office:value-type="float" office:value="27375534" calcext:value-type="float">
            <text:p>27375534</text:p>
          </table:table-cell>
          <table:table-cell table:formula="of:=[.A1713]/1000/(60*60*24)" office:value-type="time" office:time-value="PT07H36M15.534S" calcext:value-type="time">
            <text:p>07:36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8" calcext:value-type="float">
            <text:p>263.68</text:p>
          </table:table-cell>
          <table:table-cell office:value-type="float" office:value="1814.72" calcext:value-type="float">
            <text:p>1814.72</text:p>
          </table:table-cell>
          <table:table-cell office:value-type="float" office:value="2184.05" calcext:value-type="float">
            <text:p>2184.05</text:p>
          </table:table-cell>
        </table:table-row>
        <table:table-row table:style-name="ro1">
          <table:table-cell office:value-type="float" office:value="27391534" calcext:value-type="float">
            <text:p>27391534</text:p>
          </table:table-cell>
          <table:table-cell table:formula="of:=[.A1714]/1000/(60*60*24)" office:value-type="time" office:time-value="PT07H36M31.534S" calcext:value-type="time">
            <text:p>07:36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15.74" calcext:value-type="float">
            <text:p>1815.74</text:p>
          </table:table-cell>
          <table:table-cell office:value-type="float" office:value="2185.23" calcext:value-type="float">
            <text:p>2185.23</text:p>
          </table:table-cell>
        </table:table-row>
        <table:table-row table:style-name="ro1">
          <table:table-cell office:value-type="float" office:value="27407534" calcext:value-type="float">
            <text:p>27407534</text:p>
          </table:table-cell>
          <table:table-cell table:formula="of:=[.A1715]/1000/(60*60*24)" office:value-type="time" office:time-value="PT07H36M47.534S" calcext:value-type="time">
            <text:p>07:36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816.76" calcext:value-type="float">
            <text:p>1816.76</text:p>
          </table:table-cell>
          <table:table-cell office:value-type="float" office:value="2186.4" calcext:value-type="float">
            <text:p>2186.4</text:p>
          </table:table-cell>
        </table:table-row>
        <table:table-row table:style-name="ro1">
          <table:table-cell office:value-type="float" office:value="27423534" calcext:value-type="float">
            <text:p>27423534</text:p>
          </table:table-cell>
          <table:table-cell table:formula="of:=[.A1716]/1000/(60*60*24)" office:value-type="time" office:time-value="PT07H37M03.534S" calcext:value-type="time">
            <text:p>07:37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817.77" calcext:value-type="float">
            <text:p>1817.77</text:p>
          </table:table-cell>
          <table:table-cell office:value-type="float" office:value="2187.58" calcext:value-type="float">
            <text:p>2187.58</text:p>
          </table:table-cell>
        </table:table-row>
        <table:table-row table:style-name="ro1">
          <table:table-cell office:value-type="float" office:value="27439534" calcext:value-type="float">
            <text:p>27439534</text:p>
          </table:table-cell>
          <table:table-cell table:formula="of:=[.A1717]/1000/(60*60*24)" office:value-type="time" office:time-value="PT07H37M19.534S" calcext:value-type="time">
            <text:p>07:37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18.79" calcext:value-type="float">
            <text:p>1818.79</text:p>
          </table:table-cell>
          <table:table-cell office:value-type="float" office:value="2188.75" calcext:value-type="float">
            <text:p>2188.75</text:p>
          </table:table-cell>
        </table:table-row>
        <table:table-row table:style-name="ro1">
          <table:table-cell office:value-type="float" office:value="27455534" calcext:value-type="float">
            <text:p>27455534</text:p>
          </table:table-cell>
          <table:table-cell table:formula="of:=[.A1718]/1000/(60*60*24)" office:value-type="time" office:time-value="PT07H37M35.534S" calcext:value-type="time">
            <text:p>07:37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19.81" calcext:value-type="float">
            <text:p>1819.81</text:p>
          </table:table-cell>
          <table:table-cell office:value-type="float" office:value="2189.92" calcext:value-type="float">
            <text:p>2189.92</text:p>
          </table:table-cell>
        </table:table-row>
        <table:table-row table:style-name="ro1">
          <table:table-cell office:value-type="float" office:value="27471534" calcext:value-type="float">
            <text:p>27471534</text:p>
          </table:table-cell>
          <table:table-cell table:formula="of:=[.A1719]/1000/(60*60*24)" office:value-type="time" office:time-value="PT07H37M51.534S" calcext:value-type="time">
            <text:p>07:37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820.83" calcext:value-type="float">
            <text:p>1820.83</text:p>
          </table:table-cell>
          <table:table-cell office:value-type="float" office:value="2191.1" calcext:value-type="float">
            <text:p>2191.1</text:p>
          </table:table-cell>
        </table:table-row>
        <table:table-row table:style-name="ro1">
          <table:table-cell office:value-type="float" office:value="27487534" calcext:value-type="float">
            <text:p>27487534</text:p>
          </table:table-cell>
          <table:table-cell table:formula="of:=[.A1720]/1000/(60*60*24)" office:value-type="time" office:time-value="PT07H38M07.534S" calcext:value-type="time">
            <text:p>07:38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21.84" calcext:value-type="float">
            <text:p>1821.84</text:p>
          </table:table-cell>
          <table:table-cell office:value-type="float" office:value="2192.27" calcext:value-type="float">
            <text:p>2192.27</text:p>
          </table:table-cell>
        </table:table-row>
        <table:table-row table:style-name="ro1">
          <table:table-cell office:value-type="float" office:value="27503534" calcext:value-type="float">
            <text:p>27503534</text:p>
          </table:table-cell>
          <table:table-cell table:formula="of:=[.A1721]/1000/(60*60*24)" office:value-type="time" office:time-value="PT07H38M23.534S" calcext:value-type="time">
            <text:p>07:38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6" calcext:value-type="float">
            <text:p>264.36</text:p>
          </table:table-cell>
          <table:table-cell office:value-type="float" office:value="1822.86" calcext:value-type="float">
            <text:p>1822.86</text:p>
          </table:table-cell>
          <table:table-cell office:value-type="float" office:value="2193.45" calcext:value-type="float">
            <text:p>2193.45</text:p>
          </table:table-cell>
        </table:table-row>
        <table:table-row table:style-name="ro1">
          <table:table-cell office:value-type="float" office:value="27519534" calcext:value-type="float">
            <text:p>27519534</text:p>
          </table:table-cell>
          <table:table-cell table:formula="of:=[.A1722]/1000/(60*60*24)" office:value-type="time" office:time-value="PT07H38M39.534S" calcext:value-type="time">
            <text:p>07:38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23.88" calcext:value-type="float">
            <text:p>1823.88</text:p>
          </table:table-cell>
          <table:table-cell office:value-type="float" office:value="2194.62" calcext:value-type="float">
            <text:p>2194.62</text:p>
          </table:table-cell>
        </table:table-row>
        <table:table-row table:style-name="ro1">
          <table:table-cell office:value-type="float" office:value="27535534" calcext:value-type="float">
            <text:p>27535534</text:p>
          </table:table-cell>
          <table:table-cell table:formula="of:=[.A1723]/1000/(60*60*24)" office:value-type="time" office:time-value="PT07H38M55.534S" calcext:value-type="time">
            <text:p>07:38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5" calcext:value-type="float">
            <text:p>263.55</text:p>
          </table:table-cell>
          <table:table-cell office:value-type="float" office:value="1824.9" calcext:value-type="float">
            <text:p>1824.9</text:p>
          </table:table-cell>
          <table:table-cell office:value-type="float" office:value="2195.79" calcext:value-type="float">
            <text:p>2195.79</text:p>
          </table:table-cell>
        </table:table-row>
        <table:table-row table:style-name="ro1">
          <table:table-cell office:value-type="float" office:value="27551534" calcext:value-type="float">
            <text:p>27551534</text:p>
          </table:table-cell>
          <table:table-cell table:formula="of:=[.A1724]/1000/(60*60*24)" office:value-type="time" office:time-value="PT07H39M11.534S" calcext:value-type="time">
            <text:p>07:39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825.91" calcext:value-type="float">
            <text:p>1825.91</text:p>
          </table:table-cell>
          <table:table-cell office:value-type="float" office:value="2196.96" calcext:value-type="float">
            <text:p>2196.96</text:p>
          </table:table-cell>
        </table:table-row>
        <table:table-row table:style-name="ro1">
          <table:table-cell office:value-type="float" office:value="27567534" calcext:value-type="float">
            <text:p>27567534</text:p>
          </table:table-cell>
          <table:table-cell table:formula="of:=[.A1725]/1000/(60*60*24)" office:value-type="time" office:time-value="PT07H39M27.534S" calcext:value-type="time">
            <text:p>07:39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826.93" calcext:value-type="float">
            <text:p>1826.93</text:p>
          </table:table-cell>
          <table:table-cell office:value-type="float" office:value="2198.14" calcext:value-type="float">
            <text:p>2198.14</text:p>
          </table:table-cell>
        </table:table-row>
        <table:table-row table:style-name="ro1">
          <table:table-cell office:value-type="float" office:value="27583534" calcext:value-type="float">
            <text:p>27583534</text:p>
          </table:table-cell>
          <table:table-cell table:formula="of:=[.A1726]/1000/(60*60*24)" office:value-type="time" office:time-value="PT07H39M43.534S" calcext:value-type="time">
            <text:p>07:39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27.95" calcext:value-type="float">
            <text:p>1827.95</text:p>
          </table:table-cell>
          <table:table-cell office:value-type="float" office:value="2199.31" calcext:value-type="float">
            <text:p>2199.31</text:p>
          </table:table-cell>
        </table:table-row>
        <table:table-row table:style-name="ro1">
          <table:table-cell office:value-type="float" office:value="27599534" calcext:value-type="float">
            <text:p>27599534</text:p>
          </table:table-cell>
          <table:table-cell table:formula="of:=[.A1727]/1000/(60*60*24)" office:value-type="time" office:time-value="PT07H39M59.534S" calcext:value-type="time">
            <text:p>07:40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28.97" calcext:value-type="float">
            <text:p>1828.97</text:p>
          </table:table-cell>
          <table:table-cell office:value-type="float" office:value="2200.48" calcext:value-type="float">
            <text:p>2200.48</text:p>
          </table:table-cell>
        </table:table-row>
        <table:table-row table:style-name="ro1">
          <table:table-cell office:value-type="float" office:value="27615534" calcext:value-type="float">
            <text:p>27615534</text:p>
          </table:table-cell>
          <table:table-cell table:formula="of:=[.A1728]/1000/(60*60*24)" office:value-type="time" office:time-value="PT07H40M15.534S" calcext:value-type="time">
            <text:p>07:40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29.98" calcext:value-type="float">
            <text:p>1829.98</text:p>
          </table:table-cell>
          <table:table-cell office:value-type="float" office:value="2201.65" calcext:value-type="float">
            <text:p>2201.65</text:p>
          </table:table-cell>
        </table:table-row>
        <table:table-row table:style-name="ro1">
          <table:table-cell office:value-type="float" office:value="27631534" calcext:value-type="float">
            <text:p>27631534</text:p>
          </table:table-cell>
          <table:table-cell table:formula="of:=[.A1729]/1000/(60*60*24)" office:value-type="time" office:time-value="PT07H40M31.534S" calcext:value-type="time">
            <text:p>07:40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31" calcext:value-type="float">
            <text:p>1831</text:p>
          </table:table-cell>
          <table:table-cell office:value-type="float" office:value="2202.82" calcext:value-type="float">
            <text:p>2202.82</text:p>
          </table:table-cell>
        </table:table-row>
        <table:table-row table:style-name="ro1">
          <table:table-cell office:value-type="float" office:value="27647534" calcext:value-type="float">
            <text:p>27647534</text:p>
          </table:table-cell>
          <table:table-cell table:formula="of:=[.A1730]/1000/(60*60*24)" office:value-type="time" office:time-value="PT07H40M47.534S" calcext:value-type="time">
            <text:p>07:40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832.02" calcext:value-type="float">
            <text:p>1832.02</text:p>
          </table:table-cell>
          <table:table-cell office:value-type="float" office:value="2203.99" calcext:value-type="float">
            <text:p>2203.99</text:p>
          </table:table-cell>
        </table:table-row>
        <table:table-row table:style-name="ro1">
          <table:table-cell office:value-type="float" office:value="27663534" calcext:value-type="float">
            <text:p>27663534</text:p>
          </table:table-cell>
          <table:table-cell table:formula="of:=[.A1731]/1000/(60*60*24)" office:value-type="time" office:time-value="PT07H41M03.534S" calcext:value-type="time">
            <text:p>07:41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4.12" calcext:value-type="float">
            <text:p>264.12</text:p>
          </table:table-cell>
          <table:table-cell office:value-type="float" office:value="1833.03" calcext:value-type="float">
            <text:p>1833.03</text:p>
          </table:table-cell>
          <table:table-cell office:value-type="float" office:value="2205.16" calcext:value-type="float">
            <text:p>2205.16</text:p>
          </table:table-cell>
        </table:table-row>
        <table:table-row table:style-name="ro1">
          <table:table-cell office:value-type="float" office:value="27679534" calcext:value-type="float">
            <text:p>27679534</text:p>
          </table:table-cell>
          <table:table-cell table:formula="of:=[.A1732]/1000/(60*60*24)" office:value-type="time" office:time-value="PT07H41M19.534S" calcext:value-type="time">
            <text:p>07:41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34.05" calcext:value-type="float">
            <text:p>1834.05</text:p>
          </table:table-cell>
          <table:table-cell office:value-type="float" office:value="2206.33" calcext:value-type="float">
            <text:p>2206.33</text:p>
          </table:table-cell>
        </table:table-row>
        <table:table-row table:style-name="ro1">
          <table:table-cell office:value-type="float" office:value="27695534" calcext:value-type="float">
            <text:p>27695534</text:p>
          </table:table-cell>
          <table:table-cell table:formula="of:=[.A1733]/1000/(60*60*24)" office:value-type="time" office:time-value="PT07H41M35.534S" calcext:value-type="time">
            <text:p>07:41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835.06" calcext:value-type="float">
            <text:p>1835.06</text:p>
          </table:table-cell>
          <table:table-cell office:value-type="float" office:value="2207.5" calcext:value-type="float">
            <text:p>2207.5</text:p>
          </table:table-cell>
        </table:table-row>
        <table:table-row table:style-name="ro1">
          <table:table-cell office:value-type="float" office:value="27711534" calcext:value-type="float">
            <text:p>27711534</text:p>
          </table:table-cell>
          <table:table-cell table:formula="of:=[.A1734]/1000/(60*60*24)" office:value-type="time" office:time-value="PT07H41M51.534S" calcext:value-type="time">
            <text:p>07:41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36.08" calcext:value-type="float">
            <text:p>1836.08</text:p>
          </table:table-cell>
          <table:table-cell office:value-type="float" office:value="2208.67" calcext:value-type="float">
            <text:p>2208.67</text:p>
          </table:table-cell>
        </table:table-row>
        <table:table-row table:style-name="ro1">
          <table:table-cell office:value-type="float" office:value="27727534" calcext:value-type="float">
            <text:p>27727534</text:p>
          </table:table-cell>
          <table:table-cell table:formula="of:=[.A1735]/1000/(60*60*24)" office:value-type="time" office:time-value="PT07H42M07.534S" calcext:value-type="time">
            <text:p>07:42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37.1" calcext:value-type="float">
            <text:p>1837.1</text:p>
          </table:table-cell>
          <table:table-cell office:value-type="float" office:value="2209.84" calcext:value-type="float">
            <text:p>2209.84</text:p>
          </table:table-cell>
        </table:table-row>
        <table:table-row table:style-name="ro1">
          <table:table-cell office:value-type="float" office:value="27743534" calcext:value-type="float">
            <text:p>27743534</text:p>
          </table:table-cell>
          <table:table-cell table:formula="of:=[.A1736]/1000/(60*60*24)" office:value-type="time" office:time-value="PT07H42M23.534S" calcext:value-type="time">
            <text:p>07:42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38.11" calcext:value-type="float">
            <text:p>1838.11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7759534" calcext:value-type="float">
            <text:p>27759534</text:p>
          </table:table-cell>
          <table:table-cell table:formula="of:=[.A1737]/1000/(60*60*24)" office:value-type="time" office:time-value="PT07H42M39.534S" calcext:value-type="time">
            <text:p>07:42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39.13" calcext:value-type="float">
            <text:p>1839.13</text:p>
          </table:table-cell>
          <table:table-cell office:value-type="float" office:value="2212.17" calcext:value-type="float">
            <text:p>2212.17</text:p>
          </table:table-cell>
        </table:table-row>
        <table:table-row table:style-name="ro1">
          <table:table-cell office:value-type="float" office:value="27775534" calcext:value-type="float">
            <text:p>27775534</text:p>
          </table:table-cell>
          <table:table-cell table:formula="of:=[.A1738]/1000/(60*60*24)" office:value-type="time" office:time-value="PT07H42M55.534S" calcext:value-type="time">
            <text:p>07:42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840.14" calcext:value-type="float">
            <text:p>1840.14</text:p>
          </table:table-cell>
          <table:table-cell office:value-type="float" office:value="2213.34" calcext:value-type="float">
            <text:p>2213.34</text:p>
          </table:table-cell>
        </table:table-row>
        <table:table-row table:style-name="ro1">
          <table:table-cell office:value-type="float" office:value="27791534" calcext:value-type="float">
            <text:p>27791534</text:p>
          </table:table-cell>
          <table:table-cell table:formula="of:=[.A1739]/1000/(60*60*24)" office:value-type="time" office:time-value="PT07H43M11.534S" calcext:value-type="time">
            <text:p>07:43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41.16" calcext:value-type="float">
            <text:p>1841.16</text:p>
          </table:table-cell>
          <table:table-cell office:value-type="float" office:value="2214.51" calcext:value-type="float">
            <text:p>2214.51</text:p>
          </table:table-cell>
        </table:table-row>
        <table:table-row table:style-name="ro1">
          <table:table-cell office:value-type="float" office:value="27807534" calcext:value-type="float">
            <text:p>27807534</text:p>
          </table:table-cell>
          <table:table-cell table:formula="of:=[.A1740]/1000/(60*60*24)" office:value-type="time" office:time-value="PT07H43M27.534S" calcext:value-type="time">
            <text:p>07:43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42.17" calcext:value-type="float">
            <text:p>1842.17</text:p>
          </table:table-cell>
          <table:table-cell office:value-type="float" office:value="2215.68" calcext:value-type="float">
            <text:p>2215.68</text:p>
          </table:table-cell>
        </table:table-row>
        <table:table-row table:style-name="ro1">
          <table:table-cell office:value-type="float" office:value="27823534" calcext:value-type="float">
            <text:p>27823534</text:p>
          </table:table-cell>
          <table:table-cell table:formula="of:=[.A1741]/1000/(60*60*24)" office:value-type="time" office:time-value="PT07H43M43.534S" calcext:value-type="time">
            <text:p>07:43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43.19" calcext:value-type="float">
            <text:p>1843.19</text:p>
          </table:table-cell>
          <table:table-cell office:value-type="float" office:value="2216.84" calcext:value-type="float">
            <text:p>2216.84</text:p>
          </table:table-cell>
        </table:table-row>
        <table:table-row table:style-name="ro1">
          <table:table-cell office:value-type="float" office:value="27839534" calcext:value-type="float">
            <text:p>27839534</text:p>
          </table:table-cell>
          <table:table-cell table:formula="of:=[.A1742]/1000/(60*60*24)" office:value-type="time" office:time-value="PT07H43M59.534S" calcext:value-type="time">
            <text:p>07:44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844.2" calcext:value-type="float">
            <text:p>1844.2</text:p>
          </table:table-cell>
          <table:table-cell office:value-type="float" office:value="2218.01" calcext:value-type="float">
            <text:p>2218.01</text:p>
          </table:table-cell>
        </table:table-row>
        <table:table-row table:style-name="ro1">
          <table:table-cell office:value-type="float" office:value="27855534" calcext:value-type="float">
            <text:p>27855534</text:p>
          </table:table-cell>
          <table:table-cell table:formula="of:=[.A1743]/1000/(60*60*24)" office:value-type="time" office:time-value="PT07H44M15.534S" calcext:value-type="time">
            <text:p>07:44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45.22" calcext:value-type="float">
            <text:p>1845.22</text:p>
          </table:table-cell>
          <table:table-cell office:value-type="float" office:value="2219.18" calcext:value-type="float">
            <text:p>2219.18</text:p>
          </table:table-cell>
        </table:table-row>
        <table:table-row table:style-name="ro1">
          <table:table-cell office:value-type="float" office:value="27871534" calcext:value-type="float">
            <text:p>27871534</text:p>
          </table:table-cell>
          <table:table-cell table:formula="of:=[.A1744]/1000/(60*60*24)" office:value-type="time" office:time-value="PT07H44M31.534S" calcext:value-type="time">
            <text:p>07:44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1846.24" calcext:value-type="float">
            <text:p>1846.24</text:p>
          </table:table-cell>
          <table:table-cell office:value-type="float" office:value="2220.35" calcext:value-type="float">
            <text:p>2220.35</text:p>
          </table:table-cell>
        </table:table-row>
        <table:table-row table:style-name="ro1">
          <table:table-cell office:value-type="float" office:value="27887534" calcext:value-type="float">
            <text:p>27887534</text:p>
          </table:table-cell>
          <table:table-cell table:formula="of:=[.A1745]/1000/(60*60*24)" office:value-type="time" office:time-value="PT07H44M47.534S" calcext:value-type="time">
            <text:p>07:44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1847.25" calcext:value-type="float">
            <text:p>1847.25</text:p>
          </table:table-cell>
          <table:table-cell office:value-type="float" office:value="2221.52" calcext:value-type="float">
            <text:p>2221.52</text:p>
          </table:table-cell>
        </table:table-row>
        <table:table-row table:style-name="ro1">
          <table:table-cell office:value-type="float" office:value="27903534" calcext:value-type="float">
            <text:p>27903534</text:p>
          </table:table-cell>
          <table:table-cell table:formula="of:=[.A1746]/1000/(60*60*24)" office:value-type="time" office:time-value="PT07H45M03.534S" calcext:value-type="time">
            <text:p>07:45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848.27" calcext:value-type="float">
            <text:p>1848.27</text:p>
          </table:table-cell>
          <table:table-cell office:value-type="float" office:value="2222.68" calcext:value-type="float">
            <text:p>2222.68</text:p>
          </table:table-cell>
        </table:table-row>
        <table:table-row table:style-name="ro1">
          <table:table-cell office:value-type="float" office:value="27919534" calcext:value-type="float">
            <text:p>27919534</text:p>
          </table:table-cell>
          <table:table-cell table:formula="of:=[.A1747]/1000/(60*60*24)" office:value-type="time" office:time-value="PT07H45M19.534S" calcext:value-type="time">
            <text:p>07:45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49.28" calcext:value-type="float">
            <text:p>1849.28</text:p>
          </table:table-cell>
          <table:table-cell office:value-type="float" office:value="2223.85" calcext:value-type="float">
            <text:p>2223.85</text:p>
          </table:table-cell>
        </table:table-row>
        <table:table-row table:style-name="ro1">
          <table:table-cell office:value-type="float" office:value="27935534" calcext:value-type="float">
            <text:p>27935534</text:p>
          </table:table-cell>
          <table:table-cell table:formula="of:=[.A1748]/1000/(60*60*24)" office:value-type="time" office:time-value="PT07H45M35.534S" calcext:value-type="time">
            <text:p>07:45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50.3" calcext:value-type="float">
            <text:p>1850.3</text:p>
          </table:table-cell>
          <table:table-cell office:value-type="float" office:value="2225.02" calcext:value-type="float">
            <text:p>2225.02</text:p>
          </table:table-cell>
        </table:table-row>
        <table:table-row table:style-name="ro1">
          <table:table-cell office:value-type="float" office:value="27951534" calcext:value-type="float">
            <text:p>27951534</text:p>
          </table:table-cell>
          <table:table-cell table:formula="of:=[.A1749]/1000/(60*60*24)" office:value-type="time" office:time-value="PT07H45M51.534S" calcext:value-type="time">
            <text:p>07:45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851.31" calcext:value-type="float">
            <text:p>1851.31</text:p>
          </table:table-cell>
          <table:table-cell office:value-type="float" office:value="2226.19" calcext:value-type="float">
            <text:p>2226.19</text:p>
          </table:table-cell>
        </table:table-row>
        <table:table-row table:style-name="ro1">
          <table:table-cell office:value-type="float" office:value="27967534" calcext:value-type="float">
            <text:p>27967534</text:p>
          </table:table-cell>
          <table:table-cell table:formula="of:=[.A1750]/1000/(60*60*24)" office:value-type="time" office:time-value="PT07H46M07.534S" calcext:value-type="time">
            <text:p>07:46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52.33" calcext:value-type="float">
            <text:p>1852.33</text:p>
          </table:table-cell>
          <table:table-cell office:value-type="float" office:value="2227.35" calcext:value-type="float">
            <text:p>2227.35</text:p>
          </table:table-cell>
        </table:table-row>
        <table:table-row table:style-name="ro1">
          <table:table-cell office:value-type="float" office:value="27983534" calcext:value-type="float">
            <text:p>27983534</text:p>
          </table:table-cell>
          <table:table-cell table:formula="of:=[.A1751]/1000/(60*60*24)" office:value-type="time" office:time-value="PT07H46M23.534S" calcext:value-type="time">
            <text:p>07:4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853.34" calcext:value-type="float">
            <text:p>1853.34</text:p>
          </table:table-cell>
          <table:table-cell office:value-type="float" office:value="2228.52" calcext:value-type="float">
            <text:p>2228.52</text:p>
          </table:table-cell>
        </table:table-row>
        <table:table-row table:style-name="ro1">
          <table:table-cell office:value-type="float" office:value="27999534" calcext:value-type="float">
            <text:p>27999534</text:p>
          </table:table-cell>
          <table:table-cell table:formula="of:=[.A1752]/1000/(60*60*24)" office:value-type="time" office:time-value="PT07H46M39.534S" calcext:value-type="time">
            <text:p>07:46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54.35" calcext:value-type="float">
            <text:p>1854.35</text:p>
          </table:table-cell>
          <table:table-cell office:value-type="float" office:value="2229.69" calcext:value-type="float">
            <text:p>2229.69</text:p>
          </table:table-cell>
        </table:table-row>
        <table:table-row table:style-name="ro1">
          <table:table-cell office:value-type="float" office:value="28015534" calcext:value-type="float">
            <text:p>28015534</text:p>
          </table:table-cell>
          <table:table-cell table:formula="of:=[.A1753]/1000/(60*60*24)" office:value-type="time" office:time-value="PT07H46M55.534S" calcext:value-type="time">
            <text:p>07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855.37" calcext:value-type="float">
            <text:p>1855.37</text:p>
          </table:table-cell>
          <table:table-cell office:value-type="float" office:value="2230.85" calcext:value-type="float">
            <text:p>2230.85</text:p>
          </table:table-cell>
        </table:table-row>
        <table:table-row table:style-name="ro1">
          <table:table-cell office:value-type="float" office:value="28031534" calcext:value-type="float">
            <text:p>28031534</text:p>
          </table:table-cell>
          <table:table-cell table:formula="of:=[.A1754]/1000/(60*60*24)" office:value-type="time" office:time-value="PT07H47M11.534S" calcext:value-type="time">
            <text:p>07:47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856.38" calcext:value-type="float">
            <text:p>1856.38</text:p>
          </table:table-cell>
          <table:table-cell office:value-type="float" office:value="2232.02" calcext:value-type="float">
            <text:p>2232.02</text:p>
          </table:table-cell>
        </table:table-row>
        <table:table-row table:style-name="ro1">
          <table:table-cell office:value-type="float" office:value="28047534" calcext:value-type="float">
            <text:p>28047534</text:p>
          </table:table-cell>
          <table:table-cell table:formula="of:=[.A1755]/1000/(60*60*24)" office:value-type="time" office:time-value="PT07H47M27.534S" calcext:value-type="time">
            <text:p>07:4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857.4" calcext:value-type="float">
            <text:p>1857.4</text:p>
          </table:table-cell>
          <table:table-cell office:value-type="float" office:value="2233.18" calcext:value-type="float">
            <text:p>2233.18</text:p>
          </table:table-cell>
        </table:table-row>
        <table:table-row table:style-name="ro1">
          <table:table-cell office:value-type="float" office:value="28063534" calcext:value-type="float">
            <text:p>28063534</text:p>
          </table:table-cell>
          <table:table-cell table:formula="of:=[.A1756]/1000/(60*60*24)" office:value-type="time" office:time-value="PT07H47M43.534S" calcext:value-type="time">
            <text:p>07:4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858.41" calcext:value-type="float">
            <text:p>1858.41</text:p>
          </table:table-cell>
          <table:table-cell office:value-type="float" office:value="2234.35" calcext:value-type="float">
            <text:p>2234.35</text:p>
          </table:table-cell>
        </table:table-row>
        <table:table-row table:style-name="ro1">
          <table:table-cell office:value-type="float" office:value="28079534" calcext:value-type="float">
            <text:p>28079534</text:p>
          </table:table-cell>
          <table:table-cell table:formula="of:=[.A1757]/1000/(60*60*24)" office:value-type="time" office:time-value="PT07H47M59.534S" calcext:value-type="time">
            <text:p>07:48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1859.42" calcext:value-type="float">
            <text:p>1859.42</text:p>
          </table:table-cell>
          <table:table-cell office:value-type="float" office:value="2235.51" calcext:value-type="float">
            <text:p>2235.51</text:p>
          </table:table-cell>
        </table:table-row>
        <table:table-row table:style-name="ro1">
          <table:table-cell office:value-type="float" office:value="28095534" calcext:value-type="float">
            <text:p>28095534</text:p>
          </table:table-cell>
          <table:table-cell table:formula="of:=[.A1758]/1000/(60*60*24)" office:value-type="time" office:time-value="PT07H48M15.534S" calcext:value-type="time">
            <text:p>07:4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60.44" calcext:value-type="float">
            <text:p>1860.44</text:p>
          </table:table-cell>
          <table:table-cell office:value-type="float" office:value="2236.68" calcext:value-type="float">
            <text:p>2236.68</text:p>
          </table:table-cell>
        </table:table-row>
        <table:table-row table:style-name="ro1">
          <table:table-cell office:value-type="float" office:value="28111534" calcext:value-type="float">
            <text:p>28111534</text:p>
          </table:table-cell>
          <table:table-cell table:formula="of:=[.A1759]/1000/(60*60*24)" office:value-type="time" office:time-value="PT07H48M31.534S" calcext:value-type="time">
            <text:p>07:4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61.45" calcext:value-type="float">
            <text:p>1861.45</text:p>
          </table:table-cell>
          <table:table-cell office:value-type="float" office:value="2237.84" calcext:value-type="float">
            <text:p>2237.84</text:p>
          </table:table-cell>
        </table:table-row>
        <table:table-row table:style-name="ro1">
          <table:table-cell office:value-type="float" office:value="28127534" calcext:value-type="float">
            <text:p>28127534</text:p>
          </table:table-cell>
          <table:table-cell table:formula="of:=[.A1760]/1000/(60*60*24)" office:value-type="time" office:time-value="PT07H48M47.534S" calcext:value-type="time">
            <text:p>07:4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6" calcext:value-type="float">
            <text:p>261.36</text:p>
          </table:table-cell>
          <table:table-cell office:value-type="float" office:value="1862.46" calcext:value-type="float">
            <text:p>1862.4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8143534" calcext:value-type="float">
            <text:p>28143534</text:p>
          </table:table-cell>
          <table:table-cell table:formula="of:=[.A1761]/1000/(60*60*24)" office:value-type="time" office:time-value="PT07H49M03.534S" calcext:value-type="time">
            <text:p>07:4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2.27" calcext:value-type="float">
            <text:p>262.27</text:p>
          </table:table-cell>
          <table:table-cell office:value-type="float" office:value="1863.48" calcext:value-type="float">
            <text:p>1863.48</text:p>
          </table:table-cell>
          <table:table-cell office:value-type="float" office:value="2240.17" calcext:value-type="float">
            <text:p>2240.17</text:p>
          </table:table-cell>
        </table:table-row>
        <table:table-row table:style-name="ro1">
          <table:table-cell office:value-type="float" office:value="28159534" calcext:value-type="float">
            <text:p>28159534</text:p>
          </table:table-cell>
          <table:table-cell table:formula="of:=[.A1762]/1000/(60*60*24)" office:value-type="time" office:time-value="PT07H49M19.534S" calcext:value-type="time">
            <text:p>07:49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2241.33" calcext:value-type="float">
            <text:p>2241.33</text:p>
          </table:table-cell>
        </table:table-row>
        <table:table-row table:style-name="ro1">
          <table:table-cell office:value-type="float" office:value="28175534" calcext:value-type="float">
            <text:p>28175534</text:p>
          </table:table-cell>
          <table:table-cell table:formula="of:=[.A1763]/1000/(60*60*24)" office:value-type="time" office:time-value="PT07H49M35.534S" calcext:value-type="time">
            <text:p>07:49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865.51" calcext:value-type="float">
            <text:p>1865.51</text:p>
          </table:table-cell>
          <table:table-cell office:value-type="float" office:value="2242.49" calcext:value-type="float">
            <text:p>2242.49</text:p>
          </table:table-cell>
        </table:table-row>
        <table:table-row table:style-name="ro1">
          <table:table-cell office:value-type="float" office:value="28191534" calcext:value-type="float">
            <text:p>28191534</text:p>
          </table:table-cell>
          <table:table-cell table:formula="of:=[.A1764]/1000/(60*60*24)" office:value-type="time" office:time-value="PT07H49M51.534S" calcext:value-type="time">
            <text:p>07:49:52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2243.65" calcext:value-type="float">
            <text:p>2243.65</text:p>
          </table:table-cell>
        </table:table-row>
        <table:table-row table:style-name="ro1">
          <table:table-cell office:value-type="float" office:value="28207534" calcext:value-type="float">
            <text:p>28207534</text:p>
          </table:table-cell>
          <table:table-cell table:formula="of:=[.A1765]/1000/(60*60*24)" office:value-type="time" office:time-value="PT07H50M07.534S" calcext:value-type="time">
            <text:p>07:50:08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867.53" calcext:value-type="float">
            <text:p>1867.53</text:p>
          </table:table-cell>
          <table:table-cell office:value-type="float" office:value="2244.81" calcext:value-type="float">
            <text:p>2244.81</text:p>
          </table:table-cell>
        </table:table-row>
        <table:table-row table:style-name="ro1">
          <table:table-cell office:value-type="float" office:value="28223534" calcext:value-type="float">
            <text:p>28223534</text:p>
          </table:table-cell>
          <table:table-cell table:formula="of:=[.A1766]/1000/(60*60*24)" office:value-type="time" office:time-value="PT07H50M23.534S" calcext:value-type="time">
            <text:p>07:50:24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868.55" calcext:value-type="float">
            <text:p>1868.55</text:p>
          </table:table-cell>
          <table:table-cell office:value-type="float" office:value="2245.97" calcext:value-type="float">
            <text:p>2245.97</text:p>
          </table:table-cell>
        </table:table-row>
        <table:table-row table:style-name="ro1">
          <table:table-cell office:value-type="float" office:value="28239534" calcext:value-type="float">
            <text:p>28239534</text:p>
          </table:table-cell>
          <table:table-cell table:formula="of:=[.A1767]/1000/(60*60*24)" office:value-type="time" office:time-value="PT07H50M39.534S" calcext:value-type="time">
            <text:p>07:50:40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869.56" calcext:value-type="float">
            <text:p>1869.56</text:p>
          </table:table-cell>
          <table:table-cell office:value-type="float" office:value="2247.13" calcext:value-type="float">
            <text:p>2247.13</text:p>
          </table:table-cell>
        </table:table-row>
        <table:table-row table:style-name="ro1">
          <table:table-cell office:value-type="float" office:value="28255534" calcext:value-type="float">
            <text:p>28255534</text:p>
          </table:table-cell>
          <table:table-cell table:formula="of:=[.A1768]/1000/(60*60*24)" office:value-type="time" office:time-value="PT07H50M55.534S" calcext:value-type="time">
            <text:p>07:5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870.57" calcext:value-type="float">
            <text:p>1870.57</text:p>
          </table:table-cell>
          <table:table-cell office:value-type="float" office:value="2248.29" calcext:value-type="float">
            <text:p>2248.29</text:p>
          </table:table-cell>
        </table:table-row>
        <table:table-row table:style-name="ro1">
          <table:table-cell office:value-type="float" office:value="28271534" calcext:value-type="float">
            <text:p>28271534</text:p>
          </table:table-cell>
          <table:table-cell table:formula="of:=[.A1769]/1000/(60*60*24)" office:value-type="time" office:time-value="PT07H51M11.534S" calcext:value-type="time">
            <text:p>07:51:12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3" calcext:value-type="float">
            <text:p>261.23</text:p>
          </table:table-cell>
          <table:table-cell office:value-type="float" office:value="1871.58" calcext:value-type="float">
            <text:p>1871.58</text:p>
          </table:table-cell>
          <table:table-cell office:value-type="float" office:value="2249.45" calcext:value-type="float">
            <text:p>2249.45</text:p>
          </table:table-cell>
        </table:table-row>
        <table:table-row table:style-name="ro1">
          <table:table-cell office:value-type="float" office:value="28287534" calcext:value-type="float">
            <text:p>28287534</text:p>
          </table:table-cell>
          <table:table-cell table:formula="of:=[.A1770]/1000/(60*60*24)" office:value-type="time" office:time-value="PT07H51M27.534S" calcext:value-type="time">
            <text:p>07:51:28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72.59" calcext:value-type="float">
            <text:p>1872.59</text:p>
          </table:table-cell>
          <table:table-cell office:value-type="float" office:value="2250.61" calcext:value-type="float">
            <text:p>2250.61</text:p>
          </table:table-cell>
        </table:table-row>
        <table:table-row table:style-name="ro1">
          <table:table-cell office:value-type="float" office:value="28303534" calcext:value-type="float">
            <text:p>28303534</text:p>
          </table:table-cell>
          <table:table-cell table:formula="of:=[.A1771]/1000/(60*60*24)" office:value-type="time" office:time-value="PT07H51M43.534S" calcext:value-type="time">
            <text:p>07:5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3" calcext:value-type="float">
            <text:p>261.23</text:p>
          </table:table-cell>
          <table:table-cell office:value-type="float" office:value="1873.61" calcext:value-type="float">
            <text:p>1873.61</text:p>
          </table:table-cell>
          <table:table-cell office:value-type="float" office:value="2251.77" calcext:value-type="float">
            <text:p>2251.77</text:p>
          </table:table-cell>
        </table:table-row>
        <table:table-row table:style-name="ro1">
          <table:table-cell office:value-type="float" office:value="28319534" calcext:value-type="float">
            <text:p>28319534</text:p>
          </table:table-cell>
          <table:table-cell table:formula="of:=[.A1772]/1000/(60*60*24)" office:value-type="time" office:time-value="PT07H51M59.534S" calcext:value-type="time">
            <text:p>07:52:00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74.62" calcext:value-type="float">
            <text:p>1874.62</text:p>
          </table:table-cell>
          <table:table-cell office:value-type="float" office:value="2252.93" calcext:value-type="float">
            <text:p>2252.93</text:p>
          </table:table-cell>
        </table:table-row>
        <table:table-row table:style-name="ro1">
          <table:table-cell office:value-type="float" office:value="28335534" calcext:value-type="float">
            <text:p>28335534</text:p>
          </table:table-cell>
          <table:table-cell table:formula="of:=[.A1773]/1000/(60*60*24)" office:value-type="time" office:time-value="PT07H52M15.534S" calcext:value-type="time">
            <text:p>07:5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75.63" calcext:value-type="float">
            <text:p>1875.63</text:p>
          </table:table-cell>
          <table:table-cell office:value-type="float" office:value="2254.09" calcext:value-type="float">
            <text:p>2254.09</text:p>
          </table:table-cell>
        </table:table-row>
        <table:table-row table:style-name="ro1">
          <table:table-cell office:value-type="float" office:value="28351534" calcext:value-type="float">
            <text:p>28351534</text:p>
          </table:table-cell>
          <table:table-cell table:formula="of:=[.A1774]/1000/(60*60*24)" office:value-type="time" office:time-value="PT07H52M31.534S" calcext:value-type="time">
            <text:p>07:52:32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876.64" calcext:value-type="float">
            <text:p>1876.64</text:p>
          </table:table-cell>
          <table:table-cell office:value-type="float" office:value="2255.25" calcext:value-type="float">
            <text:p>2255.25</text:p>
          </table:table-cell>
        </table:table-row>
        <table:table-row table:style-name="ro1">
          <table:table-cell office:value-type="float" office:value="28367534" calcext:value-type="float">
            <text:p>28367534</text:p>
          </table:table-cell>
          <table:table-cell table:formula="of:=[.A1775]/1000/(60*60*24)" office:value-type="time" office:time-value="PT07H52M47.534S" calcext:value-type="time">
            <text:p>07:52:48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877.65" calcext:value-type="float">
            <text:p>1877.65</text:p>
          </table:table-cell>
          <table:table-cell office:value-type="float" office:value="2256.41" calcext:value-type="float">
            <text:p>2256.41</text:p>
          </table:table-cell>
        </table:table-row>
        <table:table-row table:style-name="ro1">
          <table:table-cell office:value-type="float" office:value="28383534" calcext:value-type="float">
            <text:p>28383534</text:p>
          </table:table-cell>
          <table:table-cell table:formula="of:=[.A1776]/1000/(60*60*24)" office:value-type="time" office:time-value="PT07H53M03.534S" calcext:value-type="time">
            <text:p>07:53:04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878.67" calcext:value-type="float">
            <text:p>1878.67</text:p>
          </table:table-cell>
          <table:table-cell office:value-type="float" office:value="2257.57" calcext:value-type="float">
            <text:p>2257.57</text:p>
          </table:table-cell>
        </table:table-row>
        <table:table-row table:style-name="ro1">
          <table:table-cell office:value-type="float" office:value="28399534" calcext:value-type="float">
            <text:p>28399534</text:p>
          </table:table-cell>
          <table:table-cell table:formula="of:=[.A1777]/1000/(60*60*24)" office:value-type="time" office:time-value="PT07H53M19.534S" calcext:value-type="time">
            <text:p>07:53:20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879.68" calcext:value-type="float">
            <text:p>1879.68</text:p>
          </table:table-cell>
          <table:table-cell office:value-type="float" office:value="2258.73" calcext:value-type="float">
            <text:p>2258.73</text:p>
          </table:table-cell>
        </table:table-row>
        <table:table-row table:style-name="ro1">
          <table:table-cell office:value-type="float" office:value="28415534" calcext:value-type="float">
            <text:p>28415534</text:p>
          </table:table-cell>
          <table:table-cell table:formula="of:=[.A1778]/1000/(60*60*24)" office:value-type="time" office:time-value="PT07H53M35.534S" calcext:value-type="time">
            <text:p>07:5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880.69" calcext:value-type="float">
            <text:p>1880.69</text:p>
          </table:table-cell>
          <table:table-cell office:value-type="float" office:value="2259.89" calcext:value-type="float">
            <text:p>2259.89</text:p>
          </table:table-cell>
        </table:table-row>
        <table:table-row table:style-name="ro1">
          <table:table-cell office:value-type="float" office:value="28431534" calcext:value-type="float">
            <text:p>28431534</text:p>
          </table:table-cell>
          <table:table-cell table:formula="of:=[.A1779]/1000/(60*60*24)" office:value-type="time" office:time-value="PT07H53M51.534S" calcext:value-type="time">
            <text:p>07:53:52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881.7" calcext:value-type="float">
            <text:p>1881.7</text:p>
          </table:table-cell>
          <table:table-cell office:value-type="float" office:value="2261.05" calcext:value-type="float">
            <text:p>2261.05</text:p>
          </table:table-cell>
        </table:table-row>
        <table:table-row table:style-name="ro1">
          <table:table-cell office:value-type="float" office:value="28447534" calcext:value-type="float">
            <text:p>28447534</text:p>
          </table:table-cell>
          <table:table-cell table:formula="of:=[.A1780]/1000/(60*60*24)" office:value-type="time" office:time-value="PT07H54M07.534S" calcext:value-type="time">
            <text:p>07:54:08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8" calcext:value-type="float">
            <text:p>260.88</text:p>
          </table:table-cell>
          <table:table-cell office:value-type="float" office:value="1882.71" calcext:value-type="float">
            <text:p>1882.71</text:p>
          </table:table-cell>
          <table:table-cell office:value-type="float" office:value="2262.21" calcext:value-type="float">
            <text:p>2262.21</text:p>
          </table:table-cell>
        </table:table-row>
        <table:table-row table:style-name="ro1">
          <table:table-cell office:value-type="float" office:value="28463534" calcext:value-type="float">
            <text:p>28463534</text:p>
          </table:table-cell>
          <table:table-cell table:formula="of:=[.A1781]/1000/(60*60*24)" office:value-type="time" office:time-value="PT07H54M23.534S" calcext:value-type="time">
            <text:p>07:54:24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8" calcext:value-type="float">
            <text:p>260.88</text:p>
          </table:table-cell>
          <table:table-cell office:value-type="float" office:value="1883.72" calcext:value-type="float">
            <text:p>1883.72</text:p>
          </table:table-cell>
          <table:table-cell office:value-type="float" office:value="2263.37" calcext:value-type="float">
            <text:p>2263.37</text:p>
          </table:table-cell>
        </table:table-row>
        <table:table-row table:style-name="ro1">
          <table:table-cell office:value-type="float" office:value="28479534" calcext:value-type="float">
            <text:p>28479534</text:p>
          </table:table-cell>
          <table:table-cell table:formula="of:=[.A1782]/1000/(60*60*24)" office:value-type="time" office:time-value="PT07H54M39.534S" calcext:value-type="time">
            <text:p>07:54:40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884.73" calcext:value-type="float">
            <text:p>1884.73</text:p>
          </table:table-cell>
          <table:table-cell office:value-type="float" office:value="2264.53" calcext:value-type="float">
            <text:p>2264.53</text:p>
          </table:table-cell>
        </table:table-row>
        <table:table-row table:style-name="ro1">
          <table:table-cell office:value-type="float" office:value="28495534" calcext:value-type="float">
            <text:p>28495534</text:p>
          </table:table-cell>
          <table:table-cell table:formula="of:=[.A1783]/1000/(60*60*24)" office:value-type="time" office:time-value="PT07H54M55.534S" calcext:value-type="time">
            <text:p>07:54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885.74" calcext:value-type="float">
            <text:p>1885.74</text:p>
          </table:table-cell>
          <table:table-cell office:value-type="float" office:value="2265.69" calcext:value-type="float">
            <text:p>2265.69</text:p>
          </table:table-cell>
        </table:table-row>
        <table:table-row table:style-name="ro1">
          <table:table-cell office:value-type="float" office:value="28511534" calcext:value-type="float">
            <text:p>28511534</text:p>
          </table:table-cell>
          <table:table-cell table:formula="of:=[.A1784]/1000/(60*60*24)" office:value-type="time" office:time-value="PT07H55M11.534S" calcext:value-type="time">
            <text:p>07:55:12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886.75" calcext:value-type="float">
            <text:p>1886.75</text:p>
          </table:table-cell>
          <table:table-cell office:value-type="float" office:value="2266.84" calcext:value-type="float">
            <text:p>2266.84</text:p>
          </table:table-cell>
        </table:table-row>
        <table:table-row table:style-name="ro1">
          <table:table-cell office:value-type="float" office:value="28527534" calcext:value-type="float">
            <text:p>28527534</text:p>
          </table:table-cell>
          <table:table-cell table:formula="of:=[.A1785]/1000/(60*60*24)" office:value-type="time" office:time-value="PT07H55M27.534S" calcext:value-type="time">
            <text:p>07:55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887.76" calcext:value-type="float">
            <text:p>1887.76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28543534" calcext:value-type="float">
            <text:p>28543534</text:p>
          </table:table-cell>
          <table:table-cell table:formula="of:=[.A1786]/1000/(60*60*24)" office:value-type="time" office:time-value="PT07H55M43.534S" calcext:value-type="time">
            <text:p>07:55:44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888.77" calcext:value-type="float">
            <text:p>1888.77</text:p>
          </table:table-cell>
          <table:table-cell office:value-type="float" office:value="2269.16" calcext:value-type="float">
            <text:p>2269.16</text:p>
          </table:table-cell>
        </table:table-row>
        <table:table-row table:style-name="ro1">
          <table:table-cell office:value-type="float" office:value="28559534" calcext:value-type="float">
            <text:p>28559534</text:p>
          </table:table-cell>
          <table:table-cell table:formula="of:=[.A1787]/1000/(60*60*24)" office:value-type="time" office:time-value="PT07H55M59.534S" calcext:value-type="time">
            <text:p>07:56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889.78" calcext:value-type="float">
            <text:p>1889.78</text:p>
          </table:table-cell>
          <table:table-cell office:value-type="float" office:value="2270.31" calcext:value-type="float">
            <text:p>2270.31</text:p>
          </table:table-cell>
        </table:table-row>
        <table:table-row table:style-name="ro1">
          <table:table-cell office:value-type="float" office:value="28575534" calcext:value-type="float">
            <text:p>28575534</text:p>
          </table:table-cell>
          <table:table-cell table:formula="of:=[.A1788]/1000/(60*60*24)" office:value-type="time" office:time-value="PT07H56M15.534S" calcext:value-type="time">
            <text:p>07:56:16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890.79" calcext:value-type="float">
            <text:p>1890.79</text:p>
          </table:table-cell>
          <table:table-cell office:value-type="float" office:value="2271.47" calcext:value-type="float">
            <text:p>2271.47</text:p>
          </table:table-cell>
        </table:table-row>
        <table:table-row table:style-name="ro1">
          <table:table-cell office:value-type="float" office:value="28591534" calcext:value-type="float">
            <text:p>28591534</text:p>
          </table:table-cell>
          <table:table-cell table:formula="of:=[.A1789]/1000/(60*60*24)" office:value-type="time" office:time-value="PT07H56M31.534S" calcext:value-type="time">
            <text:p>07:56:32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891.8" calcext:value-type="float">
            <text:p>1891.8</text:p>
          </table:table-cell>
          <table:table-cell office:value-type="float" office:value="2272.62" calcext:value-type="float">
            <text:p>2272.62</text:p>
          </table:table-cell>
        </table:table-row>
        <table:table-row table:style-name="ro1">
          <table:table-cell office:value-type="float" office:value="28607534" calcext:value-type="float">
            <text:p>28607534</text:p>
          </table:table-cell>
          <table:table-cell table:formula="of:=[.A1790]/1000/(60*60*24)" office:value-type="time" office:time-value="PT07H56M47.534S" calcext:value-type="time">
            <text:p>07:56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892.81" calcext:value-type="float">
            <text:p>1892.81</text:p>
          </table:table-cell>
          <table:table-cell office:value-type="float" office:value="2273.78" calcext:value-type="float">
            <text:p>2273.78</text:p>
          </table:table-cell>
        </table:table-row>
        <table:table-row table:style-name="ro1">
          <table:table-cell office:value-type="float" office:value="28623534" calcext:value-type="float">
            <text:p>28623534</text:p>
          </table:table-cell>
          <table:table-cell table:formula="of:=[.A1791]/1000/(60*60*24)" office:value-type="time" office:time-value="PT07H57M03.534S" calcext:value-type="time">
            <text:p>07:57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893.82" calcext:value-type="float">
            <text:p>1893.82</text:p>
          </table:table-cell>
          <table:table-cell office:value-type="float" office:value="2274.93" calcext:value-type="float">
            <text:p>2274.93</text:p>
          </table:table-cell>
        </table:table-row>
        <table:table-row table:style-name="ro1">
          <table:table-cell office:value-type="float" office:value="28639534" calcext:value-type="float">
            <text:p>28639534</text:p>
          </table:table-cell>
          <table:table-cell table:formula="of:=[.A1792]/1000/(60*60*24)" office:value-type="time" office:time-value="PT07H57M19.534S" calcext:value-type="time">
            <text:p>07:57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94.83" calcext:value-type="float">
            <text:p>1894.83</text:p>
          </table:table-cell>
          <table:table-cell office:value-type="float" office:value="2276.09" calcext:value-type="float">
            <text:p>2276.09</text:p>
          </table:table-cell>
        </table:table-row>
        <table:table-row table:style-name="ro1">
          <table:table-cell office:value-type="float" office:value="28655534" calcext:value-type="float">
            <text:p>28655534</text:p>
          </table:table-cell>
          <table:table-cell table:formula="of:=[.A1793]/1000/(60*60*24)" office:value-type="time" office:time-value="PT07H57M35.534S" calcext:value-type="time">
            <text:p>07:57:36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2" calcext:value-type="float">
            <text:p>259.62</text:p>
          </table:table-cell>
          <table:table-cell office:value-type="float" office:value="1895.84" calcext:value-type="float">
            <text:p>1895.84</text:p>
          </table:table-cell>
          <table:table-cell office:value-type="float" office:value="2277.24" calcext:value-type="float">
            <text:p>2277.24</text:p>
          </table:table-cell>
        </table:table-row>
        <table:table-row table:style-name="ro1">
          <table:table-cell office:value-type="float" office:value="28671534" calcext:value-type="float">
            <text:p>28671534</text:p>
          </table:table-cell>
          <table:table-cell table:formula="of:=[.A1794]/1000/(60*60*24)" office:value-type="time" office:time-value="PT07H57M51.534S" calcext:value-type="time">
            <text:p>07:57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96.85" calcext:value-type="float">
            <text:p>1896.85</text:p>
          </table:table-cell>
          <table:table-cell office:value-type="float" office:value="2278.39" calcext:value-type="float">
            <text:p>2278.39</text:p>
          </table:table-cell>
        </table:table-row>
        <table:table-row table:style-name="ro1">
          <table:table-cell office:value-type="float" office:value="28687534" calcext:value-type="float">
            <text:p>28687534</text:p>
          </table:table-cell>
          <table:table-cell table:formula="of:=[.A1795]/1000/(60*60*24)" office:value-type="time" office:time-value="PT07H58M07.534S" calcext:value-type="time">
            <text:p>07:58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97.86" calcext:value-type="float">
            <text:p>1897.86</text:p>
          </table:table-cell>
          <table:table-cell office:value-type="float" office:value="2279.55" calcext:value-type="float">
            <text:p>2279.55</text:p>
          </table:table-cell>
        </table:table-row>
        <table:table-row table:style-name="ro1">
          <table:table-cell office:value-type="float" office:value="28703534" calcext:value-type="float">
            <text:p>28703534</text:p>
          </table:table-cell>
          <table:table-cell table:formula="of:=[.A1796]/1000/(60*60*24)" office:value-type="time" office:time-value="PT07H58M23.534S" calcext:value-type="time">
            <text:p>07:58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98.87" calcext:value-type="float">
            <text:p>1898.87</text:p>
          </table:table-cell>
          <table:table-cell office:value-type="float" office:value="2280.7" calcext:value-type="float">
            <text:p>2280.7</text:p>
          </table:table-cell>
        </table:table-row>
        <table:table-row table:style-name="ro1">
          <table:table-cell office:value-type="float" office:value="28719534" calcext:value-type="float">
            <text:p>28719534</text:p>
          </table:table-cell>
          <table:table-cell table:formula="of:=[.A1797]/1000/(60*60*24)" office:value-type="time" office:time-value="PT07H58M39.534S" calcext:value-type="time">
            <text:p>07:58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899.88" calcext:value-type="float">
            <text:p>1899.88</text:p>
          </table:table-cell>
          <table:table-cell office:value-type="float" office:value="2281.85" calcext:value-type="float">
            <text:p>2281.85</text:p>
          </table:table-cell>
        </table:table-row>
        <table:table-row table:style-name="ro1">
          <table:table-cell office:value-type="float" office:value="28735534" calcext:value-type="float">
            <text:p>28735534</text:p>
          </table:table-cell>
          <table:table-cell table:formula="of:=[.A1798]/1000/(60*60*24)" office:value-type="time" office:time-value="PT07H58M55.534S" calcext:value-type="time">
            <text:p>07:58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900.89" calcext:value-type="float">
            <text:p>1900.89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8751534" calcext:value-type="float">
            <text:p>28751534</text:p>
          </table:table-cell>
          <table:table-cell table:formula="of:=[.A1799]/1000/(60*60*24)" office:value-type="time" office:time-value="PT07H59M11.534S" calcext:value-type="time">
            <text:p>07:59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01.9" calcext:value-type="float">
            <text:p>1901.9</text:p>
          </table:table-cell>
          <table:table-cell office:value-type="float" office:value="2284.16" calcext:value-type="float">
            <text:p>2284.16</text:p>
          </table:table-cell>
        </table:table-row>
        <table:table-row table:style-name="ro1">
          <table:table-cell office:value-type="float" office:value="28767534" calcext:value-type="float">
            <text:p>28767534</text:p>
          </table:table-cell>
          <table:table-cell table:formula="of:=[.A1800]/1000/(60*60*24)" office:value-type="time" office:time-value="PT07H59M27.534S" calcext:value-type="time">
            <text:p>07:59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02.91" calcext:value-type="float">
            <text:p>1902.91</text:p>
          </table:table-cell>
          <table:table-cell office:value-type="float" office:value="2285.31" calcext:value-type="float">
            <text:p>2285.31</text:p>
          </table:table-cell>
        </table:table-row>
        <table:table-row table:style-name="ro1">
          <table:table-cell office:value-type="float" office:value="28783534" calcext:value-type="float">
            <text:p>28783534</text:p>
          </table:table-cell>
          <table:table-cell table:formula="of:=[.A1801]/1000/(60*60*24)" office:value-type="time" office:time-value="PT07H59M43.534S" calcext:value-type="time">
            <text:p>07:59:44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903.92" calcext:value-type="float">
            <text:p>1903.92</text:p>
          </table:table-cell>
          <table:table-cell office:value-type="float" office:value="2286.46" calcext:value-type="float">
            <text:p>2286.46</text:p>
          </table:table-cell>
        </table:table-row>
        <table:table-row table:style-name="ro1">
          <table:table-cell office:value-type="float" office:value="28799534" calcext:value-type="float">
            <text:p>28799534</text:p>
          </table:table-cell>
          <table:table-cell table:formula="of:=[.A1802]/1000/(60*60*24)" office:value-type="time" office:time-value="PT07H59M59.534S" calcext:value-type="time">
            <text:p>08:00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04.93" calcext:value-type="float">
            <text:p>1904.93</text:p>
          </table:table-cell>
          <table:table-cell office:value-type="float" office:value="2287.61" calcext:value-type="float">
            <text:p>2287.61</text:p>
          </table:table-cell>
        </table:table-row>
        <table:table-row table:style-name="ro1">
          <table:table-cell office:value-type="float" office:value="28815534" calcext:value-type="float">
            <text:p>28815534</text:p>
          </table:table-cell>
          <table:table-cell table:formula="of:=[.A1803]/1000/(60*60*24)" office:value-type="time" office:time-value="PT08H00M15.534S" calcext:value-type="time">
            <text:p>08:00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905.94" calcext:value-type="float">
            <text:p>1905.94</text:p>
          </table:table-cell>
          <table:table-cell office:value-type="float" office:value="2288.77" calcext:value-type="float">
            <text:p>2288.77</text:p>
          </table:table-cell>
        </table:table-row>
        <table:table-row table:style-name="ro1">
          <table:table-cell office:value-type="float" office:value="28831534" calcext:value-type="float">
            <text:p>28831534</text:p>
          </table:table-cell>
          <table:table-cell table:formula="of:=[.A1804]/1000/(60*60*24)" office:value-type="time" office:time-value="PT08H00M31.534S" calcext:value-type="time">
            <text:p>08:00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06.94" calcext:value-type="float">
            <text:p>1906.94</text:p>
          </table:table-cell>
          <table:table-cell office:value-type="float" office:value="2289.92" calcext:value-type="float">
            <text:p>2289.92</text:p>
          </table:table-cell>
        </table:table-row>
        <table:table-row table:style-name="ro1">
          <table:table-cell office:value-type="float" office:value="28847534" calcext:value-type="float">
            <text:p>28847534</text:p>
          </table:table-cell>
          <table:table-cell table:formula="of:=[.A1805]/1000/(60*60*24)" office:value-type="time" office:time-value="PT08H00M47.534S" calcext:value-type="time">
            <text:p>08:00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07.95" calcext:value-type="float">
            <text:p>1907.95</text:p>
          </table:table-cell>
          <table:table-cell office:value-type="float" office:value="2291.07" calcext:value-type="float">
            <text:p>2291.07</text:p>
          </table:table-cell>
        </table:table-row>
        <table:table-row table:style-name="ro1">
          <table:table-cell office:value-type="float" office:value="28863534" calcext:value-type="float">
            <text:p>28863534</text:p>
          </table:table-cell>
          <table:table-cell table:formula="of:=[.A1806]/1000/(60*60*24)" office:value-type="time" office:time-value="PT08H01M03.534S" calcext:value-type="time">
            <text:p>08:01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08.96" calcext:value-type="float">
            <text:p>1908.96</text:p>
          </table:table-cell>
          <table:table-cell office:value-type="float" office:value="2292.22" calcext:value-type="float">
            <text:p>2292.22</text:p>
          </table:table-cell>
        </table:table-row>
        <table:table-row table:style-name="ro1">
          <table:table-cell office:value-type="float" office:value="28879534" calcext:value-type="float">
            <text:p>28879534</text:p>
          </table:table-cell>
          <table:table-cell table:formula="of:=[.A1807]/1000/(60*60*24)" office:value-type="time" office:time-value="PT08H01M19.534S" calcext:value-type="time">
            <text:p>08:01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909.97" calcext:value-type="float">
            <text:p>1909.97</text:p>
          </table:table-cell>
          <table:table-cell office:value-type="float" office:value="2293.37" calcext:value-type="float">
            <text:p>2293.37</text:p>
          </table:table-cell>
        </table:table-row>
        <table:table-row table:style-name="ro1">
          <table:table-cell office:value-type="float" office:value="28895534" calcext:value-type="float">
            <text:p>28895534</text:p>
          </table:table-cell>
          <table:table-cell table:formula="of:=[.A1808]/1000/(60*60*24)" office:value-type="time" office:time-value="PT08H01M35.534S" calcext:value-type="time">
            <text:p>08:01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910.98" calcext:value-type="float">
            <text:p>1910.98</text:p>
          </table:table-cell>
          <table:table-cell office:value-type="float" office:value="2294.52" calcext:value-type="float">
            <text:p>2294.52</text:p>
          </table:table-cell>
        </table:table-row>
        <table:table-row table:style-name="ro1">
          <table:table-cell office:value-type="float" office:value="28911534" calcext:value-type="float">
            <text:p>28911534</text:p>
          </table:table-cell>
          <table:table-cell table:formula="of:=[.A1809]/1000/(60*60*24)" office:value-type="time" office:time-value="PT08H01M51.534S" calcext:value-type="time">
            <text:p>08:01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11.98" calcext:value-type="float">
            <text:p>1911.98</text:p>
          </table:table-cell>
          <table:table-cell office:value-type="float" office:value="2295.67" calcext:value-type="float">
            <text:p>2295.67</text:p>
          </table:table-cell>
        </table:table-row>
        <table:table-row table:style-name="ro1">
          <table:table-cell office:value-type="float" office:value="28927534" calcext:value-type="float">
            <text:p>28927534</text:p>
          </table:table-cell>
          <table:table-cell table:formula="of:=[.A1810]/1000/(60*60*24)" office:value-type="time" office:time-value="PT08H02M07.534S" calcext:value-type="time">
            <text:p>08:02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912.99" calcext:value-type="float">
            <text:p>1912.99</text:p>
          </table:table-cell>
          <table:table-cell office:value-type="float" office:value="2296.82" calcext:value-type="float">
            <text:p>2296.82</text:p>
          </table:table-cell>
        </table:table-row>
        <table:table-row table:style-name="ro1">
          <table:table-cell office:value-type="float" office:value="28943534" calcext:value-type="float">
            <text:p>28943534</text:p>
          </table:table-cell>
          <table:table-cell table:formula="of:=[.A1811]/1000/(60*60*24)" office:value-type="time" office:time-value="PT08H02M23.534S" calcext:value-type="time">
            <text:p>08:02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914" calcext:value-type="float">
            <text:p>1914</text:p>
          </table:table-cell>
          <table:table-cell office:value-type="float" office:value="2297.97" calcext:value-type="float">
            <text:p>2297.97</text:p>
          </table:table-cell>
        </table:table-row>
        <table:table-row table:style-name="ro1">
          <table:table-cell office:value-type="float" office:value="28959534" calcext:value-type="float">
            <text:p>28959534</text:p>
          </table:table-cell>
          <table:table-cell table:formula="of:=[.A1812]/1000/(60*60*24)" office:value-type="time" office:time-value="PT08H02M39.534S" calcext:value-type="time">
            <text:p>08:02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15.01" calcext:value-type="float">
            <text:p>1915.01</text:p>
          </table:table-cell>
          <table:table-cell office:value-type="float" office:value="2299.12" calcext:value-type="float">
            <text:p>2299.12</text:p>
          </table:table-cell>
        </table:table-row>
        <table:table-row table:style-name="ro1">
          <table:table-cell office:value-type="float" office:value="28975534" calcext:value-type="float">
            <text:p>28975534</text:p>
          </table:table-cell>
          <table:table-cell table:formula="of:=[.A1813]/1000/(60*60*24)" office:value-type="time" office:time-value="PT08H02M55.534S" calcext:value-type="time">
            <text:p>08:02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916.01" calcext:value-type="float">
            <text:p>1916.01</text:p>
          </table:table-cell>
          <table:table-cell office:value-type="float" office:value="2300.27" calcext:value-type="float">
            <text:p>2300.27</text:p>
          </table:table-cell>
        </table:table-row>
        <table:table-row table:style-name="ro1">
          <table:table-cell office:value-type="float" office:value="28991534" calcext:value-type="float">
            <text:p>28991534</text:p>
          </table:table-cell>
          <table:table-cell table:formula="of:=[.A1814]/1000/(60*60*24)" office:value-type="time" office:time-value="PT08H03M11.534S" calcext:value-type="time">
            <text:p>08:03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1917.02" calcext:value-type="float">
            <text:p>1917.02</text:p>
          </table:table-cell>
          <table:table-cell office:value-type="float" office:value="2301.42" calcext:value-type="float">
            <text:p>2301.42</text:p>
          </table:table-cell>
        </table:table-row>
        <table:table-row table:style-name="ro1">
          <table:table-cell office:value-type="float" office:value="29007534" calcext:value-type="float">
            <text:p>29007534</text:p>
          </table:table-cell>
          <table:table-cell table:formula="of:=[.A1815]/1000/(60*60*24)" office:value-type="time" office:time-value="PT08H03M27.534S" calcext:value-type="time">
            <text:p>08:03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18.03" calcext:value-type="float">
            <text:p>1918.03</text:p>
          </table:table-cell>
          <table:table-cell office:value-type="float" office:value="2302.57" calcext:value-type="float">
            <text:p>2302.57</text:p>
          </table:table-cell>
        </table:table-row>
        <table:table-row table:style-name="ro1">
          <table:table-cell office:value-type="float" office:value="29023534" calcext:value-type="float">
            <text:p>29023534</text:p>
          </table:table-cell>
          <table:table-cell table:formula="of:=[.A1816]/1000/(60*60*24)" office:value-type="time" office:time-value="PT08H03M43.534S" calcext:value-type="time">
            <text:p>08:03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919.03" calcext:value-type="float">
            <text:p>1919.03</text:p>
          </table:table-cell>
          <table:table-cell office:value-type="float" office:value="2303.72" calcext:value-type="float">
            <text:p>2303.72</text:p>
          </table:table-cell>
        </table:table-row>
        <table:table-row table:style-name="ro1">
          <table:table-cell office:value-type="float" office:value="29039534" calcext:value-type="float">
            <text:p>29039534</text:p>
          </table:table-cell>
          <table:table-cell table:formula="of:=[.A1817]/1000/(60*60*24)" office:value-type="time" office:time-value="PT08H03M59.534S" calcext:value-type="time">
            <text:p>08:04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920.04" calcext:value-type="float">
            <text:p>1920.04</text:p>
          </table:table-cell>
          <table:table-cell office:value-type="float" office:value="2304.87" calcext:value-type="float">
            <text:p>2304.87</text:p>
          </table:table-cell>
        </table:table-row>
        <table:table-row table:style-name="ro1">
          <table:table-cell office:value-type="float" office:value="29055534" calcext:value-type="float">
            <text:p>29055534</text:p>
          </table:table-cell>
          <table:table-cell table:formula="of:=[.A1818]/1000/(60*60*24)" office:value-type="time" office:time-value="PT08H04M15.534S" calcext:value-type="time">
            <text:p>08:04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8.7" calcext:value-type="float">
            <text:p>258.7</text:p>
          </table:table-cell>
          <table:table-cell office:value-type="float" office:value="1921.05" calcext:value-type="float">
            <text:p>1921.05</text:p>
          </table:table-cell>
          <table:table-cell office:value-type="float" office:value="2306.01" calcext:value-type="float">
            <text:p>2306.01</text:p>
          </table:table-cell>
        </table:table-row>
        <table:table-row table:style-name="ro1">
          <table:table-cell office:value-type="float" office:value="29071534" calcext:value-type="float">
            <text:p>29071534</text:p>
          </table:table-cell>
          <table:table-cell table:formula="of:=[.A1819]/1000/(60*60*24)" office:value-type="time" office:time-value="PT08H04M31.534S" calcext:value-type="time">
            <text:p>08:04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22.05" calcext:value-type="float">
            <text:p>1922.05</text:p>
          </table:table-cell>
          <table:table-cell office:value-type="float" office:value="2307.16" calcext:value-type="float">
            <text:p>2307.16</text:p>
          </table:table-cell>
        </table:table-row>
        <table:table-row table:style-name="ro1">
          <table:table-cell office:value-type="float" office:value="29087534" calcext:value-type="float">
            <text:p>29087534</text:p>
          </table:table-cell>
          <table:table-cell table:formula="of:=[.A1820]/1000/(60*60*24)" office:value-type="time" office:time-value="PT08H04M47.534S" calcext:value-type="time">
            <text:p>08:04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23.06" calcext:value-type="float">
            <text:p>1923.06</text:p>
          </table:table-cell>
          <table:table-cell office:value-type="float" office:value="2308.3" calcext:value-type="float">
            <text:p>2308.3</text:p>
          </table:table-cell>
        </table:table-row>
        <table:table-row table:style-name="ro1">
          <table:table-cell office:value-type="float" office:value="29103534" calcext:value-type="float">
            <text:p>29103534</text:p>
          </table:table-cell>
          <table:table-cell table:formula="of:=[.A1821]/1000/(60*60*24)" office:value-type="time" office:time-value="PT08H05M03.534S" calcext:value-type="time">
            <text:p>08:05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8.69" calcext:value-type="float">
            <text:p>258.69</text:p>
          </table:table-cell>
          <table:table-cell office:value-type="float" office:value="1924.06" calcext:value-type="float">
            <text:p>1924.06</text:p>
          </table:table-cell>
          <table:table-cell office:value-type="float" office:value="2309.45" calcext:value-type="float">
            <text:p>2309.45</text:p>
          </table:table-cell>
        </table:table-row>
        <table:table-row table:style-name="ro1">
          <table:table-cell office:value-type="float" office:value="29119534" calcext:value-type="float">
            <text:p>29119534</text:p>
          </table:table-cell>
          <table:table-cell table:formula="of:=[.A1822]/1000/(60*60*24)" office:value-type="time" office:time-value="PT08H05M19.534S" calcext:value-type="time">
            <text:p>08:05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25.07" calcext:value-type="float">
            <text:p>1925.07</text:p>
          </table:table-cell>
          <table:table-cell office:value-type="float" office:value="2310.59" calcext:value-type="float">
            <text:p>2310.59</text:p>
          </table:table-cell>
        </table:table-row>
        <table:table-row table:style-name="ro1">
          <table:table-cell office:value-type="float" office:value="29135534" calcext:value-type="float">
            <text:p>29135534</text:p>
          </table:table-cell>
          <table:table-cell table:formula="of:=[.A1823]/1000/(60*60*24)" office:value-type="time" office:time-value="PT08H05M35.534S" calcext:value-type="time">
            <text:p>08:05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26.08" calcext:value-type="float">
            <text:p>1926.08</text:p>
          </table:table-cell>
          <table:table-cell office:value-type="float" office:value="2311.74" calcext:value-type="float">
            <text:p>2311.74</text:p>
          </table:table-cell>
        </table:table-row>
        <table:table-row table:style-name="ro1">
          <table:table-cell office:value-type="float" office:value="29151534" calcext:value-type="float">
            <text:p>29151534</text:p>
          </table:table-cell>
          <table:table-cell table:formula="of:=[.A1824]/1000/(60*60*24)" office:value-type="time" office:time-value="PT08H05M51.534S" calcext:value-type="time">
            <text:p>08:05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27.08" calcext:value-type="float">
            <text:p>1927.08</text:p>
          </table:table-cell>
          <table:table-cell office:value-type="float" office:value="2312.88" calcext:value-type="float">
            <text:p>2312.88</text:p>
          </table:table-cell>
        </table:table-row>
        <table:table-row table:style-name="ro1">
          <table:table-cell office:value-type="float" office:value="29167534" calcext:value-type="float">
            <text:p>29167534</text:p>
          </table:table-cell>
          <table:table-cell table:formula="of:=[.A1825]/1000/(60*60*24)" office:value-type="time" office:time-value="PT08H06M07.534S" calcext:value-type="time">
            <text:p>08:06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928.09" calcext:value-type="float">
            <text:p>1928.09</text:p>
          </table:table-cell>
          <table:table-cell office:value-type="float" office:value="2314.03" calcext:value-type="float">
            <text:p>2314.03</text:p>
          </table:table-cell>
        </table:table-row>
        <table:table-row table:style-name="ro1">
          <table:table-cell office:value-type="float" office:value="29183534" calcext:value-type="float">
            <text:p>29183534</text:p>
          </table:table-cell>
          <table:table-cell table:formula="of:=[.A1826]/1000/(60*60*24)" office:value-type="time" office:time-value="PT08H06M23.534S" calcext:value-type="time">
            <text:p>08:06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929.09" calcext:value-type="float">
            <text:p>1929.09</text:p>
          </table:table-cell>
          <table:table-cell office:value-type="float" office:value="2315.17" calcext:value-type="float">
            <text:p>2315.17</text:p>
          </table:table-cell>
        </table:table-row>
        <table:table-row table:style-name="ro1">
          <table:table-cell office:value-type="float" office:value="29199534" calcext:value-type="float">
            <text:p>29199534</text:p>
          </table:table-cell>
          <table:table-cell table:formula="of:=[.A1827]/1000/(60*60*24)" office:value-type="time" office:time-value="PT08H06M39.534S" calcext:value-type="time">
            <text:p>08:06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930.1" calcext:value-type="float">
            <text:p>1930.1</text:p>
          </table:table-cell>
          <table:table-cell office:value-type="float" office:value="2316.32" calcext:value-type="float">
            <text:p>2316.32</text:p>
          </table:table-cell>
        </table:table-row>
        <table:table-row table:style-name="ro1">
          <table:table-cell office:value-type="float" office:value="29215534" calcext:value-type="float">
            <text:p>29215534</text:p>
          </table:table-cell>
          <table:table-cell table:formula="of:=[.A1828]/1000/(60*60*24)" office:value-type="time" office:time-value="PT08H06M55.534S" calcext:value-type="time">
            <text:p>08:06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5" calcext:value-type="float">
            <text:p>257.55</text:p>
          </table:table-cell>
          <table:table-cell office:value-type="float" office:value="1931.1" calcext:value-type="float">
            <text:p>1931.1</text:p>
          </table:table-cell>
          <table:table-cell office:value-type="float" office:value="2317.46" calcext:value-type="float">
            <text:p>2317.46</text:p>
          </table:table-cell>
        </table:table-row>
        <table:table-row table:style-name="ro1">
          <table:table-cell office:value-type="float" office:value="29231534" calcext:value-type="float">
            <text:p>29231534</text:p>
          </table:table-cell>
          <table:table-cell table:formula="of:=[.A1829]/1000/(60*60*24)" office:value-type="time" office:time-value="PT08H07M11.534S" calcext:value-type="time">
            <text:p>08:07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32.11" calcext:value-type="float">
            <text:p>1932.11</text:p>
          </table:table-cell>
          <table:table-cell office:value-type="float" office:value="2318.61" calcext:value-type="float">
            <text:p>2318.61</text:p>
          </table:table-cell>
        </table:table-row>
        <table:table-row table:style-name="ro1">
          <table:table-cell office:value-type="float" office:value="29247534" calcext:value-type="float">
            <text:p>29247534</text:p>
          </table:table-cell>
          <table:table-cell table:formula="of:=[.A1830]/1000/(60*60*24)" office:value-type="time" office:time-value="PT08H07M27.534S" calcext:value-type="time">
            <text:p>08:07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33.11" calcext:value-type="float">
            <text:p>1933.11</text:p>
          </table:table-cell>
          <table:table-cell office:value-type="float" office:value="2319.75" calcext:value-type="float">
            <text:p>2319.75</text:p>
          </table:table-cell>
        </table:table-row>
        <table:table-row table:style-name="ro1">
          <table:table-cell office:value-type="float" office:value="29263534" calcext:value-type="float">
            <text:p>29263534</text:p>
          </table:table-cell>
          <table:table-cell table:formula="of:=[.A1831]/1000/(60*60*24)" office:value-type="time" office:time-value="PT08H07M43.534S" calcext:value-type="time">
            <text:p>08:07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934.12" calcext:value-type="float">
            <text:p>1934.12</text:p>
          </table:table-cell>
          <table:table-cell office:value-type="float" office:value="2320.9" calcext:value-type="float">
            <text:p>2320.9</text:p>
          </table:table-cell>
        </table:table-row>
        <table:table-row table:style-name="ro1">
          <table:table-cell office:value-type="float" office:value="29279534" calcext:value-type="float">
            <text:p>29279534</text:p>
          </table:table-cell>
          <table:table-cell table:formula="of:=[.A1832]/1000/(60*60*24)" office:value-type="time" office:time-value="PT08H07M59.534S" calcext:value-type="time">
            <text:p>08:08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35.13" calcext:value-type="float">
            <text:p>1935.13</text:p>
          </table:table-cell>
          <table:table-cell office:value-type="float" office:value="2322.04" calcext:value-type="float">
            <text:p>2322.04</text:p>
          </table:table-cell>
        </table:table-row>
        <table:table-row table:style-name="ro1">
          <table:table-cell office:value-type="float" office:value="29295534" calcext:value-type="float">
            <text:p>29295534</text:p>
          </table:table-cell>
          <table:table-cell table:formula="of:=[.A1833]/1000/(60*60*24)" office:value-type="time" office:time-value="PT08H08M15.534S" calcext:value-type="time">
            <text:p>08:08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36.13" calcext:value-type="float">
            <text:p>1936.13</text:p>
          </table:table-cell>
          <table:table-cell office:value-type="float" office:value="2323.18" calcext:value-type="float">
            <text:p>2323.18</text:p>
          </table:table-cell>
        </table:table-row>
        <table:table-row table:style-name="ro1">
          <table:table-cell office:value-type="float" office:value="29311534" calcext:value-type="float">
            <text:p>29311534</text:p>
          </table:table-cell>
          <table:table-cell table:formula="of:=[.A1834]/1000/(60*60*24)" office:value-type="time" office:time-value="PT08H08M31.534S" calcext:value-type="time">
            <text:p>08:08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937.13" calcext:value-type="float">
            <text:p>1937.13</text:p>
          </table:table-cell>
          <table:table-cell office:value-type="float" office:value="2324.33" calcext:value-type="float">
            <text:p>2324.33</text:p>
          </table:table-cell>
        </table:table-row>
        <table:table-row table:style-name="ro1">
          <table:table-cell office:value-type="float" office:value="29327534" calcext:value-type="float">
            <text:p>29327534</text:p>
          </table:table-cell>
          <table:table-cell table:formula="of:=[.A1835]/1000/(60*60*24)" office:value-type="time" office:time-value="PT08H08M47.534S" calcext:value-type="time">
            <text:p>08:08:48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938.14" calcext:value-type="float">
            <text:p>1938.14</text:p>
          </table:table-cell>
          <table:table-cell office:value-type="float" office:value="2325.47" calcext:value-type="float">
            <text:p>2325.47</text:p>
          </table:table-cell>
        </table:table-row>
        <table:table-row table:style-name="ro1">
          <table:table-cell office:value-type="float" office:value="29343534" calcext:value-type="float">
            <text:p>29343534</text:p>
          </table:table-cell>
          <table:table-cell table:formula="of:=[.A1836]/1000/(60*60*24)" office:value-type="time" office:time-value="PT08H09M03.534S" calcext:value-type="time">
            <text:p>08:09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39.14" calcext:value-type="float">
            <text:p>1939.14</text:p>
          </table:table-cell>
          <table:table-cell office:value-type="float" office:value="2326.61" calcext:value-type="float">
            <text:p>2326.61</text:p>
          </table:table-cell>
        </table:table-row>
        <table:table-row table:style-name="ro1">
          <table:table-cell office:value-type="float" office:value="29359534" calcext:value-type="float">
            <text:p>29359534</text:p>
          </table:table-cell>
          <table:table-cell table:formula="of:=[.A1837]/1000/(60*60*24)" office:value-type="time" office:time-value="PT08H09M19.534S" calcext:value-type="time">
            <text:p>08:09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40.15" calcext:value-type="float">
            <text:p>1940.15</text:p>
          </table:table-cell>
          <table:table-cell office:value-type="float" office:value="2327.76" calcext:value-type="float">
            <text:p>2327.76</text:p>
          </table:table-cell>
        </table:table-row>
        <table:table-row table:style-name="ro1">
          <table:table-cell office:value-type="float" office:value="29375534" calcext:value-type="float">
            <text:p>29375534</text:p>
          </table:table-cell>
          <table:table-cell table:formula="of:=[.A1838]/1000/(60*60*24)" office:value-type="time" office:time-value="PT08H09M35.534S" calcext:value-type="time">
            <text:p>08:09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41.15" calcext:value-type="float">
            <text:p>1941.15</text:p>
          </table:table-cell>
          <table:table-cell office:value-type="float" office:value="2328.9" calcext:value-type="float">
            <text:p>2328.9</text:p>
          </table:table-cell>
        </table:table-row>
        <table:table-row table:style-name="ro1">
          <table:table-cell office:value-type="float" office:value="29391534" calcext:value-type="float">
            <text:p>29391534</text:p>
          </table:table-cell>
          <table:table-cell table:formula="of:=[.A1839]/1000/(60*60*24)" office:value-type="time" office:time-value="PT08H09M51.534S" calcext:value-type="time">
            <text:p>08:09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942.15" calcext:value-type="float">
            <text:p>1942.15</text:p>
          </table:table-cell>
          <table:table-cell office:value-type="float" office:value="2330.04" calcext:value-type="float">
            <text:p>2330.04</text:p>
          </table:table-cell>
        </table:table-row>
        <table:table-row table:style-name="ro1">
          <table:table-cell office:value-type="float" office:value="29407534" calcext:value-type="float">
            <text:p>29407534</text:p>
          </table:table-cell>
          <table:table-cell table:formula="of:=[.A1840]/1000/(60*60*24)" office:value-type="time" office:time-value="PT08H10M07.534S" calcext:value-type="time">
            <text:p>08:10:08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943.16" calcext:value-type="float">
            <text:p>1943.16</text:p>
          </table:table-cell>
          <table:table-cell office:value-type="float" office:value="2331.18" calcext:value-type="float">
            <text:p>2331.18</text:p>
          </table:table-cell>
        </table:table-row>
        <table:table-row table:style-name="ro1">
          <table:table-cell office:value-type="float" office:value="29423534" calcext:value-type="float">
            <text:p>29423534</text:p>
          </table:table-cell>
          <table:table-cell table:formula="of:=[.A1841]/1000/(60*60*24)" office:value-type="time" office:time-value="PT08H10M23.534S" calcext:value-type="time">
            <text:p>08:10:24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944.16" calcext:value-type="float">
            <text:p>1944.16</text:p>
          </table:table-cell>
          <table:table-cell office:value-type="float" office:value="2332.32" calcext:value-type="float">
            <text:p>2332.32</text:p>
          </table:table-cell>
        </table:table-row>
        <table:table-row table:style-name="ro1">
          <table:table-cell office:value-type="float" office:value="29439534" calcext:value-type="float">
            <text:p>29439534</text:p>
          </table:table-cell>
          <table:table-cell table:formula="of:=[.A1842]/1000/(60*60*24)" office:value-type="time" office:time-value="PT08H10M39.534S" calcext:value-type="time">
            <text:p>08:10:40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945.17" calcext:value-type="float">
            <text:p>1945.17</text:p>
          </table:table-cell>
          <table:table-cell office:value-type="float" office:value="2333.46" calcext:value-type="float">
            <text:p>2333.46</text:p>
          </table:table-cell>
        </table:table-row>
        <table:table-row table:style-name="ro1">
          <table:table-cell office:value-type="float" office:value="29455534" calcext:value-type="float">
            <text:p>29455534</text:p>
          </table:table-cell>
          <table:table-cell table:formula="of:=[.A1843]/1000/(60*60*24)" office:value-type="time" office:time-value="PT08H10M55.534S" calcext:value-type="time">
            <text:p>08:10:56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946.17" calcext:value-type="float">
            <text:p>1946.17</text:p>
          </table:table-cell>
          <table:table-cell office:value-type="float" office:value="2334.6" calcext:value-type="float">
            <text:p>2334.6</text:p>
          </table:table-cell>
        </table:table-row>
        <table:table-row table:style-name="ro1">
          <table:table-cell office:value-type="float" office:value="29471534" calcext:value-type="float">
            <text:p>29471534</text:p>
          </table:table-cell>
          <table:table-cell table:formula="of:=[.A1844]/1000/(60*60*24)" office:value-type="time" office:time-value="PT08H11M11.534S" calcext:value-type="time">
            <text:p>08:11:12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947.17" calcext:value-type="float">
            <text:p>1947.17</text:p>
          </table:table-cell>
          <table:table-cell office:value-type="float" office:value="2335.74" calcext:value-type="float">
            <text:p>2335.74</text:p>
          </table:table-cell>
        </table:table-row>
        <table:table-row table:style-name="ro1">
          <table:table-cell office:value-type="float" office:value="29487534" calcext:value-type="float">
            <text:p>29487534</text:p>
          </table:table-cell>
          <table:table-cell table:formula="of:=[.A1845]/1000/(60*60*24)" office:value-type="time" office:time-value="PT08H11M27.534S" calcext:value-type="time">
            <text:p>08:11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48.18" calcext:value-type="float">
            <text:p>1948.18</text:p>
          </table:table-cell>
          <table:table-cell office:value-type="float" office:value="2336.88" calcext:value-type="float">
            <text:p>2336.88</text:p>
          </table:table-cell>
        </table:table-row>
        <table:table-row table:style-name="ro1">
          <table:table-cell office:value-type="float" office:value="29503534" calcext:value-type="float">
            <text:p>29503534</text:p>
          </table:table-cell>
          <table:table-cell table:formula="of:=[.A1846]/1000/(60*60*24)" office:value-type="time" office:time-value="PT08H11M43.534S" calcext:value-type="time">
            <text:p>08:11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49.18" calcext:value-type="float">
            <text:p>1949.18</text:p>
          </table:table-cell>
          <table:table-cell office:value-type="float" office:value="2338.01" calcext:value-type="float">
            <text:p>2338.01</text:p>
          </table:table-cell>
        </table:table-row>
        <table:table-row table:style-name="ro1">
          <table:table-cell office:value-type="float" office:value="29519534" calcext:value-type="float">
            <text:p>29519534</text:p>
          </table:table-cell>
          <table:table-cell table:formula="of:=[.A1847]/1000/(60*60*24)" office:value-type="time" office:time-value="PT08H11M59.534S" calcext:value-type="time">
            <text:p>08:12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50.18" calcext:value-type="float">
            <text:p>1950.18</text:p>
          </table:table-cell>
          <table:table-cell office:value-type="float" office:value="2339.15" calcext:value-type="float">
            <text:p>2339.15</text:p>
          </table:table-cell>
        </table:table-row>
        <table:table-row table:style-name="ro1">
          <table:table-cell office:value-type="float" office:value="29535534" calcext:value-type="float">
            <text:p>29535534</text:p>
          </table:table-cell>
          <table:table-cell table:formula="of:=[.A1848]/1000/(60*60*24)" office:value-type="time" office:time-value="PT08H12M15.534S" calcext:value-type="time">
            <text:p>08:12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951.18" calcext:value-type="float">
            <text:p>1951.18</text:p>
          </table:table-cell>
          <table:table-cell office:value-type="float" office:value="2340.29" calcext:value-type="float">
            <text:p>2340.29</text:p>
          </table:table-cell>
        </table:table-row>
        <table:table-row table:style-name="ro1">
          <table:table-cell office:value-type="float" office:value="29551534" calcext:value-type="float">
            <text:p>29551534</text:p>
          </table:table-cell>
          <table:table-cell table:formula="of:=[.A1849]/1000/(60*60*24)" office:value-type="time" office:time-value="PT08H12M31.534S" calcext:value-type="time">
            <text:p>08:12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52.18" calcext:value-type="float">
            <text:p>1952.18</text:p>
          </table:table-cell>
          <table:table-cell office:value-type="float" office:value="2341.43" calcext:value-type="float">
            <text:p>2341.43</text:p>
          </table:table-cell>
        </table:table-row>
        <table:table-row table:style-name="ro1">
          <table:table-cell office:value-type="float" office:value="29567534" calcext:value-type="float">
            <text:p>29567534</text:p>
          </table:table-cell>
          <table:table-cell table:formula="of:=[.A1850]/1000/(60*60*24)" office:value-type="time" office:time-value="PT08H12M47.534S" calcext:value-type="time">
            <text:p>08:12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953.19" calcext:value-type="float">
            <text:p>1953.19</text:p>
          </table:table-cell>
          <table:table-cell office:value-type="float" office:value="2342.56" calcext:value-type="float">
            <text:p>2342.56</text:p>
          </table:table-cell>
        </table:table-row>
        <table:table-row table:style-name="ro1">
          <table:table-cell office:value-type="float" office:value="29583534" calcext:value-type="float">
            <text:p>29583534</text:p>
          </table:table-cell>
          <table:table-cell table:formula="of:=[.A1851]/1000/(60*60*24)" office:value-type="time" office:time-value="PT08H13M03.534S" calcext:value-type="time">
            <text:p>08:13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54.19" calcext:value-type="float">
            <text:p>1954.19</text:p>
          </table:table-cell>
          <table:table-cell office:value-type="float" office:value="2343.7" calcext:value-type="float">
            <text:p>2343.7</text:p>
          </table:table-cell>
        </table:table-row>
        <table:table-row table:style-name="ro1">
          <table:table-cell office:value-type="float" office:value="29599534" calcext:value-type="float">
            <text:p>29599534</text:p>
          </table:table-cell>
          <table:table-cell table:formula="of:=[.A1852]/1000/(60*60*24)" office:value-type="time" office:time-value="PT08H13M19.534S" calcext:value-type="time">
            <text:p>08:13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955.19" calcext:value-type="float">
            <text:p>1955.19</text:p>
          </table:table-cell>
          <table:table-cell office:value-type="float" office:value="2344.84" calcext:value-type="float">
            <text:p>2344.84</text:p>
          </table:table-cell>
        </table:table-row>
        <table:table-row table:style-name="ro1">
          <table:table-cell office:value-type="float" office:value="29615534" calcext:value-type="float">
            <text:p>29615534</text:p>
          </table:table-cell>
          <table:table-cell table:formula="of:=[.A1853]/1000/(60*60*24)" office:value-type="time" office:time-value="PT08H13M35.534S" calcext:value-type="time">
            <text:p>08:13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56.19" calcext:value-type="float">
            <text:p>1956.19</text:p>
          </table:table-cell>
          <table:table-cell office:value-type="float" office:value="2345.97" calcext:value-type="float">
            <text:p>2345.97</text:p>
          </table:table-cell>
        </table:table-row>
        <table:table-row table:style-name="ro1">
          <table:table-cell office:value-type="float" office:value="29631534" calcext:value-type="float">
            <text:p>29631534</text:p>
          </table:table-cell>
          <table:table-cell table:formula="of:=[.A1854]/1000/(60*60*24)" office:value-type="time" office:time-value="PT08H13M51.534S" calcext:value-type="time">
            <text:p>08:13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57.19" calcext:value-type="float">
            <text:p>1957.19</text:p>
          </table:table-cell>
          <table:table-cell office:value-type="float" office:value="2347.11" calcext:value-type="float">
            <text:p>2347.11</text:p>
          </table:table-cell>
        </table:table-row>
        <table:table-row table:style-name="ro1">
          <table:table-cell office:value-type="float" office:value="29647534" calcext:value-type="float">
            <text:p>29647534</text:p>
          </table:table-cell>
          <table:table-cell table:formula="of:=[.A1855]/1000/(60*60*24)" office:value-type="time" office:time-value="PT08H14M07.534S" calcext:value-type="time">
            <text:p>08:14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58.2" calcext:value-type="float">
            <text:p>1958.2</text:p>
          </table:table-cell>
          <table:table-cell office:value-type="float" office:value="2348.25" calcext:value-type="float">
            <text:p>2348.25</text:p>
          </table:table-cell>
        </table:table-row>
        <table:table-row table:style-name="ro1">
          <table:table-cell office:value-type="float" office:value="29663534" calcext:value-type="float">
            <text:p>29663534</text:p>
          </table:table-cell>
          <table:table-cell table:formula="of:=[.A1856]/1000/(60*60*24)" office:value-type="time" office:time-value="PT08H14M23.534S" calcext:value-type="time">
            <text:p>08:14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959.2" calcext:value-type="float">
            <text:p>1959.2</text:p>
          </table:table-cell>
          <table:table-cell office:value-type="float" office:value="2349.38" calcext:value-type="float">
            <text:p>2349.38</text:p>
          </table:table-cell>
        </table:table-row>
        <table:table-row table:style-name="ro1">
          <table:table-cell office:value-type="float" office:value="29679534" calcext:value-type="float">
            <text:p>29679534</text:p>
          </table:table-cell>
          <table:table-cell table:formula="of:=[.A1857]/1000/(60*60*24)" office:value-type="time" office:time-value="PT08H14M39.534S" calcext:value-type="time">
            <text:p>08:14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60.2" calcext:value-type="float">
            <text:p>1960.2</text:p>
          </table:table-cell>
          <table:table-cell office:value-type="float" office:value="2350.52" calcext:value-type="float">
            <text:p>2350.52</text:p>
          </table:table-cell>
        </table:table-row>
        <table:table-row table:style-name="ro1">
          <table:table-cell office:value-type="float" office:value="29695534" calcext:value-type="float">
            <text:p>29695534</text:p>
          </table:table-cell>
          <table:table-cell table:formula="of:=[.A1858]/1000/(60*60*24)" office:value-type="time" office:time-value="PT08H14M55.534S" calcext:value-type="time">
            <text:p>08:14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61.2" calcext:value-type="float">
            <text:p>1961.2</text:p>
          </table:table-cell>
          <table:table-cell office:value-type="float" office:value="2351.65" calcext:value-type="float">
            <text:p>2351.65</text:p>
          </table:table-cell>
        </table:table-row>
        <table:table-row table:style-name="ro1">
          <table:table-cell office:value-type="float" office:value="29711534" calcext:value-type="float">
            <text:p>29711534</text:p>
          </table:table-cell>
          <table:table-cell table:formula="of:=[.A1859]/1000/(60*60*24)" office:value-type="time" office:time-value="PT08H15M11.534S" calcext:value-type="time">
            <text:p>08:15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62.2" calcext:value-type="float">
            <text:p>1962.2</text:p>
          </table:table-cell>
          <table:table-cell office:value-type="float" office:value="2352.79" calcext:value-type="float">
            <text:p>2352.79</text:p>
          </table:table-cell>
        </table:table-row>
        <table:table-row table:style-name="ro1">
          <table:table-cell office:value-type="float" office:value="29727534" calcext:value-type="float">
            <text:p>29727534</text:p>
          </table:table-cell>
          <table:table-cell table:formula="of:=[.A1860]/1000/(60*60*24)" office:value-type="time" office:time-value="PT08H15M27.534S" calcext:value-type="time">
            <text:p>08:15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963.2" calcext:value-type="float">
            <text:p>1963.2</text:p>
          </table:table-cell>
          <table:table-cell office:value-type="float" office:value="2353.92" calcext:value-type="float">
            <text:p>2353.92</text:p>
          </table:table-cell>
        </table:table-row>
        <table:table-row table:style-name="ro1">
          <table:table-cell office:value-type="float" office:value="29743534" calcext:value-type="float">
            <text:p>29743534</text:p>
          </table:table-cell>
          <table:table-cell table:formula="of:=[.A1861]/1000/(60*60*24)" office:value-type="time" office:time-value="PT08H15M43.534S" calcext:value-type="time">
            <text:p>08:15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1964.2" calcext:value-type="float">
            <text:p>1964.2</text:p>
          </table:table-cell>
          <table:table-cell office:value-type="float" office:value="2355.06" calcext:value-type="float">
            <text:p>2355.06</text:p>
          </table:table-cell>
        </table:table-row>
        <table:table-row table:style-name="ro1">
          <table:table-cell office:value-type="float" office:value="29759534" calcext:value-type="float">
            <text:p>29759534</text:p>
          </table:table-cell>
          <table:table-cell table:formula="of:=[.A1862]/1000/(60*60*24)" office:value-type="time" office:time-value="PT08H15M59.534S" calcext:value-type="time">
            <text:p>08:16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1965.2" calcext:value-type="float">
            <text:p>1965.2</text:p>
          </table:table-cell>
          <table:table-cell office:value-type="float" office:value="2356.19" calcext:value-type="float">
            <text:p>2356.19</text:p>
          </table:table-cell>
        </table:table-row>
        <table:table-row table:style-name="ro1">
          <table:table-cell office:value-type="float" office:value="29775534" calcext:value-type="float">
            <text:p>29775534</text:p>
          </table:table-cell>
          <table:table-cell table:formula="of:=[.A1863]/1000/(60*60*24)" office:value-type="time" office:time-value="PT08H16M15.534S" calcext:value-type="time">
            <text:p>08:16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966.2" calcext:value-type="float">
            <text:p>1966.2</text:p>
          </table:table-cell>
          <table:table-cell office:value-type="float" office:value="2357.33" calcext:value-type="float">
            <text:p>2357.33</text:p>
          </table:table-cell>
        </table:table-row>
        <table:table-row table:style-name="ro1">
          <table:table-cell office:value-type="float" office:value="29791534" calcext:value-type="float">
            <text:p>29791534</text:p>
          </table:table-cell>
          <table:table-cell table:formula="of:=[.A1864]/1000/(60*60*24)" office:value-type="time" office:time-value="PT08H16M31.534S" calcext:value-type="time">
            <text:p>08:16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1967.2" calcext:value-type="float">
            <text:p>1967.2</text:p>
          </table:table-cell>
          <table:table-cell office:value-type="float" office:value="2358.46" calcext:value-type="float">
            <text:p>2358.46</text:p>
          </table:table-cell>
        </table:table-row>
        <table:table-row table:style-name="ro1">
          <table:table-cell office:value-type="float" office:value="29807534" calcext:value-type="float">
            <text:p>29807534</text:p>
          </table:table-cell>
          <table:table-cell table:formula="of:=[.A1865]/1000/(60*60*24)" office:value-type="time" office:time-value="PT08H16M47.534S" calcext:value-type="time">
            <text:p>08:16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968.2" calcext:value-type="float">
            <text:p>1968.2</text:p>
          </table:table-cell>
          <table:table-cell office:value-type="float" office:value="2359.59" calcext:value-type="float">
            <text:p>2359.59</text:p>
          </table:table-cell>
        </table:table-row>
        <table:table-row table:style-name="ro1">
          <table:table-cell office:value-type="float" office:value="29823534" calcext:value-type="float">
            <text:p>29823534</text:p>
          </table:table-cell>
          <table:table-cell table:formula="of:=[.A1866]/1000/(60*60*24)" office:value-type="time" office:time-value="PT08H17M03.534S" calcext:value-type="time">
            <text:p>08:17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1969.2" calcext:value-type="float">
            <text:p>1969.2</text:p>
          </table:table-cell>
          <table:table-cell office:value-type="float" office:value="2360.72" calcext:value-type="float">
            <text:p>2360.72</text:p>
          </table:table-cell>
        </table:table-row>
        <table:table-row table:style-name="ro1">
          <table:table-cell office:value-type="float" office:value="29839534" calcext:value-type="float">
            <text:p>29839534</text:p>
          </table:table-cell>
          <table:table-cell table:formula="of:=[.A1867]/1000/(60*60*24)" office:value-type="time" office:time-value="PT08H17M19.534S" calcext:value-type="time">
            <text:p>08:17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970.2" calcext:value-type="float">
            <text:p>1970.2</text:p>
          </table:table-cell>
          <table:table-cell office:value-type="float" office:value="2361.85" calcext:value-type="float">
            <text:p>2361.85</text:p>
          </table:table-cell>
        </table:table-row>
        <table:table-row table:style-name="ro1">
          <table:table-cell office:value-type="float" office:value="29855534" calcext:value-type="float">
            <text:p>29855534</text:p>
          </table:table-cell>
          <table:table-cell table:formula="of:=[.A1868]/1000/(60*60*24)" office:value-type="time" office:time-value="PT08H17M35.534S" calcext:value-type="time">
            <text:p>08:17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971.2" calcext:value-type="float">
            <text:p>1971.2</text:p>
          </table:table-cell>
          <table:table-cell office:value-type="float" office:value="2362.98" calcext:value-type="float">
            <text:p>2362.98</text:p>
          </table:table-cell>
        </table:table-row>
        <table:table-row table:style-name="ro1">
          <table:table-cell office:value-type="float" office:value="29871534" calcext:value-type="float">
            <text:p>29871534</text:p>
          </table:table-cell>
          <table:table-cell table:formula="of:=[.A1869]/1000/(60*60*24)" office:value-type="time" office:time-value="PT08H17M51.534S" calcext:value-type="time">
            <text:p>08:17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972.2" calcext:value-type="float">
            <text:p>1972.2</text:p>
          </table:table-cell>
          <table:table-cell office:value-type="float" office:value="2364.11" calcext:value-type="float">
            <text:p>2364.11</text:p>
          </table:table-cell>
        </table:table-row>
        <table:table-row table:style-name="ro1">
          <table:table-cell office:value-type="float" office:value="29887534" calcext:value-type="float">
            <text:p>29887534</text:p>
          </table:table-cell>
          <table:table-cell table:formula="of:=[.A1870]/1000/(60*60*24)" office:value-type="time" office:time-value="PT08H18M07.534S" calcext:value-type="time">
            <text:p>08:18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973.2" calcext:value-type="float">
            <text:p>1973.2</text:p>
          </table:table-cell>
          <table:table-cell office:value-type="float" office:value="2365.24" calcext:value-type="float">
            <text:p>2365.24</text:p>
          </table:table-cell>
        </table:table-row>
        <table:table-row table:style-name="ro1">
          <table:table-cell office:value-type="float" office:value="29903534" calcext:value-type="float">
            <text:p>29903534</text:p>
          </table:table-cell>
          <table:table-cell table:formula="of:=[.A1871]/1000/(60*60*24)" office:value-type="time" office:time-value="PT08H18M23.534S" calcext:value-type="time">
            <text:p>08:18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974.2" calcext:value-type="float">
            <text:p>1974.2</text:p>
          </table:table-cell>
          <table:table-cell office:value-type="float" office:value="2366.37" calcext:value-type="float">
            <text:p>2366.37</text:p>
          </table:table-cell>
        </table:table-row>
        <table:table-row table:style-name="ro1">
          <table:table-cell office:value-type="float" office:value="29919534" calcext:value-type="float">
            <text:p>29919534</text:p>
          </table:table-cell>
          <table:table-cell table:formula="of:=[.A1872]/1000/(60*60*24)" office:value-type="time" office:time-value="PT08H18M39.534S" calcext:value-type="time">
            <text:p>08:18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975.2" calcext:value-type="float">
            <text:p>1975.2</text:p>
          </table:table-cell>
          <table:table-cell office:value-type="float" office:value="2367.49" calcext:value-type="float">
            <text:p>2367.49</text:p>
          </table:table-cell>
        </table:table-row>
        <table:table-row table:style-name="ro1">
          <table:table-cell office:value-type="float" office:value="29935534" calcext:value-type="float">
            <text:p>29935534</text:p>
          </table:table-cell>
          <table:table-cell table:formula="of:=[.A1873]/1000/(60*60*24)" office:value-type="time" office:time-value="PT08H18M55.534S" calcext:value-type="time">
            <text:p>08:18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1976.19" calcext:value-type="float">
            <text:p>1976.19</text:p>
          </table:table-cell>
          <table:table-cell office:value-type="float" office:value="2368.62" calcext:value-type="float">
            <text:p>2368.62</text:p>
          </table:table-cell>
        </table:table-row>
        <table:table-row table:style-name="ro1">
          <table:table-cell office:value-type="float" office:value="29951534" calcext:value-type="float">
            <text:p>29951534</text:p>
          </table:table-cell>
          <table:table-cell table:formula="of:=[.A1874]/1000/(60*60*24)" office:value-type="time" office:time-value="PT08H19M11.534S" calcext:value-type="time">
            <text:p>08:19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1977.19" calcext:value-type="float">
            <text:p>1977.19</text:p>
          </table:table-cell>
          <table:table-cell office:value-type="float" office:value="2369.75" calcext:value-type="float">
            <text:p>2369.75</text:p>
          </table:table-cell>
        </table:table-row>
        <table:table-row table:style-name="ro1">
          <table:table-cell office:value-type="float" office:value="29967534" calcext:value-type="float">
            <text:p>29967534</text:p>
          </table:table-cell>
          <table:table-cell table:formula="of:=[.A1875]/1000/(60*60*24)" office:value-type="time" office:time-value="PT08H19M27.534S" calcext:value-type="time">
            <text:p>08:19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978.19" calcext:value-type="float">
            <text:p>1978.19</text:p>
          </table:table-cell>
          <table:table-cell office:value-type="float" office:value="2370.88" calcext:value-type="float">
            <text:p>2370.88</text:p>
          </table:table-cell>
        </table:table-row>
        <table:table-row table:style-name="ro1">
          <table:table-cell office:value-type="float" office:value="29983534" calcext:value-type="float">
            <text:p>29983534</text:p>
          </table:table-cell>
          <table:table-cell table:formula="of:=[.A1876]/1000/(60*60*24)" office:value-type="time" office:time-value="PT08H19M43.534S" calcext:value-type="time">
            <text:p>08:19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979.19" calcext:value-type="float">
            <text:p>1979.19</text:p>
          </table:table-cell>
          <table:table-cell office:value-type="float" office:value="2372.01" calcext:value-type="float">
            <text:p>2372.01</text:p>
          </table:table-cell>
        </table:table-row>
        <table:table-row table:style-name="ro1">
          <table:table-cell office:value-type="float" office:value="29999534" calcext:value-type="float">
            <text:p>29999534</text:p>
          </table:table-cell>
          <table:table-cell table:formula="of:=[.A1877]/1000/(60*60*24)" office:value-type="time" office:time-value="PT08H19M59.534S" calcext:value-type="time">
            <text:p>08:20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1980.19" calcext:value-type="float">
            <text:p>1980.19</text:p>
          </table:table-cell>
          <table:table-cell office:value-type="float" office:value="2373.14" calcext:value-type="float">
            <text:p>2373.14</text:p>
          </table:table-cell>
        </table:table-row>
        <table:table-row table:style-name="ro1">
          <table:table-cell office:value-type="float" office:value="30015534" calcext:value-type="float">
            <text:p>30015534</text:p>
          </table:table-cell>
          <table:table-cell table:formula="of:=[.A1878]/1000/(60*60*24)" office:value-type="time" office:time-value="PT08H20M15.534S" calcext:value-type="time">
            <text:p>08:20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981.18" calcext:value-type="float">
            <text:p>1981.18</text:p>
          </table:table-cell>
          <table:table-cell office:value-type="float" office:value="2374.27" calcext:value-type="float">
            <text:p>2374.27</text:p>
          </table:table-cell>
        </table:table-row>
        <table:table-row table:style-name="ro1">
          <table:table-cell office:value-type="float" office:value="30031534" calcext:value-type="float">
            <text:p>30031534</text:p>
          </table:table-cell>
          <table:table-cell table:formula="of:=[.A1879]/1000/(60*60*24)" office:value-type="time" office:time-value="PT08H20M31.534S" calcext:value-type="time">
            <text:p>08:20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8" calcext:value-type="float">
            <text:p>253.78</text:p>
          </table:table-cell>
          <table:table-cell office:value-type="float" office:value="1982.18" calcext:value-type="float">
            <text:p>1982.18</text:p>
          </table:table-cell>
          <table:table-cell office:value-type="float" office:value="2375.4" calcext:value-type="float">
            <text:p>2375.4</text:p>
          </table:table-cell>
        </table:table-row>
        <table:table-row table:style-name="ro1">
          <table:table-cell office:value-type="float" office:value="30047534" calcext:value-type="float">
            <text:p>30047534</text:p>
          </table:table-cell>
          <table:table-cell table:formula="of:=[.A1880]/1000/(60*60*24)" office:value-type="time" office:time-value="PT08H20M47.534S" calcext:value-type="time">
            <text:p>08:20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983.18" calcext:value-type="float">
            <text:p>1983.18</text:p>
          </table:table-cell>
          <table:table-cell office:value-type="float" office:value="2376.52" calcext:value-type="float">
            <text:p>2376.52</text:p>
          </table:table-cell>
        </table:table-row>
        <table:table-row table:style-name="ro1">
          <table:table-cell office:value-type="float" office:value="30063534" calcext:value-type="float">
            <text:p>30063534</text:p>
          </table:table-cell>
          <table:table-cell table:formula="of:=[.A1881]/1000/(60*60*24)" office:value-type="time" office:time-value="PT08H21M03.534S" calcext:value-type="time">
            <text:p>08:21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984.18" calcext:value-type="float">
            <text:p>1984.18</text:p>
          </table:table-cell>
          <table:table-cell office:value-type="float" office:value="2377.65" calcext:value-type="float">
            <text:p>2377.65</text:p>
          </table:table-cell>
        </table:table-row>
        <table:table-row table:style-name="ro1">
          <table:table-cell office:value-type="float" office:value="30079534" calcext:value-type="float">
            <text:p>30079534</text:p>
          </table:table-cell>
          <table:table-cell table:formula="of:=[.A1882]/1000/(60*60*24)" office:value-type="time" office:time-value="PT08H21M19.534S" calcext:value-type="time">
            <text:p>08:21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1985.17" calcext:value-type="float">
            <text:p>1985.17</text:p>
          </table:table-cell>
          <table:table-cell office:value-type="float" office:value="2378.78" calcext:value-type="float">
            <text:p>2378.78</text:p>
          </table:table-cell>
        </table:table-row>
        <table:table-row table:style-name="ro1">
          <table:table-cell office:value-type="float" office:value="30095534" calcext:value-type="float">
            <text:p>30095534</text:p>
          </table:table-cell>
          <table:table-cell table:formula="of:=[.A1883]/1000/(60*60*24)" office:value-type="time" office:time-value="PT08H21M35.534S" calcext:value-type="time">
            <text:p>08:21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1986.17" calcext:value-type="float">
            <text:p>1986.17</text:p>
          </table:table-cell>
          <table:table-cell office:value-type="float" office:value="2379.9" calcext:value-type="float">
            <text:p>2379.9</text:p>
          </table:table-cell>
        </table:table-row>
        <table:table-row table:style-name="ro1">
          <table:table-cell office:value-type="float" office:value="30111534" calcext:value-type="float">
            <text:p>30111534</text:p>
          </table:table-cell>
          <table:table-cell table:formula="of:=[.A1884]/1000/(60*60*24)" office:value-type="time" office:time-value="PT08H21M51.534S" calcext:value-type="time">
            <text:p>08:21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1987.17" calcext:value-type="float">
            <text:p>1987.17</text:p>
          </table:table-cell>
          <table:table-cell office:value-type="float" office:value="2381.03" calcext:value-type="float">
            <text:p>2381.03</text:p>
          </table:table-cell>
        </table:table-row>
        <table:table-row table:style-name="ro1">
          <table:table-cell office:value-type="float" office:value="30127534" calcext:value-type="float">
            <text:p>30127534</text:p>
          </table:table-cell>
          <table:table-cell table:formula="of:=[.A1885]/1000/(60*60*24)" office:value-type="time" office:time-value="PT08H22M07.534S" calcext:value-type="time">
            <text:p>08:22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988.16" calcext:value-type="float">
            <text:p>1988.16</text:p>
          </table:table-cell>
          <table:table-cell office:value-type="float" office:value="2382.15" calcext:value-type="float">
            <text:p>2382.15</text:p>
          </table:table-cell>
        </table:table-row>
        <table:table-row table:style-name="ro1">
          <table:table-cell office:value-type="float" office:value="30143534" calcext:value-type="float">
            <text:p>30143534</text:p>
          </table:table-cell>
          <table:table-cell table:formula="of:=[.A1886]/1000/(60*60*24)" office:value-type="time" office:time-value="PT08H22M23.534S" calcext:value-type="time">
            <text:p>08:22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1989.16" calcext:value-type="float">
            <text:p>1989.16</text:p>
          </table:table-cell>
          <table:table-cell office:value-type="float" office:value="2383.27" calcext:value-type="float">
            <text:p>2383.27</text:p>
          </table:table-cell>
        </table:table-row>
        <table:table-row table:style-name="ro1">
          <table:table-cell office:value-type="float" office:value="30159534" calcext:value-type="float">
            <text:p>30159534</text:p>
          </table:table-cell>
          <table:table-cell table:formula="of:=[.A1887]/1000/(60*60*24)" office:value-type="time" office:time-value="PT08H22M39.534S" calcext:value-type="time">
            <text:p>08:22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990.15" calcext:value-type="float">
            <text:p>1990.15</text:p>
          </table:table-cell>
          <table:table-cell office:value-type="float" office:value="2384.39" calcext:value-type="float">
            <text:p>2384.39</text:p>
          </table:table-cell>
        </table:table-row>
        <table:table-row table:style-name="ro1">
          <table:table-cell office:value-type="float" office:value="30175534" calcext:value-type="float">
            <text:p>30175534</text:p>
          </table:table-cell>
          <table:table-cell table:formula="of:=[.A1888]/1000/(60*60*24)" office:value-type="time" office:time-value="PT08H22M55.534S" calcext:value-type="time">
            <text:p>08:22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1991.15" calcext:value-type="float">
            <text:p>1991.15</text:p>
          </table:table-cell>
          <table:table-cell office:value-type="float" office:value="2385.52" calcext:value-type="float">
            <text:p>2385.52</text:p>
          </table:table-cell>
        </table:table-row>
        <table:table-row table:style-name="ro1">
          <table:table-cell office:value-type="float" office:value="30191534" calcext:value-type="float">
            <text:p>30191534</text:p>
          </table:table-cell>
          <table:table-cell table:formula="of:=[.A1889]/1000/(60*60*24)" office:value-type="time" office:time-value="PT08H23M11.534S" calcext:value-type="time">
            <text:p>08:23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992.15" calcext:value-type="float">
            <text:p>1992.15</text:p>
          </table:table-cell>
          <table:table-cell office:value-type="float" office:value="2386.64" calcext:value-type="float">
            <text:p>2386.64</text:p>
          </table:table-cell>
        </table:table-row>
        <table:table-row table:style-name="ro1">
          <table:table-cell office:value-type="float" office:value="30207534" calcext:value-type="float">
            <text:p>30207534</text:p>
          </table:table-cell>
          <table:table-cell table:formula="of:=[.A1890]/1000/(60*60*24)" office:value-type="time" office:time-value="PT08H23M27.534S" calcext:value-type="time">
            <text:p>08:23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993.14" calcext:value-type="float">
            <text:p>1993.14</text:p>
          </table:table-cell>
          <table:table-cell office:value-type="float" office:value="2387.76" calcext:value-type="float">
            <text:p>2387.76</text:p>
          </table:table-cell>
        </table:table-row>
        <table:table-row table:style-name="ro1">
          <table:table-cell office:value-type="float" office:value="30223534" calcext:value-type="float">
            <text:p>30223534</text:p>
          </table:table-cell>
          <table:table-cell table:formula="of:=[.A1891]/1000/(60*60*24)" office:value-type="time" office:time-value="PT08H23M43.534S" calcext:value-type="time">
            <text:p>08:23:44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1994.14" calcext:value-type="float">
            <text:p>1994.14</text:p>
          </table:table-cell>
          <table:table-cell office:value-type="float" office:value="2388.88" calcext:value-type="float">
            <text:p>2388.88</text:p>
          </table:table-cell>
        </table:table-row>
        <table:table-row table:style-name="ro1">
          <table:table-cell office:value-type="float" office:value="30239534" calcext:value-type="float">
            <text:p>30239534</text:p>
          </table:table-cell>
          <table:table-cell table:formula="of:=[.A1892]/1000/(60*60*24)" office:value-type="time" office:time-value="PT08H23M59.534S" calcext:value-type="time">
            <text:p>08:24:00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9" calcext:value-type="float">
            <text:p>252.09</text:p>
          </table:table-cell>
          <table:table-cell office:value-type="float" office:value="1995.13" calcext:value-type="float">
            <text:p>1995.13</text:p>
          </table:table-cell>
          <table:table-cell office:value-type="float" office:value="2390.01" calcext:value-type="float">
            <text:p>2390.01</text:p>
          </table:table-cell>
        </table:table-row>
        <table:table-row table:style-name="ro1">
          <table:table-cell office:value-type="float" office:value="30255534" calcext:value-type="float">
            <text:p>30255534</text:p>
          </table:table-cell>
          <table:table-cell table:formula="of:=[.A1893]/1000/(60*60*24)" office:value-type="time" office:time-value="PT08H24M15.534S" calcext:value-type="time">
            <text:p>08:24:16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996.13" calcext:value-type="float">
            <text:p>1996.13</text:p>
          </table:table-cell>
          <table:table-cell office:value-type="float" office:value="2391.13" calcext:value-type="float">
            <text:p>2391.13</text:p>
          </table:table-cell>
        </table:table-row>
        <table:table-row table:style-name="ro1">
          <table:table-cell office:value-type="float" office:value="30271534" calcext:value-type="float">
            <text:p>30271534</text:p>
          </table:table-cell>
          <table:table-cell table:formula="of:=[.A1894]/1000/(60*60*24)" office:value-type="time" office:time-value="PT08H24M31.534S" calcext:value-type="time">
            <text:p>08:24:32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1997.12" calcext:value-type="float">
            <text:p>1997.12</text:p>
          </table:table-cell>
          <table:table-cell office:value-type="float" office:value="2392.25" calcext:value-type="float">
            <text:p>2392.25</text:p>
          </table:table-cell>
        </table:table-row>
        <table:table-row table:style-name="ro1">
          <table:table-cell office:value-type="float" office:value="30287534" calcext:value-type="float">
            <text:p>30287534</text:p>
          </table:table-cell>
          <table:table-cell table:formula="of:=[.A1895]/1000/(60*60*24)" office:value-type="time" office:time-value="PT08H24M47.534S" calcext:value-type="time">
            <text:p>08:24:48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998.11" calcext:value-type="float">
            <text:p>1998.11</text:p>
          </table:table-cell>
          <table:table-cell office:value-type="float" office:value="2393.37" calcext:value-type="float">
            <text:p>2393.37</text:p>
          </table:table-cell>
        </table:table-row>
        <table:table-row table:style-name="ro1">
          <table:table-cell office:value-type="float" office:value="30303534" calcext:value-type="float">
            <text:p>30303534</text:p>
          </table:table-cell>
          <table:table-cell table:formula="of:=[.A1896]/1000/(60*60*24)" office:value-type="time" office:time-value="PT08H25M03.534S" calcext:value-type="time">
            <text:p>08:25:04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999.11" calcext:value-type="float">
            <text:p>1999.11</text:p>
          </table:table-cell>
          <table:table-cell office:value-type="float" office:value="2394.49" calcext:value-type="float">
            <text:p>2394.49</text:p>
          </table:table-cell>
        </table:table-row>
        <table:table-row table:style-name="ro1">
          <table:table-cell office:value-type="float" office:value="30319534" calcext:value-type="float">
            <text:p>30319534</text:p>
          </table:table-cell>
          <table:table-cell table:formula="of:=[.A1897]/1000/(60*60*24)" office:value-type="time" office:time-value="PT08H25M19.534S" calcext:value-type="time">
            <text:p>08:25:20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000.1" calcext:value-type="float">
            <text:p>2000.1</text:p>
          </table:table-cell>
          <table:table-cell office:value-type="float" office:value="2395.61" calcext:value-type="float">
            <text:p>2395.61</text:p>
          </table:table-cell>
        </table:table-row>
        <table:table-row table:style-name="ro1">
          <table:table-cell office:value-type="float" office:value="30335534" calcext:value-type="float">
            <text:p>30335534</text:p>
          </table:table-cell>
          <table:table-cell table:formula="of:=[.A1898]/1000/(60*60*24)" office:value-type="time" office:time-value="PT08H25M35.534S" calcext:value-type="time">
            <text:p>08:25:36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001.1" calcext:value-type="float">
            <text:p>2001.1</text:p>
          </table:table-cell>
          <table:table-cell office:value-type="float" office:value="2396.73" calcext:value-type="float">
            <text:p>2396.73</text:p>
          </table:table-cell>
        </table:table-row>
        <table:table-row table:style-name="ro1">
          <table:table-cell office:value-type="float" office:value="30351534" calcext:value-type="float">
            <text:p>30351534</text:p>
          </table:table-cell>
          <table:table-cell table:formula="of:=[.A1899]/1000/(60*60*24)" office:value-type="time" office:time-value="PT08H25M51.534S" calcext:value-type="time">
            <text:p>08:25:52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002.09" calcext:value-type="float">
            <text:p>2002.09</text:p>
          </table:table-cell>
          <table:table-cell office:value-type="float" office:value="2397.85" calcext:value-type="float">
            <text:p>2397.85</text:p>
          </table:table-cell>
        </table:table-row>
        <table:table-row table:style-name="ro1">
          <table:table-cell office:value-type="float" office:value="30367534" calcext:value-type="float">
            <text:p>30367534</text:p>
          </table:table-cell>
          <table:table-cell table:formula="of:=[.A1900]/1000/(60*60*24)" office:value-type="time" office:time-value="PT08H26M07.534S" calcext:value-type="time">
            <text:p>08:26:08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003.08" calcext:value-type="float">
            <text:p>2003.08</text:p>
          </table:table-cell>
          <table:table-cell office:value-type="float" office:value="2398.96" calcext:value-type="float">
            <text:p>2398.96</text:p>
          </table:table-cell>
        </table:table-row>
        <table:table-row table:style-name="ro1">
          <table:table-cell office:value-type="float" office:value="30383534" calcext:value-type="float">
            <text:p>30383534</text:p>
          </table:table-cell>
          <table:table-cell table:formula="of:=[.A1901]/1000/(60*60*24)" office:value-type="time" office:time-value="PT08H26M23.534S" calcext:value-type="time">
            <text:p>08:26:24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004.08" calcext:value-type="float">
            <text:p>2004.08</text:p>
          </table:table-cell>
          <table:table-cell office:value-type="float" office:value="2400.08" calcext:value-type="float">
            <text:p>2400.08</text:p>
          </table:table-cell>
        </table:table-row>
        <table:table-row table:style-name="ro1">
          <table:table-cell office:value-type="float" office:value="30399534" calcext:value-type="float">
            <text:p>30399534</text:p>
          </table:table-cell>
          <table:table-cell table:formula="of:=[.A1902]/1000/(60*60*24)" office:value-type="time" office:time-value="PT08H26M39.534S" calcext:value-type="time">
            <text:p>08:26:40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005.07" calcext:value-type="float">
            <text:p>2005.07</text:p>
          </table:table-cell>
          <table:table-cell office:value-type="float" office:value="2401.2" calcext:value-type="float">
            <text:p>2401.2</text:p>
          </table:table-cell>
        </table:table-row>
        <table:table-row table:style-name="ro1">
          <table:table-cell office:value-type="float" office:value="30415534" calcext:value-type="float">
            <text:p>30415534</text:p>
          </table:table-cell>
          <table:table-cell table:formula="of:=[.A1903]/1000/(60*60*24)" office:value-type="time" office:time-value="PT08H26M55.534S" calcext:value-type="time">
            <text:p>08:26:56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006.06" calcext:value-type="float">
            <text:p>2006.06</text:p>
          </table:table-cell>
          <table:table-cell office:value-type="float" office:value="2402.31" calcext:value-type="float">
            <text:p>2402.31</text:p>
          </table:table-cell>
        </table:table-row>
        <table:table-row table:style-name="ro1">
          <table:table-cell office:value-type="float" office:value="30431534" calcext:value-type="float">
            <text:p>30431534</text:p>
          </table:table-cell>
          <table:table-cell table:formula="of:=[.A1904]/1000/(60*60*24)" office:value-type="time" office:time-value="PT08H27M11.534S" calcext:value-type="time">
            <text:p>08:27:12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007.05" calcext:value-type="float">
            <text:p>2007.05</text:p>
          </table:table-cell>
          <table:table-cell office:value-type="float" office:value="2403.43" calcext:value-type="float">
            <text:p>2403.43</text:p>
          </table:table-cell>
        </table:table-row>
        <table:table-row table:style-name="ro1">
          <table:table-cell office:value-type="float" office:value="30447534" calcext:value-type="float">
            <text:p>30447534</text:p>
          </table:table-cell>
          <table:table-cell table:formula="of:=[.A1905]/1000/(60*60*24)" office:value-type="time" office:time-value="PT08H27M27.534S" calcext:value-type="time">
            <text:p>08:27:28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008.05" calcext:value-type="float">
            <text:p>2008.05</text:p>
          </table:table-cell>
          <table:table-cell office:value-type="float" office:value="2404.54" calcext:value-type="float">
            <text:p>2404.54</text:p>
          </table:table-cell>
        </table:table-row>
        <table:table-row table:style-name="ro1">
          <table:table-cell office:value-type="float" office:value="30463534" calcext:value-type="float">
            <text:p>30463534</text:p>
          </table:table-cell>
          <table:table-cell table:formula="of:=[.A1906]/1000/(60*60*24)" office:value-type="time" office:time-value="PT08H27M43.534S" calcext:value-type="time">
            <text:p>08:27:44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009.04" calcext:value-type="float">
            <text:p>2009.04</text:p>
          </table:table-cell>
          <table:table-cell office:value-type="float" office:value="2405.65" calcext:value-type="float">
            <text:p>2405.65</text:p>
          </table:table-cell>
        </table:table-row>
        <table:table-row table:style-name="ro1">
          <table:table-cell office:value-type="float" office:value="30479534" calcext:value-type="float">
            <text:p>30479534</text:p>
          </table:table-cell>
          <table:table-cell table:formula="of:=[.A1907]/1000/(60*60*24)" office:value-type="time" office:time-value="PT08H27M59.534S" calcext:value-type="time">
            <text:p>08:28:00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010.03" calcext:value-type="float">
            <text:p>2010.03</text:p>
          </table:table-cell>
          <table:table-cell office:value-type="float" office:value="2406.77" calcext:value-type="float">
            <text:p>2406.77</text:p>
          </table:table-cell>
        </table:table-row>
        <table:table-row table:style-name="ro1">
          <table:table-cell office:value-type="float" office:value="30495534" calcext:value-type="float">
            <text:p>30495534</text:p>
          </table:table-cell>
          <table:table-cell table:formula="of:=[.A1908]/1000/(60*60*24)" office:value-type="time" office:time-value="PT08H28M15.534S" calcext:value-type="time">
            <text:p>08:28:16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011.02" calcext:value-type="float">
            <text:p>2011.02</text:p>
          </table:table-cell>
          <table:table-cell office:value-type="float" office:value="2407.88" calcext:value-type="float">
            <text:p>2407.88</text:p>
          </table:table-cell>
        </table:table-row>
        <table:table-row table:style-name="ro1">
          <table:table-cell office:value-type="float" office:value="30511534" calcext:value-type="float">
            <text:p>30511534</text:p>
          </table:table-cell>
          <table:table-cell table:formula="of:=[.A1909]/1000/(60*60*24)" office:value-type="time" office:time-value="PT08H28M31.534S" calcext:value-type="time">
            <text:p>08:28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012.01" calcext:value-type="float">
            <text:p>2012.01</text:p>
          </table:table-cell>
          <table:table-cell office:value-type="float" office:value="2408.99" calcext:value-type="float">
            <text:p>2408.99</text:p>
          </table:table-cell>
        </table:table-row>
        <table:table-row table:style-name="ro1">
          <table:table-cell office:value-type="float" office:value="30527534" calcext:value-type="float">
            <text:p>30527534</text:p>
          </table:table-cell>
          <table:table-cell table:formula="of:=[.A1910]/1000/(60*60*24)" office:value-type="time" office:time-value="PT08H28M47.534S" calcext:value-type="time">
            <text:p>08:28:48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013" calcext:value-type="float">
            <text:p>2013</text:p>
          </table:table-cell>
          <table:table-cell office:value-type="float" office:value="2410.1" calcext:value-type="float">
            <text:p>2410.1</text:p>
          </table:table-cell>
        </table:table-row>
        <table:table-row table:style-name="ro1">
          <table:table-cell office:value-type="float" office:value="30543534" calcext:value-type="float">
            <text:p>30543534</text:p>
          </table:table-cell>
          <table:table-cell table:formula="of:=[.A1911]/1000/(60*60*24)" office:value-type="time" office:time-value="PT08H29M03.534S" calcext:value-type="time">
            <text:p>08:29:04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013.99" calcext:value-type="float">
            <text:p>2013.99</text:p>
          </table:table-cell>
          <table:table-cell office:value-type="float" office:value="2411.21" calcext:value-type="float">
            <text:p>2411.21</text:p>
          </table:table-cell>
        </table:table-row>
        <table:table-row table:style-name="ro1">
          <table:table-cell office:value-type="float" office:value="30559534" calcext:value-type="float">
            <text:p>30559534</text:p>
          </table:table-cell>
          <table:table-cell table:formula="of:=[.A1912]/1000/(60*60*24)" office:value-type="time" office:time-value="PT08H29M19.534S" calcext:value-type="time">
            <text:p>08:29:20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014.98" calcext:value-type="float">
            <text:p>2014.98</text:p>
          </table:table-cell>
          <table:table-cell office:value-type="float" office:value="2412.32" calcext:value-type="float">
            <text:p>2412.32</text:p>
          </table:table-cell>
        </table:table-row>
        <table:table-row table:style-name="ro1">
          <table:table-cell office:value-type="float" office:value="30575534" calcext:value-type="float">
            <text:p>30575534</text:p>
          </table:table-cell>
          <table:table-cell table:formula="of:=[.A1913]/1000/(60*60*24)" office:value-type="time" office:time-value="PT08H29M35.534S" calcext:value-type="time">
            <text:p>08:29:36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015.97" calcext:value-type="float">
            <text:p>2015.97</text:p>
          </table:table-cell>
          <table:table-cell office:value-type="float" office:value="2413.43" calcext:value-type="float">
            <text:p>2413.43</text:p>
          </table:table-cell>
        </table:table-row>
        <table:table-row table:style-name="ro1">
          <table:table-cell office:value-type="float" office:value="30591534" calcext:value-type="float">
            <text:p>30591534</text:p>
          </table:table-cell>
          <table:table-cell table:formula="of:=[.A1914]/1000/(60*60*24)" office:value-type="time" office:time-value="PT08H29M51.534S" calcext:value-type="time">
            <text:p>08:29:52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2016.96" calcext:value-type="float">
            <text:p>2016.96</text:p>
          </table:table-cell>
          <table:table-cell office:value-type="float" office:value="2414.54" calcext:value-type="float">
            <text:p>2414.54</text:p>
          </table:table-cell>
        </table:table-row>
        <table:table-row table:style-name="ro1">
          <table:table-cell office:value-type="float" office:value="30607534" calcext:value-type="float">
            <text:p>30607534</text:p>
          </table:table-cell>
          <table:table-cell table:formula="of:=[.A1915]/1000/(60*60*24)" office:value-type="time" office:time-value="PT08H30M07.534S" calcext:value-type="time">
            <text:p>08:30:08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9.7" calcext:value-type="float">
            <text:p>249.7</text:p>
          </table:table-cell>
          <table:table-cell office:value-type="float" office:value="2017.95" calcext:value-type="float">
            <text:p>2017.95</text:p>
          </table:table-cell>
          <table:table-cell office:value-type="float" office:value="2415.65" calcext:value-type="float">
            <text:p>2415.65</text:p>
          </table:table-cell>
        </table:table-row>
        <table:table-row table:style-name="ro1">
          <table:table-cell office:value-type="float" office:value="30623534" calcext:value-type="float">
            <text:p>30623534</text:p>
          </table:table-cell>
          <table:table-cell table:formula="of:=[.A1916]/1000/(60*60*24)" office:value-type="time" office:time-value="PT08H30M23.534S" calcext:value-type="time">
            <text:p>08:30:24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018.94" calcext:value-type="float">
            <text:p>2018.94</text:p>
          </table:table-cell>
          <table:table-cell office:value-type="float" office:value="2416.75" calcext:value-type="float">
            <text:p>2416.75</text:p>
          </table:table-cell>
        </table:table-row>
        <table:table-row table:style-name="ro1">
          <table:table-cell office:value-type="float" office:value="30639534" calcext:value-type="float">
            <text:p>30639534</text:p>
          </table:table-cell>
          <table:table-cell table:formula="of:=[.A1917]/1000/(60*60*24)" office:value-type="time" office:time-value="PT08H30M39.534S" calcext:value-type="time">
            <text:p>08:30:40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019.93" calcext:value-type="float">
            <text:p>2019.93</text:p>
          </table:table-cell>
          <table:table-cell office:value-type="float" office:value="2417.86" calcext:value-type="float">
            <text:p>2417.86</text:p>
          </table:table-cell>
        </table:table-row>
        <table:table-row table:style-name="ro1">
          <table:table-cell office:value-type="float" office:value="30655534" calcext:value-type="float">
            <text:p>30655534</text:p>
          </table:table-cell>
          <table:table-cell table:formula="of:=[.A1918]/1000/(60*60*24)" office:value-type="time" office:time-value="PT08H30M55.534S" calcext:value-type="time">
            <text:p>08:30:56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020.91" calcext:value-type="float">
            <text:p>2020.91</text:p>
          </table:table-cell>
          <table:table-cell office:value-type="float" office:value="2418.96" calcext:value-type="float">
            <text:p>2418.96</text:p>
          </table:table-cell>
        </table:table-row>
        <table:table-row table:style-name="ro1">
          <table:table-cell office:value-type="float" office:value="30671534" calcext:value-type="float">
            <text:p>30671534</text:p>
          </table:table-cell>
          <table:table-cell table:formula="of:=[.A1919]/1000/(60*60*24)" office:value-type="time" office:time-value="PT08H31M11.534S" calcext:value-type="time">
            <text:p>08:31:12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021.9" calcext:value-type="float">
            <text:p>2021.9</text:p>
          </table:table-cell>
          <table:table-cell office:value-type="float" office:value="2420.07" calcext:value-type="float">
            <text:p>2420.07</text:p>
          </table:table-cell>
        </table:table-row>
        <table:table-row table:style-name="ro1">
          <table:table-cell office:value-type="float" office:value="30687534" calcext:value-type="float">
            <text:p>30687534</text:p>
          </table:table-cell>
          <table:table-cell table:formula="of:=[.A1920]/1000/(60*60*24)" office:value-type="time" office:time-value="PT08H31M27.534S" calcext:value-type="time">
            <text:p>08:31:28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2022.89" calcext:value-type="float">
            <text:p>2022.89</text:p>
          </table:table-cell>
          <table:table-cell office:value-type="float" office:value="2421.17" calcext:value-type="float">
            <text:p>2421.17</text:p>
          </table:table-cell>
        </table:table-row>
        <table:table-row table:style-name="ro1">
          <table:table-cell office:value-type="float" office:value="30703534" calcext:value-type="float">
            <text:p>30703534</text:p>
          </table:table-cell>
          <table:table-cell table:formula="of:=[.A1921]/1000/(60*60*24)" office:value-type="time" office:time-value="PT08H31M43.534S" calcext:value-type="time">
            <text:p>08:31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2023.87" calcext:value-type="float">
            <text:p>2023.87</text:p>
          </table:table-cell>
          <table:table-cell office:value-type="float" office:value="2422.27" calcext:value-type="float">
            <text:p>2422.27</text:p>
          </table:table-cell>
        </table:table-row>
        <table:table-row table:style-name="ro1">
          <table:table-cell office:value-type="float" office:value="30719534" calcext:value-type="float">
            <text:p>30719534</text:p>
          </table:table-cell>
          <table:table-cell table:formula="of:=[.A1922]/1000/(60*60*24)" office:value-type="time" office:time-value="PT08H31M59.534S" calcext:value-type="time">
            <text:p>08:32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2024.86" calcext:value-type="float">
            <text:p>2024.86</text:p>
          </table:table-cell>
          <table:table-cell office:value-type="float" office:value="2423.37" calcext:value-type="float">
            <text:p>2423.37</text:p>
          </table:table-cell>
        </table:table-row>
        <table:table-row table:style-name="ro1">
          <table:table-cell office:value-type="float" office:value="30735534" calcext:value-type="float">
            <text:p>30735534</text:p>
          </table:table-cell>
          <table:table-cell table:formula="of:=[.A1923]/1000/(60*60*24)" office:value-type="time" office:time-value="PT08H32M15.534S" calcext:value-type="time">
            <text:p>08:32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025.84" calcext:value-type="float">
            <text:p>2025.84</text:p>
          </table:table-cell>
          <table:table-cell office:value-type="float" office:value="2424.47" calcext:value-type="float">
            <text:p>2424.47</text:p>
          </table:table-cell>
        </table:table-row>
        <table:table-row table:style-name="ro1">
          <table:table-cell office:value-type="float" office:value="30751534" calcext:value-type="float">
            <text:p>30751534</text:p>
          </table:table-cell>
          <table:table-cell table:formula="of:=[.A1924]/1000/(60*60*24)" office:value-type="time" office:time-value="PT08H32M31.534S" calcext:value-type="time">
            <text:p>08:32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026.83" calcext:value-type="float">
            <text:p>2026.83</text:p>
          </table:table-cell>
          <table:table-cell office:value-type="float" office:value="2425.56" calcext:value-type="float">
            <text:p>2425.56</text:p>
          </table:table-cell>
        </table:table-row>
        <table:table-row table:style-name="ro1">
          <table:table-cell office:value-type="float" office:value="30767534" calcext:value-type="float">
            <text:p>30767534</text:p>
          </table:table-cell>
          <table:table-cell table:formula="of:=[.A1925]/1000/(60*60*24)" office:value-type="time" office:time-value="PT08H32M47.534S" calcext:value-type="time">
            <text:p>08:32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027.81" calcext:value-type="float">
            <text:p>2027.81</text:p>
          </table:table-cell>
          <table:table-cell office:value-type="float" office:value="2426.66" calcext:value-type="float">
            <text:p>2426.66</text:p>
          </table:table-cell>
        </table:table-row>
        <table:table-row table:style-name="ro1">
          <table:table-cell office:value-type="float" office:value="30783534" calcext:value-type="float">
            <text:p>30783534</text:p>
          </table:table-cell>
          <table:table-cell table:formula="of:=[.A1926]/1000/(60*60*24)" office:value-type="time" office:time-value="PT08H33M03.534S" calcext:value-type="time">
            <text:p>08:33:04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028.8" calcext:value-type="float">
            <text:p>2028.8</text:p>
          </table:table-cell>
          <table:table-cell office:value-type="float" office:value="2427.76" calcext:value-type="float">
            <text:p>2427.76</text:p>
          </table:table-cell>
        </table:table-row>
        <table:table-row table:style-name="ro1">
          <table:table-cell office:value-type="float" office:value="30799534" calcext:value-type="float">
            <text:p>30799534</text:p>
          </table:table-cell>
          <table:table-cell table:formula="of:=[.A1927]/1000/(60*60*24)" office:value-type="time" office:time-value="PT08H33M19.534S" calcext:value-type="time">
            <text:p>08:33:20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029.78" calcext:value-type="float">
            <text:p>2029.78</text:p>
          </table:table-cell>
          <table:table-cell office:value-type="float" office:value="2428.85" calcext:value-type="float">
            <text:p>2428.85</text:p>
          </table:table-cell>
        </table:table-row>
        <table:table-row table:style-name="ro1">
          <table:table-cell office:value-type="float" office:value="30815534" calcext:value-type="float">
            <text:p>30815534</text:p>
          </table:table-cell>
          <table:table-cell table:formula="of:=[.A1928]/1000/(60*60*24)" office:value-type="time" office:time-value="PT08H33M35.534S" calcext:value-type="time">
            <text:p>08:33:36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030.76" calcext:value-type="float">
            <text:p>2030.76</text:p>
          </table:table-cell>
          <table:table-cell office:value-type="float" office:value="2429.94" calcext:value-type="float">
            <text:p>2429.94</text:p>
          </table:table-cell>
        </table:table-row>
        <table:table-row table:style-name="ro1">
          <table:table-cell office:value-type="float" office:value="30831534" calcext:value-type="float">
            <text:p>30831534</text:p>
          </table:table-cell>
          <table:table-cell table:formula="of:=[.A1929]/1000/(60*60*24)" office:value-type="time" office:time-value="PT08H33M51.534S" calcext:value-type="time">
            <text:p>08:33:52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031.74" calcext:value-type="float">
            <text:p>2031.74</text:p>
          </table:table-cell>
          <table:table-cell office:value-type="float" office:value="2431.03" calcext:value-type="float">
            <text:p>2431.03</text:p>
          </table:table-cell>
        </table:table-row>
        <table:table-row table:style-name="ro1">
          <table:table-cell office:value-type="float" office:value="30847534" calcext:value-type="float">
            <text:p>30847534</text:p>
          </table:table-cell>
          <table:table-cell table:formula="of:=[.A1930]/1000/(60*60*24)" office:value-type="time" office:time-value="PT08H34M07.534S" calcext:value-type="time">
            <text:p>08:34:08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032.72" calcext:value-type="float">
            <text:p>2032.72</text:p>
          </table:table-cell>
          <table:table-cell office:value-type="float" office:value="2432.11" calcext:value-type="float">
            <text:p>2432.11</text:p>
          </table:table-cell>
        </table:table-row>
        <table:table-row table:style-name="ro1">
          <table:table-cell office:value-type="float" office:value="30863534" calcext:value-type="float">
            <text:p>30863534</text:p>
          </table:table-cell>
          <table:table-cell table:formula="of:=[.A1931]/1000/(60*60*24)" office:value-type="time" office:time-value="PT08H34M23.534S" calcext:value-type="time">
            <text:p>08:34:24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033.7" calcext:value-type="float">
            <text:p>2033.7</text:p>
          </table:table-cell>
          <table:table-cell office:value-type="float" office:value="2433.19" calcext:value-type="float">
            <text:p>2433.19</text:p>
          </table:table-cell>
        </table:table-row>
        <table:table-row table:style-name="ro1">
          <table:table-cell office:value-type="float" office:value="30879534" calcext:value-type="float">
            <text:p>30879534</text:p>
          </table:table-cell>
          <table:table-cell table:formula="of:=[.A1932]/1000/(60*60*24)" office:value-type="time" office:time-value="PT08H34M39.534S" calcext:value-type="time">
            <text:p>08:34:40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2034.67" calcext:value-type="float">
            <text:p>2034.67</text:p>
          </table:table-cell>
          <table:table-cell office:value-type="float" office:value="2434.27" calcext:value-type="float">
            <text:p>2434.27</text:p>
          </table:table-cell>
        </table:table-row>
        <table:table-row table:style-name="ro1">
          <table:table-cell office:value-type="float" office:value="30895534" calcext:value-type="float">
            <text:p>30895534</text:p>
          </table:table-cell>
          <table:table-cell table:formula="of:=[.A1933]/1000/(60*60*24)" office:value-type="time" office:time-value="PT08H34M55.534S" calcext:value-type="time">
            <text:p>08:34:56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1" calcext:value-type="float">
            <text:p>241.31</text:p>
          </table:table-cell>
          <table:table-cell office:value-type="float" office:value="2035.65" calcext:value-type="float">
            <text:p>2035.65</text:p>
          </table:table-cell>
          <table:table-cell office:value-type="float" office:value="2435.35" calcext:value-type="float">
            <text:p>2435.35</text:p>
          </table:table-cell>
        </table:table-row>
        <table:table-row table:style-name="ro1">
          <table:table-cell office:value-type="float" office:value="30911534" calcext:value-type="float">
            <text:p>30911534</text:p>
          </table:table-cell>
          <table:table-cell table:formula="of:=[.A1934]/1000/(60*60*24)" office:value-type="time" office:time-value="PT08H35M11.534S" calcext:value-type="time">
            <text:p>08:35:12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2036.62" calcext:value-type="float">
            <text:p>2036.62</text:p>
          </table:table-cell>
          <table:table-cell office:value-type="float" office:value="2436.41" calcext:value-type="float">
            <text:p>2436.41</text:p>
          </table:table-cell>
        </table:table-row>
        <table:table-row table:style-name="ro1">
          <table:table-cell office:value-type="float" office:value="30927534" calcext:value-type="float">
            <text:p>30927534</text:p>
          </table:table-cell>
          <table:table-cell table:formula="of:=[.A1935]/1000/(60*60*24)" office:value-type="time" office:time-value="PT08H35M27.534S" calcext:value-type="time">
            <text:p>08:35:28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037.59" calcext:value-type="float">
            <text:p>2037.59</text:p>
          </table:table-cell>
          <table:table-cell office:value-type="float" office:value="2437.47" calcext:value-type="float">
            <text:p>2437.47</text:p>
          </table:table-cell>
        </table:table-row>
        <table:table-row table:style-name="ro1">
          <table:table-cell office:value-type="float" office:value="30943534" calcext:value-type="float">
            <text:p>30943534</text:p>
          </table:table-cell>
          <table:table-cell table:formula="of:=[.A1936]/1000/(60*60*24)" office:value-type="time" office:time-value="PT08H35M43.534S" calcext:value-type="time">
            <text:p>08:35:44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038.55" calcext:value-type="float">
            <text:p>2038.55</text:p>
          </table:table-cell>
          <table:table-cell office:value-type="float" office:value="2438.52" calcext:value-type="float">
            <text:p>2438.52</text:p>
          </table:table-cell>
        </table:table-row>
        <table:table-row table:style-name="ro1">
          <table:table-cell office:value-type="float" office:value="30959534" calcext:value-type="float">
            <text:p>30959534</text:p>
          </table:table-cell>
          <table:table-cell table:formula="of:=[.A1937]/1000/(60*60*24)" office:value-type="time" office:time-value="PT08H35M59.534S" calcext:value-type="time">
            <text:p>08:36:00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2" calcext:value-type="float">
            <text:p>222.62</text:p>
          </table:table-cell>
          <table:table-cell office:value-type="float" office:value="2039.5" calcext:value-type="float">
            <text:p>2039.5</text:p>
          </table:table-cell>
          <table:table-cell office:value-type="float" office:value="2439.54" calcext:value-type="float">
            <text:p>2439.54</text:p>
          </table:table-cell>
        </table:table-row>
        <table:table-row table:style-name="ro1">
          <table:table-cell office:value-type="float" office:value="30975534" calcext:value-type="float">
            <text:p>30975534</text:p>
          </table:table-cell>
          <table:table-cell table:formula="of:=[.A1938]/1000/(60*60*24)" office:value-type="time" office:time-value="PT08H36M15.534S" calcext:value-type="time">
            <text:p>08:36:16</text:p>
          </table:table-cell>
          <table:table-cell office:value-type="float" office:value="1.02" calcext:value-type="float">
            <text:p>1.02</text:p>
          </table:table-cell>
          <table:table-cell office:value-type="float" office:value="202.8" calcext:value-type="float">
            <text:p>202.8</text:p>
          </table:table-cell>
          <table:table-cell office:value-type="float" office:value="206.1" calcext:value-type="float">
            <text:p>206.1</text:p>
          </table:table-cell>
          <table:table-cell office:value-type="float" office:value="2040.41" calcext:value-type="float">
            <text:p>2040.41</text:p>
          </table:table-cell>
          <table:table-cell office:value-type="float" office:value="2440.49" calcext:value-type="float">
            <text:p>2440.49</text:p>
          </table:table-cell>
        </table:table-row>
        <table:table-row table:style-name="ro1">
          <table:table-cell office:value-type="float" office:value="30980534" calcext:value-type="float">
            <text:p>30980534</text:p>
          </table:table-cell>
          <table:table-cell table:formula="of:=[.A1939]/1000/(60*60*24)" office:value-type="time" office:time-value="PT08H36M20.534S" calcext:value-type="time">
            <text:p>08:36:21</text:p>
          </table:table-cell>
          <table:table-cell office:value-type="float" office:value="1" calcext:value-type="float">
            <text:p>1</text:p>
          </table:table-cell>
          <table:table-cell office:value-type="float" office:value="199.6" calcext:value-type="float">
            <text:p>199.6</text:p>
          </table:table-cell>
          <table:table-cell office:value-type="float" office:value="199.59" calcext:value-type="float">
            <text:p>199.59</text:p>
          </table:table-cell>
          <table:table-cell office:value-type="float" office:value="2040.69" calcext:value-type="float">
            <text:p>2040.69</text:p>
          </table:table-cell>
          <table:table-cell office:value-type="float" office:value="2440.77" calcext:value-type="float">
            <text:p>244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03:57.817000000</dc:date>
    <meta:editing-duration>PT8M14S</meta:editing-duration>
    <meta:editing-cycles>4</meta:editing-cycles>
    <meta:generator>LibreOffice/6.3.4.2$Windows_X86_64 LibreOffice_project/60da17e045e08f1793c57c00ba83cdfce946d0aa</meta:generator>
    <meta:document-statistic meta:table-count="1" meta:cell-count="1357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58cm" svg:height="15.168cm" xlink:href=".." xlink:type="simple" chart:class="chart:line" chart:style-name="ch1">
        <chart:title svg:x="11.358cm" svg:y="0.439cm" chart:style-name="ch2">
          <text:p>Conrad @ 5 Ohm #2</text:p>
        </chart:title>
        <chart:legend chart:legend-position="end" svg:x="24.503cm" svg:y="7.285cm" style:legend-expansion="high" chart:style-name="ch3"/>
        <chart:plot-area chart:style-name="ch4" table:cell-range-address="LOGGER01.B1:LOGGER01.C1939" chart:data-source-has-labels="both" svg:x="0.539cm" svg:y="1.521cm" svg:width="23.425cm" svg:height="13.344cm">
          <chartooo:coordinate-region svg:x="1.451cm" svg:y="1.521cm" svg:width="22.489cm" svg:height="12.016cm"/>
          <chart:axis chart:dimension="x" chart:name="primary-x" chart:style-name="ch5" chartooo:axis-type="auto">
            <chartooo:date-scale/>
            <chart:categories table:cell-range-address="LOGGER01.B2:LOGGER01.B19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939" chart:label-cell-address="LOGGER01.C1:LOGGER01.C1" chart:class="chart:line">
            <chart:data-point chart:repeated="19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939</svg:desc>
                </draw:g>
              </table:table-cell>
              <table:table-cell office:value-type="float" office:value="1.3">
                <text:p>1.3</text:p>
                <draw:g>
                  <svg:desc>LOGGER01.C2:LOGGER01.C1939</svg:desc>
                </draw:g>
              </table:table-cell>
            </table:table-row>
            <table:table-row>
              <table:table-cell office:value-type="float" office:value="0.000179791666666667">
                <text:p>0.0001797916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4976851851852">
                <text:p>0.0003649768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550162037037037">
                <text:p>0.000550162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735347222222222">
                <text:p>0.0007353472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920532407407407">
                <text:p>0.000920532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10571759259259">
                <text:p>0.001105717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29090277777778">
                <text:p>0.001290902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47608796296296">
                <text:p>0.001476087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66127314814815">
                <text:p>0.001661273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84645833333333">
                <text:p>0.001846458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03164351851852">
                <text:p>0.002031643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2168287037037">
                <text:p>0.00221682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40201388888889">
                <text:p>0.002402013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58719907407407">
                <text:p>0.002587199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77238425925926">
                <text:p>0.002772384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295756944444444">
                <text:p>0.002957569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14275462962963">
                <text:p>0.00314275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32793981481481">
                <text:p>0.003327939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513125">
                <text:p>0.003513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69831018518519">
                <text:p>0.003698310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88349537037037">
                <text:p>0.00388349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06868055555556">
                <text:p>0.004068680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25386574074074">
                <text:p>0.00425386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43905092592593">
                <text:p>0.004439050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62423611111111">
                <text:p>0.004624236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8094212962963">
                <text:p>0.00480942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99460648148148">
                <text:p>0.00499460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17979166666667">
                <text:p>0.005179791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36497685185185">
                <text:p>0.00536497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55016203703704">
                <text:p>0.00555016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73534722222222">
                <text:p>0.00573534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92052083333333">
                <text:p>0.005920520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10571759259259">
                <text:p>0.00610571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29090277777778">
                <text:p>0.00629090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47608796296296">
                <text:p>0.00647608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66127314814815">
                <text:p>0.00666127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84645833333333">
                <text:p>0.00684645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03164351851852">
                <text:p>0.00703164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2168287037037">
                <text:p>0.007216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40201388888889">
                <text:p>0.00740201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58719907407407">
                <text:p>0.00758719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77238425925926">
                <text:p>0.00777238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95756944444444">
                <text:p>0.00795756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14275462962963">
                <text:p>0.0081427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32793981481481">
                <text:p>0.008327939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513125">
                <text:p>0.008513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69831018518519">
                <text:p>0.00869831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88349537037037">
                <text:p>0.00888349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06868055555556">
                <text:p>0.00906868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25386574074074">
                <text:p>0.00925386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43905092592592">
                <text:p>0.0094390509259259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62423611111111">
                <text:p>0.00962423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8094212962963">
                <text:p>0.009809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99460648148148">
                <text:p>0.00999460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1797916666667">
                <text:p>0.010179791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3649768518519">
                <text:p>0.010364976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550162037037">
                <text:p>0.010550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7353472222222">
                <text:p>0.010735347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9205324074074">
                <text:p>0.010920532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1057175925926">
                <text:p>0.011105717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2909027777778">
                <text:p>0.01129090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476087962963">
                <text:p>0.011476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6612731481481">
                <text:p>0.01166127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8464583333333">
                <text:p>0.011846458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0316435185185">
                <text:p>0.012031643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2168287037037">
                <text:p>0.012216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4020138888889">
                <text:p>0.01240201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5871990740741">
                <text:p>0.012587199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7723842592593">
                <text:p>0.01277238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9575694444444">
                <text:p>0.012957569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1427546296296">
                <text:p>0.01314275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3279398148148">
                <text:p>0.01332793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513125">
                <text:p>0.013513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6983101851852">
                <text:p>0.01369831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8834953703704">
                <text:p>0.013883495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686805555556">
                <text:p>0.01406868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538657407407">
                <text:p>0.014253865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390509259259">
                <text:p>0.01443905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242361111111">
                <text:p>0.01462423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094212962963">
                <text:p>0.014809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946064814815">
                <text:p>0.01499460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1797916666667">
                <text:p>0.015179791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649768518519">
                <text:p>0.015364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550162037037">
                <text:p>0.015550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7353472222222">
                <text:p>0.015735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9205324074074">
                <text:p>0.015920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1057175925926">
                <text:p>0.01610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2909027777778">
                <text:p>0.016290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476087962963">
                <text:p>0.016476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6612731481482">
                <text:p>0.016661273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8464583333333">
                <text:p>0.016846458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0316435185185">
                <text:p>0.017031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2168287037037">
                <text:p>0.017216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4020138888889">
                <text:p>0.01740201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5871990740741">
                <text:p>0.017587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7723842592593">
                <text:p>0.01777238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9575694444444">
                <text:p>0.017957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1427546296296">
                <text:p>0.01814275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3279398148148">
                <text:p>0.0183279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513125">
                <text:p>0.018513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6983101851852">
                <text:p>0.0186983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8834953703704">
                <text:p>0.01888349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686805555556">
                <text:p>0.0190686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538657407407">
                <text:p>0.019253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390509259259">
                <text:p>0.01943905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242361111111">
                <text:p>0.01962423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094212962963">
                <text:p>0.019809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9946064814815">
                <text:p>0.01999460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797916666667">
                <text:p>0.020179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649768518519">
                <text:p>0.020364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50162037037">
                <text:p>0.020550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7353472222222">
                <text:p>0.020735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9205324074074">
                <text:p>0.020920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1057175925926">
                <text:p>0.02110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2909027777778">
                <text:p>0.02129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476087962963">
                <text:p>0.02147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6612731481481">
                <text:p>0.02166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8464583333333">
                <text:p>0.02184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0316435185185">
                <text:p>0.022031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168287037037">
                <text:p>0.02221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4020138888889">
                <text:p>0.02240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5871990740741">
                <text:p>0.02258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7723842592593">
                <text:p>0.02277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9575694444444">
                <text:p>0.02295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1427546296296">
                <text:p>0.02314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3279398148148">
                <text:p>0.02332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513125">
                <text:p>0.02351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6983101851852">
                <text:p>0.02369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834953703704">
                <text:p>0.02388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0686805555556">
                <text:p>0.02406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538657407407">
                <text:p>0.02425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4390509259259">
                <text:p>0.02443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242361111111">
                <text:p>0.02462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094212962963">
                <text:p>0.02480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946064814815">
                <text:p>0.02499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797916666667">
                <text:p>0.02517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49768518519">
                <text:p>0.025364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50162037037">
                <text:p>0.02555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353472222222">
                <text:p>0.02573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205324074074">
                <text:p>0.02592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57175925926">
                <text:p>0.02610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909027777778">
                <text:p>0.02629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6087962963">
                <text:p>0.02647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612731481481">
                <text:p>0.02666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64583333333">
                <text:p>0.02684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316435185185">
                <text:p>0.02703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168287037037">
                <text:p>0.02721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20138888889">
                <text:p>0.02740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871990740741">
                <text:p>0.02758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23842592593">
                <text:p>0.02777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575694444444">
                <text:p>0.02795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27546296296">
                <text:p>0.02814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279398148148">
                <text:p>0.02832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3125">
                <text:p>0.02851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6983101851852">
                <text:p>0.02869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834953703704">
                <text:p>0.02888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686805555556">
                <text:p>0.02906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538657407407">
                <text:p>0.02925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390509259259">
                <text:p>0.02943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242361111111">
                <text:p>0.02962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094212962963">
                <text:p>0.02980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46064814815">
                <text:p>0.02999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797916666667">
                <text:p>0.03017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649768518519">
                <text:p>0.030364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50162037037">
                <text:p>0.03055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353472222222">
                <text:p>0.03073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205324074074">
                <text:p>0.03092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57175925926">
                <text:p>0.03110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909027777778">
                <text:p>0.03129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6087962963">
                <text:p>0.03147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612731481481">
                <text:p>0.03166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464583333333">
                <text:p>0.03184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316435185185">
                <text:p>0.03203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168287037037">
                <text:p>0.03221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4020138888889">
                <text:p>0.03240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871990740741">
                <text:p>0.03258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723842592593">
                <text:p>0.03277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9575694444444">
                <text:p>0.03295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427546296296">
                <text:p>0.03314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3279398148148">
                <text:p>0.03332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513125">
                <text:p>0.03351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6983101851852">
                <text:p>0.03369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8834953703704">
                <text:p>0.03388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0686805555556">
                <text:p>0.03406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2538657407407">
                <text:p>0.03425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390509259259">
                <text:p>0.03443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6242361111111">
                <text:p>0.03462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8094212962963">
                <text:p>0.03480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9946064814815">
                <text:p>0.03499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797916666667">
                <text:p>0.03517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649768518519">
                <text:p>0.03536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50162037037">
                <text:p>0.03555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53472222222">
                <text:p>0.03573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205324074074">
                <text:p>0.03592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1057175925926">
                <text:p>0.03610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909027777778">
                <text:p>0.03629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476087962963">
                <text:p>0.03647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612731481481">
                <text:p>0.036661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464583333333">
                <text:p>0.03684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316435185185">
                <text:p>0.03703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168287037037">
                <text:p>0.03721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4020138888889">
                <text:p>0.03740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871990740741">
                <text:p>0.03758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723842592593">
                <text:p>0.03777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575694444444">
                <text:p>0.03795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1427546296296">
                <text:p>0.03814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279398148148">
                <text:p>0.03832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13125">
                <text:p>0.03851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6983101851852">
                <text:p>0.03869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834953703704">
                <text:p>0.03888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686805555556">
                <text:p>0.03906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538657407407">
                <text:p>0.03925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390509259259">
                <text:p>0.03943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242361111111">
                <text:p>0.03962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8094212962963">
                <text:p>0.03980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946064814815">
                <text:p>0.03999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1797916666667">
                <text:p>0.04017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3649768518519">
                <text:p>0.04036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50162037037">
                <text:p>0.04055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7353472222222">
                <text:p>0.04073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9205324074074">
                <text:p>0.04092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1057175925926">
                <text:p>0.04110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2909027777778">
                <text:p>0.04129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476087962963">
                <text:p>0.04147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6612731481482">
                <text:p>0.041661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464583333333">
                <text:p>0.04184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0316435185185">
                <text:p>0.04203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2168287037037">
                <text:p>0.04221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4020138888889">
                <text:p>0.04240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5871990740741">
                <text:p>0.04258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723842592593">
                <text:p>0.04277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9575694444444">
                <text:p>0.04295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1427546296296">
                <text:p>0.04314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3279398148148">
                <text:p>0.043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13125">
                <text:p>0.04351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6983101851852">
                <text:p>0.04369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8834953703704">
                <text:p>0.04388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0686805555556">
                <text:p>0.044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538657407407">
                <text:p>0.04425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390509259259">
                <text:p>0.04443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242361111111">
                <text:p>0.04462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8094212962963">
                <text:p>0.04480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9946064814815">
                <text:p>0.04499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797916666667">
                <text:p>0.04517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649768518519">
                <text:p>0.04536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50162037037">
                <text:p>0.04555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353472222222">
                <text:p>0.04573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205324074074">
                <text:p>0.045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57175925926">
                <text:p>0.04610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909027777778">
                <text:p>0.04629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6087962963">
                <text:p>0.04647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612731481481">
                <text:p>0.04666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64583333333">
                <text:p>0.04684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316435185185">
                <text:p>0.04703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2168287037037">
                <text:p>0.04721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20138888889">
                <text:p>0.04740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71990740741">
                <text:p>0.04758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23842592593">
                <text:p>0.04777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575694444444">
                <text:p>0.04795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27546296296">
                <text:p>0.04814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79398148148">
                <text:p>0.048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3125">
                <text:p>0.04851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6983101851852">
                <text:p>0.04869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34953703704">
                <text:p>0.04888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686805555556">
                <text:p>0.049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38657407407">
                <text:p>0.04925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390509259259">
                <text:p>0.04943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42361111111">
                <text:p>0.04962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094212962963">
                <text:p>0.04980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46064814815">
                <text:p>0.04999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797916666667">
                <text:p>0.05017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49768518519">
                <text:p>0.05036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50162037037">
                <text:p>0.05055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53472222222">
                <text:p>0.05073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205324074074">
                <text:p>0.050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57175925926">
                <text:p>0.05110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909027777778">
                <text:p>0.05129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6087962963">
                <text:p>0.05147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612731481481">
                <text:p>0.05166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64583333333">
                <text:p>0.05184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316435185185">
                <text:p>0.05203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168287037037">
                <text:p>0.05221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20138888889">
                <text:p>0.05240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871990740741">
                <text:p>0.05258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23842592593">
                <text:p>0.05277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575694444444">
                <text:p>0.05295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27546296296">
                <text:p>0.05314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279398148148">
                <text:p>0.053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3125">
                <text:p>0.05351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6983101851852">
                <text:p>0.05369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34953703704">
                <text:p>0.05388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686805555556">
                <text:p>0.054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38657407407">
                <text:p>0.05425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390509259259">
                <text:p>0.05443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42361111111">
                <text:p>0.05462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094212962963">
                <text:p>0.05480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46064814815">
                <text:p>0.05499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797916666667">
                <text:p>0.05517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49768518519">
                <text:p>0.05536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50162037037">
                <text:p>0.05555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53472222222">
                <text:p>0.05573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205324074074">
                <text:p>0.055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57175925926">
                <text:p>0.05610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09027777778">
                <text:p>0.05629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6087962963">
                <text:p>0.05647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12731481481">
                <text:p>0.05666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64583333333">
                <text:p>0.05684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316435185185">
                <text:p>0.05703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168287037037">
                <text:p>0.05721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20138888889">
                <text:p>0.05740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871990740741">
                <text:p>0.05758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23842592593">
                <text:p>0.05777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575694444444">
                <text:p>0.05795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27546296296">
                <text:p>0.05814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279398148148">
                <text:p>0.058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3125">
                <text:p>0.05851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6983101851852">
                <text:p>0.05869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34953703704">
                <text:p>0.05888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686805555556">
                <text:p>0.059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538657407407">
                <text:p>0.05925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390509259259">
                <text:p>0.05943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42361111111">
                <text:p>0.05962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094212962963">
                <text:p>0.05980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46064814815">
                <text:p>0.05999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797916666667">
                <text:p>0.06017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49768518519">
                <text:p>0.06036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50162037037">
                <text:p>0.06055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53472222222">
                <text:p>0.06073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205324074074">
                <text:p>0.060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57175925926">
                <text:p>0.06110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909027777778">
                <text:p>0.06129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6087962963">
                <text:p>0.06147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612731481481">
                <text:p>0.06166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64583333333">
                <text:p>0.06184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316435185185">
                <text:p>0.06203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168287037037">
                <text:p>0.06221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4020138888889">
                <text:p>0.06240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871990740741">
                <text:p>0.06258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23842592593">
                <text:p>0.06277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575694444444">
                <text:p>0.06295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427546296296">
                <text:p>0.06314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279398148148">
                <text:p>0.063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3125">
                <text:p>0.06351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6983101851852">
                <text:p>0.06369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834953703704">
                <text:p>0.06388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686805555556">
                <text:p>0.064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538657407407">
                <text:p>0.06425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390509259259">
                <text:p>0.06443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242361111111">
                <text:p>0.06462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094212962963">
                <text:p>0.06480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46064814815">
                <text:p>0.06499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797916666667">
                <text:p>0.06517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649768518518">
                <text:p>0.065364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50162037037">
                <text:p>0.06555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53472222222">
                <text:p>0.06573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205324074074">
                <text:p>0.065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1057175925926">
                <text:p>0.06610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909027777778">
                <text:p>0.06629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76087962963">
                <text:p>0.06647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612731481481">
                <text:p>0.06666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464583333333">
                <text:p>0.06684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316435185185">
                <text:p>0.06703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168287037037">
                <text:p>0.06721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4020138888889">
                <text:p>0.06740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871990740741">
                <text:p>0.06758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723842592593">
                <text:p>0.06777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575694444444">
                <text:p>0.06795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427546296296">
                <text:p>0.06814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279398148148">
                <text:p>0.068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13125">
                <text:p>0.06851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983101851852">
                <text:p>0.06869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834953703704">
                <text:p>0.06888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686805555556">
                <text:p>0.069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538657407407">
                <text:p>0.06925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390509259259">
                <text:p>0.06943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242361111111">
                <text:p>0.06962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8094212962963">
                <text:p>0.06980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946064814815">
                <text:p>0.06999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797916666667">
                <text:p>0.07017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649768518519">
                <text:p>0.07036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50162037037">
                <text:p>0.07055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353472222222">
                <text:p>0.07073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205324074074">
                <text:p>0.070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1057175925926">
                <text:p>0.07110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909027777778">
                <text:p>0.07129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76087962963">
                <text:p>0.07147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612731481481">
                <text:p>0.07166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464583333333">
                <text:p>0.07184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316435185185">
                <text:p>0.07203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168287037037">
                <text:p>0.07221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4020138888889">
                <text:p>0.07240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871990740741">
                <text:p>0.07258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723842592592">
                <text:p>0.0727723842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575694444444">
                <text:p>0.07295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427546296296">
                <text:p>0.07314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279398148148">
                <text:p>0.073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13125">
                <text:p>0.073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6983101851852">
                <text:p>0.07369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834953703704">
                <text:p>0.07388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686805555556">
                <text:p>0.074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538657407407">
                <text:p>0.07425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390509259259">
                <text:p>0.07443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242361111111">
                <text:p>0.07462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094212962963">
                <text:p>0.07480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946064814815">
                <text:p>0.07499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797916666667">
                <text:p>0.07517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49768518519">
                <text:p>0.075364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50162037037">
                <text:p>0.07555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53472222222">
                <text:p>0.075735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9205324074074">
                <text:p>0.075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1057175925926">
                <text:p>0.07610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909027777778">
                <text:p>0.07629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76087962963">
                <text:p>0.07647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612731481481">
                <text:p>0.076661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464583333333">
                <text:p>0.07684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316435185185">
                <text:p>0.07703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168287037037">
                <text:p>0.077216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4020138888889">
                <text:p>0.077402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871990740741">
                <text:p>0.077587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723842592593">
                <text:p>0.077772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9575694444444">
                <text:p>0.07795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427546296296">
                <text:p>0.07814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279398148148">
                <text:p>0.078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13125">
                <text:p>0.078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6983101851852">
                <text:p>0.078698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8834953703704">
                <text:p>0.07888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686805555556">
                <text:p>0.07906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538657407407">
                <text:p>0.079253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4390509259259">
                <text:p>0.079439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242361111111">
                <text:p>0.079624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8094212962963">
                <text:p>0.079809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946064814815">
                <text:p>0.079994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1797916666667">
                <text:p>0.080179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3649768518518">
                <text:p>0.080364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50162037037">
                <text:p>0.080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353472222222">
                <text:p>0.08073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205324074074">
                <text:p>0.08092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1057175925926">
                <text:p>0.081105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909027777778">
                <text:p>0.081290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476087962963">
                <text:p>0.08147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6612731481481">
                <text:p>0.081661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464583333333">
                <text:p>0.081846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316435185185">
                <text:p>0.082031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168287037037">
                <text:p>0.082216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4020138888889">
                <text:p>0.082402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871990740741">
                <text:p>0.082587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7723842592593">
                <text:p>0.082772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9575694444444">
                <text:p>0.082957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427546296296">
                <text:p>0.083142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279398148148">
                <text:p>0.08332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13125">
                <text:p>0.083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6983101851852">
                <text:p>0.083698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834953703704">
                <text:p>0.083883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686805555556">
                <text:p>0.084068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2538657407407">
                <text:p>0.084253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390509259259">
                <text:p>0.084439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242361111111">
                <text:p>0.084624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8094212962963">
                <text:p>0.084809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9946064814815">
                <text:p>0.084994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797916666667">
                <text:p>0.085179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3649768518518">
                <text:p>0.08536497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550162037037">
                <text:p>0.085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353472222222">
                <text:p>0.085735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9205324074074">
                <text:p>0.085920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1057175925926">
                <text:p>0.086105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909027777778">
                <text:p>0.086290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760879629629">
                <text:p>0.086476087962962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612731481481">
                <text:p>0.086661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464583333333">
                <text:p>0.086846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316435185185">
                <text:p>0.08703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2168287037037">
                <text:p>0.087216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4020138888889">
                <text:p>0.087402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871990740741">
                <text:p>0.087587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723842592593">
                <text:p>0.087772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575694444444">
                <text:p>0.087957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427546296296">
                <text:p>0.088142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279398148148">
                <text:p>0.088327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513125">
                <text:p>0.088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983101851852">
                <text:p>0.088698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834953703704">
                <text:p>0.088883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686805555556">
                <text:p>0.089068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538657407407">
                <text:p>0.089253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390509259259">
                <text:p>0.089439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242361111111">
                <text:p>0.089624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8094212962963">
                <text:p>0.089809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946064814815">
                <text:p>0.089994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797916666667">
                <text:p>0.090179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649768518519">
                <text:p>0.090364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50162037037">
                <text:p>0.090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353472222222">
                <text:p>0.090735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205324074074">
                <text:p>0.090920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1057175925926">
                <text:p>0.091105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909027777778">
                <text:p>0.091290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760879629629">
                <text:p>0.091476087962962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612731481482">
                <text:p>0.09166127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464583333333">
                <text:p>0.091846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316435185185">
                <text:p>0.092031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168287037037">
                <text:p>0.092216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4020138888889">
                <text:p>0.092402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871990740741">
                <text:p>0.092587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723842592592">
                <text:p>0.0927723842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575694444444">
                <text:p>0.092957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427546296296">
                <text:p>0.093142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279398148148">
                <text:p>0.093327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13125">
                <text:p>0.093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6983101851852">
                <text:p>0.093698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834953703704">
                <text:p>0.093883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686805555555">
                <text:p>0.094068680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538657407407">
                <text:p>0.094253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390509259259">
                <text:p>0.094439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242361111111">
                <text:p>0.094624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8094212962963">
                <text:p>0.094809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946064814815">
                <text:p>0.094994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797916666667">
                <text:p>0.095179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649768518518">
                <text:p>0.09536497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50162037037">
                <text:p>0.095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353472222222">
                <text:p>0.095735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205324074074">
                <text:p>0.095920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1057175925926">
                <text:p>0.096105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909027777778">
                <text:p>0.096290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76087962963">
                <text:p>0.09647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612731481481">
                <text:p>0.096661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464583333333">
                <text:p>0.096846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316435185185">
                <text:p>0.097031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168287037037">
                <text:p>0.097216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4020138888889">
                <text:p>0.097402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871990740741">
                <text:p>0.097587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723842592593">
                <text:p>0.097772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575694444444">
                <text:p>0.097957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427546296296">
                <text:p>0.098142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279398148148">
                <text:p>0.098327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13125">
                <text:p>0.098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983101851852">
                <text:p>0.098698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834953703704">
                <text:p>0.098883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686805555555">
                <text:p>0.099068680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538657407408">
                <text:p>0.0992538657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390509259259">
                <text:p>0.099439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242361111111">
                <text:p>0.099624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8094212962963">
                <text:p>0.099809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946064814815">
                <text:p>0.099994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79791666667">
                <text:p>0.10017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64976851852">
                <text:p>0.10036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50162037037">
                <text:p>0.100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35347222222">
                <text:p>0.10073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20532407407">
                <text:p>0.10092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105717592593">
                <text:p>0.10110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90902777778">
                <text:p>0.10129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76087962963">
                <text:p>0.10147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61273148148">
                <text:p>0.10166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46458333333">
                <text:p>0.10184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31643518519">
                <text:p>0.10203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216828703704">
                <text:p>0.10221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402013888889">
                <text:p>0.10240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87199074074">
                <text:p>0.10258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72384259259">
                <text:p>0.10277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57569444444">
                <text:p>0.10295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4275462963">
                <text:p>0.10314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27939814815">
                <text:p>0.10332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513125">
                <text:p>0.103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98310185185">
                <text:p>0.10369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8349537037">
                <text:p>0.10388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68680555556">
                <text:p>0.10406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53865740741">
                <text:p>0.10425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39050925926">
                <text:p>0.10443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624236111111">
                <text:p>0.10462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809421296296">
                <text:p>0.10480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94606481481">
                <text:p>0.10499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79791666667">
                <text:p>0.10517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64976851852">
                <text:p>0.10536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50162037037">
                <text:p>0.105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35347222222">
                <text:p>0.10573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20532407407">
                <text:p>0.10592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105717592593">
                <text:p>0.10610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90902777778">
                <text:p>0.10629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76087962963">
                <text:p>0.10647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61273148148">
                <text:p>0.10666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46458333333">
                <text:p>0.10684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31643518519">
                <text:p>0.10703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16828703704">
                <text:p>0.10721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402013888889">
                <text:p>0.10740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87199074074">
                <text:p>0.10758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72384259259">
                <text:p>0.10777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57569444444">
                <text:p>0.10795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4275462963">
                <text:p>0.10814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27939814815">
                <text:p>0.10832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513125">
                <text:p>0.108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98310185185">
                <text:p>0.10869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88349537037">
                <text:p>0.10888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68680555556">
                <text:p>0.10906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53865740741">
                <text:p>0.10925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39050925926">
                <text:p>0.10943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24236111111">
                <text:p>0.10962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809421296296">
                <text:p>0.10980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94606481481">
                <text:p>0.10999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79791666667">
                <text:p>0.11017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64976851852">
                <text:p>0.11036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50162037037">
                <text:p>0.110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35347222222">
                <text:p>0.11073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20532407407">
                <text:p>0.11092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105717592593">
                <text:p>0.11110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90902777778">
                <text:p>0.11129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76087962963">
                <text:p>0.11147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61273148148">
                <text:p>0.11166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46458333333">
                <text:p>0.11184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31643518519">
                <text:p>0.11203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216828703704">
                <text:p>0.11221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402013888889">
                <text:p>0.11240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87199074074">
                <text:p>0.11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72384259259">
                <text:p>0.11277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957569444444">
                <text:p>0.11295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14275462963">
                <text:p>0.11314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27939814815">
                <text:p>0.11332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513125">
                <text:p>0.113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98310185185">
                <text:p>0.11369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8349537037">
                <text:p>0.11388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68680555556">
                <text:p>0.11406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253865740741">
                <text:p>0.11425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39050925926">
                <text:p>0.11443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24236111111">
                <text:p>0.11462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809421296296">
                <text:p>0.11480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94606481481">
                <text:p>0.11499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79791666667">
                <text:p>0.11517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64976851852">
                <text:p>0.11536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50162037037">
                <text:p>0.115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35347222222">
                <text:p>0.11573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20532407407">
                <text:p>0.11592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105717592593">
                <text:p>0.11610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90902777778">
                <text:p>0.11629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76087962963">
                <text:p>0.11647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661273148148">
                <text:p>0.11666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46458333333">
                <text:p>0.11684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31643518519">
                <text:p>0.11703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216828703704">
                <text:p>0.11721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402013888889">
                <text:p>0.11740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587199074074">
                <text:p>0.11758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72384259259">
                <text:p>0.11777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57569444444">
                <text:p>0.11795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14275462963">
                <text:p>0.11814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27939814815">
                <text:p>0.11832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13125">
                <text:p>0.118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98310185185">
                <text:p>0.11869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8349537037">
                <text:p>0.11888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68680555556">
                <text:p>0.11906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53865740741">
                <text:p>0.11925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39050925926">
                <text:p>0.11943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24236111111">
                <text:p>0.11962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809421296296">
                <text:p>0.11980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994606481481">
                <text:p>0.11999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79791666667">
                <text:p>0.12017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64976851852">
                <text:p>0.12036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50162037037">
                <text:p>0.120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35347222222">
                <text:p>0.12073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920532407407">
                <text:p>0.12092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105717592593">
                <text:p>0.12110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90902777778">
                <text:p>0.12129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76087962963">
                <text:p>0.12147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61273148148">
                <text:p>0.12166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46458333333">
                <text:p>0.12184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31643518519">
                <text:p>0.12203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216828703704">
                <text:p>0.12221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402013888889">
                <text:p>0.12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87199074074">
                <text:p>0.12258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772384259259">
                <text:p>0.12277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57569444444">
                <text:p>0.12295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4275462963">
                <text:p>0.12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27939814815">
                <text:p>0.12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13125">
                <text:p>0.123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698310185185">
                <text:p>0.12369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8349537037">
                <text:p>0.12388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68680555556">
                <text:p>0.12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53865740741">
                <text:p>0.12425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39050925926">
                <text:p>0.12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24236111111">
                <text:p>0.12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09421296296">
                <text:p>0.12480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94606481481">
                <text:p>0.12499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79791666667">
                <text:p>0.12517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64976851852">
                <text:p>0.12536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50162037037">
                <text:p>0.12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35347222222">
                <text:p>0.12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20532407407">
                <text:p>0.12592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105717592593">
                <text:p>0.12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90902777778">
                <text:p>0.126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76087962963">
                <text:p>0.12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61273148148">
                <text:p>0.12666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46458333333">
                <text:p>0.12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31643518519">
                <text:p>0.12703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216828703704">
                <text:p>0.12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402013888889">
                <text:p>0.12740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87199074074">
                <text:p>0.12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72384259259">
                <text:p>0.12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57569444444">
                <text:p>0.12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4275462963">
                <text:p>0.12814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27939814815">
                <text:p>0.12832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513125">
                <text:p>0.128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98310185185">
                <text:p>0.12869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8349537037">
                <text:p>0.12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68680555556">
                <text:p>0.12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53865740741">
                <text:p>0.12925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439050925926">
                <text:p>0.12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24236111111">
                <text:p>0.12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09421296296">
                <text:p>0.12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94606481481">
                <text:p>0.12999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179791666667">
                <text:p>0.13017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364976851852">
                <text:p>0.13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50162037037">
                <text:p>0.13055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735347222222">
                <text:p>0.13073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20532407407">
                <text:p>0.13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105717592593">
                <text:p>0.13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90902777778">
                <text:p>0.13129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76087962963">
                <text:p>0.13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61273148148">
                <text:p>0.13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46458333333">
                <text:p>0.13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31643518519">
                <text:p>0.132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16828703704">
                <text:p>0.13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402013888889">
                <text:p>0.13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87199074074">
                <text:p>0.13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72384259259">
                <text:p>0.13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57569444444">
                <text:p>0.13295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14275462963">
                <text:p>0.13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27939814815">
                <text:p>0.13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13125">
                <text:p>0.133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698310185185">
                <text:p>0.13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8349537037">
                <text:p>0.13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68680555556">
                <text:p>0.13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53865740741">
                <text:p>0.134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39050925926">
                <text:p>0.13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24236111111">
                <text:p>0.13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9421296296">
                <text:p>0.13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94606481481">
                <text:p>0.13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9791666667">
                <text:p>0.13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64976851852">
                <text:p>0.13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50162037037">
                <text:p>0.13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35347222222">
                <text:p>0.13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20532407407">
                <text:p>0.135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105717592593">
                <text:p>0.13610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290902777778">
                <text:p>0.13629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476087962963">
                <text:p>0.13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61273148148">
                <text:p>0.13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46458333333">
                <text:p>0.13684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031643518519">
                <text:p>0.137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16828703704">
                <text:p>0.13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402013888889">
                <text:p>0.137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87199074074">
                <text:p>0.13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72384259259">
                <text:p>0.13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57569444444">
                <text:p>0.13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4275462963">
                <text:p>0.13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27939814815">
                <text:p>0.13832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513125">
                <text:p>0.13851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698310185185">
                <text:p>0.138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8349537037">
                <text:p>0.13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68680555556">
                <text:p>0.13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53865740741">
                <text:p>0.13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39050925926">
                <text:p>0.13943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624236111111">
                <text:p>0.13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9421296296">
                <text:p>0.13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94606481481">
                <text:p>0.13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9791666667">
                <text:p>0.14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64976851852">
                <text:p>0.14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50162037037">
                <text:p>0.140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35347222222">
                <text:p>0.140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20532407407">
                <text:p>0.14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105717592593">
                <text:p>0.14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90902777778">
                <text:p>0.14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76087962963">
                <text:p>0.14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61273148148">
                <text:p>0.14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46458333333">
                <text:p>0.14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31643518519">
                <text:p>0.142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16828703704">
                <text:p>0.14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402013888889">
                <text:p>0.14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87199074074">
                <text:p>0.14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72384259259">
                <text:p>0.14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57569444444">
                <text:p>0.142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4275462963">
                <text:p>0.14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27939814815">
                <text:p>0.14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13125">
                <text:p>0.143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98310185185">
                <text:p>0.14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8349537037">
                <text:p>0.14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68680555556">
                <text:p>0.14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53865740741">
                <text:p>0.144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39050925926">
                <text:p>0.14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24236111111">
                <text:p>0.14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9421296296">
                <text:p>0.14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94606481481">
                <text:p>0.14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9791666667">
                <text:p>0.14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64976851852">
                <text:p>0.14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50162037037">
                <text:p>0.14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35347222222">
                <text:p>0.14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20532407407">
                <text:p>0.145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105717592593">
                <text:p>0.14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90902777778">
                <text:p>0.146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76087962963">
                <text:p>0.14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61273148148">
                <text:p>0.14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46458333333">
                <text:p>0.14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31643518519">
                <text:p>0.147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16828703704">
                <text:p>0.14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402013888889">
                <text:p>0.147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87199074074">
                <text:p>0.14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72384259259">
                <text:p>0.14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57569444444">
                <text:p>0.14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4275462963">
                <text:p>0.14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27939814815">
                <text:p>0.148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13125">
                <text:p>0.148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98310185185">
                <text:p>0.148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8349537037">
                <text:p>0.14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68680555556">
                <text:p>0.14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53865740741">
                <text:p>0.14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9050925926">
                <text:p>0.14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24236111111">
                <text:p>0.14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09421296296">
                <text:p>0.14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94606481481">
                <text:p>0.14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79791666667">
                <text:p>0.15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64976851852">
                <text:p>0.15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50162037037">
                <text:p>0.150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35347222222">
                <text:p>0.150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20532407407">
                <text:p>0.15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105717592593">
                <text:p>0.15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90902777778">
                <text:p>0.15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76087962963">
                <text:p>0.15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61273148148">
                <text:p>0.15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46458333333">
                <text:p>0.15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31643518519">
                <text:p>0.152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16828703704">
                <text:p>0.15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402013888889">
                <text:p>0.15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87199074074">
                <text:p>0.15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72384259259">
                <text:p>0.15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57569444444">
                <text:p>0.152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4275462963">
                <text:p>0.15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27939814815">
                <text:p>0.15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13125">
                <text:p>0.153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98310185185">
                <text:p>0.15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8349537037">
                <text:p>0.15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68680555556">
                <text:p>0.15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53865740741">
                <text:p>0.154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39050925926">
                <text:p>0.15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24236111111">
                <text:p>0.15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809421296296">
                <text:p>0.15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94606481481">
                <text:p>0.15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79791666667">
                <text:p>0.15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64976851852">
                <text:p>0.15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50162037037">
                <text:p>0.15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35347222222">
                <text:p>0.15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20532407407">
                <text:p>0.155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105717592593">
                <text:p>0.15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90902777778">
                <text:p>0.156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76087962963">
                <text:p>0.15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61273148148">
                <text:p>0.15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46458333333">
                <text:p>0.15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31643518519">
                <text:p>0.157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16828703704">
                <text:p>0.15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402013888889">
                <text:p>0.157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87199074074">
                <text:p>0.15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72384259259">
                <text:p>0.15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57569444444">
                <text:p>0.15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4275462963">
                <text:p>0.15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27939814815">
                <text:p>0.158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13125">
                <text:p>0.158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98310185185">
                <text:p>0.158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8349537037">
                <text:p>0.15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68680555556">
                <text:p>0.15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53865740741">
                <text:p>0.15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39050925926">
                <text:p>0.15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24236111111">
                <text:p>0.15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809421296296">
                <text:p>0.15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94606481481">
                <text:p>0.15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9791666667">
                <text:p>0.16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64976851852">
                <text:p>0.16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50162037037">
                <text:p>0.160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35347222222">
                <text:p>0.160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20532407407">
                <text:p>0.16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105717592593">
                <text:p>0.16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90902777778">
                <text:p>0.16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76087962963">
                <text:p>0.16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61273148148">
                <text:p>0.16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46458333333">
                <text:p>0.16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31643518519">
                <text:p>0.162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16828703704">
                <text:p>0.16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402013888889">
                <text:p>0.16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87199074074">
                <text:p>0.16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72384259259">
                <text:p>0.16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57569444444">
                <text:p>0.162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4275462963">
                <text:p>0.16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27939814815">
                <text:p>0.16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13125">
                <text:p>0.163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98310185185">
                <text:p>0.16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8349537037">
                <text:p>0.16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68680555556">
                <text:p>0.16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53865740741">
                <text:p>0.164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39050925926">
                <text:p>0.16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24236111111">
                <text:p>0.16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809421296296">
                <text:p>0.16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94606481481">
                <text:p>0.16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9791666667">
                <text:p>0.16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64976851852">
                <text:p>0.16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50162037037">
                <text:p>0.16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35347222222">
                <text:p>0.16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20532407407">
                <text:p>0.165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105717592593">
                <text:p>0.16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90902777778">
                <text:p>0.166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76087962963">
                <text:p>0.16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61273148148">
                <text:p>0.16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46458333333">
                <text:p>0.16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31643518519">
                <text:p>0.167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16828703704">
                <text:p>0.16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402013888889">
                <text:p>0.167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87199074074">
                <text:p>0.16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72384259259">
                <text:p>0.16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57569444444">
                <text:p>0.16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4275462963">
                <text:p>0.16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27939814815">
                <text:p>0.168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13125">
                <text:p>0.168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98310185185">
                <text:p>0.168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8349537037">
                <text:p>0.16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68680555556">
                <text:p>0.16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53865740741">
                <text:p>0.16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39050925926">
                <text:p>0.16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24236111111">
                <text:p>0.16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809421296296">
                <text:p>0.16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94606481481">
                <text:p>0.16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9791666667">
                <text:p>0.17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64976851852">
                <text:p>0.17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50162037037">
                <text:p>0.170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35347222222">
                <text:p>0.170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20532407407">
                <text:p>0.17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105717592593">
                <text:p>0.17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90902777778">
                <text:p>0.17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76087962963">
                <text:p>0.17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61273148148">
                <text:p>0.17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46458333333">
                <text:p>0.17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31643518519">
                <text:p>0.172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16828703704">
                <text:p>0.17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402013888889">
                <text:p>0.17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87199074074">
                <text:p>0.17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72384259259">
                <text:p>0.17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57569444444">
                <text:p>0.172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4275462963">
                <text:p>0.17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27939814815">
                <text:p>0.17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13125">
                <text:p>0.173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98310185185">
                <text:p>0.17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8349537037">
                <text:p>0.17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68680555556">
                <text:p>0.17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53865740741">
                <text:p>0.174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39050925926">
                <text:p>0.17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24236111111">
                <text:p>0.17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09421296296">
                <text:p>0.17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94606481481">
                <text:p>0.17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9791666667">
                <text:p>0.17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64976851852">
                <text:p>0.17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50162037037">
                <text:p>0.17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35347222222">
                <text:p>0.17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20532407407">
                <text:p>0.175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105717592593">
                <text:p>0.17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90902777778">
                <text:p>0.176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76087962963">
                <text:p>0.17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61273148148">
                <text:p>0.17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46458333333">
                <text:p>0.17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31643518519">
                <text:p>0.177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16828703704">
                <text:p>0.17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402013888889">
                <text:p>0.177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87199074074">
                <text:p>0.17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72384259259">
                <text:p>0.17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57569444444">
                <text:p>0.17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4275462963">
                <text:p>0.17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27939814815">
                <text:p>0.178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13125">
                <text:p>0.178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98310185185">
                <text:p>0.178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8349537037">
                <text:p>0.17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68680555556">
                <text:p>0.17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53865740741">
                <text:p>0.17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39050925926">
                <text:p>0.17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24236111111">
                <text:p>0.17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809421296296">
                <text:p>0.17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94606481481">
                <text:p>0.17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9791666667">
                <text:p>0.18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64976851852">
                <text:p>0.18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50162037037">
                <text:p>0.180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35347222222">
                <text:p>0.180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20532407407">
                <text:p>0.18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105717592593">
                <text:p>0.18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90902777778">
                <text:p>0.18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76087962963">
                <text:p>0.18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61273148148">
                <text:p>0.18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46458333333">
                <text:p>0.18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31643518519">
                <text:p>0.182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16828703704">
                <text:p>0.18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402013888889">
                <text:p>0.18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87199074074">
                <text:p>0.18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72384259259">
                <text:p>0.18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57569444444">
                <text:p>0.182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4275462963">
                <text:p>0.18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27939814815">
                <text:p>0.18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13125">
                <text:p>0.183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98310185185">
                <text:p>0.18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8349537037">
                <text:p>0.18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68680555556">
                <text:p>0.18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53865740741">
                <text:p>0.184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39050925926">
                <text:p>0.18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24236111111">
                <text:p>0.18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809421296296">
                <text:p>0.18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94606481481">
                <text:p>0.18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9791666667">
                <text:p>0.18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64976851852">
                <text:p>0.18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50162037037">
                <text:p>0.18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35347222222">
                <text:p>0.18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20532407407">
                <text:p>0.185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105717592593">
                <text:p>0.18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90902777778">
                <text:p>0.186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76087962963">
                <text:p>0.18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61273148148">
                <text:p>0.18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46458333333">
                <text:p>0.18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31643518518">
                <text:p>0.18703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16828703704">
                <text:p>0.18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402013888889">
                <text:p>0.187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87199074074">
                <text:p>0.18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72384259259">
                <text:p>0.18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57569444444">
                <text:p>0.18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4275462963">
                <text:p>0.18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27939814815">
                <text:p>0.188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13125">
                <text:p>0.188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98310185185">
                <text:p>0.188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8349537037">
                <text:p>0.18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68680555556">
                <text:p>0.18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53865740741">
                <text:p>0.18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39050925926">
                <text:p>0.18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24236111111">
                <text:p>0.18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809421296296">
                <text:p>0.18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94606481481">
                <text:p>0.18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9791666667">
                <text:p>0.19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64976851852">
                <text:p>0.19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50162037037">
                <text:p>0.190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35347222222">
                <text:p>0.190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20532407407">
                <text:p>0.19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105717592593">
                <text:p>0.19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90902777778">
                <text:p>0.19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76087962963">
                <text:p>0.19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61273148148">
                <text:p>0.19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46458333333">
                <text:p>0.19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31643518518">
                <text:p>0.19203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16828703704">
                <text:p>0.19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402013888889">
                <text:p>0.19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87199074074">
                <text:p>0.19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72384259259">
                <text:p>0.19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7569444444">
                <text:p>0.192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4275462963">
                <text:p>0.19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7939814815">
                <text:p>0.19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13125">
                <text:p>0.193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98310185185">
                <text:p>0.19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8349537037">
                <text:p>0.19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68680555556">
                <text:p>0.194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53865740741">
                <text:p>0.194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39050925926">
                <text:p>0.19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24236111111">
                <text:p>0.19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809421296296">
                <text:p>0.19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94606481481">
                <text:p>0.19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9791666667">
                <text:p>0.19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64976851852">
                <text:p>0.19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50162037037">
                <text:p>0.19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35347222222">
                <text:p>0.195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20532407407">
                <text:p>0.195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105717592593">
                <text:p>0.19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90902777778">
                <text:p>0.196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76087962963">
                <text:p>0.19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61273148148">
                <text:p>0.19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46458333333">
                <text:p>0.19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31643518518">
                <text:p>0.19703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16828703704">
                <text:p>0.19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402013888889">
                <text:p>0.197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87199074074">
                <text:p>0.19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72384259259">
                <text:p>0.19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57569444444">
                <text:p>0.197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4275462963">
                <text:p>0.19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27939814815">
                <text:p>0.198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13125">
                <text:p>0.198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98310185185">
                <text:p>0.198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8349537037">
                <text:p>0.19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68680555556">
                <text:p>0.19906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53865740741">
                <text:p>0.19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39050925926">
                <text:p>0.19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24236111111">
                <text:p>0.19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809421296296">
                <text:p>0.19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94606481481">
                <text:p>0.19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79791666667">
                <text:p>0.20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64976851852">
                <text:p>0.200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50162037037">
                <text:p>0.200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35347222222">
                <text:p>0.20073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20532407407">
                <text:p>0.20092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105717592593">
                <text:p>0.201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90902777778">
                <text:p>0.20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76087962963">
                <text:p>0.201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61273148148">
                <text:p>0.201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46458333333">
                <text:p>0.201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31643518518">
                <text:p>0.20203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16828703704">
                <text:p>0.20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402013888889">
                <text:p>0.20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87199074074">
                <text:p>0.20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72384259259">
                <text:p>0.202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57569444444">
                <text:p>0.20295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4275462963">
                <text:p>0.203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27939814815">
                <text:p>0.203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13125">
                <text:p>0.20351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98310185185">
                <text:p>0.20369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8349537037">
                <text:p>0.203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68680555556">
                <text:p>0.204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53865740741">
                <text:p>0.20425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39050925926">
                <text:p>0.204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24236111111">
                <text:p>0.204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809421296296">
                <text:p>0.204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94606481481">
                <text:p>0.204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79791666667">
                <text:p>0.205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64976851852">
                <text:p>0.20536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50162037037">
                <text:p>0.20555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35347222222">
                <text:p>0.205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20532407407">
                <text:p>0.205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105717592593">
                <text:p>0.20610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90902777778">
                <text:p>0.206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76087962963">
                <text:p>0.20647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61273148148">
                <text:p>0.20666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46458333333">
                <text:p>0.20684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31643518519">
                <text:p>0.20703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16828703704">
                <text:p>0.207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402013888889">
                <text:p>0.20740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87199074074">
                <text:p>0.207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72384259259">
                <text:p>0.20777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57569444444">
                <text:p>0.207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4275462963">
                <text:p>0.20814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27939814815">
                <text:p>0.20832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13125">
                <text:p>0.20851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98310185185">
                <text:p>0.208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8349537037">
                <text:p>0.20888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68680555556">
                <text:p>0.209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53865740741">
                <text:p>0.20925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39050925926">
                <text:p>0.20943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24236111111">
                <text:p>0.20962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809421296296">
                <text:p>0.20980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94606481481">
                <text:p>0.20999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79791666667">
                <text:p>0.21017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64976851852">
                <text:p>0.210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50162037037">
                <text:p>0.210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35347222222">
                <text:p>0.210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20532407407">
                <text:p>0.210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105717592593">
                <text:p>0.21110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90902777778">
                <text:p>0.21129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76087962963">
                <text:p>0.211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61273148148">
                <text:p>0.21166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46458333333">
                <text:p>0.21184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31643518518">
                <text:p>0.21203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16828703704">
                <text:p>0.21221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402013888889">
                <text:p>0.21240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87199074074">
                <text:p>0.21258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72384259259">
                <text:p>0.212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957569444444">
                <text:p>0.212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14275462963">
                <text:p>0.21314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27939814815">
                <text:p>0.21332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513125">
                <text:p>0.21351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98310185185">
                <text:p>0.213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88349537037">
                <text:p>0.21388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068680555556">
                <text:p>0.214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253865740741">
                <text:p>0.21425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439050925926">
                <text:p>0.21443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624236111111">
                <text:p>0.21462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809421296296">
                <text:p>0.21480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994606481481">
                <text:p>0.21499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79791666667">
                <text:p>0.21517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364976851852">
                <text:p>0.215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550162037037">
                <text:p>0.215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735347222222">
                <text:p>0.215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920532407407">
                <text:p>0.215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105717592593">
                <text:p>0.21610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290902777778">
                <text:p>0.216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476087962963">
                <text:p>0.216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661273148148">
                <text:p>0.21666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846458333333">
                <text:p>0.21684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031643518518">
                <text:p>0.21703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216828703704">
                <text:p>0.21721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402013888889">
                <text:p>0.21740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587199074074">
                <text:p>0.21758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772384259259">
                <text:p>0.217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957569444444">
                <text:p>0.217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14275462963">
                <text:p>0.21814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7939814815">
                <text:p>0.21832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513125">
                <text:p>0.21851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698310185185">
                <text:p>0.218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88349537037">
                <text:p>0.21888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068680555556">
                <text:p>0.219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253865740741">
                <text:p>0.21925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439050925926">
                <text:p>0.21943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624236111111">
                <text:p>0.21962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809421296296">
                <text:p>0.21980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994606481481">
                <text:p>0.21999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179791666667">
                <text:p>0.22017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364976851852">
                <text:p>0.220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550162037037">
                <text:p>0.220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735347222222">
                <text:p>0.220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920532407407">
                <text:p>0.220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105717592593">
                <text:p>0.22110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290902777778">
                <text:p>0.221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476087962963">
                <text:p>0.221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661273148148">
                <text:p>0.22166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846458333333">
                <text:p>0.22184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031643518518">
                <text:p>0.22203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216840277778">
                <text:p>0.222216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402013888889">
                <text:p>0.22240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587199074074">
                <text:p>0.22258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772384259259">
                <text:p>0.222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957569444444">
                <text:p>0.222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14275462963">
                <text:p>0.22314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327939814815">
                <text:p>0.22332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513125">
                <text:p>0.22351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698310185185">
                <text:p>0.223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88349537037">
                <text:p>0.22388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68680555556">
                <text:p>0.224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253865740741">
                <text:p>0.22425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439050925926">
                <text:p>0.22443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624236111111">
                <text:p>0.22462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809421296296">
                <text:p>0.22480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994606481481">
                <text:p>0.22499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179791666667">
                <text:p>0.22517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364976851852">
                <text:p>0.225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550162037037">
                <text:p>0.225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735347222222">
                <text:p>0.225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920532407407">
                <text:p>0.225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105717592593">
                <text:p>0.22610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290902777778">
                <text:p>0.226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476087962963">
                <text:p>0.226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661273148148">
                <text:p>0.22666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846458333333">
                <text:p>0.22684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031643518518">
                <text:p>0.22703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216828703704">
                <text:p>0.22721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402013888889">
                <text:p>0.22740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87199074074">
                <text:p>0.22758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772384259259">
                <text:p>0.227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957569444444">
                <text:p>0.227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14275462963">
                <text:p>0.22814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327939814815">
                <text:p>0.22832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513125">
                <text:p>0.22851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698310185185">
                <text:p>0.228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88349537037">
                <text:p>0.22888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068680555556">
                <text:p>0.229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253865740741">
                <text:p>0.22925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439050925926">
                <text:p>0.22943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24236111111">
                <text:p>0.22962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809421296296">
                <text:p>0.22980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994606481481">
                <text:p>0.22999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179791666667">
                <text:p>0.23017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364976851852">
                <text:p>0.230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550162037037">
                <text:p>0.230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35347222222">
                <text:p>0.230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20532407407">
                <text:p>0.230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105717592593">
                <text:p>0.23110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290902777778">
                <text:p>0.231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476087962963">
                <text:p>0.231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61273148148">
                <text:p>0.23166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846458333333">
                <text:p>0.23184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031643518518">
                <text:p>0.23203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216828703704">
                <text:p>0.23221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402013888889">
                <text:p>0.23240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587199074074">
                <text:p>0.23258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772384259259">
                <text:p>0.232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957569444444">
                <text:p>0.232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14275462963">
                <text:p>0.23314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327939814815">
                <text:p>0.23332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513125">
                <text:p>0.23351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698310185185">
                <text:p>0.233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88349537037">
                <text:p>0.23388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068680555556">
                <text:p>0.234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253865740741">
                <text:p>0.23425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439050925926">
                <text:p>0.23443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624236111111">
                <text:p>0.23462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809421296296">
                <text:p>0.23480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994606481481">
                <text:p>0.23499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179791666667">
                <text:p>0.23517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364976851852">
                <text:p>0.235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550162037037">
                <text:p>0.235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735347222222">
                <text:p>0.235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920532407407">
                <text:p>0.235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105717592593">
                <text:p>0.23610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290902777778">
                <text:p>0.236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476087962963">
                <text:p>0.236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661273148148">
                <text:p>0.23666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846458333333">
                <text:p>0.23684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031643518518">
                <text:p>0.23703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216828703704">
                <text:p>0.23721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402013888889">
                <text:p>0.23740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587199074074">
                <text:p>0.23758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772384259259">
                <text:p>0.237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957569444444">
                <text:p>0.237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14275462963">
                <text:p>0.23814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327939814815">
                <text:p>0.23832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513125">
                <text:p>0.23851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698310185185">
                <text:p>0.238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88349537037">
                <text:p>0.23888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068680555556">
                <text:p>0.23906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253865740741">
                <text:p>0.23925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439050925926">
                <text:p>0.23943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624236111111">
                <text:p>0.239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809421296296">
                <text:p>0.23980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994606481481">
                <text:p>0.23999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179791666667">
                <text:p>0.24017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364976851852">
                <text:p>0.240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550162037037">
                <text:p>0.240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735347222222">
                <text:p>0.24073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920532407407">
                <text:p>0.24092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105717592593">
                <text:p>0.24110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290902777778">
                <text:p>0.241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476087962963">
                <text:p>0.241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661273148148">
                <text:p>0.24166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846458333333">
                <text:p>0.24184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031643518518">
                <text:p>0.24203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216828703704">
                <text:p>0.24221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402013888889">
                <text:p>0.24240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587199074074">
                <text:p>0.242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772384259259">
                <text:p>0.242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57569444444">
                <text:p>0.24295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14275462963">
                <text:p>0.24314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327939814815">
                <text:p>0.243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513125">
                <text:p>0.243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698310185185">
                <text:p>0.24369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88349537037">
                <text:p>0.243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068680555556">
                <text:p>0.244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253865740741">
                <text:p>0.24425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439050925926">
                <text:p>0.24443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624236111111">
                <text:p>0.244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809421296296">
                <text:p>0.244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994606481481">
                <text:p>0.24499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179791666667">
                <text:p>0.24517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64976851852">
                <text:p>0.24536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550162037037">
                <text:p>0.245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735347222222">
                <text:p>0.24573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920532407407">
                <text:p>0.24592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105717592593">
                <text:p>0.24610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290902777778">
                <text:p>0.24629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476087962963">
                <text:p>0.24647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61273148148">
                <text:p>0.24666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46458333333">
                <text:p>0.24684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31643518518">
                <text:p>0.24703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216828703704">
                <text:p>0.24721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402013888889">
                <text:p>0.24740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587199074074">
                <text:p>0.247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772384259259">
                <text:p>0.24777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957569444444">
                <text:p>0.24795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14275462963">
                <text:p>0.24814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27939814815">
                <text:p>0.248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513125">
                <text:p>0.248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698310185185">
                <text:p>0.24869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8349537037">
                <text:p>0.248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068680555556">
                <text:p>0.249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253865740741">
                <text:p>0.24925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439050925926">
                <text:p>0.24943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624236111111">
                <text:p>0.249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809421296296">
                <text:p>0.249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994606481481">
                <text:p>0.24999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179791666667">
                <text:p>0.25017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364976851852">
                <text:p>0.25036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550162037037">
                <text:p>0.25055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735347222222">
                <text:p>0.25073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920532407407">
                <text:p>0.25092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105717592593">
                <text:p>0.25110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290902777778">
                <text:p>0.25129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476087962963">
                <text:p>0.25147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661273148148">
                <text:p>0.25166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846458333333">
                <text:p>0.25184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031643518518">
                <text:p>0.25203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216828703704">
                <text:p>0.25221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402013888889">
                <text:p>0.25240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587199074074">
                <text:p>0.252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772384259259">
                <text:p>0.25277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957569444444">
                <text:p>0.25295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14275462963">
                <text:p>0.25314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327939814815">
                <text:p>0.253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513125">
                <text:p>0.253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698310185185">
                <text:p>0.25369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88349537037">
                <text:p>0.253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068680555556">
                <text:p>0.254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253865740741">
                <text:p>0.25425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439050925926">
                <text:p>0.25443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624236111111">
                <text:p>0.254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809421296296">
                <text:p>0.254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994606481481">
                <text:p>0.25499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179791666667">
                <text:p>0.25517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364976851852">
                <text:p>0.25536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550162037037">
                <text:p>0.25555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735347222222">
                <text:p>0.25573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920532407407">
                <text:p>0.25592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105717592593">
                <text:p>0.25610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290902777778">
                <text:p>0.25629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476087962963">
                <text:p>0.25647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661273148148">
                <text:p>0.25666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846458333333">
                <text:p>0.25684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031643518519">
                <text:p>0.257031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216828703704">
                <text:p>0.25721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402013888889">
                <text:p>0.25740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587199074074">
                <text:p>0.257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772384259259">
                <text:p>0.25777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957569444444">
                <text:p>0.25795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14275462963">
                <text:p>0.25814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327939814815">
                <text:p>0.258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513125">
                <text:p>0.258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698310185185">
                <text:p>0.25869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88349537037">
                <text:p>0.258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068680555556">
                <text:p>0.259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253865740741">
                <text:p>0.25925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439050925926">
                <text:p>0.25943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624236111111">
                <text:p>0.259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809421296296">
                <text:p>0.259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994606481481">
                <text:p>0.25999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79791666667">
                <text:p>0.26017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364976851852">
                <text:p>0.26036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550162037037">
                <text:p>0.26055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735347222222">
                <text:p>0.26073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920532407407">
                <text:p>0.26092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105717592593">
                <text:p>0.26110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290902777778">
                <text:p>0.26129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476087962963">
                <text:p>0.26147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661273148148">
                <text:p>0.26166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846458333333">
                <text:p>0.26184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031643518518">
                <text:p>0.26203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216828703704">
                <text:p>0.26221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402013888889">
                <text:p>0.26240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587199074074">
                <text:p>0.262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772384259259">
                <text:p>0.26277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957569444444">
                <text:p>0.26295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14275462963">
                <text:p>0.26314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327939814815">
                <text:p>0.263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513125">
                <text:p>0.263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698310185185">
                <text:p>0.26369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8349537037">
                <text:p>0.263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068680555556">
                <text:p>0.264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253865740741">
                <text:p>0.26425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439050925926">
                <text:p>0.26443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624236111111">
                <text:p>0.264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809421296296">
                <text:p>0.264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94606481481">
                <text:p>0.26499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179791666667">
                <text:p>0.26517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364976851852">
                <text:p>0.26536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550162037037">
                <text:p>0.26555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35347222222">
                <text:p>0.26573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920532407407">
                <text:p>0.26592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105717592593">
                <text:p>0.26610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90902777778">
                <text:p>0.26629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476087962963">
                <text:p>0.26647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61273148148">
                <text:p>0.26666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846458333333">
                <text:p>0.26684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031643518518">
                <text:p>0.26703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216828703704">
                <text:p>0.26721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402013888889">
                <text:p>0.26740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87199074074">
                <text:p>0.267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72384259259">
                <text:p>0.26777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957569444444">
                <text:p>0.26795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4275462963">
                <text:p>0.26814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327939814815">
                <text:p>0.268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513125">
                <text:p>0.268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698310185185">
                <text:p>0.26869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8349537037">
                <text:p>0.268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068680555556">
                <text:p>0.269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53865740741">
                <text:p>0.26925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39050925926">
                <text:p>0.26943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24236111111">
                <text:p>0.269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809421296296">
                <text:p>0.269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994606481481">
                <text:p>0.26999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179791666667">
                <text:p>0.27017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64976851852">
                <text:p>0.27036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50162037037">
                <text:p>0.27055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735347222222">
                <text:p>0.27073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920532407407">
                <text:p>0.27092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105717592593">
                <text:p>0.27110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290902777778">
                <text:p>0.27129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476087962963">
                <text:p>0.27147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661273148148">
                <text:p>0.27166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846458333333">
                <text:p>0.27184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031643518518">
                <text:p>0.27203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216828703704">
                <text:p>0.27221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402013888889">
                <text:p>0.27240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587199074074">
                <text:p>0.272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772384259259">
                <text:p>0.27277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57569444444">
                <text:p>0.27295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14275462963">
                <text:p>0.27314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327939814815">
                <text:p>0.273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513125">
                <text:p>0.273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698310185185">
                <text:p>0.27369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88349537037">
                <text:p>0.273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068680555556">
                <text:p>0.274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253865740741">
                <text:p>0.27425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439050925926">
                <text:p>0.27443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624236111111">
                <text:p>0.274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809421296296">
                <text:p>0.274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994606481481">
                <text:p>0.27499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179791666667">
                <text:p>0.27517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364976851852">
                <text:p>0.27536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550162037037">
                <text:p>0.27555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735347222222">
                <text:p>0.27573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920532407407">
                <text:p>0.27592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105717592593">
                <text:p>0.27610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290902777778">
                <text:p>0.27629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476087962963">
                <text:p>0.27647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661273148148">
                <text:p>0.27666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846458333333">
                <text:p>0.27684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031643518518">
                <text:p>0.27703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216828703704">
                <text:p>0.27721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402013888889">
                <text:p>0.27740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587199074074">
                <text:p>0.27758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772384259259">
                <text:p>0.27777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957569444444">
                <text:p>0.27795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14275462963">
                <text:p>0.27814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327939814815">
                <text:p>0.27832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513125">
                <text:p>0.27851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698310185185">
                <text:p>0.27869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88349537037">
                <text:p>0.27888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068680555556">
                <text:p>0.27906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253865740741">
                <text:p>0.27925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439050925926">
                <text:p>0.27943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624236111111">
                <text:p>0.27962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809421296296">
                <text:p>0.27980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994606481481">
                <text:p>0.27999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179791666667">
                <text:p>0.28017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364976851852">
                <text:p>0.28036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550162037037">
                <text:p>0.28055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735347222222">
                <text:p>0.28073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920532407407">
                <text:p>0.28092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105717592593">
                <text:p>0.28110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290902777778">
                <text:p>0.28129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476087962963">
                <text:p>0.28147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661273148148">
                <text:p>0.28166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846458333333">
                <text:p>0.28184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031643518518">
                <text:p>0.28203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216828703704">
                <text:p>0.28221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402013888889">
                <text:p>0.28240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587199074074">
                <text:p>0.28258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772384259259">
                <text:p>0.28277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957569444444">
                <text:p>0.28295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14275462963">
                <text:p>0.28314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327939814815">
                <text:p>0.28332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513125">
                <text:p>0.28351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698310185185">
                <text:p>0.28369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88349537037">
                <text:p>0.28388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068680555556">
                <text:p>0.28406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253865740741">
                <text:p>0.28425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439050925926">
                <text:p>0.28443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624236111111">
                <text:p>0.28462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809421296296">
                <text:p>0.28480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994606481481">
                <text:p>0.28499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179791666667">
                <text:p>0.28517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364976851852">
                <text:p>0.28536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550162037037">
                <text:p>0.28555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735347222222">
                <text:p>0.28573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920532407407">
                <text:p>0.28592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6105717592593">
                <text:p>0.28610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6290902777778">
                <text:p>0.28629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6476087962963">
                <text:p>0.28647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6661273148148">
                <text:p>0.28666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6846458333333">
                <text:p>0.28684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031643518518">
                <text:p>0.28703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216828703704">
                <text:p>0.28721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402013888889">
                <text:p>0.28740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587199074074">
                <text:p>0.28758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772384259259">
                <text:p>0.28777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957569444444">
                <text:p>0.28795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14275462963">
                <text:p>0.28814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327939814815">
                <text:p>0.28832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513125">
                <text:p>0.28851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698310185185">
                <text:p>0.28869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888349537037">
                <text:p>0.28888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068680555556">
                <text:p>0.28906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253865740741">
                <text:p>0.28925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439050925926">
                <text:p>0.28943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624236111111">
                <text:p>0.28962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809421296296">
                <text:p>0.28980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994606481481">
                <text:p>0.28999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179791666667">
                <text:p>0.29017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364976851852">
                <text:p>0.29036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550162037037">
                <text:p>0.29055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735347222222">
                <text:p>0.29073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920532407407">
                <text:p>0.29092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105717592593">
                <text:p>0.29110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290902777778">
                <text:p>0.29129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476087962963">
                <text:p>0.29147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661273148148">
                <text:p>0.29166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846458333333">
                <text:p>0.29184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031643518518">
                <text:p>0.29203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216828703704">
                <text:p>0.29221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402013888889">
                <text:p>0.29240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587199074074">
                <text:p>0.29258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772384259259">
                <text:p>0.29277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957569444444">
                <text:p>0.29295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14275462963">
                <text:p>0.29314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327939814815">
                <text:p>0.29332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513125">
                <text:p>0.29351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698310185185">
                <text:p>0.29369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88349537037">
                <text:p>0.29388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068680555556">
                <text:p>0.29406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253865740741">
                <text:p>0.29425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439050925926">
                <text:p>0.29443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624236111111">
                <text:p>0.29462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809421296296">
                <text:p>0.29480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994606481481">
                <text:p>0.29499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179791666667">
                <text:p>0.29517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364976851852">
                <text:p>0.29536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550162037037">
                <text:p>0.29555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735347222222">
                <text:p>0.29573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920532407407">
                <text:p>0.29592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105717592593">
                <text:p>0.29610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290902777778">
                <text:p>0.29629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476087962963">
                <text:p>0.29647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661273148148">
                <text:p>0.29666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846458333333">
                <text:p>0.29684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031643518518">
                <text:p>0.29703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216828703704">
                <text:p>0.29721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402013888889">
                <text:p>0.29740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7587199074074">
                <text:p>0.29758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772384259259">
                <text:p>0.29777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7957569444444">
                <text:p>0.297957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814275462963">
                <text:p>0.29814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327939814815">
                <text:p>0.29832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513125">
                <text:p>0.29851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8698310185185">
                <text:p>0.29869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88349537037">
                <text:p>0.29888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068680555556">
                <text:p>0.29906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253865740741">
                <text:p>0.29925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9439050925926">
                <text:p>0.29943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624236111111">
                <text:p>0.29962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9809421296296">
                <text:p>0.29980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9994606481481">
                <text:p>0.29999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0179791666667">
                <text:p>0.30017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0364976851852">
                <text:p>0.30036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0550162037037">
                <text:p>0.30055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0735347222222">
                <text:p>0.30073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0920532407407">
                <text:p>0.300920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1105717592593">
                <text:p>0.30110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1290902777778">
                <text:p>0.30129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1476087962963">
                <text:p>0.30147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1661273148148">
                <text:p>0.30166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1846458333333">
                <text:p>0.30184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2031643518518">
                <text:p>0.302031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2216828703704">
                <text:p>0.302216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2402013888889">
                <text:p>0.30240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2587199074074">
                <text:p>0.30258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2772384259259">
                <text:p>0.30277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2957569444444">
                <text:p>0.302957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314275462963">
                <text:p>0.30314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3327939814815">
                <text:p>0.303327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3513125">
                <text:p>0.30351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3698310185185">
                <text:p>0.30369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388349537037">
                <text:p>0.30388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068680555556">
                <text:p>0.30406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253865740741">
                <text:p>0.30425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439050925926">
                <text:p>0.304439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624236111111">
                <text:p>0.30462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809421296296">
                <text:p>0.30480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4994606481481">
                <text:p>0.30499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179791666667">
                <text:p>0.30517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364976851852">
                <text:p>0.30536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550162037037">
                <text:p>0.30555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735347222222">
                <text:p>0.30573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5920532407407">
                <text:p>0.305920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105717592593">
                <text:p>0.30610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290902777778">
                <text:p>0.30629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476087962963">
                <text:p>0.30647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661273148148">
                <text:p>0.30666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6846458333333">
                <text:p>0.30684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031643518519">
                <text:p>0.307031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216828703704">
                <text:p>0.307216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402013888889">
                <text:p>0.30740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587199074074">
                <text:p>0.30758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772384259259">
                <text:p>0.30777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7957569444444">
                <text:p>0.307957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14275462963">
                <text:p>0.30814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327939814815">
                <text:p>0.308327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513125">
                <text:p>0.30851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698310185185">
                <text:p>0.30869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888349537037">
                <text:p>0.30888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068680555555">
                <text:p>0.309068680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253865740741">
                <text:p>0.30925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439050925926">
                <text:p>0.309439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624236111111">
                <text:p>0.30962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809421296296">
                <text:p>0.30980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994606481481">
                <text:p>0.30999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179791666667">
                <text:p>0.31017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364976851852">
                <text:p>0.31036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550162037037">
                <text:p>0.31055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735347222222">
                <text:p>0.31073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0920532407407">
                <text:p>0.31092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1105717592593">
                <text:p>0.31110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290902777778">
                <text:p>0.31129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476087962963">
                <text:p>0.31147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661273148148">
                <text:p>0.31166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846458333333">
                <text:p>0.31184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031643518518">
                <text:p>0.312031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216828703704">
                <text:p>0.312216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402013888889">
                <text:p>0.31240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587199074074">
                <text:p>0.31258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772384259259">
                <text:p>0.312772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2957569444444">
                <text:p>0.31295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314275462963">
                <text:p>0.31314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3327939814815">
                <text:p>0.31332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3513125">
                <text:p>0.31351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3698310185185">
                <text:p>0.31369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388349537037">
                <text:p>0.31388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068680555556">
                <text:p>0.31406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4253865740741">
                <text:p>0.31425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4439050925926">
                <text:p>0.31443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4624236111111">
                <text:p>0.31462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4809421296296">
                <text:p>0.31480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4994606481481">
                <text:p>0.31499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5179791666667">
                <text:p>0.31517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5364976851852">
                <text:p>0.31536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5550162037037">
                <text:p>0.31555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5735347222222">
                <text:p>0.31573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5920532407407">
                <text:p>0.31592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6105717592593">
                <text:p>0.31610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6290902777778">
                <text:p>0.316290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6476087962963">
                <text:p>0.31647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6661273148148">
                <text:p>0.316661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6846458333333">
                <text:p>0.316846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031643518519">
                <text:p>0.317031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216828703704">
                <text:p>0.317216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402013888889">
                <text:p>0.31740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587199074074">
                <text:p>0.31758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772384259259">
                <text:p>0.317772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7957569444444">
                <text:p>0.31795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814275462963">
                <text:p>0.31814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8327939814815">
                <text:p>0.31832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8513125">
                <text:p>0.31851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8698310185185">
                <text:p>0.31869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888349537037">
                <text:p>0.31888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068680555555">
                <text:p>0.3190686805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253865740741">
                <text:p>0.31925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439050925926">
                <text:p>0.31943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624236111111">
                <text:p>0.31962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809421296296">
                <text:p>0.31980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19994606481481">
                <text:p>0.31999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179791666667">
                <text:p>0.32017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364976851852">
                <text:p>0.32036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550162037037">
                <text:p>0.32055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735347222222">
                <text:p>0.32073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0920532407407">
                <text:p>0.32092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105717592593">
                <text:p>0.32110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290902777778">
                <text:p>0.321290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476087962963">
                <text:p>0.32147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661273148148">
                <text:p>0.321661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1846458333333">
                <text:p>0.321846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031643518519">
                <text:p>0.322031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216828703704">
                <text:p>0.322216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402013888889">
                <text:p>0.32240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587199074074">
                <text:p>0.32258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772384259259">
                <text:p>0.322772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2957569444444">
                <text:p>0.32295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14275462963">
                <text:p>0.32314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327939814815">
                <text:p>0.32332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513125">
                <text:p>0.32351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698310185185">
                <text:p>0.32369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388349537037">
                <text:p>0.32388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068680555556">
                <text:p>0.32406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253865740741">
                <text:p>0.32425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439050925926">
                <text:p>0.32443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624236111111">
                <text:p>0.32462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809421296296">
                <text:p>0.32480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4994606481481">
                <text:p>0.32499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179791666667">
                <text:p>0.32517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364976851852">
                <text:p>0.32536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550162037037">
                <text:p>0.32555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735347222222">
                <text:p>0.32573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5920532407407">
                <text:p>0.32592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105717592593">
                <text:p>0.32610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290902777778">
                <text:p>0.326290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476087962963">
                <text:p>0.32647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661273148148">
                <text:p>0.326661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6846458333333">
                <text:p>0.326846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031643518518">
                <text:p>0.327031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216828703704">
                <text:p>0.327216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402013888889">
                <text:p>0.32740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587199074074">
                <text:p>0.32758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772384259259">
                <text:p>0.327772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7957569444444">
                <text:p>0.32795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14275462963">
                <text:p>0.32814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327939814815">
                <text:p>0.32832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513125">
                <text:p>0.32851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698310185185">
                <text:p>0.32869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888349537037">
                <text:p>0.32888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068680555556">
                <text:p>0.32906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253865740741">
                <text:p>0.32925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439050925926">
                <text:p>0.32943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624236111111">
                <text:p>0.32962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29809421296296">
                <text:p>0.329809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29994606481481">
                <text:p>0.32999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179791666667">
                <text:p>0.330179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0364976851852">
                <text:p>0.33036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0550162037037">
                <text:p>0.330550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0735347222222">
                <text:p>0.330735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0920532407407">
                <text:p>0.330920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1105717592593">
                <text:p>0.33110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1290902777778">
                <text:p>0.331290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1476087962963">
                <text:p>0.331476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1661273148148">
                <text:p>0.331661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1846458333333">
                <text:p>0.33184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2031643518518">
                <text:p>0.332031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2216828703704">
                <text:p>0.332216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2402013888889">
                <text:p>0.332402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2587199074074">
                <text:p>0.332587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2772384259259">
                <text:p>0.332772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2957569444444">
                <text:p>0.332957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314275462963">
                <text:p>0.33314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3327939814815">
                <text:p>0.333327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3513125">
                <text:p>0.33351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3698310185185">
                <text:p>0.333698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388349537037">
                <text:p>0.33388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068680555556">
                <text:p>0.334068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253865740741">
                <text:p>0.334253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439050925926">
                <text:p>0.334439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624236111111">
                <text:p>0.334624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809421296296">
                <text:p>0.334809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4994606481481">
                <text:p>0.334994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179791666667">
                <text:p>0.335179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364976851852">
                <text:p>0.335364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550162037037">
                <text:p>0.335550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735347222222">
                <text:p>0.335735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5920532407407">
                <text:p>0.335920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105717592593">
                <text:p>0.33610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290902777778">
                <text:p>0.336290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476087962963">
                <text:p>0.336476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661273148148">
                <text:p>0.336661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6846458333333">
                <text:p>0.33684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031643518518">
                <text:p>0.337031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216828703704">
                <text:p>0.337216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402013888889">
                <text:p>0.337402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587199074074">
                <text:p>0.337587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772384259259">
                <text:p>0.337772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7957569444444">
                <text:p>0.337957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14275462963">
                <text:p>0.33814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327939814815">
                <text:p>0.338327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513125">
                <text:p>0.33851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698310185185">
                <text:p>0.338698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888349537037">
                <text:p>0.33888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068680555556">
                <text:p>0.339068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253865740741">
                <text:p>0.339253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39439050925926">
                <text:p>0.33943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9624236111111">
                <text:p>0.339624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9809421296296">
                <text:p>0.33980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9994606481481">
                <text:p>0.339994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0179791666667">
                <text:p>0.340179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0364976851852">
                <text:p>0.340364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550162037037">
                <text:p>0.340550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735347222222">
                <text:p>0.340735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920532407407">
                <text:p>0.340920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105717592593">
                <text:p>0.34110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290902777778">
                <text:p>0.34129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1476087962963">
                <text:p>0.34147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1661273148148">
                <text:p>0.341661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1846458333333">
                <text:p>0.341846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031643518518">
                <text:p>0.342031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216828703704">
                <text:p>0.342216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402013888889">
                <text:p>0.342402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587199074074">
                <text:p>0.34258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772384259259">
                <text:p>0.342772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2957569444444">
                <text:p>0.342957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14275462963">
                <text:p>0.34314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327939814815">
                <text:p>0.343327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513125">
                <text:p>0.34351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698310185185">
                <text:p>0.343698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388349537037">
                <text:p>0.34388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068680555556">
                <text:p>0.344068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253865740741">
                <text:p>0.344253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439050925926">
                <text:p>0.34443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624236111111">
                <text:p>0.344624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809421296296">
                <text:p>0.34480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4994606481481">
                <text:p>0.344994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179791666667">
                <text:p>0.345179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364976851852">
                <text:p>0.345364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550162037037">
                <text:p>0.345550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735347222222">
                <text:p>0.345735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5920532407407">
                <text:p>0.345920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105717592593">
                <text:p>0.346105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290902777778">
                <text:p>0.34629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476087962963">
                <text:p>0.34647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661273148148">
                <text:p>0.346661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6846458333333">
                <text:p>0.346846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031643518518">
                <text:p>0.347031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216828703704">
                <text:p>0.347216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402013888889">
                <text:p>0.347402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587199074074">
                <text:p>0.34758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772384259259">
                <text:p>0.347772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7957569444444">
                <text:p>0.347957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14275462963">
                <text:p>0.34814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327939814815">
                <text:p>0.348327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513125">
                <text:p>0.34851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698310185185">
                <text:p>0.348698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888349537037">
                <text:p>0.34888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068680555556">
                <text:p>0.349068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253865740741">
                <text:p>0.349253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439050925926">
                <text:p>0.34943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624236111111">
                <text:p>0.349624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809421296296">
                <text:p>0.34980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994606481481">
                <text:p>0.349994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179791666667">
                <text:p>0.350179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364976851852">
                <text:p>0.350364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550162037037">
                <text:p>0.350550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735347222222">
                <text:p>0.3507353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0920532407407">
                <text:p>0.350920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105717592593">
                <text:p>0.351105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290902777778">
                <text:p>0.35129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476087962963">
                <text:p>0.35147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661273148148">
                <text:p>0.3516612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1846458333333">
                <text:p>0.351846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031643518518">
                <text:p>0.352031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216828703704">
                <text:p>0.352216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402013888889">
                <text:p>0.352402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587199074074">
                <text:p>0.352587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772384259259">
                <text:p>0.352772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2957569444444">
                <text:p>0.352957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14275462963">
                <text:p>0.353142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327939814815">
                <text:p>0.3533279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513125">
                <text:p>0.35351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698310185185">
                <text:p>0.353698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388349537037">
                <text:p>0.353883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068680555556">
                <text:p>0.354068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253865740741">
                <text:p>0.354253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439050925926">
                <text:p>0.35443905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624236111111">
                <text:p>0.35462423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809421296296">
                <text:p>0.35480942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4994606481481">
                <text:p>0.35499460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5179791666667">
                <text:p>0.355179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364976851852">
                <text:p>0.355364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550162037037">
                <text:p>0.355550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735347222222">
                <text:p>0.355735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920532407407">
                <text:p>0.355920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105717592593">
                <text:p>0.356105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290902777778">
                <text:p>0.356290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476087962963">
                <text:p>0.356476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661273148148">
                <text:p>0.3566612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846458333333">
                <text:p>0.3568464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031643518518">
                <text:p>0.35703164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216828703704">
                <text:p>0.357216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402013888889">
                <text:p>0.35740201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57587199074074">
                <text:p>0.35758719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57772384259259">
                <text:p>0.357772384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57957569444444">
                <text:p>0.35795756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814275462963">
                <text:p>0.358142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58327939814815">
                <text:p>0.358327939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58513125">
                <text:p>0.35851312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5857099537037">
                <text:p>0.3585709953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